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8.241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7.075cm"/>
    </style:style>
    <style:style style:name="co12" style:family="table-column">
      <style:table-column-properties fo:break-before="auto" style:column-width="9.795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5.161cm"/>
    </style:style>
    <style:style style:name="co18" style:family="table-column">
      <style:table-column-properties fo:break-before="auto" style:column-width="8.7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12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5.65000009536743pt" style:language-complex="en" style:country-complex="US" style:font-weight-complex="normal"/>
    </style:style>
    <style:style style:name="ce8" style:family="table-cell" style:parent-style-name="Default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color="#ff00ff" style:font-name="Courier Ne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use-window-font-color="true" style:font-name="Consolas" fo:font-size="9.5pt" fo:language="en" fo:country="US" fo:font-weight="normal" style:font-name-asian="Consolas" style:font-size-asian="9.5pt" style:language-asian="en" style:country-asian="US" style:font-weight-asian="normal" style:font-name-complex="Consolas" style:font-size-complex="5.40000009536743pt" style:language-complex="en" style:country-complex="US" style:font-weight-complex="normal"/>
    </style:style>
    <style:style style:name="ce11" style:family="table-cell" style:parent-style-name="Default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000000"/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/>
      <style:text-properties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16" style:family="table-cell" style:parent-style-name="Default">
      <style:table-cell-properties fo:background-color="#ffcc99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#e6e6e6"/>
      <style:text-properties style:font-name="Courier New" fo:font-size="10pt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ext-properties style:use-window-font-color="true" style:font-name="Courier New" fo:font-size="10pt" style:font-size-asian="10pt" style:font-size-complex="10pt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ErrorType" table:style-name="ta1" table:print="false">
        <table:table-column table:style-name="co1" table:default-cell-style-name="ce12"/>
        <table:table-column table:style-name="co2" table:default-cell-style-name="ce14"/>
        <table:table-column table:style-name="co3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>
            <text:p>no_error</text:p>
          </table:table-cell>
          <table:table-cell table:style-name="ce13"/>
          <table:table-cell office:value-type="float" office:value="0">
            <text:p>0</text:p>
          </table:table-cell>
          <table:table-cell table:formula="of:=SUBSTITUTE(SUBSTITUTE(SUBSTITUTE([.A1];&quot;__WARNING&quot;;&quot;&quot;);&quot;__&quot;;&quot; - &quot;);&quot;_&quot;;&quot; &quot;)" office:value-type="string" office:string-value="no error">
            <text:p>no error</text:p>
          </table:table-cell>
          <table:table-cell table:formula="of:=IF([.A1]=&quot;&quot;;&quot;&quot;;&quot;public const int &quot; &amp; [.A1] &amp; &quot; = &quot; &amp; [.C1] &amp; &quot;;&quot;)" office:value-type="string" office:string-value="public const int no_error = 0;">
            <text:p>public const int no_error = 0;</text:p>
          </table:table-cell>
          <table:table-cell table:formula="of:=IF([.A1]=&quot;&quot;;&quot;&quot;;&quot;items_.Add(&quot; &amp; [.A1] &amp; &quot;, new ErrorItem(&quot;&quot;&quot; &amp; [.D1] &amp; &quot;&quot;&quot;, &quot; &amp; IF(OR([.A1]=&quot;no_error&quot;;NOT(ISERROR(SEARCH(&quot;__WARNING&quot;;[.A1])))); &quot;false&quot;; &quot;true&quot;) &amp; &quot;));&quot;)" office:value-type="string" office:string-value="items_.Add(no_error, new ErrorItem(&quot;no error&quot;, false));">
            <text:p>items_.Add(no_error, new ErrorItem("no error", false));</text:p>
          </table:table-cell>
          <table:table-cell table:formula="of:=IF([.A1]=&quot;&quot;;&quot;&quot;;&quot;  insert into &quot;&quot;LOG_Errortype&quot;&quot; (   &quot;&quot;IDErrortype&quot;&quot;,    &quot;&quot;Name&quot;&quot;  )  select    &quot; &amp; [.C1] &amp; &quot;,    '&quot; &amp; [.A1] &amp; &quot;'   where not exists (   select &quot;&quot;IDErrortype&quot;&quot;    from &quot;&quot;LOG_Errortype&quot;&quot;    where &quot;&quot;IDErrortype&quot;&quot; = &quot; &amp; [.C1] &amp; &quot;  );   update &quot;&quot;LOG_Errortype&quot;&quot;  set    &quot;&quot;Name&quot;&quot; = '&quot; &amp; [.A1] &amp; &quot;'  where    &quot;&quot;IDErrortype&quot;&quot; = &quot; &amp; [.C1] &amp; &quot;; &quot;)" office:value-type="string" office:string-value="  insert into &quot;LOG_Errortype&quot; (   &quot;IDErrortype&quot;,    &quot;Name&quot;  )  select    0,    'no_error'   where not exists (   select &quot;IDErrortype&quot;    from &quot;LOG_Errortype&quot;    where &quot;IDErrortype&quot; = 0  );   update &quot;LOG_Errortype&quot;  set    &quot;Name&quot; = 'no_error'  where    &quot;IDErrortype&quot; = 0; ">
            <text:p><text:s text:c="2"/>insert into "LOG_Errortype" ( <text:s text:c="2"/>"IDErrortype", <text:s text:c="3"/>"Name" <text:s/>) <text:s/>select <text:s text:c="3"/>0, <text:s text:c="3"/>'no_error' <text:s text:c="2"/>where not exists ( <text:s text:c="2"/>select "IDErrortype" <text:s text:c="3"/>from "LOG_Errortype" <text:s text:c="3"/>where "IDErrortype" = 0 <text:s/>); <text:s text:c="2"/>update "LOG_Errortype" <text:s/>set <text:s text:c="3"/>"Name" = 'no_error' <text:s/>where <text:s text:c="3"/>"IDErrortype" = 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</text:p>
          </table:table-cell>
          <table:table-cell table:style-name="ce13"/>
          <table:table-cell table:formula="of:=[.C1]+1" office:value-type="float" office:value="1">
            <text:p>1</text:p>
          </table:table-cell>
          <table:table-cell table:formula="of:=SUBSTITUTE(SUBSTITUTE(SUBSTITUTE([.A2];&quot;__WARNING&quot;;&quot;&quot;);&quot;__&quot;;&quot; - &quot;);&quot;_&quot;;&quot; &quot;)" office:value-type="string" office:string-value="lack of permitions">
            <text:p>lack of permitions</text:p>
          </table:table-cell>
          <table:table-cell table:formula="of:=IF([.A2]=&quot;&quot;;&quot;&quot;;&quot;public const int &quot; &amp; [.A2] &amp; &quot; = &quot; &amp; [.C2] &amp; &quot;;&quot;)" office:value-type="string" office:string-value="public const int lack_of_permitions = 1;">
            <text:p>public const int lack_of_permitions = 1;</text:p>
          </table:table-cell>
          <table:table-cell table:formula="of:=IF([.A2]=&quot;&quot;;&quot;&quot;;&quot;items_.Add(&quot; &amp; [.A2] &amp; &quot;, new ErrorItem(&quot;&quot;&quot; &amp; [.D2] &amp; &quot;&quot;&quot;, &quot; &amp; IF(OR([.A2]=&quot;no_error&quot;;NOT(ISERROR(SEARCH(&quot;__WARNING&quot;;[.A2])))); &quot;false&quot;; &quot;true&quot;) &amp; &quot;));&quot;)" office:value-type="string" office:string-value="items_.Add(lack_of_permitions, new ErrorItem(&quot;lack of permitions&quot;, true));">
            <text:p>items_.Add(lack_of_permitions, new ErrorItem("lack of permitions", true));</text:p>
          </table:table-cell>
          <table:table-cell table:formula="of:=IF([.A2]=&quot;&quot;;&quot;&quot;;&quot;  insert into &quot;&quot;LOG_Errortype&quot;&quot; (   &quot;&quot;IDErrortype&quot;&quot;,    &quot;&quot;Name&quot;&quot;  )  select    &quot; &amp; [.C2] &amp; &quot;,    '&quot; &amp; [.A2] &amp; &quot;'   where not exists (   select &quot;&quot;IDErrortype&quot;&quot;    from &quot;&quot;LOG_Errortype&quot;&quot;    where &quot;&quot;IDErrortype&quot;&quot; = &quot; &amp; [.C2] &amp; &quot;  );   update &quot;&quot;LOG_Errortype&quot;&quot;  set    &quot;&quot;Name&quot;&quot; = '&quot; &amp; [.A2] &amp; &quot;'  where    &quot;&quot;IDErrortype&quot;&quot; = &quot; &amp; [.C2] &amp; &quot;; &quot;)" office:value-type="string" office:string-value="  insert into &quot;LOG_Errortype&quot; (   &quot;IDErrortype&quot;,    &quot;Name&quot;  )  select    1,    'lack_of_permitions'   where not exists (   select &quot;IDErrortype&quot;    from &quot;LOG_Errortype&quot;    where &quot;IDErrortype&quot; = 1  );   update &quot;LOG_Errortype&quot;  set    &quot;Name&quot; = 'lack_of_permitions'  where    &quot;IDErrortype&quot; = 1; ">
            <text:p><text:s text:c="2"/>insert into "LOG_Errortype" ( <text:s text:c="2"/>"IDErrortype", <text:s text:c="3"/>"Name" <text:s/>) <text:s/>select <text:s text:c="3"/>1, <text:s text:c="3"/>'lack_of_permitions' <text:s text:c="2"/>where not exists ( <text:s text:c="2"/>select "IDErrortype" <text:s text:c="3"/>from "LOG_Errortype" <text:s text:c="3"/>where "IDErrortype" = 1 <text:s/>); <text:s text:c="2"/>update "LOG_Errortype" <text:s/>set <text:s text:c="3"/>"Name" = 'lack_of_permitions' <text:s/>where <text:s text:c="3"/>"IDErrortype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__not_logged_in</text:p>
          </table:table-cell>
          <table:table-cell table:style-name="ce13"/>
          <table:table-cell table:formula="of:=[.C2]+1" office:value-type="float" office:value="2">
            <text:p>2</text:p>
          </table:table-cell>
          <table:table-cell table:formula="of:=SUBSTITUTE(SUBSTITUTE(SUBSTITUTE([.A3];&quot;__WARNING&quot;;&quot;&quot;);&quot;__&quot;;&quot; - &quot;);&quot;_&quot;;&quot; &quot;)" office:value-type="string" office:string-value="lack of permitions - not logged in">
            <text:p>lack of permitions - not logged in</text:p>
          </table:table-cell>
          <table:table-cell table:formula="of:=IF([.A3]=&quot;&quot;;&quot;&quot;;&quot;public const int &quot; &amp; [.A3] &amp; &quot; = &quot; &amp; [.C3] &amp; &quot;;&quot;)" office:value-type="string" office:string-value="public const int lack_of_permitions__not_logged_in = 2;">
            <text:p>public const int lack_of_permitions__not_logged_in = 2;</text:p>
          </table:table-cell>
          <table:table-cell table:formula="of:=IF([.A3]=&quot;&quot;;&quot;&quot;;&quot;items_.Add(&quot; &amp; [.A3] &amp; &quot;, new ErrorItem(&quot;&quot;&quot; &amp; [.D3] &amp; &quot;&quot;&quot;, &quot; &amp; IF(OR([.A3]=&quot;no_error&quot;;NOT(ISERROR(SEARCH(&quot;__WARNING&quot;;[.A3])))); &quot;false&quot;; &quot;true&quot;) &amp; &quot;));&quot;)" office:value-type="string" office:string-value="items_.Add(lack_of_permitions__not_logged_in, new ErrorItem(&quot;lack of permitions - not logged in&quot;, true));">
            <text:p>items_.Add(lack_of_permitions__not_logged_in, new ErrorItem("lack of permitions - not logged in", true));</text:p>
          </table:table-cell>
          <table:table-cell table:formula="of:=IF([.A3]=&quot;&quot;;&quot;&quot;;&quot;  insert into &quot;&quot;LOG_Errortype&quot;&quot; (   &quot;&quot;IDErrortype&quot;&quot;,    &quot;&quot;Name&quot;&quot;  )  select    &quot; &amp; [.C3] &amp; &quot;,    '&quot; &amp; [.A3] &amp; &quot;'   where not exists (   select &quot;&quot;IDErrortype&quot;&quot;    from &quot;&quot;LOG_Errortype&quot;&quot;    where &quot;&quot;IDErrortype&quot;&quot; = &quot; &amp; [.C3] &amp; &quot;  );   update &quot;&quot;LOG_Errortype&quot;&quot;  set    &quot;&quot;Name&quot;&quot; = '&quot; &amp; [.A3] &amp; &quot;'  where    &quot;&quot;IDErrortype&quot;&quot; = &quot; &amp; [.C3] &amp; &quot;; &quot;)" office:value-type="string" office:string-value="  insert into &quot;LOG_Errortype&quot; (   &quot;IDErrortype&quot;,    &quot;Name&quot;  )  select    2,    'lack_of_permitions__not_logged_in'   where not exists (   select &quot;IDErrortype&quot;    from &quot;LOG_Errortype&quot;    where &quot;IDErrortype&quot; = 2  );   update &quot;LOG_Errortype&quot;  set    &quot;Name&quot; = 'lack_of_permitions__not_logged_in'  where    &quot;IDErrortype&quot; = 2; ">
            <text:p><text:s text:c="2"/>insert into "LOG_Errortype" ( <text:s text:c="2"/>"IDErrortype", <text:s text:c="3"/>"Name" <text:s/>) <text:s/>select <text:s text:c="3"/>2, <text:s text:c="3"/>'lack_of_permitions__not_logged_in' <text:s text:c="2"/>where not exists ( <text:s text:c="2"/>select "IDErrortype" <text:s text:c="3"/>from "LOG_Errortype" <text:s text:c="3"/>where "IDErrortype" = 2 <text:s/>); <text:s text:c="2"/>update "LOG_Errortype" <text:s/>set <text:s text:c="3"/>"Name" = 'lack_of_permitions__not_logged_in' <text:s/>where <text:s text:c="3"/>"IDErrortype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</text:p>
          </table:table-cell>
          <table:table-cell table:style-name="ce13"/>
          <table:table-cell table:formula="of:=[.C3]+1" office:value-type="float" office:value="3">
            <text:p>3</text:p>
          </table:table-cell>
          <table:table-cell table:formula="of:=SUBSTITUTE(SUBSTITUTE(SUBSTITUTE([.A4];&quot;__WARNING&quot;;&quot;&quot;);&quot;__&quot;;&quot; - &quot;);&quot;_&quot;;&quot; &quot;)" office:value-type="string" office:string-value="data">
            <text:p>data</text:p>
          </table:table-cell>
          <table:table-cell table:formula="of:=IF([.A4]=&quot;&quot;;&quot;&quot;;&quot;public const int &quot; &amp; [.A4] &amp; &quot; = &quot; &amp; [.C4] &amp; &quot;;&quot;)" office:value-type="string" office:string-value="public const int data = 3;">
            <text:p>public const int data = 3;</text:p>
          </table:table-cell>
          <table:table-cell table:formula="of:=IF([.A4]=&quot;&quot;;&quot;&quot;;&quot;items_.Add(&quot; &amp; [.A4] &amp; &quot;, new ErrorItem(&quot;&quot;&quot; &amp; [.D4] &amp; &quot;&quot;&quot;, &quot; &amp; IF(OR([.A4]=&quot;no_error&quot;;NOT(ISERROR(SEARCH(&quot;__WARNING&quot;;[.A4])))); &quot;false&quot;; &quot;true&quot;) &amp; &quot;));&quot;)" office:value-type="string" office:string-value="items_.Add(data, new ErrorItem(&quot;data&quot;, true));">
            <text:p>items_.Add(data, new ErrorItem("data", true));</text:p>
          </table:table-cell>
          <table:table-cell table:formula="of:=IF([.A4]=&quot;&quot;;&quot;&quot;;&quot;  insert into &quot;&quot;LOG_Errortype&quot;&quot; (   &quot;&quot;IDErrortype&quot;&quot;,    &quot;&quot;Name&quot;&quot;  )  select    &quot; &amp; [.C4] &amp; &quot;,    '&quot; &amp; [.A4] &amp; &quot;'   where not exists (   select &quot;&quot;IDErrortype&quot;&quot;    from &quot;&quot;LOG_Errortype&quot;&quot;    where &quot;&quot;IDErrortype&quot;&quot; = &quot; &amp; [.C4] &amp; &quot;  );   update &quot;&quot;LOG_Errortype&quot;&quot;  set    &quot;&quot;Name&quot;&quot; = '&quot; &amp; [.A4] &amp; &quot;'  where    &quot;&quot;IDErrortype&quot;&quot; = &quot; &amp; [.C4] &amp; &quot;; &quot;)" office:value-type="string" office:string-value="  insert into &quot;LOG_Errortype&quot; (   &quot;IDErrortype&quot;,    &quot;Name&quot;  )  select    3,    'data'   where not exists (   select &quot;IDErrortype&quot;    from &quot;LOG_Errortype&quot;    where &quot;IDErrortype&quot; = 3  );   update &quot;LOG_Errortype&quot;  set    &quot;Name&quot; = 'data'  where    &quot;IDErrortype&quot; = 3; ">
            <text:p><text:s text:c="2"/>insert into "LOG_Errortype" ( <text:s text:c="2"/>"IDErrortype", <text:s text:c="3"/>"Name" <text:s/>) <text:s/>select <text:s text:c="3"/>3, <text:s text:c="3"/>'data' <text:s text:c="2"/>where not exists ( <text:s text:c="2"/>select "IDErrortype" <text:s text:c="3"/>from "LOG_Errortype" <text:s text:c="3"/>where "IDErrortype" = 3 <text:s/>); <text:s text:c="2"/>update "LOG_Errortype" <text:s/>set <text:s text:c="3"/>"Name" = 'data' <text:s/>where <text:s text:c="3"/>"IDErrortype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not_found</text:p>
          </table:table-cell>
          <table:table-cell table:style-name="ce13"/>
          <table:table-cell table:formula="of:=[.C4]+1" office:value-type="float" office:value="4">
            <text:p>4</text:p>
          </table:table-cell>
          <table:table-cell table:formula="of:=SUBSTITUTE(SUBSTITUTE(SUBSTITUTE([.A5];&quot;__WARNING&quot;;&quot;&quot;);&quot;__&quot;;&quot; - &quot;);&quot;_&quot;;&quot; &quot;)" office:value-type="string" office:string-value="data - not found">
            <text:p>data - not found</text:p>
          </table:table-cell>
          <table:table-cell table:formula="of:=IF([.A5]=&quot;&quot;;&quot;&quot;;&quot;public const int &quot; &amp; [.A5] &amp; &quot; = &quot; &amp; [.C5] &amp; &quot;;&quot;)" office:value-type="string" office:string-value="public const int data__not_found = 4;">
            <text:p>public const int data__not_found = 4;</text:p>
          </table:table-cell>
          <table:table-cell table:formula="of:=IF([.A5]=&quot;&quot;;&quot;&quot;;&quot;items_.Add(&quot; &amp; [.A5] &amp; &quot;, new ErrorItem(&quot;&quot;&quot; &amp; [.D5] &amp; &quot;&quot;&quot;, &quot; &amp; IF(OR([.A5]=&quot;no_error&quot;;NOT(ISERROR(SEARCH(&quot;__WARNING&quot;;[.A5])))); &quot;false&quot;; &quot;true&quot;) &amp; &quot;));&quot;)" office:value-type="string" office:string-value="items_.Add(data__not_found, new ErrorItem(&quot;data - not found&quot;, true));">
            <text:p>items_.Add(data__not_found, new ErrorItem("data - not found", true));</text:p>
          </table:table-cell>
          <table:table-cell table:formula="of:=IF([.A5]=&quot;&quot;;&quot;&quot;;&quot;  insert into &quot;&quot;LOG_Errortype&quot;&quot; (   &quot;&quot;IDErrortype&quot;&quot;,    &quot;&quot;Name&quot;&quot;  )  select    &quot; &amp; [.C5] &amp; &quot;,    '&quot; &amp; [.A5] &amp; &quot;'   where not exists (   select &quot;&quot;IDErrortype&quot;&quot;    from &quot;&quot;LOG_Errortype&quot;&quot;    where &quot;&quot;IDErrortype&quot;&quot; = &quot; &amp; [.C5] &amp; &quot;  );   update &quot;&quot;LOG_Errortype&quot;&quot;  set    &quot;&quot;Name&quot;&quot; = '&quot; &amp; [.A5] &amp; &quot;'  where    &quot;&quot;IDErrortype&quot;&quot; = &quot; &amp; [.C5] &amp; &quot;; &quot;)" office:value-type="string" office:string-value="  insert into &quot;LOG_Errortype&quot; (   &quot;IDErrortype&quot;,    &quot;Name&quot;  )  select    4,    'data__not_found'   where not exists (   select &quot;IDErrortype&quot;    from &quot;LOG_Errortype&quot;    where &quot;IDErrortype&quot; = 4  );   update &quot;LOG_Errortype&quot;  set    &quot;Name&quot; = 'data__not_found'  where    &quot;IDErrortype&quot; = 4; ">
            <text:p><text:s text:c="2"/>insert into "LOG_Errortype" ( <text:s text:c="2"/>"IDErrortype", <text:s text:c="3"/>"Name" <text:s/>) <text:s/>select <text:s text:c="3"/>4, <text:s text:c="3"/>'data__not_found' <text:s text:c="2"/>where not exists ( <text:s text:c="2"/>select "IDErrortype" <text:s text:c="3"/>from "LOG_Errortype" <text:s text:c="3"/>where "IDErrortype" = 4 <text:s/>); <text:s text:c="2"/>update "LOG_Errortype" <text:s/>set <text:s text:c="3"/>"Name" = 'data__not_found' <text:s/>where <text:s text:c="3"/>"IDErrortype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onstraint_violation</text:p>
          </table:table-cell>
          <table:table-cell table:style-name="ce13"/>
          <table:table-cell table:formula="of:=[.C5]+1" office:value-type="float" office:value="5">
            <text:p>5</text:p>
          </table:table-cell>
          <table:table-cell table:formula="of:=SUBSTITUTE(SUBSTITUTE(SUBSTITUTE([.A6];&quot;__WARNING&quot;;&quot;&quot;);&quot;__&quot;;&quot; - &quot;);&quot;_&quot;;&quot; &quot;)" office:value-type="string" office:string-value="data - constraint violation">
            <text:p>data - constraint violation</text:p>
          </table:table-cell>
          <table:table-cell table:formula="of:=IF([.A6]=&quot;&quot;;&quot;&quot;;&quot;public const int &quot; &amp; [.A6] &amp; &quot; = &quot; &amp; [.C6] &amp; &quot;;&quot;)" office:value-type="string" office:string-value="public const int data__constraint_violation = 5;">
            <text:p>public const int data__constraint_violation = 5;</text:p>
          </table:table-cell>
          <table:table-cell table:formula="of:=IF([.A6]=&quot;&quot;;&quot;&quot;;&quot;items_.Add(&quot; &amp; [.A6] &amp; &quot;, new ErrorItem(&quot;&quot;&quot; &amp; [.D6] &amp; &quot;&quot;&quot;, &quot; &amp; IF(OR([.A6]=&quot;no_error&quot;;NOT(ISERROR(SEARCH(&quot;__WARNING&quot;;[.A6])))); &quot;false&quot;; &quot;true&quot;) &amp; &quot;));&quot;)" office:value-type="string" office:string-value="items_.Add(data__constraint_violation, new ErrorItem(&quot;data - constraint violation&quot;, true));">
            <text:p>items_.Add(data__constraint_violation, new ErrorItem("data - constraint violation", true));</text:p>
          </table:table-cell>
          <table:table-cell table:formula="of:=IF([.A6]=&quot;&quot;;&quot;&quot;;&quot;  insert into &quot;&quot;LOG_Errortype&quot;&quot; (   &quot;&quot;IDErrortype&quot;&quot;,    &quot;&quot;Name&quot;&quot;  )  select    &quot; &amp; [.C6] &amp; &quot;,    '&quot; &amp; [.A6] &amp; &quot;'   where not exists (   select &quot;&quot;IDErrortype&quot;&quot;    from &quot;&quot;LOG_Errortype&quot;&quot;    where &quot;&quot;IDErrortype&quot;&quot; = &quot; &amp; [.C6] &amp; &quot;  );   update &quot;&quot;LOG_Errortype&quot;&quot;  set    &quot;&quot;Name&quot;&quot; = '&quot; &amp; [.A6] &amp; &quot;'  where    &quot;&quot;IDErrortype&quot;&quot; = &quot; &amp; [.C6] &amp; &quot;; &quot;)" office:value-type="string" office:string-value="  insert into &quot;LOG_Errortype&quot; (   &quot;IDErrortype&quot;,    &quot;Name&quot;  )  select    5,    'data__constraint_violation'   where not exists (   select &quot;IDErrortype&quot;    from &quot;LOG_Errortype&quot;    where &quot;IDErrortype&quot; = 5  );   update &quot;LOG_Errortype&quot;  set    &quot;Name&quot; = 'data__constraint_violation'  where    &quot;IDErrortype&quot; = 5; ">
            <text:p><text:s text:c="2"/>insert into "LOG_Errortype" ( <text:s text:c="2"/>"IDErrortype", <text:s text:c="3"/>"Name" <text:s/>) <text:s/>select <text:s text:c="3"/>5, <text:s text:c="3"/>'data__constraint_violation' <text:s text:c="2"/>where not exists ( <text:s text:c="2"/>select "IDErrortype" <text:s text:c="3"/>from "LOG_Errortype" <text:s text:c="3"/>where "IDErrortype" = 5 <text:s/>); <text:s text:c="2"/>update "LOG_Errortype" <text:s/>set <text:s text:c="3"/>"Name" = 'data__constraint_violation' <text:s/>where <text:s text:c="3"/>"IDErrortype" = 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an_not_delete__pending_references</text:p>
          </table:table-cell>
          <table:table-cell table:style-name="ce13"/>
          <table:table-cell table:formula="of:=[.C6]+1" office:value-type="float" office:value="6">
            <text:p>6</text:p>
          </table:table-cell>
          <table:table-cell table:formula="of:=SUBSTITUTE(SUBSTITUTE(SUBSTITUTE([.A7];&quot;__WARNING&quot;;&quot;&quot;);&quot;__&quot;;&quot; - &quot;);&quot;_&quot;;&quot; &quot;)" office:value-type="string" office:string-value="data - can not delete - pending references">
            <text:p>data - can not delete - pending references</text:p>
          </table:table-cell>
          <table:table-cell table:formula="of:=IF([.A7]=&quot;&quot;;&quot;&quot;;&quot;public const int &quot; &amp; [.A7] &amp; &quot; = &quot; &amp; [.C7] &amp; &quot;;&quot;)" office:value-type="string" office:string-value="public const int data__can_not_delete__pending_references = 6;">
            <text:p>public const int data__can_not_delete__pending_references = 6;</text:p>
          </table:table-cell>
          <table:table-cell table:formula="of:=IF([.A7]=&quot;&quot;;&quot;&quot;;&quot;items_.Add(&quot; &amp; [.A7] &amp; &quot;, new ErrorItem(&quot;&quot;&quot; &amp; [.D7] &amp; &quot;&quot;&quot;, &quot; &amp; IF(OR([.A7]=&quot;no_error&quot;;NOT(ISERROR(SEARCH(&quot;__WARNING&quot;;[.A7])))); &quot;false&quot;; &quot;true&quot;) &amp; &quot;));&quot;)" office:value-type="string" office:string-value="items_.Add(data__can_not_delete__pending_references, new ErrorItem(&quot;data - can not delete - pending references&quot;, true));">
            <text:p>items_.Add(data__can_not_delete__pending_references, new ErrorItem("data - can not delete - pending references", true));</text:p>
          </table:table-cell>
          <table:table-cell table:formula="of:=IF([.A7]=&quot;&quot;;&quot;&quot;;&quot;  insert into &quot;&quot;LOG_Errortype&quot;&quot; (   &quot;&quot;IDErrortype&quot;&quot;,    &quot;&quot;Name&quot;&quot;  )  select    &quot; &amp; [.C7] &amp; &quot;,    '&quot; &amp; [.A7] &amp; &quot;'   where not exists (   select &quot;&quot;IDErrortype&quot;&quot;    from &quot;&quot;LOG_Errortype&quot;&quot;    where &quot;&quot;IDErrortype&quot;&quot; = &quot; &amp; [.C7] &amp; &quot;  );   update &quot;&quot;LOG_Errortype&quot;&quot;  set    &quot;&quot;Name&quot;&quot; = '&quot; &amp; [.A7] &amp; &quot;'  where    &quot;&quot;IDErrortype&quot;&quot; = &quot; &amp; [.C7] &amp; &quot;; &quot;)" office:value-type="string" office:string-value="  insert into &quot;LOG_Errortype&quot; (   &quot;IDErrortype&quot;,    &quot;Name&quot;  )  select    6,    'data__can_not_delete__pending_references'   where not exists (   select &quot;IDErrortype&quot;    from &quot;LOG_Errortype&quot;    where &quot;IDErrortype&quot; = 6  );   update &quot;LOG_Errortype&quot;  set    &quot;Name&quot; = 'data__can_not_delete__pending_references'  where    &quot;IDErrortype&quot; = 6; ">
            <text:p><text:s text:c="2"/>insert into "LOG_Errortype" ( <text:s text:c="2"/>"IDErrortype", <text:s text:c="3"/>"Name" <text:s/>) <text:s/>select <text:s text:c="3"/>6, <text:s text:c="3"/>'data__can_not_delete__pending_references' <text:s text:c="2"/>where not exists ( <text:s text:c="2"/>select "IDErrortype" <text:s text:c="3"/>from "LOG_Errortype" <text:s text:c="3"/>where "IDErrortype" = 6 <text:s/>); <text:s text:c="2"/>update "LOG_Errortype" <text:s/>set <text:s text:c="3"/>"Name" = 'data__can_not_delete__pending_references' <text:s/>where <text:s text:c="3"/>"IDErrortype" = 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inserted__WARNING</text:p>
          </table:table-cell>
          <table:table-cell table:style-name="ce13"/>
          <table:table-cell table:formula="of:=[.C7]+1" office:value-type="float" office:value="7">
            <text:p>7</text:p>
          </table:table-cell>
          <table:table-cell table:formula="of:=SUBSTITUTE(SUBSTITUTE(SUBSTITUTE([.A8];&quot;__WARNING&quot;;&quot;&quot;);&quot;__&quot;;&quot; - &quot;);&quot;_&quot;;&quot; &quot;)" office:value-type="string" office:string-value="data - item inserted">
            <text:p>data - item inserted</text:p>
          </table:table-cell>
          <table:table-cell table:formula="of:=IF([.A8]=&quot;&quot;;&quot;&quot;;&quot;public const int &quot; &amp; [.A8] &amp; &quot; = &quot; &amp; [.C8] &amp; &quot;;&quot;)" office:value-type="string" office:string-value="public const int data__item_inserted__WARNING = 7;">
            <text:p>public const int data__item_inserted__WARNING = 7;</text:p>
          </table:table-cell>
          <table:table-cell table:formula="of:=IF([.A8]=&quot;&quot;;&quot;&quot;;&quot;items_.Add(&quot; &amp; [.A8] &amp; &quot;, new ErrorItem(&quot;&quot;&quot; &amp; [.D8] &amp; &quot;&quot;&quot;, &quot; &amp; IF(OR([.A8]=&quot;no_error&quot;;NOT(ISERROR(SEARCH(&quot;__WARNING&quot;;[.A8])))); &quot;false&quot;; &quot;true&quot;) &amp; &quot;));&quot;)" office:value-type="string" office:string-value="items_.Add(data__item_inserted__WARNING, new ErrorItem(&quot;data - item inserted&quot;, false));">
            <text:p>items_.Add(data__item_inserted__WARNING, new ErrorItem("data - item inserted", false));</text:p>
          </table:table-cell>
          <table:table-cell table:formula="of:=IF([.A8]=&quot;&quot;;&quot;&quot;;&quot;  insert into &quot;&quot;LOG_Errortype&quot;&quot; (   &quot;&quot;IDErrortype&quot;&quot;,    &quot;&quot;Name&quot;&quot;  )  select    &quot; &amp; [.C8] &amp; &quot;,    '&quot; &amp; [.A8] &amp; &quot;'   where not exists (   select &quot;&quot;IDErrortype&quot;&quot;    from &quot;&quot;LOG_Errortype&quot;&quot;    where &quot;&quot;IDErrortype&quot;&quot; = &quot; &amp; [.C8] &amp; &quot;  );   update &quot;&quot;LOG_Errortype&quot;&quot;  set    &quot;&quot;Name&quot;&quot; = '&quot; &amp; [.A8] &amp; &quot;'  where    &quot;&quot;IDErrortype&quot;&quot; = &quot; &amp; [.C8] &amp; &quot;; &quot;)" office:value-type="string" office:string-value="  insert into &quot;LOG_Errortype&quot; (   &quot;IDErrortype&quot;,    &quot;Name&quot;  )  select    7,    'data__item_inserted__WARNING'   where not exists (   select &quot;IDErrortype&quot;    from &quot;LOG_Errortype&quot;    where &quot;IDErrortype&quot; = 7  );   update &quot;LOG_Errortype&quot;  set    &quot;Name&quot; = 'data__item_inserted__WARNING'  where    &quot;IDErrortype&quot; = 7; ">
            <text:p><text:s text:c="2"/>insert into "LOG_Errortype" ( <text:s text:c="2"/>"IDErrortype", <text:s text:c="3"/>"Name" <text:s/>) <text:s/>select <text:s text:c="3"/>7, <text:s text:c="3"/>'data__item_inserted__WARNING' <text:s text:c="2"/>where not exists ( <text:s text:c="2"/>select "IDErrortype" <text:s text:c="3"/>from "LOG_Errortype" <text:s text:c="3"/>where "IDErrortype" = 7 <text:s/>); <text:s text:c="2"/>update "LOG_Errortype" <text:s/>set <text:s text:c="3"/>"Name" = 'data__item_inserted__WARNING' <text:s/>where <text:s text:c="3"/>"IDErrortype" = 7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updated__WARNING</text:p>
          </table:table-cell>
          <table:table-cell table:style-name="ce13"/>
          <table:table-cell table:formula="of:=[.C8]+1" office:value-type="float" office:value="8">
            <text:p>8</text:p>
          </table:table-cell>
          <table:table-cell table:formula="of:=SUBSTITUTE(SUBSTITUTE(SUBSTITUTE([.A9];&quot;__WARNING&quot;;&quot;&quot;);&quot;__&quot;;&quot; - &quot;);&quot;_&quot;;&quot; &quot;)" office:value-type="string" office:string-value="data - item updated">
            <text:p>data - item updated</text:p>
          </table:table-cell>
          <table:table-cell table:formula="of:=IF([.A9]=&quot;&quot;;&quot;&quot;;&quot;public const int &quot; &amp; [.A9] &amp; &quot; = &quot; &amp; [.C9] &amp; &quot;;&quot;)" office:value-type="string" office:string-value="public const int data__item_updated__WARNING = 8;">
            <text:p>public const int data__item_updated__WARNING = 8;</text:p>
          </table:table-cell>
          <table:table-cell table:formula="of:=IF([.A9]=&quot;&quot;;&quot;&quot;;&quot;items_.Add(&quot; &amp; [.A9] &amp; &quot;, new ErrorItem(&quot;&quot;&quot; &amp; [.D9] &amp; &quot;&quot;&quot;, &quot; &amp; IF(OR([.A9]=&quot;no_error&quot;;NOT(ISERROR(SEARCH(&quot;__WARNING&quot;;[.A9])))); &quot;false&quot;; &quot;true&quot;) &amp; &quot;));&quot;)" office:value-type="string" office:string-value="items_.Add(data__item_updated__WARNING, new ErrorItem(&quot;data - item updated&quot;, false));">
            <text:p>items_.Add(data__item_updated__WARNING, new ErrorItem("data - item updated", false));</text:p>
          </table:table-cell>
          <table:table-cell table:formula="of:=IF([.A9]=&quot;&quot;;&quot;&quot;;&quot;  insert into &quot;&quot;LOG_Errortype&quot;&quot; (   &quot;&quot;IDErrortype&quot;&quot;,    &quot;&quot;Name&quot;&quot;  )  select    &quot; &amp; [.C9] &amp; &quot;,    '&quot; &amp; [.A9] &amp; &quot;'   where not exists (   select &quot;&quot;IDErrortype&quot;&quot;    from &quot;&quot;LOG_Errortype&quot;&quot;    where &quot;&quot;IDErrortype&quot;&quot; = &quot; &amp; [.C9] &amp; &quot;  );   update &quot;&quot;LOG_Errortype&quot;&quot;  set    &quot;&quot;Name&quot;&quot; = '&quot; &amp; [.A9] &amp; &quot;'  where    &quot;&quot;IDErrortype&quot;&quot; = &quot; &amp; [.C9] &amp; &quot;; &quot;)" office:value-type="string" office:string-value="  insert into &quot;LOG_Errortype&quot; (   &quot;IDErrortype&quot;,    &quot;Name&quot;  )  select    8,    'data__item_updated__WARNING'   where not exists (   select &quot;IDErrortype&quot;    from &quot;LOG_Errortype&quot;    where &quot;IDErrortype&quot; = 8  );   update &quot;LOG_Errortype&quot;  set    &quot;Name&quot; = 'data__item_updated__WARNING'  where    &quot;IDErrortype&quot; = 8; ">
            <text:p><text:s text:c="2"/>insert into "LOG_Errortype" ( <text:s text:c="2"/>"IDErrortype", <text:s text:c="3"/>"Name" <text:s/>) <text:s/>select <text:s text:c="3"/>8, <text:s text:c="3"/>'data__item_updated__WARNING' <text:s text:c="2"/>where not exists ( <text:s text:c="2"/>select "IDErrortype" <text:s text:c="3"/>from "LOG_Errortype" <text:s text:c="3"/>where "IDErrortype" = 8 <text:s/>); <text:s text:c="2"/>update "LOG_Errortype" <text:s/>set <text:s text:c="3"/>"Name" = 'data__item_updated__WARNING' <text:s/>where <text:s text:c="3"/>"IDErrortype" = 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deleted__WARNING</text:p>
          </table:table-cell>
          <table:table-cell table:style-name="ce13"/>
          <table:table-cell table:formula="of:=[.C9]+1" office:value-type="float" office:value="9">
            <text:p>9</text:p>
          </table:table-cell>
          <table:table-cell table:formula="of:=SUBSTITUTE(SUBSTITUTE(SUBSTITUTE([.A10];&quot;__WARNING&quot;;&quot;&quot;);&quot;__&quot;;&quot; - &quot;);&quot;_&quot;;&quot; &quot;)" office:value-type="string" office:string-value="data - item deleted">
            <text:p>data - item deleted</text:p>
          </table:table-cell>
          <table:table-cell table:formula="of:=IF([.A10]=&quot;&quot;;&quot;&quot;;&quot;public const int &quot; &amp; [.A10] &amp; &quot; = &quot; &amp; [.C10] &amp; &quot;;&quot;)" office:value-type="string" office:string-value="public const int data__item_deleted__WARNING = 9;">
            <text:p>public const int data__item_deleted__WARNING = 9;</text:p>
          </table:table-cell>
          <table:table-cell table:formula="of:=IF([.A10]=&quot;&quot;;&quot;&quot;;&quot;items_.Add(&quot; &amp; [.A10] &amp; &quot;, new ErrorItem(&quot;&quot;&quot; &amp; [.D10] &amp; &quot;&quot;&quot;, &quot; &amp; IF(OR([.A10]=&quot;no_error&quot;;NOT(ISERROR(SEARCH(&quot;__WARNING&quot;;[.A10])))); &quot;false&quot;; &quot;true&quot;) &amp; &quot;));&quot;)" office:value-type="string" office:string-value="items_.Add(data__item_deleted__WARNING, new ErrorItem(&quot;data - item deleted&quot;, false));">
            <text:p>items_.Add(data__item_deleted__WARNING, new ErrorItem("data - item deleted", false));</text:p>
          </table:table-cell>
          <table:table-cell table:formula="of:=IF([.A10]=&quot;&quot;;&quot;&quot;;&quot;  insert into &quot;&quot;LOG_Errortype&quot;&quot; (   &quot;&quot;IDErrortype&quot;&quot;,    &quot;&quot;Name&quot;&quot;  )  select    &quot; &amp; [.C10] &amp; &quot;,    '&quot; &amp; [.A10] &amp; &quot;'   where not exists (   select &quot;&quot;IDErrortype&quot;&quot;    from &quot;&quot;LOG_Errortype&quot;&quot;    where &quot;&quot;IDErrortype&quot;&quot; = &quot; &amp; [.C10] &amp; &quot;  );   update &quot;&quot;LOG_Errortype&quot;&quot;  set    &quot;&quot;Name&quot;&quot; = '&quot; &amp; [.A10] &amp; &quot;'  where    &quot;&quot;IDErrortype&quot;&quot; = &quot; &amp; [.C10] &amp; &quot;; &quot;)" office:value-type="string" office:string-value="  insert into &quot;LOG_Errortype&quot; (   &quot;IDErrortype&quot;,    &quot;Name&quot;  )  select    9,    'data__item_deleted__WARNING'   where not exists (   select &quot;IDErrortype&quot;    from &quot;LOG_Errortype&quot;    where &quot;IDErrortype&quot; = 9  );   update &quot;LOG_Errortype&quot;  set    &quot;Name&quot; = 'data__item_deleted__WARNING'  where    &quot;IDErrortype&quot; = 9; ">
            <text:p><text:s text:c="2"/>insert into "LOG_Errortype" ( <text:s text:c="2"/>"IDErrortype", <text:s text:c="3"/>"Name" <text:s/>) <text:s/>select <text:s text:c="3"/>9, <text:s text:c="3"/>'data__item_deleted__WARNING' <text:s text:c="2"/>where not exists ( <text:s text:c="2"/>select "IDErrortype" <text:s text:c="3"/>from "LOG_Errortype" <text:s text:c="3"/>where "IDErrortype" = 9 <text:s/>); <text:s text:c="2"/>update "LOG_Errortype" <text:s/>set <text:s text:c="3"/>"Name" = 'data__item_deleted__WARNING' <text:s/>where <text:s text:c="3"/>"IDErrortype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already_marked_read</text:p>
          </table:table-cell>
          <table:table-cell table:style-name="ce13"/>
          <table:table-cell table:formula="of:=[.C10]+1" office:value-type="float" office:value="10">
            <text:p>10</text:p>
          </table:table-cell>
          <table:table-cell table:formula="of:=SUBSTITUTE(SUBSTITUTE(SUBSTITUTE([.A11];&quot;__WARNING&quot;;&quot;&quot;);&quot;__&quot;;&quot; - &quot;);&quot;_&quot;;&quot; &quot;)" office:value-type="string" office:string-value="log - already marked read">
            <text:p>log - already marked read</text:p>
          </table:table-cell>
          <table:table-cell table:formula="of:=IF([.A11]=&quot;&quot;;&quot;&quot;;&quot;public const int &quot; &amp; [.A11] &amp; &quot; = &quot; &amp; [.C11] &amp; &quot;;&quot;)" office:value-type="string" office:string-value="public const int log__already_marked_read = 10;">
            <text:p>public const int log__already_marked_read = 10;</text:p>
          </table:table-cell>
          <table:table-cell table:formula="of:=IF([.A11]=&quot;&quot;;&quot;&quot;;&quot;items_.Add(&quot; &amp; [.A11] &amp; &quot;, new ErrorItem(&quot;&quot;&quot; &amp; [.D11] &amp; &quot;&quot;&quot;, &quot; &amp; IF(OR([.A11]=&quot;no_error&quot;;NOT(ISERROR(SEARCH(&quot;__WARNING&quot;;[.A11])))); &quot;false&quot;; &quot;true&quot;) &amp; &quot;));&quot;)" office:value-type="string" office:string-value="items_.Add(log__already_marked_read, new ErrorItem(&quot;log - already marked read&quot;, true));">
            <text:p>items_.Add(log__already_marked_read, new ErrorItem("log - already marked read", true));</text:p>
          </table:table-cell>
          <table:table-cell table:formula="of:=IF([.A11]=&quot;&quot;;&quot;&quot;;&quot;  insert into &quot;&quot;LOG_Errortype&quot;&quot; (   &quot;&quot;IDErrortype&quot;&quot;,    &quot;&quot;Name&quot;&quot;  )  select    &quot; &amp; [.C11] &amp; &quot;,    '&quot; &amp; [.A11] &amp; &quot;'   where not exists (   select &quot;&quot;IDErrortype&quot;&quot;    from &quot;&quot;LOG_Errortype&quot;&quot;    where &quot;&quot;IDErrortype&quot;&quot; = &quot; &amp; [.C11] &amp; &quot;  );   update &quot;&quot;LOG_Errortype&quot;&quot;  set    &quot;&quot;Name&quot;&quot; = '&quot; &amp; [.A11] &amp; &quot;'  where    &quot;&quot;IDErrortype&quot;&quot; = &quot; &amp; [.C11] &amp; &quot;; &quot;)" office:value-type="string" office:string-value="  insert into &quot;LOG_Errortype&quot; (   &quot;IDErrortype&quot;,    &quot;Name&quot;  )  select    10,    'log__already_marked_read'   where not exists (   select &quot;IDErrortype&quot;    from &quot;LOG_Errortype&quot;    where &quot;IDErrortype&quot; = 10  );   update &quot;LOG_Errortype&quot;  set    &quot;Name&quot; = 'log__already_marked_read'  where    &quot;IDErrortype&quot; = 10; ">
            <text:p><text:s text:c="2"/>insert into "LOG_Errortype" ( <text:s text:c="2"/>"IDErrortype", <text:s text:c="3"/>"Name" <text:s/>) <text:s/>select <text:s text:c="3"/>10, <text:s text:c="3"/>'log__already_marked_read' <text:s text:c="2"/>where not exists ( <text:s text:c="2"/>select "IDErrortype" <text:s text:c="3"/>from "LOG_Errortype" <text:s text:c="3"/>where "IDErrortype" = 10 <text:s/>); <text:s text:c="2"/>update "LOG_Errortype" <text:s/>set <text:s text:c="3"/>"Name" = 'log__already_marked_read' <text:s/>where <text:s text:c="3"/>"IDErrortype" = 1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ed_read__WARNING</text:p>
          </table:table-cell>
          <table:table-cell table:style-name="ce13"/>
          <table:table-cell table:formula="of:=[.C11]+1" office:value-type="float" office:value="11">
            <text:p>11</text:p>
          </table:table-cell>
          <table:table-cell table:formula="of:=SUBSTITUTE(SUBSTITUTE(SUBSTITUTE([.A12];&quot;__WARNING&quot;;&quot;&quot;);&quot;__&quot;;&quot; - &quot;);&quot;_&quot;;&quot; &quot;)" office:value-type="string" office:string-value="log - marked read">
            <text:p>log - marked read</text:p>
          </table:table-cell>
          <table:table-cell table:formula="of:=IF([.A12]=&quot;&quot;;&quot;&quot;;&quot;public const int &quot; &amp; [.A12] &amp; &quot; = &quot; &amp; [.C12] &amp; &quot;;&quot;)" office:value-type="string" office:string-value="public const int log__marked_read__WARNING = 11;">
            <text:p>public const int log__marked_read__WARNING = 11;</text:p>
          </table:table-cell>
          <table:table-cell table:formula="of:=IF([.A12]=&quot;&quot;;&quot;&quot;;&quot;items_.Add(&quot; &amp; [.A12] &amp; &quot;, new ErrorItem(&quot;&quot;&quot; &amp; [.D12] &amp; &quot;&quot;&quot;, &quot; &amp; IF(OR([.A12]=&quot;no_error&quot;;NOT(ISERROR(SEARCH(&quot;__WARNING&quot;;[.A12])))); &quot;false&quot;; &quot;true&quot;) &amp; &quot;));&quot;)" office:value-type="string" office:string-value="items_.Add(log__marked_read__WARNING, new ErrorItem(&quot;log - marked read&quot;, false));">
            <text:p>items_.Add(log__marked_read__WARNING, new ErrorItem("log - marked read", false));</text:p>
          </table:table-cell>
          <table:table-cell table:formula="of:=IF([.A12]=&quot;&quot;;&quot;&quot;;&quot;  insert into &quot;&quot;LOG_Errortype&quot;&quot; (   &quot;&quot;IDErrortype&quot;&quot;,    &quot;&quot;Name&quot;&quot;  )  select    &quot; &amp; [.C12] &amp; &quot;,    '&quot; &amp; [.A12] &amp; &quot;'   where not exists (   select &quot;&quot;IDErrortype&quot;&quot;    from &quot;&quot;LOG_Errortype&quot;&quot;    where &quot;&quot;IDErrortype&quot;&quot; = &quot; &amp; [.C12] &amp; &quot;  );   update &quot;&quot;LOG_Errortype&quot;&quot;  set    &quot;&quot;Name&quot;&quot; = '&quot; &amp; [.A12] &amp; &quot;'  where    &quot;&quot;IDErrortype&quot;&quot; = &quot; &amp; [.C12] &amp; &quot;; &quot;)" office:value-type="string" office:string-value="  insert into &quot;LOG_Errortype&quot; (   &quot;IDErrortype&quot;,    &quot;Name&quot;  )  select    11,    'log__marked_read__WARNING'   where not exists (   select &quot;IDErrortype&quot;    from &quot;LOG_Errortype&quot;    where &quot;IDErrortype&quot; = 11  );   update &quot;LOG_Errortype&quot;  set    &quot;Name&quot; = 'log__marked_read__WARNING'  where    &quot;IDErrortype&quot; = 11; ">
            <text:p><text:s text:c="2"/>insert into "LOG_Errortype" ( <text:s text:c="2"/>"IDErrortype", <text:s text:c="3"/>"Name" <text:s/>) <text:s/>select <text:s text:c="3"/>11, <text:s text:c="3"/>'log__marked_read__WARNING' <text:s text:c="2"/>where not exists ( <text:s text:c="2"/>select "IDErrortype" <text:s text:c="3"/>from "LOG_Errortype" <text:s text:c="3"/>where "IDErrortype" = 11 <text:s/>); <text:s text:c="2"/>update "LOG_Errortype" <text:s/>set <text:s text:c="3"/>"Name" = 'log__marked_read__WARNING' <text:s/>where <text:s text:c="3"/>"IDErrortype" = 1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</text:p>
          </table:table-cell>
          <table:table-cell table:style-name="ce13"/>
          <table:table-cell table:formula="of:=[.C12]+1" office:value-type="float" office:value="12">
            <text:p>12</text:p>
          </table:table-cell>
          <table:table-cell table:formula="of:=SUBSTITUTE(SUBSTITUTE(SUBSTITUTE([.A13];&quot;__WARNING&quot;;&quot;&quot;);&quot;__&quot;;&quot; - &quot;);&quot;_&quot;;&quot; &quot;)" office:value-type="string" office:string-value="authentication">
            <text:p>authentication</text:p>
          </table:table-cell>
          <table:table-cell table:formula="of:=IF([.A13]=&quot;&quot;;&quot;&quot;;&quot;public const int &quot; &amp; [.A13] &amp; &quot; = &quot; &amp; [.C13] &amp; &quot;;&quot;)" office:value-type="string" office:string-value="public const int authentication = 12;">
            <text:p>public const int authentication = 12;</text:p>
          </table:table-cell>
          <table:table-cell table:formula="of:=IF([.A13]=&quot;&quot;;&quot;&quot;;&quot;items_.Add(&quot; &amp; [.A13] &amp; &quot;, new ErrorItem(&quot;&quot;&quot; &amp; [.D13] &amp; &quot;&quot;&quot;, &quot; &amp; IF(OR([.A13]=&quot;no_error&quot;;NOT(ISERROR(SEARCH(&quot;__WARNING&quot;;[.A13])))); &quot;false&quot;; &quot;true&quot;) &amp; &quot;));&quot;)" office:value-type="string" office:string-value="items_.Add(authentication, new ErrorItem(&quot;authentication&quot;, true));">
            <text:p>items_.Add(authentication, new ErrorItem("authentication", true));</text:p>
          </table:table-cell>
          <table:table-cell table:formula="of:=IF([.A13]=&quot;&quot;;&quot;&quot;;&quot;  insert into &quot;&quot;LOG_Errortype&quot;&quot; (   &quot;&quot;IDErrortype&quot;&quot;,    &quot;&quot;Name&quot;&quot;  )  select    &quot; &amp; [.C13] &amp; &quot;,    '&quot; &amp; [.A13] &amp; &quot;'   where not exists (   select &quot;&quot;IDErrortype&quot;&quot;    from &quot;&quot;LOG_Errortype&quot;&quot;    where &quot;&quot;IDErrortype&quot;&quot; = &quot; &amp; [.C13] &amp; &quot;  );   update &quot;&quot;LOG_Errortype&quot;&quot;  set    &quot;&quot;Name&quot;&quot; = '&quot; &amp; [.A13] &amp; &quot;'  where    &quot;&quot;IDErrortype&quot;&quot; = &quot; &amp; [.C13] &amp; &quot;; &quot;)" office:value-type="string" office:string-value="  insert into &quot;LOG_Errortype&quot; (   &quot;IDErrortype&quot;,    &quot;Name&quot;  )  select    12,    'authentication'   where not exists (   select &quot;IDErrortype&quot;    from &quot;LOG_Errortype&quot;    where &quot;IDErrortype&quot; = 12  );   update &quot;LOG_Errortype&quot;  set    &quot;Name&quot; = 'authentication'  where    &quot;IDErrortype&quot; = 12; ">
            <text:p><text:s text:c="2"/>insert into "LOG_Errortype" ( <text:s text:c="2"/>"IDErrortype", <text:s text:c="3"/>"Name" <text:s/>) <text:s/>select <text:s text:c="3"/>12, <text:s text:c="3"/>'authentication' <text:s text:c="2"/>where not exists ( <text:s text:c="2"/>select "IDErrortype" <text:s text:c="3"/>from "LOG_Errortype" <text:s text:c="3"/>where "IDErrortype" = 12 <text:s/>); <text:s text:c="2"/>update "LOG_Errortype" <text:s/>set <text:s text:c="3"/>"Name" = 'authentication' <text:s/>where <text:s text:c="3"/>"IDErrortype" = 1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already_logged_in</text:p>
          </table:table-cell>
          <table:table-cell table:style-name="ce13"/>
          <table:table-cell table:formula="of:=[.C13]+1" office:value-type="float" office:value="13">
            <text:p>13</text:p>
          </table:table-cell>
          <table:table-cell table:formula="of:=SUBSTITUTE(SUBSTITUTE(SUBSTITUTE([.A14];&quot;__WARNING&quot;;&quot;&quot;);&quot;__&quot;;&quot; - &quot;);&quot;_&quot;;&quot; &quot;)" office:value-type="string" office:string-value="authentication - already logged in">
            <text:p>authentication - already logged in</text:p>
          </table:table-cell>
          <table:table-cell table:formula="of:=IF([.A14]=&quot;&quot;;&quot;&quot;;&quot;public const int &quot; &amp; [.A14] &amp; &quot; = &quot; &amp; [.C14] &amp; &quot;;&quot;)" office:value-type="string" office:string-value="public const int authentication__already_logged_in = 13;">
            <text:p>public const int authentication__already_logged_in = 13;</text:p>
          </table:table-cell>
          <table:table-cell table:formula="of:=IF([.A14]=&quot;&quot;;&quot;&quot;;&quot;items_.Add(&quot; &amp; [.A14] &amp; &quot;, new ErrorItem(&quot;&quot;&quot; &amp; [.D14] &amp; &quot;&quot;&quot;, &quot; &amp; IF(OR([.A14]=&quot;no_error&quot;;NOT(ISERROR(SEARCH(&quot;__WARNING&quot;;[.A14])))); &quot;false&quot;; &quot;true&quot;) &amp; &quot;));&quot;)" office:value-type="string" office:string-value="items_.Add(authentication__already_logged_in, new ErrorItem(&quot;authentication - already logged in&quot;, true));">
            <text:p>items_.Add(authentication__already_logged_in, new ErrorItem("authentication - already logged in", true));</text:p>
          </table:table-cell>
          <table:table-cell table:formula="of:=IF([.A14]=&quot;&quot;;&quot;&quot;;&quot;  insert into &quot;&quot;LOG_Errortype&quot;&quot; (   &quot;&quot;IDErrortype&quot;&quot;,    &quot;&quot;Name&quot;&quot;  )  select    &quot; &amp; [.C14] &amp; &quot;,    '&quot; &amp; [.A14] &amp; &quot;'   where not exists (   select &quot;&quot;IDErrortype&quot;&quot;    from &quot;&quot;LOG_Errortype&quot;&quot;    where &quot;&quot;IDErrortype&quot;&quot; = &quot; &amp; [.C14] &amp; &quot;  );   update &quot;&quot;LOG_Errortype&quot;&quot;  set    &quot;&quot;Name&quot;&quot; = '&quot; &amp; [.A14] &amp; &quot;'  where    &quot;&quot;IDErrortype&quot;&quot; = &quot; &amp; [.C14] &amp; &quot;; &quot;)" office:value-type="string" office:string-value="  insert into &quot;LOG_Errortype&quot; (   &quot;IDErrortype&quot;,    &quot;Name&quot;  )  select    13,    'authentication__already_logged_in'   where not exists (   select &quot;IDErrortype&quot;    from &quot;LOG_Errortype&quot;    where &quot;IDErrortype&quot; = 13  );   update &quot;LOG_Errortype&quot;  set    &quot;Name&quot; = 'authentication__already_logged_in'  where    &quot;IDErrortype&quot; = 13; ">
            <text:p><text:s text:c="2"/>insert into "LOG_Errortype" ( <text:s text:c="2"/>"IDErrortype", <text:s text:c="3"/>"Name" <text:s/>) <text:s/>select <text:s text:c="3"/>13, <text:s text:c="3"/>'authentication__already_logged_in' <text:s text:c="2"/>where not exists ( <text:s text:c="2"/>select "IDErrortype" <text:s text:c="3"/>from "LOG_Errortype" <text:s text:c="3"/>where "IDErrortype" = 13 <text:s/>); <text:s text:c="2"/>update "LOG_Errortype" <text:s/>set <text:s text:c="3"/>"Name" = 'authentication__already_logged_in' <text:s/>where <text:s text:c="3"/>"IDErrortype" = 1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invalid_login</text:p>
          </table:table-cell>
          <table:table-cell table:style-name="ce13"/>
          <table:table-cell table:formula="of:=[.C14]+1" office:value-type="float" office:value="14">
            <text:p>14</text:p>
          </table:table-cell>
          <table:table-cell table:formula="of:=SUBSTITUTE(SUBSTITUTE(SUBSTITUTE([.A15];&quot;__WARNING&quot;;&quot;&quot;);&quot;__&quot;;&quot; - &quot;);&quot;_&quot;;&quot; &quot;)" office:value-type="string" office:string-value="authentication - invalid login">
            <text:p>authentication - invalid login</text:p>
          </table:table-cell>
          <table:table-cell table:formula="of:=IF([.A15]=&quot;&quot;;&quot;&quot;;&quot;public const int &quot; &amp; [.A15] &amp; &quot; = &quot; &amp; [.C15] &amp; &quot;;&quot;)" office:value-type="string" office:string-value="public const int authentication__invalid_login = 14;">
            <text:p>public const int authentication__invalid_login = 14;</text:p>
          </table:table-cell>
          <table:table-cell table:formula="of:=IF([.A15]=&quot;&quot;;&quot;&quot;;&quot;items_.Add(&quot; &amp; [.A15] &amp; &quot;, new ErrorItem(&quot;&quot;&quot; &amp; [.D15] &amp; &quot;&quot;&quot;, &quot; &amp; IF(OR([.A15]=&quot;no_error&quot;;NOT(ISERROR(SEARCH(&quot;__WARNING&quot;;[.A15])))); &quot;false&quot;; &quot;true&quot;) &amp; &quot;));&quot;)" office:value-type="string" office:string-value="items_.Add(authentication__invalid_login, new ErrorItem(&quot;authentication - invalid login&quot;, true));">
            <text:p>items_.Add(authentication__invalid_login, new ErrorItem("authentication - invalid login", true));</text:p>
          </table:table-cell>
          <table:table-cell table:formula="of:=IF([.A15]=&quot;&quot;;&quot;&quot;;&quot;  insert into &quot;&quot;LOG_Errortype&quot;&quot; (   &quot;&quot;IDErrortype&quot;&quot;,    &quot;&quot;Name&quot;&quot;  )  select    &quot; &amp; [.C15] &amp; &quot;,    '&quot; &amp; [.A15] &amp; &quot;'   where not exists (   select &quot;&quot;IDErrortype&quot;&quot;    from &quot;&quot;LOG_Errortype&quot;&quot;    where &quot;&quot;IDErrortype&quot;&quot; = &quot; &amp; [.C15] &amp; &quot;  );   update &quot;&quot;LOG_Errortype&quot;&quot;  set    &quot;&quot;Name&quot;&quot; = '&quot; &amp; [.A15] &amp; &quot;'  where    &quot;&quot;IDErrortype&quot;&quot; = &quot; &amp; [.C15] &amp; &quot;; &quot;)" office:value-type="string" office:string-value="  insert into &quot;LOG_Errortype&quot; (   &quot;IDErrortype&quot;,    &quot;Name&quot;  )  select    14,    'authentication__invalid_login'   where not exists (   select &quot;IDErrortype&quot;    from &quot;LOG_Errortype&quot;    where &quot;IDErrortype&quot; = 14  );   update &quot;LOG_Errortype&quot;  set    &quot;Name&quot; = 'authentication__invalid_login'  where    &quot;IDErrortype&quot; = 14; ">
            <text:p><text:s text:c="2"/>insert into "LOG_Errortype" ( <text:s text:c="2"/>"IDErrortype", <text:s text:c="3"/>"Name" <text:s/>) <text:s/>select <text:s text:c="3"/>14, <text:s text:c="3"/>'authentication__invalid_login' <text:s text:c="2"/>where not exists ( <text:s text:c="2"/>select "IDErrortype" <text:s text:c="3"/>from "LOG_Errortype" <text:s text:c="3"/>where "IDErrortype" = 14 <text:s/>); <text:s text:c="2"/>update "LOG_Errortype" <text:s/>set <text:s text:c="3"/>"Name" = 'authentication__invalid_login' <text:s/>where <text:s text:c="3"/>"IDErrortype" = 1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read</text:p>
          </table:table-cell>
          <table:table-cell/>
          <table:table-cell table:formula="of:=[.C15]+1" office:value-type="float" office:value="15">
            <text:p>15</text:p>
          </table:table-cell>
          <table:table-cell table:formula="of:=SUBSTITUTE(SUBSTITUTE(SUBSTITUTE([.A16];&quot;__WARNING&quot;;&quot;&quot;);&quot;__&quot;;&quot; - &quot;);&quot;_&quot;;&quot; &quot;)" office:value-type="string" office:string-value="profile - lack of permitions to read">
            <text:p>profile - lack of permitions to read</text:p>
          </table:table-cell>
          <table:table-cell table:formula="of:=IF([.A16]=&quot;&quot;;&quot;&quot;;&quot;public const int &quot; &amp; [.A16] &amp; &quot; = &quot; &amp; [.C16] &amp; &quot;;&quot;)" office:value-type="string" office:string-value="public const int profile__lack_of_permitions_to_read = 15;">
            <text:p>public const int profile__lack_of_permitions_to_read = 15;</text:p>
          </table:table-cell>
          <table:table-cell table:formula="of:=IF([.A16]=&quot;&quot;;&quot;&quot;;&quot;items_.Add(&quot; &amp; [.A16] &amp; &quot;, new ErrorItem(&quot;&quot;&quot; &amp; [.D16] &amp; &quot;&quot;&quot;, &quot; &amp; IF(OR([.A16]=&quot;no_error&quot;;NOT(ISERROR(SEARCH(&quot;__WARNING&quot;;[.A16])))); &quot;false&quot;; &quot;true&quot;) &amp; &quot;));&quot;)" office:value-type="string" office:string-value="items_.Add(profile__lack_of_permitions_to_read, new ErrorItem(&quot;profile - lack of permitions to read&quot;, true));">
            <text:p>items_.Add(profile__lack_of_permitions_to_read, new ErrorItem("profile - lack of permitions to read", true));</text:p>
          </table:table-cell>
          <table:table-cell table:formula="of:=IF([.A16]=&quot;&quot;;&quot;&quot;;&quot;  insert into &quot;&quot;LOG_Errortype&quot;&quot; (   &quot;&quot;IDErrortype&quot;&quot;,    &quot;&quot;Name&quot;&quot;  )  select    &quot; &amp; [.C16] &amp; &quot;,    '&quot; &amp; [.A16] &amp; &quot;'   where not exists (   select &quot;&quot;IDErrortype&quot;&quot;    from &quot;&quot;LOG_Errortype&quot;&quot;    where &quot;&quot;IDErrortype&quot;&quot; = &quot; &amp; [.C16] &amp; &quot;  );   update &quot;&quot;LOG_Errortype&quot;&quot;  set    &quot;&quot;Name&quot;&quot; = '&quot; &amp; [.A16] &amp; &quot;'  where    &quot;&quot;IDErrortype&quot;&quot; = &quot; &amp; [.C16] &amp; &quot;; &quot;)" office:value-type="string" office:string-value="  insert into &quot;LOG_Errortype&quot; (   &quot;IDErrortype&quot;,    &quot;Name&quot;  )  select    15,    'profile__lack_of_permitions_to_read'   where not exists (   select &quot;IDErrortype&quot;    from &quot;LOG_Errortype&quot;    where &quot;IDErrortype&quot; = 15  );   update &quot;LOG_Errortype&quot;  set    &quot;Name&quot; = 'profile__lack_of_permitions_to_read'  where    &quot;IDErrortype&quot; = 15; ">
            <text:p><text:s text:c="2"/>insert into "LOG_Errortype" ( <text:s text:c="2"/>"IDErrortype", <text:s text:c="3"/>"Name" <text:s/>) <text:s/>select <text:s text:c="3"/>15, <text:s text:c="3"/>'profile__lack_of_permitions_to_read' <text:s text:c="2"/>where not exists ( <text:s text:c="2"/>select "IDErrortype" <text:s text:c="3"/>from "LOG_Errortype" <text:s text:c="3"/>where "IDErrortype" = 15 <text:s/>); <text:s text:c="2"/>update "LOG_Errortype" <text:s/>set <text:s text:c="3"/>"Name" = 'profile__lack_of_permitions_to_read' <text:s/>where <text:s text:c="3"/>"IDErrortype" = 1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write</text:p>
          </table:table-cell>
          <table:table-cell/>
          <table:table-cell table:formula="of:=[.C16]+1" office:value-type="float" office:value="16">
            <text:p>16</text:p>
          </table:table-cell>
          <table:table-cell table:formula="of:=SUBSTITUTE(SUBSTITUTE(SUBSTITUTE([.A17];&quot;__WARNING&quot;;&quot;&quot;);&quot;__&quot;;&quot; - &quot;);&quot;_&quot;;&quot; &quot;)" office:value-type="string" office:string-value="profile - lack of permitions to write">
            <text:p>profile - lack of permitions to write</text:p>
          </table:table-cell>
          <table:table-cell table:formula="of:=IF([.A17]=&quot;&quot;;&quot;&quot;;&quot;public const int &quot; &amp; [.A17] &amp; &quot; = &quot; &amp; [.C17] &amp; &quot;;&quot;)" office:value-type="string" office:string-value="public const int profile__lack_of_permitions_to_write = 16;">
            <text:p>public const int profile__lack_of_permitions_to_write = 16;</text:p>
          </table:table-cell>
          <table:table-cell table:formula="of:=IF([.A17]=&quot;&quot;;&quot;&quot;;&quot;items_.Add(&quot; &amp; [.A17] &amp; &quot;, new ErrorItem(&quot;&quot;&quot; &amp; [.D17] &amp; &quot;&quot;&quot;, &quot; &amp; IF(OR([.A17]=&quot;no_error&quot;;NOT(ISERROR(SEARCH(&quot;__WARNING&quot;;[.A17])))); &quot;false&quot;; &quot;true&quot;) &amp; &quot;));&quot;)" office:value-type="string" office:string-value="items_.Add(profile__lack_of_permitions_to_write, new ErrorItem(&quot;profile - lack of permitions to write&quot;, true));">
            <text:p>items_.Add(profile__lack_of_permitions_to_write, new ErrorItem("profile - lack of permitions to write", true));</text:p>
          </table:table-cell>
          <table:table-cell table:formula="of:=IF([.A17]=&quot;&quot;;&quot;&quot;;&quot;  insert into &quot;&quot;LOG_Errortype&quot;&quot; (   &quot;&quot;IDErrortype&quot;&quot;,    &quot;&quot;Name&quot;&quot;  )  select    &quot; &amp; [.C17] &amp; &quot;,    '&quot; &amp; [.A17] &amp; &quot;'   where not exists (   select &quot;&quot;IDErrortype&quot;&quot;    from &quot;&quot;LOG_Errortype&quot;&quot;    where &quot;&quot;IDErrortype&quot;&quot; = &quot; &amp; [.C17] &amp; &quot;  );   update &quot;&quot;LOG_Errortype&quot;&quot;  set    &quot;&quot;Name&quot;&quot; = '&quot; &amp; [.A17] &amp; &quot;'  where    &quot;&quot;IDErrortype&quot;&quot; = &quot; &amp; [.C17] &amp; &quot;; &quot;)" office:value-type="string" office:string-value="  insert into &quot;LOG_Errortype&quot; (   &quot;IDErrortype&quot;,    &quot;Name&quot;  )  select    16,    'profile__lack_of_permitions_to_write'   where not exists (   select &quot;IDErrortype&quot;    from &quot;LOG_Errortype&quot;    where &quot;IDErrortype&quot; = 16  );   update &quot;LOG_Errortype&quot;  set    &quot;Name&quot; = 'profile__lack_of_permitions_to_write'  where    &quot;IDErrortype&quot; = 16; ">
            <text:p><text:s text:c="2"/>insert into "LOG_Errortype" ( <text:s text:c="2"/>"IDErrortype", <text:s text:c="3"/>"Name" <text:s/>) <text:s/>select <text:s text:c="3"/>16, <text:s text:c="3"/>'profile__lack_of_permitions_to_write' <text:s text:c="2"/>where not exists ( <text:s text:c="2"/>select "IDErrortype" <text:s text:c="3"/>from "LOG_Errortype" <text:s text:c="3"/>where "IDErrortype" = 16 <text:s/>); <text:s text:c="2"/>update "LOG_Errortype" <text:s/>set <text:s text:c="3"/>"Name" = 'profile__lack_of_permitions_to_write' <text:s/>where <text:s text:c="3"/>"IDErrortype" = 1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invalid_name</text:p>
          </table:table-cell>
          <table:table-cell/>
          <table:table-cell table:formula="of:=[.C17]+1" office:value-type="float" office:value="17">
            <text:p>17</text:p>
          </table:table-cell>
          <table:table-cell table:formula="of:=SUBSTITUTE(SUBSTITUTE(SUBSTITUTE([.A18];&quot;__WARNING&quot;;&quot;&quot;);&quot;__&quot;;&quot; - &quot;);&quot;_&quot;;&quot; &quot;)" office:value-type="string" office:string-value="profile - invalid name">
            <text:p>profile - invalid name</text:p>
          </table:table-cell>
          <table:table-cell table:formula="of:=IF([.A18]=&quot;&quot;;&quot;&quot;;&quot;public const int &quot; &amp; [.A18] &amp; &quot; = &quot; &amp; [.C18] &amp; &quot;;&quot;)" office:value-type="string" office:string-value="public const int profile__invalid_name = 17;">
            <text:p>public const int profile__invalid_name = 17;</text:p>
          </table:table-cell>
          <table:table-cell table:formula="of:=IF([.A18]=&quot;&quot;;&quot;&quot;;&quot;items_.Add(&quot; &amp; [.A18] &amp; &quot;, new ErrorItem(&quot;&quot;&quot; &amp; [.D18] &amp; &quot;&quot;&quot;, &quot; &amp; IF(OR([.A18]=&quot;no_error&quot;;NOT(ISERROR(SEARCH(&quot;__WARNING&quot;;[.A18])))); &quot;false&quot;; &quot;true&quot;) &amp; &quot;));&quot;)" office:value-type="string" office:string-value="items_.Add(profile__invalid_name, new ErrorItem(&quot;profile - invalid name&quot;, true));">
            <text:p>items_.Add(profile__invalid_name, new ErrorItem("profile - invalid name", true));</text:p>
          </table:table-cell>
          <table:table-cell table:formula="of:=IF([.A18]=&quot;&quot;;&quot;&quot;;&quot;  insert into &quot;&quot;LOG_Errortype&quot;&quot; (   &quot;&quot;IDErrortype&quot;&quot;,    &quot;&quot;Name&quot;&quot;  )  select    &quot; &amp; [.C18] &amp; &quot;,    '&quot; &amp; [.A18] &amp; &quot;'   where not exists (   select &quot;&quot;IDErrortype&quot;&quot;    from &quot;&quot;LOG_Errortype&quot;&quot;    where &quot;&quot;IDErrortype&quot;&quot; = &quot; &amp; [.C18] &amp; &quot;  );   update &quot;&quot;LOG_Errortype&quot;&quot;  set    &quot;&quot;Name&quot;&quot; = '&quot; &amp; [.A18] &amp; &quot;'  where    &quot;&quot;IDErrortype&quot;&quot; = &quot; &amp; [.C18] &amp; &quot;; &quot;)" office:value-type="string" office:string-value="  insert into &quot;LOG_Errortype&quot; (   &quot;IDErrortype&quot;,    &quot;Name&quot;  )  select    17,    'profile__invalid_name'   where not exists (   select &quot;IDErrortype&quot;    from &quot;LOG_Errortype&quot;    where &quot;IDErrortype&quot; = 17  );   update &quot;LOG_Errortype&quot;  set    &quot;Name&quot; = 'profile__invalid_name'  where    &quot;IDErrortype&quot; = 17; ">
            <text:p><text:s text:c="2"/>insert into "LOG_Errortype" ( <text:s text:c="2"/>"IDErrortype", <text:s text:c="3"/>"Name" <text:s/>) <text:s/>select <text:s text:c="3"/>17, <text:s text:c="3"/>'profile__invalid_name' <text:s text:c="2"/>where not exists ( <text:s text:c="2"/>select "IDErrortype" <text:s text:c="3"/>from "LOG_Errortype" <text:s text:c="3"/>where "IDErrortype" = 17 <text:s/>); <text:s text:c="2"/>update "LOG_Errortype" <text:s/>set <text:s text:c="3"/>"Name" = 'profile__invalid_name' <text:s/>where <text:s text:c="3"/>"IDErrortype" = 1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created__WARNING</text:p>
          </table:table-cell>
          <table:table-cell/>
          <table:table-cell table:formula="of:=[.C18]+1" office:value-type="float" office:value="18">
            <text:p>18</text:p>
          </table:table-cell>
          <table:table-cell table:formula="of:=SUBSTITUTE(SUBSTITUTE(SUBSTITUTE([.A19];&quot;__WARNING&quot;;&quot;&quot;);&quot;__&quot;;&quot; - &quot;);&quot;_&quot;;&quot; &quot;)" office:value-type="string" office:string-value="profile - successfully created">
            <text:p>profile - successfully created</text:p>
          </table:table-cell>
          <table:table-cell table:formula="of:=IF([.A19]=&quot;&quot;;&quot;&quot;;&quot;public const int &quot; &amp; [.A19] &amp; &quot; = &quot; &amp; [.C19] &amp; &quot;;&quot;)" office:value-type="string" office:string-value="public const int profile__successfully_created__WARNING = 18;">
            <text:p>public const int profile__successfully_created__WARNING = 18;</text:p>
          </table:table-cell>
          <table:table-cell table:formula="of:=IF([.A19]=&quot;&quot;;&quot;&quot;;&quot;items_.Add(&quot; &amp; [.A19] &amp; &quot;, new ErrorItem(&quot;&quot;&quot; &amp; [.D19] &amp; &quot;&quot;&quot;, &quot; &amp; IF(OR([.A19]=&quot;no_error&quot;;NOT(ISERROR(SEARCH(&quot;__WARNING&quot;;[.A19])))); &quot;false&quot;; &quot;true&quot;) &amp; &quot;));&quot;)" office:value-type="string" office:string-value="items_.Add(profile__successfully_created__WARNING, new ErrorItem(&quot;profile - successfully created&quot;, false));">
            <text:p>items_.Add(profile__successfully_created__WARNING, new ErrorItem("profile - successfully created", false));</text:p>
          </table:table-cell>
          <table:table-cell table:formula="of:=IF([.A19]=&quot;&quot;;&quot;&quot;;&quot;  insert into &quot;&quot;LOG_Errortype&quot;&quot; (   &quot;&quot;IDErrortype&quot;&quot;,    &quot;&quot;Name&quot;&quot;  )  select    &quot; &amp; [.C19] &amp; &quot;,    '&quot; &amp; [.A19] &amp; &quot;'   where not exists (   select &quot;&quot;IDErrortype&quot;&quot;    from &quot;&quot;LOG_Errortype&quot;&quot;    where &quot;&quot;IDErrortype&quot;&quot; = &quot; &amp; [.C19] &amp; &quot;  );   update &quot;&quot;LOG_Errortype&quot;&quot;  set    &quot;&quot;Name&quot;&quot; = '&quot; &amp; [.A19] &amp; &quot;'  where    &quot;&quot;IDErrortype&quot;&quot; = &quot; &amp; [.C19] &amp; &quot;; &quot;)" office:value-type="string" office:string-value="  insert into &quot;LOG_Errortype&quot; (   &quot;IDErrortype&quot;,    &quot;Name&quot;  )  select    18,    'profile__successfully_created__WARNING'   where not exists (   select &quot;IDErrortype&quot;    from &quot;LOG_Errortype&quot;    where &quot;IDErrortype&quot; = 18  );   update &quot;LOG_Errortype&quot;  set    &quot;Name&quot; = 'profile__successfully_created__WARNING'  where    &quot;IDErrortype&quot; = 18; ">
            <text:p><text:s text:c="2"/>insert into "LOG_Errortype" ( <text:s text:c="2"/>"IDErrortype", <text:s text:c="3"/>"Name" <text:s/>) <text:s/>select <text:s text:c="3"/>18, <text:s text:c="3"/>'profile__successfully_created__WARNING' <text:s text:c="2"/>where not exists ( <text:s text:c="2"/>select "IDErrortype" <text:s text:c="3"/>from "LOG_Errortype" <text:s text:c="3"/>where "IDErrortype" = 18 <text:s/>); <text:s text:c="2"/>update "LOG_Errortype" <text:s/>set <text:s text:c="3"/>"Name" = 'profile__successfully_created__WARNING' <text:s/>where <text:s text:c="3"/>"IDErrortype" = 1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updated__WARNING</text:p>
          </table:table-cell>
          <table:table-cell/>
          <table:table-cell table:formula="of:=[.C19]+1" office:value-type="float" office:value="19">
            <text:p>19</text:p>
          </table:table-cell>
          <table:table-cell table:formula="of:=SUBSTITUTE(SUBSTITUTE(SUBSTITUTE([.A20];&quot;__WARNING&quot;;&quot;&quot;);&quot;__&quot;;&quot; - &quot;);&quot;_&quot;;&quot; &quot;)" office:value-type="string" office:string-value="profile - successfully updated">
            <text:p>profile - successfully updated</text:p>
          </table:table-cell>
          <table:table-cell table:formula="of:=IF([.A20]=&quot;&quot;;&quot;&quot;;&quot;public const int &quot; &amp; [.A20] &amp; &quot; = &quot; &amp; [.C20] &amp; &quot;;&quot;)" office:value-type="string" office:string-value="public const int profile__successfully_updated__WARNING = 19;">
            <text:p>public const int profile__successfully_updated__WARNING = 19;</text:p>
          </table:table-cell>
          <table:table-cell table:formula="of:=IF([.A20]=&quot;&quot;;&quot;&quot;;&quot;items_.Add(&quot; &amp; [.A20] &amp; &quot;, new ErrorItem(&quot;&quot;&quot; &amp; [.D20] &amp; &quot;&quot;&quot;, &quot; &amp; IF(OR([.A20]=&quot;no_error&quot;;NOT(ISERROR(SEARCH(&quot;__WARNING&quot;;[.A20])))); &quot;false&quot;; &quot;true&quot;) &amp; &quot;));&quot;)" office:value-type="string" office:string-value="items_.Add(profile__successfully_updated__WARNING, new ErrorItem(&quot;profile - successfully updated&quot;, false));">
            <text:p>items_.Add(profile__successfully_updated__WARNING, new ErrorItem("profile - successfully updated", false));</text:p>
          </table:table-cell>
          <table:table-cell table:formula="of:=IF([.A20]=&quot;&quot;;&quot;&quot;;&quot;  insert into &quot;&quot;LOG_Errortype&quot;&quot; (   &quot;&quot;IDErrortype&quot;&quot;,    &quot;&quot;Name&quot;&quot;  )  select    &quot; &amp; [.C20] &amp; &quot;,    '&quot; &amp; [.A20] &amp; &quot;'   where not exists (   select &quot;&quot;IDErrortype&quot;&quot;    from &quot;&quot;LOG_Errortype&quot;&quot;    where &quot;&quot;IDErrortype&quot;&quot; = &quot; &amp; [.C20] &amp; &quot;  );   update &quot;&quot;LOG_Errortype&quot;&quot;  set    &quot;&quot;Name&quot;&quot; = '&quot; &amp; [.A20] &amp; &quot;'  where    &quot;&quot;IDErrortype&quot;&quot; = &quot; &amp; [.C20] &amp; &quot;; &quot;)" office:value-type="string" office:string-value="  insert into &quot;LOG_Errortype&quot; (   &quot;IDErrortype&quot;,    &quot;Name&quot;  )  select    19,    'profile__successfully_updated__WARNING'   where not exists (   select &quot;IDErrortype&quot;    from &quot;LOG_Errortype&quot;    where &quot;IDErrortype&quot; = 19  );   update &quot;LOG_Errortype&quot;  set    &quot;Name&quot; = 'profile__successfully_updated__WARNING'  where    &quot;IDErrortype&quot; = 19; ">
            <text:p><text:s text:c="2"/>insert into "LOG_Errortype" ( <text:s text:c="2"/>"IDErrortype", <text:s text:c="3"/>"Name" <text:s/>) <text:s/>select <text:s text:c="3"/>19, <text:s text:c="3"/>'profile__successfully_updated__WARNING' <text:s text:c="2"/>where not exists ( <text:s text:c="2"/>select "IDErrortype" <text:s text:c="3"/>from "LOG_Errortype" <text:s text:c="3"/>where "IDErrortype" = 19 <text:s/>); <text:s text:c="2"/>update "LOG_Errortype" <text:s/>set <text:s text:c="3"/>"Name" = 'profile__successfully_updated__WARNING' <text:s/>where <text:s text:c="3"/>"IDErrortype" = 1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delete</text:p>
          </table:table-cell>
          <table:table-cell/>
          <table:table-cell table:formula="of:=[.C20]+1" office:value-type="float" office:value="20">
            <text:p>20</text:p>
          </table:table-cell>
          <table:table-cell table:formula="of:=SUBSTITUTE(SUBSTITUTE(SUBSTITUTE([.A21];&quot;__WARNING&quot;;&quot;&quot;);&quot;__&quot;;&quot; - &quot;);&quot;_&quot;;&quot; &quot;)" office:value-type="string" office:string-value="profile - lack of permitions to delete">
            <text:p>profile - lack of permitions to delete</text:p>
          </table:table-cell>
          <table:table-cell table:formula="of:=IF([.A21]=&quot;&quot;;&quot;&quot;;&quot;public const int &quot; &amp; [.A21] &amp; &quot; = &quot; &amp; [.C21] &amp; &quot;;&quot;)" office:value-type="string" office:string-value="public const int profile__lack_of_permitions_to_delete = 20;">
            <text:p>public const int profile__lack_of_permitions_to_delete = 20;</text:p>
          </table:table-cell>
          <table:table-cell table:formula="of:=IF([.A21]=&quot;&quot;;&quot;&quot;;&quot;items_.Add(&quot; &amp; [.A21] &amp; &quot;, new ErrorItem(&quot;&quot;&quot; &amp; [.D21] &amp; &quot;&quot;&quot;, &quot; &amp; IF(OR([.A21]=&quot;no_error&quot;;NOT(ISERROR(SEARCH(&quot;__WARNING&quot;;[.A21])))); &quot;false&quot;; &quot;true&quot;) &amp; &quot;));&quot;)" office:value-type="string" office:string-value="items_.Add(profile__lack_of_permitions_to_delete, new ErrorItem(&quot;profile - lack of permitions to delete&quot;, true));">
            <text:p>items_.Add(profile__lack_of_permitions_to_delete, new ErrorItem("profile - lack of permitions to delete", true));</text:p>
          </table:table-cell>
          <table:table-cell table:formula="of:=IF([.A21]=&quot;&quot;;&quot;&quot;;&quot;  insert into &quot;&quot;LOG_Errortype&quot;&quot; (   &quot;&quot;IDErrortype&quot;&quot;,    &quot;&quot;Name&quot;&quot;  )  select    &quot; &amp; [.C21] &amp; &quot;,    '&quot; &amp; [.A21] &amp; &quot;'   where not exists (   select &quot;&quot;IDErrortype&quot;&quot;    from &quot;&quot;LOG_Errortype&quot;&quot;    where &quot;&quot;IDErrortype&quot;&quot; = &quot; &amp; [.C21] &amp; &quot;  );   update &quot;&quot;LOG_Errortype&quot;&quot;  set    &quot;&quot;Name&quot;&quot; = '&quot; &amp; [.A21] &amp; &quot;'  where    &quot;&quot;IDErrortype&quot;&quot; = &quot; &amp; [.C21] &amp; &quot;; &quot;)" office:value-type="string" office:string-value="  insert into &quot;LOG_Errortype&quot; (   &quot;IDErrortype&quot;,    &quot;Name&quot;  )  select    20,    'profile__lack_of_permitions_to_delete'   where not exists (   select &quot;IDErrortype&quot;    from &quot;LOG_Errortype&quot;    where &quot;IDErrortype&quot; = 20  );   update &quot;LOG_Errortype&quot;  set    &quot;Name&quot; = 'profile__lack_of_permitions_to_delete'  where    &quot;IDErrortype&quot; = 20; ">
            <text:p><text:s text:c="2"/>insert into "LOG_Errortype" ( <text:s text:c="2"/>"IDErrortype", <text:s text:c="3"/>"Name" <text:s/>) <text:s/>select <text:s text:c="3"/>20, <text:s text:c="3"/>'profile__lack_of_permitions_to_delete' <text:s text:c="2"/>where not exists ( <text:s text:c="2"/>select "IDErrortype" <text:s text:c="3"/>from "LOG_Errortype" <text:s text:c="3"/>where "IDErrortype" = 20 <text:s/>); <text:s text:c="2"/>update "LOG_Errortype" <text:s/>set <text:s text:c="3"/>"Name" = 'profile__lack_of_permitions_to_delete' <text:s/>where <text:s text:c="3"/>"IDErrortype" = 2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deleted__WARNING</text:p>
          </table:table-cell>
          <table:table-cell/>
          <table:table-cell table:formula="of:=[.C21]+1" office:value-type="float" office:value="21">
            <text:p>21</text:p>
          </table:table-cell>
          <table:table-cell table:formula="of:=SUBSTITUTE(SUBSTITUTE(SUBSTITUTE([.A22];&quot;__WARNING&quot;;&quot;&quot;);&quot;__&quot;;&quot; - &quot;);&quot;_&quot;;&quot; &quot;)" office:value-type="string" office:string-value="profile - successfully deleted">
            <text:p>profile - successfully deleted</text:p>
          </table:table-cell>
          <table:table-cell table:formula="of:=IF([.A22]=&quot;&quot;;&quot;&quot;;&quot;public const int &quot; &amp; [.A22] &amp; &quot; = &quot; &amp; [.C22] &amp; &quot;;&quot;)" office:value-type="string" office:string-value="public const int profile__successfully_deleted__WARNING = 21;">
            <text:p>public const int profile__successfully_deleted__WARNING = 21;</text:p>
          </table:table-cell>
          <table:table-cell table:formula="of:=IF([.A22]=&quot;&quot;;&quot;&quot;;&quot;items_.Add(&quot; &amp; [.A22] &amp; &quot;, new ErrorItem(&quot;&quot;&quot; &amp; [.D22] &amp; &quot;&quot;&quot;, &quot; &amp; IF(OR([.A22]=&quot;no_error&quot;;NOT(ISERROR(SEARCH(&quot;__WARNING&quot;;[.A22])))); &quot;false&quot;; &quot;true&quot;) &amp; &quot;));&quot;)" office:value-type="string" office:string-value="items_.Add(profile__successfully_deleted__WARNING, new ErrorItem(&quot;profile - successfully deleted&quot;, false));">
            <text:p>items_.Add(profile__successfully_deleted__WARNING, new ErrorItem("profile - successfully deleted", false));</text:p>
          </table:table-cell>
          <table:table-cell table:formula="of:=IF([.A22]=&quot;&quot;;&quot;&quot;;&quot;  insert into &quot;&quot;LOG_Errortype&quot;&quot; (   &quot;&quot;IDErrortype&quot;&quot;,    &quot;&quot;Name&quot;&quot;  )  select    &quot; &amp; [.C22] &amp; &quot;,    '&quot; &amp; [.A22] &amp; &quot;'   where not exists (   select &quot;&quot;IDErrortype&quot;&quot;    from &quot;&quot;LOG_Errortype&quot;&quot;    where &quot;&quot;IDErrortype&quot;&quot; = &quot; &amp; [.C22] &amp; &quot;  );   update &quot;&quot;LOG_Errortype&quot;&quot;  set    &quot;&quot;Name&quot;&quot; = '&quot; &amp; [.A22] &amp; &quot;'  where    &quot;&quot;IDErrortype&quot;&quot; = &quot; &amp; [.C22] &amp; &quot;; &quot;)" office:value-type="string" office:string-value="  insert into &quot;LOG_Errortype&quot; (   &quot;IDErrortype&quot;,    &quot;Name&quot;  )  select    21,    'profile__successfully_deleted__WARNING'   where not exists (   select &quot;IDErrortype&quot;    from &quot;LOG_Errortype&quot;    where &quot;IDErrortype&quot; = 21  );   update &quot;LOG_Errortype&quot;  set    &quot;Name&quot; = 'profile__successfully_deleted__WARNING'  where    &quot;IDErrortype&quot; = 21; ">
            <text:p><text:s text:c="2"/>insert into "LOG_Errortype" ( <text:s text:c="2"/>"IDErrortype", <text:s text:c="3"/>"Name" <text:s/>) <text:s/>select <text:s text:c="3"/>21, <text:s text:c="3"/>'profile__successfully_deleted__WARNING' <text:s text:c="2"/>where not exists ( <text:s text:c="2"/>select "IDErrortype" <text:s text:c="3"/>from "LOG_Errortype" <text:s text:c="3"/>where "IDErrortype" = 21 <text:s/>); <text:s text:c="2"/>update "LOG_Errortype" <text:s/>set <text:s text:c="3"/>"Name" = 'profile__successfully_deleted__WARNING' <text:s/>where <text:s text:c="3"/>"IDErrortype" = 2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ser__lack_of_permitions_to_read</text:p>
          </table:table-cell>
          <table:table-cell/>
          <table:table-cell table:formula="of:=[.C22]+1" office:value-type="float" office:value="22">
            <text:p>22</text:p>
          </table:table-cell>
          <table:table-cell table:formula="of:=SUBSTITUTE(SUBSTITUTE(SUBSTITUTE([.A23];&quot;__WARNING&quot;;&quot;&quot;);&quot;__&quot;;&quot; - &quot;);&quot;_&quot;;&quot; &quot;)" office:value-type="string" office:string-value="user - lack of permitions to read">
            <text:p>user - lack of permitions to read</text:p>
          </table:table-cell>
          <table:table-cell table:formula="of:=IF([.A23]=&quot;&quot;;&quot;&quot;;&quot;public const int &quot; &amp; [.A23] &amp; &quot; = &quot; &amp; [.C23] &amp; &quot;;&quot;)" office:value-type="string" office:string-value="public const int user__lack_of_permitions_to_read = 22;">
            <text:p>public const int user__lack_of_permitions_to_read = 22;</text:p>
          </table:table-cell>
          <table:table-cell table:formula="of:=IF([.A23]=&quot;&quot;;&quot;&quot;;&quot;items_.Add(&quot; &amp; [.A23] &amp; &quot;, new ErrorItem(&quot;&quot;&quot; &amp; [.D23] &amp; &quot;&quot;&quot;, &quot; &amp; IF(OR([.A23]=&quot;no_error&quot;;NOT(ISERROR(SEARCH(&quot;__WARNING&quot;;[.A23])))); &quot;false&quot;; &quot;true&quot;) &amp; &quot;));&quot;)" office:value-type="string" office:string-value="items_.Add(user__lack_of_permitions_to_read, new ErrorItem(&quot;user - lack of permitions to read&quot;, true));">
            <text:p>items_.Add(user__lack_of_permitions_to_read, new ErrorItem("user - lack of permitions to read", true));</text:p>
          </table:table-cell>
          <table:table-cell table:formula="of:=IF([.A23]=&quot;&quot;;&quot;&quot;;&quot;  insert into &quot;&quot;LOG_Errortype&quot;&quot; (   &quot;&quot;IDErrortype&quot;&quot;,    &quot;&quot;Name&quot;&quot;  )  select    &quot; &amp; [.C23] &amp; &quot;,    '&quot; &amp; [.A23] &amp; &quot;'   where not exists (   select &quot;&quot;IDErrortype&quot;&quot;    from &quot;&quot;LOG_Errortype&quot;&quot;    where &quot;&quot;IDErrortype&quot;&quot; = &quot; &amp; [.C23] &amp; &quot;  );   update &quot;&quot;LOG_Errortype&quot;&quot;  set    &quot;&quot;Name&quot;&quot; = '&quot; &amp; [.A23] &amp; &quot;'  where    &quot;&quot;IDErrortype&quot;&quot; = &quot; &amp; [.C23] &amp; &quot;; &quot;)" office:value-type="string" office:string-value="  insert into &quot;LOG_Errortype&quot; (   &quot;IDErrortype&quot;,    &quot;Name&quot;  )  select    22,    'user__lack_of_permitions_to_read'   where not exists (   select &quot;IDErrortype&quot;    from &quot;LOG_Errortype&quot;    where &quot;IDErrortype&quot; = 22  );   update &quot;LOG_Errortype&quot;  set    &quot;Name&quot; = 'user__lack_of_permitions_to_read'  where    &quot;IDErrortype&quot; = 22; ">
            <text:p><text:s text:c="2"/>insert into "LOG_Errortype" ( <text:s text:c="2"/>"IDErrortype", <text:s text:c="3"/>"Name" <text:s/>) <text:s/>select <text:s text:c="3"/>22, <text:s text:c="3"/>'user__lack_of_permitions_to_read' <text:s text:c="2"/>where not exists ( <text:s text:c="2"/>select "IDErrortype" <text:s text:c="3"/>from "LOG_Errortype" <text:s text:c="3"/>where "IDErrortype" = 22 <text:s/>); <text:s text:c="2"/>update "LOG_Errortype" <text:s/>set <text:s text:c="3"/>"Name" = 'user__lack_of_permitions_to_read' <text:s/>where <text:s text:c="3"/>"IDErrortype" = 22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write</text:p>
          </table:table-cell>
          <table:table-cell/>
          <table:table-cell table:formula="of:=[.C23]+1" office:value-type="float" office:value="23">
            <text:p>23</text:p>
          </table:table-cell>
          <table:table-cell table:formula="of:=SUBSTITUTE(SUBSTITUTE(SUBSTITUTE([.A24];&quot;__WARNING&quot;;&quot;&quot;);&quot;__&quot;;&quot; - &quot;);&quot;_&quot;;&quot; &quot;)" office:value-type="string" office:string-value="user - lack of permitions to write">
            <text:p>user - lack of permitions to write</text:p>
          </table:table-cell>
          <table:table-cell table:formula="of:=IF([.A24]=&quot;&quot;;&quot;&quot;;&quot;public const int &quot; &amp; [.A24] &amp; &quot; = &quot; &amp; [.C24] &amp; &quot;;&quot;)" office:value-type="string" office:string-value="public const int user__lack_of_permitions_to_write = 23;">
            <text:p>public const int user__lack_of_permitions_to_write = 23;</text:p>
          </table:table-cell>
          <table:table-cell table:formula="of:=IF([.A24]=&quot;&quot;;&quot;&quot;;&quot;items_.Add(&quot; &amp; [.A24] &amp; &quot;, new ErrorItem(&quot;&quot;&quot; &amp; [.D24] &amp; &quot;&quot;&quot;, &quot; &amp; IF(OR([.A24]=&quot;no_error&quot;;NOT(ISERROR(SEARCH(&quot;__WARNING&quot;;[.A24])))); &quot;false&quot;; &quot;true&quot;) &amp; &quot;));&quot;)" office:value-type="string" office:string-value="items_.Add(user__lack_of_permitions_to_write, new ErrorItem(&quot;user - lack of permitions to write&quot;, true));">
            <text:p>items_.Add(user__lack_of_permitions_to_write, new ErrorItem("user - lack of permitions to write", true));</text:p>
          </table:table-cell>
          <table:table-cell table:formula="of:=IF([.A24]=&quot;&quot;;&quot;&quot;;&quot;  insert into &quot;&quot;LOG_Errortype&quot;&quot; (   &quot;&quot;IDErrortype&quot;&quot;,    &quot;&quot;Name&quot;&quot;  )  select    &quot; &amp; [.C24] &amp; &quot;,    '&quot; &amp; [.A24] &amp; &quot;'   where not exists (   select &quot;&quot;IDErrortype&quot;&quot;    from &quot;&quot;LOG_Errortype&quot;&quot;    where &quot;&quot;IDErrortype&quot;&quot; = &quot; &amp; [.C24] &amp; &quot;  );   update &quot;&quot;LOG_Errortype&quot;&quot;  set    &quot;&quot;Name&quot;&quot; = '&quot; &amp; [.A24] &amp; &quot;'  where    &quot;&quot;IDErrortype&quot;&quot; = &quot; &amp; [.C24] &amp; &quot;; &quot;)" office:value-type="string" office:string-value="  insert into &quot;LOG_Errortype&quot; (   &quot;IDErrortype&quot;,    &quot;Name&quot;  )  select    23,    'user__lack_of_permitions_to_write'   where not exists (   select &quot;IDErrortype&quot;    from &quot;LOG_Errortype&quot;    where &quot;IDErrortype&quot; = 23  );   update &quot;LOG_Errortype&quot;  set    &quot;Name&quot; = 'user__lack_of_permitions_to_write'  where    &quot;IDErrortype&quot; = 23; ">
            <text:p><text:s text:c="2"/>insert into "LOG_Errortype" ( <text:s text:c="2"/>"IDErrortype", <text:s text:c="3"/>"Name" <text:s/>) <text:s/>select <text:s text:c="3"/>23, <text:s text:c="3"/>'user__lack_of_permitions_to_write' <text:s text:c="2"/>where not exists ( <text:s text:c="2"/>select "IDErrortype" <text:s text:c="3"/>from "LOG_Errortype" <text:s text:c="3"/>where "IDErrortype" = 23 <text:s/>); <text:s text:c="2"/>update "LOG_Errortype" <text:s/>set <text:s text:c="3"/>"Name" = 'user__lack_of_permitions_to_write' <text:s/>where <text:s text:c="3"/>"IDErrortype" = 23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delete</text:p>
          </table:table-cell>
          <table:table-cell/>
          <table:table-cell table:formula="of:=[.C24]+1" office:value-type="float" office:value="24">
            <text:p>24</text:p>
          </table:table-cell>
          <table:table-cell table:formula="of:=SUBSTITUTE(SUBSTITUTE(SUBSTITUTE([.A25];&quot;__WARNING&quot;;&quot;&quot;);&quot;__&quot;;&quot; - &quot;);&quot;_&quot;;&quot; &quot;)" office:value-type="string" office:string-value="user - lack of permitions to delete">
            <text:p>user - lack of permitions to delete</text:p>
          </table:table-cell>
          <table:table-cell table:formula="of:=IF([.A25]=&quot;&quot;;&quot;&quot;;&quot;public const int &quot; &amp; [.A25] &amp; &quot; = &quot; &amp; [.C25] &amp; &quot;;&quot;)" office:value-type="string" office:string-value="public const int user__lack_of_permitions_to_delete = 24;">
            <text:p>public const int user__lack_of_permitions_to_delete = 24;</text:p>
          </table:table-cell>
          <table:table-cell table:formula="of:=IF([.A25]=&quot;&quot;;&quot;&quot;;&quot;items_.Add(&quot; &amp; [.A25] &amp; &quot;, new ErrorItem(&quot;&quot;&quot; &amp; [.D25] &amp; &quot;&quot;&quot;, &quot; &amp; IF(OR([.A25]=&quot;no_error&quot;;NOT(ISERROR(SEARCH(&quot;__WARNING&quot;;[.A25])))); &quot;false&quot;; &quot;true&quot;) &amp; &quot;));&quot;)" office:value-type="string" office:string-value="items_.Add(user__lack_of_permitions_to_delete, new ErrorItem(&quot;user - lack of permitions to delete&quot;, true));">
            <text:p>items_.Add(user__lack_of_permitions_to_delete, new ErrorItem("user - lack of permitions to delete", true));</text:p>
          </table:table-cell>
          <table:table-cell table:formula="of:=IF([.A25]=&quot;&quot;;&quot;&quot;;&quot;  insert into &quot;&quot;LOG_Errortype&quot;&quot; (   &quot;&quot;IDErrortype&quot;&quot;,    &quot;&quot;Name&quot;&quot;  )  select    &quot; &amp; [.C25] &amp; &quot;,    '&quot; &amp; [.A25] &amp; &quot;'   where not exists (   select &quot;&quot;IDErrortype&quot;&quot;    from &quot;&quot;LOG_Errortype&quot;&quot;    where &quot;&quot;IDErrortype&quot;&quot; = &quot; &amp; [.C25] &amp; &quot;  );   update &quot;&quot;LOG_Errortype&quot;&quot;  set    &quot;&quot;Name&quot;&quot; = '&quot; &amp; [.A25] &amp; &quot;'  where    &quot;&quot;IDErrortype&quot;&quot; = &quot; &amp; [.C25] &amp; &quot;; &quot;)" office:value-type="string" office:string-value="  insert into &quot;LOG_Errortype&quot; (   &quot;IDErrortype&quot;,    &quot;Name&quot;  )  select    24,    'user__lack_of_permitions_to_delete'   where not exists (   select &quot;IDErrortype&quot;    from &quot;LOG_Errortype&quot;    where &quot;IDErrortype&quot; = 24  );   update &quot;LOG_Errortype&quot;  set    &quot;Name&quot; = 'user__lack_of_permitions_to_delete'  where    &quot;IDErrortype&quot; = 24; ">
            <text:p><text:s text:c="2"/>insert into "LOG_Errortype" ( <text:s text:c="2"/>"IDErrortype", <text:s text:c="3"/>"Name" <text:s/>) <text:s/>select <text:s text:c="3"/>24, <text:s text:c="3"/>'user__lack_of_permitions_to_delete' <text:s text:c="2"/>where not exists ( <text:s text:c="2"/>select "IDErrortype" <text:s text:c="3"/>from "LOG_Errortype" <text:s text:c="3"/>where "IDErrortype" = 24 <text:s/>); <text:s text:c="2"/>update "LOG_Errortype" <text:s/>set <text:s text:c="3"/>"Name" = 'user__lack_of_permitions_to_delete' <text:s/>where <text:s text:c="3"/>"IDErrortype" = 2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wrong_password</text:p>
          </table:table-cell>
          <table:table-cell/>
          <table:table-cell table:formula="of:=[.C25]+1" office:value-type="float" office:value="25">
            <text:p>25</text:p>
          </table:table-cell>
          <table:table-cell table:formula="of:=SUBSTITUTE(SUBSTITUTE(SUBSTITUTE([.A26];&quot;__WARNING&quot;;&quot;&quot;);&quot;__&quot;;&quot; - &quot;);&quot;_&quot;;&quot; &quot;)" office:value-type="string" office:string-value="authentication - change password - wrong password">
            <text:p>authentication - change password - wrong password</text:p>
          </table:table-cell>
          <table:table-cell table:formula="of:=IF([.A26]=&quot;&quot;;&quot;&quot;;&quot;public const int &quot; &amp; [.A26] &amp; &quot; = &quot; &amp; [.C26] &amp; &quot;;&quot;)" office:value-type="string" office:string-value="public const int authentication__change_password__wrong_password = 25;">
            <text:p>public const int authentication__change_password__wrong_password = 25;</text:p>
          </table:table-cell>
          <table:table-cell table:formula="of:=IF([.A26]=&quot;&quot;;&quot;&quot;;&quot;items_.Add(&quot; &amp; [.A26] &amp; &quot;, new ErrorItem(&quot;&quot;&quot; &amp; [.D26] &amp; &quot;&quot;&quot;, &quot; &amp; IF(OR([.A26]=&quot;no_error&quot;;NOT(ISERROR(SEARCH(&quot;__WARNING&quot;;[.A26])))); &quot;false&quot;; &quot;true&quot;) &amp; &quot;));&quot;)" office:value-type="string" office:string-value="items_.Add(authentication__change_password__wrong_password, new ErrorItem(&quot;authentication - change password - wrong password&quot;, true));">
            <text:p>items_.Add(authentication__change_password__wrong_password, new ErrorItem("authentication - change password - wrong password", true));</text:p>
          </table:table-cell>
          <table:table-cell table:formula="of:=IF([.A26]=&quot;&quot;;&quot;&quot;;&quot;  insert into &quot;&quot;LOG_Errortype&quot;&quot; (   &quot;&quot;IDErrortype&quot;&quot;,    &quot;&quot;Name&quot;&quot;  )  select    &quot; &amp; [.C26] &amp; &quot;,    '&quot; &amp; [.A26] &amp; &quot;'   where not exists (   select &quot;&quot;IDErrortype&quot;&quot;    from &quot;&quot;LOG_Errortype&quot;&quot;    where &quot;&quot;IDErrortype&quot;&quot; = &quot; &amp; [.C26] &amp; &quot;  );   update &quot;&quot;LOG_Errortype&quot;&quot;  set    &quot;&quot;Name&quot;&quot; = '&quot; &amp; [.A26] &amp; &quot;'  where    &quot;&quot;IDErrortype&quot;&quot; = &quot; &amp; [.C26] &amp; &quot;; &quot;)" office:value-type="string" office:string-value="  insert into &quot;LOG_Errortype&quot; (   &quot;IDErrortype&quot;,    &quot;Name&quot;  )  select    25,    'authentication__change_password__wrong_password'   where not exists (   select &quot;IDErrortype&quot;    from &quot;LOG_Errortype&quot;    where &quot;IDErrortype&quot; = 25  );   update &quot;LOG_Errortype&quot;  set    &quot;Name&quot; = 'authentication__change_password__wrong_password'  where    &quot;IDErrortype&quot; = 25; ">
            <text:p><text:s text:c="2"/>insert into "LOG_Errortype" ( <text:s text:c="2"/>"IDErrortype", <text:s text:c="3"/>"Name" <text:s/>) <text:s/>select <text:s text:c="3"/>25, <text:s text:c="3"/>'authentication__change_password__wrong_password' <text:s text:c="2"/>where not exists ( <text:s text:c="2"/>select "IDErrortype" <text:s text:c="3"/>from "LOG_Errortype" <text:s text:c="3"/>where "IDErrortype" = 25 <text:s/>); <text:s text:c="2"/>update "LOG_Errortype" <text:s/>set <text:s text:c="3"/>"Name" = 'authentication__change_password__wrong_password' <text:s/>where <text:s text:c="3"/>"IDErrortype" = 2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password</text:p>
          </table:table-cell>
          <table:table-cell/>
          <table:table-cell table:formula="of:=[.C26]+1" office:value-type="float" office:value="26">
            <text:p>26</text:p>
          </table:table-cell>
          <table:table-cell table:formula="of:=SUBSTITUTE(SUBSTITUTE(SUBSTITUTE([.A27];&quot;__WARNING&quot;;&quot;&quot;);&quot;__&quot;;&quot; - &quot;);&quot;_&quot;;&quot; &quot;)" office:value-type="string" office:string-value="authentication - change password - invalid password">
            <text:p>authentication - change password - invalid password</text:p>
          </table:table-cell>
          <table:table-cell table:formula="of:=IF([.A27]=&quot;&quot;;&quot;&quot;;&quot;public const int &quot; &amp; [.A27] &amp; &quot; = &quot; &amp; [.C27] &amp; &quot;;&quot;)" office:value-type="string" office:string-value="public const int authentication__change_password__invalid_password = 26;">
            <text:p>public const int authentication__change_password__invalid_password = 26;</text:p>
          </table:table-cell>
          <table:table-cell table:formula="of:=IF([.A27]=&quot;&quot;;&quot;&quot;;&quot;items_.Add(&quot; &amp; [.A27] &amp; &quot;, new ErrorItem(&quot;&quot;&quot; &amp; [.D27] &amp; &quot;&quot;&quot;, &quot; &amp; IF(OR([.A27]=&quot;no_error&quot;;NOT(ISERROR(SEARCH(&quot;__WARNING&quot;;[.A27])))); &quot;false&quot;; &quot;true&quot;) &amp; &quot;));&quot;)" office:value-type="string" office:string-value="items_.Add(authentication__change_password__invalid_password, new ErrorItem(&quot;authentication - change password - invalid password&quot;, true));">
            <text:p>items_.Add(authentication__change_password__invalid_password, new ErrorItem("authentication - change password - invalid password", true));</text:p>
          </table:table-cell>
          <table:table-cell table:formula="of:=IF([.A27]=&quot;&quot;;&quot;&quot;;&quot;  insert into &quot;&quot;LOG_Errortype&quot;&quot; (   &quot;&quot;IDErrortype&quot;&quot;,    &quot;&quot;Name&quot;&quot;  )  select    &quot; &amp; [.C27] &amp; &quot;,    '&quot; &amp; [.A27] &amp; &quot;'   where not exists (   select &quot;&quot;IDErrortype&quot;&quot;    from &quot;&quot;LOG_Errortype&quot;&quot;    where &quot;&quot;IDErrortype&quot;&quot; = &quot; &amp; [.C27] &amp; &quot;  );   update &quot;&quot;LOG_Errortype&quot;&quot;  set    &quot;&quot;Name&quot;&quot; = '&quot; &amp; [.A27] &amp; &quot;'  where    &quot;&quot;IDErrortype&quot;&quot; = &quot; &amp; [.C27] &amp; &quot;; &quot;)" office:value-type="string" office:string-value="  insert into &quot;LOG_Errortype&quot; (   &quot;IDErrortype&quot;,    &quot;Name&quot;  )  select    26,    'authentication__change_password__invalid_password'   where not exists (   select &quot;IDErrortype&quot;    from &quot;LOG_Errortype&quot;    where &quot;IDErrortype&quot; = 26  );   update &quot;LOG_Errortype&quot;  set    &quot;Name&quot; = 'authentication__change_password__invalid_password'  where    &quot;IDErrortype&quot; = 26; ">
            <text:p><text:s text:c="2"/>insert into "LOG_Errortype" ( <text:s text:c="2"/>"IDErrortype", <text:s text:c="3"/>"Name" <text:s/>) <text:s/>select <text:s text:c="3"/>26, <text:s text:c="3"/>'authentication__change_password__invalid_password' <text:s text:c="2"/>where not exists ( <text:s text:c="2"/>select "IDErrortype" <text:s text:c="3"/>from "LOG_Errortype" <text:s text:c="3"/>where "IDErrortype" = 26 <text:s/>); <text:s text:c="2"/>update "LOG_Errortype" <text:s/>set <text:s text:c="3"/>"Name" = 'authentication__change_password__invalid_password' <text:s/>where <text:s text:c="3"/>"IDErrortype" = 2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login</text:p>
          </table:table-cell>
          <table:table-cell/>
          <table:table-cell table:formula="of:=[.C27]+1" office:value-type="float" office:value="27">
            <text:p>27</text:p>
          </table:table-cell>
          <table:table-cell table:formula="of:=SUBSTITUTE(SUBSTITUTE(SUBSTITUTE([.A28];&quot;__WARNING&quot;;&quot;&quot;);&quot;__&quot;;&quot; - &quot;);&quot;_&quot;;&quot; &quot;)" office:value-type="string" office:string-value="authentication - change password - invalid login">
            <text:p>authentication - change password - invalid login</text:p>
          </table:table-cell>
          <table:table-cell table:formula="of:=IF([.A28]=&quot;&quot;;&quot;&quot;;&quot;public const int &quot; &amp; [.A28] &amp; &quot; = &quot; &amp; [.C28] &amp; &quot;;&quot;)" office:value-type="string" office:string-value="public const int authentication__change_password__invalid_login = 27;">
            <text:p>public const int authentication__change_password__invalid_login = 27;</text:p>
          </table:table-cell>
          <table:table-cell table:formula="of:=IF([.A28]=&quot;&quot;;&quot;&quot;;&quot;items_.Add(&quot; &amp; [.A28] &amp; &quot;, new ErrorItem(&quot;&quot;&quot; &amp; [.D28] &amp; &quot;&quot;&quot;, &quot; &amp; IF(OR([.A28]=&quot;no_error&quot;;NOT(ISERROR(SEARCH(&quot;__WARNING&quot;;[.A28])))); &quot;false&quot;; &quot;true&quot;) &amp; &quot;));&quot;)" office:value-type="string" office:string-value="items_.Add(authentication__change_password__invalid_login, new ErrorItem(&quot;authentication - change password - invalid login&quot;, true));">
            <text:p>items_.Add(authentication__change_password__invalid_login, new ErrorItem("authentication - change password - invalid login", true));</text:p>
          </table:table-cell>
          <table:table-cell table:formula="of:=IF([.A28]=&quot;&quot;;&quot;&quot;;&quot;  insert into &quot;&quot;LOG_Errortype&quot;&quot; (   &quot;&quot;IDErrortype&quot;&quot;,    &quot;&quot;Name&quot;&quot;  )  select    &quot; &amp; [.C28] &amp; &quot;,    '&quot; &amp; [.A28] &amp; &quot;'   where not exists (   select &quot;&quot;IDErrortype&quot;&quot;    from &quot;&quot;LOG_Errortype&quot;&quot;    where &quot;&quot;IDErrortype&quot;&quot; = &quot; &amp; [.C28] &amp; &quot;  );   update &quot;&quot;LOG_Errortype&quot;&quot;  set    &quot;&quot;Name&quot;&quot; = '&quot; &amp; [.A28] &amp; &quot;'  where    &quot;&quot;IDErrortype&quot;&quot; = &quot; &amp; [.C28] &amp; &quot;; &quot;)" office:value-type="string" office:string-value="  insert into &quot;LOG_Errortype&quot; (   &quot;IDErrortype&quot;,    &quot;Name&quot;  )  select    27,    'authentication__change_password__invalid_login'   where not exists (   select &quot;IDErrortype&quot;    from &quot;LOG_Errortype&quot;    where &quot;IDErrortype&quot; = 27  );   update &quot;LOG_Errortype&quot;  set    &quot;Name&quot; = 'authentication__change_password__invalid_login'  where    &quot;IDErrortype&quot; = 27; ">
            <text:p><text:s text:c="2"/>insert into "LOG_Errortype" ( <text:s text:c="2"/>"IDErrortype", <text:s text:c="3"/>"Name" <text:s/>) <text:s/>select <text:s text:c="3"/>27, <text:s text:c="3"/>'authentication__change_password__invalid_login' <text:s text:c="2"/>where not exists ( <text:s text:c="2"/>select "IDErrortype" <text:s text:c="3"/>from "LOG_Errortype" <text:s text:c="3"/>where "IDErrortype" = 27 <text:s/>); <text:s text:c="2"/>update "LOG_Errortype" <text:s/>set <text:s text:c="3"/>"Name" = 'authentication__change_password__invalid_login' <text:s/>where <text:s text:c="3"/>"IDErrortype" = 2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profile__successfully_set__WARNING</text:p>
          </table:table-cell>
          <table:table-cell/>
          <table:table-cell table:formula="of:=[.C28]+1" office:value-type="float" office:value="28">
            <text:p>28</text:p>
          </table:table-cell>
          <table:table-cell table:formula="of:=SUBSTITUTE(SUBSTITUTE(SUBSTITUTE([.A29];&quot;__WARNING&quot;;&quot;&quot;);&quot;__&quot;;&quot; - &quot;);&quot;_&quot;;&quot; &quot;)" office:value-type="string" office:string-value="user profile - successfully set">
            <text:p>user profile - successfully set</text:p>
          </table:table-cell>
          <table:table-cell table:formula="of:=IF([.A29]=&quot;&quot;;&quot;&quot;;&quot;public const int &quot; &amp; [.A29] &amp; &quot; = &quot; &amp; [.C29] &amp; &quot;;&quot;)" office:value-type="string" office:string-value="public const int user_profile__successfully_set__WARNING = 28;">
            <text:p>public const int user_profile__successfully_set__WARNING = 28;</text:p>
          </table:table-cell>
          <table:table-cell table:formula="of:=IF([.A29]=&quot;&quot;;&quot;&quot;;&quot;items_.Add(&quot; &amp; [.A29] &amp; &quot;, new ErrorItem(&quot;&quot;&quot; &amp; [.D29] &amp; &quot;&quot;&quot;, &quot; &amp; IF(OR([.A29]=&quot;no_error&quot;;NOT(ISERROR(SEARCH(&quot;__WARNING&quot;;[.A29])))); &quot;false&quot;; &quot;true&quot;) &amp; &quot;));&quot;)" office:value-type="string" office:string-value="items_.Add(user_profile__successfully_set__WARNING, new ErrorItem(&quot;user profile - successfully set&quot;, false));">
            <text:p>items_.Add(user_profile__successfully_set__WARNING, new ErrorItem("user profile - successfully set", false));</text:p>
          </table:table-cell>
          <table:table-cell table:formula="of:=IF([.A29]=&quot;&quot;;&quot;&quot;;&quot;  insert into &quot;&quot;LOG_Errortype&quot;&quot; (   &quot;&quot;IDErrortype&quot;&quot;,    &quot;&quot;Name&quot;&quot;  )  select    &quot; &amp; [.C29] &amp; &quot;,    '&quot; &amp; [.A29] &amp; &quot;'   where not exists (   select &quot;&quot;IDErrortype&quot;&quot;    from &quot;&quot;LOG_Errortype&quot;&quot;    where &quot;&quot;IDErrortype&quot;&quot; = &quot; &amp; [.C29] &amp; &quot;  );   update &quot;&quot;LOG_Errortype&quot;&quot;  set    &quot;&quot;Name&quot;&quot; = '&quot; &amp; [.A29] &amp; &quot;'  where    &quot;&quot;IDErrortype&quot;&quot; = &quot; &amp; [.C29] &amp; &quot;; &quot;)" office:value-type="string" office:string-value="  insert into &quot;LOG_Errortype&quot; (   &quot;IDErrortype&quot;,    &quot;Name&quot;  )  select    28,    'user_profile__successfully_set__WARNING'   where not exists (   select &quot;IDErrortype&quot;    from &quot;LOG_Errortype&quot;    where &quot;IDErrortype&quot; = 28  );   update &quot;LOG_Errortype&quot;  set    &quot;Name&quot; = 'user_profile__successfully_set__WARNING'  where    &quot;IDErrortype&quot; = 28; ">
            <text:p><text:s text:c="2"/>insert into "LOG_Errortype" ( <text:s text:c="2"/>"IDErrortype", <text:s text:c="3"/>"Name" <text:s/>) <text:s/>select <text:s text:c="3"/>28, <text:s text:c="3"/>'user_profile__successfully_set__WARNING' <text:s text:c="2"/>where not exists ( <text:s text:c="2"/>select "IDErrortype" <text:s text:c="3"/>from "LOG_Errortype" <text:s text:c="3"/>where "IDErrortype" = 28 <text:s/>); <text:s text:c="2"/>update "LOG_Errortype" <text:s/>set <text:s text:c="3"/>"Name" = 'user_profile__successfully_set__WARNING' <text:s/>where <text:s text:c="3"/>"IDErrortype" = 28; 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log__lack_of_permitions_to_read</text:p>
          </table:table-cell>
          <table:table-cell/>
          <table:table-cell table:formula="of:=[.C29]+1" office:value-type="float" office:value="29">
            <text:p>29</text:p>
          </table:table-cell>
          <table:table-cell table:formula="of:=SUBSTITUTE(SUBSTITUTE(SUBSTITUTE([.A30];&quot;__WARNING&quot;;&quot;&quot;);&quot;__&quot;;&quot; - &quot;);&quot;_&quot;;&quot; &quot;)" office:value-type="string" office:string-value="log - lack of permitions to read">
            <text:p>log - lack of permitions to read</text:p>
          </table:table-cell>
          <table:table-cell table:formula="of:=IF([.A30]=&quot;&quot;;&quot;&quot;;&quot;public const int &quot; &amp; [.A30] &amp; &quot; = &quot; &amp; [.C30] &amp; &quot;;&quot;)" office:value-type="string" office:string-value="public const int log__lack_of_permitions_to_read = 29;">
            <text:p>public const int log__lack_of_permitions_to_read = 29;</text:p>
          </table:table-cell>
          <table:table-cell table:formula="of:=IF([.A30]=&quot;&quot;;&quot;&quot;;&quot;items_.Add(&quot; &amp; [.A30] &amp; &quot;, new ErrorItem(&quot;&quot;&quot; &amp; [.D30] &amp; &quot;&quot;&quot;, &quot; &amp; IF(OR([.A30]=&quot;no_error&quot;;NOT(ISERROR(SEARCH(&quot;__WARNING&quot;;[.A30])))); &quot;false&quot;; &quot;true&quot;) &amp; &quot;));&quot;)" office:value-type="string" office:string-value="items_.Add(log__lack_of_permitions_to_read, new ErrorItem(&quot;log - lack of permitions to read&quot;, true));">
            <text:p>items_.Add(log__lack_of_permitions_to_read, new ErrorItem("log - lack of permitions to read", true));</text:p>
          </table:table-cell>
          <table:table-cell table:formula="of:=IF([.A30]=&quot;&quot;;&quot;&quot;;&quot;  insert into &quot;&quot;LOG_Errortype&quot;&quot; (   &quot;&quot;IDErrortype&quot;&quot;,    &quot;&quot;Name&quot;&quot;  )  select    &quot; &amp; [.C30] &amp; &quot;,    '&quot; &amp; [.A30] &amp; &quot;'   where not exists (   select &quot;&quot;IDErrortype&quot;&quot;    from &quot;&quot;LOG_Errortype&quot;&quot;    where &quot;&quot;IDErrortype&quot;&quot; = &quot; &amp; [.C30] &amp; &quot;  );   update &quot;&quot;LOG_Errortype&quot;&quot;  set    &quot;&quot;Name&quot;&quot; = '&quot; &amp; [.A30] &amp; &quot;'  where    &quot;&quot;IDErrortype&quot;&quot; = &quot; &amp; [.C30] &amp; &quot;; &quot;)" office:value-type="string" office:string-value="  insert into &quot;LOG_Errortype&quot; (   &quot;IDErrortype&quot;,    &quot;Name&quot;  )  select    29,    'log__lack_of_permitions_to_read'   where not exists (   select &quot;IDErrortype&quot;    from &quot;LOG_Errortype&quot;    where &quot;IDErrortype&quot; = 29  );   update &quot;LOG_Errortype&quot;  set    &quot;Name&quot; = 'log__lack_of_permitions_to_read'  where    &quot;IDErrortype&quot; = 29; ">
            <text:p><text:s text:c="2"/>insert into "LOG_Errortype" ( <text:s text:c="2"/>"IDErrortype", <text:s text:c="3"/>"Name" <text:s/>) <text:s/>select <text:s text:c="3"/>29, <text:s text:c="3"/>'log__lack_of_permitions_to_read' <text:s text:c="2"/>where not exists ( <text:s text:c="2"/>select "IDErrortype" <text:s text:c="3"/>from "LOG_Errortype" <text:s text:c="3"/>where "IDErrortype" = 29 <text:s/>); <text:s text:c="2"/>update "LOG_Errortype" <text:s/>set <text:s text:c="3"/>"Name" = 'log__lack_of_permitions_to_read' <text:s/>where <text:s text:c="3"/>"IDErrortype" = 2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mition__lack_of_permitions_to_read</text:p>
          </table:table-cell>
          <table:table-cell/>
          <table:table-cell table:formula="of:=[.C30]+1" office:value-type="float" office:value="30">
            <text:p>30</text:p>
          </table:table-cell>
          <table:table-cell table:formula="of:=SUBSTITUTE(SUBSTITUTE(SUBSTITUTE([.A31];&quot;__WARNING&quot;;&quot;&quot;);&quot;__&quot;;&quot; - &quot;);&quot;_&quot;;&quot; &quot;)" office:value-type="string" office:string-value="permition - lack of permitions to read">
            <text:p>permition - lack of permitions to read</text:p>
          </table:table-cell>
          <table:table-cell table:formula="of:=IF([.A31]=&quot;&quot;;&quot;&quot;;&quot;public const int &quot; &amp; [.A31] &amp; &quot; = &quot; &amp; [.C31] &amp; &quot;;&quot;)" office:value-type="string" office:string-value="public const int permition__lack_of_permitions_to_read = 30;">
            <text:p>public const int permition__lack_of_permitions_to_read = 30;</text:p>
          </table:table-cell>
          <table:table-cell table:formula="of:=IF([.A31]=&quot;&quot;;&quot;&quot;;&quot;items_.Add(&quot; &amp; [.A31] &amp; &quot;, new ErrorItem(&quot;&quot;&quot; &amp; [.D31] &amp; &quot;&quot;&quot;, &quot; &amp; IF(OR([.A31]=&quot;no_error&quot;;NOT(ISERROR(SEARCH(&quot;__WARNING&quot;;[.A31])))); &quot;false&quot;; &quot;true&quot;) &amp; &quot;));&quot;)" office:value-type="string" office:string-value="items_.Add(permition__lack_of_permitions_to_read, new ErrorItem(&quot;permition - lack of permitions to read&quot;, true));">
            <text:p>items_.Add(permition__lack_of_permitions_to_read, new ErrorItem("permition - lack of permitions to read", true));</text:p>
          </table:table-cell>
          <table:table-cell table:formula="of:=IF([.A31]=&quot;&quot;;&quot;&quot;;&quot;  insert into &quot;&quot;LOG_Errortype&quot;&quot; (   &quot;&quot;IDErrortype&quot;&quot;,    &quot;&quot;Name&quot;&quot;  )  select    &quot; &amp; [.C31] &amp; &quot;,    '&quot; &amp; [.A31] &amp; &quot;'   where not exists (   select &quot;&quot;IDErrortype&quot;&quot;    from &quot;&quot;LOG_Errortype&quot;&quot;    where &quot;&quot;IDErrortype&quot;&quot; = &quot; &amp; [.C31] &amp; &quot;  );   update &quot;&quot;LOG_Errortype&quot;&quot;  set    &quot;&quot;Name&quot;&quot; = '&quot; &amp; [.A31] &amp; &quot;'  where    &quot;&quot;IDErrortype&quot;&quot; = &quot; &amp; [.C31] &amp; &quot;; &quot;)" office:value-type="string" office:string-value="  insert into &quot;LOG_Errortype&quot; (   &quot;IDErrortype&quot;,    &quot;Name&quot;  )  select    30,    'permition__lack_of_permitions_to_read'   where not exists (   select &quot;IDErrortype&quot;    from &quot;LOG_Errortype&quot;    where &quot;IDErrortype&quot; = 30  );   update &quot;LOG_Errortype&quot;  set    &quot;Name&quot; = 'permition__lack_of_permitions_to_read'  where    &quot;IDErrortype&quot; = 30; ">
            <text:p><text:s text:c="2"/>insert into "LOG_Errortype" ( <text:s text:c="2"/>"IDErrortype", <text:s text:c="3"/>"Name" <text:s/>) <text:s/>select <text:s text:c="3"/>30, <text:s text:c="3"/>'permition__lack_of_permitions_to_read' <text:s text:c="2"/>where not exists ( <text:s text:c="2"/>select "IDErrortype" <text:s text:c="3"/>from "LOG_Errortype" <text:s text:c="3"/>where "IDErrortype" = 30 <text:s/>); <text:s text:c="2"/>update "LOG_Errortype" <text:s/>set <text:s text:c="3"/>"Name" = 'permition__lack_of_permitions_to_read' <text:s/>where <text:s text:c="3"/>"IDErrortype" = 3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permition__successfully_set__WARNING</text:p>
          </table:table-cell>
          <table:table-cell/>
          <table:table-cell table:formula="of:=[.C31]+1" office:value-type="float" office:value="31">
            <text:p>31</text:p>
          </table:table-cell>
          <table:table-cell table:formula="of:=SUBSTITUTE(SUBSTITUTE(SUBSTITUTE([.A32];&quot;__WARNING&quot;;&quot;&quot;);&quot;__&quot;;&quot; - &quot;);&quot;_&quot;;&quot; &quot;)" office:value-type="string" office:string-value="profile permition - successfully set">
            <text:p>profile permition - successfully set</text:p>
          </table:table-cell>
          <table:table-cell table:formula="of:=IF([.A32]=&quot;&quot;;&quot;&quot;;&quot;public const int &quot; &amp; [.A32] &amp; &quot; = &quot; &amp; [.C32] &amp; &quot;;&quot;)" office:value-type="string" office:string-value="public const int profile_permition__successfully_set__WARNING = 31;">
            <text:p>public const int profile_permition__successfully_set__WARNING = 31;</text:p>
          </table:table-cell>
          <table:table-cell table:formula="of:=IF([.A32]=&quot;&quot;;&quot;&quot;;&quot;items_.Add(&quot; &amp; [.A32] &amp; &quot;, new ErrorItem(&quot;&quot;&quot; &amp; [.D32] &amp; &quot;&quot;&quot;, &quot; &amp; IF(OR([.A32]=&quot;no_error&quot;;NOT(ISERROR(SEARCH(&quot;__WARNING&quot;;[.A32])))); &quot;false&quot;; &quot;true&quot;) &amp; &quot;));&quot;)" office:value-type="string" office:string-value="items_.Add(profile_permition__successfully_set__WARNING, new ErrorItem(&quot;profile permition - successfully set&quot;, false));">
            <text:p>items_.Add(profile_permition__successfully_set__WARNING, new ErrorItem("profile permition - successfully set", false));</text:p>
          </table:table-cell>
          <table:table-cell table:formula="of:=IF([.A32]=&quot;&quot;;&quot;&quot;;&quot;  insert into &quot;&quot;LOG_Errortype&quot;&quot; (   &quot;&quot;IDErrortype&quot;&quot;,    &quot;&quot;Name&quot;&quot;  )  select    &quot; &amp; [.C32] &amp; &quot;,    '&quot; &amp; [.A32] &amp; &quot;'   where not exists (   select &quot;&quot;IDErrortype&quot;&quot;    from &quot;&quot;LOG_Errortype&quot;&quot;    where &quot;&quot;IDErrortype&quot;&quot; = &quot; &amp; [.C32] &amp; &quot;  );   update &quot;&quot;LOG_Errortype&quot;&quot;  set    &quot;&quot;Name&quot;&quot; = '&quot; &amp; [.A32] &amp; &quot;'  where    &quot;&quot;IDErrortype&quot;&quot; = &quot; &amp; [.C32] &amp; &quot;; &quot;)" office:value-type="string" office:string-value="  insert into &quot;LOG_Errortype&quot; (   &quot;IDErrortype&quot;,    &quot;Name&quot;  )  select    31,    'profile_permition__successfully_set__WARNING'   where not exists (   select &quot;IDErrortype&quot;    from &quot;LOG_Errortype&quot;    where &quot;IDErrortype&quot; = 31  );   update &quot;LOG_Errortype&quot;  set    &quot;Name&quot; = 'profile_permition__successfully_set__WARNING'  where    &quot;IDErrortype&quot; = 31; ">
            <text:p><text:s text:c="2"/>insert into "LOG_Errortype" ( <text:s text:c="2"/>"IDErrortype", <text:s text:c="3"/>"Name" <text:s/>) <text:s/>select <text:s text:c="3"/>31, <text:s text:c="3"/>'profile_permition__successfully_set__WARNING' <text:s text:c="2"/>where not exists ( <text:s text:c="2"/>select "IDErrortype" <text:s text:c="3"/>from "LOG_Errortype" <text:s text:c="3"/>where "IDErrortype" = 31 <text:s/>); <text:s text:c="2"/>update "LOG_Errortype" <text:s/>set <text:s text:c="3"/>"Name" = 'profile_permition__successfully_set__WARNING' <text:s/>where <text:s text:c="3"/>"IDErrortype" = 3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delete</text:p>
          </table:table-cell>
          <table:table-cell/>
          <table:table-cell table:formula="of:=[.C32]+1" office:value-type="float" office:value="32">
            <text:p>32</text:p>
          </table:table-cell>
          <table:table-cell table:formula="of:=SUBSTITUTE(SUBSTITUTE(SUBSTITUTE([.A33];&quot;__WARNING&quot;;&quot;&quot;);&quot;__&quot;;&quot; - &quot;);&quot;_&quot;;&quot; &quot;)" office:value-type="string" office:string-value="news - lack of permitions to delete">
            <text:p>news - lack of permitions to delete</text:p>
          </table:table-cell>
          <table:table-cell table:formula="of:=IF([.A33]=&quot;&quot;;&quot;&quot;;&quot;public const int &quot; &amp; [.A33] &amp; &quot; = &quot; &amp; [.C33] &amp; &quot;;&quot;)" office:value-type="string" office:string-value="public const int news__lack_of_permitions_to_delete = 32;">
            <text:p>public const int news__lack_of_permitions_to_delete = 32;</text:p>
          </table:table-cell>
          <table:table-cell table:formula="of:=IF([.A33]=&quot;&quot;;&quot;&quot;;&quot;items_.Add(&quot; &amp; [.A33] &amp; &quot;, new ErrorItem(&quot;&quot;&quot; &amp; [.D33] &amp; &quot;&quot;&quot;, &quot; &amp; IF(OR([.A33]=&quot;no_error&quot;;NOT(ISERROR(SEARCH(&quot;__WARNING&quot;;[.A33])))); &quot;false&quot;; &quot;true&quot;) &amp; &quot;));&quot;)" office:value-type="string" office:string-value="items_.Add(news__lack_of_permitions_to_delete, new ErrorItem(&quot;news - lack of permitions to delete&quot;, true));">
            <text:p>items_.Add(news__lack_of_permitions_to_delete, new ErrorItem("news - lack of permitions to delete", true));</text:p>
          </table:table-cell>
          <table:table-cell table:formula="of:=IF([.A33]=&quot;&quot;;&quot;&quot;;&quot;  insert into &quot;&quot;LOG_Errortype&quot;&quot; (   &quot;&quot;IDErrortype&quot;&quot;,    &quot;&quot;Name&quot;&quot;  )  select    &quot; &amp; [.C33] &amp; &quot;,    '&quot; &amp; [.A33] &amp; &quot;'   where not exists (   select &quot;&quot;IDErrortype&quot;&quot;    from &quot;&quot;LOG_Errortype&quot;&quot;    where &quot;&quot;IDErrortype&quot;&quot; = &quot; &amp; [.C33] &amp; &quot;  );   update &quot;&quot;LOG_Errortype&quot;&quot;  set    &quot;&quot;Name&quot;&quot; = '&quot; &amp; [.A33] &amp; &quot;'  where    &quot;&quot;IDErrortype&quot;&quot; = &quot; &amp; [.C33] &amp; &quot;; &quot;)" office:value-type="string" office:string-value="  insert into &quot;LOG_Errortype&quot; (   &quot;IDErrortype&quot;,    &quot;Name&quot;  )  select    32,    'news__lack_of_permitions_to_delete'   where not exists (   select &quot;IDErrortype&quot;    from &quot;LOG_Errortype&quot;    where &quot;IDErrortype&quot; = 32  );   update &quot;LOG_Errortype&quot;  set    &quot;Name&quot; = 'news__lack_of_permitions_to_delete'  where    &quot;IDErrortype&quot; = 32; ">
            <text:p><text:s text:c="2"/>insert into "LOG_Errortype" ( <text:s text:c="2"/>"IDErrortype", <text:s text:c="3"/>"Name" <text:s/>) <text:s/>select <text:s text:c="3"/>32, <text:s text:c="3"/>'news__lack_of_permitions_to_delete' <text:s text:c="2"/>where not exists ( <text:s text:c="2"/>select "IDErrortype" <text:s text:c="3"/>from "LOG_Errortype" <text:s text:c="3"/>where "IDErrortype" = 32 <text:s/>); <text:s text:c="2"/>update "LOG_Errortype" <text:s/>set <text:s text:c="3"/>"Name" = 'news__lack_of_permitions_to_delete' <text:s/>where <text:s text:c="3"/>"IDErrortype" = 3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uccessfully_deleted__WARNING</text:p>
          </table:table-cell>
          <table:table-cell/>
          <table:table-cell table:formula="of:=[.C33]+1" office:value-type="float" office:value="33">
            <text:p>33</text:p>
          </table:table-cell>
          <table:table-cell table:formula="of:=SUBSTITUTE(SUBSTITUTE(SUBSTITUTE([.A34];&quot;__WARNING&quot;;&quot;&quot;);&quot;__&quot;;&quot; - &quot;);&quot;_&quot;;&quot; &quot;)" office:value-type="string" office:string-value="news - successfully deleted">
            <text:p>news - successfully deleted</text:p>
          </table:table-cell>
          <table:table-cell table:formula="of:=IF([.A34]=&quot;&quot;;&quot;&quot;;&quot;public const int &quot; &amp; [.A34] &amp; &quot; = &quot; &amp; [.C34] &amp; &quot;;&quot;)" office:value-type="string" office:string-value="public const int news__successfully_deleted__WARNING = 33;">
            <text:p>public const int news__successfully_deleted__WARNING = 33;</text:p>
          </table:table-cell>
          <table:table-cell table:formula="of:=IF([.A34]=&quot;&quot;;&quot;&quot;;&quot;items_.Add(&quot; &amp; [.A34] &amp; &quot;, new ErrorItem(&quot;&quot;&quot; &amp; [.D34] &amp; &quot;&quot;&quot;, &quot; &amp; IF(OR([.A34]=&quot;no_error&quot;;NOT(ISERROR(SEARCH(&quot;__WARNING&quot;;[.A34])))); &quot;false&quot;; &quot;true&quot;) &amp; &quot;));&quot;)" office:value-type="string" office:string-value="items_.Add(news__successfully_deleted__WARNING, new ErrorItem(&quot;news - successfully deleted&quot;, false));">
            <text:p>items_.Add(news__successfully_deleted__WARNING, new ErrorItem("news - successfully deleted", false));</text:p>
          </table:table-cell>
          <table:table-cell table:formula="of:=IF([.A34]=&quot;&quot;;&quot;&quot;;&quot;  insert into &quot;&quot;LOG_Errortype&quot;&quot; (   &quot;&quot;IDErrortype&quot;&quot;,    &quot;&quot;Name&quot;&quot;  )  select    &quot; &amp; [.C34] &amp; &quot;,    '&quot; &amp; [.A34] &amp; &quot;'   where not exists (   select &quot;&quot;IDErrortype&quot;&quot;    from &quot;&quot;LOG_Errortype&quot;&quot;    where &quot;&quot;IDErrortype&quot;&quot; = &quot; &amp; [.C34] &amp; &quot;  );   update &quot;&quot;LOG_Errortype&quot;&quot;  set    &quot;&quot;Name&quot;&quot; = '&quot; &amp; [.A34] &amp; &quot;'  where    &quot;&quot;IDErrortype&quot;&quot; = &quot; &amp; [.C34] &amp; &quot;; &quot;)" office:value-type="string" office:string-value="  insert into &quot;LOG_Errortype&quot; (   &quot;IDErrortype&quot;,    &quot;Name&quot;  )  select    33,    'news__successfully_deleted__WARNING'   where not exists (   select &quot;IDErrortype&quot;    from &quot;LOG_Errortype&quot;    where &quot;IDErrortype&quot; = 33  );   update &quot;LOG_Errortype&quot;  set    &quot;Name&quot; = 'news__successfully_deleted__WARNING'  where    &quot;IDErrortype&quot; = 33; ">
            <text:p><text:s text:c="2"/>insert into "LOG_Errortype" ( <text:s text:c="2"/>"IDErrortype", <text:s text:c="3"/>"Name" <text:s/>) <text:s/>select <text:s text:c="3"/>33, <text:s text:c="3"/>'news__successfully_deleted__WARNING' <text:s text:c="2"/>where not exists ( <text:s text:c="2"/>select "IDErrortype" <text:s text:c="3"/>from "LOG_Errortype" <text:s text:c="3"/>where "IDErrortype" = 33 <text:s/>); <text:s text:c="2"/>update "LOG_Errortype" <text:s/>set <text:s text:c="3"/>"Name" = 'news__successfully_deleted__WARNING' <text:s/>where <text:s text:c="3"/>"IDErrortype" = 3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uccessfully_updated__WARNING</text:p>
          </table:table-cell>
          <table:table-cell/>
          <table:table-cell table:formula="of:=[.C34]+1" office:value-type="float" office:value="34">
            <text:p>34</text:p>
          </table:table-cell>
          <table:table-cell table:formula="of:=SUBSTITUTE(SUBSTITUTE(SUBSTITUTE([.A35];&quot;__WARNING&quot;;&quot;&quot;);&quot;__&quot;;&quot; - &quot;);&quot;_&quot;;&quot; &quot;)" office:value-type="string" office:string-value="news - successfully updated">
            <text:p>news - successfully updated</text:p>
          </table:table-cell>
          <table:table-cell table:formula="of:=IF([.A35]=&quot;&quot;;&quot;&quot;;&quot;public const int &quot; &amp; [.A35] &amp; &quot; = &quot; &amp; [.C35] &amp; &quot;;&quot;)" office:value-type="string" office:string-value="public const int news__successfully_updated__WARNING = 34;">
            <text:p>public const int news__successfully_updated__WARNING = 34;</text:p>
          </table:table-cell>
          <table:table-cell table:formula="of:=IF([.A35]=&quot;&quot;;&quot;&quot;;&quot;items_.Add(&quot; &amp; [.A35] &amp; &quot;, new ErrorItem(&quot;&quot;&quot; &amp; [.D35] &amp; &quot;&quot;&quot;, &quot; &amp; IF(OR([.A35]=&quot;no_error&quot;;NOT(ISERROR(SEARCH(&quot;__WARNING&quot;;[.A35])))); &quot;false&quot;; &quot;true&quot;) &amp; &quot;));&quot;)" office:value-type="string" office:string-value="items_.Add(news__successfully_updated__WARNING, new ErrorItem(&quot;news - successfully updated&quot;, false));">
            <text:p>items_.Add(news__successfully_updated__WARNING, new ErrorItem("news - successfully updated", false));</text:p>
          </table:table-cell>
          <table:table-cell table:formula="of:=IF([.A35]=&quot;&quot;;&quot;&quot;;&quot;  insert into &quot;&quot;LOG_Errortype&quot;&quot; (   &quot;&quot;IDErrortype&quot;&quot;,    &quot;&quot;Name&quot;&quot;  )  select    &quot; &amp; [.C35] &amp; &quot;,    '&quot; &amp; [.A35] &amp; &quot;'   where not exists (   select &quot;&quot;IDErrortype&quot;&quot;    from &quot;&quot;LOG_Errortype&quot;&quot;    where &quot;&quot;IDErrortype&quot;&quot; = &quot; &amp; [.C35] &amp; &quot;  );   update &quot;&quot;LOG_Errortype&quot;&quot;  set    &quot;&quot;Name&quot;&quot; = '&quot; &amp; [.A35] &amp; &quot;'  where    &quot;&quot;IDErrortype&quot;&quot; = &quot; &amp; [.C35] &amp; &quot;; &quot;)" office:value-type="string" office:string-value="  insert into &quot;LOG_Errortype&quot; (   &quot;IDErrortype&quot;,    &quot;Name&quot;  )  select    34,    'news__successfully_updated__WARNING'   where not exists (   select &quot;IDErrortype&quot;    from &quot;LOG_Errortype&quot;    where &quot;IDErrortype&quot; = 34  );   update &quot;LOG_Errortype&quot;  set    &quot;Name&quot; = 'news__successfully_updated__WARNING'  where    &quot;IDErrortype&quot; = 34; ">
            <text:p><text:s text:c="2"/>insert into "LOG_Errortype" ( <text:s text:c="2"/>"IDErrortype", <text:s text:c="3"/>"Name" <text:s/>) <text:s/>select <text:s text:c="3"/>34, <text:s text:c="3"/>'news__successfully_updated__WARNING' <text:s text:c="2"/>where not exists ( <text:s text:c="2"/>select "IDErrortype" <text:s text:c="3"/>from "LOG_Errortype" <text:s text:c="3"/>where "IDErrortype" = 34 <text:s/>); <text:s text:c="2"/>update "LOG_Errortype" <text:s/>set <text:s text:c="3"/>"Name" = 'news__successfully_updated__WARNING' <text:s/>where <text:s text:c="3"/>"IDErrortype" = 3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uccessfully_created__WARNING</text:p>
          </table:table-cell>
          <table:table-cell/>
          <table:table-cell table:formula="of:=[.C35]+1" office:value-type="float" office:value="35">
            <text:p>35</text:p>
          </table:table-cell>
          <table:table-cell table:formula="of:=SUBSTITUTE(SUBSTITUTE(SUBSTITUTE([.A36];&quot;__WARNING&quot;;&quot;&quot;);&quot;__&quot;;&quot; - &quot;);&quot;_&quot;;&quot; &quot;)" office:value-type="string" office:string-value="news - successfully created">
            <text:p>news - successfully created</text:p>
          </table:table-cell>
          <table:table-cell table:formula="of:=IF([.A36]=&quot;&quot;;&quot;&quot;;&quot;public const int &quot; &amp; [.A36] &amp; &quot; = &quot; &amp; [.C36] &amp; &quot;;&quot;)" office:value-type="string" office:string-value="public const int news__successfully_created__WARNING = 35;">
            <text:p>public const int news__successfully_created__WARNING = 35;</text:p>
          </table:table-cell>
          <table:table-cell table:formula="of:=IF([.A36]=&quot;&quot;;&quot;&quot;;&quot;items_.Add(&quot; &amp; [.A36] &amp; &quot;, new ErrorItem(&quot;&quot;&quot; &amp; [.D36] &amp; &quot;&quot;&quot;, &quot; &amp; IF(OR([.A36]=&quot;no_error&quot;;NOT(ISERROR(SEARCH(&quot;__WARNING&quot;;[.A36])))); &quot;false&quot;; &quot;true&quot;) &amp; &quot;));&quot;)" office:value-type="string" office:string-value="items_.Add(news__successfully_created__WARNING, new ErrorItem(&quot;news - successfully created&quot;, false));">
            <text:p>items_.Add(news__successfully_created__WARNING, new ErrorItem("news - successfully created", false));</text:p>
          </table:table-cell>
          <table:table-cell table:formula="of:=IF([.A36]=&quot;&quot;;&quot;&quot;;&quot;  insert into &quot;&quot;LOG_Errortype&quot;&quot; (   &quot;&quot;IDErrortype&quot;&quot;,    &quot;&quot;Name&quot;&quot;  )  select    &quot; &amp; [.C36] &amp; &quot;,    '&quot; &amp; [.A36] &amp; &quot;'   where not exists (   select &quot;&quot;IDErrortype&quot;&quot;    from &quot;&quot;LOG_Errortype&quot;&quot;    where &quot;&quot;IDErrortype&quot;&quot; = &quot; &amp; [.C36] &amp; &quot;  );   update &quot;&quot;LOG_Errortype&quot;&quot;  set    &quot;&quot;Name&quot;&quot; = '&quot; &amp; [.A36] &amp; &quot;'  where    &quot;&quot;IDErrortype&quot;&quot; = &quot; &amp; [.C36] &amp; &quot;; &quot;)" office:value-type="string" office:string-value="  insert into &quot;LOG_Errortype&quot; (   &quot;IDErrortype&quot;,    &quot;Name&quot;  )  select    35,    'news__successfully_created__WARNING'   where not exists (   select &quot;IDErrortype&quot;    from &quot;LOG_Errortype&quot;    where &quot;IDErrortype&quot; = 35  );   update &quot;LOG_Errortype&quot;  set    &quot;Name&quot; = 'news__successfully_created__WARNING'  where    &quot;IDErrortype&quot; = 35; ">
            <text:p><text:s text:c="2"/>insert into "LOG_Errortype" ( <text:s text:c="2"/>"IDErrortype", <text:s text:c="3"/>"Name" <text:s/>) <text:s/>select <text:s text:c="3"/>35, <text:s text:c="3"/>'news__successfully_created__WARNING' <text:s text:c="2"/>where not exists ( <text:s text:c="2"/>select "IDErrortype" <text:s text:c="3"/>from "LOG_Errortype" <text:s text:c="3"/>where "IDErrortype" = 35 <text:s/>); <text:s text:c="2"/>update "LOG_Errortype" <text:s/>set <text:s text:c="3"/>"Name" = 'news__successfully_created__WARNING' <text:s/>where <text:s text:c="3"/>"IDErrortype" = 3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write</text:p>
          </table:table-cell>
          <table:table-cell/>
          <table:table-cell table:formula="of:=[.C36]+1" office:value-type="float" office:value="36">
            <text:p>36</text:p>
          </table:table-cell>
          <table:table-cell table:formula="of:=SUBSTITUTE(SUBSTITUTE(SUBSTITUTE([.A37];&quot;__WARNING&quot;;&quot;&quot;);&quot;__&quot;;&quot; - &quot;);&quot;_&quot;;&quot; &quot;)" office:value-type="string" office:string-value="news - lack of permitions to write">
            <text:p>news - lack of permitions to write</text:p>
          </table:table-cell>
          <table:table-cell table:formula="of:=IF([.A37]=&quot;&quot;;&quot;&quot;;&quot;public const int &quot; &amp; [.A37] &amp; &quot; = &quot; &amp; [.C37] &amp; &quot;;&quot;)" office:value-type="string" office:string-value="public const int news__lack_of_permitions_to_write = 36;">
            <text:p>public const int news__lack_of_permitions_to_write = 36;</text:p>
          </table:table-cell>
          <table:table-cell table:formula="of:=IF([.A37]=&quot;&quot;;&quot;&quot;;&quot;items_.Add(&quot; &amp; [.A37] &amp; &quot;, new ErrorItem(&quot;&quot;&quot; &amp; [.D37] &amp; &quot;&quot;&quot;, &quot; &amp; IF(OR([.A37]=&quot;no_error&quot;;NOT(ISERROR(SEARCH(&quot;__WARNING&quot;;[.A37])))); &quot;false&quot;; &quot;true&quot;) &amp; &quot;));&quot;)" office:value-type="string" office:string-value="items_.Add(news__lack_of_permitions_to_write, new ErrorItem(&quot;news - lack of permitions to write&quot;, true));">
            <text:p>items_.Add(news__lack_of_permitions_to_write, new ErrorItem("news - lack of permitions to write", true));</text:p>
          </table:table-cell>
          <table:table-cell table:formula="of:=IF([.A37]=&quot;&quot;;&quot;&quot;;&quot;  insert into &quot;&quot;LOG_Errortype&quot;&quot; (   &quot;&quot;IDErrortype&quot;&quot;,    &quot;&quot;Name&quot;&quot;  )  select    &quot; &amp; [.C37] &amp; &quot;,    '&quot; &amp; [.A37] &amp; &quot;'   where not exists (   select &quot;&quot;IDErrortype&quot;&quot;    from &quot;&quot;LOG_Errortype&quot;&quot;    where &quot;&quot;IDErrortype&quot;&quot; = &quot; &amp; [.C37] &amp; &quot;  );   update &quot;&quot;LOG_Errortype&quot;&quot;  set    &quot;&quot;Name&quot;&quot; = '&quot; &amp; [.A37] &amp; &quot;'  where    &quot;&quot;IDErrortype&quot;&quot; = &quot; &amp; [.C37] &amp; &quot;; &quot;)" office:value-type="string" office:string-value="  insert into &quot;LOG_Errortype&quot; (   &quot;IDErrortype&quot;,    &quot;Name&quot;  )  select    36,    'news__lack_of_permitions_to_write'   where not exists (   select &quot;IDErrortype&quot;    from &quot;LOG_Errortype&quot;    where &quot;IDErrortype&quot; = 36  );   update &quot;LOG_Errortype&quot;  set    &quot;Name&quot; = 'news__lack_of_permitions_to_write'  where    &quot;IDErrortype&quot; = 36; ">
            <text:p><text:s text:c="2"/>insert into "LOG_Errortype" ( <text:s text:c="2"/>"IDErrortype", <text:s text:c="3"/>"Name" <text:s/>) <text:s/>select <text:s text:c="3"/>36, <text:s text:c="3"/>'news__lack_of_permitions_to_write' <text:s text:c="2"/>where not exists ( <text:s text:c="2"/>select "IDErrortype" <text:s text:c="3"/>from "LOG_Errortype" <text:s text:c="3"/>where "IDErrortype" = 36 <text:s/>); <text:s text:c="2"/>update "LOG_Errortype" <text:s/>set <text:s text:c="3"/>"Name" = 'news__lack_of_permitions_to_write' <text:s/>where <text:s text:c="3"/>"IDErrortype" = 3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read</text:p>
          </table:table-cell>
          <table:table-cell/>
          <table:table-cell table:formula="of:=[.C37]+1" office:value-type="float" office:value="37">
            <text:p>37</text:p>
          </table:table-cell>
          <table:table-cell table:formula="of:=SUBSTITUTE(SUBSTITUTE(SUBSTITUTE([.A38];&quot;__WARNING&quot;;&quot;&quot;);&quot;__&quot;;&quot; - &quot;);&quot;_&quot;;&quot; &quot;)" office:value-type="string" office:string-value="news - lack of permitions to read">
            <text:p>news - lack of permitions to read</text:p>
          </table:table-cell>
          <table:table-cell table:formula="of:=IF([.A38]=&quot;&quot;;&quot;&quot;;&quot;public const int &quot; &amp; [.A38] &amp; &quot; = &quot; &amp; [.C38] &amp; &quot;;&quot;)" office:value-type="string" office:string-value="public const int news__lack_of_permitions_to_read = 37;">
            <text:p>public const int news__lack_of_permitions_to_read = 37;</text:p>
          </table:table-cell>
          <table:table-cell table:formula="of:=IF([.A38]=&quot;&quot;;&quot;&quot;;&quot;items_.Add(&quot; &amp; [.A38] &amp; &quot;, new ErrorItem(&quot;&quot;&quot; &amp; [.D38] &amp; &quot;&quot;&quot;, &quot; &amp; IF(OR([.A38]=&quot;no_error&quot;;NOT(ISERROR(SEARCH(&quot;__WARNING&quot;;[.A38])))); &quot;false&quot;; &quot;true&quot;) &amp; &quot;));&quot;)" office:value-type="string" office:string-value="items_.Add(news__lack_of_permitions_to_read, new ErrorItem(&quot;news - lack of permitions to read&quot;, true));">
            <text:p>items_.Add(news__lack_of_permitions_to_read, new ErrorItem("news - lack of permitions to read", true));</text:p>
          </table:table-cell>
          <table:table-cell table:formula="of:=IF([.A38]=&quot;&quot;;&quot;&quot;;&quot;  insert into &quot;&quot;LOG_Errortype&quot;&quot; (   &quot;&quot;IDErrortype&quot;&quot;,    &quot;&quot;Name&quot;&quot;  )  select    &quot; &amp; [.C38] &amp; &quot;,    '&quot; &amp; [.A38] &amp; &quot;'   where not exists (   select &quot;&quot;IDErrortype&quot;&quot;    from &quot;&quot;LOG_Errortype&quot;&quot;    where &quot;&quot;IDErrortype&quot;&quot; = &quot; &amp; [.C38] &amp; &quot;  );   update &quot;&quot;LOG_Errortype&quot;&quot;  set    &quot;&quot;Name&quot;&quot; = '&quot; &amp; [.A38] &amp; &quot;'  where    &quot;&quot;IDErrortype&quot;&quot; = &quot; &amp; [.C38] &amp; &quot;; &quot;)" office:value-type="string" office:string-value="  insert into &quot;LOG_Errortype&quot; (   &quot;IDErrortype&quot;,    &quot;Name&quot;  )  select    37,    'news__lack_of_permitions_to_read'   where not exists (   select &quot;IDErrortype&quot;    from &quot;LOG_Errortype&quot;    where &quot;IDErrortype&quot; = 37  );   update &quot;LOG_Errortype&quot;  set    &quot;Name&quot; = 'news__lack_of_permitions_to_read'  where    &quot;IDErrortype&quot; = 37; ">
            <text:p><text:s text:c="2"/>insert into "LOG_Errortype" ( <text:s text:c="2"/>"IDErrortype", <text:s text:c="3"/>"Name" <text:s/>) <text:s/>select <text:s text:c="3"/>37, <text:s text:c="3"/>'news__lack_of_permitions_to_read' <text:s text:c="2"/>where not exists ( <text:s text:c="2"/>select "IDErrortype" <text:s text:c="3"/>from "LOG_Errortype" <text:s text:c="3"/>where "IDErrortype" = 37 <text:s/>); <text:s text:c="2"/>update "LOG_Errortype" <text:s/>set <text:s text:c="3"/>"Name" = 'news__lack_of_permitions_to_read' <text:s/>where <text:s text:c="3"/>"IDErrortype" = 3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lack_of_permitions_to_approve</text:p>
          </table:table-cell>
          <table:table-cell/>
          <table:table-cell table:formula="of:=[.C38]+1" office:value-type="float" office:value="38">
            <text:p>38</text:p>
          </table:table-cell>
          <table:table-cell table:formula="of:=SUBSTITUTE(SUBSTITUTE(SUBSTITUTE([.A39];&quot;__WARNING&quot;;&quot;&quot;);&quot;__&quot;;&quot; - &quot;);&quot;_&quot;;&quot; &quot;)" office:value-type="string" office:string-value="news - lack of permitions to approve">
            <text:p>news - lack of permitions to approve</text:p>
          </table:table-cell>
          <table:table-cell table:formula="of:=IF([.A39]=&quot;&quot;;&quot;&quot;;&quot;public const int &quot; &amp; [.A39] &amp; &quot; = &quot; &amp; [.C39] &amp; &quot;;&quot;)" office:value-type="string" office:string-value="public const int news__lack_of_permitions_to_approve = 38;">
            <text:p>public const int news__lack_of_permitions_to_approve = 38;</text:p>
          </table:table-cell>
          <table:table-cell table:formula="of:=IF([.A39]=&quot;&quot;;&quot;&quot;;&quot;items_.Add(&quot; &amp; [.A39] &amp; &quot;, new ErrorItem(&quot;&quot;&quot; &amp; [.D39] &amp; &quot;&quot;&quot;, &quot; &amp; IF(OR([.A39]=&quot;no_error&quot;;NOT(ISERROR(SEARCH(&quot;__WARNING&quot;;[.A39])))); &quot;false&quot;; &quot;true&quot;) &amp; &quot;));&quot;)" office:value-type="string" office:string-value="items_.Add(news__lack_of_permitions_to_approve, new ErrorItem(&quot;news - lack of permitions to approve&quot;, true));">
            <text:p>items_.Add(news__lack_of_permitions_to_approve, new ErrorItem("news - lack of permitions to approve", true));</text:p>
          </table:table-cell>
          <table:table-cell table:formula="of:=IF([.A39]=&quot;&quot;;&quot;&quot;;&quot;  insert into &quot;&quot;LOG_Errortype&quot;&quot; (   &quot;&quot;IDErrortype&quot;&quot;,    &quot;&quot;Name&quot;&quot;  )  select    &quot; &amp; [.C39] &amp; &quot;,    '&quot; &amp; [.A39] &amp; &quot;'   where not exists (   select &quot;&quot;IDErrortype&quot;&quot;    from &quot;&quot;LOG_Errortype&quot;&quot;    where &quot;&quot;IDErrortype&quot;&quot; = &quot; &amp; [.C39] &amp; &quot;  );   update &quot;&quot;LOG_Errortype&quot;&quot;  set    &quot;&quot;Name&quot;&quot; = '&quot; &amp; [.A39] &amp; &quot;'  where    &quot;&quot;IDErrortype&quot;&quot; = &quot; &amp; [.C39] &amp; &quot;; &quot;)" office:value-type="string" office:string-value="  insert into &quot;LOG_Errortype&quot; (   &quot;IDErrortype&quot;,    &quot;Name&quot;  )  select    38,    'news__lack_of_permitions_to_approve'   where not exists (   select &quot;IDErrortype&quot;    from &quot;LOG_Errortype&quot;    where &quot;IDErrortype&quot; = 38  );   update &quot;LOG_Errortype&quot;  set    &quot;Name&quot; = 'news__lack_of_permitions_to_approve'  where    &quot;IDErrortype&quot; = 38; ">
            <text:p><text:s text:c="2"/>insert into "LOG_Errortype" ( <text:s text:c="2"/>"IDErrortype", <text:s text:c="3"/>"Name" <text:s/>) <text:s/>select <text:s text:c="3"/>38, <text:s text:c="3"/>'news__lack_of_permitions_to_approve' <text:s text:c="2"/>where not exists ( <text:s text:c="2"/>select "IDErrortype" <text:s text:c="3"/>from "LOG_Errortype" <text:s text:c="3"/>where "IDErrortype" = 38 <text:s/>); <text:s text:c="2"/>update "LOG_Errortype" <text:s/>set <text:s text:c="3"/>"Name" = 'news__lack_of_permitions_to_approve' <text:s/>where <text:s text:c="3"/>"IDErrortype" = 3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invalid_date</text:p>
          </table:table-cell>
          <table:table-cell/>
          <table:table-cell table:formula="of:=[.C39]+1" office:value-type="float" office:value="39">
            <text:p>39</text:p>
          </table:table-cell>
          <table:table-cell table:formula="of:=SUBSTITUTE(SUBSTITUTE(SUBSTITUTE([.A40];&quot;__WARNING&quot;;&quot;&quot;);&quot;__&quot;;&quot; - &quot;);&quot;_&quot;;&quot; &quot;)" office:value-type="string" office:string-value="news - invalid date">
            <text:p>news - invalid date</text:p>
          </table:table-cell>
          <table:table-cell table:formula="of:=IF([.A40]=&quot;&quot;;&quot;&quot;;&quot;public const int &quot; &amp; [.A40] &amp; &quot; = &quot; &amp; [.C40] &amp; &quot;;&quot;)" office:value-type="string" office:string-value="public const int news__invalid_date = 39;">
            <text:p>public const int news__invalid_date = 39;</text:p>
          </table:table-cell>
          <table:table-cell table:formula="of:=IF([.A40]=&quot;&quot;;&quot;&quot;;&quot;items_.Add(&quot; &amp; [.A40] &amp; &quot;, new ErrorItem(&quot;&quot;&quot; &amp; [.D40] &amp; &quot;&quot;&quot;, &quot; &amp; IF(OR([.A40]=&quot;no_error&quot;;NOT(ISERROR(SEARCH(&quot;__WARNING&quot;;[.A40])))); &quot;false&quot;; &quot;true&quot;) &amp; &quot;));&quot;)" office:value-type="string" office:string-value="items_.Add(news__invalid_date, new ErrorItem(&quot;news - invalid date&quot;, true));">
            <text:p>items_.Add(news__invalid_date, new ErrorItem("news - invalid date", true));</text:p>
          </table:table-cell>
          <table:table-cell table:formula="of:=IF([.A40]=&quot;&quot;;&quot;&quot;;&quot;  insert into &quot;&quot;LOG_Errortype&quot;&quot; (   &quot;&quot;IDErrortype&quot;&quot;,    &quot;&quot;Name&quot;&quot;  )  select    &quot; &amp; [.C40] &amp; &quot;,    '&quot; &amp; [.A40] &amp; &quot;'   where not exists (   select &quot;&quot;IDErrortype&quot;&quot;    from &quot;&quot;LOG_Errortype&quot;&quot;    where &quot;&quot;IDErrortype&quot;&quot; = &quot; &amp; [.C40] &amp; &quot;  );   update &quot;&quot;LOG_Errortype&quot;&quot;  set    &quot;&quot;Name&quot;&quot; = '&quot; &amp; [.A40] &amp; &quot;'  where    &quot;&quot;IDErrortype&quot;&quot; = &quot; &amp; [.C40] &amp; &quot;; &quot;)" office:value-type="string" office:string-value="  insert into &quot;LOG_Errortype&quot; (   &quot;IDErrortype&quot;,    &quot;Name&quot;  )  select    39,    'news__invalid_date'   where not exists (   select &quot;IDErrortype&quot;    from &quot;LOG_Errortype&quot;    where &quot;IDErrortype&quot; = 39  );   update &quot;LOG_Errortype&quot;  set    &quot;Name&quot; = 'news__invalid_date'  where    &quot;IDErrortype&quot; = 39; ">
            <text:p><text:s text:c="2"/>insert into "LOG_Errortype" ( <text:s text:c="2"/>"IDErrortype", <text:s text:c="3"/>"Name" <text:s/>) <text:s/>select <text:s text:c="3"/>39, <text:s text:c="3"/>'news__invalid_date' <text:s text:c="2"/>where not exists ( <text:s text:c="2"/>select "IDErrortype" <text:s text:c="3"/>from "LOG_Errortype" <text:s text:c="3"/>where "IDErrortype" = 39 <text:s/>); <text:s text:c="2"/>update "LOG_Errortype" <text:s/>set <text:s text:c="3"/>"Name" = 'news__invalid_date' <text:s/>where <text:s text:c="3"/>"IDErrortype" = 3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lack_of_permitions_to_read</text:p>
          </table:table-cell>
          <table:table-cell/>
          <table:table-cell table:formula="of:=[.C40]+1" office:value-type="float" office:value="40">
            <text:p>40</text:p>
          </table:table-cell>
          <table:table-cell table:formula="of:=SUBSTITUTE(SUBSTITUTE(SUBSTITUTE([.A41];&quot;__WARNING&quot;;&quot;&quot;);&quot;__&quot;;&quot; - &quot;);&quot;_&quot;;&quot; &quot;)" office:value-type="string" office:string-value="tag - lack of permitions to read">
            <text:p>tag - lack of permitions to read</text:p>
          </table:table-cell>
          <table:table-cell table:formula="of:=IF([.A41]=&quot;&quot;;&quot;&quot;;&quot;public const int &quot; &amp; [.A41] &amp; &quot; = &quot; &amp; [.C41] &amp; &quot;;&quot;)" office:value-type="string" office:string-value="public const int tag__lack_of_permitions_to_read = 40;">
            <text:p>public const int tag__lack_of_permitions_to_read = 40;</text:p>
          </table:table-cell>
          <table:table-cell table:formula="of:=IF([.A41]=&quot;&quot;;&quot;&quot;;&quot;items_.Add(&quot; &amp; [.A41] &amp; &quot;, new ErrorItem(&quot;&quot;&quot; &amp; [.D41] &amp; &quot;&quot;&quot;, &quot; &amp; IF(OR([.A41]=&quot;no_error&quot;;NOT(ISERROR(SEARCH(&quot;__WARNING&quot;;[.A41])))); &quot;false&quot;; &quot;true&quot;) &amp; &quot;));&quot;)" office:value-type="string" office:string-value="items_.Add(tag__lack_of_permitions_to_read, new ErrorItem(&quot;tag - lack of permitions to read&quot;, true));">
            <text:p>items_.Add(tag__lack_of_permitions_to_read, new ErrorItem("tag - lack of permitions to read", true));</text:p>
          </table:table-cell>
          <table:table-cell table:formula="of:=IF([.A41]=&quot;&quot;;&quot;&quot;;&quot;  insert into &quot;&quot;LOG_Errortype&quot;&quot; (   &quot;&quot;IDErrortype&quot;&quot;,    &quot;&quot;Name&quot;&quot;  )  select    &quot; &amp; [.C41] &amp; &quot;,    '&quot; &amp; [.A41] &amp; &quot;'   where not exists (   select &quot;&quot;IDErrortype&quot;&quot;    from &quot;&quot;LOG_Errortype&quot;&quot;    where &quot;&quot;IDErrortype&quot;&quot; = &quot; &amp; [.C41] &amp; &quot;  );   update &quot;&quot;LOG_Errortype&quot;&quot;  set    &quot;&quot;Name&quot;&quot; = '&quot; &amp; [.A41] &amp; &quot;'  where    &quot;&quot;IDErrortype&quot;&quot; = &quot; &amp; [.C41] &amp; &quot;; &quot;)" office:value-type="string" office:string-value="  insert into &quot;LOG_Errortype&quot; (   &quot;IDErrortype&quot;,    &quot;Name&quot;  )  select    40,    'tag__lack_of_permitions_to_read'   where not exists (   select &quot;IDErrortype&quot;    from &quot;LOG_Errortype&quot;    where &quot;IDErrortype&quot; = 40  );   update &quot;LOG_Errortype&quot;  set    &quot;Name&quot; = 'tag__lack_of_permitions_to_read'  where    &quot;IDErrortype&quot; = 40; ">
            <text:p><text:s text:c="2"/>insert into "LOG_Errortype" ( <text:s text:c="2"/>"IDErrortype", <text:s text:c="3"/>"Name" <text:s/>) <text:s/>select <text:s text:c="3"/>40, <text:s text:c="3"/>'tag__lack_of_permitions_to_read' <text:s text:c="2"/>where not exists ( <text:s text:c="2"/>select "IDErrortype" <text:s text:c="3"/>from "LOG_Errortype" <text:s text:c="3"/>where "IDErrortype" = 40 <text:s/>); <text:s text:c="2"/>update "LOG_Errortype" <text:s/>set <text:s text:c="3"/>"Name" = 'tag__lack_of_permitions_to_read' <text:s/>where <text:s text:c="3"/>"IDErrortype" = 4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tag__lack_of_permitions_to_read__not_approved</text:p>
          </table:table-cell>
          <table:table-cell/>
          <table:table-cell table:formula="of:=[.C41]+1" office:value-type="float" office:value="41">
            <text:p>41</text:p>
          </table:table-cell>
          <table:table-cell table:formula="of:=SUBSTITUTE(SUBSTITUTE(SUBSTITUTE([.A42];&quot;__WARNING&quot;;&quot;&quot;);&quot;__&quot;;&quot; - &quot;);&quot;_&quot;;&quot; &quot;)" office:value-type="string" office:string-value="tag - lack of permitions to read - not approved">
            <text:p>tag - lack of permitions to read - not approved</text:p>
          </table:table-cell>
          <table:table-cell table:formula="of:=IF([.A42]=&quot;&quot;;&quot;&quot;;&quot;public const int &quot; &amp; [.A42] &amp; &quot; = &quot; &amp; [.C42] &amp; &quot;;&quot;)" office:value-type="string" office:string-value="public const int tag__lack_of_permitions_to_read__not_approved = 41;">
            <text:p>public const int tag__lack_of_permitions_to_read__not_approved = 41;</text:p>
          </table:table-cell>
          <table:table-cell table:formula="of:=IF([.A42]=&quot;&quot;;&quot;&quot;;&quot;items_.Add(&quot; &amp; [.A42] &amp; &quot;, new ErrorItem(&quot;&quot;&quot; &amp; [.D42] &amp; &quot;&quot;&quot;, &quot; &amp; IF(OR([.A42]=&quot;no_error&quot;;NOT(ISERROR(SEARCH(&quot;__WARNING&quot;;[.A42])))); &quot;false&quot;; &quot;true&quot;) &amp; &quot;));&quot;)" office:value-type="string" office:string-value="items_.Add(tag__lack_of_permitions_to_read__not_approved, new ErrorItem(&quot;tag - lack of permitions to read - not approved&quot;, true));">
            <text:p>items_.Add(tag__lack_of_permitions_to_read__not_approved, new ErrorItem("tag - lack of permitions to read - not approved", true));</text:p>
          </table:table-cell>
          <table:table-cell table:formula="of:=IF([.A42]=&quot;&quot;;&quot;&quot;;&quot;  insert into &quot;&quot;LOG_Errortype&quot;&quot; (   &quot;&quot;IDErrortype&quot;&quot;,    &quot;&quot;Name&quot;&quot;  )  select    &quot; &amp; [.C42] &amp; &quot;,    '&quot; &amp; [.A42] &amp; &quot;'   where not exists (   select &quot;&quot;IDErrortype&quot;&quot;    from &quot;&quot;LOG_Errortype&quot;&quot;    where &quot;&quot;IDErrortype&quot;&quot; = &quot; &amp; [.C42] &amp; &quot;  );   update &quot;&quot;LOG_Errortype&quot;&quot;  set    &quot;&quot;Name&quot;&quot; = '&quot; &amp; [.A42] &amp; &quot;'  where    &quot;&quot;IDErrortype&quot;&quot; = &quot; &amp; [.C42] &amp; &quot;; &quot;)" office:value-type="string" office:string-value="  insert into &quot;LOG_Errortype&quot; (   &quot;IDErrortype&quot;,    &quot;Name&quot;  )  select    41,    'tag__lack_of_permitions_to_read__not_approved'   where not exists (   select &quot;IDErrortype&quot;    from &quot;LOG_Errortype&quot;    where &quot;IDErrortype&quot; = 41  );   update &quot;LOG_Errortype&quot;  set    &quot;Name&quot; = 'tag__lack_of_permitions_to_read__not_approved'  where    &quot;IDErrortype&quot; = 41; ">
            <text:p><text:s text:c="2"/>insert into "LOG_Errortype" ( <text:s text:c="2"/>"IDErrortype", <text:s text:c="3"/>"Name" <text:s/>) <text:s/>select <text:s text:c="3"/>41, <text:s text:c="3"/>'tag__lack_of_permitions_to_read__not_approved' <text:s text:c="2"/>where not exists ( <text:s text:c="2"/>select "IDErrortype" <text:s text:c="3"/>from "LOG_Errortype" <text:s text:c="3"/>where "IDErrortype" = 41 <text:s/>); <text:s text:c="2"/>update "LOG_Errortype" <text:s/>set <text:s text:c="3"/>"Name" = 'tag__lack_of_permitions_to_read__not_approved' <text:s/>where <text:s text:c="3"/>"IDErrortype" = 4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lack_of_permitions_to_read__not_approved</text:p>
          </table:table-cell>
          <table:table-cell/>
          <table:table-cell table:formula="of:=[.C42]+1" office:value-type="float" office:value="42">
            <text:p>42</text:p>
          </table:table-cell>
          <table:table-cell table:formula="of:=SUBSTITUTE(SUBSTITUTE(SUBSTITUTE([.A43];&quot;__WARNING&quot;;&quot;&quot;);&quot;__&quot;;&quot; - &quot;);&quot;_&quot;;&quot; &quot;)" office:value-type="string" office:string-value="highlight - lack of permitions to read - not approved">
            <text:p>highlight - lack of permitions to read - not approved</text:p>
          </table:table-cell>
          <table:table-cell table:formula="of:=IF([.A43]=&quot;&quot;;&quot;&quot;;&quot;public const int &quot; &amp; [.A43] &amp; &quot; = &quot; &amp; [.C43] &amp; &quot;;&quot;)" office:value-type="string" office:string-value="public const int highlight__lack_of_permitions_to_read__not_approved = 42;">
            <text:p>public const int highlight__lack_of_permitions_to_read__not_approved = 42;</text:p>
          </table:table-cell>
          <table:table-cell table:formula="of:=IF([.A43]=&quot;&quot;;&quot;&quot;;&quot;items_.Add(&quot; &amp; [.A43] &amp; &quot;, new ErrorItem(&quot;&quot;&quot; &amp; [.D43] &amp; &quot;&quot;&quot;, &quot; &amp; IF(OR([.A43]=&quot;no_error&quot;;NOT(ISERROR(SEARCH(&quot;__WARNING&quot;;[.A43])))); &quot;false&quot;; &quot;true&quot;) &amp; &quot;));&quot;)" office:value-type="string" office:string-value="items_.Add(highlight__lack_of_permitions_to_read__not_approved, new ErrorItem(&quot;highlight - lack of permitions to read - not approved&quot;, true));">
            <text:p>items_.Add(highlight__lack_of_permitions_to_read__not_approved, new ErrorItem("highlight - lack of permitions to read - not approved", true));</text:p>
          </table:table-cell>
          <table:table-cell table:formula="of:=IF([.A43]=&quot;&quot;;&quot;&quot;;&quot;  insert into &quot;&quot;LOG_Errortype&quot;&quot; (   &quot;&quot;IDErrortype&quot;&quot;,    &quot;&quot;Name&quot;&quot;  )  select    &quot; &amp; [.C43] &amp; &quot;,    '&quot; &amp; [.A43] &amp; &quot;'   where not exists (   select &quot;&quot;IDErrortype&quot;&quot;    from &quot;&quot;LOG_Errortype&quot;&quot;    where &quot;&quot;IDErrortype&quot;&quot; = &quot; &amp; [.C43] &amp; &quot;  );   update &quot;&quot;LOG_Errortype&quot;&quot;  set    &quot;&quot;Name&quot;&quot; = '&quot; &amp; [.A43] &amp; &quot;'  where    &quot;&quot;IDErrortype&quot;&quot; = &quot; &amp; [.C43] &amp; &quot;; &quot;)" office:value-type="string" office:string-value="  insert into &quot;LOG_Errortype&quot; (   &quot;IDErrortype&quot;,    &quot;Name&quot;  )  select    42,    'highlight__lack_of_permitions_to_read__not_approved'   where not exists (   select &quot;IDErrortype&quot;    from &quot;LOG_Errortype&quot;    where &quot;IDErrortype&quot; = 42  );   update &quot;LOG_Errortype&quot;  set    &quot;Name&quot; = 'highlight__lack_of_permitions_to_read__not_approved'  where    &quot;IDErrortype&quot; = 42; ">
            <text:p><text:s text:c="2"/>insert into "LOG_Errortype" ( <text:s text:c="2"/>"IDErrortype", <text:s text:c="3"/>"Name" <text:s/>) <text:s/>select <text:s text:c="3"/>42, <text:s text:c="3"/>'highlight__lack_of_permitions_to_read__not_approved' <text:s text:c="2"/>where not exists ( <text:s text:c="2"/>select "IDErrortype" <text:s text:c="3"/>from "LOG_Errortype" <text:s text:c="3"/>where "IDErrortype" = 42 <text:s/>); <text:s text:c="2"/>update "LOG_Errortype" <text:s/>set <text:s text:c="3"/>"Name" = 'highlight__lack_of_permitions_to_read__not_approved' <text:s/>where <text:s text:c="3"/>"IDErrortype" = 4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lack_of_permitions_to_read</text:p>
          </table:table-cell>
          <table:table-cell/>
          <table:table-cell table:formula="of:=[.C43]+1" office:value-type="float" office:value="43">
            <text:p>43</text:p>
          </table:table-cell>
          <table:table-cell table:formula="of:=SUBSTITUTE(SUBSTITUTE(SUBSTITUTE([.A44];&quot;__WARNING&quot;;&quot;&quot;);&quot;__&quot;;&quot; - &quot;);&quot;_&quot;;&quot; &quot;)" office:value-type="string" office:string-value="highlight - lack of permitions to read">
            <text:p>highlight - lack of permitions to read</text:p>
          </table:table-cell>
          <table:table-cell table:formula="of:=IF([.A44]=&quot;&quot;;&quot;&quot;;&quot;public const int &quot; &amp; [.A44] &amp; &quot; = &quot; &amp; [.C44] &amp; &quot;;&quot;)" office:value-type="string" office:string-value="public const int highlight__lack_of_permitions_to_read = 43;">
            <text:p>public const int highlight__lack_of_permitions_to_read = 43;</text:p>
          </table:table-cell>
          <table:table-cell table:formula="of:=IF([.A44]=&quot;&quot;;&quot;&quot;;&quot;items_.Add(&quot; &amp; [.A44] &amp; &quot;, new ErrorItem(&quot;&quot;&quot; &amp; [.D44] &amp; &quot;&quot;&quot;, &quot; &amp; IF(OR([.A44]=&quot;no_error&quot;;NOT(ISERROR(SEARCH(&quot;__WARNING&quot;;[.A44])))); &quot;false&quot;; &quot;true&quot;) &amp; &quot;));&quot;)" office:value-type="string" office:string-value="items_.Add(highlight__lack_of_permitions_to_read, new ErrorItem(&quot;highlight - lack of permitions to read&quot;, true));">
            <text:p>items_.Add(highlight__lack_of_permitions_to_read, new ErrorItem("highlight - lack of permitions to read", true));</text:p>
          </table:table-cell>
          <table:table-cell table:formula="of:=IF([.A44]=&quot;&quot;;&quot;&quot;;&quot;  insert into &quot;&quot;LOG_Errortype&quot;&quot; (   &quot;&quot;IDErrortype&quot;&quot;,    &quot;&quot;Name&quot;&quot;  )  select    &quot; &amp; [.C44] &amp; &quot;,    '&quot; &amp; [.A44] &amp; &quot;'   where not exists (   select &quot;&quot;IDErrortype&quot;&quot;    from &quot;&quot;LOG_Errortype&quot;&quot;    where &quot;&quot;IDErrortype&quot;&quot; = &quot; &amp; [.C44] &amp; &quot;  );   update &quot;&quot;LOG_Errortype&quot;&quot;  set    &quot;&quot;Name&quot;&quot; = '&quot; &amp; [.A44] &amp; &quot;'  where    &quot;&quot;IDErrortype&quot;&quot; = &quot; &amp; [.C44] &amp; &quot;; &quot;)" office:value-type="string" office:string-value="  insert into &quot;LOG_Errortype&quot; (   &quot;IDErrortype&quot;,    &quot;Name&quot;  )  select    43,    'highlight__lack_of_permitions_to_read'   where not exists (   select &quot;IDErrortype&quot;    from &quot;LOG_Errortype&quot;    where &quot;IDErrortype&quot; = 43  );   update &quot;LOG_Errortype&quot;  set    &quot;Name&quot; = 'highlight__lack_of_permitions_to_read'  where    &quot;IDErrortype&quot; = 43; ">
            <text:p><text:s text:c="2"/>insert into "LOG_Errortype" ( <text:s text:c="2"/>"IDErrortype", <text:s text:c="3"/>"Name" <text:s/>) <text:s/>select <text:s text:c="3"/>43, <text:s text:c="3"/>'highlight__lack_of_permitions_to_read' <text:s text:c="2"/>where not exists ( <text:s text:c="2"/>select "IDErrortype" <text:s text:c="3"/>from "LOG_Errortype" <text:s text:c="3"/>where "IDErrortype" = 43 <text:s/>); <text:s text:c="2"/>update "LOG_Errortype" <text:s/>set <text:s text:c="3"/>"Name" = 'highlight__lack_of_permitions_to_read' <text:s/>where <text:s text:c="3"/>"IDErrortype" = 4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lack_of_permitions_to_read</text:p>
          </table:table-cell>
          <table:table-cell/>
          <table:table-cell table:formula="of:=[.C44]+1" office:value-type="float" office:value="44">
            <text:p>44</text:p>
          </table:table-cell>
          <table:table-cell table:formula="of:=SUBSTITUTE(SUBSTITUTE(SUBSTITUTE([.A45];&quot;__WARNING&quot;;&quot;&quot;);&quot;__&quot;;&quot; - &quot;);&quot;_&quot;;&quot; &quot;)" office:value-type="string" office:string-value="source - lack of permitions to read">
            <text:p>source - lack of permitions to read</text:p>
          </table:table-cell>
          <table:table-cell table:formula="of:=IF([.A45]=&quot;&quot;;&quot;&quot;;&quot;public const int &quot; &amp; [.A45] &amp; &quot; = &quot; &amp; [.C45] &amp; &quot;;&quot;)" office:value-type="string" office:string-value="public const int source__lack_of_permitions_to_read = 44;">
            <text:p>public const int source__lack_of_permitions_to_read = 44;</text:p>
          </table:table-cell>
          <table:table-cell table:formula="of:=IF([.A45]=&quot;&quot;;&quot;&quot;;&quot;items_.Add(&quot; &amp; [.A45] &amp; &quot;, new ErrorItem(&quot;&quot;&quot; &amp; [.D45] &amp; &quot;&quot;&quot;, &quot; &amp; IF(OR([.A45]=&quot;no_error&quot;;NOT(ISERROR(SEARCH(&quot;__WARNING&quot;;[.A45])))); &quot;false&quot;; &quot;true&quot;) &amp; &quot;));&quot;)" office:value-type="string" office:string-value="items_.Add(source__lack_of_permitions_to_read, new ErrorItem(&quot;source - lack of permitions to read&quot;, true));">
            <text:p>items_.Add(source__lack_of_permitions_to_read, new ErrorItem("source - lack of permitions to read", true));</text:p>
          </table:table-cell>
          <table:table-cell table:formula="of:=IF([.A45]=&quot;&quot;;&quot;&quot;;&quot;  insert into &quot;&quot;LOG_Errortype&quot;&quot; (   &quot;&quot;IDErrortype&quot;&quot;,    &quot;&quot;Name&quot;&quot;  )  select    &quot; &amp; [.C45] &amp; &quot;,    '&quot; &amp; [.A45] &amp; &quot;'   where not exists (   select &quot;&quot;IDErrortype&quot;&quot;    from &quot;&quot;LOG_Errortype&quot;&quot;    where &quot;&quot;IDErrortype&quot;&quot; = &quot; &amp; [.C45] &amp; &quot;  );   update &quot;&quot;LOG_Errortype&quot;&quot;  set    &quot;&quot;Name&quot;&quot; = '&quot; &amp; [.A45] &amp; &quot;'  where    &quot;&quot;IDErrortype&quot;&quot; = &quot; &amp; [.C45] &amp; &quot;; &quot;)" office:value-type="string" office:string-value="  insert into &quot;LOG_Errortype&quot; (   &quot;IDErrortype&quot;,    &quot;Name&quot;  )  select    44,    'source__lack_of_permitions_to_read'   where not exists (   select &quot;IDErrortype&quot;    from &quot;LOG_Errortype&quot;    where &quot;IDErrortype&quot; = 44  );   update &quot;LOG_Errortype&quot;  set    &quot;Name&quot; = 'source__lack_of_permitions_to_read'  where    &quot;IDErrortype&quot; = 44; ">
            <text:p><text:s text:c="2"/>insert into "LOG_Errortype" ( <text:s text:c="2"/>"IDErrortype", <text:s text:c="3"/>"Name" <text:s/>) <text:s/>select <text:s text:c="3"/>44, <text:s text:c="3"/>'source__lack_of_permitions_to_read' <text:s text:c="2"/>where not exists ( <text:s text:c="2"/>select "IDErrortype" <text:s text:c="3"/>from "LOG_Errortype" <text:s text:c="3"/>where "IDErrortype" = 44 <text:s/>); <text:s text:c="2"/>update "LOG_Errortype" <text:s/>set <text:s text:c="3"/>"Name" = 'source__lack_of_permitions_to_read' <text:s/>where <text:s text:c="3"/>"IDErrortype" = 4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lack_of_permitions_to_read__not_approved</text:p>
          </table:table-cell>
          <table:table-cell/>
          <table:table-cell table:formula="of:=[.C45]+1" office:value-type="float" office:value="45">
            <text:p>45</text:p>
          </table:table-cell>
          <table:table-cell table:formula="of:=SUBSTITUTE(SUBSTITUTE(SUBSTITUTE([.A46];&quot;__WARNING&quot;;&quot;&quot;);&quot;__&quot;;&quot; - &quot;);&quot;_&quot;;&quot; &quot;)" office:value-type="string" office:string-value="source - lack of permitions to read - not approved">
            <text:p>source - lack of permitions to read - not approved</text:p>
          </table:table-cell>
          <table:table-cell table:formula="of:=IF([.A46]=&quot;&quot;;&quot;&quot;;&quot;public const int &quot; &amp; [.A46] &amp; &quot; = &quot; &amp; [.C46] &amp; &quot;;&quot;)" office:value-type="string" office:string-value="public const int source__lack_of_permitions_to_read__not_approved = 45;">
            <text:p>public const int source__lack_of_permitions_to_read__not_approved = 45;</text:p>
          </table:table-cell>
          <table:table-cell table:formula="of:=IF([.A46]=&quot;&quot;;&quot;&quot;;&quot;items_.Add(&quot; &amp; [.A46] &amp; &quot;, new ErrorItem(&quot;&quot;&quot; &amp; [.D46] &amp; &quot;&quot;&quot;, &quot; &amp; IF(OR([.A46]=&quot;no_error&quot;;NOT(ISERROR(SEARCH(&quot;__WARNING&quot;;[.A46])))); &quot;false&quot;; &quot;true&quot;) &amp; &quot;));&quot;)" office:value-type="string" office:string-value="items_.Add(source__lack_of_permitions_to_read__not_approved, new ErrorItem(&quot;source - lack of permitions to read - not approved&quot;, true));">
            <text:p>items_.Add(source__lack_of_permitions_to_read__not_approved, new ErrorItem("source - lack of permitions to read - not approved", true));</text:p>
          </table:table-cell>
          <table:table-cell table:formula="of:=IF([.A46]=&quot;&quot;;&quot;&quot;;&quot;  insert into &quot;&quot;LOG_Errortype&quot;&quot; (   &quot;&quot;IDErrortype&quot;&quot;,    &quot;&quot;Name&quot;&quot;  )  select    &quot; &amp; [.C46] &amp; &quot;,    '&quot; &amp; [.A46] &amp; &quot;'   where not exists (   select &quot;&quot;IDErrortype&quot;&quot;    from &quot;&quot;LOG_Errortype&quot;&quot;    where &quot;&quot;IDErrortype&quot;&quot; = &quot; &amp; [.C46] &amp; &quot;  );   update &quot;&quot;LOG_Errortype&quot;&quot;  set    &quot;&quot;Name&quot;&quot; = '&quot; &amp; [.A46] &amp; &quot;'  where    &quot;&quot;IDErrortype&quot;&quot; = &quot; &amp; [.C46] &amp; &quot;; &quot;)" office:value-type="string" office:string-value="  insert into &quot;LOG_Errortype&quot; (   &quot;IDErrortype&quot;,    &quot;Name&quot;  )  select    45,    'source__lack_of_permitions_to_read__not_approved'   where not exists (   select &quot;IDErrortype&quot;    from &quot;LOG_Errortype&quot;    where &quot;IDErrortype&quot; = 45  );   update &quot;LOG_Errortype&quot;  set    &quot;Name&quot; = 'source__lack_of_permitions_to_read__not_approved'  where    &quot;IDErrortype&quot; = 45; ">
            <text:p><text:s text:c="2"/>insert into "LOG_Errortype" ( <text:s text:c="2"/>"IDErrortype", <text:s text:c="3"/>"Name" <text:s/>) <text:s/>select <text:s text:c="3"/>45, <text:s text:c="3"/>'source__lack_of_permitions_to_read__not_approved' <text:s text:c="2"/>where not exists ( <text:s text:c="2"/>select "IDErrortype" <text:s text:c="3"/>from "LOG_Errortype" <text:s text:c="3"/>where "IDErrortype" = 45 <text:s/>); <text:s text:c="2"/>update "LOG_Errortype" <text:s/>set <text:s text:c="3"/>"Name" = 'source__lack_of_permitions_to_read__not_approved' <text:s/>where <text:s text:c="3"/>"IDErrortype" = 4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read</text:p>
          </table:table-cell>
          <table:table-cell/>
          <table:table-cell table:formula="of:=[.C46]+1" office:value-type="float" office:value="46">
            <text:p>46</text:p>
          </table:table-cell>
          <table:table-cell table:formula="of:=SUBSTITUTE(SUBSTITUTE(SUBSTITUTE([.A47];&quot;__WARNING&quot;;&quot;&quot;);&quot;__&quot;;&quot; - &quot;);&quot;_&quot;;&quot; &quot;)" office:value-type="string" office:string-value="author - lack of permitions to read">
            <text:p>author - lack of permitions to read</text:p>
          </table:table-cell>
          <table:table-cell table:formula="of:=IF([.A47]=&quot;&quot;;&quot;&quot;;&quot;public const int &quot; &amp; [.A47] &amp; &quot; = &quot; &amp; [.C47] &amp; &quot;;&quot;)" office:value-type="string" office:string-value="public const int author__lack_of_permitions_to_read = 46;">
            <text:p>public const int author__lack_of_permitions_to_read = 46;</text:p>
          </table:table-cell>
          <table:table-cell table:formula="of:=IF([.A47]=&quot;&quot;;&quot;&quot;;&quot;items_.Add(&quot; &amp; [.A47] &amp; &quot;, new ErrorItem(&quot;&quot;&quot; &amp; [.D47] &amp; &quot;&quot;&quot;, &quot; &amp; IF(OR([.A47]=&quot;no_error&quot;;NOT(ISERROR(SEARCH(&quot;__WARNING&quot;;[.A47])))); &quot;false&quot;; &quot;true&quot;) &amp; &quot;));&quot;)" office:value-type="string" office:string-value="items_.Add(author__lack_of_permitions_to_read, new ErrorItem(&quot;author - lack of permitions to read&quot;, true));">
            <text:p>items_.Add(author__lack_of_permitions_to_read, new ErrorItem("author - lack of permitions to read", true));</text:p>
          </table:table-cell>
          <table:table-cell table:formula="of:=IF([.A47]=&quot;&quot;;&quot;&quot;;&quot;  insert into &quot;&quot;LOG_Errortype&quot;&quot; (   &quot;&quot;IDErrortype&quot;&quot;,    &quot;&quot;Name&quot;&quot;  )  select    &quot; &amp; [.C47] &amp; &quot;,    '&quot; &amp; [.A47] &amp; &quot;'   where not exists (   select &quot;&quot;IDErrortype&quot;&quot;    from &quot;&quot;LOG_Errortype&quot;&quot;    where &quot;&quot;IDErrortype&quot;&quot; = &quot; &amp; [.C47] &amp; &quot;  );   update &quot;&quot;LOG_Errortype&quot;&quot;  set    &quot;&quot;Name&quot;&quot; = '&quot; &amp; [.A47] &amp; &quot;'  where    &quot;&quot;IDErrortype&quot;&quot; = &quot; &amp; [.C47] &amp; &quot;; &quot;)" office:value-type="string" office:string-value="  insert into &quot;LOG_Errortype&quot; (   &quot;IDErrortype&quot;,    &quot;Name&quot;  )  select    46,    'author__lack_of_permitions_to_read'   where not exists (   select &quot;IDErrortype&quot;    from &quot;LOG_Errortype&quot;    where &quot;IDErrortype&quot; = 46  );   update &quot;LOG_Errortype&quot;  set    &quot;Name&quot; = 'author__lack_of_permitions_to_read'  where    &quot;IDErrortype&quot; = 46; ">
            <text:p><text:s text:c="2"/>insert into "LOG_Errortype" ( <text:s text:c="2"/>"IDErrortype", <text:s text:c="3"/>"Name" <text:s/>) <text:s/>select <text:s text:c="3"/>46, <text:s text:c="3"/>'author__lack_of_permitions_to_read' <text:s text:c="2"/>where not exists ( <text:s text:c="2"/>select "IDErrortype" <text:s text:c="3"/>from "LOG_Errortype" <text:s text:c="3"/>where "IDErrortype" = 46 <text:s/>); <text:s text:c="2"/>update "LOG_Errortype" <text:s/>set <text:s text:c="3"/>"Name" = 'author__lack_of_permitions_to_read' <text:s/>where <text:s text:c="3"/>"IDErrortype" = 4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read__not_approved</text:p>
          </table:table-cell>
          <table:table-cell/>
          <table:table-cell table:formula="of:=[.C47]+1" office:value-type="float" office:value="47">
            <text:p>47</text:p>
          </table:table-cell>
          <table:table-cell table:formula="of:=SUBSTITUTE(SUBSTITUTE(SUBSTITUTE([.A48];&quot;__WARNING&quot;;&quot;&quot;);&quot;__&quot;;&quot; - &quot;);&quot;_&quot;;&quot; &quot;)" office:value-type="string" office:string-value="author - lack of permitions to read - not approved">
            <text:p>author - lack of permitions to read - not approved</text:p>
          </table:table-cell>
          <table:table-cell table:formula="of:=IF([.A48]=&quot;&quot;;&quot;&quot;;&quot;public const int &quot; &amp; [.A48] &amp; &quot; = &quot; &amp; [.C48] &amp; &quot;;&quot;)" office:value-type="string" office:string-value="public const int author__lack_of_permitions_to_read__not_approved = 47;">
            <text:p>public const int author__lack_of_permitions_to_read__not_approved = 47;</text:p>
          </table:table-cell>
          <table:table-cell table:formula="of:=IF([.A48]=&quot;&quot;;&quot;&quot;;&quot;items_.Add(&quot; &amp; [.A48] &amp; &quot;, new ErrorItem(&quot;&quot;&quot; &amp; [.D48] &amp; &quot;&quot;&quot;, &quot; &amp; IF(OR([.A48]=&quot;no_error&quot;;NOT(ISERROR(SEARCH(&quot;__WARNING&quot;;[.A48])))); &quot;false&quot;; &quot;true&quot;) &amp; &quot;));&quot;)" office:value-type="string" office:string-value="items_.Add(author__lack_of_permitions_to_read__not_approved, new ErrorItem(&quot;author - lack of permitions to read - not approved&quot;, true));">
            <text:p>items_.Add(author__lack_of_permitions_to_read__not_approved, new ErrorItem("author - lack of permitions to read - not approved", true));</text:p>
          </table:table-cell>
          <table:table-cell table:formula="of:=IF([.A48]=&quot;&quot;;&quot;&quot;;&quot;  insert into &quot;&quot;LOG_Errortype&quot;&quot; (   &quot;&quot;IDErrortype&quot;&quot;,    &quot;&quot;Name&quot;&quot;  )  select    &quot; &amp; [.C48] &amp; &quot;,    '&quot; &amp; [.A48] &amp; &quot;'   where not exists (   select &quot;&quot;IDErrortype&quot;&quot;    from &quot;&quot;LOG_Errortype&quot;&quot;    where &quot;&quot;IDErrortype&quot;&quot; = &quot; &amp; [.C48] &amp; &quot;  );   update &quot;&quot;LOG_Errortype&quot;&quot;  set    &quot;&quot;Name&quot;&quot; = '&quot; &amp; [.A48] &amp; &quot;'  where    &quot;&quot;IDErrortype&quot;&quot; = &quot; &amp; [.C48] &amp; &quot;; &quot;)" office:value-type="string" office:string-value="  insert into &quot;LOG_Errortype&quot; (   &quot;IDErrortype&quot;,    &quot;Name&quot;  )  select    47,    'author__lack_of_permitions_to_read__not_approved'   where not exists (   select &quot;IDErrortype&quot;    from &quot;LOG_Errortype&quot;    where &quot;IDErrortype&quot; = 47  );   update &quot;LOG_Errortype&quot;  set    &quot;Name&quot; = 'author__lack_of_permitions_to_read__not_approved'  where    &quot;IDErrortype&quot; = 47; ">
            <text:p><text:s text:c="2"/>insert into "LOG_Errortype" ( <text:s text:c="2"/>"IDErrortype", <text:s text:c="3"/>"Name" <text:s/>) <text:s/>select <text:s text:c="3"/>47, <text:s text:c="3"/>'author__lack_of_permitions_to_read__not_approved' <text:s text:c="2"/>where not exists ( <text:s text:c="2"/>select "IDErrortype" <text:s text:c="3"/>from "LOG_Errortype" <text:s text:c="3"/>where "IDErrortype" = 47 <text:s/>); <text:s text:c="2"/>update "LOG_Errortype" <text:s/>set <text:s text:c="3"/>"Name" = 'author__lack_of_permitions_to_read__not_approved' <text:s/>where <text:s text:c="3"/>"IDErrortype" = 4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profile__lack_of_permitions_to_read</text:p>
          </table:table-cell>
          <table:table-cell/>
          <table:table-cell table:formula="of:=[.C48]+1" office:value-type="float" office:value="48">
            <text:p>48</text:p>
          </table:table-cell>
          <table:table-cell table:formula="of:=SUBSTITUTE(SUBSTITUTE(SUBSTITUTE([.A49];&quot;__WARNING&quot;;&quot;&quot;);&quot;__&quot;;&quot; - &quot;);&quot;_&quot;;&quot; &quot;)" office:value-type="string" office:string-value="news - profile - lack of permitions to read">
            <text:p>news - profile - lack of permitions to read</text:p>
          </table:table-cell>
          <table:table-cell table:formula="of:=IF([.A49]=&quot;&quot;;&quot;&quot;;&quot;public const int &quot; &amp; [.A49] &amp; &quot; = &quot; &amp; [.C49] &amp; &quot;;&quot;)" office:value-type="string" office:string-value="public const int news__profile__lack_of_permitions_to_read = 48;">
            <text:p>public const int news__profile__lack_of_permitions_to_read = 48;</text:p>
          </table:table-cell>
          <table:table-cell table:formula="of:=IF([.A49]=&quot;&quot;;&quot;&quot;;&quot;items_.Add(&quot; &amp; [.A49] &amp; &quot;, new ErrorItem(&quot;&quot;&quot; &amp; [.D49] &amp; &quot;&quot;&quot;, &quot; &amp; IF(OR([.A49]=&quot;no_error&quot;;NOT(ISERROR(SEARCH(&quot;__WARNING&quot;;[.A49])))); &quot;false&quot;; &quot;true&quot;) &amp; &quot;));&quot;)" office:value-type="string" office:string-value="items_.Add(news__profile__lack_of_permitions_to_read, new ErrorItem(&quot;news - profile - lack of permitions to read&quot;, true));">
            <text:p>items_.Add(news__profile__lack_of_permitions_to_read, new ErrorItem("news - profile - lack of permitions to read", true));</text:p>
          </table:table-cell>
          <table:table-cell table:formula="of:=IF([.A49]=&quot;&quot;;&quot;&quot;;&quot;  insert into &quot;&quot;LOG_Errortype&quot;&quot; (   &quot;&quot;IDErrortype&quot;&quot;,    &quot;&quot;Name&quot;&quot;  )  select    &quot; &amp; [.C49] &amp; &quot;,    '&quot; &amp; [.A49] &amp; &quot;'   where not exists (   select &quot;&quot;IDErrortype&quot;&quot;    from &quot;&quot;LOG_Errortype&quot;&quot;    where &quot;&quot;IDErrortype&quot;&quot; = &quot; &amp; [.C49] &amp; &quot;  );   update &quot;&quot;LOG_Errortype&quot;&quot;  set    &quot;&quot;Name&quot;&quot; = '&quot; &amp; [.A49] &amp; &quot;'  where    &quot;&quot;IDErrortype&quot;&quot; = &quot; &amp; [.C49] &amp; &quot;; &quot;)" office:value-type="string" office:string-value="  insert into &quot;LOG_Errortype&quot; (   &quot;IDErrortype&quot;,    &quot;Name&quot;  )  select    48,    'news__profile__lack_of_permitions_to_read'   where not exists (   select &quot;IDErrortype&quot;    from &quot;LOG_Errortype&quot;    where &quot;IDErrortype&quot; = 48  );   update &quot;LOG_Errortype&quot;  set    &quot;Name&quot; = 'news__profile__lack_of_permitions_to_read'  where    &quot;IDErrortype&quot; = 48; ">
            <text:p><text:s text:c="2"/>insert into "LOG_Errortype" ( <text:s text:c="2"/>"IDErrortype", <text:s text:c="3"/>"Name" <text:s/>) <text:s/>select <text:s text:c="3"/>48, <text:s text:c="3"/>'news__profile__lack_of_permitions_to_read' <text:s text:c="2"/>where not exists ( <text:s text:c="2"/>select "IDErrortype" <text:s text:c="3"/>from "LOG_Errortype" <text:s text:c="3"/>where "IDErrortype" = 48 <text:s/>); <text:s text:c="2"/>update "LOG_Errortype" <text:s/>set <text:s text:c="3"/>"Name" = 'news__profile__lack_of_permitions_to_read' <text:s/>where <text:s text:c="3"/>"IDErrortype" = 48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tions_to_write</text:p>
          </table:table-cell>
          <table:table-cell/>
          <table:table-cell table:formula="of:=[.C49]+1" office:value-type="float" office:value="49">
            <text:p>49</text:p>
          </table:table-cell>
          <table:table-cell table:formula="of:=SUBSTITUTE(SUBSTITUTE(SUBSTITUTE([.A50];&quot;__WARNING&quot;;&quot;&quot;);&quot;__&quot;;&quot; - &quot;);&quot;_&quot;;&quot; &quot;)" office:value-type="string" office:string-value="news - profile - lack of permitions to write">
            <text:p>news - profile - lack of permitions to write</text:p>
          </table:table-cell>
          <table:table-cell table:formula="of:=IF([.A50]=&quot;&quot;;&quot;&quot;;&quot;public const int &quot; &amp; [.A50] &amp; &quot; = &quot; &amp; [.C50] &amp; &quot;;&quot;)" office:value-type="string" office:string-value="public const int news__profile__lack_of_permitions_to_write = 49;">
            <text:p>public const int news__profile__lack_of_permitions_to_write = 49;</text:p>
          </table:table-cell>
          <table:table-cell table:formula="of:=IF([.A50]=&quot;&quot;;&quot;&quot;;&quot;items_.Add(&quot; &amp; [.A50] &amp; &quot;, new ErrorItem(&quot;&quot;&quot; &amp; [.D50] &amp; &quot;&quot;&quot;, &quot; &amp; IF(OR([.A50]=&quot;no_error&quot;;NOT(ISERROR(SEARCH(&quot;__WARNING&quot;;[.A50])))); &quot;false&quot;; &quot;true&quot;) &amp; &quot;));&quot;)" office:value-type="string" office:string-value="items_.Add(news__profile__lack_of_permitions_to_write, new ErrorItem(&quot;news - profile - lack of permitions to write&quot;, true));">
            <text:p>items_.Add(news__profile__lack_of_permitions_to_write, new ErrorItem("news - profile - lack of permitions to write", true));</text:p>
          </table:table-cell>
          <table:table-cell table:formula="of:=IF([.A50]=&quot;&quot;;&quot;&quot;;&quot;  insert into &quot;&quot;LOG_Errortype&quot;&quot; (   &quot;&quot;IDErrortype&quot;&quot;,    &quot;&quot;Name&quot;&quot;  )  select    &quot; &amp; [.C50] &amp; &quot;,    '&quot; &amp; [.A50] &amp; &quot;'   where not exists (   select &quot;&quot;IDErrortype&quot;&quot;    from &quot;&quot;LOG_Errortype&quot;&quot;    where &quot;&quot;IDErrortype&quot;&quot; = &quot; &amp; [.C50] &amp; &quot;  );   update &quot;&quot;LOG_Errortype&quot;&quot;  set    &quot;&quot;Name&quot;&quot; = '&quot; &amp; [.A50] &amp; &quot;'  where    &quot;&quot;IDErrortype&quot;&quot; = &quot; &amp; [.C50] &amp; &quot;; &quot;)" office:value-type="string" office:string-value="  insert into &quot;LOG_Errortype&quot; (   &quot;IDErrortype&quot;,    &quot;Name&quot;  )  select    49,    'news__profile__lack_of_permitions_to_write'   where not exists (   select &quot;IDErrortype&quot;    from &quot;LOG_Errortype&quot;    where &quot;IDErrortype&quot; = 49  );   update &quot;LOG_Errortype&quot;  set    &quot;Name&quot; = 'news__profile__lack_of_permitions_to_write'  where    &quot;IDErrortype&quot; = 49; ">
            <text:p><text:s text:c="2"/>insert into "LOG_Errortype" ( <text:s text:c="2"/>"IDErrortype", <text:s text:c="3"/>"Name" <text:s/>) <text:s/>select <text:s text:c="3"/>49, <text:s text:c="3"/>'news__profile__lack_of_permitions_to_write' <text:s text:c="2"/>where not exists ( <text:s text:c="2"/>select "IDErrortype" <text:s text:c="3"/>from "LOG_Errortype" <text:s text:c="3"/>where "IDErrortype" = 49 <text:s/>); <text:s text:c="2"/>update "LOG_Errortype" <text:s/>set <text:s text:c="3"/>"Name" = 'news__profile__lack_of_permitions_to_write' <text:s/>where <text:s text:c="3"/>"IDErrortype" = 4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tions_to_delete</text:p>
          </table:table-cell>
          <table:table-cell/>
          <table:table-cell table:formula="of:=[.C50]+1" office:value-type="float" office:value="50">
            <text:p>50</text:p>
          </table:table-cell>
          <table:table-cell table:formula="of:=SUBSTITUTE(SUBSTITUTE(SUBSTITUTE([.A51];&quot;__WARNING&quot;;&quot;&quot;);&quot;__&quot;;&quot; - &quot;);&quot;_&quot;;&quot; &quot;)" office:value-type="string" office:string-value="news - profile - lack of permitions to delete">
            <text:p>news - profile - lack of permitions to delete</text:p>
          </table:table-cell>
          <table:table-cell table:formula="of:=IF([.A51]=&quot;&quot;;&quot;&quot;;&quot;public const int &quot; &amp; [.A51] &amp; &quot; = &quot; &amp; [.C51] &amp; &quot;;&quot;)" office:value-type="string" office:string-value="public const int news__profile__lack_of_permitions_to_delete = 50;">
            <text:p>public const int news__profile__lack_of_permitions_to_delete = 50;</text:p>
          </table:table-cell>
          <table:table-cell table:formula="of:=IF([.A51]=&quot;&quot;;&quot;&quot;;&quot;items_.Add(&quot; &amp; [.A51] &amp; &quot;, new ErrorItem(&quot;&quot;&quot; &amp; [.D51] &amp; &quot;&quot;&quot;, &quot; &amp; IF(OR([.A51]=&quot;no_error&quot;;NOT(ISERROR(SEARCH(&quot;__WARNING&quot;;[.A51])))); &quot;false&quot;; &quot;true&quot;) &amp; &quot;));&quot;)" office:value-type="string" office:string-value="items_.Add(news__profile__lack_of_permitions_to_delete, new ErrorItem(&quot;news - profile - lack of permitions to delete&quot;, true));">
            <text:p>items_.Add(news__profile__lack_of_permitions_to_delete, new ErrorItem("news - profile - lack of permitions to delete", true));</text:p>
          </table:table-cell>
          <table:table-cell table:formula="of:=IF([.A51]=&quot;&quot;;&quot;&quot;;&quot;  insert into &quot;&quot;LOG_Errortype&quot;&quot; (   &quot;&quot;IDErrortype&quot;&quot;,    &quot;&quot;Name&quot;&quot;  )  select    &quot; &amp; [.C51] &amp; &quot;,    '&quot; &amp; [.A51] &amp; &quot;'   where not exists (   select &quot;&quot;IDErrortype&quot;&quot;    from &quot;&quot;LOG_Errortype&quot;&quot;    where &quot;&quot;IDErrortype&quot;&quot; = &quot; &amp; [.C51] &amp; &quot;  );   update &quot;&quot;LOG_Errortype&quot;&quot;  set    &quot;&quot;Name&quot;&quot; = '&quot; &amp; [.A51] &amp; &quot;'  where    &quot;&quot;IDErrortype&quot;&quot; = &quot; &amp; [.C51] &amp; &quot;; &quot;)" office:value-type="string" office:string-value="  insert into &quot;LOG_Errortype&quot; (   &quot;IDErrortype&quot;,    &quot;Name&quot;  )  select    50,    'news__profile__lack_of_permitions_to_delete'   where not exists (   select &quot;IDErrortype&quot;    from &quot;LOG_Errortype&quot;    where &quot;IDErrortype&quot; = 50  );   update &quot;LOG_Errortype&quot;  set    &quot;Name&quot; = 'news__profile__lack_of_permitions_to_delete'  where    &quot;IDErrortype&quot; = 50; ">
            <text:p><text:s text:c="2"/>insert into "LOG_Errortype" ( <text:s text:c="2"/>"IDErrortype", <text:s text:c="3"/>"Name" <text:s/>) <text:s/>select <text:s text:c="3"/>50, <text:s text:c="3"/>'news__profile__lack_of_permitions_to_delete' <text:s text:c="2"/>where not exists ( <text:s text:c="2"/>select "IDErrortype" <text:s text:c="3"/>from "LOG_Errortype" <text:s text:c="3"/>where "IDErrortype" = 50 <text:s/>); <text:s text:c="2"/>update "LOG_Errortype" <text:s/>set <text:s text:c="3"/>"Name" = 'news__profile__lack_of_permitions_to_delete' <text:s/>where <text:s text:c="3"/>"IDErrortype" = 5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write</text:p>
          </table:table-cell>
          <table:table-cell/>
          <table:table-cell table:formula="of:=[.C51]+1" office:value-type="float" office:value="51">
            <text:p>51</text:p>
          </table:table-cell>
          <table:table-cell table:formula="of:=SUBSTITUTE(SUBSTITUTE(SUBSTITUTE([.A52];&quot;__WARNING&quot;;&quot;&quot;);&quot;__&quot;;&quot; - &quot;);&quot;_&quot;;&quot; &quot;)" office:value-type="string" office:string-value="author - lack of permitions to write">
            <text:p>author - lack of permitions to write</text:p>
          </table:table-cell>
          <table:table-cell table:formula="of:=IF([.A52]=&quot;&quot;;&quot;&quot;;&quot;public const int &quot; &amp; [.A52] &amp; &quot; = &quot; &amp; [.C52] &amp; &quot;;&quot;)" office:value-type="string" office:string-value="public const int author__lack_of_permitions_to_write = 51;">
            <text:p>public const int author__lack_of_permitions_to_write = 51;</text:p>
          </table:table-cell>
          <table:table-cell table:formula="of:=IF([.A52]=&quot;&quot;;&quot;&quot;;&quot;items_.Add(&quot; &amp; [.A52] &amp; &quot;, new ErrorItem(&quot;&quot;&quot; &amp; [.D52] &amp; &quot;&quot;&quot;, &quot; &amp; IF(OR([.A52]=&quot;no_error&quot;;NOT(ISERROR(SEARCH(&quot;__WARNING&quot;;[.A52])))); &quot;false&quot;; &quot;true&quot;) &amp; &quot;));&quot;)" office:value-type="string" office:string-value="items_.Add(author__lack_of_permitions_to_write, new ErrorItem(&quot;author - lack of permitions to write&quot;, true));">
            <text:p>items_.Add(author__lack_of_permitions_to_write, new ErrorItem("author - lack of permitions to write", true));</text:p>
          </table:table-cell>
          <table:table-cell table:formula="of:=IF([.A52]=&quot;&quot;;&quot;&quot;;&quot;  insert into &quot;&quot;LOG_Errortype&quot;&quot; (   &quot;&quot;IDErrortype&quot;&quot;,    &quot;&quot;Name&quot;&quot;  )  select    &quot; &amp; [.C52] &amp; &quot;,    '&quot; &amp; [.A52] &amp; &quot;'   where not exists (   select &quot;&quot;IDErrortype&quot;&quot;    from &quot;&quot;LOG_Errortype&quot;&quot;    where &quot;&quot;IDErrortype&quot;&quot; = &quot; &amp; [.C52] &amp; &quot;  );   update &quot;&quot;LOG_Errortype&quot;&quot;  set    &quot;&quot;Name&quot;&quot; = '&quot; &amp; [.A52] &amp; &quot;'  where    &quot;&quot;IDErrortype&quot;&quot; = &quot; &amp; [.C52] &amp; &quot;; &quot;)" office:value-type="string" office:string-value="  insert into &quot;LOG_Errortype&quot; (   &quot;IDErrortype&quot;,    &quot;Name&quot;  )  select    51,    'author__lack_of_permitions_to_write'   where not exists (   select &quot;IDErrortype&quot;    from &quot;LOG_Errortype&quot;    where &quot;IDErrortype&quot; = 51  );   update &quot;LOG_Errortype&quot;  set    &quot;Name&quot; = 'author__lack_of_permitions_to_write'  where    &quot;IDErrortype&quot; = 51; ">
            <text:p><text:s text:c="2"/>insert into "LOG_Errortype" ( <text:s text:c="2"/>"IDErrortype", <text:s text:c="3"/>"Name" <text:s/>) <text:s/>select <text:s text:c="3"/>51, <text:s text:c="3"/>'author__lack_of_permitions_to_write' <text:s text:c="2"/>where not exists ( <text:s text:c="2"/>select "IDErrortype" <text:s text:c="3"/>from "LOG_Errortype" <text:s text:c="3"/>where "IDErrortype" = 51 <text:s/>); <text:s text:c="2"/>update "LOG_Errortype" <text:s/>set <text:s text:c="3"/>"Name" = 'author__lack_of_permitions_to_write' <text:s/>where <text:s text:c="3"/>"IDErrortype" = 5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created__WARNING</text:p>
          </table:table-cell>
          <table:table-cell/>
          <table:table-cell table:formula="of:=[.C52]+1" office:value-type="float" office:value="52">
            <text:p>52</text:p>
          </table:table-cell>
          <table:table-cell table:formula="of:=SUBSTITUTE(SUBSTITUTE(SUBSTITUTE([.A53];&quot;__WARNING&quot;;&quot;&quot;);&quot;__&quot;;&quot; - &quot;);&quot;_&quot;;&quot; &quot;)" office:value-type="string" office:string-value="author - successfully created">
            <text:p>author - successfully created</text:p>
          </table:table-cell>
          <table:table-cell table:formula="of:=IF([.A53]=&quot;&quot;;&quot;&quot;;&quot;public const int &quot; &amp; [.A53] &amp; &quot; = &quot; &amp; [.C53] &amp; &quot;;&quot;)" office:value-type="string" office:string-value="public const int author__successfully_created__WARNING = 52;">
            <text:p>public const int author__successfully_created__WARNING = 52;</text:p>
          </table:table-cell>
          <table:table-cell table:formula="of:=IF([.A53]=&quot;&quot;;&quot;&quot;;&quot;items_.Add(&quot; &amp; [.A53] &amp; &quot;, new ErrorItem(&quot;&quot;&quot; &amp; [.D53] &amp; &quot;&quot;&quot;, &quot; &amp; IF(OR([.A53]=&quot;no_error&quot;;NOT(ISERROR(SEARCH(&quot;__WARNING&quot;;[.A53])))); &quot;false&quot;; &quot;true&quot;) &amp; &quot;));&quot;)" office:value-type="string" office:string-value="items_.Add(author__successfully_created__WARNING, new ErrorItem(&quot;author - successfully created&quot;, false));">
            <text:p>items_.Add(author__successfully_created__WARNING, new ErrorItem("author - successfully created", false));</text:p>
          </table:table-cell>
          <table:table-cell table:formula="of:=IF([.A53]=&quot;&quot;;&quot;&quot;;&quot;  insert into &quot;&quot;LOG_Errortype&quot;&quot; (   &quot;&quot;IDErrortype&quot;&quot;,    &quot;&quot;Name&quot;&quot;  )  select    &quot; &amp; [.C53] &amp; &quot;,    '&quot; &amp; [.A53] &amp; &quot;'   where not exists (   select &quot;&quot;IDErrortype&quot;&quot;    from &quot;&quot;LOG_Errortype&quot;&quot;    where &quot;&quot;IDErrortype&quot;&quot; = &quot; &amp; [.C53] &amp; &quot;  );   update &quot;&quot;LOG_Errortype&quot;&quot;  set    &quot;&quot;Name&quot;&quot; = '&quot; &amp; [.A53] &amp; &quot;'  where    &quot;&quot;IDErrortype&quot;&quot; = &quot; &amp; [.C53] &amp; &quot;; &quot;)" office:value-type="string" office:string-value="  insert into &quot;LOG_Errortype&quot; (   &quot;IDErrortype&quot;,    &quot;Name&quot;  )  select    52,    'author__successfully_created__WARNING'   where not exists (   select &quot;IDErrortype&quot;    from &quot;LOG_Errortype&quot;    where &quot;IDErrortype&quot; = 52  );   update &quot;LOG_Errortype&quot;  set    &quot;Name&quot; = 'author__successfully_created__WARNING'  where    &quot;IDErrortype&quot; = 52; ">
            <text:p><text:s text:c="2"/>insert into "LOG_Errortype" ( <text:s text:c="2"/>"IDErrortype", <text:s text:c="3"/>"Name" <text:s/>) <text:s/>select <text:s text:c="3"/>52, <text:s text:c="3"/>'author__successfully_created__WARNING' <text:s text:c="2"/>where not exists ( <text:s text:c="2"/>select "IDErrortype" <text:s text:c="3"/>from "LOG_Errortype" <text:s text:c="3"/>where "IDErrortype" = 52 <text:s/>); <text:s text:c="2"/>update "LOG_Errortype" <text:s/>set <text:s text:c="3"/>"Name" = 'author__successfully_created__WARNING' <text:s/>where <text:s text:c="3"/>"IDErrortype" = 52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lack_of_permitions_to_delete</text:p>
          </table:table-cell>
          <table:table-cell/>
          <table:table-cell table:formula="of:=[.C53]+1" office:value-type="float" office:value="53">
            <text:p>53</text:p>
          </table:table-cell>
          <table:table-cell table:formula="of:=SUBSTITUTE(SUBSTITUTE(SUBSTITUTE([.A54];&quot;__WARNING&quot;;&quot;&quot;);&quot;__&quot;;&quot; - &quot;);&quot;_&quot;;&quot; &quot;)" office:value-type="string" office:string-value="author - lack of permitions to delete">
            <text:p>author - lack of permitions to delete</text:p>
          </table:table-cell>
          <table:table-cell table:formula="of:=IF([.A54]=&quot;&quot;;&quot;&quot;;&quot;public const int &quot; &amp; [.A54] &amp; &quot; = &quot; &amp; [.C54] &amp; &quot;;&quot;)" office:value-type="string" office:string-value="public const int author__lack_of_permitions_to_delete = 53;">
            <text:p>public const int author__lack_of_permitions_to_delete = 53;</text:p>
          </table:table-cell>
          <table:table-cell table:formula="of:=IF([.A54]=&quot;&quot;;&quot;&quot;;&quot;items_.Add(&quot; &amp; [.A54] &amp; &quot;, new ErrorItem(&quot;&quot;&quot; &amp; [.D54] &amp; &quot;&quot;&quot;, &quot; &amp; IF(OR([.A54]=&quot;no_error&quot;;NOT(ISERROR(SEARCH(&quot;__WARNING&quot;;[.A54])))); &quot;false&quot;; &quot;true&quot;) &amp; &quot;));&quot;)" office:value-type="string" office:string-value="items_.Add(author__lack_of_permitions_to_delete, new ErrorItem(&quot;author - lack of permitions to delete&quot;, true));">
            <text:p>items_.Add(author__lack_of_permitions_to_delete, new ErrorItem("author - lack of permitions to delete", true));</text:p>
          </table:table-cell>
          <table:table-cell table:formula="of:=IF([.A54]=&quot;&quot;;&quot;&quot;;&quot;  insert into &quot;&quot;LOG_Errortype&quot;&quot; (   &quot;&quot;IDErrortype&quot;&quot;,    &quot;&quot;Name&quot;&quot;  )  select    &quot; &amp; [.C54] &amp; &quot;,    '&quot; &amp; [.A54] &amp; &quot;'   where not exists (   select &quot;&quot;IDErrortype&quot;&quot;    from &quot;&quot;LOG_Errortype&quot;&quot;    where &quot;&quot;IDErrortype&quot;&quot; = &quot; &amp; [.C54] &amp; &quot;  );   update &quot;&quot;LOG_Errortype&quot;&quot;  set    &quot;&quot;Name&quot;&quot; = '&quot; &amp; [.A54] &amp; &quot;'  where    &quot;&quot;IDErrortype&quot;&quot; = &quot; &amp; [.C54] &amp; &quot;; &quot;)" office:value-type="string" office:string-value="  insert into &quot;LOG_Errortype&quot; (   &quot;IDErrortype&quot;,    &quot;Name&quot;  )  select    53,    'author__lack_of_permitions_to_delete'   where not exists (   select &quot;IDErrortype&quot;    from &quot;LOG_Errortype&quot;    where &quot;IDErrortype&quot; = 53  );   update &quot;LOG_Errortype&quot;  set    &quot;Name&quot; = 'author__lack_of_permitions_to_delete'  where    &quot;IDErrortype&quot; = 53; ">
            <text:p><text:s text:c="2"/>insert into "LOG_Errortype" ( <text:s text:c="2"/>"IDErrortype", <text:s text:c="3"/>"Name" <text:s/>) <text:s/>select <text:s text:c="3"/>53, <text:s text:c="3"/>'author__lack_of_permitions_to_delete' <text:s text:c="2"/>where not exists ( <text:s text:c="2"/>select "IDErrortype" <text:s text:c="3"/>from "LOG_Errortype" <text:s text:c="3"/>where "IDErrortype" = 53 <text:s/>); <text:s text:c="2"/>update "LOG_Errortype" <text:s/>set <text:s text:c="3"/>"Name" = 'author__lack_of_permitions_to_delete' <text:s/>where <text:s text:c="3"/>"IDErrortype" = 53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lack_of_permitions_to_approve</text:p>
          </table:table-cell>
          <table:table-cell/>
          <table:table-cell table:formula="of:=[.C54]+1" office:value-type="float" office:value="54">
            <text:p>54</text:p>
          </table:table-cell>
          <table:table-cell table:formula="of:=SUBSTITUTE(SUBSTITUTE(SUBSTITUTE([.A55];&quot;__WARNING&quot;;&quot;&quot;);&quot;__&quot;;&quot; - &quot;);&quot;_&quot;;&quot; &quot;)" office:value-type="string" office:string-value="author - lack of permitions to approve">
            <text:p>author - lack of permitions to approve</text:p>
          </table:table-cell>
          <table:table-cell table:formula="of:=IF([.A55]=&quot;&quot;;&quot;&quot;;&quot;public const int &quot; &amp; [.A55] &amp; &quot; = &quot; &amp; [.C55] &amp; &quot;;&quot;)" office:value-type="string" office:string-value="public const int author__lack_of_permitions_to_approve = 54;">
            <text:p>public const int author__lack_of_permitions_to_approve = 54;</text:p>
          </table:table-cell>
          <table:table-cell table:formula="of:=IF([.A55]=&quot;&quot;;&quot;&quot;;&quot;items_.Add(&quot; &amp; [.A55] &amp; &quot;, new ErrorItem(&quot;&quot;&quot; &amp; [.D55] &amp; &quot;&quot;&quot;, &quot; &amp; IF(OR([.A55]=&quot;no_error&quot;;NOT(ISERROR(SEARCH(&quot;__WARNING&quot;;[.A55])))); &quot;false&quot;; &quot;true&quot;) &amp; &quot;));&quot;)" office:value-type="string" office:string-value="items_.Add(author__lack_of_permitions_to_approve, new ErrorItem(&quot;author - lack of permitions to approve&quot;, true));">
            <text:p>items_.Add(author__lack_of_permitions_to_approve, new ErrorItem("author - lack of permitions to approve", true));</text:p>
          </table:table-cell>
          <table:table-cell table:formula="of:=IF([.A55]=&quot;&quot;;&quot;&quot;;&quot;  insert into &quot;&quot;LOG_Errortype&quot;&quot; (   &quot;&quot;IDErrortype&quot;&quot;,    &quot;&quot;Name&quot;&quot;  )  select    &quot; &amp; [.C55] &amp; &quot;,    '&quot; &amp; [.A55] &amp; &quot;'   where not exists (   select &quot;&quot;IDErrortype&quot;&quot;    from &quot;&quot;LOG_Errortype&quot;&quot;    where &quot;&quot;IDErrortype&quot;&quot; = &quot; &amp; [.C55] &amp; &quot;  );   update &quot;&quot;LOG_Errortype&quot;&quot;  set    &quot;&quot;Name&quot;&quot; = '&quot; &amp; [.A55] &amp; &quot;'  where    &quot;&quot;IDErrortype&quot;&quot; = &quot; &amp; [.C55] &amp; &quot;; &quot;)" office:value-type="string" office:string-value="  insert into &quot;LOG_Errortype&quot; (   &quot;IDErrortype&quot;,    &quot;Name&quot;  )  select    54,    'author__lack_of_permitions_to_approve'   where not exists (   select &quot;IDErrortype&quot;    from &quot;LOG_Errortype&quot;    where &quot;IDErrortype&quot; = 54  );   update &quot;LOG_Errortype&quot;  set    &quot;Name&quot; = 'author__lack_of_permitions_to_approve'  where    &quot;IDErrortype&quot; = 54; ">
            <text:p><text:s text:c="2"/>insert into "LOG_Errortype" ( <text:s text:c="2"/>"IDErrortype", <text:s text:c="3"/>"Name" <text:s/>) <text:s/>select <text:s text:c="3"/>54, <text:s text:c="3"/>'author__lack_of_permitions_to_approve' <text:s text:c="2"/>where not exists ( <text:s text:c="2"/>select "IDErrortype" <text:s text:c="3"/>from "LOG_Errortype" <text:s text:c="3"/>where "IDErrortype" = 54 <text:s/>); <text:s text:c="2"/>update "LOG_Errortype" <text:s/>set <text:s text:c="3"/>"Name" = 'author__lack_of_permitions_to_approve' <text:s/>where <text:s text:c="3"/>"IDErrortype" = 5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delete_approved</text:p>
          </table:table-cell>
          <table:table-cell/>
          <table:table-cell table:formula="of:=[.C55]+1" office:value-type="float" office:value="55">
            <text:p>55</text:p>
          </table:table-cell>
          <table:table-cell table:formula="of:=SUBSTITUTE(SUBSTITUTE(SUBSTITUTE([.A56];&quot;__WARNING&quot;;&quot;&quot;);&quot;__&quot;;&quot; - &quot;);&quot;_&quot;;&quot; &quot;)" office:value-type="string" office:string-value="author - lack of permitions to delete approved">
            <text:p>author - lack of permitions to delete approved</text:p>
          </table:table-cell>
          <table:table-cell table:formula="of:=IF([.A56]=&quot;&quot;;&quot;&quot;;&quot;public const int &quot; &amp; [.A56] &amp; &quot; = &quot; &amp; [.C56] &amp; &quot;;&quot;)" office:value-type="string" office:string-value="public const int author__lack_of_permitions_to_delete_approved = 55;">
            <text:p>public const int author__lack_of_permitions_to_delete_approved = 55;</text:p>
          </table:table-cell>
          <table:table-cell table:formula="of:=IF([.A56]=&quot;&quot;;&quot;&quot;;&quot;items_.Add(&quot; &amp; [.A56] &amp; &quot;, new ErrorItem(&quot;&quot;&quot; &amp; [.D56] &amp; &quot;&quot;&quot;, &quot; &amp; IF(OR([.A56]=&quot;no_error&quot;;NOT(ISERROR(SEARCH(&quot;__WARNING&quot;;[.A56])))); &quot;false&quot;; &quot;true&quot;) &amp; &quot;));&quot;)" office:value-type="string" office:string-value="items_.Add(author__lack_of_permitions_to_delete_approved, new ErrorItem(&quot;author - lack of permitions to delete approved&quot;, true));">
            <text:p>items_.Add(author__lack_of_permitions_to_delete_approved, new ErrorItem("author - lack of permitions to delete approved", true));</text:p>
          </table:table-cell>
          <table:table-cell table:formula="of:=IF([.A56]=&quot;&quot;;&quot;&quot;;&quot;  insert into &quot;&quot;LOG_Errortype&quot;&quot; (   &quot;&quot;IDErrortype&quot;&quot;,    &quot;&quot;Name&quot;&quot;  )  select    &quot; &amp; [.C56] &amp; &quot;,    '&quot; &amp; [.A56] &amp; &quot;'   where not exists (   select &quot;&quot;IDErrortype&quot;&quot;    from &quot;&quot;LOG_Errortype&quot;&quot;    where &quot;&quot;IDErrortype&quot;&quot; = &quot; &amp; [.C56] &amp; &quot;  );   update &quot;&quot;LOG_Errortype&quot;&quot;  set    &quot;&quot;Name&quot;&quot; = '&quot; &amp; [.A56] &amp; &quot;'  where    &quot;&quot;IDErrortype&quot;&quot; = &quot; &amp; [.C56] &amp; &quot;; &quot;)" office:value-type="string" office:string-value="  insert into &quot;LOG_Errortype&quot; (   &quot;IDErrortype&quot;,    &quot;Name&quot;  )  select    55,    'author__lack_of_permitions_to_delete_approved'   where not exists (   select &quot;IDErrortype&quot;    from &quot;LOG_Errortype&quot;    where &quot;IDErrortype&quot; = 55  );   update &quot;LOG_Errortype&quot;  set    &quot;Name&quot; = 'author__lack_of_permitions_to_delete_approved'  where    &quot;IDErrortype&quot; = 55; ">
            <text:p><text:s text:c="2"/>insert into "LOG_Errortype" ( <text:s text:c="2"/>"IDErrortype", <text:s text:c="3"/>"Name" <text:s/>) <text:s/>select <text:s text:c="3"/>55, <text:s text:c="3"/>'author__lack_of_permitions_to_delete_approved' <text:s text:c="2"/>where not exists ( <text:s text:c="2"/>select "IDErrortype" <text:s text:c="3"/>from "LOG_Errortype" <text:s text:c="3"/>where "IDErrortype" = 55 <text:s/>); <text:s text:c="2"/>update "LOG_Errortype" <text:s/>set <text:s text:c="3"/>"Name" = 'author__lack_of_permitions_to_delete_approved' <text:s/>where <text:s text:c="3"/>"IDErrortype" = 55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successfully_deleted__WARNING</text:p>
          </table:table-cell>
          <table:table-cell/>
          <table:table-cell table:formula="of:=[.C56]+1" office:value-type="float" office:value="56">
            <text:p>56</text:p>
          </table:table-cell>
          <table:table-cell table:formula="of:=SUBSTITUTE(SUBSTITUTE(SUBSTITUTE([.A57];&quot;__WARNING&quot;;&quot;&quot;);&quot;__&quot;;&quot; - &quot;);&quot;_&quot;;&quot; &quot;)" office:value-type="string" office:string-value="author - successfully deleted">
            <text:p>author - successfully deleted</text:p>
          </table:table-cell>
          <table:table-cell table:formula="of:=IF([.A57]=&quot;&quot;;&quot;&quot;;&quot;public const int &quot; &amp; [.A57] &amp; &quot; = &quot; &amp; [.C57] &amp; &quot;;&quot;)" office:value-type="string" office:string-value="public const int author__successfully_deleted__WARNING = 56;">
            <text:p>public const int author__successfully_deleted__WARNING = 56;</text:p>
          </table:table-cell>
          <table:table-cell table:formula="of:=IF([.A57]=&quot;&quot;;&quot;&quot;;&quot;items_.Add(&quot; &amp; [.A57] &amp; &quot;, new ErrorItem(&quot;&quot;&quot; &amp; [.D57] &amp; &quot;&quot;&quot;, &quot; &amp; IF(OR([.A57]=&quot;no_error&quot;;NOT(ISERROR(SEARCH(&quot;__WARNING&quot;;[.A57])))); &quot;false&quot;; &quot;true&quot;) &amp; &quot;));&quot;)" office:value-type="string" office:string-value="items_.Add(author__successfully_deleted__WARNING, new ErrorItem(&quot;author - successfully deleted&quot;, false));">
            <text:p>items_.Add(author__successfully_deleted__WARNING, new ErrorItem("author - successfully deleted", false));</text:p>
          </table:table-cell>
          <table:table-cell table:formula="of:=IF([.A57]=&quot;&quot;;&quot;&quot;;&quot;  insert into &quot;&quot;LOG_Errortype&quot;&quot; (   &quot;&quot;IDErrortype&quot;&quot;,    &quot;&quot;Name&quot;&quot;  )  select    &quot; &amp; [.C57] &amp; &quot;,    '&quot; &amp; [.A57] &amp; &quot;'   where not exists (   select &quot;&quot;IDErrortype&quot;&quot;    from &quot;&quot;LOG_Errortype&quot;&quot;    where &quot;&quot;IDErrortype&quot;&quot; = &quot; &amp; [.C57] &amp; &quot;  );   update &quot;&quot;LOG_Errortype&quot;&quot;  set    &quot;&quot;Name&quot;&quot; = '&quot; &amp; [.A57] &amp; &quot;'  where    &quot;&quot;IDErrortype&quot;&quot; = &quot; &amp; [.C57] &amp; &quot;; &quot;)" office:value-type="string" office:string-value="  insert into &quot;LOG_Errortype&quot; (   &quot;IDErrortype&quot;,    &quot;Name&quot;  )  select    56,    'author__successfully_deleted__WARNING'   where not exists (   select &quot;IDErrortype&quot;    from &quot;LOG_Errortype&quot;    where &quot;IDErrortype&quot; = 56  );   update &quot;LOG_Errortype&quot;  set    &quot;Name&quot; = 'author__successfully_deleted__WARNING'  where    &quot;IDErrortype&quot; = 56; ">
            <text:p><text:s text:c="2"/>insert into "LOG_Errortype" ( <text:s text:c="2"/>"IDErrortype", <text:s text:c="3"/>"Name" <text:s/>) <text:s/>select <text:s text:c="3"/>56, <text:s text:c="3"/>'author__successfully_deleted__WARNING' <text:s text:c="2"/>where not exists ( <text:s text:c="2"/>select "IDErrortype" <text:s text:c="3"/>from "LOG_Errortype" <text:s text:c="3"/>where "IDErrortype" = 56 <text:s/>); <text:s text:c="2"/>update "LOG_Errortype" <text:s/>set <text:s text:c="3"/>"Name" = 'author__successfully_deleted__WARNING' <text:s/>where <text:s text:c="3"/>"IDErrortype" = 56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successfully_approved__WARNING</text:p>
          </table:table-cell>
          <table:table-cell/>
          <table:table-cell table:formula="of:=[.C57]+1" office:value-type="float" office:value="57">
            <text:p>57</text:p>
          </table:table-cell>
          <table:table-cell table:formula="of:=SUBSTITUTE(SUBSTITUTE(SUBSTITUTE([.A58];&quot;__WARNING&quot;;&quot;&quot;);&quot;__&quot;;&quot; - &quot;);&quot;_&quot;;&quot; &quot;)" office:value-type="string" office:string-value="author - successfully approved">
            <text:p>author - successfully approved</text:p>
          </table:table-cell>
          <table:table-cell table:formula="of:=IF([.A58]=&quot;&quot;;&quot;&quot;;&quot;public const int &quot; &amp; [.A58] &amp; &quot; = &quot; &amp; [.C58] &amp; &quot;;&quot;)" office:value-type="string" office:string-value="public const int author__successfully_approved__WARNING = 57;">
            <text:p>public const int author__successfully_approved__WARNING = 57;</text:p>
          </table:table-cell>
          <table:table-cell table:formula="of:=IF([.A58]=&quot;&quot;;&quot;&quot;;&quot;items_.Add(&quot; &amp; [.A58] &amp; &quot;, new ErrorItem(&quot;&quot;&quot; &amp; [.D58] &amp; &quot;&quot;&quot;, &quot; &amp; IF(OR([.A58]=&quot;no_error&quot;;NOT(ISERROR(SEARCH(&quot;__WARNING&quot;;[.A58])))); &quot;false&quot;; &quot;true&quot;) &amp; &quot;));&quot;)" office:value-type="string" office:string-value="items_.Add(author__successfully_approved__WARNING, new ErrorItem(&quot;author - successfully approved&quot;, false));">
            <text:p>items_.Add(author__successfully_approved__WARNING, new ErrorItem("author - successfully approved", false));</text:p>
          </table:table-cell>
          <table:table-cell table:formula="of:=IF([.A58]=&quot;&quot;;&quot;&quot;;&quot;  insert into &quot;&quot;LOG_Errortype&quot;&quot; (   &quot;&quot;IDErrortype&quot;&quot;,    &quot;&quot;Name&quot;&quot;  )  select    &quot; &amp; [.C58] &amp; &quot;,    '&quot; &amp; [.A58] &amp; &quot;'   where not exists (   select &quot;&quot;IDErrortype&quot;&quot;    from &quot;&quot;LOG_Errortype&quot;&quot;    where &quot;&quot;IDErrortype&quot;&quot; = &quot; &amp; [.C58] &amp; &quot;  );   update &quot;&quot;LOG_Errortype&quot;&quot;  set    &quot;&quot;Name&quot;&quot; = '&quot; &amp; [.A58] &amp; &quot;'  where    &quot;&quot;IDErrortype&quot;&quot; = &quot; &amp; [.C58] &amp; &quot;; &quot;)" office:value-type="string" office:string-value="  insert into &quot;LOG_Errortype&quot; (   &quot;IDErrortype&quot;,    &quot;Name&quot;  )  select    57,    'author__successfully_approved__WARNING'   where not exists (   select &quot;IDErrortype&quot;    from &quot;LOG_Errortype&quot;    where &quot;IDErrortype&quot; = 57  );   update &quot;LOG_Errortype&quot;  set    &quot;Name&quot; = 'author__successfully_approved__WARNING'  where    &quot;IDErrortype&quot; = 57; ">
            <text:p><text:s text:c="2"/>insert into "LOG_Errortype" ( <text:s text:c="2"/>"IDErrortype", <text:s text:c="3"/>"Name" <text:s/>) <text:s/>select <text:s text:c="3"/>57, <text:s text:c="3"/>'author__successfully_approved__WARNING' <text:s text:c="2"/>where not exists ( <text:s text:c="2"/>select "IDErrortype" <text:s text:c="3"/>from "LOG_Errortype" <text:s text:c="3"/>where "IDErrortype" = 57 <text:s/>); <text:s text:c="2"/>update "LOG_Errortype" <text:s/>set <text:s text:c="3"/>"Name" = 'author__successfully_approved__WARNING' <text:s/>where <text:s text:c="3"/>"IDErrortype" = 5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successfully_updated__WARNING</text:p>
          </table:table-cell>
          <table:table-cell/>
          <table:table-cell table:formula="of:=[.C58]+1" office:value-type="float" office:value="58">
            <text:p>58</text:p>
          </table:table-cell>
          <table:table-cell table:formula="of:=SUBSTITUTE(SUBSTITUTE(SUBSTITUTE([.A59];&quot;__WARNING&quot;;&quot;&quot;);&quot;__&quot;;&quot; - &quot;);&quot;_&quot;;&quot; &quot;)" office:value-type="string" office:string-value="author - successfully updated">
            <text:p>author - successfully updated</text:p>
          </table:table-cell>
          <table:table-cell table:formula="of:=IF([.A59]=&quot;&quot;;&quot;&quot;;&quot;public const int &quot; &amp; [.A59] &amp; &quot; = &quot; &amp; [.C59] &amp; &quot;;&quot;)" office:value-type="string" office:string-value="public const int author__successfully_updated__WARNING = 58;">
            <text:p>public const int author__successfully_updated__WARNING = 58;</text:p>
          </table:table-cell>
          <table:table-cell table:formula="of:=IF([.A59]=&quot;&quot;;&quot;&quot;;&quot;items_.Add(&quot; &amp; [.A59] &amp; &quot;, new ErrorItem(&quot;&quot;&quot; &amp; [.D59] &amp; &quot;&quot;&quot;, &quot; &amp; IF(OR([.A59]=&quot;no_error&quot;;NOT(ISERROR(SEARCH(&quot;__WARNING&quot;;[.A59])))); &quot;false&quot;; &quot;true&quot;) &amp; &quot;));&quot;)" office:value-type="string" office:string-value="items_.Add(author__successfully_updated__WARNING, new ErrorItem(&quot;author - successfully updated&quot;, false));">
            <text:p>items_.Add(author__successfully_updated__WARNING, new ErrorItem("author - successfully updated", false));</text:p>
          </table:table-cell>
          <table:table-cell table:formula="of:=IF([.A59]=&quot;&quot;;&quot;&quot;;&quot;  insert into &quot;&quot;LOG_Errortype&quot;&quot; (   &quot;&quot;IDErrortype&quot;&quot;,    &quot;&quot;Name&quot;&quot;  )  select    &quot; &amp; [.C59] &amp; &quot;,    '&quot; &amp; [.A59] &amp; &quot;'   where not exists (   select &quot;&quot;IDErrortype&quot;&quot;    from &quot;&quot;LOG_Errortype&quot;&quot;    where &quot;&quot;IDErrortype&quot;&quot; = &quot; &amp; [.C59] &amp; &quot;  );   update &quot;&quot;LOG_Errortype&quot;&quot;  set    &quot;&quot;Name&quot;&quot; = '&quot; &amp; [.A59] &amp; &quot;'  where    &quot;&quot;IDErrortype&quot;&quot; = &quot; &amp; [.C59] &amp; &quot;; &quot;)" office:value-type="string" office:string-value="  insert into &quot;LOG_Errortype&quot; (   &quot;IDErrortype&quot;,    &quot;Name&quot;  )  select    58,    'author__successfully_updated__WARNING'   where not exists (   select &quot;IDErrortype&quot;    from &quot;LOG_Errortype&quot;    where &quot;IDErrortype&quot; = 58  );   update &quot;LOG_Errortype&quot;  set    &quot;Name&quot; = 'author__successfully_updated__WARNING'  where    &quot;IDErrortype&quot; = 58; ">
            <text:p><text:s text:c="2"/>insert into "LOG_Errortype" ( <text:s text:c="2"/>"IDErrortype", <text:s text:c="3"/>"Name" <text:s/>) <text:s/>select <text:s text:c="3"/>58, <text:s text:c="3"/>'author__successfully_updated__WARNING' <text:s text:c="2"/>where not exists ( <text:s text:c="2"/>select "IDErrortype" <text:s text:c="3"/>from "LOG_Errortype" <text:s text:c="3"/>where "IDErrortype" = 58 <text:s/>); <text:s text:c="2"/>update "LOG_Errortype" <text:s/>set <text:s text:c="3"/>"Name" = 'author__successfully_updated__WARNING' <text:s/>where <text:s text:c="3"/>"IDErrortype" = 58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lack_of_permitions_to_write</text:p>
          </table:table-cell>
          <table:table-cell/>
          <table:table-cell table:formula="of:=[.C59]+1" office:value-type="float" office:value="59">
            <text:p>59</text:p>
          </table:table-cell>
          <table:table-cell table:formula="of:=SUBSTITUTE(SUBSTITUTE(SUBSTITUTE([.A60];&quot;__WARNING&quot;;&quot;&quot;);&quot;__&quot;;&quot; - &quot;);&quot;_&quot;;&quot; &quot;)" office:value-type="string" office:string-value="highlight - lack of permitions to write">
            <text:p>highlight - lack of permitions to write</text:p>
          </table:table-cell>
          <table:table-cell table:formula="of:=IF([.A60]=&quot;&quot;;&quot;&quot;;&quot;public const int &quot; &amp; [.A60] &amp; &quot; = &quot; &amp; [.C60] &amp; &quot;;&quot;)" office:value-type="string" office:string-value="public const int highlight__lack_of_permitions_to_write = 59;">
            <text:p>public const int highlight__lack_of_permitions_to_write = 59;</text:p>
          </table:table-cell>
          <table:table-cell table:formula="of:=IF([.A60]=&quot;&quot;;&quot;&quot;;&quot;items_.Add(&quot; &amp; [.A60] &amp; &quot;, new ErrorItem(&quot;&quot;&quot; &amp; [.D60] &amp; &quot;&quot;&quot;, &quot; &amp; IF(OR([.A60]=&quot;no_error&quot;;NOT(ISERROR(SEARCH(&quot;__WARNING&quot;;[.A60])))); &quot;false&quot;; &quot;true&quot;) &amp; &quot;));&quot;)" office:value-type="string" office:string-value="items_.Add(highlight__lack_of_permitions_to_write, new ErrorItem(&quot;highlight - lack of permitions to write&quot;, true));">
            <text:p>items_.Add(highlight__lack_of_permitions_to_write, new ErrorItem("highlight - lack of permitions to write", true));</text:p>
          </table:table-cell>
          <table:table-cell table:formula="of:=IF([.A60]=&quot;&quot;;&quot;&quot;;&quot;  insert into &quot;&quot;LOG_Errortype&quot;&quot; (   &quot;&quot;IDErrortype&quot;&quot;,    &quot;&quot;Name&quot;&quot;  )  select    &quot; &amp; [.C60] &amp; &quot;,    '&quot; &amp; [.A60] &amp; &quot;'   where not exists (   select &quot;&quot;IDErrortype&quot;&quot;    from &quot;&quot;LOG_Errortype&quot;&quot;    where &quot;&quot;IDErrortype&quot;&quot; = &quot; &amp; [.C60] &amp; &quot;  );   update &quot;&quot;LOG_Errortype&quot;&quot;  set    &quot;&quot;Name&quot;&quot; = '&quot; &amp; [.A60] &amp; &quot;'  where    &quot;&quot;IDErrortype&quot;&quot; = &quot; &amp; [.C60] &amp; &quot;; &quot;)" office:value-type="string" office:string-value="  insert into &quot;LOG_Errortype&quot; (   &quot;IDErrortype&quot;,    &quot;Name&quot;  )  select    59,    'highlight__lack_of_permitions_to_write'   where not exists (   select &quot;IDErrortype&quot;    from &quot;LOG_Errortype&quot;    where &quot;IDErrortype&quot; = 59  );   update &quot;LOG_Errortype&quot;  set    &quot;Name&quot; = 'highlight__lack_of_permitions_to_write'  where    &quot;IDErrortype&quot; = 59; ">
            <text:p><text:s text:c="2"/>insert into "LOG_Errortype" ( <text:s text:c="2"/>"IDErrortype", <text:s text:c="3"/>"Name" <text:s/>) <text:s/>select <text:s text:c="3"/>59, <text:s text:c="3"/>'highlight__lack_of_permitions_to_write' <text:s text:c="2"/>where not exists ( <text:s text:c="2"/>select "IDErrortype" <text:s text:c="3"/>from "LOG_Errortype" <text:s text:c="3"/>where "IDErrortype" = 59 <text:s/>); <text:s text:c="2"/>update "LOG_Errortype" <text:s/>set <text:s text:c="3"/>"Name" = 'highlight__lack_of_permitions_to_write' <text:s/>where <text:s text:c="3"/>"IDErrortype" = 59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lack_of_permitions_to_approve</text:p>
          </table:table-cell>
          <table:table-cell/>
          <table:table-cell table:formula="of:=[.C60]+1" office:value-type="float" office:value="60">
            <text:p>60</text:p>
          </table:table-cell>
          <table:table-cell table:formula="of:=SUBSTITUTE(SUBSTITUTE(SUBSTITUTE([.A61];&quot;__WARNING&quot;;&quot;&quot;);&quot;__&quot;;&quot; - &quot;);&quot;_&quot;;&quot; &quot;)" office:value-type="string" office:string-value="highlight - lack of permitions to approve">
            <text:p>highlight - lack of permitions to approve</text:p>
          </table:table-cell>
          <table:table-cell table:formula="of:=IF([.A61]=&quot;&quot;;&quot;&quot;;&quot;public const int &quot; &amp; [.A61] &amp; &quot; = &quot; &amp; [.C61] &amp; &quot;;&quot;)" office:value-type="string" office:string-value="public const int highlight__lack_of_permitions_to_approve = 60;">
            <text:p>public const int highlight__lack_of_permitions_to_approve = 60;</text:p>
          </table:table-cell>
          <table:table-cell table:formula="of:=IF([.A61]=&quot;&quot;;&quot;&quot;;&quot;items_.Add(&quot; &amp; [.A61] &amp; &quot;, new ErrorItem(&quot;&quot;&quot; &amp; [.D61] &amp; &quot;&quot;&quot;, &quot; &amp; IF(OR([.A61]=&quot;no_error&quot;;NOT(ISERROR(SEARCH(&quot;__WARNING&quot;;[.A61])))); &quot;false&quot;; &quot;true&quot;) &amp; &quot;));&quot;)" office:value-type="string" office:string-value="items_.Add(highlight__lack_of_permitions_to_approve, new ErrorItem(&quot;highlight - lack of permitions to approve&quot;, true));">
            <text:p>items_.Add(highlight__lack_of_permitions_to_approve, new ErrorItem("highlight - lack of permitions to approve", true));</text:p>
          </table:table-cell>
          <table:table-cell table:formula="of:=IF([.A61]=&quot;&quot;;&quot;&quot;;&quot;  insert into &quot;&quot;LOG_Errortype&quot;&quot; (   &quot;&quot;IDErrortype&quot;&quot;,    &quot;&quot;Name&quot;&quot;  )  select    &quot; &amp; [.C61] &amp; &quot;,    '&quot; &amp; [.A61] &amp; &quot;'   where not exists (   select &quot;&quot;IDErrortype&quot;&quot;    from &quot;&quot;LOG_Errortype&quot;&quot;    where &quot;&quot;IDErrortype&quot;&quot; = &quot; &amp; [.C61] &amp; &quot;  );   update &quot;&quot;LOG_Errortype&quot;&quot;  set    &quot;&quot;Name&quot;&quot; = '&quot; &amp; [.A61] &amp; &quot;'  where    &quot;&quot;IDErrortype&quot;&quot; = &quot; &amp; [.C61] &amp; &quot;; &quot;)" office:value-type="string" office:string-value="  insert into &quot;LOG_Errortype&quot; (   &quot;IDErrortype&quot;,    &quot;Name&quot;  )  select    60,    'highlight__lack_of_permitions_to_approve'   where not exists (   select &quot;IDErrortype&quot;    from &quot;LOG_Errortype&quot;    where &quot;IDErrortype&quot; = 60  );   update &quot;LOG_Errortype&quot;  set    &quot;Name&quot; = 'highlight__lack_of_permitions_to_approve'  where    &quot;IDErrortype&quot; = 60; ">
            <text:p><text:s text:c="2"/>insert into "LOG_Errortype" ( <text:s text:c="2"/>"IDErrortype", <text:s text:c="3"/>"Name" <text:s/>) <text:s/>select <text:s text:c="3"/>60, <text:s text:c="3"/>'highlight__lack_of_permitions_to_approve' <text:s text:c="2"/>where not exists ( <text:s text:c="2"/>select "IDErrortype" <text:s text:c="3"/>from "LOG_Errortype" <text:s text:c="3"/>where "IDErrortype" = 60 <text:s/>); <text:s text:c="2"/>update "LOG_Errortype" <text:s/>set <text:s text:c="3"/>"Name" = 'highlight__lack_of_permitions_to_approve' <text:s/>where <text:s text:c="3"/>"IDErrortype" = 6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created__WARNING</text:p>
          </table:table-cell>
          <table:table-cell/>
          <table:table-cell table:formula="of:=[.C61]+1" office:value-type="float" office:value="61">
            <text:p>61</text:p>
          </table:table-cell>
          <table:table-cell table:formula="of:=SUBSTITUTE(SUBSTITUTE(SUBSTITUTE([.A62];&quot;__WARNING&quot;;&quot;&quot;);&quot;__&quot;;&quot; - &quot;);&quot;_&quot;;&quot; &quot;)" office:value-type="string" office:string-value="highlight - successfully created">
            <text:p>highlight - successfully created</text:p>
          </table:table-cell>
          <table:table-cell table:formula="of:=IF([.A62]=&quot;&quot;;&quot;&quot;;&quot;public const int &quot; &amp; [.A62] &amp; &quot; = &quot; &amp; [.C62] &amp; &quot;;&quot;)" office:value-type="string" office:string-value="public const int highlight__successfully_created__WARNING = 61;">
            <text:p>public const int highlight__successfully_created__WARNING = 61;</text:p>
          </table:table-cell>
          <table:table-cell table:formula="of:=IF([.A62]=&quot;&quot;;&quot;&quot;;&quot;items_.Add(&quot; &amp; [.A62] &amp; &quot;, new ErrorItem(&quot;&quot;&quot; &amp; [.D62] &amp; &quot;&quot;&quot;, &quot; &amp; IF(OR([.A62]=&quot;no_error&quot;;NOT(ISERROR(SEARCH(&quot;__WARNING&quot;;[.A62])))); &quot;false&quot;; &quot;true&quot;) &amp; &quot;));&quot;)" office:value-type="string" office:string-value="items_.Add(highlight__successfully_created__WARNING, new ErrorItem(&quot;highlight - successfully created&quot;, false));">
            <text:p>items_.Add(highlight__successfully_created__WARNING, new ErrorItem("highlight - successfully created", false));</text:p>
          </table:table-cell>
          <table:table-cell table:formula="of:=IF([.A62]=&quot;&quot;;&quot;&quot;;&quot;  insert into &quot;&quot;LOG_Errortype&quot;&quot; (   &quot;&quot;IDErrortype&quot;&quot;,    &quot;&quot;Name&quot;&quot;  )  select    &quot; &amp; [.C62] &amp; &quot;,    '&quot; &amp; [.A62] &amp; &quot;'   where not exists (   select &quot;&quot;IDErrortype&quot;&quot;    from &quot;&quot;LOG_Errortype&quot;&quot;    where &quot;&quot;IDErrortype&quot;&quot; = &quot; &amp; [.C62] &amp; &quot;  );   update &quot;&quot;LOG_Errortype&quot;&quot;  set    &quot;&quot;Name&quot;&quot; = '&quot; &amp; [.A62] &amp; &quot;'  where    &quot;&quot;IDErrortype&quot;&quot; = &quot; &amp; [.C62] &amp; &quot;; &quot;)" office:value-type="string" office:string-value="  insert into &quot;LOG_Errortype&quot; (   &quot;IDErrortype&quot;,    &quot;Name&quot;  )  select    61,    'highlight__successfully_created__WARNING'   where not exists (   select &quot;IDErrortype&quot;    from &quot;LOG_Errortype&quot;    where &quot;IDErrortype&quot; = 61  );   update &quot;LOG_Errortype&quot;  set    &quot;Name&quot; = 'highlight__successfully_created__WARNING'  where    &quot;IDErrortype&quot; = 61; ">
            <text:p><text:s text:c="2"/>insert into "LOG_Errortype" ( <text:s text:c="2"/>"IDErrortype", <text:s text:c="3"/>"Name" <text:s/>) <text:s/>select <text:s text:c="3"/>61, <text:s text:c="3"/>'highlight__successfully_created__WARNING' <text:s text:c="2"/>where not exists ( <text:s text:c="2"/>select "IDErrortype" <text:s text:c="3"/>from "LOG_Errortype" <text:s text:c="3"/>where "IDErrortype" = 61 <text:s/>); <text:s text:c="2"/>update "LOG_Errortype" <text:s/>set <text:s text:c="3"/>"Name" = 'highlight__successfully_created__WARNING' <text:s/>where <text:s text:c="3"/>"IDErrortype" = 6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updated__WARNING</text:p>
          </table:table-cell>
          <table:table-cell/>
          <table:table-cell table:formula="of:=[.C62]+1" office:value-type="float" office:value="62">
            <text:p>62</text:p>
          </table:table-cell>
          <table:table-cell table:formula="of:=SUBSTITUTE(SUBSTITUTE(SUBSTITUTE([.A63];&quot;__WARNING&quot;;&quot;&quot;);&quot;__&quot;;&quot; - &quot;);&quot;_&quot;;&quot; &quot;)" office:value-type="string" office:string-value="highlight - successfully updated">
            <text:p>highlight - successfully updated</text:p>
          </table:table-cell>
          <table:table-cell table:formula="of:=IF([.A63]=&quot;&quot;;&quot;&quot;;&quot;public const int &quot; &amp; [.A63] &amp; &quot; = &quot; &amp; [.C63] &amp; &quot;;&quot;)" office:value-type="string" office:string-value="public const int highlight__successfully_updated__WARNING = 62;">
            <text:p>public const int highlight__successfully_updated__WARNING = 62;</text:p>
          </table:table-cell>
          <table:table-cell table:formula="of:=IF([.A63]=&quot;&quot;;&quot;&quot;;&quot;items_.Add(&quot; &amp; [.A63] &amp; &quot;, new ErrorItem(&quot;&quot;&quot; &amp; [.D63] &amp; &quot;&quot;&quot;, &quot; &amp; IF(OR([.A63]=&quot;no_error&quot;;NOT(ISERROR(SEARCH(&quot;__WARNING&quot;;[.A63])))); &quot;false&quot;; &quot;true&quot;) &amp; &quot;));&quot;)" office:value-type="string" office:string-value="items_.Add(highlight__successfully_updated__WARNING, new ErrorItem(&quot;highlight - successfully updated&quot;, false));">
            <text:p>items_.Add(highlight__successfully_updated__WARNING, new ErrorItem("highlight - successfully updated", false));</text:p>
          </table:table-cell>
          <table:table-cell table:formula="of:=IF([.A63]=&quot;&quot;;&quot;&quot;;&quot;  insert into &quot;&quot;LOG_Errortype&quot;&quot; (   &quot;&quot;IDErrortype&quot;&quot;,    &quot;&quot;Name&quot;&quot;  )  select    &quot; &amp; [.C63] &amp; &quot;,    '&quot; &amp; [.A63] &amp; &quot;'   where not exists (   select &quot;&quot;IDErrortype&quot;&quot;    from &quot;&quot;LOG_Errortype&quot;&quot;    where &quot;&quot;IDErrortype&quot;&quot; = &quot; &amp; [.C63] &amp; &quot;  );   update &quot;&quot;LOG_Errortype&quot;&quot;  set    &quot;&quot;Name&quot;&quot; = '&quot; &amp; [.A63] &amp; &quot;'  where    &quot;&quot;IDErrortype&quot;&quot; = &quot; &amp; [.C63] &amp; &quot;; &quot;)" office:value-type="string" office:string-value="  insert into &quot;LOG_Errortype&quot; (   &quot;IDErrortype&quot;,    &quot;Name&quot;  )  select    62,    'highlight__successfully_updated__WARNING'   where not exists (   select &quot;IDErrortype&quot;    from &quot;LOG_Errortype&quot;    where &quot;IDErrortype&quot; = 62  );   update &quot;LOG_Errortype&quot;  set    &quot;Name&quot; = 'highlight__successfully_updated__WARNING'  where    &quot;IDErrortype&quot; = 62; ">
            <text:p><text:s text:c="2"/>insert into "LOG_Errortype" ( <text:s text:c="2"/>"IDErrortype", <text:s text:c="3"/>"Name" <text:s/>) <text:s/>select <text:s text:c="3"/>62, <text:s text:c="3"/>'highlight__successfully_updated__WARNING' <text:s text:c="2"/>where not exists ( <text:s text:c="2"/>select "IDErrortype" <text:s text:c="3"/>from "LOG_Errortype" <text:s text:c="3"/>where "IDErrortype" = 62 <text:s/>); <text:s text:c="2"/>update "LOG_Errortype" <text:s/>set <text:s text:c="3"/>"Name" = 'highlight__successfully_updated__WARNING' <text:s/>where <text:s text:c="3"/>"IDErrortype" = 6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deleted__WARNING</text:p>
          </table:table-cell>
          <table:table-cell/>
          <table:table-cell table:formula="of:=[.C63]+1" office:value-type="float" office:value="63">
            <text:p>63</text:p>
          </table:table-cell>
          <table:table-cell table:formula="of:=SUBSTITUTE(SUBSTITUTE(SUBSTITUTE([.A64];&quot;__WARNING&quot;;&quot;&quot;);&quot;__&quot;;&quot; - &quot;);&quot;_&quot;;&quot; &quot;)" office:value-type="string" office:string-value="highlight - successfully deleted">
            <text:p>highlight - successfully deleted</text:p>
          </table:table-cell>
          <table:table-cell table:formula="of:=IF([.A64]=&quot;&quot;;&quot;&quot;;&quot;public const int &quot; &amp; [.A64] &amp; &quot; = &quot; &amp; [.C64] &amp; &quot;;&quot;)" office:value-type="string" office:string-value="public const int highlight__successfully_deleted__WARNING = 63;">
            <text:p>public const int highlight__successfully_deleted__WARNING = 63;</text:p>
          </table:table-cell>
          <table:table-cell table:formula="of:=IF([.A64]=&quot;&quot;;&quot;&quot;;&quot;items_.Add(&quot; &amp; [.A64] &amp; &quot;, new ErrorItem(&quot;&quot;&quot; &amp; [.D64] &amp; &quot;&quot;&quot;, &quot; &amp; IF(OR([.A64]=&quot;no_error&quot;;NOT(ISERROR(SEARCH(&quot;__WARNING&quot;;[.A64])))); &quot;false&quot;; &quot;true&quot;) &amp; &quot;));&quot;)" office:value-type="string" office:string-value="items_.Add(highlight__successfully_deleted__WARNING, new ErrorItem(&quot;highlight - successfully deleted&quot;, false));">
            <text:p>items_.Add(highlight__successfully_deleted__WARNING, new ErrorItem("highlight - successfully deleted", false));</text:p>
          </table:table-cell>
          <table:table-cell table:formula="of:=IF([.A64]=&quot;&quot;;&quot;&quot;;&quot;  insert into &quot;&quot;LOG_Errortype&quot;&quot; (   &quot;&quot;IDErrortype&quot;&quot;,    &quot;&quot;Name&quot;&quot;  )  select    &quot; &amp; [.C64] &amp; &quot;,    '&quot; &amp; [.A64] &amp; &quot;'   where not exists (   select &quot;&quot;IDErrortype&quot;&quot;    from &quot;&quot;LOG_Errortype&quot;&quot;    where &quot;&quot;IDErrortype&quot;&quot; = &quot; &amp; [.C64] &amp; &quot;  );   update &quot;&quot;LOG_Errortype&quot;&quot;  set    &quot;&quot;Name&quot;&quot; = '&quot; &amp; [.A64] &amp; &quot;'  where    &quot;&quot;IDErrortype&quot;&quot; = &quot; &amp; [.C64] &amp; &quot;; &quot;)" office:value-type="string" office:string-value="  insert into &quot;LOG_Errortype&quot; (   &quot;IDErrortype&quot;,    &quot;Name&quot;  )  select    63,    'highlight__successfully_deleted__WARNING'   where not exists (   select &quot;IDErrortype&quot;    from &quot;LOG_Errortype&quot;    where &quot;IDErrortype&quot; = 63  );   update &quot;LOG_Errortype&quot;  set    &quot;Name&quot; = 'highlight__successfully_deleted__WARNING'  where    &quot;IDErrortype&quot; = 63; ">
            <text:p><text:s text:c="2"/>insert into "LOG_Errortype" ( <text:s text:c="2"/>"IDErrortype", <text:s text:c="3"/>"Name" <text:s/>) <text:s/>select <text:s text:c="3"/>63, <text:s text:c="3"/>'highlight__successfully_deleted__WARNING' <text:s text:c="2"/>where not exists ( <text:s text:c="2"/>select "IDErrortype" <text:s text:c="3"/>from "LOG_Errortype" <text:s text:c="3"/>where "IDErrortype" = 63 <text:s/>); <text:s text:c="2"/>update "LOG_Errortype" <text:s/>set <text:s text:c="3"/>"Name" = 'highlight__successfully_deleted__WARNING' <text:s/>where <text:s text:c="3"/>"IDErrortype" = 6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approved__WARNING</text:p>
          </table:table-cell>
          <table:table-cell/>
          <table:table-cell table:formula="of:=[.C64]+1" office:value-type="float" office:value="64">
            <text:p>64</text:p>
          </table:table-cell>
          <table:table-cell table:formula="of:=SUBSTITUTE(SUBSTITUTE(SUBSTITUTE([.A65];&quot;__WARNING&quot;;&quot;&quot;);&quot;__&quot;;&quot; - &quot;);&quot;_&quot;;&quot; &quot;)" office:value-type="string" office:string-value="highlight - successfully approved">
            <text:p>highlight - successfully approved</text:p>
          </table:table-cell>
          <table:table-cell table:formula="of:=IF([.A65]=&quot;&quot;;&quot;&quot;;&quot;public const int &quot; &amp; [.A65] &amp; &quot; = &quot; &amp; [.C65] &amp; &quot;;&quot;)" office:value-type="string" office:string-value="public const int highlight__successfully_approved__WARNING = 64;">
            <text:p>public const int highlight__successfully_approved__WARNING = 64;</text:p>
          </table:table-cell>
          <table:table-cell table:formula="of:=IF([.A65]=&quot;&quot;;&quot;&quot;;&quot;items_.Add(&quot; &amp; [.A65] &amp; &quot;, new ErrorItem(&quot;&quot;&quot; &amp; [.D65] &amp; &quot;&quot;&quot;, &quot; &amp; IF(OR([.A65]=&quot;no_error&quot;;NOT(ISERROR(SEARCH(&quot;__WARNING&quot;;[.A65])))); &quot;false&quot;; &quot;true&quot;) &amp; &quot;));&quot;)" office:value-type="string" office:string-value="items_.Add(highlight__successfully_approved__WARNING, new ErrorItem(&quot;highlight - successfully approved&quot;, false));">
            <text:p>items_.Add(highlight__successfully_approved__WARNING, new ErrorItem("highlight - successfully approved", false));</text:p>
          </table:table-cell>
          <table:table-cell table:formula="of:=IF([.A65]=&quot;&quot;;&quot;&quot;;&quot;  insert into &quot;&quot;LOG_Errortype&quot;&quot; (   &quot;&quot;IDErrortype&quot;&quot;,    &quot;&quot;Name&quot;&quot;  )  select    &quot; &amp; [.C65] &amp; &quot;,    '&quot; &amp; [.A65] &amp; &quot;'   where not exists (   select &quot;&quot;IDErrortype&quot;&quot;    from &quot;&quot;LOG_Errortype&quot;&quot;    where &quot;&quot;IDErrortype&quot;&quot; = &quot; &amp; [.C65] &amp; &quot;  );   update &quot;&quot;LOG_Errortype&quot;&quot;  set    &quot;&quot;Name&quot;&quot; = '&quot; &amp; [.A65] &amp; &quot;'  where    &quot;&quot;IDErrortype&quot;&quot; = &quot; &amp; [.C65] &amp; &quot;; &quot;)" office:value-type="string" office:string-value="  insert into &quot;LOG_Errortype&quot; (   &quot;IDErrortype&quot;,    &quot;Name&quot;  )  select    64,    'highlight__successfully_approved__WARNING'   where not exists (   select &quot;IDErrortype&quot;    from &quot;LOG_Errortype&quot;    where &quot;IDErrortype&quot; = 64  );   update &quot;LOG_Errortype&quot;  set    &quot;Name&quot; = 'highlight__successfully_approved__WARNING'  where    &quot;IDErrortype&quot; = 64; ">
            <text:p><text:s text:c="2"/>insert into "LOG_Errortype" ( <text:s text:c="2"/>"IDErrortype", <text:s text:c="3"/>"Name" <text:s/>) <text:s/>select <text:s text:c="3"/>64, <text:s text:c="3"/>'highlight__successfully_approved__WARNING' <text:s text:c="2"/>where not exists ( <text:s text:c="2"/>select "IDErrortype" <text:s text:c="3"/>from "LOG_Errortype" <text:s text:c="3"/>where "IDErrortype" = 64 <text:s/>); <text:s text:c="2"/>update "LOG_Errortype" <text:s/>set <text:s text:c="3"/>"Name" = 'highlight__successfully_approved__WARNING' <text:s/>where <text:s text:c="3"/>"IDErrortype" = 6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highlight__lack_of_permitions_to_delete</text:p>
          </table:table-cell>
          <table:table-cell/>
          <table:table-cell table:formula="of:=[.C65]+1" office:value-type="float" office:value="65">
            <text:p>65</text:p>
          </table:table-cell>
          <table:table-cell table:formula="of:=SUBSTITUTE(SUBSTITUTE(SUBSTITUTE([.A66];&quot;__WARNING&quot;;&quot;&quot;);&quot;__&quot;;&quot; - &quot;);&quot;_&quot;;&quot; &quot;)" office:value-type="string" office:string-value="highlight - lack of permitions to delete">
            <text:p>highlight - lack of permitions to delete</text:p>
          </table:table-cell>
          <table:table-cell table:formula="of:=IF([.A66]=&quot;&quot;;&quot;&quot;;&quot;public const int &quot; &amp; [.A66] &amp; &quot; = &quot; &amp; [.C66] &amp; &quot;;&quot;)" office:value-type="string" office:string-value="public const int highlight__lack_of_permitions_to_delete = 65;">
            <text:p>public const int highlight__lack_of_permitions_to_delete = 65;</text:p>
          </table:table-cell>
          <table:table-cell table:formula="of:=IF([.A66]=&quot;&quot;;&quot;&quot;;&quot;items_.Add(&quot; &amp; [.A66] &amp; &quot;, new ErrorItem(&quot;&quot;&quot; &amp; [.D66] &amp; &quot;&quot;&quot;, &quot; &amp; IF(OR([.A66]=&quot;no_error&quot;;NOT(ISERROR(SEARCH(&quot;__WARNING&quot;;[.A66])))); &quot;false&quot;; &quot;true&quot;) &amp; &quot;));&quot;)" office:value-type="string" office:string-value="items_.Add(highlight__lack_of_permitions_to_delete, new ErrorItem(&quot;highlight - lack of permitions to delete&quot;, true));">
            <text:p>items_.Add(highlight__lack_of_permitions_to_delete, new ErrorItem("highlight - lack of permitions to delete", true));</text:p>
          </table:table-cell>
          <table:table-cell table:formula="of:=IF([.A66]=&quot;&quot;;&quot;&quot;;&quot;  insert into &quot;&quot;LOG_Errortype&quot;&quot; (   &quot;&quot;IDErrortype&quot;&quot;,    &quot;&quot;Name&quot;&quot;  )  select    &quot; &amp; [.C66] &amp; &quot;,    '&quot; &amp; [.A66] &amp; &quot;'   where not exists (   select &quot;&quot;IDErrortype&quot;&quot;    from &quot;&quot;LOG_Errortype&quot;&quot;    where &quot;&quot;IDErrortype&quot;&quot; = &quot; &amp; [.C66] &amp; &quot;  );   update &quot;&quot;LOG_Errortype&quot;&quot;  set    &quot;&quot;Name&quot;&quot; = '&quot; &amp; [.A66] &amp; &quot;'  where    &quot;&quot;IDErrortype&quot;&quot; = &quot; &amp; [.C66] &amp; &quot;; &quot;)" office:value-type="string" office:string-value="  insert into &quot;LOG_Errortype&quot; (   &quot;IDErrortype&quot;,    &quot;Name&quot;  )  select    65,    'highlight__lack_of_permitions_to_delete'   where not exists (   select &quot;IDErrortype&quot;    from &quot;LOG_Errortype&quot;    where &quot;IDErrortype&quot; = 65  );   update &quot;LOG_Errortype&quot;  set    &quot;Name&quot; = 'highlight__lack_of_permitions_to_delete'  where    &quot;IDErrortype&quot; = 65; ">
            <text:p><text:s text:c="2"/>insert into "LOG_Errortype" ( <text:s text:c="2"/>"IDErrortype", <text:s text:c="3"/>"Name" <text:s/>) <text:s/>select <text:s text:c="3"/>65, <text:s text:c="3"/>'highlight__lack_of_permitions_to_delete' <text:s text:c="2"/>where not exists ( <text:s text:c="2"/>select "IDErrortype" <text:s text:c="3"/>from "LOG_Errortype" <text:s text:c="3"/>where "IDErrortype" = 65 <text:s/>); <text:s text:c="2"/>update "LOG_Errortype" <text:s/>set <text:s text:c="3"/>"Name" = 'highlight__lack_of_permitions_to_delete' <text:s/>where <text:s text:c="3"/>"IDErrortype" = 65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highlight__lack_of_permitions_to_delete_approved</text:p>
          </table:table-cell>
          <table:table-cell/>
          <table:table-cell table:formula="of:=[.C66]+1" office:value-type="float" office:value="66">
            <text:p>66</text:p>
          </table:table-cell>
          <table:table-cell table:formula="of:=SUBSTITUTE(SUBSTITUTE(SUBSTITUTE([.A67];&quot;__WARNING&quot;;&quot;&quot;);&quot;__&quot;;&quot; - &quot;);&quot;_&quot;;&quot; &quot;)" office:value-type="string" office:string-value="highlight - lack of permitions to delete approved">
            <text:p>highlight - lack of permitions to delete approved</text:p>
          </table:table-cell>
          <table:table-cell table:formula="of:=IF([.A67]=&quot;&quot;;&quot;&quot;;&quot;public const int &quot; &amp; [.A67] &amp; &quot; = &quot; &amp; [.C67] &amp; &quot;;&quot;)" office:value-type="string" office:string-value="public const int highlight__lack_of_permitions_to_delete_approved = 66;">
            <text:p>public const int highlight__lack_of_permitions_to_delete_approved = 66;</text:p>
          </table:table-cell>
          <table:table-cell table:formula="of:=IF([.A67]=&quot;&quot;;&quot;&quot;;&quot;items_.Add(&quot; &amp; [.A67] &amp; &quot;, new ErrorItem(&quot;&quot;&quot; &amp; [.D67] &amp; &quot;&quot;&quot;, &quot; &amp; IF(OR([.A67]=&quot;no_error&quot;;NOT(ISERROR(SEARCH(&quot;__WARNING&quot;;[.A67])))); &quot;false&quot;; &quot;true&quot;) &amp; &quot;));&quot;)" office:value-type="string" office:string-value="items_.Add(highlight__lack_of_permitions_to_delete_approved, new ErrorItem(&quot;highlight - lack of permitions to delete approved&quot;, true));">
            <text:p>items_.Add(highlight__lack_of_permitions_to_delete_approved, new ErrorItem("highlight - lack of permitions to delete approved", true));</text:p>
          </table:table-cell>
          <table:table-cell table:formula="of:=IF([.A67]=&quot;&quot;;&quot;&quot;;&quot;  insert into &quot;&quot;LOG_Errortype&quot;&quot; (   &quot;&quot;IDErrortype&quot;&quot;,    &quot;&quot;Name&quot;&quot;  )  select    &quot; &amp; [.C67] &amp; &quot;,    '&quot; &amp; [.A67] &amp; &quot;'   where not exists (   select &quot;&quot;IDErrortype&quot;&quot;    from &quot;&quot;LOG_Errortype&quot;&quot;    where &quot;&quot;IDErrortype&quot;&quot; = &quot; &amp; [.C67] &amp; &quot;  );   update &quot;&quot;LOG_Errortype&quot;&quot;  set    &quot;&quot;Name&quot;&quot; = '&quot; &amp; [.A67] &amp; &quot;'  where    &quot;&quot;IDErrortype&quot;&quot; = &quot; &amp; [.C67] &amp; &quot;; &quot;)" office:value-type="string" office:string-value="  insert into &quot;LOG_Errortype&quot; (   &quot;IDErrortype&quot;,    &quot;Name&quot;  )  select    66,    'highlight__lack_of_permitions_to_delete_approved'   where not exists (   select &quot;IDErrortype&quot;    from &quot;LOG_Errortype&quot;    where &quot;IDErrortype&quot; = 66  );   update &quot;LOG_Errortype&quot;  set    &quot;Name&quot; = 'highlight__lack_of_permitions_to_delete_approved'  where    &quot;IDErrortype&quot; = 66; ">
            <text:p><text:s text:c="2"/>insert into "LOG_Errortype" ( <text:s text:c="2"/>"IDErrortype", <text:s text:c="3"/>"Name" <text:s/>) <text:s/>select <text:s text:c="3"/>66, <text:s text:c="3"/>'highlight__lack_of_permitions_to_delete_approved' <text:s text:c="2"/>where not exists ( <text:s text:c="2"/>select "IDErrortype" <text:s text:c="3"/>from "LOG_Errortype" <text:s text:c="3"/>where "IDErrortype" = 66 <text:s/>); <text:s text:c="2"/>update "LOG_Errortype" <text:s/>set <text:s text:c="3"/>"Name" = 'highlight__lack_of_permitions_to_delete_approved' <text:s/>where <text:s text:c="3"/>"IDErrortype" = 66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invalid_name</text:p>
          </table:table-cell>
          <table:table-cell/>
          <table:table-cell table:formula="of:=[.C67]+1" office:value-type="float" office:value="67">
            <text:p>67</text:p>
          </table:table-cell>
          <table:table-cell table:formula="of:=SUBSTITUTE(SUBSTITUTE(SUBSTITUTE([.A68];&quot;__WARNING&quot;;&quot;&quot;);&quot;__&quot;;&quot; - &quot;);&quot;_&quot;;&quot; &quot;)" office:value-type="string" office:string-value="highlight - invalid name">
            <text:p>highlight - invalid name</text:p>
          </table:table-cell>
          <table:table-cell table:formula="of:=IF([.A68]=&quot;&quot;;&quot;&quot;;&quot;public const int &quot; &amp; [.A68] &amp; &quot; = &quot; &amp; [.C68] &amp; &quot;;&quot;)" office:value-type="string" office:string-value="public const int highlight__invalid_name = 67;">
            <text:p>public const int highlight__invalid_name = 67;</text:p>
          </table:table-cell>
          <table:table-cell table:formula="of:=IF([.A68]=&quot;&quot;;&quot;&quot;;&quot;items_.Add(&quot; &amp; [.A68] &amp; &quot;, new ErrorItem(&quot;&quot;&quot; &amp; [.D68] &amp; &quot;&quot;&quot;, &quot; &amp; IF(OR([.A68]=&quot;no_error&quot;;NOT(ISERROR(SEARCH(&quot;__WARNING&quot;;[.A68])))); &quot;false&quot;; &quot;true&quot;) &amp; &quot;));&quot;)" office:value-type="string" office:string-value="items_.Add(highlight__invalid_name, new ErrorItem(&quot;highlight - invalid name&quot;, true));">
            <text:p>items_.Add(highlight__invalid_name, new ErrorItem("highlight - invalid name", true));</text:p>
          </table:table-cell>
          <table:table-cell table:formula="of:=IF([.A68]=&quot;&quot;;&quot;&quot;;&quot;  insert into &quot;&quot;LOG_Errortype&quot;&quot; (   &quot;&quot;IDErrortype&quot;&quot;,    &quot;&quot;Name&quot;&quot;  )  select    &quot; &amp; [.C68] &amp; &quot;,    '&quot; &amp; [.A68] &amp; &quot;'   where not exists (   select &quot;&quot;IDErrortype&quot;&quot;    from &quot;&quot;LOG_Errortype&quot;&quot;    where &quot;&quot;IDErrortype&quot;&quot; = &quot; &amp; [.C68] &amp; &quot;  );   update &quot;&quot;LOG_Errortype&quot;&quot;  set    &quot;&quot;Name&quot;&quot; = '&quot; &amp; [.A68] &amp; &quot;'  where    &quot;&quot;IDErrortype&quot;&quot; = &quot; &amp; [.C68] &amp; &quot;; &quot;)" office:value-type="string" office:string-value="  insert into &quot;LOG_Errortype&quot; (   &quot;IDErrortype&quot;,    &quot;Name&quot;  )  select    67,    'highlight__invalid_name'   where not exists (   select &quot;IDErrortype&quot;    from &quot;LOG_Errortype&quot;    where &quot;IDErrortype&quot; = 67  );   update &quot;LOG_Errortype&quot;  set    &quot;Name&quot; = 'highlight__invalid_name'  where    &quot;IDErrortype&quot; = 67; ">
            <text:p><text:s text:c="2"/>insert into "LOG_Errortype" ( <text:s text:c="2"/>"IDErrortype", <text:s text:c="3"/>"Name" <text:s/>) <text:s/>select <text:s text:c="3"/>67, <text:s text:c="3"/>'highlight__invalid_name' <text:s text:c="2"/>where not exists ( <text:s text:c="2"/>select "IDErrortype" <text:s text:c="3"/>from "LOG_Errortype" <text:s text:c="3"/>where "IDErrortype" = 67 <text:s/>); <text:s text:c="2"/>update "LOG_Errortype" <text:s/>set <text:s text:c="3"/>"Name" = 'highlight__invalid_name' <text:s/>where <text:s text:c="3"/>"IDErrortype" = 67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author__invalid_name</text:p>
          </table:table-cell>
          <table:table-cell/>
          <table:table-cell table:formula="of:=[.C68]+1" office:value-type="float" office:value="68">
            <text:p>68</text:p>
          </table:table-cell>
          <table:table-cell table:formula="of:=SUBSTITUTE(SUBSTITUTE(SUBSTITUTE([.A69];&quot;__WARNING&quot;;&quot;&quot;);&quot;__&quot;;&quot; - &quot;);&quot;_&quot;;&quot; &quot;)" office:value-type="string" office:string-value="author - invalid name">
            <text:p>author - invalid name</text:p>
          </table:table-cell>
          <table:table-cell table:formula="of:=IF([.A69]=&quot;&quot;;&quot;&quot;;&quot;public const int &quot; &amp; [.A69] &amp; &quot; = &quot; &amp; [.C69] &amp; &quot;;&quot;)" office:value-type="string" office:string-value="public const int author__invalid_name = 68;">
            <text:p>public const int author__invalid_name = 68;</text:p>
          </table:table-cell>
          <table:table-cell table:formula="of:=IF([.A69]=&quot;&quot;;&quot;&quot;;&quot;items_.Add(&quot; &amp; [.A69] &amp; &quot;, new ErrorItem(&quot;&quot;&quot; &amp; [.D69] &amp; &quot;&quot;&quot;, &quot; &amp; IF(OR([.A69]=&quot;no_error&quot;;NOT(ISERROR(SEARCH(&quot;__WARNING&quot;;[.A69])))); &quot;false&quot;; &quot;true&quot;) &amp; &quot;));&quot;)" office:value-type="string" office:string-value="items_.Add(author__invalid_name, new ErrorItem(&quot;author - invalid name&quot;, true));">
            <text:p>items_.Add(author__invalid_name, new ErrorItem("author - invalid name", true));</text:p>
          </table:table-cell>
          <table:table-cell table:formula="of:=IF([.A69]=&quot;&quot;;&quot;&quot;;&quot;  insert into &quot;&quot;LOG_Errortype&quot;&quot; (   &quot;&quot;IDErrortype&quot;&quot;,    &quot;&quot;Name&quot;&quot;  )  select    &quot; &amp; [.C69] &amp; &quot;,    '&quot; &amp; [.A69] &amp; &quot;'   where not exists (   select &quot;&quot;IDErrortype&quot;&quot;    from &quot;&quot;LOG_Errortype&quot;&quot;    where &quot;&quot;IDErrortype&quot;&quot; = &quot; &amp; [.C69] &amp; &quot;  );   update &quot;&quot;LOG_Errortype&quot;&quot;  set    &quot;&quot;Name&quot;&quot; = '&quot; &amp; [.A69] &amp; &quot;'  where    &quot;&quot;IDErrortype&quot;&quot; = &quot; &amp; [.C69] &amp; &quot;; &quot;)" office:value-type="string" office:string-value="  insert into &quot;LOG_Errortype&quot; (   &quot;IDErrortype&quot;,    &quot;Name&quot;  )  select    68,    'author__invalid_name'   where not exists (   select &quot;IDErrortype&quot;    from &quot;LOG_Errortype&quot;    where &quot;IDErrortype&quot; = 68  );   update &quot;LOG_Errortype&quot;  set    &quot;Name&quot; = 'author__invalid_name'  where    &quot;IDErrortype&quot; = 68; ">
            <text:p><text:s text:c="2"/>insert into "LOG_Errortype" ( <text:s text:c="2"/>"IDErrortype", <text:s text:c="3"/>"Name" <text:s/>) <text:s/>select <text:s text:c="3"/>68, <text:s text:c="3"/>'author__invalid_name' <text:s text:c="2"/>where not exists ( <text:s text:c="2"/>select "IDErrortype" <text:s text:c="3"/>from "LOG_Errortype" <text:s text:c="3"/>where "IDErrortype" = 68 <text:s/>); <text:s text:c="2"/>update "LOG_Errortype" <text:s/>set <text:s text:c="3"/>"Name" = 'author__invalid_name' <text:s/>where <text:s text:c="3"/>"IDErrortype" = 68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write</text:p>
          </table:table-cell>
          <table:table-cell/>
          <table:table-cell table:formula="of:=[.C69]+1" office:value-type="float" office:value="69">
            <text:p>69</text:p>
          </table:table-cell>
          <table:table-cell table:formula="of:=SUBSTITUTE(SUBSTITUTE(SUBSTITUTE([.A70];&quot;__WARNING&quot;;&quot;&quot;);&quot;__&quot;;&quot; - &quot;);&quot;_&quot;;&quot; &quot;)" office:value-type="string" office:string-value="source - lack of permitions to write">
            <text:p>source - lack of permitions to write</text:p>
          </table:table-cell>
          <table:table-cell table:formula="of:=IF([.A70]=&quot;&quot;;&quot;&quot;;&quot;public const int &quot; &amp; [.A70] &amp; &quot; = &quot; &amp; [.C70] &amp; &quot;;&quot;)" office:value-type="string" office:string-value="public const int source__lack_of_permitions_to_write = 69;">
            <text:p>public const int source__lack_of_permitions_to_write = 69;</text:p>
          </table:table-cell>
          <table:table-cell table:formula="of:=IF([.A70]=&quot;&quot;;&quot;&quot;;&quot;items_.Add(&quot; &amp; [.A70] &amp; &quot;, new ErrorItem(&quot;&quot;&quot; &amp; [.D70] &amp; &quot;&quot;&quot;, &quot; &amp; IF(OR([.A70]=&quot;no_error&quot;;NOT(ISERROR(SEARCH(&quot;__WARNING&quot;;[.A70])))); &quot;false&quot;; &quot;true&quot;) &amp; &quot;));&quot;)" office:value-type="string" office:string-value="items_.Add(source__lack_of_permitions_to_write, new ErrorItem(&quot;source - lack of permitions to write&quot;, true));">
            <text:p>items_.Add(source__lack_of_permitions_to_write, new ErrorItem("source - lack of permitions to write", true));</text:p>
          </table:table-cell>
          <table:table-cell table:formula="of:=IF([.A70]=&quot;&quot;;&quot;&quot;;&quot;  insert into &quot;&quot;LOG_Errortype&quot;&quot; (   &quot;&quot;IDErrortype&quot;&quot;,    &quot;&quot;Name&quot;&quot;  )  select    &quot; &amp; [.C70] &amp; &quot;,    '&quot; &amp; [.A70] &amp; &quot;'   where not exists (   select &quot;&quot;IDErrortype&quot;&quot;    from &quot;&quot;LOG_Errortype&quot;&quot;    where &quot;&quot;IDErrortype&quot;&quot; = &quot; &amp; [.C70] &amp; &quot;  );   update &quot;&quot;LOG_Errortype&quot;&quot;  set    &quot;&quot;Name&quot;&quot; = '&quot; &amp; [.A70] &amp; &quot;'  where    &quot;&quot;IDErrortype&quot;&quot; = &quot; &amp; [.C70] &amp; &quot;; &quot;)" office:value-type="string" office:string-value="  insert into &quot;LOG_Errortype&quot; (   &quot;IDErrortype&quot;,    &quot;Name&quot;  )  select    69,    'source__lack_of_permitions_to_write'   where not exists (   select &quot;IDErrortype&quot;    from &quot;LOG_Errortype&quot;    where &quot;IDErrortype&quot; = 69  );   update &quot;LOG_Errortype&quot;  set    &quot;Name&quot; = 'source__lack_of_permitions_to_write'  where    &quot;IDErrortype&quot; = 69; ">
            <text:p><text:s text:c="2"/>insert into "LOG_Errortype" ( <text:s text:c="2"/>"IDErrortype", <text:s text:c="3"/>"Name" <text:s/>) <text:s/>select <text:s text:c="3"/>69, <text:s text:c="3"/>'source__lack_of_permitions_to_write' <text:s text:c="2"/>where not exists ( <text:s text:c="2"/>select "IDErrortype" <text:s text:c="3"/>from "LOG_Errortype" <text:s text:c="3"/>where "IDErrortype" = 69 <text:s/>); <text:s text:c="2"/>update "LOG_Errortype" <text:s/>set <text:s text:c="3"/>"Name" = 'source__lack_of_permitions_to_write' <text:s/>where <text:s text:c="3"/>"IDErrortype" = 6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approve</text:p>
          </table:table-cell>
          <table:table-cell/>
          <table:table-cell table:formula="of:=[.C70]+1" office:value-type="float" office:value="70">
            <text:p>70</text:p>
          </table:table-cell>
          <table:table-cell table:formula="of:=SUBSTITUTE(SUBSTITUTE(SUBSTITUTE([.A71];&quot;__WARNING&quot;;&quot;&quot;);&quot;__&quot;;&quot; - &quot;);&quot;_&quot;;&quot; &quot;)" office:value-type="string" office:string-value="source - lack of permitions to approve">
            <text:p>source - lack of permitions to approve</text:p>
          </table:table-cell>
          <table:table-cell table:formula="of:=IF([.A71]=&quot;&quot;;&quot;&quot;;&quot;public const int &quot; &amp; [.A71] &amp; &quot; = &quot; &amp; [.C71] &amp; &quot;;&quot;)" office:value-type="string" office:string-value="public const int source__lack_of_permitions_to_approve = 70;">
            <text:p>public const int source__lack_of_permitions_to_approve = 70;</text:p>
          </table:table-cell>
          <table:table-cell table:formula="of:=IF([.A71]=&quot;&quot;;&quot;&quot;;&quot;items_.Add(&quot; &amp; [.A71] &amp; &quot;, new ErrorItem(&quot;&quot;&quot; &amp; [.D71] &amp; &quot;&quot;&quot;, &quot; &amp; IF(OR([.A71]=&quot;no_error&quot;;NOT(ISERROR(SEARCH(&quot;__WARNING&quot;;[.A71])))); &quot;false&quot;; &quot;true&quot;) &amp; &quot;));&quot;)" office:value-type="string" office:string-value="items_.Add(source__lack_of_permitions_to_approve, new ErrorItem(&quot;source - lack of permitions to approve&quot;, true));">
            <text:p>items_.Add(source__lack_of_permitions_to_approve, new ErrorItem("source - lack of permitions to approve", true));</text:p>
          </table:table-cell>
          <table:table-cell table:formula="of:=IF([.A71]=&quot;&quot;;&quot;&quot;;&quot;  insert into &quot;&quot;LOG_Errortype&quot;&quot; (   &quot;&quot;IDErrortype&quot;&quot;,    &quot;&quot;Name&quot;&quot;  )  select    &quot; &amp; [.C71] &amp; &quot;,    '&quot; &amp; [.A71] &amp; &quot;'   where not exists (   select &quot;&quot;IDErrortype&quot;&quot;    from &quot;&quot;LOG_Errortype&quot;&quot;    where &quot;&quot;IDErrortype&quot;&quot; = &quot; &amp; [.C71] &amp; &quot;  );   update &quot;&quot;LOG_Errortype&quot;&quot;  set    &quot;&quot;Name&quot;&quot; = '&quot; &amp; [.A71] &amp; &quot;'  where    &quot;&quot;IDErrortype&quot;&quot; = &quot; &amp; [.C71] &amp; &quot;; &quot;)" office:value-type="string" office:string-value="  insert into &quot;LOG_Errortype&quot; (   &quot;IDErrortype&quot;,    &quot;Name&quot;  )  select    70,    'source__lack_of_permitions_to_approve'   where not exists (   select &quot;IDErrortype&quot;    from &quot;LOG_Errortype&quot;    where &quot;IDErrortype&quot; = 70  );   update &quot;LOG_Errortype&quot;  set    &quot;Name&quot; = 'source__lack_of_permitions_to_approve'  where    &quot;IDErrortype&quot; = 70; ">
            <text:p><text:s text:c="2"/>insert into "LOG_Errortype" ( <text:s text:c="2"/>"IDErrortype", <text:s text:c="3"/>"Name" <text:s/>) <text:s/>select <text:s text:c="3"/>70, <text:s text:c="3"/>'source__lack_of_permitions_to_approve' <text:s text:c="2"/>where not exists ( <text:s text:c="2"/>select "IDErrortype" <text:s text:c="3"/>from "LOG_Errortype" <text:s text:c="3"/>where "IDErrortype" = 70 <text:s/>); <text:s text:c="2"/>update "LOG_Errortype" <text:s/>set <text:s text:c="3"/>"Name" = 'source__lack_of_permitions_to_approve' <text:s/>where <text:s text:c="3"/>"IDErrortype" = 7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invalid_name</text:p>
          </table:table-cell>
          <table:table-cell/>
          <table:table-cell table:formula="of:=[.C71]+1" office:value-type="float" office:value="71">
            <text:p>71</text:p>
          </table:table-cell>
          <table:table-cell table:formula="of:=SUBSTITUTE(SUBSTITUTE(SUBSTITUTE([.A72];&quot;__WARNING&quot;;&quot;&quot;);&quot;__&quot;;&quot; - &quot;);&quot;_&quot;;&quot; &quot;)" office:value-type="string" office:string-value="source - invalid name">
            <text:p>source - invalid name</text:p>
          </table:table-cell>
          <table:table-cell table:formula="of:=IF([.A72]=&quot;&quot;;&quot;&quot;;&quot;public const int &quot; &amp; [.A72] &amp; &quot; = &quot; &amp; [.C72] &amp; &quot;;&quot;)" office:value-type="string" office:string-value="public const int source__invalid_name = 71;">
            <text:p>public const int source__invalid_name = 71;</text:p>
          </table:table-cell>
          <table:table-cell table:formula="of:=IF([.A72]=&quot;&quot;;&quot;&quot;;&quot;items_.Add(&quot; &amp; [.A72] &amp; &quot;, new ErrorItem(&quot;&quot;&quot; &amp; [.D72] &amp; &quot;&quot;&quot;, &quot; &amp; IF(OR([.A72]=&quot;no_error&quot;;NOT(ISERROR(SEARCH(&quot;__WARNING&quot;;[.A72])))); &quot;false&quot;; &quot;true&quot;) &amp; &quot;));&quot;)" office:value-type="string" office:string-value="items_.Add(source__invalid_name, new ErrorItem(&quot;source - invalid name&quot;, true));">
            <text:p>items_.Add(source__invalid_name, new ErrorItem("source - invalid name", true));</text:p>
          </table:table-cell>
          <table:table-cell table:formula="of:=IF([.A72]=&quot;&quot;;&quot;&quot;;&quot;  insert into &quot;&quot;LOG_Errortype&quot;&quot; (   &quot;&quot;IDErrortype&quot;&quot;,    &quot;&quot;Name&quot;&quot;  )  select    &quot; &amp; [.C72] &amp; &quot;,    '&quot; &amp; [.A72] &amp; &quot;'   where not exists (   select &quot;&quot;IDErrortype&quot;&quot;    from &quot;&quot;LOG_Errortype&quot;&quot;    where &quot;&quot;IDErrortype&quot;&quot; = &quot; &amp; [.C72] &amp; &quot;  );   update &quot;&quot;LOG_Errortype&quot;&quot;  set    &quot;&quot;Name&quot;&quot; = '&quot; &amp; [.A72] &amp; &quot;'  where    &quot;&quot;IDErrortype&quot;&quot; = &quot; &amp; [.C72] &amp; &quot;; &quot;)" office:value-type="string" office:string-value="  insert into &quot;LOG_Errortype&quot; (   &quot;IDErrortype&quot;,    &quot;Name&quot;  )  select    71,    'source__invalid_name'   where not exists (   select &quot;IDErrortype&quot;    from &quot;LOG_Errortype&quot;    where &quot;IDErrortype&quot; = 71  );   update &quot;LOG_Errortype&quot;  set    &quot;Name&quot; = 'source__invalid_name'  where    &quot;IDErrortype&quot; = 71; ">
            <text:p><text:s text:c="2"/>insert into "LOG_Errortype" ( <text:s text:c="2"/>"IDErrortype", <text:s text:c="3"/>"Name" <text:s/>) <text:s/>select <text:s text:c="3"/>71, <text:s text:c="3"/>'source__invalid_name' <text:s text:c="2"/>where not exists ( <text:s text:c="2"/>select "IDErrortype" <text:s text:c="3"/>from "LOG_Errortype" <text:s text:c="3"/>where "IDErrortype" = 71 <text:s/>); <text:s text:c="2"/>update "LOG_Errortype" <text:s/>set <text:s text:c="3"/>"Name" = 'source__invalid_name' <text:s/>where <text:s text:c="3"/>"IDErrortype" = 7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created__WARNING</text:p>
          </table:table-cell>
          <table:table-cell/>
          <table:table-cell table:formula="of:=[.C72]+1" office:value-type="float" office:value="72">
            <text:p>72</text:p>
          </table:table-cell>
          <table:table-cell table:formula="of:=SUBSTITUTE(SUBSTITUTE(SUBSTITUTE([.A73];&quot;__WARNING&quot;;&quot;&quot;);&quot;__&quot;;&quot; - &quot;);&quot;_&quot;;&quot; &quot;)" office:value-type="string" office:string-value="source - successfully created">
            <text:p>source - successfully created</text:p>
          </table:table-cell>
          <table:table-cell table:formula="of:=IF([.A73]=&quot;&quot;;&quot;&quot;;&quot;public const int &quot; &amp; [.A73] &amp; &quot; = &quot; &amp; [.C73] &amp; &quot;;&quot;)" office:value-type="string" office:string-value="public const int source__successfully_created__WARNING = 72;">
            <text:p>public const int source__successfully_created__WARNING = 72;</text:p>
          </table:table-cell>
          <table:table-cell table:formula="of:=IF([.A73]=&quot;&quot;;&quot;&quot;;&quot;items_.Add(&quot; &amp; [.A73] &amp; &quot;, new ErrorItem(&quot;&quot;&quot; &amp; [.D73] &amp; &quot;&quot;&quot;, &quot; &amp; IF(OR([.A73]=&quot;no_error&quot;;NOT(ISERROR(SEARCH(&quot;__WARNING&quot;;[.A73])))); &quot;false&quot;; &quot;true&quot;) &amp; &quot;));&quot;)" office:value-type="string" office:string-value="items_.Add(source__successfully_created__WARNING, new ErrorItem(&quot;source - successfully created&quot;, false));">
            <text:p>items_.Add(source__successfully_created__WARNING, new ErrorItem("source - successfully created", false));</text:p>
          </table:table-cell>
          <table:table-cell table:formula="of:=IF([.A73]=&quot;&quot;;&quot;&quot;;&quot;  insert into &quot;&quot;LOG_Errortype&quot;&quot; (   &quot;&quot;IDErrortype&quot;&quot;,    &quot;&quot;Name&quot;&quot;  )  select    &quot; &amp; [.C73] &amp; &quot;,    '&quot; &amp; [.A73] &amp; &quot;'   where not exists (   select &quot;&quot;IDErrortype&quot;&quot;    from &quot;&quot;LOG_Errortype&quot;&quot;    where &quot;&quot;IDErrortype&quot;&quot; = &quot; &amp; [.C73] &amp; &quot;  );   update &quot;&quot;LOG_Errortype&quot;&quot;  set    &quot;&quot;Name&quot;&quot; = '&quot; &amp; [.A73] &amp; &quot;'  where    &quot;&quot;IDErrortype&quot;&quot; = &quot; &amp; [.C73] &amp; &quot;; &quot;)" office:value-type="string" office:string-value="  insert into &quot;LOG_Errortype&quot; (   &quot;IDErrortype&quot;,    &quot;Name&quot;  )  select    72,    'source__successfully_created__WARNING'   where not exists (   select &quot;IDErrortype&quot;    from &quot;LOG_Errortype&quot;    where &quot;IDErrortype&quot; = 72  );   update &quot;LOG_Errortype&quot;  set    &quot;Name&quot; = 'source__successfully_created__WARNING'  where    &quot;IDErrortype&quot; = 72; ">
            <text:p><text:s text:c="2"/>insert into "LOG_Errortype" ( <text:s text:c="2"/>"IDErrortype", <text:s text:c="3"/>"Name" <text:s/>) <text:s/>select <text:s text:c="3"/>72, <text:s text:c="3"/>'source__successfully_created__WARNING' <text:s text:c="2"/>where not exists ( <text:s text:c="2"/>select "IDErrortype" <text:s text:c="3"/>from "LOG_Errortype" <text:s text:c="3"/>where "IDErrortype" = 72 <text:s/>); <text:s text:c="2"/>update "LOG_Errortype" <text:s/>set <text:s text:c="3"/>"Name" = 'source__successfully_created__WARNING' <text:s/>where <text:s text:c="3"/>"IDErrortype" = 7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updated__WARNING</text:p>
          </table:table-cell>
          <table:table-cell/>
          <table:table-cell table:formula="of:=[.C73]+1" office:value-type="float" office:value="73">
            <text:p>73</text:p>
          </table:table-cell>
          <table:table-cell table:formula="of:=SUBSTITUTE(SUBSTITUTE(SUBSTITUTE([.A74];&quot;__WARNING&quot;;&quot;&quot;);&quot;__&quot;;&quot; - &quot;);&quot;_&quot;;&quot; &quot;)" office:value-type="string" office:string-value="source - successfully updated">
            <text:p>source - successfully updated</text:p>
          </table:table-cell>
          <table:table-cell table:formula="of:=IF([.A74]=&quot;&quot;;&quot;&quot;;&quot;public const int &quot; &amp; [.A74] &amp; &quot; = &quot; &amp; [.C74] &amp; &quot;;&quot;)" office:value-type="string" office:string-value="public const int source__successfully_updated__WARNING = 73;">
            <text:p>public const int source__successfully_updated__WARNING = 73;</text:p>
          </table:table-cell>
          <table:table-cell table:formula="of:=IF([.A74]=&quot;&quot;;&quot;&quot;;&quot;items_.Add(&quot; &amp; [.A74] &amp; &quot;, new ErrorItem(&quot;&quot;&quot; &amp; [.D74] &amp; &quot;&quot;&quot;, &quot; &amp; IF(OR([.A74]=&quot;no_error&quot;;NOT(ISERROR(SEARCH(&quot;__WARNING&quot;;[.A74])))); &quot;false&quot;; &quot;true&quot;) &amp; &quot;));&quot;)" office:value-type="string" office:string-value="items_.Add(source__successfully_updated__WARNING, new ErrorItem(&quot;source - successfully updated&quot;, false));">
            <text:p>items_.Add(source__successfully_updated__WARNING, new ErrorItem("source - successfully updated", false));</text:p>
          </table:table-cell>
          <table:table-cell table:formula="of:=IF([.A74]=&quot;&quot;;&quot;&quot;;&quot;  insert into &quot;&quot;LOG_Errortype&quot;&quot; (   &quot;&quot;IDErrortype&quot;&quot;,    &quot;&quot;Name&quot;&quot;  )  select    &quot; &amp; [.C74] &amp; &quot;,    '&quot; &amp; [.A74] &amp; &quot;'   where not exists (   select &quot;&quot;IDErrortype&quot;&quot;    from &quot;&quot;LOG_Errortype&quot;&quot;    where &quot;&quot;IDErrortype&quot;&quot; = &quot; &amp; [.C74] &amp; &quot;  );   update &quot;&quot;LOG_Errortype&quot;&quot;  set    &quot;&quot;Name&quot;&quot; = '&quot; &amp; [.A74] &amp; &quot;'  where    &quot;&quot;IDErrortype&quot;&quot; = &quot; &amp; [.C74] &amp; &quot;; &quot;)" office:value-type="string" office:string-value="  insert into &quot;LOG_Errortype&quot; (   &quot;IDErrortype&quot;,    &quot;Name&quot;  )  select    73,    'source__successfully_updated__WARNING'   where not exists (   select &quot;IDErrortype&quot;    from &quot;LOG_Errortype&quot;    where &quot;IDErrortype&quot; = 73  );   update &quot;LOG_Errortype&quot;  set    &quot;Name&quot; = 'source__successfully_updated__WARNING'  where    &quot;IDErrortype&quot; = 73; ">
            <text:p><text:s text:c="2"/>insert into "LOG_Errortype" ( <text:s text:c="2"/>"IDErrortype", <text:s text:c="3"/>"Name" <text:s/>) <text:s/>select <text:s text:c="3"/>73, <text:s text:c="3"/>'source__successfully_updated__WARNING' <text:s text:c="2"/>where not exists ( <text:s text:c="2"/>select "IDErrortype" <text:s text:c="3"/>from "LOG_Errortype" <text:s text:c="3"/>where "IDErrortype" = 73 <text:s/>); <text:s text:c="2"/>update "LOG_Errortype" <text:s/>set <text:s text:c="3"/>"Name" = 'source__successfully_updated__WARNING' <text:s/>where <text:s text:c="3"/>"IDErrortype" = 7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approved__WARNING</text:p>
          </table:table-cell>
          <table:table-cell/>
          <table:table-cell table:formula="of:=[.C74]+1" office:value-type="float" office:value="74">
            <text:p>74</text:p>
          </table:table-cell>
          <table:table-cell table:formula="of:=SUBSTITUTE(SUBSTITUTE(SUBSTITUTE([.A75];&quot;__WARNING&quot;;&quot;&quot;);&quot;__&quot;;&quot; - &quot;);&quot;_&quot;;&quot; &quot;)" office:value-type="string" office:string-value="source - successfully approved">
            <text:p>source - successfully approved</text:p>
          </table:table-cell>
          <table:table-cell table:formula="of:=IF([.A75]=&quot;&quot;;&quot;&quot;;&quot;public const int &quot; &amp; [.A75] &amp; &quot; = &quot; &amp; [.C75] &amp; &quot;;&quot;)" office:value-type="string" office:string-value="public const int source__successfully_approved__WARNING = 74;">
            <text:p>public const int source__successfully_approved__WARNING = 74;</text:p>
          </table:table-cell>
          <table:table-cell table:formula="of:=IF([.A75]=&quot;&quot;;&quot;&quot;;&quot;items_.Add(&quot; &amp; [.A75] &amp; &quot;, new ErrorItem(&quot;&quot;&quot; &amp; [.D75] &amp; &quot;&quot;&quot;, &quot; &amp; IF(OR([.A75]=&quot;no_error&quot;;NOT(ISERROR(SEARCH(&quot;__WARNING&quot;;[.A75])))); &quot;false&quot;; &quot;true&quot;) &amp; &quot;));&quot;)" office:value-type="string" office:string-value="items_.Add(source__successfully_approved__WARNING, new ErrorItem(&quot;source - successfully approved&quot;, false));">
            <text:p>items_.Add(source__successfully_approved__WARNING, new ErrorItem("source - successfully approved", false));</text:p>
          </table:table-cell>
          <table:table-cell table:formula="of:=IF([.A75]=&quot;&quot;;&quot;&quot;;&quot;  insert into &quot;&quot;LOG_Errortype&quot;&quot; (   &quot;&quot;IDErrortype&quot;&quot;,    &quot;&quot;Name&quot;&quot;  )  select    &quot; &amp; [.C75] &amp; &quot;,    '&quot; &amp; [.A75] &amp; &quot;'   where not exists (   select &quot;&quot;IDErrortype&quot;&quot;    from &quot;&quot;LOG_Errortype&quot;&quot;    where &quot;&quot;IDErrortype&quot;&quot; = &quot; &amp; [.C75] &amp; &quot;  );   update &quot;&quot;LOG_Errortype&quot;&quot;  set    &quot;&quot;Name&quot;&quot; = '&quot; &amp; [.A75] &amp; &quot;'  where    &quot;&quot;IDErrortype&quot;&quot; = &quot; &amp; [.C75] &amp; &quot;; &quot;)" office:value-type="string" office:string-value="  insert into &quot;LOG_Errortype&quot; (   &quot;IDErrortype&quot;,    &quot;Name&quot;  )  select    74,    'source__successfully_approved__WARNING'   where not exists (   select &quot;IDErrortype&quot;    from &quot;LOG_Errortype&quot;    where &quot;IDErrortype&quot; = 74  );   update &quot;LOG_Errortype&quot;  set    &quot;Name&quot; = 'source__successfully_approved__WARNING'  where    &quot;IDErrortype&quot; = 74; ">
            <text:p><text:s text:c="2"/>insert into "LOG_Errortype" ( <text:s text:c="2"/>"IDErrortype", <text:s text:c="3"/>"Name" <text:s/>) <text:s/>select <text:s text:c="3"/>74, <text:s text:c="3"/>'source__successfully_approved__WARNING' <text:s text:c="2"/>where not exists ( <text:s text:c="2"/>select "IDErrortype" <text:s text:c="3"/>from "LOG_Errortype" <text:s text:c="3"/>where "IDErrortype" = 74 <text:s/>); <text:s text:c="2"/>update "LOG_Errortype" <text:s/>set <text:s text:c="3"/>"Name" = 'source__successfully_approved__WARNING' <text:s/>where <text:s text:c="3"/>"IDErrortype" = 7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delete</text:p>
          </table:table-cell>
          <table:table-cell/>
          <table:table-cell table:formula="of:=[.C75]+1" office:value-type="float" office:value="75">
            <text:p>75</text:p>
          </table:table-cell>
          <table:table-cell table:formula="of:=SUBSTITUTE(SUBSTITUTE(SUBSTITUTE([.A76];&quot;__WARNING&quot;;&quot;&quot;);&quot;__&quot;;&quot; - &quot;);&quot;_&quot;;&quot; &quot;)" office:value-type="string" office:string-value="source - lack of permitions to delete">
            <text:p>source - lack of permitions to delete</text:p>
          </table:table-cell>
          <table:table-cell table:formula="of:=IF([.A76]=&quot;&quot;;&quot;&quot;;&quot;public const int &quot; &amp; [.A76] &amp; &quot; = &quot; &amp; [.C76] &amp; &quot;;&quot;)" office:value-type="string" office:string-value="public const int source__lack_of_permitions_to_delete = 75;">
            <text:p>public const int source__lack_of_permitions_to_delete = 75;</text:p>
          </table:table-cell>
          <table:table-cell table:formula="of:=IF([.A76]=&quot;&quot;;&quot;&quot;;&quot;items_.Add(&quot; &amp; [.A76] &amp; &quot;, new ErrorItem(&quot;&quot;&quot; &amp; [.D76] &amp; &quot;&quot;&quot;, &quot; &amp; IF(OR([.A76]=&quot;no_error&quot;;NOT(ISERROR(SEARCH(&quot;__WARNING&quot;;[.A76])))); &quot;false&quot;; &quot;true&quot;) &amp; &quot;));&quot;)" office:value-type="string" office:string-value="items_.Add(source__lack_of_permitions_to_delete, new ErrorItem(&quot;source - lack of permitions to delete&quot;, true));">
            <text:p>items_.Add(source__lack_of_permitions_to_delete, new ErrorItem("source - lack of permitions to delete", true));</text:p>
          </table:table-cell>
          <table:table-cell table:formula="of:=IF([.A76]=&quot;&quot;;&quot;&quot;;&quot;  insert into &quot;&quot;LOG_Errortype&quot;&quot; (   &quot;&quot;IDErrortype&quot;&quot;,    &quot;&quot;Name&quot;&quot;  )  select    &quot; &amp; [.C76] &amp; &quot;,    '&quot; &amp; [.A76] &amp; &quot;'   where not exists (   select &quot;&quot;IDErrortype&quot;&quot;    from &quot;&quot;LOG_Errortype&quot;&quot;    where &quot;&quot;IDErrortype&quot;&quot; = &quot; &amp; [.C76] &amp; &quot;  );   update &quot;&quot;LOG_Errortype&quot;&quot;  set    &quot;&quot;Name&quot;&quot; = '&quot; &amp; [.A76] &amp; &quot;'  where    &quot;&quot;IDErrortype&quot;&quot; = &quot; &amp; [.C76] &amp; &quot;; &quot;)" office:value-type="string" office:string-value="  insert into &quot;LOG_Errortype&quot; (   &quot;IDErrortype&quot;,    &quot;Name&quot;  )  select    75,    'source__lack_of_permitions_to_delete'   where not exists (   select &quot;IDErrortype&quot;    from &quot;LOG_Errortype&quot;    where &quot;IDErrortype&quot; = 75  );   update &quot;LOG_Errortype&quot;  set    &quot;Name&quot; = 'source__lack_of_permitions_to_delete'  where    &quot;IDErrortype&quot; = 75; ">
            <text:p><text:s text:c="2"/>insert into "LOG_Errortype" ( <text:s text:c="2"/>"IDErrortype", <text:s text:c="3"/>"Name" <text:s/>) <text:s/>select <text:s text:c="3"/>75, <text:s text:c="3"/>'source__lack_of_permitions_to_delete' <text:s text:c="2"/>where not exists ( <text:s text:c="2"/>select "IDErrortype" <text:s text:c="3"/>from "LOG_Errortype" <text:s text:c="3"/>where "IDErrortype" = 75 <text:s/>); <text:s text:c="2"/>update "LOG_Errortype" <text:s/>set <text:s text:c="3"/>"Name" = 'source__lack_of_permitions_to_delete' <text:s/>where <text:s text:c="3"/>"IDErrortype" = 75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delete_approved</text:p>
          </table:table-cell>
          <table:table-cell/>
          <table:table-cell table:formula="of:=[.C76]+1" office:value-type="float" office:value="76">
            <text:p>76</text:p>
          </table:table-cell>
          <table:table-cell table:formula="of:=SUBSTITUTE(SUBSTITUTE(SUBSTITUTE([.A77];&quot;__WARNING&quot;;&quot;&quot;);&quot;__&quot;;&quot; - &quot;);&quot;_&quot;;&quot; &quot;)" office:value-type="string" office:string-value="source - lack of permitions to delete approved">
            <text:p>source - lack of permitions to delete approved</text:p>
          </table:table-cell>
          <table:table-cell table:formula="of:=IF([.A77]=&quot;&quot;;&quot;&quot;;&quot;public const int &quot; &amp; [.A77] &amp; &quot; = &quot; &amp; [.C77] &amp; &quot;;&quot;)" office:value-type="string" office:string-value="public const int source__lack_of_permitions_to_delete_approved = 76;">
            <text:p>public const int source__lack_of_permitions_to_delete_approved = 76;</text:p>
          </table:table-cell>
          <table:table-cell table:formula="of:=IF([.A77]=&quot;&quot;;&quot;&quot;;&quot;items_.Add(&quot; &amp; [.A77] &amp; &quot;, new ErrorItem(&quot;&quot;&quot; &amp; [.D77] &amp; &quot;&quot;&quot;, &quot; &amp; IF(OR([.A77]=&quot;no_error&quot;;NOT(ISERROR(SEARCH(&quot;__WARNING&quot;;[.A77])))); &quot;false&quot;; &quot;true&quot;) &amp; &quot;));&quot;)" office:value-type="string" office:string-value="items_.Add(source__lack_of_permitions_to_delete_approved, new ErrorItem(&quot;source - lack of permitions to delete approved&quot;, true));">
            <text:p>items_.Add(source__lack_of_permitions_to_delete_approved, new ErrorItem("source - lack of permitions to delete approved", true));</text:p>
          </table:table-cell>
          <table:table-cell table:formula="of:=IF([.A77]=&quot;&quot;;&quot;&quot;;&quot;  insert into &quot;&quot;LOG_Errortype&quot;&quot; (   &quot;&quot;IDErrortype&quot;&quot;,    &quot;&quot;Name&quot;&quot;  )  select    &quot; &amp; [.C77] &amp; &quot;,    '&quot; &amp; [.A77] &amp; &quot;'   where not exists (   select &quot;&quot;IDErrortype&quot;&quot;    from &quot;&quot;LOG_Errortype&quot;&quot;    where &quot;&quot;IDErrortype&quot;&quot; = &quot; &amp; [.C77] &amp; &quot;  );   update &quot;&quot;LOG_Errortype&quot;&quot;  set    &quot;&quot;Name&quot;&quot; = '&quot; &amp; [.A77] &amp; &quot;'  where    &quot;&quot;IDErrortype&quot;&quot; = &quot; &amp; [.C77] &amp; &quot;; &quot;)" office:value-type="string" office:string-value="  insert into &quot;LOG_Errortype&quot; (   &quot;IDErrortype&quot;,    &quot;Name&quot;  )  select    76,    'source__lack_of_permitions_to_delete_approved'   where not exists (   select &quot;IDErrortype&quot;    from &quot;LOG_Errortype&quot;    where &quot;IDErrortype&quot; = 76  );   update &quot;LOG_Errortype&quot;  set    &quot;Name&quot; = 'source__lack_of_permitions_to_delete_approved'  where    &quot;IDErrortype&quot; = 76; ">
            <text:p><text:s text:c="2"/>insert into "LOG_Errortype" ( <text:s text:c="2"/>"IDErrortype", <text:s text:c="3"/>"Name" <text:s/>) <text:s/>select <text:s text:c="3"/>76, <text:s text:c="3"/>'source__lack_of_permitions_to_delete_approved' <text:s text:c="2"/>where not exists ( <text:s text:c="2"/>select "IDErrortype" <text:s text:c="3"/>from "LOG_Errortype" <text:s text:c="3"/>where "IDErrortype" = 76 <text:s/>); <text:s text:c="2"/>update "LOG_Errortype" <text:s/>set <text:s text:c="3"/>"Name" = 'source__lack_of_permitions_to_delete_approved' <text:s/>where <text:s text:c="3"/>"IDErrortype" = 7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deleted__WARNING</text:p>
          </table:table-cell>
          <table:table-cell/>
          <table:table-cell table:formula="of:=[.C77]+1" office:value-type="float" office:value="77">
            <text:p>77</text:p>
          </table:table-cell>
          <table:table-cell table:formula="of:=SUBSTITUTE(SUBSTITUTE(SUBSTITUTE([.A78];&quot;__WARNING&quot;;&quot;&quot;);&quot;__&quot;;&quot; - &quot;);&quot;_&quot;;&quot; &quot;)" office:value-type="string" office:string-value="source - successfully deleted">
            <text:p>source - successfully deleted</text:p>
          </table:table-cell>
          <table:table-cell table:formula="of:=IF([.A78]=&quot;&quot;;&quot;&quot;;&quot;public const int &quot; &amp; [.A78] &amp; &quot; = &quot; &amp; [.C78] &amp; &quot;;&quot;)" office:value-type="string" office:string-value="public const int source__successfully_deleted__WARNING = 77;">
            <text:p>public const int source__successfully_deleted__WARNING = 77;</text:p>
          </table:table-cell>
          <table:table-cell table:formula="of:=IF([.A78]=&quot;&quot;;&quot;&quot;;&quot;items_.Add(&quot; &amp; [.A78] &amp; &quot;, new ErrorItem(&quot;&quot;&quot; &amp; [.D78] &amp; &quot;&quot;&quot;, &quot; &amp; IF(OR([.A78]=&quot;no_error&quot;;NOT(ISERROR(SEARCH(&quot;__WARNING&quot;;[.A78])))); &quot;false&quot;; &quot;true&quot;) &amp; &quot;));&quot;)" office:value-type="string" office:string-value="items_.Add(source__successfully_deleted__WARNING, new ErrorItem(&quot;source - successfully deleted&quot;, false));">
            <text:p>items_.Add(source__successfully_deleted__WARNING, new ErrorItem("source - successfully deleted", false));</text:p>
          </table:table-cell>
          <table:table-cell table:formula="of:=IF([.A78]=&quot;&quot;;&quot;&quot;;&quot;  insert into &quot;&quot;LOG_Errortype&quot;&quot; (   &quot;&quot;IDErrortype&quot;&quot;,    &quot;&quot;Name&quot;&quot;  )  select    &quot; &amp; [.C78] &amp; &quot;,    '&quot; &amp; [.A78] &amp; &quot;'   where not exists (   select &quot;&quot;IDErrortype&quot;&quot;    from &quot;&quot;LOG_Errortype&quot;&quot;    where &quot;&quot;IDErrortype&quot;&quot; = &quot; &amp; [.C78] &amp; &quot;  );   update &quot;&quot;LOG_Errortype&quot;&quot;  set    &quot;&quot;Name&quot;&quot; = '&quot; &amp; [.A78] &amp; &quot;'  where    &quot;&quot;IDErrortype&quot;&quot; = &quot; &amp; [.C78] &amp; &quot;; &quot;)" office:value-type="string" office:string-value="  insert into &quot;LOG_Errortype&quot; (   &quot;IDErrortype&quot;,    &quot;Name&quot;  )  select    77,    'source__successfully_deleted__WARNING'   where not exists (   select &quot;IDErrortype&quot;    from &quot;LOG_Errortype&quot;    where &quot;IDErrortype&quot; = 77  );   update &quot;LOG_Errortype&quot;  set    &quot;Name&quot; = 'source__successfully_deleted__WARNING'  where    &quot;IDErrortype&quot; = 77; ">
            <text:p><text:s text:c="2"/>insert into "LOG_Errortype" ( <text:s text:c="2"/>"IDErrortype", <text:s text:c="3"/>"Name" <text:s/>) <text:s/>select <text:s text:c="3"/>77, <text:s text:c="3"/>'source__successfully_deleted__WARNING' <text:s text:c="2"/>where not exists ( <text:s text:c="2"/>select "IDErrortype" <text:s text:c="3"/>from "LOG_Errortype" <text:s text:c="3"/>where "IDErrortype" = 77 <text:s/>); <text:s text:c="2"/>update "LOG_Errortype" <text:s/>set <text:s text:c="3"/>"Name" = 'source__successfully_deleted__WARNING' <text:s/>where <text:s text:c="3"/>"IDErrortype" = 77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news__profile__lack_of_permitions_to_delete_approved</text:p>
          </table:table-cell>
          <table:table-cell/>
          <table:table-cell table:formula="of:=[.C78]+1" office:value-type="float" office:value="78">
            <text:p>78</text:p>
          </table:table-cell>
          <table:table-cell table:formula="of:=SUBSTITUTE(SUBSTITUTE(SUBSTITUTE([.A79];&quot;__WARNING&quot;;&quot;&quot;);&quot;__&quot;;&quot; - &quot;);&quot;_&quot;;&quot; &quot;)" office:value-type="string" office:string-value="news - profile - lack of permitions to delete approved">
            <text:p>news - profile - lack of permitions to delete approved</text:p>
          </table:table-cell>
          <table:table-cell table:formula="of:=IF([.A79]=&quot;&quot;;&quot;&quot;;&quot;public const int &quot; &amp; [.A79] &amp; &quot; = &quot; &amp; [.C79] &amp; &quot;;&quot;)" office:value-type="string" office:string-value="public const int news__profile__lack_of_permitions_to_delete_approved = 78;">
            <text:p>public const int news__profile__lack_of_permitions_to_delete_approved = 78;</text:p>
          </table:table-cell>
          <table:table-cell table:formula="of:=IF([.A79]=&quot;&quot;;&quot;&quot;;&quot;items_.Add(&quot; &amp; [.A79] &amp; &quot;, new ErrorItem(&quot;&quot;&quot; &amp; [.D79] &amp; &quot;&quot;&quot;, &quot; &amp; IF(OR([.A79]=&quot;no_error&quot;;NOT(ISERROR(SEARCH(&quot;__WARNING&quot;;[.A79])))); &quot;false&quot;; &quot;true&quot;) &amp; &quot;));&quot;)" office:value-type="string" office:string-value="items_.Add(news__profile__lack_of_permitions_to_delete_approved, new ErrorItem(&quot;news - profile - lack of permitions to delete approved&quot;, true));">
            <text:p>items_.Add(news__profile__lack_of_permitions_to_delete_approved, new ErrorItem("news - profile - lack of permitions to delete approved", true));</text:p>
          </table:table-cell>
          <table:table-cell table:formula="of:=IF([.A79]=&quot;&quot;;&quot;&quot;;&quot;  insert into &quot;&quot;LOG_Errortype&quot;&quot; (   &quot;&quot;IDErrortype&quot;&quot;,    &quot;&quot;Name&quot;&quot;  )  select    &quot; &amp; [.C79] &amp; &quot;,    '&quot; &amp; [.A79] &amp; &quot;'   where not exists (   select &quot;&quot;IDErrortype&quot;&quot;    from &quot;&quot;LOG_Errortype&quot;&quot;    where &quot;&quot;IDErrortype&quot;&quot; = &quot; &amp; [.C79] &amp; &quot;  );   update &quot;&quot;LOG_Errortype&quot;&quot;  set    &quot;&quot;Name&quot;&quot; = '&quot; &amp; [.A79] &amp; &quot;'  where    &quot;&quot;IDErrortype&quot;&quot; = &quot; &amp; [.C79] &amp; &quot;; &quot;)" office:value-type="string" office:string-value="  insert into &quot;LOG_Errortype&quot; (   &quot;IDErrortype&quot;,    &quot;Name&quot;  )  select    78,    'news__profile__lack_of_permitions_to_delete_approved'   where not exists (   select &quot;IDErrortype&quot;    from &quot;LOG_Errortype&quot;    where &quot;IDErrortype&quot; = 78  );   update &quot;LOG_Errortype&quot;  set    &quot;Name&quot; = 'news__profile__lack_of_permitions_to_delete_approved'  where    &quot;IDErrortype&quot; = 78; ">
            <text:p><text:s text:c="2"/>insert into "LOG_Errortype" ( <text:s text:c="2"/>"IDErrortype", <text:s text:c="3"/>"Name" <text:s/>) <text:s/>select <text:s text:c="3"/>78, <text:s text:c="3"/>'news__profile__lack_of_permitions_to_delete_approved' <text:s text:c="2"/>where not exists ( <text:s text:c="2"/>select "IDErrortype" <text:s text:c="3"/>from "LOG_Errortype" <text:s text:c="3"/>where "IDErrortype" = 78 <text:s/>); <text:s text:c="2"/>update "LOG_Errortype" <text:s/>set <text:s text:c="3"/>"Name" = 'news__profile__lack_of_permitions_to_delete_approved' <text:s/>where <text:s text:c="3"/>"IDErrortype" = 7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deleted__WARNING</text:p>
          </table:table-cell>
          <table:table-cell/>
          <table:table-cell table:formula="of:=[.C79]+1" office:value-type="float" office:value="79">
            <text:p>79</text:p>
          </table:table-cell>
          <table:table-cell table:formula="of:=SUBSTITUTE(SUBSTITUTE(SUBSTITUTE([.A80];&quot;__WARNING&quot;;&quot;&quot;);&quot;__&quot;;&quot; - &quot;);&quot;_&quot;;&quot; &quot;)" office:value-type="string" office:string-value="news - profile - successfully deleted">
            <text:p>news - profile - successfully deleted</text:p>
          </table:table-cell>
          <table:table-cell table:formula="of:=IF([.A80]=&quot;&quot;;&quot;&quot;;&quot;public const int &quot; &amp; [.A80] &amp; &quot; = &quot; &amp; [.C80] &amp; &quot;;&quot;)" office:value-type="string" office:string-value="public const int news__profile__successfully_deleted__WARNING = 79;">
            <text:p>public const int news__profile__successfully_deleted__WARNING = 79;</text:p>
          </table:table-cell>
          <table:table-cell table:formula="of:=IF([.A80]=&quot;&quot;;&quot;&quot;;&quot;items_.Add(&quot; &amp; [.A80] &amp; &quot;, new ErrorItem(&quot;&quot;&quot; &amp; [.D80] &amp; &quot;&quot;&quot;, &quot; &amp; IF(OR([.A80]=&quot;no_error&quot;;NOT(ISERROR(SEARCH(&quot;__WARNING&quot;;[.A80])))); &quot;false&quot;; &quot;true&quot;) &amp; &quot;));&quot;)" office:value-type="string" office:string-value="items_.Add(news__profile__successfully_deleted__WARNING, new ErrorItem(&quot;news - profile - successfully deleted&quot;, false));">
            <text:p>items_.Add(news__profile__successfully_deleted__WARNING, new ErrorItem("news - profile - successfully deleted", false));</text:p>
          </table:table-cell>
          <table:table-cell table:formula="of:=IF([.A80]=&quot;&quot;;&quot;&quot;;&quot;  insert into &quot;&quot;LOG_Errortype&quot;&quot; (   &quot;&quot;IDErrortype&quot;&quot;,    &quot;&quot;Name&quot;&quot;  )  select    &quot; &amp; [.C80] &amp; &quot;,    '&quot; &amp; [.A80] &amp; &quot;'   where not exists (   select &quot;&quot;IDErrortype&quot;&quot;    from &quot;&quot;LOG_Errortype&quot;&quot;    where &quot;&quot;IDErrortype&quot;&quot; = &quot; &amp; [.C80] &amp; &quot;  );   update &quot;&quot;LOG_Errortype&quot;&quot;  set    &quot;&quot;Name&quot;&quot; = '&quot; &amp; [.A80] &amp; &quot;'  where    &quot;&quot;IDErrortype&quot;&quot; = &quot; &amp; [.C80] &amp; &quot;; &quot;)" office:value-type="string" office:string-value="  insert into &quot;LOG_Errortype&quot; (   &quot;IDErrortype&quot;,    &quot;Name&quot;  )  select    79,    'news__profile__successfully_deleted__WARNING'   where not exists (   select &quot;IDErrortype&quot;    from &quot;LOG_Errortype&quot;    where &quot;IDErrortype&quot; = 79  );   update &quot;LOG_Errortype&quot;  set    &quot;Name&quot; = 'news__profile__successfully_deleted__WARNING'  where    &quot;IDErrortype&quot; = 79; ">
            <text:p><text:s text:c="2"/>insert into "LOG_Errortype" ( <text:s text:c="2"/>"IDErrortype", <text:s text:c="3"/>"Name" <text:s/>) <text:s/>select <text:s text:c="3"/>79, <text:s text:c="3"/>'news__profile__successfully_deleted__WARNING' <text:s text:c="2"/>where not exists ( <text:s text:c="2"/>select "IDErrortype" <text:s text:c="3"/>from "LOG_Errortype" <text:s text:c="3"/>where "IDErrortype" = 79 <text:s/>); <text:s text:c="2"/>update "LOG_Errortype" <text:s/>set <text:s text:c="3"/>"Name" = 'news__profile__successfully_deleted__WARNING' <text:s/>where <text:s text:c="3"/>"IDErrortype" = 7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news__profile__lack_of_permitions_to_approve</text:p>
          </table:table-cell>
          <table:table-cell/>
          <table:table-cell table:formula="of:=[.C80]+1" office:value-type="float" office:value="80">
            <text:p>80</text:p>
          </table:table-cell>
          <table:table-cell table:formula="of:=SUBSTITUTE(SUBSTITUTE(SUBSTITUTE([.A81];&quot;__WARNING&quot;;&quot;&quot;);&quot;__&quot;;&quot; - &quot;);&quot;_&quot;;&quot; &quot;)" office:value-type="string" office:string-value="news - profile - lack of permitions to approve">
            <text:p>news - profile - lack of permitions to approve</text:p>
          </table:table-cell>
          <table:table-cell table:formula="of:=IF([.A81]=&quot;&quot;;&quot;&quot;;&quot;public const int &quot; &amp; [.A81] &amp; &quot; = &quot; &amp; [.C81] &amp; &quot;;&quot;)" office:value-type="string" office:string-value="public const int news__profile__lack_of_permitions_to_approve = 80;">
            <text:p>public const int news__profile__lack_of_permitions_to_approve = 80;</text:p>
          </table:table-cell>
          <table:table-cell table:formula="of:=IF([.A81]=&quot;&quot;;&quot;&quot;;&quot;items_.Add(&quot; &amp; [.A81] &amp; &quot;, new ErrorItem(&quot;&quot;&quot; &amp; [.D81] &amp; &quot;&quot;&quot;, &quot; &amp; IF(OR([.A81]=&quot;no_error&quot;;NOT(ISERROR(SEARCH(&quot;__WARNING&quot;;[.A81])))); &quot;false&quot;; &quot;true&quot;) &amp; &quot;));&quot;)" office:value-type="string" office:string-value="items_.Add(news__profile__lack_of_permitions_to_approve, new ErrorItem(&quot;news - profile - lack of permitions to approve&quot;, true));">
            <text:p>items_.Add(news__profile__lack_of_permitions_to_approve, new ErrorItem("news - profile - lack of permitions to approve", true));</text:p>
          </table:table-cell>
          <table:table-cell table:formula="of:=IF([.A81]=&quot;&quot;;&quot;&quot;;&quot;  insert into &quot;&quot;LOG_Errortype&quot;&quot; (   &quot;&quot;IDErrortype&quot;&quot;,    &quot;&quot;Name&quot;&quot;  )  select    &quot; &amp; [.C81] &amp; &quot;,    '&quot; &amp; [.A81] &amp; &quot;'   where not exists (   select &quot;&quot;IDErrortype&quot;&quot;    from &quot;&quot;LOG_Errortype&quot;&quot;    where &quot;&quot;IDErrortype&quot;&quot; = &quot; &amp; [.C81] &amp; &quot;  );   update &quot;&quot;LOG_Errortype&quot;&quot;  set    &quot;&quot;Name&quot;&quot; = '&quot; &amp; [.A81] &amp; &quot;'  where    &quot;&quot;IDErrortype&quot;&quot; = &quot; &amp; [.C81] &amp; &quot;; &quot;)" office:value-type="string" office:string-value="  insert into &quot;LOG_Errortype&quot; (   &quot;IDErrortype&quot;,    &quot;Name&quot;  )  select    80,    'news__profile__lack_of_permitions_to_approve'   where not exists (   select &quot;IDErrortype&quot;    from &quot;LOG_Errortype&quot;    where &quot;IDErrortype&quot; = 80  );   update &quot;LOG_Errortype&quot;  set    &quot;Name&quot; = 'news__profile__lack_of_permitions_to_approve'  where    &quot;IDErrortype&quot; = 80; ">
            <text:p><text:s text:c="2"/>insert into "LOG_Errortype" ( <text:s text:c="2"/>"IDErrortype", <text:s text:c="3"/>"Name" <text:s/>) <text:s/>select <text:s text:c="3"/>80, <text:s text:c="3"/>'news__profile__lack_of_permitions_to_approve' <text:s text:c="2"/>where not exists ( <text:s text:c="2"/>select "IDErrortype" <text:s text:c="3"/>from "LOG_Errortype" <text:s text:c="3"/>where "IDErrortype" = 80 <text:s/>); <text:s text:c="2"/>update "LOG_Errortype" <text:s/>set <text:s text:c="3"/>"Name" = 'news__profile__lack_of_permitions_to_approve' <text:s/>where <text:s text:c="3"/>"IDErrortype" = 8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invalid_name</text:p>
          </table:table-cell>
          <table:table-cell/>
          <table:table-cell table:formula="of:=[.C81]+1" office:value-type="float" office:value="81">
            <text:p>81</text:p>
          </table:table-cell>
          <table:table-cell table:formula="of:=SUBSTITUTE(SUBSTITUTE(SUBSTITUTE([.A82];&quot;__WARNING&quot;;&quot;&quot;);&quot;__&quot;;&quot; - &quot;);&quot;_&quot;;&quot; &quot;)" office:value-type="string" office:string-value="news - profile - invalid name">
            <text:p>news - profile - invalid name</text:p>
          </table:table-cell>
          <table:table-cell table:formula="of:=IF([.A82]=&quot;&quot;;&quot;&quot;;&quot;public const int &quot; &amp; [.A82] &amp; &quot; = &quot; &amp; [.C82] &amp; &quot;;&quot;)" office:value-type="string" office:string-value="public const int news__profile__invalid_name = 81;">
            <text:p>public const int news__profile__invalid_name = 81;</text:p>
          </table:table-cell>
          <table:table-cell table:formula="of:=IF([.A82]=&quot;&quot;;&quot;&quot;;&quot;items_.Add(&quot; &amp; [.A82] &amp; &quot;, new ErrorItem(&quot;&quot;&quot; &amp; [.D82] &amp; &quot;&quot;&quot;, &quot; &amp; IF(OR([.A82]=&quot;no_error&quot;;NOT(ISERROR(SEARCH(&quot;__WARNING&quot;;[.A82])))); &quot;false&quot;; &quot;true&quot;) &amp; &quot;));&quot;)" office:value-type="string" office:string-value="items_.Add(news__profile__invalid_name, new ErrorItem(&quot;news - profile - invalid name&quot;, true));">
            <text:p>items_.Add(news__profile__invalid_name, new ErrorItem("news - profile - invalid name", true));</text:p>
          </table:table-cell>
          <table:table-cell table:formula="of:=IF([.A82]=&quot;&quot;;&quot;&quot;;&quot;  insert into &quot;&quot;LOG_Errortype&quot;&quot; (   &quot;&quot;IDErrortype&quot;&quot;,    &quot;&quot;Name&quot;&quot;  )  select    &quot; &amp; [.C82] &amp; &quot;,    '&quot; &amp; [.A82] &amp; &quot;'   where not exists (   select &quot;&quot;IDErrortype&quot;&quot;    from &quot;&quot;LOG_Errortype&quot;&quot;    where &quot;&quot;IDErrortype&quot;&quot; = &quot; &amp; [.C82] &amp; &quot;  );   update &quot;&quot;LOG_Errortype&quot;&quot;  set    &quot;&quot;Name&quot;&quot; = '&quot; &amp; [.A82] &amp; &quot;'  where    &quot;&quot;IDErrortype&quot;&quot; = &quot; &amp; [.C82] &amp; &quot;; &quot;)" office:value-type="string" office:string-value="  insert into &quot;LOG_Errortype&quot; (   &quot;IDErrortype&quot;,    &quot;Name&quot;  )  select    81,    'news__profile__invalid_name'   where not exists (   select &quot;IDErrortype&quot;    from &quot;LOG_Errortype&quot;    where &quot;IDErrortype&quot; = 81  );   update &quot;LOG_Errortype&quot;  set    &quot;Name&quot; = 'news__profile__invalid_name'  where    &quot;IDErrortype&quot; = 81; ">
            <text:p><text:s text:c="2"/>insert into "LOG_Errortype" ( <text:s text:c="2"/>"IDErrortype", <text:s text:c="3"/>"Name" <text:s/>) <text:s/>select <text:s text:c="3"/>81, <text:s text:c="3"/>'news__profile__invalid_name' <text:s text:c="2"/>where not exists ( <text:s text:c="2"/>select "IDErrortype" <text:s text:c="3"/>from "LOG_Errortype" <text:s text:c="3"/>where "IDErrortype" = 81 <text:s/>); <text:s text:c="2"/>update "LOG_Errortype" <text:s/>set <text:s text:c="3"/>"Name" = 'news__profile__invalid_name' <text:s/>where <text:s text:c="3"/>"IDErrortype" = 8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created__WARNING</text:p>
          </table:table-cell>
          <table:table-cell/>
          <table:table-cell table:formula="of:=[.C82]+1" office:value-type="float" office:value="82">
            <text:p>82</text:p>
          </table:table-cell>
          <table:table-cell table:formula="of:=SUBSTITUTE(SUBSTITUTE(SUBSTITUTE([.A83];&quot;__WARNING&quot;;&quot;&quot;);&quot;__&quot;;&quot; - &quot;);&quot;_&quot;;&quot; &quot;)" office:value-type="string" office:string-value="news - profile - successfully created">
            <text:p>news - profile - successfully created</text:p>
          </table:table-cell>
          <table:table-cell table:formula="of:=IF([.A83]=&quot;&quot;;&quot;&quot;;&quot;public const int &quot; &amp; [.A83] &amp; &quot; = &quot; &amp; [.C83] &amp; &quot;;&quot;)" office:value-type="string" office:string-value="public const int news__profile__successfully_created__WARNING = 82;">
            <text:p>public const int news__profile__successfully_created__WARNING = 82;</text:p>
          </table:table-cell>
          <table:table-cell table:formula="of:=IF([.A83]=&quot;&quot;;&quot;&quot;;&quot;items_.Add(&quot; &amp; [.A83] &amp; &quot;, new ErrorItem(&quot;&quot;&quot; &amp; [.D83] &amp; &quot;&quot;&quot;, &quot; &amp; IF(OR([.A83]=&quot;no_error&quot;;NOT(ISERROR(SEARCH(&quot;__WARNING&quot;;[.A83])))); &quot;false&quot;; &quot;true&quot;) &amp; &quot;));&quot;)" office:value-type="string" office:string-value="items_.Add(news__profile__successfully_created__WARNING, new ErrorItem(&quot;news - profile - successfully created&quot;, false));">
            <text:p>items_.Add(news__profile__successfully_created__WARNING, new ErrorItem("news - profile - successfully created", false));</text:p>
          </table:table-cell>
          <table:table-cell table:formula="of:=IF([.A83]=&quot;&quot;;&quot;&quot;;&quot;  insert into &quot;&quot;LOG_Errortype&quot;&quot; (   &quot;&quot;IDErrortype&quot;&quot;,    &quot;&quot;Name&quot;&quot;  )  select    &quot; &amp; [.C83] &amp; &quot;,    '&quot; &amp; [.A83] &amp; &quot;'   where not exists (   select &quot;&quot;IDErrortype&quot;&quot;    from &quot;&quot;LOG_Errortype&quot;&quot;    where &quot;&quot;IDErrortype&quot;&quot; = &quot; &amp; [.C83] &amp; &quot;  );   update &quot;&quot;LOG_Errortype&quot;&quot;  set    &quot;&quot;Name&quot;&quot; = '&quot; &amp; [.A83] &amp; &quot;'  where    &quot;&quot;IDErrortype&quot;&quot; = &quot; &amp; [.C83] &amp; &quot;; &quot;)" office:value-type="string" office:string-value="  insert into &quot;LOG_Errortype&quot; (   &quot;IDErrortype&quot;,    &quot;Name&quot;  )  select    82,    'news__profile__successfully_created__WARNING'   where not exists (   select &quot;IDErrortype&quot;    from &quot;LOG_Errortype&quot;    where &quot;IDErrortype&quot; = 82  );   update &quot;LOG_Errortype&quot;  set    &quot;Name&quot; = 'news__profile__successfully_created__WARNING'  where    &quot;IDErrortype&quot; = 82; ">
            <text:p><text:s text:c="2"/>insert into "LOG_Errortype" ( <text:s text:c="2"/>"IDErrortype", <text:s text:c="3"/>"Name" <text:s/>) <text:s/>select <text:s text:c="3"/>82, <text:s text:c="3"/>'news__profile__successfully_created__WARNING' <text:s text:c="2"/>where not exists ( <text:s text:c="2"/>select "IDErrortype" <text:s text:c="3"/>from "LOG_Errortype" <text:s text:c="3"/>where "IDErrortype" = 82 <text:s/>); <text:s text:c="2"/>update "LOG_Errortype" <text:s/>set <text:s text:c="3"/>"Name" = 'news__profile__successfully_created__WARNING' <text:s/>where <text:s text:c="3"/>"IDErrortype" = 8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updated__WARNING</text:p>
          </table:table-cell>
          <table:table-cell/>
          <table:table-cell table:formula="of:=[.C83]+1" office:value-type="float" office:value="83">
            <text:p>83</text:p>
          </table:table-cell>
          <table:table-cell table:formula="of:=SUBSTITUTE(SUBSTITUTE(SUBSTITUTE([.A84];&quot;__WARNING&quot;;&quot;&quot;);&quot;__&quot;;&quot; - &quot;);&quot;_&quot;;&quot; &quot;)" office:value-type="string" office:string-value="news - profile - successfully updated">
            <text:p>news - profile - successfully updated</text:p>
          </table:table-cell>
          <table:table-cell table:formula="of:=IF([.A84]=&quot;&quot;;&quot;&quot;;&quot;public const int &quot; &amp; [.A84] &amp; &quot; = &quot; &amp; [.C84] &amp; &quot;;&quot;)" office:value-type="string" office:string-value="public const int news__profile__successfully_updated__WARNING = 83;">
            <text:p>public const int news__profile__successfully_updated__WARNING = 83;</text:p>
          </table:table-cell>
          <table:table-cell table:formula="of:=IF([.A84]=&quot;&quot;;&quot;&quot;;&quot;items_.Add(&quot; &amp; [.A84] &amp; &quot;, new ErrorItem(&quot;&quot;&quot; &amp; [.D84] &amp; &quot;&quot;&quot;, &quot; &amp; IF(OR([.A84]=&quot;no_error&quot;;NOT(ISERROR(SEARCH(&quot;__WARNING&quot;;[.A84])))); &quot;false&quot;; &quot;true&quot;) &amp; &quot;));&quot;)" office:value-type="string" office:string-value="items_.Add(news__profile__successfully_updated__WARNING, new ErrorItem(&quot;news - profile - successfully updated&quot;, false));">
            <text:p>items_.Add(news__profile__successfully_updated__WARNING, new ErrorItem("news - profile - successfully updated", false));</text:p>
          </table:table-cell>
          <table:table-cell table:formula="of:=IF([.A84]=&quot;&quot;;&quot;&quot;;&quot;  insert into &quot;&quot;LOG_Errortype&quot;&quot; (   &quot;&quot;IDErrortype&quot;&quot;,    &quot;&quot;Name&quot;&quot;  )  select    &quot; &amp; [.C84] &amp; &quot;,    '&quot; &amp; [.A84] &amp; &quot;'   where not exists (   select &quot;&quot;IDErrortype&quot;&quot;    from &quot;&quot;LOG_Errortype&quot;&quot;    where &quot;&quot;IDErrortype&quot;&quot; = &quot; &amp; [.C84] &amp; &quot;  );   update &quot;&quot;LOG_Errortype&quot;&quot;  set    &quot;&quot;Name&quot;&quot; = '&quot; &amp; [.A84] &amp; &quot;'  where    &quot;&quot;IDErrortype&quot;&quot; = &quot; &amp; [.C84] &amp; &quot;; &quot;)" office:value-type="string" office:string-value="  insert into &quot;LOG_Errortype&quot; (   &quot;IDErrortype&quot;,    &quot;Name&quot;  )  select    83,    'news__profile__successfully_updated__WARNING'   where not exists (   select &quot;IDErrortype&quot;    from &quot;LOG_Errortype&quot;    where &quot;IDErrortype&quot; = 83  );   update &quot;LOG_Errortype&quot;  set    &quot;Name&quot; = 'news__profile__successfully_updated__WARNING'  where    &quot;IDErrortype&quot; = 83; ">
            <text:p><text:s text:c="2"/>insert into "LOG_Errortype" ( <text:s text:c="2"/>"IDErrortype", <text:s text:c="3"/>"Name" <text:s/>) <text:s/>select <text:s text:c="3"/>83, <text:s text:c="3"/>'news__profile__successfully_updated__WARNING' <text:s text:c="2"/>where not exists ( <text:s text:c="2"/>select "IDErrortype" <text:s text:c="3"/>from "LOG_Errortype" <text:s text:c="3"/>where "IDErrortype" = 83 <text:s/>); <text:s text:c="2"/>update "LOG_Errortype" <text:s/>set <text:s text:c="3"/>"Name" = 'news__profile__successfully_updated__WARNING' <text:s/>where <text:s text:c="3"/>"IDErrortype" = 8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approved__WARNING</text:p>
          </table:table-cell>
          <table:table-cell/>
          <table:table-cell table:formula="of:=[.C84]+1" office:value-type="float" office:value="84">
            <text:p>84</text:p>
          </table:table-cell>
          <table:table-cell table:formula="of:=SUBSTITUTE(SUBSTITUTE(SUBSTITUTE([.A85];&quot;__WARNING&quot;;&quot;&quot;);&quot;__&quot;;&quot; - &quot;);&quot;_&quot;;&quot; &quot;)" office:value-type="string" office:string-value="news - profile - successfully approved">
            <text:p>news - profile - successfully approved</text:p>
          </table:table-cell>
          <table:table-cell table:formula="of:=IF([.A85]=&quot;&quot;;&quot;&quot;;&quot;public const int &quot; &amp; [.A85] &amp; &quot; = &quot; &amp; [.C85] &amp; &quot;;&quot;)" office:value-type="string" office:string-value="public const int news__profile__successfully_approved__WARNING = 84;">
            <text:p>public const int news__profile__successfully_approved__WARNING = 84;</text:p>
          </table:table-cell>
          <table:table-cell table:formula="of:=IF([.A85]=&quot;&quot;;&quot;&quot;;&quot;items_.Add(&quot; &amp; [.A85] &amp; &quot;, new ErrorItem(&quot;&quot;&quot; &amp; [.D85] &amp; &quot;&quot;&quot;, &quot; &amp; IF(OR([.A85]=&quot;no_error&quot;;NOT(ISERROR(SEARCH(&quot;__WARNING&quot;;[.A85])))); &quot;false&quot;; &quot;true&quot;) &amp; &quot;));&quot;)" office:value-type="string" office:string-value="items_.Add(news__profile__successfully_approved__WARNING, new ErrorItem(&quot;news - profile - successfully approved&quot;, false));">
            <text:p>items_.Add(news__profile__successfully_approved__WARNING, new ErrorItem("news - profile - successfully approved", false));</text:p>
          </table:table-cell>
          <table:table-cell table:formula="of:=IF([.A85]=&quot;&quot;;&quot;&quot;;&quot;  insert into &quot;&quot;LOG_Errortype&quot;&quot; (   &quot;&quot;IDErrortype&quot;&quot;,    &quot;&quot;Name&quot;&quot;  )  select    &quot; &amp; [.C85] &amp; &quot;,    '&quot; &amp; [.A85] &amp; &quot;'   where not exists (   select &quot;&quot;IDErrortype&quot;&quot;    from &quot;&quot;LOG_Errortype&quot;&quot;    where &quot;&quot;IDErrortype&quot;&quot; = &quot; &amp; [.C85] &amp; &quot;  );   update &quot;&quot;LOG_Errortype&quot;&quot;  set    &quot;&quot;Name&quot;&quot; = '&quot; &amp; [.A85] &amp; &quot;'  where    &quot;&quot;IDErrortype&quot;&quot; = &quot; &amp; [.C85] &amp; &quot;; &quot;)" office:value-type="string" office:string-value="  insert into &quot;LOG_Errortype&quot; (   &quot;IDErrortype&quot;,    &quot;Name&quot;  )  select    84,    'news__profile__successfully_approved__WARNING'   where not exists (   select &quot;IDErrortype&quot;    from &quot;LOG_Errortype&quot;    where &quot;IDErrortype&quot; = 84  );   update &quot;LOG_Errortype&quot;  set    &quot;Name&quot; = 'news__profile__successfully_approved__WARNING'  where    &quot;IDErrortype&quot; = 84; ">
            <text:p><text:s text:c="2"/>insert into "LOG_Errortype" ( <text:s text:c="2"/>"IDErrortype", <text:s text:c="3"/>"Name" <text:s/>) <text:s/>select <text:s text:c="3"/>84, <text:s text:c="3"/>'news__profile__successfully_approved__WARNING' <text:s text:c="2"/>where not exists ( <text:s text:c="2"/>select "IDErrortype" <text:s text:c="3"/>from "LOG_Errortype" <text:s text:c="3"/>where "IDErrortype" = 84 <text:s/>); <text:s text:c="2"/>update "LOG_Errortype" <text:s/>set <text:s text:c="3"/>"Name" = 'news__profile__successfully_approved__WARNING' <text:s/>where <text:s text:c="3"/>"IDErrortype" = 8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write</text:p>
          </table:table-cell>
          <table:table-cell/>
          <table:table-cell table:formula="of:=[.C85]+1" office:value-type="float" office:value="85">
            <text:p>85</text:p>
          </table:table-cell>
          <table:table-cell table:formula="of:=SUBSTITUTE(SUBSTITUTE(SUBSTITUTE([.A86];&quot;__WARNING&quot;;&quot;&quot;);&quot;__&quot;;&quot; - &quot;);&quot;_&quot;;&quot; &quot;)" office:value-type="string" office:string-value="tag - lack of permitions to write">
            <text:p>tag - lack of permitions to write</text:p>
          </table:table-cell>
          <table:table-cell table:formula="of:=IF([.A86]=&quot;&quot;;&quot;&quot;;&quot;public const int &quot; &amp; [.A86] &amp; &quot; = &quot; &amp; [.C86] &amp; &quot;;&quot;)" office:value-type="string" office:string-value="public const int tag__lack_of_permitions_to_write = 85;">
            <text:p>public const int tag__lack_of_permitions_to_write = 85;</text:p>
          </table:table-cell>
          <table:table-cell table:formula="of:=IF([.A86]=&quot;&quot;;&quot;&quot;;&quot;items_.Add(&quot; &amp; [.A86] &amp; &quot;, new ErrorItem(&quot;&quot;&quot; &amp; [.D86] &amp; &quot;&quot;&quot;, &quot; &amp; IF(OR([.A86]=&quot;no_error&quot;;NOT(ISERROR(SEARCH(&quot;__WARNING&quot;;[.A86])))); &quot;false&quot;; &quot;true&quot;) &amp; &quot;));&quot;)" office:value-type="string" office:string-value="items_.Add(tag__lack_of_permitions_to_write, new ErrorItem(&quot;tag - lack of permitions to write&quot;, true));">
            <text:p>items_.Add(tag__lack_of_permitions_to_write, new ErrorItem("tag - lack of permitions to write", true));</text:p>
          </table:table-cell>
          <table:table-cell table:formula="of:=IF([.A86]=&quot;&quot;;&quot;&quot;;&quot;  insert into &quot;&quot;LOG_Errortype&quot;&quot; (   &quot;&quot;IDErrortype&quot;&quot;,    &quot;&quot;Name&quot;&quot;  )  select    &quot; &amp; [.C86] &amp; &quot;,    '&quot; &amp; [.A86] &amp; &quot;'   where not exists (   select &quot;&quot;IDErrortype&quot;&quot;    from &quot;&quot;LOG_Errortype&quot;&quot;    where &quot;&quot;IDErrortype&quot;&quot; = &quot; &amp; [.C86] &amp; &quot;  );   update &quot;&quot;LOG_Errortype&quot;&quot;  set    &quot;&quot;Name&quot;&quot; = '&quot; &amp; [.A86] &amp; &quot;'  where    &quot;&quot;IDErrortype&quot;&quot; = &quot; &amp; [.C86] &amp; &quot;; &quot;)" office:value-type="string" office:string-value="  insert into &quot;LOG_Errortype&quot; (   &quot;IDErrortype&quot;,    &quot;Name&quot;  )  select    85,    'tag__lack_of_permitions_to_write'   where not exists (   select &quot;IDErrortype&quot;    from &quot;LOG_Errortype&quot;    where &quot;IDErrortype&quot; = 85  );   update &quot;LOG_Errortype&quot;  set    &quot;Name&quot; = 'tag__lack_of_permitions_to_write'  where    &quot;IDErrortype&quot; = 85; ">
            <text:p><text:s text:c="2"/>insert into "LOG_Errortype" ( <text:s text:c="2"/>"IDErrortype", <text:s text:c="3"/>"Name" <text:s/>) <text:s/>select <text:s text:c="3"/>85, <text:s text:c="3"/>'tag__lack_of_permitions_to_write' <text:s text:c="2"/>where not exists ( <text:s text:c="2"/>select "IDErrortype" <text:s text:c="3"/>from "LOG_Errortype" <text:s text:c="3"/>where "IDErrortype" = 85 <text:s/>); <text:s text:c="2"/>update "LOG_Errortype" <text:s/>set <text:s text:c="3"/>"Name" = 'tag__lack_of_permitions_to_write' <text:s/>where <text:s text:c="3"/>"IDErrortype" = 85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approve</text:p>
          </table:table-cell>
          <table:table-cell/>
          <table:table-cell table:formula="of:=[.C86]+1" office:value-type="float" office:value="86">
            <text:p>86</text:p>
          </table:table-cell>
          <table:table-cell table:formula="of:=SUBSTITUTE(SUBSTITUTE(SUBSTITUTE([.A87];&quot;__WARNING&quot;;&quot;&quot;);&quot;__&quot;;&quot; - &quot;);&quot;_&quot;;&quot; &quot;)" office:value-type="string" office:string-value="tag - lack of permitions to approve">
            <text:p>tag - lack of permitions to approve</text:p>
          </table:table-cell>
          <table:table-cell table:formula="of:=IF([.A87]=&quot;&quot;;&quot;&quot;;&quot;public const int &quot; &amp; [.A87] &amp; &quot; = &quot; &amp; [.C87] &amp; &quot;;&quot;)" office:value-type="string" office:string-value="public const int tag__lack_of_permitions_to_approve = 86;">
            <text:p>public const int tag__lack_of_permitions_to_approve = 86;</text:p>
          </table:table-cell>
          <table:table-cell table:formula="of:=IF([.A87]=&quot;&quot;;&quot;&quot;;&quot;items_.Add(&quot; &amp; [.A87] &amp; &quot;, new ErrorItem(&quot;&quot;&quot; &amp; [.D87] &amp; &quot;&quot;&quot;, &quot; &amp; IF(OR([.A87]=&quot;no_error&quot;;NOT(ISERROR(SEARCH(&quot;__WARNING&quot;;[.A87])))); &quot;false&quot;; &quot;true&quot;) &amp; &quot;));&quot;)" office:value-type="string" office:string-value="items_.Add(tag__lack_of_permitions_to_approve, new ErrorItem(&quot;tag - lack of permitions to approve&quot;, true));">
            <text:p>items_.Add(tag__lack_of_permitions_to_approve, new ErrorItem("tag - lack of permitions to approve", true));</text:p>
          </table:table-cell>
          <table:table-cell table:formula="of:=IF([.A87]=&quot;&quot;;&quot;&quot;;&quot;  insert into &quot;&quot;LOG_Errortype&quot;&quot; (   &quot;&quot;IDErrortype&quot;&quot;,    &quot;&quot;Name&quot;&quot;  )  select    &quot; &amp; [.C87] &amp; &quot;,    '&quot; &amp; [.A87] &amp; &quot;'   where not exists (   select &quot;&quot;IDErrortype&quot;&quot;    from &quot;&quot;LOG_Errortype&quot;&quot;    where &quot;&quot;IDErrortype&quot;&quot; = &quot; &amp; [.C87] &amp; &quot;  );   update &quot;&quot;LOG_Errortype&quot;&quot;  set    &quot;&quot;Name&quot;&quot; = '&quot; &amp; [.A87] &amp; &quot;'  where    &quot;&quot;IDErrortype&quot;&quot; = &quot; &amp; [.C87] &amp; &quot;; &quot;)" office:value-type="string" office:string-value="  insert into &quot;LOG_Errortype&quot; (   &quot;IDErrortype&quot;,    &quot;Name&quot;  )  select    86,    'tag__lack_of_permitions_to_approve'   where not exists (   select &quot;IDErrortype&quot;    from &quot;LOG_Errortype&quot;    where &quot;IDErrortype&quot; = 86  );   update &quot;LOG_Errortype&quot;  set    &quot;Name&quot; = 'tag__lack_of_permitions_to_approve'  where    &quot;IDErrortype&quot; = 86; ">
            <text:p><text:s text:c="2"/>insert into "LOG_Errortype" ( <text:s text:c="2"/>"IDErrortype", <text:s text:c="3"/>"Name" <text:s/>) <text:s/>select <text:s text:c="3"/>86, <text:s text:c="3"/>'tag__lack_of_permitions_to_approve' <text:s text:c="2"/>where not exists ( <text:s text:c="2"/>select "IDErrortype" <text:s text:c="3"/>from "LOG_Errortype" <text:s text:c="3"/>where "IDErrortype" = 86 <text:s/>); <text:s text:c="2"/>update "LOG_Errortype" <text:s/>set <text:s text:c="3"/>"Name" = 'tag__lack_of_permitions_to_approve' <text:s/>where <text:s text:c="3"/>"IDErrortype" = 8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invalid_name</text:p>
          </table:table-cell>
          <table:table-cell/>
          <table:table-cell table:formula="of:=[.C87]+1" office:value-type="float" office:value="87">
            <text:p>87</text:p>
          </table:table-cell>
          <table:table-cell table:formula="of:=SUBSTITUTE(SUBSTITUTE(SUBSTITUTE([.A88];&quot;__WARNING&quot;;&quot;&quot;);&quot;__&quot;;&quot; - &quot;);&quot;_&quot;;&quot; &quot;)" office:value-type="string" office:string-value="tag - invalid name">
            <text:p>tag - invalid name</text:p>
          </table:table-cell>
          <table:table-cell table:formula="of:=IF([.A88]=&quot;&quot;;&quot;&quot;;&quot;public const int &quot; &amp; [.A88] &amp; &quot; = &quot; &amp; [.C88] &amp; &quot;;&quot;)" office:value-type="string" office:string-value="public const int tag__invalid_name = 87;">
            <text:p>public const int tag__invalid_name = 87;</text:p>
          </table:table-cell>
          <table:table-cell table:formula="of:=IF([.A88]=&quot;&quot;;&quot;&quot;;&quot;items_.Add(&quot; &amp; [.A88] &amp; &quot;, new ErrorItem(&quot;&quot;&quot; &amp; [.D88] &amp; &quot;&quot;&quot;, &quot; &amp; IF(OR([.A88]=&quot;no_error&quot;;NOT(ISERROR(SEARCH(&quot;__WARNING&quot;;[.A88])))); &quot;false&quot;; &quot;true&quot;) &amp; &quot;));&quot;)" office:value-type="string" office:string-value="items_.Add(tag__invalid_name, new ErrorItem(&quot;tag - invalid name&quot;, true));">
            <text:p>items_.Add(tag__invalid_name, new ErrorItem("tag - invalid name", true));</text:p>
          </table:table-cell>
          <table:table-cell table:formula="of:=IF([.A88]=&quot;&quot;;&quot;&quot;;&quot;  insert into &quot;&quot;LOG_Errortype&quot;&quot; (   &quot;&quot;IDErrortype&quot;&quot;,    &quot;&quot;Name&quot;&quot;  )  select    &quot; &amp; [.C88] &amp; &quot;,    '&quot; &amp; [.A88] &amp; &quot;'   where not exists (   select &quot;&quot;IDErrortype&quot;&quot;    from &quot;&quot;LOG_Errortype&quot;&quot;    where &quot;&quot;IDErrortype&quot;&quot; = &quot; &amp; [.C88] &amp; &quot;  );   update &quot;&quot;LOG_Errortype&quot;&quot;  set    &quot;&quot;Name&quot;&quot; = '&quot; &amp; [.A88] &amp; &quot;'  where    &quot;&quot;IDErrortype&quot;&quot; = &quot; &amp; [.C88] &amp; &quot;; &quot;)" office:value-type="string" office:string-value="  insert into &quot;LOG_Errortype&quot; (   &quot;IDErrortype&quot;,    &quot;Name&quot;  )  select    87,    'tag__invalid_name'   where not exists (   select &quot;IDErrortype&quot;    from &quot;LOG_Errortype&quot;    where &quot;IDErrortype&quot; = 87  );   update &quot;LOG_Errortype&quot;  set    &quot;Name&quot; = 'tag__invalid_name'  where    &quot;IDErrortype&quot; = 87; ">
            <text:p><text:s text:c="2"/>insert into "LOG_Errortype" ( <text:s text:c="2"/>"IDErrortype", <text:s text:c="3"/>"Name" <text:s/>) <text:s/>select <text:s text:c="3"/>87, <text:s text:c="3"/>'tag__invalid_name' <text:s text:c="2"/>where not exists ( <text:s text:c="2"/>select "IDErrortype" <text:s text:c="3"/>from "LOG_Errortype" <text:s text:c="3"/>where "IDErrortype" = 87 <text:s/>); <text:s text:c="2"/>update "LOG_Errortype" <text:s/>set <text:s text:c="3"/>"Name" = 'tag__invalid_name' <text:s/>where <text:s text:c="3"/>"IDErrortype" = 8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created__WARNING</text:p>
          </table:table-cell>
          <table:table-cell/>
          <table:table-cell table:formula="of:=[.C88]+1" office:value-type="float" office:value="88">
            <text:p>88</text:p>
          </table:table-cell>
          <table:table-cell table:formula="of:=SUBSTITUTE(SUBSTITUTE(SUBSTITUTE([.A89];&quot;__WARNING&quot;;&quot;&quot;);&quot;__&quot;;&quot; - &quot;);&quot;_&quot;;&quot; &quot;)" office:value-type="string" office:string-value="tag - successfully created">
            <text:p>tag - successfully created</text:p>
          </table:table-cell>
          <table:table-cell table:formula="of:=IF([.A89]=&quot;&quot;;&quot;&quot;;&quot;public const int &quot; &amp; [.A89] &amp; &quot; = &quot; &amp; [.C89] &amp; &quot;;&quot;)" office:value-type="string" office:string-value="public const int tag__successfully_created__WARNING = 88;">
            <text:p>public const int tag__successfully_created__WARNING = 88;</text:p>
          </table:table-cell>
          <table:table-cell table:formula="of:=IF([.A89]=&quot;&quot;;&quot;&quot;;&quot;items_.Add(&quot; &amp; [.A89] &amp; &quot;, new ErrorItem(&quot;&quot;&quot; &amp; [.D89] &amp; &quot;&quot;&quot;, &quot; &amp; IF(OR([.A89]=&quot;no_error&quot;;NOT(ISERROR(SEARCH(&quot;__WARNING&quot;;[.A89])))); &quot;false&quot;; &quot;true&quot;) &amp; &quot;));&quot;)" office:value-type="string" office:string-value="items_.Add(tag__successfully_created__WARNING, new ErrorItem(&quot;tag - successfully created&quot;, false));">
            <text:p>items_.Add(tag__successfully_created__WARNING, new ErrorItem("tag - successfully created", false));</text:p>
          </table:table-cell>
          <table:table-cell table:formula="of:=IF([.A89]=&quot;&quot;;&quot;&quot;;&quot;  insert into &quot;&quot;LOG_Errortype&quot;&quot; (   &quot;&quot;IDErrortype&quot;&quot;,    &quot;&quot;Name&quot;&quot;  )  select    &quot; &amp; [.C89] &amp; &quot;,    '&quot; &amp; [.A89] &amp; &quot;'   where not exists (   select &quot;&quot;IDErrortype&quot;&quot;    from &quot;&quot;LOG_Errortype&quot;&quot;    where &quot;&quot;IDErrortype&quot;&quot; = &quot; &amp; [.C89] &amp; &quot;  );   update &quot;&quot;LOG_Errortype&quot;&quot;  set    &quot;&quot;Name&quot;&quot; = '&quot; &amp; [.A89] &amp; &quot;'  where    &quot;&quot;IDErrortype&quot;&quot; = &quot; &amp; [.C89] &amp; &quot;; &quot;)" office:value-type="string" office:string-value="  insert into &quot;LOG_Errortype&quot; (   &quot;IDErrortype&quot;,    &quot;Name&quot;  )  select    88,    'tag__successfully_created__WARNING'   where not exists (   select &quot;IDErrortype&quot;    from &quot;LOG_Errortype&quot;    where &quot;IDErrortype&quot; = 88  );   update &quot;LOG_Errortype&quot;  set    &quot;Name&quot; = 'tag__successfully_created__WARNING'  where    &quot;IDErrortype&quot; = 88; ">
            <text:p><text:s text:c="2"/>insert into "LOG_Errortype" ( <text:s text:c="2"/>"IDErrortype", <text:s text:c="3"/>"Name" <text:s/>) <text:s/>select <text:s text:c="3"/>88, <text:s text:c="3"/>'tag__successfully_created__WARNING' <text:s text:c="2"/>where not exists ( <text:s text:c="2"/>select "IDErrortype" <text:s text:c="3"/>from "LOG_Errortype" <text:s text:c="3"/>where "IDErrortype" = 88 <text:s/>); <text:s text:c="2"/>update "LOG_Errortype" <text:s/>set <text:s text:c="3"/>"Name" = 'tag__successfully_created__WARNING' <text:s/>where <text:s text:c="3"/>"IDErrortype" = 8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updated__WARNING</text:p>
          </table:table-cell>
          <table:table-cell/>
          <table:table-cell table:formula="of:=[.C89]+1" office:value-type="float" office:value="89">
            <text:p>89</text:p>
          </table:table-cell>
          <table:table-cell table:formula="of:=SUBSTITUTE(SUBSTITUTE(SUBSTITUTE([.A90];&quot;__WARNING&quot;;&quot;&quot;);&quot;__&quot;;&quot; - &quot;);&quot;_&quot;;&quot; &quot;)" office:value-type="string" office:string-value="tag - successfully updated">
            <text:p>tag - successfully updated</text:p>
          </table:table-cell>
          <table:table-cell table:formula="of:=IF([.A90]=&quot;&quot;;&quot;&quot;;&quot;public const int &quot; &amp; [.A90] &amp; &quot; = &quot; &amp; [.C90] &amp; &quot;;&quot;)" office:value-type="string" office:string-value="public const int tag__successfully_updated__WARNING = 89;">
            <text:p>public const int tag__successfully_updated__WARNING = 89;</text:p>
          </table:table-cell>
          <table:table-cell table:formula="of:=IF([.A90]=&quot;&quot;;&quot;&quot;;&quot;items_.Add(&quot; &amp; [.A90] &amp; &quot;, new ErrorItem(&quot;&quot;&quot; &amp; [.D90] &amp; &quot;&quot;&quot;, &quot; &amp; IF(OR([.A90]=&quot;no_error&quot;;NOT(ISERROR(SEARCH(&quot;__WARNING&quot;;[.A90])))); &quot;false&quot;; &quot;true&quot;) &amp; &quot;));&quot;)" office:value-type="string" office:string-value="items_.Add(tag__successfully_updated__WARNING, new ErrorItem(&quot;tag - successfully updated&quot;, false));">
            <text:p>items_.Add(tag__successfully_updated__WARNING, new ErrorItem("tag - successfully updated", false));</text:p>
          </table:table-cell>
          <table:table-cell table:formula="of:=IF([.A90]=&quot;&quot;;&quot;&quot;;&quot;  insert into &quot;&quot;LOG_Errortype&quot;&quot; (   &quot;&quot;IDErrortype&quot;&quot;,    &quot;&quot;Name&quot;&quot;  )  select    &quot; &amp; [.C90] &amp; &quot;,    '&quot; &amp; [.A90] &amp; &quot;'   where not exists (   select &quot;&quot;IDErrortype&quot;&quot;    from &quot;&quot;LOG_Errortype&quot;&quot;    where &quot;&quot;IDErrortype&quot;&quot; = &quot; &amp; [.C90] &amp; &quot;  );   update &quot;&quot;LOG_Errortype&quot;&quot;  set    &quot;&quot;Name&quot;&quot; = '&quot; &amp; [.A90] &amp; &quot;'  where    &quot;&quot;IDErrortype&quot;&quot; = &quot; &amp; [.C90] &amp; &quot;; &quot;)" office:value-type="string" office:string-value="  insert into &quot;LOG_Errortype&quot; (   &quot;IDErrortype&quot;,    &quot;Name&quot;  )  select    89,    'tag__successfully_updated__WARNING'   where not exists (   select &quot;IDErrortype&quot;    from &quot;LOG_Errortype&quot;    where &quot;IDErrortype&quot; = 89  );   update &quot;LOG_Errortype&quot;  set    &quot;Name&quot; = 'tag__successfully_updated__WARNING'  where    &quot;IDErrortype&quot; = 89; ">
            <text:p><text:s text:c="2"/>insert into "LOG_Errortype" ( <text:s text:c="2"/>"IDErrortype", <text:s text:c="3"/>"Name" <text:s/>) <text:s/>select <text:s text:c="3"/>89, <text:s text:c="3"/>'tag__successfully_updated__WARNING' <text:s text:c="2"/>where not exists ( <text:s text:c="2"/>select "IDErrortype" <text:s text:c="3"/>from "LOG_Errortype" <text:s text:c="3"/>where "IDErrortype" = 89 <text:s/>); <text:s text:c="2"/>update "LOG_Errortype" <text:s/>set <text:s text:c="3"/>"Name" = 'tag__successfully_updated__WARNING' <text:s/>where <text:s text:c="3"/>"IDErrortype" = 8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approved__WARNING</text:p>
          </table:table-cell>
          <table:table-cell/>
          <table:table-cell table:formula="of:=[.C90]+1" office:value-type="float" office:value="90">
            <text:p>90</text:p>
          </table:table-cell>
          <table:table-cell table:formula="of:=SUBSTITUTE(SUBSTITUTE(SUBSTITUTE([.A91];&quot;__WARNING&quot;;&quot;&quot;);&quot;__&quot;;&quot; - &quot;);&quot;_&quot;;&quot; &quot;)" office:value-type="string" office:string-value="tag - successfully approved">
            <text:p>tag - successfully approved</text:p>
          </table:table-cell>
          <table:table-cell table:formula="of:=IF([.A91]=&quot;&quot;;&quot;&quot;;&quot;public const int &quot; &amp; [.A91] &amp; &quot; = &quot; &amp; [.C91] &amp; &quot;;&quot;)" office:value-type="string" office:string-value="public const int tag__successfully_approved__WARNING = 90;">
            <text:p>public const int tag__successfully_approved__WARNING = 90;</text:p>
          </table:table-cell>
          <table:table-cell table:formula="of:=IF([.A91]=&quot;&quot;;&quot;&quot;;&quot;items_.Add(&quot; &amp; [.A91] &amp; &quot;, new ErrorItem(&quot;&quot;&quot; &amp; [.D91] &amp; &quot;&quot;&quot;, &quot; &amp; IF(OR([.A91]=&quot;no_error&quot;;NOT(ISERROR(SEARCH(&quot;__WARNING&quot;;[.A91])))); &quot;false&quot;; &quot;true&quot;) &amp; &quot;));&quot;)" office:value-type="string" office:string-value="items_.Add(tag__successfully_approved__WARNING, new ErrorItem(&quot;tag - successfully approved&quot;, false));">
            <text:p>items_.Add(tag__successfully_approved__WARNING, new ErrorItem("tag - successfully approved", false));</text:p>
          </table:table-cell>
          <table:table-cell table:formula="of:=IF([.A91]=&quot;&quot;;&quot;&quot;;&quot;  insert into &quot;&quot;LOG_Errortype&quot;&quot; (   &quot;&quot;IDErrortype&quot;&quot;,    &quot;&quot;Name&quot;&quot;  )  select    &quot; &amp; [.C91] &amp; &quot;,    '&quot; &amp; [.A91] &amp; &quot;'   where not exists (   select &quot;&quot;IDErrortype&quot;&quot;    from &quot;&quot;LOG_Errortype&quot;&quot;    where &quot;&quot;IDErrortype&quot;&quot; = &quot; &amp; [.C91] &amp; &quot;  );   update &quot;&quot;LOG_Errortype&quot;&quot;  set    &quot;&quot;Name&quot;&quot; = '&quot; &amp; [.A91] &amp; &quot;'  where    &quot;&quot;IDErrortype&quot;&quot; = &quot; &amp; [.C91] &amp; &quot;; &quot;)" office:value-type="string" office:string-value="  insert into &quot;LOG_Errortype&quot; (   &quot;IDErrortype&quot;,    &quot;Name&quot;  )  select    90,    'tag__successfully_approved__WARNING'   where not exists (   select &quot;IDErrortype&quot;    from &quot;LOG_Errortype&quot;    where &quot;IDErrortype&quot; = 90  );   update &quot;LOG_Errortype&quot;  set    &quot;Name&quot; = 'tag__successfully_approved__WARNING'  where    &quot;IDErrortype&quot; = 90; ">
            <text:p><text:s text:c="2"/>insert into "LOG_Errortype" ( <text:s text:c="2"/>"IDErrortype", <text:s text:c="3"/>"Name" <text:s/>) <text:s/>select <text:s text:c="3"/>90, <text:s text:c="3"/>'tag__successfully_approved__WARNING' <text:s text:c="2"/>where not exists ( <text:s text:c="2"/>select "IDErrortype" <text:s text:c="3"/>from "LOG_Errortype" <text:s text:c="3"/>where "IDErrortype" = 90 <text:s/>); <text:s text:c="2"/>update "LOG_Errortype" <text:s/>set <text:s text:c="3"/>"Name" = 'tag__successfully_approved__WARNING' <text:s/>where <text:s text:c="3"/>"IDErrortype" = 90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delete</text:p>
          </table:table-cell>
          <table:table-cell/>
          <table:table-cell table:formula="of:=[.C91]+1" office:value-type="float" office:value="91">
            <text:p>91</text:p>
          </table:table-cell>
          <table:table-cell table:formula="of:=SUBSTITUTE(SUBSTITUTE(SUBSTITUTE([.A92];&quot;__WARNING&quot;;&quot;&quot;);&quot;__&quot;;&quot; - &quot;);&quot;_&quot;;&quot; &quot;)" office:value-type="string" office:string-value="tag - lack of permitions to delete">
            <text:p>tag - lack of permitions to delete</text:p>
          </table:table-cell>
          <table:table-cell table:formula="of:=IF([.A92]=&quot;&quot;;&quot;&quot;;&quot;public const int &quot; &amp; [.A92] &amp; &quot; = &quot; &amp; [.C92] &amp; &quot;;&quot;)" office:value-type="string" office:string-value="public const int tag__lack_of_permitions_to_delete = 91;">
            <text:p>public const int tag__lack_of_permitions_to_delete = 91;</text:p>
          </table:table-cell>
          <table:table-cell table:formula="of:=IF([.A92]=&quot;&quot;;&quot;&quot;;&quot;items_.Add(&quot; &amp; [.A92] &amp; &quot;, new ErrorItem(&quot;&quot;&quot; &amp; [.D92] &amp; &quot;&quot;&quot;, &quot; &amp; IF(OR([.A92]=&quot;no_error&quot;;NOT(ISERROR(SEARCH(&quot;__WARNING&quot;;[.A92])))); &quot;false&quot;; &quot;true&quot;) &amp; &quot;));&quot;)" office:value-type="string" office:string-value="items_.Add(tag__lack_of_permitions_to_delete, new ErrorItem(&quot;tag - lack of permitions to delete&quot;, true));">
            <text:p>items_.Add(tag__lack_of_permitions_to_delete, new ErrorItem("tag - lack of permitions to delete", true));</text:p>
          </table:table-cell>
          <table:table-cell table:formula="of:=IF([.A92]=&quot;&quot;;&quot;&quot;;&quot;  insert into &quot;&quot;LOG_Errortype&quot;&quot; (   &quot;&quot;IDErrortype&quot;&quot;,    &quot;&quot;Name&quot;&quot;  )  select    &quot; &amp; [.C92] &amp; &quot;,    '&quot; &amp; [.A92] &amp; &quot;'   where not exists (   select &quot;&quot;IDErrortype&quot;&quot;    from &quot;&quot;LOG_Errortype&quot;&quot;    where &quot;&quot;IDErrortype&quot;&quot; = &quot; &amp; [.C92] &amp; &quot;  );   update &quot;&quot;LOG_Errortype&quot;&quot;  set    &quot;&quot;Name&quot;&quot; = '&quot; &amp; [.A92] &amp; &quot;'  where    &quot;&quot;IDErrortype&quot;&quot; = &quot; &amp; [.C92] &amp; &quot;; &quot;)" office:value-type="string" office:string-value="  insert into &quot;LOG_Errortype&quot; (   &quot;IDErrortype&quot;,    &quot;Name&quot;  )  select    91,    'tag__lack_of_permitions_to_delete'   where not exists (   select &quot;IDErrortype&quot;    from &quot;LOG_Errortype&quot;    where &quot;IDErrortype&quot; = 91  );   update &quot;LOG_Errortype&quot;  set    &quot;Name&quot; = 'tag__lack_of_permitions_to_delete'  where    &quot;IDErrortype&quot; = 91; ">
            <text:p><text:s text:c="2"/>insert into "LOG_Errortype" ( <text:s text:c="2"/>"IDErrortype", <text:s text:c="3"/>"Name" <text:s/>) <text:s/>select <text:s text:c="3"/>91, <text:s text:c="3"/>'tag__lack_of_permitions_to_delete' <text:s text:c="2"/>where not exists ( <text:s text:c="2"/>select "IDErrortype" <text:s text:c="3"/>from "LOG_Errortype" <text:s text:c="3"/>where "IDErrortype" = 91 <text:s/>); <text:s text:c="2"/>update "LOG_Errortype" <text:s/>set <text:s text:c="3"/>"Name" = 'tag__lack_of_permitions_to_delete' <text:s/>where <text:s text:c="3"/>"IDErrortype" = 9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delete_approved</text:p>
          </table:table-cell>
          <table:table-cell/>
          <table:table-cell table:formula="of:=[.C92]+1" office:value-type="float" office:value="92">
            <text:p>92</text:p>
          </table:table-cell>
          <table:table-cell table:formula="of:=SUBSTITUTE(SUBSTITUTE(SUBSTITUTE([.A93];&quot;__WARNING&quot;;&quot;&quot;);&quot;__&quot;;&quot; - &quot;);&quot;_&quot;;&quot; &quot;)" office:value-type="string" office:string-value="tag - lack of permitions to delete approved">
            <text:p>tag - lack of permitions to delete approved</text:p>
          </table:table-cell>
          <table:table-cell table:formula="of:=IF([.A93]=&quot;&quot;;&quot;&quot;;&quot;public const int &quot; &amp; [.A93] &amp; &quot; = &quot; &amp; [.C93] &amp; &quot;;&quot;)" office:value-type="string" office:string-value="public const int tag__lack_of_permitions_to_delete_approved = 92;">
            <text:p>public const int tag__lack_of_permitions_to_delete_approved = 92;</text:p>
          </table:table-cell>
          <table:table-cell table:formula="of:=IF([.A93]=&quot;&quot;;&quot;&quot;;&quot;items_.Add(&quot; &amp; [.A93] &amp; &quot;, new ErrorItem(&quot;&quot;&quot; &amp; [.D93] &amp; &quot;&quot;&quot;, &quot; &amp; IF(OR([.A93]=&quot;no_error&quot;;NOT(ISERROR(SEARCH(&quot;__WARNING&quot;;[.A93])))); &quot;false&quot;; &quot;true&quot;) &amp; &quot;));&quot;)" office:value-type="string" office:string-value="items_.Add(tag__lack_of_permitions_to_delete_approved, new ErrorItem(&quot;tag - lack of permitions to delete approved&quot;, true));">
            <text:p>items_.Add(tag__lack_of_permitions_to_delete_approved, new ErrorItem("tag - lack of permitions to delete approved", true));</text:p>
          </table:table-cell>
          <table:table-cell table:formula="of:=IF([.A93]=&quot;&quot;;&quot;&quot;;&quot;  insert into &quot;&quot;LOG_Errortype&quot;&quot; (   &quot;&quot;IDErrortype&quot;&quot;,    &quot;&quot;Name&quot;&quot;  )  select    &quot; &amp; [.C93] &amp; &quot;,    '&quot; &amp; [.A93] &amp; &quot;'   where not exists (   select &quot;&quot;IDErrortype&quot;&quot;    from &quot;&quot;LOG_Errortype&quot;&quot;    where &quot;&quot;IDErrortype&quot;&quot; = &quot; &amp; [.C93] &amp; &quot;  );   update &quot;&quot;LOG_Errortype&quot;&quot;  set    &quot;&quot;Name&quot;&quot; = '&quot; &amp; [.A93] &amp; &quot;'  where    &quot;&quot;IDErrortype&quot;&quot; = &quot; &amp; [.C93] &amp; &quot;; &quot;)" office:value-type="string" office:string-value="  insert into &quot;LOG_Errortype&quot; (   &quot;IDErrortype&quot;,    &quot;Name&quot;  )  select    92,    'tag__lack_of_permitions_to_delete_approved'   where not exists (   select &quot;IDErrortype&quot;    from &quot;LOG_Errortype&quot;    where &quot;IDErrortype&quot; = 92  );   update &quot;LOG_Errortype&quot;  set    &quot;Name&quot; = 'tag__lack_of_permitions_to_delete_approved'  where    &quot;IDErrortype&quot; = 92; ">
            <text:p><text:s text:c="2"/>insert into "LOG_Errortype" ( <text:s text:c="2"/>"IDErrortype", <text:s text:c="3"/>"Name" <text:s/>) <text:s/>select <text:s text:c="3"/>92, <text:s text:c="3"/>'tag__lack_of_permitions_to_delete_approved' <text:s text:c="2"/>where not exists ( <text:s text:c="2"/>select "IDErrortype" <text:s text:c="3"/>from "LOG_Errortype" <text:s text:c="3"/>where "IDErrortype" = 92 <text:s/>); <text:s text:c="2"/>update "LOG_Errortype" <text:s/>set <text:s text:c="3"/>"Name" = 'tag__lack_of_permitions_to_delete_approved' <text:s/>where <text:s text:c="3"/>"IDErrortype" = 9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deleted__WARNING</text:p>
          </table:table-cell>
          <table:table-cell/>
          <table:table-cell table:formula="of:=[.C93]+1" office:value-type="float" office:value="93">
            <text:p>93</text:p>
          </table:table-cell>
          <table:table-cell table:formula="of:=SUBSTITUTE(SUBSTITUTE(SUBSTITUTE([.A94];&quot;__WARNING&quot;;&quot;&quot;);&quot;__&quot;;&quot; - &quot;);&quot;_&quot;;&quot; &quot;)" office:value-type="string" office:string-value="tag - successfully deleted">
            <text:p>tag - successfully deleted</text:p>
          </table:table-cell>
          <table:table-cell table:formula="of:=IF([.A94]=&quot;&quot;;&quot;&quot;;&quot;public const int &quot; &amp; [.A94] &amp; &quot; = &quot; &amp; [.C94] &amp; &quot;;&quot;)" office:value-type="string" office:string-value="public const int tag__successfully_deleted__WARNING = 93;">
            <text:p>public const int tag__successfully_deleted__WARNING = 93;</text:p>
          </table:table-cell>
          <table:table-cell table:formula="of:=IF([.A94]=&quot;&quot;;&quot;&quot;;&quot;items_.Add(&quot; &amp; [.A94] &amp; &quot;, new ErrorItem(&quot;&quot;&quot; &amp; [.D94] &amp; &quot;&quot;&quot;, &quot; &amp; IF(OR([.A94]=&quot;no_error&quot;;NOT(ISERROR(SEARCH(&quot;__WARNING&quot;;[.A94])))); &quot;false&quot;; &quot;true&quot;) &amp; &quot;));&quot;)" office:value-type="string" office:string-value="items_.Add(tag__successfully_deleted__WARNING, new ErrorItem(&quot;tag - successfully deleted&quot;, false));">
            <text:p>items_.Add(tag__successfully_deleted__WARNING, new ErrorItem("tag - successfully deleted", false));</text:p>
          </table:table-cell>
          <table:table-cell table:formula="of:=IF([.A94]=&quot;&quot;;&quot;&quot;;&quot;  insert into &quot;&quot;LOG_Errortype&quot;&quot; (   &quot;&quot;IDErrortype&quot;&quot;,    &quot;&quot;Name&quot;&quot;  )  select    &quot; &amp; [.C94] &amp; &quot;,    '&quot; &amp; [.A94] &amp; &quot;'   where not exists (   select &quot;&quot;IDErrortype&quot;&quot;    from &quot;&quot;LOG_Errortype&quot;&quot;    where &quot;&quot;IDErrortype&quot;&quot; = &quot; &amp; [.C94] &amp; &quot;  );   update &quot;&quot;LOG_Errortype&quot;&quot;  set    &quot;&quot;Name&quot;&quot; = '&quot; &amp; [.A94] &amp; &quot;'  where    &quot;&quot;IDErrortype&quot;&quot; = &quot; &amp; [.C94] &amp; &quot;; &quot;)" office:value-type="string" office:string-value="  insert into &quot;LOG_Errortype&quot; (   &quot;IDErrortype&quot;,    &quot;Name&quot;  )  select    93,    'tag__successfully_deleted__WARNING'   where not exists (   select &quot;IDErrortype&quot;    from &quot;LOG_Errortype&quot;    where &quot;IDErrortype&quot; = 93  );   update &quot;LOG_Errortype&quot;  set    &quot;Name&quot; = 'tag__successfully_deleted__WARNING'  where    &quot;IDErrortype&quot; = 93; ">
            <text:p><text:s text:c="2"/>insert into "LOG_Errortype" ( <text:s text:c="2"/>"IDErrortype", <text:s text:c="3"/>"Name" <text:s/>) <text:s/>select <text:s text:c="3"/>93, <text:s text:c="3"/>'tag__successfully_deleted__WARNING' <text:s text:c="2"/>where not exists ( <text:s text:c="2"/>select "IDErrortype" <text:s text:c="3"/>from "LOG_Errortype" <text:s text:c="3"/>where "IDErrortype" = 93 <text:s/>); <text:s text:c="2"/>update "LOG_Errortype" <text:s/>set <text:s text:c="3"/>"Name" = 'tag__successfully_deleted__WARNING' <text:s/>where <text:s text:c="3"/>"IDErrortype" = 9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attachment__successfully_created__WARNING</text:p>
          </table:table-cell>
          <table:table-cell/>
          <table:table-cell table:formula="of:=[.C94]+1" office:value-type="float" office:value="94">
            <text:p>94</text:p>
          </table:table-cell>
          <table:table-cell table:formula="of:=SUBSTITUTE(SUBSTITUTE(SUBSTITUTE([.A95];&quot;__WARNING&quot;;&quot;&quot;);&quot;__&quot;;&quot; - &quot;);&quot;_&quot;;&quot; &quot;)" office:value-type="string" office:string-value="news - attachment - successfully created">
            <text:p>news - attachment - successfully created</text:p>
          </table:table-cell>
          <table:table-cell table:formula="of:=IF([.A95]=&quot;&quot;;&quot;&quot;;&quot;public const int &quot; &amp; [.A95] &amp; &quot; = &quot; &amp; [.C95] &amp; &quot;;&quot;)" office:value-type="string" office:string-value="public const int news__attachment__successfully_created__WARNING = 94;">
            <text:p>public const int news__attachment__successfully_created__WARNING = 94;</text:p>
          </table:table-cell>
          <table:table-cell table:formula="of:=IF([.A95]=&quot;&quot;;&quot;&quot;;&quot;items_.Add(&quot; &amp; [.A95] &amp; &quot;, new ErrorItem(&quot;&quot;&quot; &amp; [.D95] &amp; &quot;&quot;&quot;, &quot; &amp; IF(OR([.A95]=&quot;no_error&quot;;NOT(ISERROR(SEARCH(&quot;__WARNING&quot;;[.A95])))); &quot;false&quot;; &quot;true&quot;) &amp; &quot;));&quot;)" office:value-type="string" office:string-value="items_.Add(news__attachment__successfully_created__WARNING, new ErrorItem(&quot;news - attachment - successfully created&quot;, false));">
            <text:p>items_.Add(news__attachment__successfully_created__WARNING, new ErrorItem("news - attachment - successfully created", false));</text:p>
          </table:table-cell>
          <table:table-cell table:formula="of:=IF([.A95]=&quot;&quot;;&quot;&quot;;&quot;  insert into &quot;&quot;LOG_Errortype&quot;&quot; (   &quot;&quot;IDErrortype&quot;&quot;,    &quot;&quot;Name&quot;&quot;  )  select    &quot; &amp; [.C95] &amp; &quot;,    '&quot; &amp; [.A95] &amp; &quot;'   where not exists (   select &quot;&quot;IDErrortype&quot;&quot;    from &quot;&quot;LOG_Errortype&quot;&quot;    where &quot;&quot;IDErrortype&quot;&quot; = &quot; &amp; [.C95] &amp; &quot;  );   update &quot;&quot;LOG_Errortype&quot;&quot;  set    &quot;&quot;Name&quot;&quot; = '&quot; &amp; [.A95] &amp; &quot;'  where    &quot;&quot;IDErrortype&quot;&quot; = &quot; &amp; [.C95] &amp; &quot;; &quot;)" office:value-type="string" office:string-value="  insert into &quot;LOG_Errortype&quot; (   &quot;IDErrortype&quot;,    &quot;Name&quot;  )  select    94,    'news__attachment__successfully_created__WARNING'   where not exists (   select &quot;IDErrortype&quot;    from &quot;LOG_Errortype&quot;    where &quot;IDErrortype&quot; = 94  );   update &quot;LOG_Errortype&quot;  set    &quot;Name&quot; = 'news__attachment__successfully_created__WARNING'  where    &quot;IDErrortype&quot; = 94; ">
            <text:p><text:s text:c="2"/>insert into "LOG_Errortype" ( <text:s text:c="2"/>"IDErrortype", <text:s text:c="3"/>"Name" <text:s/>) <text:s/>select <text:s text:c="3"/>94, <text:s text:c="3"/>'news__attachment__successfully_created__WARNING' <text:s text:c="2"/>where not exists ( <text:s text:c="2"/>select "IDErrortype" <text:s text:c="3"/>from "LOG_Errortype" <text:s text:c="3"/>where "IDErrortype" = 94 <text:s/>); <text:s text:c="2"/>update "LOG_Errortype" <text:s/>set <text:s text:c="3"/>"Name" = 'news__attachment__successfully_created__WARNING' <text:s/>where <text:s text:c="3"/>"IDErrortype" = 9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attachment__successfully_updated__WARNING</text:p>
          </table:table-cell>
          <table:table-cell/>
          <table:table-cell table:formula="of:=[.C95]+1" office:value-type="float" office:value="95">
            <text:p>95</text:p>
          </table:table-cell>
          <table:table-cell table:formula="of:=SUBSTITUTE(SUBSTITUTE(SUBSTITUTE([.A96];&quot;__WARNING&quot;;&quot;&quot;);&quot;__&quot;;&quot; - &quot;);&quot;_&quot;;&quot; &quot;)" office:value-type="string" office:string-value="news - attachment - successfully updated">
            <text:p>news - attachment - successfully updated</text:p>
          </table:table-cell>
          <table:table-cell table:formula="of:=IF([.A96]=&quot;&quot;;&quot;&quot;;&quot;public const int &quot; &amp; [.A96] &amp; &quot; = &quot; &amp; [.C96] &amp; &quot;;&quot;)" office:value-type="string" office:string-value="public const int news__attachment__successfully_updated__WARNING = 95;">
            <text:p>public const int news__attachment__successfully_updated__WARNING = 95;</text:p>
          </table:table-cell>
          <table:table-cell table:formula="of:=IF([.A96]=&quot;&quot;;&quot;&quot;;&quot;items_.Add(&quot; &amp; [.A96] &amp; &quot;, new ErrorItem(&quot;&quot;&quot; &amp; [.D96] &amp; &quot;&quot;&quot;, &quot; &amp; IF(OR([.A96]=&quot;no_error&quot;;NOT(ISERROR(SEARCH(&quot;__WARNING&quot;;[.A96])))); &quot;false&quot;; &quot;true&quot;) &amp; &quot;));&quot;)" office:value-type="string" office:string-value="items_.Add(news__attachment__successfully_updated__WARNING, new ErrorItem(&quot;news - attachment - successfully updated&quot;, false));">
            <text:p>items_.Add(news__attachment__successfully_updated__WARNING, new ErrorItem("news - attachment - successfully updated", false));</text:p>
          </table:table-cell>
          <table:table-cell table:formula="of:=IF([.A96]=&quot;&quot;;&quot;&quot;;&quot;  insert into &quot;&quot;LOG_Errortype&quot;&quot; (   &quot;&quot;IDErrortype&quot;&quot;,    &quot;&quot;Name&quot;&quot;  )  select    &quot; &amp; [.C96] &amp; &quot;,    '&quot; &amp; [.A96] &amp; &quot;'   where not exists (   select &quot;&quot;IDErrortype&quot;&quot;    from &quot;&quot;LOG_Errortype&quot;&quot;    where &quot;&quot;IDErrortype&quot;&quot; = &quot; &amp; [.C96] &amp; &quot;  );   update &quot;&quot;LOG_Errortype&quot;&quot;  set    &quot;&quot;Name&quot;&quot; = '&quot; &amp; [.A96] &amp; &quot;'  where    &quot;&quot;IDErrortype&quot;&quot; = &quot; &amp; [.C96] &amp; &quot;; &quot;)" office:value-type="string" office:string-value="  insert into &quot;LOG_Errortype&quot; (   &quot;IDErrortype&quot;,    &quot;Name&quot;  )  select    95,    'news__attachment__successfully_updated__WARNING'   where not exists (   select &quot;IDErrortype&quot;    from &quot;LOG_Errortype&quot;    where &quot;IDErrortype&quot; = 95  );   update &quot;LOG_Errortype&quot;  set    &quot;Name&quot; = 'news__attachment__successfully_updated__WARNING'  where    &quot;IDErrortype&quot; = 95; ">
            <text:p><text:s text:c="2"/>insert into "LOG_Errortype" ( <text:s text:c="2"/>"IDErrortype", <text:s text:c="3"/>"Name" <text:s/>) <text:s/>select <text:s text:c="3"/>95, <text:s text:c="3"/>'news__attachment__successfully_updated__WARNING' <text:s text:c="2"/>where not exists ( <text:s text:c="2"/>select "IDErrortype" <text:s text:c="3"/>from "LOG_Errortype" <text:s text:c="3"/>where "IDErrortype" = 95 <text:s/>); <text:s text:c="2"/>update "LOG_Errortype" <text:s/>set <text:s text:c="3"/>"Name" = 'news__attachment__successfully_updated__WARNING' <text:s/>where <text:s text:c="3"/>"IDErrortype" = 95; 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news__attachment__lack_of_permitions_to_delete</text:p>
          </table:table-cell>
          <table:table-cell/>
          <table:table-cell table:formula="of:=[.C96]+1" office:value-type="float" office:value="96">
            <text:p>96</text:p>
          </table:table-cell>
          <table:table-cell table:formula="of:=SUBSTITUTE(SUBSTITUTE(SUBSTITUTE([.A97];&quot;__WARNING&quot;;&quot;&quot;);&quot;__&quot;;&quot; - &quot;);&quot;_&quot;;&quot; &quot;)" office:value-type="string" office:string-value="news - attachment - lack of permitions to delete">
            <text:p>news - attachment - lack of permitions to delete</text:p>
          </table:table-cell>
          <table:table-cell table:formula="of:=IF([.A97]=&quot;&quot;;&quot;&quot;;&quot;public const int &quot; &amp; [.A97] &amp; &quot; = &quot; &amp; [.C97] &amp; &quot;;&quot;)" office:value-type="string" office:string-value="public const int news__attachment__lack_of_permitions_to_delete = 96;">
            <text:p>public const int news__attachment__lack_of_permitions_to_delete = 96;</text:p>
          </table:table-cell>
          <table:table-cell table:formula="of:=IF([.A97]=&quot;&quot;;&quot;&quot;;&quot;items_.Add(&quot; &amp; [.A97] &amp; &quot;, new ErrorItem(&quot;&quot;&quot; &amp; [.D97] &amp; &quot;&quot;&quot;, &quot; &amp; IF(OR([.A97]=&quot;no_error&quot;;NOT(ISERROR(SEARCH(&quot;__WARNING&quot;;[.A97])))); &quot;false&quot;; &quot;true&quot;) &amp; &quot;));&quot;)" office:value-type="string" office:string-value="items_.Add(news__attachment__lack_of_permitions_to_delete, new ErrorItem(&quot;news - attachment - lack of permitions to delete&quot;, true));">
            <text:p>items_.Add(news__attachment__lack_of_permitions_to_delete, new ErrorItem("news - attachment - lack of permitions to delete", true));</text:p>
          </table:table-cell>
          <table:table-cell table:formula="of:=IF([.A97]=&quot;&quot;;&quot;&quot;;&quot;  insert into &quot;&quot;LOG_Errortype&quot;&quot; (   &quot;&quot;IDErrortype&quot;&quot;,    &quot;&quot;Name&quot;&quot;  )  select    &quot; &amp; [.C97] &amp; &quot;,    '&quot; &amp; [.A97] &amp; &quot;'   where not exists (   select &quot;&quot;IDErrortype&quot;&quot;    from &quot;&quot;LOG_Errortype&quot;&quot;    where &quot;&quot;IDErrortype&quot;&quot; = &quot; &amp; [.C97] &amp; &quot;  );   update &quot;&quot;LOG_Errortype&quot;&quot;  set    &quot;&quot;Name&quot;&quot; = '&quot; &amp; [.A97] &amp; &quot;'  where    &quot;&quot;IDErrortype&quot;&quot; = &quot; &amp; [.C97] &amp; &quot;; &quot;)" office:value-type="string" office:string-value="  insert into &quot;LOG_Errortype&quot; (   &quot;IDErrortype&quot;,    &quot;Name&quot;  )  select    96,    'news__attachment__lack_of_permitions_to_delete'   where not exists (   select &quot;IDErrortype&quot;    from &quot;LOG_Errortype&quot;    where &quot;IDErrortype&quot; = 96  );   update &quot;LOG_Errortype&quot;  set    &quot;Name&quot; = 'news__attachment__lack_of_permitions_to_delete'  where    &quot;IDErrortype&quot; = 96; ">
            <text:p><text:s text:c="2"/>insert into "LOG_Errortype" ( <text:s text:c="2"/>"IDErrortype", <text:s text:c="3"/>"Name" <text:s/>) <text:s/>select <text:s text:c="3"/>96, <text:s text:c="3"/>'news__attachment__lack_of_permitions_to_delete' <text:s text:c="2"/>where not exists ( <text:s text:c="2"/>select "IDErrortype" <text:s text:c="3"/>from "LOG_Errortype" <text:s text:c="3"/>where "IDErrortype" = 96 <text:s/>); <text:s text:c="2"/>update "LOG_Errortype" <text:s/>set <text:s text:c="3"/>"Name" = 'news__attachment__lack_of_permitions_to_delete' <text:s/>where <text:s text:c="3"/>"IDErrortype" = 9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attachment__successfully_deleted__WARNING</text:p>
          </table:table-cell>
          <table:table-cell/>
          <table:table-cell table:formula="of:=[.C97]+1" office:value-type="float" office:value="97">
            <text:p>97</text:p>
          </table:table-cell>
          <table:table-cell table:formula="of:=SUBSTITUTE(SUBSTITUTE(SUBSTITUTE([.A98];&quot;__WARNING&quot;;&quot;&quot;);&quot;__&quot;;&quot; - &quot;);&quot;_&quot;;&quot; &quot;)" office:value-type="string" office:string-value="news - attachment - successfully deleted">
            <text:p>news - attachment - successfully deleted</text:p>
          </table:table-cell>
          <table:table-cell table:formula="of:=IF([.A98]=&quot;&quot;;&quot;&quot;;&quot;public const int &quot; &amp; [.A98] &amp; &quot; = &quot; &amp; [.C98] &amp; &quot;;&quot;)" office:value-type="string" office:string-value="public const int news__attachment__successfully_deleted__WARNING = 97;">
            <text:p>public const int news__attachment__successfully_deleted__WARNING = 97;</text:p>
          </table:table-cell>
          <table:table-cell table:formula="of:=IF([.A98]=&quot;&quot;;&quot;&quot;;&quot;items_.Add(&quot; &amp; [.A98] &amp; &quot;, new ErrorItem(&quot;&quot;&quot; &amp; [.D98] &amp; &quot;&quot;&quot;, &quot; &amp; IF(OR([.A98]=&quot;no_error&quot;;NOT(ISERROR(SEARCH(&quot;__WARNING&quot;;[.A98])))); &quot;false&quot;; &quot;true&quot;) &amp; &quot;));&quot;)" office:value-type="string" office:string-value="items_.Add(news__attachment__successfully_deleted__WARNING, new ErrorItem(&quot;news - attachment - successfully deleted&quot;, false));">
            <text:p>items_.Add(news__attachment__successfully_deleted__WARNING, new ErrorItem("news - attachment - successfully deleted", false));</text:p>
          </table:table-cell>
          <table:table-cell table:formula="of:=IF([.A98]=&quot;&quot;;&quot;&quot;;&quot;  insert into &quot;&quot;LOG_Errortype&quot;&quot; (   &quot;&quot;IDErrortype&quot;&quot;,    &quot;&quot;Name&quot;&quot;  )  select    &quot; &amp; [.C98] &amp; &quot;,    '&quot; &amp; [.A98] &amp; &quot;'   where not exists (   select &quot;&quot;IDErrortype&quot;&quot;    from &quot;&quot;LOG_Errortype&quot;&quot;    where &quot;&quot;IDErrortype&quot;&quot; = &quot; &amp; [.C98] &amp; &quot;  );   update &quot;&quot;LOG_Errortype&quot;&quot;  set    &quot;&quot;Name&quot;&quot; = '&quot; &amp; [.A98] &amp; &quot;'  where    &quot;&quot;IDErrortype&quot;&quot; = &quot; &amp; [.C98] &amp; &quot;; &quot;)" office:value-type="string" office:string-value="  insert into &quot;LOG_Errortype&quot; (   &quot;IDErrortype&quot;,    &quot;Name&quot;  )  select    97,    'news__attachment__successfully_deleted__WARNING'   where not exists (   select &quot;IDErrortype&quot;    from &quot;LOG_Errortype&quot;    where &quot;IDErrortype&quot; = 97  );   update &quot;LOG_Errortype&quot;  set    &quot;Name&quot; = 'news__attachment__successfully_deleted__WARNING'  where    &quot;IDErrortype&quot; = 97; ">
            <text:p><text:s text:c="2"/>insert into "LOG_Errortype" ( <text:s text:c="2"/>"IDErrortype", <text:s text:c="3"/>"Name" <text:s/>) <text:s/>select <text:s text:c="3"/>97, <text:s text:c="3"/>'news__attachment__successfully_deleted__WARNING' <text:s text:c="2"/>where not exists ( <text:s text:c="2"/>select "IDErrortype" <text:s text:c="3"/>from "LOG_Errortype" <text:s text:c="3"/>where "IDErrortype" = 97 <text:s/>); <text:s text:c="2"/>update "LOG_Errortype" <text:s/>set <text:s text:c="3"/>"Name" = 'news__attachment__successfully_deleted__WARNING' <text:s/>where <text:s text:c="3"/>"IDErrortype" = 97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lack_of_permitions_to_read</text:p>
          </table:table-cell>
          <table:table-cell/>
          <table:table-cell table:formula="of:=[.C98]+1" office:value-type="float" office:value="98">
            <text:p>98</text:p>
          </table:table-cell>
          <table:table-cell table:formula="of:=SUBSTITUTE(SUBSTITUTE(SUBSTITUTE([.A99];&quot;__WARNING&quot;;&quot;&quot;);&quot;__&quot;;&quot; - &quot;);&quot;_&quot;;&quot; &quot;)" office:value-type="string" office:string-value="forum - lack of permitions to read">
            <text:p>forum - lack of permitions to read</text:p>
          </table:table-cell>
          <table:table-cell table:formula="of:=IF([.A99]=&quot;&quot;;&quot;&quot;;&quot;public const int &quot; &amp; [.A99] &amp; &quot; = &quot; &amp; [.C99] &amp; &quot;;&quot;)" office:value-type="string" office:string-value="public const int forum__lack_of_permitions_to_read = 98;">
            <text:p>public const int forum__lack_of_permitions_to_read = 98;</text:p>
          </table:table-cell>
          <table:table-cell table:formula="of:=IF([.A99]=&quot;&quot;;&quot;&quot;;&quot;items_.Add(&quot; &amp; [.A99] &amp; &quot;, new ErrorItem(&quot;&quot;&quot; &amp; [.D99] &amp; &quot;&quot;&quot;, &quot; &amp; IF(OR([.A99]=&quot;no_error&quot;;NOT(ISERROR(SEARCH(&quot;__WARNING&quot;;[.A99])))); &quot;false&quot;; &quot;true&quot;) &amp; &quot;));&quot;)" office:value-type="string" office:string-value="items_.Add(forum__lack_of_permitions_to_read, new ErrorItem(&quot;forum - lack of permitions to read&quot;, true));">
            <text:p>items_.Add(forum__lack_of_permitions_to_read, new ErrorItem("forum - lack of permitions to read", true));</text:p>
          </table:table-cell>
          <table:table-cell table:formula="of:=IF([.A99]=&quot;&quot;;&quot;&quot;;&quot;  insert into &quot;&quot;LOG_Errortype&quot;&quot; (   &quot;&quot;IDErrortype&quot;&quot;,    &quot;&quot;Name&quot;&quot;  )  select    &quot; &amp; [.C99] &amp; &quot;,    '&quot; &amp; [.A99] &amp; &quot;'   where not exists (   select &quot;&quot;IDErrortype&quot;&quot;    from &quot;&quot;LOG_Errortype&quot;&quot;    where &quot;&quot;IDErrortype&quot;&quot; = &quot; &amp; [.C99] &amp; &quot;  );   update &quot;&quot;LOG_Errortype&quot;&quot;  set    &quot;&quot;Name&quot;&quot; = '&quot; &amp; [.A99] &amp; &quot;'  where    &quot;&quot;IDErrortype&quot;&quot; = &quot; &amp; [.C99] &amp; &quot;; &quot;)" office:value-type="string" office:string-value="  insert into &quot;LOG_Errortype&quot; (   &quot;IDErrortype&quot;,    &quot;Name&quot;  )  select    98,    'forum__lack_of_permitions_to_read'   where not exists (   select &quot;IDErrortype&quot;    from &quot;LOG_Errortype&quot;    where &quot;IDErrortype&quot; = 98  );   update &quot;LOG_Errortype&quot;  set    &quot;Name&quot; = 'forum__lack_of_permitions_to_read'  where    &quot;IDErrortype&quot; = 98; ">
            <text:p><text:s text:c="2"/>insert into "LOG_Errortype" ( <text:s text:c="2"/>"IDErrortype", <text:s text:c="3"/>"Name" <text:s/>) <text:s/>select <text:s text:c="3"/>98, <text:s text:c="3"/>'forum__lack_of_permitions_to_read' <text:s text:c="2"/>where not exists ( <text:s text:c="2"/>select "IDErrortype" <text:s text:c="3"/>from "LOG_Errortype" <text:s text:c="3"/>where "IDErrortype" = 98 <text:s/>); <text:s text:c="2"/>update "LOG_Errortype" <text:s/>set <text:s text:c="3"/>"Name" = 'forum__lack_of_permitions_to_read' <text:s/>where <text:s text:c="3"/>"IDErrortype" = 98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forum__lack_of_permitions_to_read</text:p>
          </table:table-cell>
          <table:table-cell/>
          <table:table-cell table:formula="of:=[.C99]+1" office:value-type="float" office:value="99">
            <text:p>99</text:p>
          </table:table-cell>
          <table:table-cell table:formula="of:=SUBSTITUTE(SUBSTITUTE(SUBSTITUTE([.A100];&quot;__WARNING&quot;;&quot;&quot;);&quot;__&quot;;&quot; - &quot;);&quot;_&quot;;&quot; &quot;)" office:value-type="string" office:string-value="forum - forum - lack of permitions to read">
            <text:p>forum - forum - lack of permitions to read</text:p>
          </table:table-cell>
          <table:table-cell table:formula="of:=IF([.A100]=&quot;&quot;;&quot;&quot;;&quot;public const int &quot; &amp; [.A100] &amp; &quot; = &quot; &amp; [.C100] &amp; &quot;;&quot;)" office:value-type="string" office:string-value="public const int forum__forum__lack_of_permitions_to_read = 99;">
            <text:p>public const int forum__forum__lack_of_permitions_to_read = 99;</text:p>
          </table:table-cell>
          <table:table-cell table:formula="of:=IF([.A100]=&quot;&quot;;&quot;&quot;;&quot;items_.Add(&quot; &amp; [.A100] &amp; &quot;, new ErrorItem(&quot;&quot;&quot; &amp; [.D100] &amp; &quot;&quot;&quot;, &quot; &amp; IF(OR([.A100]=&quot;no_error&quot;;NOT(ISERROR(SEARCH(&quot;__WARNING&quot;;[.A100])))); &quot;false&quot;; &quot;true&quot;) &amp; &quot;));&quot;)" office:value-type="string" office:string-value="items_.Add(forum__forum__lack_of_permitions_to_read, new ErrorItem(&quot;forum - forum - lack of permitions to read&quot;, true));">
            <text:p>items_.Add(forum__forum__lack_of_permitions_to_read, new ErrorItem("forum - forum - lack of permitions to read", true));</text:p>
          </table:table-cell>
          <table:table-cell table:formula="of:=IF([.A100]=&quot;&quot;;&quot;&quot;;&quot;  insert into &quot;&quot;LOG_Errortype&quot;&quot; (   &quot;&quot;IDErrortype&quot;&quot;,    &quot;&quot;Name&quot;&quot;  )  select    &quot; &amp; [.C100] &amp; &quot;,    '&quot; &amp; [.A100] &amp; &quot;'   where not exists (   select &quot;&quot;IDErrortype&quot;&quot;    from &quot;&quot;LOG_Errortype&quot;&quot;    where &quot;&quot;IDErrortype&quot;&quot; = &quot; &amp; [.C100] &amp; &quot;  );   update &quot;&quot;LOG_Errortype&quot;&quot;  set    &quot;&quot;Name&quot;&quot; = '&quot; &amp; [.A100] &amp; &quot;'  where    &quot;&quot;IDErrortype&quot;&quot; = &quot; &amp; [.C100] &amp; &quot;; &quot;)" office:value-type="string" office:string-value="  insert into &quot;LOG_Errortype&quot; (   &quot;IDErrortype&quot;,    &quot;Name&quot;  )  select    99,    'forum__forum__lack_of_permitions_to_read'   where not exists (   select &quot;IDErrortype&quot;    from &quot;LOG_Errortype&quot;    where &quot;IDErrortype&quot; = 99  );   update &quot;LOG_Errortype&quot;  set    &quot;Name&quot; = 'forum__forum__lack_of_permitions_to_read'  where    &quot;IDErrortype&quot; = 99; ">
            <text:p><text:s text:c="2"/>insert into "LOG_Errortype" ( <text:s text:c="2"/>"IDErrortype", <text:s text:c="3"/>"Name" <text:s/>) <text:s/>select <text:s text:c="3"/>99, <text:s text:c="3"/>'forum__forum__lack_of_permitions_to_read' <text:s text:c="2"/>where not exists ( <text:s text:c="2"/>select "IDErrortype" <text:s text:c="3"/>from "LOG_Errortype" <text:s text:c="3"/>where "IDErrortype" = 99 <text:s/>); <text:s text:c="2"/>update "LOG_Errortype" <text:s/>set <text:s text:c="3"/>"Name" = 'forum__forum__lack_of_permitions_to_read' <text:s/>where <text:s text:c="3"/>"IDErrortype" = 9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thread__lack_of_permitions_to_read</text:p>
          </table:table-cell>
          <table:table-cell/>
          <table:table-cell table:formula="of:=[.C100]+1" office:value-type="float" office:value="100">
            <text:p>100</text:p>
          </table:table-cell>
          <table:table-cell table:formula="of:=SUBSTITUTE(SUBSTITUTE(SUBSTITUTE([.A101];&quot;__WARNING&quot;;&quot;&quot;);&quot;__&quot;;&quot; - &quot;);&quot;_&quot;;&quot; &quot;)" office:value-type="string" office:string-value="forum - thread - lack of permitions to read">
            <text:p>forum - thread - lack of permitions to read</text:p>
          </table:table-cell>
          <table:table-cell table:formula="of:=IF([.A101]=&quot;&quot;;&quot;&quot;;&quot;public const int &quot; &amp; [.A101] &amp; &quot; = &quot; &amp; [.C101] &amp; &quot;;&quot;)" office:value-type="string" office:string-value="public const int forum__thread__lack_of_permitions_to_read = 100;">
            <text:p>public const int forum__thread__lack_of_permitions_to_read = 100;</text:p>
          </table:table-cell>
          <table:table-cell table:formula="of:=IF([.A101]=&quot;&quot;;&quot;&quot;;&quot;items_.Add(&quot; &amp; [.A101] &amp; &quot;, new ErrorItem(&quot;&quot;&quot; &amp; [.D101] &amp; &quot;&quot;&quot;, &quot; &amp; IF(OR([.A101]=&quot;no_error&quot;;NOT(ISERROR(SEARCH(&quot;__WARNING&quot;;[.A101])))); &quot;false&quot;; &quot;true&quot;) &amp; &quot;));&quot;)" office:value-type="string" office:string-value="items_.Add(forum__thread__lack_of_permitions_to_read, new ErrorItem(&quot;forum - thread - lack of permitions to read&quot;, true));">
            <text:p>items_.Add(forum__thread__lack_of_permitions_to_read, new ErrorItem("forum - thread - lack of permitions to read", true));</text:p>
          </table:table-cell>
          <table:table-cell table:formula="of:=IF([.A101]=&quot;&quot;;&quot;&quot;;&quot;  insert into &quot;&quot;LOG_Errortype&quot;&quot; (   &quot;&quot;IDErrortype&quot;&quot;,    &quot;&quot;Name&quot;&quot;  )  select    &quot; &amp; [.C101] &amp; &quot;,    '&quot; &amp; [.A101] &amp; &quot;'   where not exists (   select &quot;&quot;IDErrortype&quot;&quot;    from &quot;&quot;LOG_Errortype&quot;&quot;    where &quot;&quot;IDErrortype&quot;&quot; = &quot; &amp; [.C101] &amp; &quot;  );   update &quot;&quot;LOG_Errortype&quot;&quot;  set    &quot;&quot;Name&quot;&quot; = '&quot; &amp; [.A101] &amp; &quot;'  where    &quot;&quot;IDErrortype&quot;&quot; = &quot; &amp; [.C101] &amp; &quot;; &quot;)" office:value-type="string" office:string-value="  insert into &quot;LOG_Errortype&quot; (   &quot;IDErrortype&quot;,    &quot;Name&quot;  )  select    100,    'forum__thread__lack_of_permitions_to_read'   where not exists (   select &quot;IDErrortype&quot;    from &quot;LOG_Errortype&quot;    where &quot;IDErrortype&quot; = 100  );   update &quot;LOG_Errortype&quot;  set    &quot;Name&quot; = 'forum__thread__lack_of_permitions_to_read'  where    &quot;IDErrortype&quot; = 100; ">
            <text:p><text:s text:c="2"/>insert into "LOG_Errortype" ( <text:s text:c="2"/>"IDErrortype", <text:s text:c="3"/>"Name" <text:s/>) <text:s/>select <text:s text:c="3"/>100, <text:s text:c="3"/>'forum__thread__lack_of_permitions_to_read' <text:s text:c="2"/>where not exists ( <text:s text:c="2"/>select "IDErrortype" <text:s text:c="3"/>from "LOG_Errortype" <text:s text:c="3"/>where "IDErrortype" = 100 <text:s/>); <text:s text:c="2"/>update "LOG_Errortype" <text:s/>set <text:s text:c="3"/>"Name" = 'forum__thread__lack_of_permitions_to_read' <text:s/>where <text:s text:c="3"/>"IDErrortype" = 100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reply__lack_of_permitions_to_read_forum</text:p>
          </table:table-cell>
          <table:table-cell/>
          <table:table-cell table:formula="of:=[.C101]+1" office:value-type="float" office:value="101">
            <text:p>101</text:p>
          </table:table-cell>
          <table:table-cell table:formula="of:=SUBSTITUTE(SUBSTITUTE(SUBSTITUTE([.A102];&quot;__WARNING&quot;;&quot;&quot;);&quot;__&quot;;&quot; - &quot;);&quot;_&quot;;&quot; &quot;)" office:value-type="string" office:string-value="forum - reply - lack of permitions to read forum">
            <text:p>forum - reply - lack of permitions to read forum</text:p>
          </table:table-cell>
          <table:table-cell table:formula="of:=IF([.A102]=&quot;&quot;;&quot;&quot;;&quot;public const int &quot; &amp; [.A102] &amp; &quot; = &quot; &amp; [.C102] &amp; &quot;;&quot;)" office:value-type="string" office:string-value="public const int forum__reply__lack_of_permitions_to_read_forum = 101;">
            <text:p>public const int forum__reply__lack_of_permitions_to_read_forum = 101;</text:p>
          </table:table-cell>
          <table:table-cell table:formula="of:=IF([.A102]=&quot;&quot;;&quot;&quot;;&quot;items_.Add(&quot; &amp; [.A102] &amp; &quot;, new ErrorItem(&quot;&quot;&quot; &amp; [.D102] &amp; &quot;&quot;&quot;, &quot; &amp; IF(OR([.A102]=&quot;no_error&quot;;NOT(ISERROR(SEARCH(&quot;__WARNING&quot;;[.A102])))); &quot;false&quot;; &quot;true&quot;) &amp; &quot;));&quot;)" office:value-type="string" office:string-value="items_.Add(forum__reply__lack_of_permitions_to_read_forum, new ErrorItem(&quot;forum - reply - lack of permitions to read forum&quot;, true));">
            <text:p>items_.Add(forum__reply__lack_of_permitions_to_read_forum, new ErrorItem("forum - reply - lack of permitions to read forum", true));</text:p>
          </table:table-cell>
          <table:table-cell table:formula="of:=IF([.A102]=&quot;&quot;;&quot;&quot;;&quot;  insert into &quot;&quot;LOG_Errortype&quot;&quot; (   &quot;&quot;IDErrortype&quot;&quot;,    &quot;&quot;Name&quot;&quot;  )  select    &quot; &amp; [.C102] &amp; &quot;,    '&quot; &amp; [.A102] &amp; &quot;'   where not exists (   select &quot;&quot;IDErrortype&quot;&quot;    from &quot;&quot;LOG_Errortype&quot;&quot;    where &quot;&quot;IDErrortype&quot;&quot; = &quot; &amp; [.C102] &amp; &quot;  );   update &quot;&quot;LOG_Errortype&quot;&quot;  set    &quot;&quot;Name&quot;&quot; = '&quot; &amp; [.A102] &amp; &quot;'  where    &quot;&quot;IDErrortype&quot;&quot; = &quot; &amp; [.C102] &amp; &quot;; &quot;)" office:value-type="string" office:string-value="  insert into &quot;LOG_Errortype&quot; (   &quot;IDErrortype&quot;,    &quot;Name&quot;  )  select    101,    'forum__reply__lack_of_permitions_to_read_forum'   where not exists (   select &quot;IDErrortype&quot;    from &quot;LOG_Errortype&quot;    where &quot;IDErrortype&quot; = 101  );   update &quot;LOG_Errortype&quot;  set    &quot;Name&quot; = 'forum__reply__lack_of_permitions_to_read_forum'  where    &quot;IDErrortype&quot; = 101; ">
            <text:p><text:s text:c="2"/>insert into "LOG_Errortype" ( <text:s text:c="2"/>"IDErrortype", <text:s text:c="3"/>"Name" <text:s/>) <text:s/>select <text:s text:c="3"/>101, <text:s text:c="3"/>'forum__reply__lack_of_permitions_to_read_forum' <text:s text:c="2"/>where not exists ( <text:s text:c="2"/>select "IDErrortype" <text:s text:c="3"/>from "LOG_Errortype" <text:s text:c="3"/>where "IDErrortype" = 101 <text:s/>); <text:s text:c="2"/>update "LOG_Errortype" <text:s/>set <text:s text:c="3"/>"Name" = 'forum__reply__lack_of_permitions_to_read_forum' <text:s/>where <text:s text:c="3"/>"IDErrortype" = 10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lack_of_permitions_to_delete</text:p>
          </table:table-cell>
          <table:table-cell/>
          <table:table-cell table:formula="of:=[.C102]+1" office:value-type="float" office:value="102">
            <text:p>102</text:p>
          </table:table-cell>
          <table:table-cell table:formula="of:=SUBSTITUTE(SUBSTITUTE(SUBSTITUTE([.A103];&quot;__WARNING&quot;;&quot;&quot;);&quot;__&quot;;&quot; - &quot;);&quot;_&quot;;&quot; &quot;)" office:value-type="string" office:string-value="forum - lack of permitions to delete">
            <text:p>forum - lack of permitions to delete</text:p>
          </table:table-cell>
          <table:table-cell table:formula="of:=IF([.A103]=&quot;&quot;;&quot;&quot;;&quot;public const int &quot; &amp; [.A103] &amp; &quot; = &quot; &amp; [.C103] &amp; &quot;;&quot;)" office:value-type="string" office:string-value="public const int forum__lack_of_permitions_to_delete = 102;">
            <text:p>public const int forum__lack_of_permitions_to_delete = 102;</text:p>
          </table:table-cell>
          <table:table-cell table:formula="of:=IF([.A103]=&quot;&quot;;&quot;&quot;;&quot;items_.Add(&quot; &amp; [.A103] &amp; &quot;, new ErrorItem(&quot;&quot;&quot; &amp; [.D103] &amp; &quot;&quot;&quot;, &quot; &amp; IF(OR([.A103]=&quot;no_error&quot;;NOT(ISERROR(SEARCH(&quot;__WARNING&quot;;[.A103])))); &quot;false&quot;; &quot;true&quot;) &amp; &quot;));&quot;)" office:value-type="string" office:string-value="items_.Add(forum__lack_of_permitions_to_delete, new ErrorItem(&quot;forum - lack of permitions to delete&quot;, true));">
            <text:p>items_.Add(forum__lack_of_permitions_to_delete, new ErrorItem("forum - lack of permitions to delete", true));</text:p>
          </table:table-cell>
          <table:table-cell table:formula="of:=IF([.A103]=&quot;&quot;;&quot;&quot;;&quot;  insert into &quot;&quot;LOG_Errortype&quot;&quot; (   &quot;&quot;IDErrortype&quot;&quot;,    &quot;&quot;Name&quot;&quot;  )  select    &quot; &amp; [.C103] &amp; &quot;,    '&quot; &amp; [.A103] &amp; &quot;'   where not exists (   select &quot;&quot;IDErrortype&quot;&quot;    from &quot;&quot;LOG_Errortype&quot;&quot;    where &quot;&quot;IDErrortype&quot;&quot; = &quot; &amp; [.C103] &amp; &quot;  );   update &quot;&quot;LOG_Errortype&quot;&quot;  set    &quot;&quot;Name&quot;&quot; = '&quot; &amp; [.A103] &amp; &quot;'  where    &quot;&quot;IDErrortype&quot;&quot; = &quot; &amp; [.C103] &amp; &quot;; &quot;)" office:value-type="string" office:string-value="  insert into &quot;LOG_Errortype&quot; (   &quot;IDErrortype&quot;,    &quot;Name&quot;  )  select    102,    'forum__lack_of_permitions_to_delete'   where not exists (   select &quot;IDErrortype&quot;    from &quot;LOG_Errortype&quot;    where &quot;IDErrortype&quot; = 102  );   update &quot;LOG_Errortype&quot;  set    &quot;Name&quot; = 'forum__lack_of_permitions_to_delete'  where    &quot;IDErrortype&quot; = 102; ">
            <text:p><text:s text:c="2"/>insert into "LOG_Errortype" ( <text:s text:c="2"/>"IDErrortype", <text:s text:c="3"/>"Name" <text:s/>) <text:s/>select <text:s text:c="3"/>102, <text:s text:c="3"/>'forum__lack_of_permitions_to_delete' <text:s text:c="2"/>where not exists ( <text:s text:c="2"/>select "IDErrortype" <text:s text:c="3"/>from "LOG_Errortype" <text:s text:c="3"/>where "IDErrortype" = 102 <text:s/>); <text:s text:c="2"/>update "LOG_Errortype" <text:s/>set <text:s text:c="3"/>"Name" = 'forum__lack_of_permitions_to_delete' <text:s/>where <text:s text:c="3"/>"IDErrortype" = 102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forum__lack_of_permitions_to_delete</text:p>
          </table:table-cell>
          <table:table-cell/>
          <table:table-cell table:formula="of:=[.C103]+1" office:value-type="float" office:value="103">
            <text:p>103</text:p>
          </table:table-cell>
          <table:table-cell table:formula="of:=SUBSTITUTE(SUBSTITUTE(SUBSTITUTE([.A104];&quot;__WARNING&quot;;&quot;&quot;);&quot;__&quot;;&quot; - &quot;);&quot;_&quot;;&quot; &quot;)" office:value-type="string" office:string-value="forum - forum - lack of permitions to delete">
            <text:p>forum - forum - lack of permitions to delete</text:p>
          </table:table-cell>
          <table:table-cell table:formula="of:=IF([.A104]=&quot;&quot;;&quot;&quot;;&quot;public const int &quot; &amp; [.A104] &amp; &quot; = &quot; &amp; [.C104] &amp; &quot;;&quot;)" office:value-type="string" office:string-value="public const int forum__forum__lack_of_permitions_to_delete = 103;">
            <text:p>public const int forum__forum__lack_of_permitions_to_delete = 103;</text:p>
          </table:table-cell>
          <table:table-cell table:formula="of:=IF([.A104]=&quot;&quot;;&quot;&quot;;&quot;items_.Add(&quot; &amp; [.A104] &amp; &quot;, new ErrorItem(&quot;&quot;&quot; &amp; [.D104] &amp; &quot;&quot;&quot;, &quot; &amp; IF(OR([.A104]=&quot;no_error&quot;;NOT(ISERROR(SEARCH(&quot;__WARNING&quot;;[.A104])))); &quot;false&quot;; &quot;true&quot;) &amp; &quot;));&quot;)" office:value-type="string" office:string-value="items_.Add(forum__forum__lack_of_permitions_to_delete, new ErrorItem(&quot;forum - forum - lack of permitions to delete&quot;, true));">
            <text:p>items_.Add(forum__forum__lack_of_permitions_to_delete, new ErrorItem("forum - forum - lack of permitions to delete", true));</text:p>
          </table:table-cell>
          <table:table-cell table:formula="of:=IF([.A104]=&quot;&quot;;&quot;&quot;;&quot;  insert into &quot;&quot;LOG_Errortype&quot;&quot; (   &quot;&quot;IDErrortype&quot;&quot;,    &quot;&quot;Name&quot;&quot;  )  select    &quot; &amp; [.C104] &amp; &quot;,    '&quot; &amp; [.A104] &amp; &quot;'   where not exists (   select &quot;&quot;IDErrortype&quot;&quot;    from &quot;&quot;LOG_Errortype&quot;&quot;    where &quot;&quot;IDErrortype&quot;&quot; = &quot; &amp; [.C104] &amp; &quot;  );   update &quot;&quot;LOG_Errortype&quot;&quot;  set    &quot;&quot;Name&quot;&quot; = '&quot; &amp; [.A104] &amp; &quot;'  where    &quot;&quot;IDErrortype&quot;&quot; = &quot; &amp; [.C104] &amp; &quot;; &quot;)" office:value-type="string" office:string-value="  insert into &quot;LOG_Errortype&quot; (   &quot;IDErrortype&quot;,    &quot;Name&quot;  )  select    103,    'forum__forum__lack_of_permitions_to_delete'   where not exists (   select &quot;IDErrortype&quot;    from &quot;LOG_Errortype&quot;    where &quot;IDErrortype&quot; = 103  );   update &quot;LOG_Errortype&quot;  set    &quot;Name&quot; = 'forum__forum__lack_of_permitions_to_delete'  where    &quot;IDErrortype&quot; = 103; ">
            <text:p><text:s text:c="2"/>insert into "LOG_Errortype" ( <text:s text:c="2"/>"IDErrortype", <text:s text:c="3"/>"Name" <text:s/>) <text:s/>select <text:s text:c="3"/>103, <text:s text:c="3"/>'forum__forum__lack_of_permitions_to_delete' <text:s text:c="2"/>where not exists ( <text:s text:c="2"/>select "IDErrortype" <text:s text:c="3"/>from "LOG_Errortype" <text:s text:c="3"/>where "IDErrortype" = 103 <text:s/>); <text:s text:c="2"/>update "LOG_Errortype" <text:s/>set <text:s text:c="3"/>"Name" = 'forum__forum__lack_of_permitions_to_delete' <text:s/>where <text:s text:c="3"/>"IDErrortype" = 103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thread__lack_of_permitions_to_delete</text:p>
          </table:table-cell>
          <table:table-cell/>
          <table:table-cell table:formula="of:=[.C104]+1" office:value-type="float" office:value="104">
            <text:p>104</text:p>
          </table:table-cell>
          <table:table-cell table:formula="of:=SUBSTITUTE(SUBSTITUTE(SUBSTITUTE([.A105];&quot;__WARNING&quot;;&quot;&quot;);&quot;__&quot;;&quot; - &quot;);&quot;_&quot;;&quot; &quot;)" office:value-type="string" office:string-value="forum - thread - lack of permitions to delete">
            <text:p>forum - thread - lack of permitions to delete</text:p>
          </table:table-cell>
          <table:table-cell table:formula="of:=IF([.A105]=&quot;&quot;;&quot;&quot;;&quot;public const int &quot; &amp; [.A105] &amp; &quot; = &quot; &amp; [.C105] &amp; &quot;;&quot;)" office:value-type="string" office:string-value="public const int forum__thread__lack_of_permitions_to_delete = 104;">
            <text:p>public const int forum__thread__lack_of_permitions_to_delete = 104;</text:p>
          </table:table-cell>
          <table:table-cell table:formula="of:=IF([.A105]=&quot;&quot;;&quot;&quot;;&quot;items_.Add(&quot; &amp; [.A105] &amp; &quot;, new ErrorItem(&quot;&quot;&quot; &amp; [.D105] &amp; &quot;&quot;&quot;, &quot; &amp; IF(OR([.A105]=&quot;no_error&quot;;NOT(ISERROR(SEARCH(&quot;__WARNING&quot;;[.A105])))); &quot;false&quot;; &quot;true&quot;) &amp; &quot;));&quot;)" office:value-type="string" office:string-value="items_.Add(forum__thread__lack_of_permitions_to_delete, new ErrorItem(&quot;forum - thread - lack of permitions to delete&quot;, true));">
            <text:p>items_.Add(forum__thread__lack_of_permitions_to_delete, new ErrorItem("forum - thread - lack of permitions to delete", true));</text:p>
          </table:table-cell>
          <table:table-cell table:formula="of:=IF([.A105]=&quot;&quot;;&quot;&quot;;&quot;  insert into &quot;&quot;LOG_Errortype&quot;&quot; (   &quot;&quot;IDErrortype&quot;&quot;,    &quot;&quot;Name&quot;&quot;  )  select    &quot; &amp; [.C105] &amp; &quot;,    '&quot; &amp; [.A105] &amp; &quot;'   where not exists (   select &quot;&quot;IDErrortype&quot;&quot;    from &quot;&quot;LOG_Errortype&quot;&quot;    where &quot;&quot;IDErrortype&quot;&quot; = &quot; &amp; [.C105] &amp; &quot;  );   update &quot;&quot;LOG_Errortype&quot;&quot;  set    &quot;&quot;Name&quot;&quot; = '&quot; &amp; [.A105] &amp; &quot;'  where    &quot;&quot;IDErrortype&quot;&quot; = &quot; &amp; [.C105] &amp; &quot;; &quot;)" office:value-type="string" office:string-value="  insert into &quot;LOG_Errortype&quot; (   &quot;IDErrortype&quot;,    &quot;Name&quot;  )  select    104,    'forum__thread__lack_of_permitions_to_delete'   where not exists (   select &quot;IDErrortype&quot;    from &quot;LOG_Errortype&quot;    where &quot;IDErrortype&quot; = 104  );   update &quot;LOG_Errortype&quot;  set    &quot;Name&quot; = 'forum__thread__lack_of_permitions_to_delete'  where    &quot;IDErrortype&quot; = 104; ">
            <text:p><text:s text:c="2"/>insert into "LOG_Errortype" ( <text:s text:c="2"/>"IDErrortype", <text:s text:c="3"/>"Name" <text:s/>) <text:s/>select <text:s text:c="3"/>104, <text:s text:c="3"/>'forum__thread__lack_of_permitions_to_delete' <text:s text:c="2"/>where not exists ( <text:s text:c="2"/>select "IDErrortype" <text:s text:c="3"/>from "LOG_Errortype" <text:s text:c="3"/>where "IDErrortype" = 104 <text:s/>); <text:s text:c="2"/>update "LOG_Errortype" <text:s/>set <text:s text:c="3"/>"Name" = 'forum__thread__lack_of_permitions_to_delete' <text:s/>where <text:s text:c="3"/>"IDErrortype" = 10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reply__lack_of_permitions_to_delete</text:p>
          </table:table-cell>
          <table:table-cell/>
          <table:table-cell table:formula="of:=[.C105]+1" office:value-type="float" office:value="105">
            <text:p>105</text:p>
          </table:table-cell>
          <table:table-cell table:formula="of:=SUBSTITUTE(SUBSTITUTE(SUBSTITUTE([.A106];&quot;__WARNING&quot;;&quot;&quot;);&quot;__&quot;;&quot; - &quot;);&quot;_&quot;;&quot; &quot;)" office:value-type="string" office:string-value="forum - reply - lack of permitions to delete">
            <text:p>forum - reply - lack of permitions to delete</text:p>
          </table:table-cell>
          <table:table-cell table:formula="of:=IF([.A106]=&quot;&quot;;&quot;&quot;;&quot;public const int &quot; &amp; [.A106] &amp; &quot; = &quot; &amp; [.C106] &amp; &quot;;&quot;)" office:value-type="string" office:string-value="public const int forum__reply__lack_of_permitions_to_delete = 105;">
            <text:p>public const int forum__reply__lack_of_permitions_to_delete = 105;</text:p>
          </table:table-cell>
          <table:table-cell table:formula="of:=IF([.A106]=&quot;&quot;;&quot;&quot;;&quot;items_.Add(&quot; &amp; [.A106] &amp; &quot;, new ErrorItem(&quot;&quot;&quot; &amp; [.D106] &amp; &quot;&quot;&quot;, &quot; &amp; IF(OR([.A106]=&quot;no_error&quot;;NOT(ISERROR(SEARCH(&quot;__WARNING&quot;;[.A106])))); &quot;false&quot;; &quot;true&quot;) &amp; &quot;));&quot;)" office:value-type="string" office:string-value="items_.Add(forum__reply__lack_of_permitions_to_delete, new ErrorItem(&quot;forum - reply - lack of permitions to delete&quot;, true));">
            <text:p>items_.Add(forum__reply__lack_of_permitions_to_delete, new ErrorItem("forum - reply - lack of permitions to delete", true));</text:p>
          </table:table-cell>
          <table:table-cell table:formula="of:=IF([.A106]=&quot;&quot;;&quot;&quot;;&quot;  insert into &quot;&quot;LOG_Errortype&quot;&quot; (   &quot;&quot;IDErrortype&quot;&quot;,    &quot;&quot;Name&quot;&quot;  )  select    &quot; &amp; [.C106] &amp; &quot;,    '&quot; &amp; [.A106] &amp; &quot;'   where not exists (   select &quot;&quot;IDErrortype&quot;&quot;    from &quot;&quot;LOG_Errortype&quot;&quot;    where &quot;&quot;IDErrortype&quot;&quot; = &quot; &amp; [.C106] &amp; &quot;  );   update &quot;&quot;LOG_Errortype&quot;&quot;  set    &quot;&quot;Name&quot;&quot; = '&quot; &amp; [.A106] &amp; &quot;'  where    &quot;&quot;IDErrortype&quot;&quot; = &quot; &amp; [.C106] &amp; &quot;; &quot;)" office:value-type="string" office:string-value="  insert into &quot;LOG_Errortype&quot; (   &quot;IDErrortype&quot;,    &quot;Name&quot;  )  select    105,    'forum__reply__lack_of_permitions_to_delete'   where not exists (   select &quot;IDErrortype&quot;    from &quot;LOG_Errortype&quot;    where &quot;IDErrortype&quot; = 105  );   update &quot;LOG_Errortype&quot;  set    &quot;Name&quot; = 'forum__reply__lack_of_permitions_to_delete'  where    &quot;IDErrortype&quot; = 105; ">
            <text:p><text:s text:c="2"/>insert into "LOG_Errortype" ( <text:s text:c="2"/>"IDErrortype", <text:s text:c="3"/>"Name" <text:s/>) <text:s/>select <text:s text:c="3"/>105, <text:s text:c="3"/>'forum__reply__lack_of_permitions_to_delete' <text:s text:c="2"/>where not exists ( <text:s text:c="2"/>select "IDErrortype" <text:s text:c="3"/>from "LOG_Errortype" <text:s text:c="3"/>where "IDErrortype" = 105 <text:s/>); <text:s text:c="2"/>update "LOG_Errortype" <text:s/>set <text:s text:c="3"/>"Name" = 'forum__reply__lack_of_permitions_to_delete' <text:s/>where <text:s text:c="3"/>"IDErrortype" = 10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successfully_deleted__WARNING</text:p>
          </table:table-cell>
          <table:table-cell/>
          <table:table-cell table:formula="of:=[.C106]+1" office:value-type="float" office:value="106">
            <text:p>106</text:p>
          </table:table-cell>
          <table:table-cell table:formula="of:=SUBSTITUTE(SUBSTITUTE(SUBSTITUTE([.A107];&quot;__WARNING&quot;;&quot;&quot;);&quot;__&quot;;&quot; - &quot;);&quot;_&quot;;&quot; &quot;)" office:value-type="string" office:string-value="forum - forum - successfully deleted">
            <text:p>forum - forum - successfully deleted</text:p>
          </table:table-cell>
          <table:table-cell table:formula="of:=IF([.A107]=&quot;&quot;;&quot;&quot;;&quot;public const int &quot; &amp; [.A107] &amp; &quot; = &quot; &amp; [.C107] &amp; &quot;;&quot;)" office:value-type="string" office:string-value="public const int forum__forum__successfully_deleted__WARNING = 106;">
            <text:p>public const int forum__forum__successfully_deleted__WARNING = 106;</text:p>
          </table:table-cell>
          <table:table-cell table:formula="of:=IF([.A107]=&quot;&quot;;&quot;&quot;;&quot;items_.Add(&quot; &amp; [.A107] &amp; &quot;, new ErrorItem(&quot;&quot;&quot; &amp; [.D107] &amp; &quot;&quot;&quot;, &quot; &amp; IF(OR([.A107]=&quot;no_error&quot;;NOT(ISERROR(SEARCH(&quot;__WARNING&quot;;[.A107])))); &quot;false&quot;; &quot;true&quot;) &amp; &quot;));&quot;)" office:value-type="string" office:string-value="items_.Add(forum__forum__successfully_deleted__WARNING, new ErrorItem(&quot;forum - forum - successfully deleted&quot;, false));">
            <text:p>items_.Add(forum__forum__successfully_deleted__WARNING, new ErrorItem("forum - forum - successfully deleted", false));</text:p>
          </table:table-cell>
          <table:table-cell table:formula="of:=IF([.A107]=&quot;&quot;;&quot;&quot;;&quot;  insert into &quot;&quot;LOG_Errortype&quot;&quot; (   &quot;&quot;IDErrortype&quot;&quot;,    &quot;&quot;Name&quot;&quot;  )  select    &quot; &amp; [.C107] &amp; &quot;,    '&quot; &amp; [.A107] &amp; &quot;'   where not exists (   select &quot;&quot;IDErrortype&quot;&quot;    from &quot;&quot;LOG_Errortype&quot;&quot;    where &quot;&quot;IDErrortype&quot;&quot; = &quot; &amp; [.C107] &amp; &quot;  );   update &quot;&quot;LOG_Errortype&quot;&quot;  set    &quot;&quot;Name&quot;&quot; = '&quot; &amp; [.A107] &amp; &quot;'  where    &quot;&quot;IDErrortype&quot;&quot; = &quot; &amp; [.C107] &amp; &quot;; &quot;)" office:value-type="string" office:string-value="  insert into &quot;LOG_Errortype&quot; (   &quot;IDErrortype&quot;,    &quot;Name&quot;  )  select    106,    'forum__forum__successfully_deleted__WARNING'   where not exists (   select &quot;IDErrortype&quot;    from &quot;LOG_Errortype&quot;    where &quot;IDErrortype&quot; = 106  );   update &quot;LOG_Errortype&quot;  set    &quot;Name&quot; = 'forum__forum__successfully_deleted__WARNING'  where    &quot;IDErrortype&quot; = 106; ">
            <text:p><text:s text:c="2"/>insert into "LOG_Errortype" ( <text:s text:c="2"/>"IDErrortype", <text:s text:c="3"/>"Name" <text:s/>) <text:s/>select <text:s text:c="3"/>106, <text:s text:c="3"/>'forum__forum__successfully_deleted__WARNING' <text:s text:c="2"/>where not exists ( <text:s text:c="2"/>select "IDErrortype" <text:s text:c="3"/>from "LOG_Errortype" <text:s text:c="3"/>where "IDErrortype" = 106 <text:s/>); <text:s text:c="2"/>update "LOG_Errortype" <text:s/>set <text:s text:c="3"/>"Name" = 'forum__forum__successfully_deleted__WARNING' <text:s/>where <text:s text:c="3"/>"IDErrortype" = 10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successfully_deleted__WARNING</text:p>
          </table:table-cell>
          <table:table-cell/>
          <table:table-cell table:formula="of:=[.C107]+1" office:value-type="float" office:value="107">
            <text:p>107</text:p>
          </table:table-cell>
          <table:table-cell table:formula="of:=SUBSTITUTE(SUBSTITUTE(SUBSTITUTE([.A108];&quot;__WARNING&quot;;&quot;&quot;);&quot;__&quot;;&quot; - &quot;);&quot;_&quot;;&quot; &quot;)" office:value-type="string" office:string-value="forum - thread - successfully deleted">
            <text:p>forum - thread - successfully deleted</text:p>
          </table:table-cell>
          <table:table-cell table:formula="of:=IF([.A108]=&quot;&quot;;&quot;&quot;;&quot;public const int &quot; &amp; [.A108] &amp; &quot; = &quot; &amp; [.C108] &amp; &quot;;&quot;)" office:value-type="string" office:string-value="public const int forum__thread__successfully_deleted__WARNING = 107;">
            <text:p>public const int forum__thread__successfully_deleted__WARNING = 107;</text:p>
          </table:table-cell>
          <table:table-cell table:formula="of:=IF([.A108]=&quot;&quot;;&quot;&quot;;&quot;items_.Add(&quot; &amp; [.A108] &amp; &quot;, new ErrorItem(&quot;&quot;&quot; &amp; [.D108] &amp; &quot;&quot;&quot;, &quot; &amp; IF(OR([.A108]=&quot;no_error&quot;;NOT(ISERROR(SEARCH(&quot;__WARNING&quot;;[.A108])))); &quot;false&quot;; &quot;true&quot;) &amp; &quot;));&quot;)" office:value-type="string" office:string-value="items_.Add(forum__thread__successfully_deleted__WARNING, new ErrorItem(&quot;forum - thread - successfully deleted&quot;, false));">
            <text:p>items_.Add(forum__thread__successfully_deleted__WARNING, new ErrorItem("forum - thread - successfully deleted", false));</text:p>
          </table:table-cell>
          <table:table-cell table:formula="of:=IF([.A108]=&quot;&quot;;&quot;&quot;;&quot;  insert into &quot;&quot;LOG_Errortype&quot;&quot; (   &quot;&quot;IDErrortype&quot;&quot;,    &quot;&quot;Name&quot;&quot;  )  select    &quot; &amp; [.C108] &amp; &quot;,    '&quot; &amp; [.A108] &amp; &quot;'   where not exists (   select &quot;&quot;IDErrortype&quot;&quot;    from &quot;&quot;LOG_Errortype&quot;&quot;    where &quot;&quot;IDErrortype&quot;&quot; = &quot; &amp; [.C108] &amp; &quot;  );   update &quot;&quot;LOG_Errortype&quot;&quot;  set    &quot;&quot;Name&quot;&quot; = '&quot; &amp; [.A108] &amp; &quot;'  where    &quot;&quot;IDErrortype&quot;&quot; = &quot; &amp; [.C108] &amp; &quot;; &quot;)" office:value-type="string" office:string-value="  insert into &quot;LOG_Errortype&quot; (   &quot;IDErrortype&quot;,    &quot;Name&quot;  )  select    107,    'forum__thread__successfully_deleted__WARNING'   where not exists (   select &quot;IDErrortype&quot;    from &quot;LOG_Errortype&quot;    where &quot;IDErrortype&quot; = 107  );   update &quot;LOG_Errortype&quot;  set    &quot;Name&quot; = 'forum__thread__successfully_deleted__WARNING'  where    &quot;IDErrortype&quot; = 107; ">
            <text:p><text:s text:c="2"/>insert into "LOG_Errortype" ( <text:s text:c="2"/>"IDErrortype", <text:s text:c="3"/>"Name" <text:s/>) <text:s/>select <text:s text:c="3"/>107, <text:s text:c="3"/>'forum__thread__successfully_deleted__WARNING' <text:s text:c="2"/>where not exists ( <text:s text:c="2"/>select "IDErrortype" <text:s text:c="3"/>from "LOG_Errortype" <text:s text:c="3"/>where "IDErrortype" = 107 <text:s/>); <text:s text:c="2"/>update "LOG_Errortype" <text:s/>set <text:s text:c="3"/>"Name" = 'forum__thread__successfully_deleted__WARNING' <text:s/>where <text:s text:c="3"/>"IDErrortype" = 10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successfully_deleted__WARNING</text:p>
          </table:table-cell>
          <table:table-cell/>
          <table:table-cell table:formula="of:=[.C108]+1" office:value-type="float" office:value="108">
            <text:p>108</text:p>
          </table:table-cell>
          <table:table-cell table:formula="of:=SUBSTITUTE(SUBSTITUTE(SUBSTITUTE([.A109];&quot;__WARNING&quot;;&quot;&quot;);&quot;__&quot;;&quot; - &quot;);&quot;_&quot;;&quot; &quot;)" office:value-type="string" office:string-value="forum - reply - successfully deleted">
            <text:p>forum - reply - successfully deleted</text:p>
          </table:table-cell>
          <table:table-cell table:formula="of:=IF([.A109]=&quot;&quot;;&quot;&quot;;&quot;public const int &quot; &amp; [.A109] &amp; &quot; = &quot; &amp; [.C109] &amp; &quot;;&quot;)" office:value-type="string" office:string-value="public const int forum__reply__successfully_deleted__WARNING = 108;">
            <text:p>public const int forum__reply__successfully_deleted__WARNING = 108;</text:p>
          </table:table-cell>
          <table:table-cell table:formula="of:=IF([.A109]=&quot;&quot;;&quot;&quot;;&quot;items_.Add(&quot; &amp; [.A109] &amp; &quot;, new ErrorItem(&quot;&quot;&quot; &amp; [.D109] &amp; &quot;&quot;&quot;, &quot; &amp; IF(OR([.A109]=&quot;no_error&quot;;NOT(ISERROR(SEARCH(&quot;__WARNING&quot;;[.A109])))); &quot;false&quot;; &quot;true&quot;) &amp; &quot;));&quot;)" office:value-type="string" office:string-value="items_.Add(forum__reply__successfully_deleted__WARNING, new ErrorItem(&quot;forum - reply - successfully deleted&quot;, false));">
            <text:p>items_.Add(forum__reply__successfully_deleted__WARNING, new ErrorItem("forum - reply - successfully deleted", false));</text:p>
          </table:table-cell>
          <table:table-cell table:formula="of:=IF([.A109]=&quot;&quot;;&quot;&quot;;&quot;  insert into &quot;&quot;LOG_Errortype&quot;&quot; (   &quot;&quot;IDErrortype&quot;&quot;,    &quot;&quot;Name&quot;&quot;  )  select    &quot; &amp; [.C109] &amp; &quot;,    '&quot; &amp; [.A109] &amp; &quot;'   where not exists (   select &quot;&quot;IDErrortype&quot;&quot;    from &quot;&quot;LOG_Errortype&quot;&quot;    where &quot;&quot;IDErrortype&quot;&quot; = &quot; &amp; [.C109] &amp; &quot;  );   update &quot;&quot;LOG_Errortype&quot;&quot;  set    &quot;&quot;Name&quot;&quot; = '&quot; &amp; [.A109] &amp; &quot;'  where    &quot;&quot;IDErrortype&quot;&quot; = &quot; &amp; [.C109] &amp; &quot;; &quot;)" office:value-type="string" office:string-value="  insert into &quot;LOG_Errortype&quot; (   &quot;IDErrortype&quot;,    &quot;Name&quot;  )  select    108,    'forum__reply__successfully_deleted__WARNING'   where not exists (   select &quot;IDErrortype&quot;    from &quot;LOG_Errortype&quot;    where &quot;IDErrortype&quot; = 108  );   update &quot;LOG_Errortype&quot;  set    &quot;Name&quot; = 'forum__reply__successfully_deleted__WARNING'  where    &quot;IDErrortype&quot; = 108; ">
            <text:p><text:s text:c="2"/>insert into "LOG_Errortype" ( <text:s text:c="2"/>"IDErrortype", <text:s text:c="3"/>"Name" <text:s/>) <text:s/>select <text:s text:c="3"/>108, <text:s text:c="3"/>'forum__reply__successfully_deleted__WARNING' <text:s text:c="2"/>where not exists ( <text:s text:c="2"/>select "IDErrortype" <text:s text:c="3"/>from "LOG_Errortype" <text:s text:c="3"/>where "IDErrortype" = 108 <text:s/>); <text:s text:c="2"/>update "LOG_Errortype" <text:s/>set <text:s text:c="3"/>"Name" = 'forum__reply__successfully_deleted__WARNING' <text:s/>where <text:s text:c="3"/>"IDErrortype" = 108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thread__lack_of_permitions_to_insert</text:p>
          </table:table-cell>
          <table:table-cell/>
          <table:table-cell table:formula="of:=[.C109]+1" office:value-type="float" office:value="109">
            <text:p>109</text:p>
          </table:table-cell>
          <table:table-cell table:formula="of:=SUBSTITUTE(SUBSTITUTE(SUBSTITUTE([.A110];&quot;__WARNING&quot;;&quot;&quot;);&quot;__&quot;;&quot; - &quot;);&quot;_&quot;;&quot; &quot;)" office:value-type="string" office:string-value="forum - thread - lack of permitions to insert">
            <text:p>forum - thread - lack of permitions to insert</text:p>
          </table:table-cell>
          <table:table-cell table:formula="of:=IF([.A110]=&quot;&quot;;&quot;&quot;;&quot;public const int &quot; &amp; [.A110] &amp; &quot; = &quot; &amp; [.C110] &amp; &quot;;&quot;)" office:value-type="string" office:string-value="public const int forum__thread__lack_of_permitions_to_insert = 109;">
            <text:p>public const int forum__thread__lack_of_permitions_to_insert = 109;</text:p>
          </table:table-cell>
          <table:table-cell table:formula="of:=IF([.A110]=&quot;&quot;;&quot;&quot;;&quot;items_.Add(&quot; &amp; [.A110] &amp; &quot;, new ErrorItem(&quot;&quot;&quot; &amp; [.D110] &amp; &quot;&quot;&quot;, &quot; &amp; IF(OR([.A110]=&quot;no_error&quot;;NOT(ISERROR(SEARCH(&quot;__WARNING&quot;;[.A110])))); &quot;false&quot;; &quot;true&quot;) &amp; &quot;));&quot;)" office:value-type="string" office:string-value="items_.Add(forum__thread__lack_of_permitions_to_insert, new ErrorItem(&quot;forum - thread - lack of permitions to insert&quot;, true));">
            <text:p>items_.Add(forum__thread__lack_of_permitions_to_insert, new ErrorItem("forum - thread - lack of permitions to insert", true));</text:p>
          </table:table-cell>
          <table:table-cell table:formula="of:=IF([.A110]=&quot;&quot;;&quot;&quot;;&quot;  insert into &quot;&quot;LOG_Errortype&quot;&quot; (   &quot;&quot;IDErrortype&quot;&quot;,    &quot;&quot;Name&quot;&quot;  )  select    &quot; &amp; [.C110] &amp; &quot;,    '&quot; &amp; [.A110] &amp; &quot;'   where not exists (   select &quot;&quot;IDErrortype&quot;&quot;    from &quot;&quot;LOG_Errortype&quot;&quot;    where &quot;&quot;IDErrortype&quot;&quot; = &quot; &amp; [.C110] &amp; &quot;  );   update &quot;&quot;LOG_Errortype&quot;&quot;  set    &quot;&quot;Name&quot;&quot; = '&quot; &amp; [.A110] &amp; &quot;'  where    &quot;&quot;IDErrortype&quot;&quot; = &quot; &amp; [.C110] &amp; &quot;; &quot;)" office:value-type="string" office:string-value="  insert into &quot;LOG_Errortype&quot; (   &quot;IDErrortype&quot;,    &quot;Name&quot;  )  select    109,    'forum__thread__lack_of_permitions_to_insert'   where not exists (   select &quot;IDErrortype&quot;    from &quot;LOG_Errortype&quot;    where &quot;IDErrortype&quot; = 109  );   update &quot;LOG_Errortype&quot;  set    &quot;Name&quot; = 'forum__thread__lack_of_permitions_to_insert'  where    &quot;IDErrortype&quot; = 109; ">
            <text:p><text:s text:c="2"/>insert into "LOG_Errortype" ( <text:s text:c="2"/>"IDErrortype", <text:s text:c="3"/>"Name" <text:s/>) <text:s/>select <text:s text:c="3"/>109, <text:s text:c="3"/>'forum__thread__lack_of_permitions_to_insert' <text:s text:c="2"/>where not exists ( <text:s text:c="2"/>select "IDErrortype" <text:s text:c="3"/>from "LOG_Errortype" <text:s text:c="3"/>where "IDErrortype" = 109 <text:s/>); <text:s text:c="2"/>update "LOG_Errortype" <text:s/>set <text:s text:c="3"/>"Name" = 'forum__thread__lack_of_permitions_to_insert' <text:s/>where <text:s text:c="3"/>"IDErrortype" = 10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reply__lack_of_permitions_to_insert</text:p>
          </table:table-cell>
          <table:table-cell/>
          <table:table-cell table:formula="of:=[.C110]+1" office:value-type="float" office:value="110">
            <text:p>110</text:p>
          </table:table-cell>
          <table:table-cell table:formula="of:=SUBSTITUTE(SUBSTITUTE(SUBSTITUTE([.A111];&quot;__WARNING&quot;;&quot;&quot;);&quot;__&quot;;&quot; - &quot;);&quot;_&quot;;&quot; &quot;)" office:value-type="string" office:string-value="forum - reply - lack of permitions to insert">
            <text:p>forum - reply - lack of permitions to insert</text:p>
          </table:table-cell>
          <table:table-cell table:formula="of:=IF([.A111]=&quot;&quot;;&quot;&quot;;&quot;public const int &quot; &amp; [.A111] &amp; &quot; = &quot; &amp; [.C111] &amp; &quot;;&quot;)" office:value-type="string" office:string-value="public const int forum__reply__lack_of_permitions_to_insert = 110;">
            <text:p>public const int forum__reply__lack_of_permitions_to_insert = 110;</text:p>
          </table:table-cell>
          <table:table-cell table:formula="of:=IF([.A111]=&quot;&quot;;&quot;&quot;;&quot;items_.Add(&quot; &amp; [.A111] &amp; &quot;, new ErrorItem(&quot;&quot;&quot; &amp; [.D111] &amp; &quot;&quot;&quot;, &quot; &amp; IF(OR([.A111]=&quot;no_error&quot;;NOT(ISERROR(SEARCH(&quot;__WARNING&quot;;[.A111])))); &quot;false&quot;; &quot;true&quot;) &amp; &quot;));&quot;)" office:value-type="string" office:string-value="items_.Add(forum__reply__lack_of_permitions_to_insert, new ErrorItem(&quot;forum - reply - lack of permitions to insert&quot;, true));">
            <text:p>items_.Add(forum__reply__lack_of_permitions_to_insert, new ErrorItem("forum - reply - lack of permitions to insert", true));</text:p>
          </table:table-cell>
          <table:table-cell table:formula="of:=IF([.A111]=&quot;&quot;;&quot;&quot;;&quot;  insert into &quot;&quot;LOG_Errortype&quot;&quot; (   &quot;&quot;IDErrortype&quot;&quot;,    &quot;&quot;Name&quot;&quot;  )  select    &quot; &amp; [.C111] &amp; &quot;,    '&quot; &amp; [.A111] &amp; &quot;'   where not exists (   select &quot;&quot;IDErrortype&quot;&quot;    from &quot;&quot;LOG_Errortype&quot;&quot;    where &quot;&quot;IDErrortype&quot;&quot; = &quot; &amp; [.C111] &amp; &quot;  );   update &quot;&quot;LOG_Errortype&quot;&quot;  set    &quot;&quot;Name&quot;&quot; = '&quot; &amp; [.A111] &amp; &quot;'  where    &quot;&quot;IDErrortype&quot;&quot; = &quot; &amp; [.C111] &amp; &quot;; &quot;)" office:value-type="string" office:string-value="  insert into &quot;LOG_Errortype&quot; (   &quot;IDErrortype&quot;,    &quot;Name&quot;  )  select    110,    'forum__reply__lack_of_permitions_to_insert'   where not exists (   select &quot;IDErrortype&quot;    from &quot;LOG_Errortype&quot;    where &quot;IDErrortype&quot; = 110  );   update &quot;LOG_Errortype&quot;  set    &quot;Name&quot; = 'forum__reply__lack_of_permitions_to_insert'  where    &quot;IDErrortype&quot; = 110; ">
            <text:p><text:s text:c="2"/>insert into "LOG_Errortype" ( <text:s text:c="2"/>"IDErrortype", <text:s text:c="3"/>"Name" <text:s/>) <text:s/>select <text:s text:c="3"/>110, <text:s text:c="3"/>'forum__reply__lack_of_permitions_to_insert' <text:s text:c="2"/>where not exists ( <text:s text:c="2"/>select "IDErrortype" <text:s text:c="3"/>from "LOG_Errortype" <text:s text:c="3"/>where "IDErrortype" = 110 <text:s/>); <text:s text:c="2"/>update "LOG_Errortype" <text:s/>set <text:s text:c="3"/>"Name" = 'forum__reply__lack_of_permitions_to_insert' <text:s/>where <text:s text:c="3"/>"IDErrortype" = 110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forum__lack_of_permitions_to_insert</text:p>
          </table:table-cell>
          <table:table-cell/>
          <table:table-cell table:formula="of:=[.C111]+1" office:value-type="float" office:value="111">
            <text:p>111</text:p>
          </table:table-cell>
          <table:table-cell table:formula="of:=SUBSTITUTE(SUBSTITUTE(SUBSTITUTE([.A112];&quot;__WARNING&quot;;&quot;&quot;);&quot;__&quot;;&quot; - &quot;);&quot;_&quot;;&quot; &quot;)" office:value-type="string" office:string-value="forum - forum - lack of permitions to insert">
            <text:p>forum - forum - lack of permitions to insert</text:p>
          </table:table-cell>
          <table:table-cell table:formula="of:=IF([.A112]=&quot;&quot;;&quot;&quot;;&quot;public const int &quot; &amp; [.A112] &amp; &quot; = &quot; &amp; [.C112] &amp; &quot;;&quot;)" office:value-type="string" office:string-value="public const int forum__forum__lack_of_permitions_to_insert = 111;">
            <text:p>public const int forum__forum__lack_of_permitions_to_insert = 111;</text:p>
          </table:table-cell>
          <table:table-cell table:formula="of:=IF([.A112]=&quot;&quot;;&quot;&quot;;&quot;items_.Add(&quot; &amp; [.A112] &amp; &quot;, new ErrorItem(&quot;&quot;&quot; &amp; [.D112] &amp; &quot;&quot;&quot;, &quot; &amp; IF(OR([.A112]=&quot;no_error&quot;;NOT(ISERROR(SEARCH(&quot;__WARNING&quot;;[.A112])))); &quot;false&quot;; &quot;true&quot;) &amp; &quot;));&quot;)" office:value-type="string" office:string-value="items_.Add(forum__forum__lack_of_permitions_to_insert, new ErrorItem(&quot;forum - forum - lack of permitions to insert&quot;, true));">
            <text:p>items_.Add(forum__forum__lack_of_permitions_to_insert, new ErrorItem("forum - forum - lack of permitions to insert", true));</text:p>
          </table:table-cell>
          <table:table-cell table:formula="of:=IF([.A112]=&quot;&quot;;&quot;&quot;;&quot;  insert into &quot;&quot;LOG_Errortype&quot;&quot; (   &quot;&quot;IDErrortype&quot;&quot;,    &quot;&quot;Name&quot;&quot;  )  select    &quot; &amp; [.C112] &amp; &quot;,    '&quot; &amp; [.A112] &amp; &quot;'   where not exists (   select &quot;&quot;IDErrortype&quot;&quot;    from &quot;&quot;LOG_Errortype&quot;&quot;    where &quot;&quot;IDErrortype&quot;&quot; = &quot; &amp; [.C112] &amp; &quot;  );   update &quot;&quot;LOG_Errortype&quot;&quot;  set    &quot;&quot;Name&quot;&quot; = '&quot; &amp; [.A112] &amp; &quot;'  where    &quot;&quot;IDErrortype&quot;&quot; = &quot; &amp; [.C112] &amp; &quot;; &quot;)" office:value-type="string" office:string-value="  insert into &quot;LOG_Errortype&quot; (   &quot;IDErrortype&quot;,    &quot;Name&quot;  )  select    111,    'forum__forum__lack_of_permitions_to_insert'   where not exists (   select &quot;IDErrortype&quot;    from &quot;LOG_Errortype&quot;    where &quot;IDErrortype&quot; = 111  );   update &quot;LOG_Errortype&quot;  set    &quot;Name&quot; = 'forum__forum__lack_of_permitions_to_insert'  where    &quot;IDErrortype&quot; = 111; ">
            <text:p><text:s text:c="2"/>insert into "LOG_Errortype" ( <text:s text:c="2"/>"IDErrortype", <text:s text:c="3"/>"Name" <text:s/>) <text:s/>select <text:s text:c="3"/>111, <text:s text:c="3"/>'forum__forum__lack_of_permitions_to_insert' <text:s text:c="2"/>where not exists ( <text:s text:c="2"/>select "IDErrortype" <text:s text:c="3"/>from "LOG_Errortype" <text:s text:c="3"/>where "IDErrortype" = 111 <text:s/>); <text:s text:c="2"/>update "LOG_Errortype" <text:s/>set <text:s text:c="3"/>"Name" = 'forum__forum__lack_of_permitions_to_insert' <text:s/>where <text:s text:c="3"/>"IDErrortype" = 11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invalid_subject</text:p>
          </table:table-cell>
          <table:table-cell/>
          <table:table-cell table:formula="of:=[.C112]+1" office:value-type="float" office:value="112">
            <text:p>112</text:p>
          </table:table-cell>
          <table:table-cell table:formula="of:=SUBSTITUTE(SUBSTITUTE(SUBSTITUTE([.A113];&quot;__WARNING&quot;;&quot;&quot;);&quot;__&quot;;&quot; - &quot;);&quot;_&quot;;&quot; &quot;)" office:value-type="string" office:string-value="forum - invalid subject">
            <text:p>forum - invalid subject</text:p>
          </table:table-cell>
          <table:table-cell table:formula="of:=IF([.A113]=&quot;&quot;;&quot;&quot;;&quot;public const int &quot; &amp; [.A113] &amp; &quot; = &quot; &amp; [.C113] &amp; &quot;;&quot;)" office:value-type="string" office:string-value="public const int forum__invalid_subject = 112;">
            <text:p>public const int forum__invalid_subject = 112;</text:p>
          </table:table-cell>
          <table:table-cell table:formula="of:=IF([.A113]=&quot;&quot;;&quot;&quot;;&quot;items_.Add(&quot; &amp; [.A113] &amp; &quot;, new ErrorItem(&quot;&quot;&quot; &amp; [.D113] &amp; &quot;&quot;&quot;, &quot; &amp; IF(OR([.A113]=&quot;no_error&quot;;NOT(ISERROR(SEARCH(&quot;__WARNING&quot;;[.A113])))); &quot;false&quot;; &quot;true&quot;) &amp; &quot;));&quot;)" office:value-type="string" office:string-value="items_.Add(forum__invalid_subject, new ErrorItem(&quot;forum - invalid subject&quot;, true));">
            <text:p>items_.Add(forum__invalid_subject, new ErrorItem("forum - invalid subject", true));</text:p>
          </table:table-cell>
          <table:table-cell table:formula="of:=IF([.A113]=&quot;&quot;;&quot;&quot;;&quot;  insert into &quot;&quot;LOG_Errortype&quot;&quot; (   &quot;&quot;IDErrortype&quot;&quot;,    &quot;&quot;Name&quot;&quot;  )  select    &quot; &amp; [.C113] &amp; &quot;,    '&quot; &amp; [.A113] &amp; &quot;'   where not exists (   select &quot;&quot;IDErrortype&quot;&quot;    from &quot;&quot;LOG_Errortype&quot;&quot;    where &quot;&quot;IDErrortype&quot;&quot; = &quot; &amp; [.C113] &amp; &quot;  );   update &quot;&quot;LOG_Errortype&quot;&quot;  set    &quot;&quot;Name&quot;&quot; = '&quot; &amp; [.A113] &amp; &quot;'  where    &quot;&quot;IDErrortype&quot;&quot; = &quot; &amp; [.C113] &amp; &quot;; &quot;)" office:value-type="string" office:string-value="  insert into &quot;LOG_Errortype&quot; (   &quot;IDErrortype&quot;,    &quot;Name&quot;  )  select    112,    'forum__invalid_subject'   where not exists (   select &quot;IDErrortype&quot;    from &quot;LOG_Errortype&quot;    where &quot;IDErrortype&quot; = 112  );   update &quot;LOG_Errortype&quot;  set    &quot;Name&quot; = 'forum__invalid_subject'  where    &quot;IDErrortype&quot; = 112; ">
            <text:p><text:s text:c="2"/>insert into "LOG_Errortype" ( <text:s text:c="2"/>"IDErrortype", <text:s text:c="3"/>"Name" <text:s/>) <text:s/>select <text:s text:c="3"/>112, <text:s text:c="3"/>'forum__invalid_subject' <text:s text:c="2"/>where not exists ( <text:s text:c="2"/>select "IDErrortype" <text:s text:c="3"/>from "LOG_Errortype" <text:s text:c="3"/>where "IDErrortype" = 112 <text:s/>); <text:s text:c="2"/>update "LOG_Errortype" <text:s/>set <text:s text:c="3"/>"Name" = 'forum__invalid_subject' <text:s/>where <text:s text:c="3"/>"IDErrortype" = 11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invalid_message</text:p>
          </table:table-cell>
          <table:table-cell/>
          <table:table-cell table:formula="of:=[.C113]+1" office:value-type="float" office:value="113">
            <text:p>113</text:p>
          </table:table-cell>
          <table:table-cell table:formula="of:=SUBSTITUTE(SUBSTITUTE(SUBSTITUTE([.A114];&quot;__WARNING&quot;;&quot;&quot;);&quot;__&quot;;&quot; - &quot;);&quot;_&quot;;&quot; &quot;)" office:value-type="string" office:string-value="forum - invalid message">
            <text:p>forum - invalid message</text:p>
          </table:table-cell>
          <table:table-cell table:formula="of:=IF([.A114]=&quot;&quot;;&quot;&quot;;&quot;public const int &quot; &amp; [.A114] &amp; &quot; = &quot; &amp; [.C114] &amp; &quot;;&quot;)" office:value-type="string" office:string-value="public const int forum__invalid_message = 113;">
            <text:p>public const int forum__invalid_message = 113;</text:p>
          </table:table-cell>
          <table:table-cell table:formula="of:=IF([.A114]=&quot;&quot;;&quot;&quot;;&quot;items_.Add(&quot; &amp; [.A114] &amp; &quot;, new ErrorItem(&quot;&quot;&quot; &amp; [.D114] &amp; &quot;&quot;&quot;, &quot; &amp; IF(OR([.A114]=&quot;no_error&quot;;NOT(ISERROR(SEARCH(&quot;__WARNING&quot;;[.A114])))); &quot;false&quot;; &quot;true&quot;) &amp; &quot;));&quot;)" office:value-type="string" office:string-value="items_.Add(forum__invalid_message, new ErrorItem(&quot;forum - invalid message&quot;, true));">
            <text:p>items_.Add(forum__invalid_message, new ErrorItem("forum - invalid message", true));</text:p>
          </table:table-cell>
          <table:table-cell table:formula="of:=IF([.A114]=&quot;&quot;;&quot;&quot;;&quot;  insert into &quot;&quot;LOG_Errortype&quot;&quot; (   &quot;&quot;IDErrortype&quot;&quot;,    &quot;&quot;Name&quot;&quot;  )  select    &quot; &amp; [.C114] &amp; &quot;,    '&quot; &amp; [.A114] &amp; &quot;'   where not exists (   select &quot;&quot;IDErrortype&quot;&quot;    from &quot;&quot;LOG_Errortype&quot;&quot;    where &quot;&quot;IDErrortype&quot;&quot; = &quot; &amp; [.C114] &amp; &quot;  );   update &quot;&quot;LOG_Errortype&quot;&quot;  set    &quot;&quot;Name&quot;&quot; = '&quot; &amp; [.A114] &amp; &quot;'  where    &quot;&quot;IDErrortype&quot;&quot; = &quot; &amp; [.C114] &amp; &quot;; &quot;)" office:value-type="string" office:string-value="  insert into &quot;LOG_Errortype&quot; (   &quot;IDErrortype&quot;,    &quot;Name&quot;  )  select    113,    'forum__invalid_message'   where not exists (   select &quot;IDErrortype&quot;    from &quot;LOG_Errortype&quot;    where &quot;IDErrortype&quot; = 113  );   update &quot;LOG_Errortype&quot;  set    &quot;Name&quot; = 'forum__invalid_message'  where    &quot;IDErrortype&quot; = 113; ">
            <text:p><text:s text:c="2"/>insert into "LOG_Errortype" ( <text:s text:c="2"/>"IDErrortype", <text:s text:c="3"/>"Name" <text:s/>) <text:s/>select <text:s text:c="3"/>113, <text:s text:c="3"/>'forum__invalid_message' <text:s text:c="2"/>where not exists ( <text:s text:c="2"/>select "IDErrortype" <text:s text:c="3"/>from "LOG_Errortype" <text:s text:c="3"/>where "IDErrortype" = 113 <text:s/>); <text:s text:c="2"/>update "LOG_Errortype" <text:s/>set <text:s text:c="3"/>"Name" = 'forum__invalid_message' <text:s/>where <text:s text:c="3"/>"IDErrortype" = 11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successfully_created__WARNING</text:p>
          </table:table-cell>
          <table:table-cell/>
          <table:table-cell table:formula="of:=[.C114]+1" office:value-type="float" office:value="114">
            <text:p>114</text:p>
          </table:table-cell>
          <table:table-cell table:formula="of:=SUBSTITUTE(SUBSTITUTE(SUBSTITUTE([.A115];&quot;__WARNING&quot;;&quot;&quot;);&quot;__&quot;;&quot; - &quot;);&quot;_&quot;;&quot; &quot;)" office:value-type="string" office:string-value="forum - forum - successfully created">
            <text:p>forum - forum - successfully created</text:p>
          </table:table-cell>
          <table:table-cell table:formula="of:=IF([.A115]=&quot;&quot;;&quot;&quot;;&quot;public const int &quot; &amp; [.A115] &amp; &quot; = &quot; &amp; [.C115] &amp; &quot;;&quot;)" office:value-type="string" office:string-value="public const int forum__forum__successfully_created__WARNING = 114;">
            <text:p>public const int forum__forum__successfully_created__WARNING = 114;</text:p>
          </table:table-cell>
          <table:table-cell table:formula="of:=IF([.A115]=&quot;&quot;;&quot;&quot;;&quot;items_.Add(&quot; &amp; [.A115] &amp; &quot;, new ErrorItem(&quot;&quot;&quot; &amp; [.D115] &amp; &quot;&quot;&quot;, &quot; &amp; IF(OR([.A115]=&quot;no_error&quot;;NOT(ISERROR(SEARCH(&quot;__WARNING&quot;;[.A115])))); &quot;false&quot;; &quot;true&quot;) &amp; &quot;));&quot;)" office:value-type="string" office:string-value="items_.Add(forum__forum__successfully_created__WARNING, new ErrorItem(&quot;forum - forum - successfully created&quot;, false));">
            <text:p>items_.Add(forum__forum__successfully_created__WARNING, new ErrorItem("forum - forum - successfully created", false));</text:p>
          </table:table-cell>
          <table:table-cell table:formula="of:=IF([.A115]=&quot;&quot;;&quot;&quot;;&quot;  insert into &quot;&quot;LOG_Errortype&quot;&quot; (   &quot;&quot;IDErrortype&quot;&quot;,    &quot;&quot;Name&quot;&quot;  )  select    &quot; &amp; [.C115] &amp; &quot;,    '&quot; &amp; [.A115] &amp; &quot;'   where not exists (   select &quot;&quot;IDErrortype&quot;&quot;    from &quot;&quot;LOG_Errortype&quot;&quot;    where &quot;&quot;IDErrortype&quot;&quot; = &quot; &amp; [.C115] &amp; &quot;  );   update &quot;&quot;LOG_Errortype&quot;&quot;  set    &quot;&quot;Name&quot;&quot; = '&quot; &amp; [.A115] &amp; &quot;'  where    &quot;&quot;IDErrortype&quot;&quot; = &quot; &amp; [.C115] &amp; &quot;; &quot;)" office:value-type="string" office:string-value="  insert into &quot;LOG_Errortype&quot; (   &quot;IDErrortype&quot;,    &quot;Name&quot;  )  select    114,    'forum__forum__successfully_created__WARNING'   where not exists (   select &quot;IDErrortype&quot;    from &quot;LOG_Errortype&quot;    where &quot;IDErrortype&quot; = 114  );   update &quot;LOG_Errortype&quot;  set    &quot;Name&quot; = 'forum__forum__successfully_created__WARNING'  where    &quot;IDErrortype&quot; = 114; ">
            <text:p><text:s text:c="2"/>insert into "LOG_Errortype" ( <text:s text:c="2"/>"IDErrortype", <text:s text:c="3"/>"Name" <text:s/>) <text:s/>select <text:s text:c="3"/>114, <text:s text:c="3"/>'forum__forum__successfully_created__WARNING' <text:s text:c="2"/>where not exists ( <text:s text:c="2"/>select "IDErrortype" <text:s text:c="3"/>from "LOG_Errortype" <text:s text:c="3"/>where "IDErrortype" = 114 <text:s/>); <text:s text:c="2"/>update "LOG_Errortype" <text:s/>set <text:s text:c="3"/>"Name" = 'forum__forum__successfully_created__WARNING' <text:s/>where <text:s text:c="3"/>"IDErrortype" = 11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successfully_created__WARNING</text:p>
          </table:table-cell>
          <table:table-cell/>
          <table:table-cell table:formula="of:=[.C115]+1" office:value-type="float" office:value="115">
            <text:p>115</text:p>
          </table:table-cell>
          <table:table-cell table:formula="of:=SUBSTITUTE(SUBSTITUTE(SUBSTITUTE([.A116];&quot;__WARNING&quot;;&quot;&quot;);&quot;__&quot;;&quot; - &quot;);&quot;_&quot;;&quot; &quot;)" office:value-type="string" office:string-value="forum - thread - successfully created">
            <text:p>forum - thread - successfully created</text:p>
          </table:table-cell>
          <table:table-cell table:formula="of:=IF([.A116]=&quot;&quot;;&quot;&quot;;&quot;public const int &quot; &amp; [.A116] &amp; &quot; = &quot; &amp; [.C116] &amp; &quot;;&quot;)" office:value-type="string" office:string-value="public const int forum__thread__successfully_created__WARNING = 115;">
            <text:p>public const int forum__thread__successfully_created__WARNING = 115;</text:p>
          </table:table-cell>
          <table:table-cell table:formula="of:=IF([.A116]=&quot;&quot;;&quot;&quot;;&quot;items_.Add(&quot; &amp; [.A116] &amp; &quot;, new ErrorItem(&quot;&quot;&quot; &amp; [.D116] &amp; &quot;&quot;&quot;, &quot; &amp; IF(OR([.A116]=&quot;no_error&quot;;NOT(ISERROR(SEARCH(&quot;__WARNING&quot;;[.A116])))); &quot;false&quot;; &quot;true&quot;) &amp; &quot;));&quot;)" office:value-type="string" office:string-value="items_.Add(forum__thread__successfully_created__WARNING, new ErrorItem(&quot;forum - thread - successfully created&quot;, false));">
            <text:p>items_.Add(forum__thread__successfully_created__WARNING, new ErrorItem("forum - thread - successfully created", false));</text:p>
          </table:table-cell>
          <table:table-cell table:formula="of:=IF([.A116]=&quot;&quot;;&quot;&quot;;&quot;  insert into &quot;&quot;LOG_Errortype&quot;&quot; (   &quot;&quot;IDErrortype&quot;&quot;,    &quot;&quot;Name&quot;&quot;  )  select    &quot; &amp; [.C116] &amp; &quot;,    '&quot; &amp; [.A116] &amp; &quot;'   where not exists (   select &quot;&quot;IDErrortype&quot;&quot;    from &quot;&quot;LOG_Errortype&quot;&quot;    where &quot;&quot;IDErrortype&quot;&quot; = &quot; &amp; [.C116] &amp; &quot;  );   update &quot;&quot;LOG_Errortype&quot;&quot;  set    &quot;&quot;Name&quot;&quot; = '&quot; &amp; [.A116] &amp; &quot;'  where    &quot;&quot;IDErrortype&quot;&quot; = &quot; &amp; [.C116] &amp; &quot;; &quot;)" office:value-type="string" office:string-value="  insert into &quot;LOG_Errortype&quot; (   &quot;IDErrortype&quot;,    &quot;Name&quot;  )  select    115,    'forum__thread__successfully_created__WARNING'   where not exists (   select &quot;IDErrortype&quot;    from &quot;LOG_Errortype&quot;    where &quot;IDErrortype&quot; = 115  );   update &quot;LOG_Errortype&quot;  set    &quot;Name&quot; = 'forum__thread__successfully_created__WARNING'  where    &quot;IDErrortype&quot; = 115; ">
            <text:p><text:s text:c="2"/>insert into "LOG_Errortype" ( <text:s text:c="2"/>"IDErrortype", <text:s text:c="3"/>"Name" <text:s/>) <text:s/>select <text:s text:c="3"/>115, <text:s text:c="3"/>'forum__thread__successfully_created__WARNING' <text:s text:c="2"/>where not exists ( <text:s text:c="2"/>select "IDErrortype" <text:s text:c="3"/>from "LOG_Errortype" <text:s text:c="3"/>where "IDErrortype" = 115 <text:s/>); <text:s text:c="2"/>update "LOG_Errortype" <text:s/>set <text:s text:c="3"/>"Name" = 'forum__thread__successfully_created__WARNING' <text:s/>where <text:s text:c="3"/>"IDErrortype" = 11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successfully_created__WARNING</text:p>
          </table:table-cell>
          <table:table-cell/>
          <table:table-cell table:formula="of:=[.C116]+1" office:value-type="float" office:value="116">
            <text:p>116</text:p>
          </table:table-cell>
          <table:table-cell table:formula="of:=SUBSTITUTE(SUBSTITUTE(SUBSTITUTE([.A117];&quot;__WARNING&quot;;&quot;&quot;);&quot;__&quot;;&quot; - &quot;);&quot;_&quot;;&quot; &quot;)" office:value-type="string" office:string-value="forum - reply - successfully created">
            <text:p>forum - reply - successfully created</text:p>
          </table:table-cell>
          <table:table-cell table:formula="of:=IF([.A117]=&quot;&quot;;&quot;&quot;;&quot;public const int &quot; &amp; [.A117] &amp; &quot; = &quot; &amp; [.C117] &amp; &quot;;&quot;)" office:value-type="string" office:string-value="public const int forum__reply__successfully_created__WARNING = 116;">
            <text:p>public const int forum__reply__successfully_created__WARNING = 116;</text:p>
          </table:table-cell>
          <table:table-cell table:formula="of:=IF([.A117]=&quot;&quot;;&quot;&quot;;&quot;items_.Add(&quot; &amp; [.A117] &amp; &quot;, new ErrorItem(&quot;&quot;&quot; &amp; [.D117] &amp; &quot;&quot;&quot;, &quot; &amp; IF(OR([.A117]=&quot;no_error&quot;;NOT(ISERROR(SEARCH(&quot;__WARNING&quot;;[.A117])))); &quot;false&quot;; &quot;true&quot;) &amp; &quot;));&quot;)" office:value-type="string" office:string-value="items_.Add(forum__reply__successfully_created__WARNING, new ErrorItem(&quot;forum - reply - successfully created&quot;, false));">
            <text:p>items_.Add(forum__reply__successfully_created__WARNING, new ErrorItem("forum - reply - successfully created", false));</text:p>
          </table:table-cell>
          <table:table-cell table:formula="of:=IF([.A117]=&quot;&quot;;&quot;&quot;;&quot;  insert into &quot;&quot;LOG_Errortype&quot;&quot; (   &quot;&quot;IDErrortype&quot;&quot;,    &quot;&quot;Name&quot;&quot;  )  select    &quot; &amp; [.C117] &amp; &quot;,    '&quot; &amp; [.A117] &amp; &quot;'   where not exists (   select &quot;&quot;IDErrortype&quot;&quot;    from &quot;&quot;LOG_Errortype&quot;&quot;    where &quot;&quot;IDErrortype&quot;&quot; = &quot; &amp; [.C117] &amp; &quot;  );   update &quot;&quot;LOG_Errortype&quot;&quot;  set    &quot;&quot;Name&quot;&quot; = '&quot; &amp; [.A117] &amp; &quot;'  where    &quot;&quot;IDErrortype&quot;&quot; = &quot; &amp; [.C117] &amp; &quot;; &quot;)" office:value-type="string" office:string-value="  insert into &quot;LOG_Errortype&quot; (   &quot;IDErrortype&quot;,    &quot;Name&quot;  )  select    116,    'forum__reply__successfully_created__WARNING'   where not exists (   select &quot;IDErrortype&quot;    from &quot;LOG_Errortype&quot;    where &quot;IDErrortype&quot; = 116  );   update &quot;LOG_Errortype&quot;  set    &quot;Name&quot; = 'forum__reply__successfully_created__WARNING'  where    &quot;IDErrortype&quot; = 116; ">
            <text:p><text:s text:c="2"/>insert into "LOG_Errortype" ( <text:s text:c="2"/>"IDErrortype", <text:s text:c="3"/>"Name" <text:s/>) <text:s/>select <text:s text:c="3"/>116, <text:s text:c="3"/>'forum__reply__successfully_created__WARNING' <text:s text:c="2"/>where not exists ( <text:s text:c="2"/>select "IDErrortype" <text:s text:c="3"/>from "LOG_Errortype" <text:s text:c="3"/>where "IDErrortype" = 116 <text:s/>); <text:s text:c="2"/>update "LOG_Errortype" <text:s/>set <text:s text:c="3"/>"Name" = 'forum__reply__successfully_created__WARNING' <text:s/>where <text:s text:c="3"/>"IDErrortype" = 11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invalid_email</text:p>
          </table:table-cell>
          <table:table-cell/>
          <table:table-cell table:formula="of:=[.C117]+1" office:value-type="float" office:value="117">
            <text:p>117</text:p>
          </table:table-cell>
          <table:table-cell table:formula="of:=SUBSTITUTE(SUBSTITUTE(SUBSTITUTE([.A118];&quot;__WARNING&quot;;&quot;&quot;);&quot;__&quot;;&quot; - &quot;);&quot;_&quot;;&quot; &quot;)" office:value-type="string" office:string-value="web - user - invalid email">
            <text:p>web - user - invalid email</text:p>
          </table:table-cell>
          <table:table-cell table:formula="of:=IF([.A118]=&quot;&quot;;&quot;&quot;;&quot;public const int &quot; &amp; [.A118] &amp; &quot; = &quot; &amp; [.C118] &amp; &quot;;&quot;)" office:value-type="string" office:string-value="public const int web__user__invalid_email = 117;">
            <text:p>public const int web__user__invalid_email = 117;</text:p>
          </table:table-cell>
          <table:table-cell table:formula="of:=IF([.A118]=&quot;&quot;;&quot;&quot;;&quot;items_.Add(&quot; &amp; [.A118] &amp; &quot;, new ErrorItem(&quot;&quot;&quot; &amp; [.D118] &amp; &quot;&quot;&quot;, &quot; &amp; IF(OR([.A118]=&quot;no_error&quot;;NOT(ISERROR(SEARCH(&quot;__WARNING&quot;;[.A118])))); &quot;false&quot;; &quot;true&quot;) &amp; &quot;));&quot;)" office:value-type="string" office:string-value="items_.Add(web__user__invalid_email, new ErrorItem(&quot;web - user - invalid email&quot;, true));">
            <text:p>items_.Add(web__user__invalid_email, new ErrorItem("web - user - invalid email", true));</text:p>
          </table:table-cell>
          <table:table-cell table:formula="of:=IF([.A118]=&quot;&quot;;&quot;&quot;;&quot;  insert into &quot;&quot;LOG_Errortype&quot;&quot; (   &quot;&quot;IDErrortype&quot;&quot;,    &quot;&quot;Name&quot;&quot;  )  select    &quot; &amp; [.C118] &amp; &quot;,    '&quot; &amp; [.A118] &amp; &quot;'   where not exists (   select &quot;&quot;IDErrortype&quot;&quot;    from &quot;&quot;LOG_Errortype&quot;&quot;    where &quot;&quot;IDErrortype&quot;&quot; = &quot; &amp; [.C118] &amp; &quot;  );   update &quot;&quot;LOG_Errortype&quot;&quot;  set    &quot;&quot;Name&quot;&quot; = '&quot; &amp; [.A118] &amp; &quot;'  where    &quot;&quot;IDErrortype&quot;&quot; = &quot; &amp; [.C118] &amp; &quot;; &quot;)" office:value-type="string" office:string-value="  insert into &quot;LOG_Errortype&quot; (   &quot;IDErrortype&quot;,    &quot;Name&quot;  )  select    117,    'web__user__invalid_email'   where not exists (   select &quot;IDErrortype&quot;    from &quot;LOG_Errortype&quot;    where &quot;IDErrortype&quot; = 117  );   update &quot;LOG_Errortype&quot;  set    &quot;Name&quot; = 'web__user__invalid_email'  where    &quot;IDErrortype&quot; = 117; ">
            <text:p><text:s text:c="2"/>insert into "LOG_Errortype" ( <text:s text:c="2"/>"IDErrortype", <text:s text:c="3"/>"Name" <text:s/>) <text:s/>select <text:s text:c="3"/>117, <text:s text:c="3"/>'web__user__invalid_email' <text:s text:c="2"/>where not exists ( <text:s text:c="2"/>select "IDErrortype" <text:s text:c="3"/>from "LOG_Errortype" <text:s text:c="3"/>where "IDErrortype" = 117 <text:s/>); <text:s text:c="2"/>update "LOG_Errortype" <text:s/>set <text:s text:c="3"/>"Name" = 'web__user__invalid_email' <text:s/>where <text:s text:c="3"/>"IDErrortype" = 11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updating_email__WARNING</text:p>
          </table:table-cell>
          <table:table-cell/>
          <table:table-cell table:formula="of:=[.C118]+1" office:value-type="float" office:value="118">
            <text:p>118</text:p>
          </table:table-cell>
          <table:table-cell table:formula="of:=SUBSTITUTE(SUBSTITUTE(SUBSTITUTE([.A119];&quot;__WARNING&quot;;&quot;&quot;);&quot;__&quot;;&quot; - &quot;);&quot;_&quot;;&quot; &quot;)" office:value-type="string" office:string-value="web - user - updating email">
            <text:p>web - user - updating email</text:p>
          </table:table-cell>
          <table:table-cell table:formula="of:=IF([.A119]=&quot;&quot;;&quot;&quot;;&quot;public const int &quot; &amp; [.A119] &amp; &quot; = &quot; &amp; [.C119] &amp; &quot;;&quot;)" office:value-type="string" office:string-value="public const int web__user__updating_email__WARNING = 118;">
            <text:p>public const int web__user__updating_email__WARNING = 118;</text:p>
          </table:table-cell>
          <table:table-cell table:formula="of:=IF([.A119]=&quot;&quot;;&quot;&quot;;&quot;items_.Add(&quot; &amp; [.A119] &amp; &quot;, new ErrorItem(&quot;&quot;&quot; &amp; [.D119] &amp; &quot;&quot;&quot;, &quot; &amp; IF(OR([.A119]=&quot;no_error&quot;;NOT(ISERROR(SEARCH(&quot;__WARNING&quot;;[.A119])))); &quot;false&quot;; &quot;true&quot;) &amp; &quot;));&quot;)" office:value-type="string" office:string-value="items_.Add(web__user__updating_email__WARNING, new ErrorItem(&quot;web - user - updating email&quot;, false));">
            <text:p>items_.Add(web__user__updating_email__WARNING, new ErrorItem("web - user - updating email", false));</text:p>
          </table:table-cell>
          <table:table-cell table:formula="of:=IF([.A119]=&quot;&quot;;&quot;&quot;;&quot;  insert into &quot;&quot;LOG_Errortype&quot;&quot; (   &quot;&quot;IDErrortype&quot;&quot;,    &quot;&quot;Name&quot;&quot;  )  select    &quot; &amp; [.C119] &amp; &quot;,    '&quot; &amp; [.A119] &amp; &quot;'   where not exists (   select &quot;&quot;IDErrortype&quot;&quot;    from &quot;&quot;LOG_Errortype&quot;&quot;    where &quot;&quot;IDErrortype&quot;&quot; = &quot; &amp; [.C119] &amp; &quot;  );   update &quot;&quot;LOG_Errortype&quot;&quot;  set    &quot;&quot;Name&quot;&quot; = '&quot; &amp; [.A119] &amp; &quot;'  where    &quot;&quot;IDErrortype&quot;&quot; = &quot; &amp; [.C119] &amp; &quot;; &quot;)" office:value-type="string" office:string-value="  insert into &quot;LOG_Errortype&quot; (   &quot;IDErrortype&quot;,    &quot;Name&quot;  )  select    118,    'web__user__updating_email__WARNING'   where not exists (   select &quot;IDErrortype&quot;    from &quot;LOG_Errortype&quot;    where &quot;IDErrortype&quot; = 118  );   update &quot;LOG_Errortype&quot;  set    &quot;Name&quot; = 'web__user__updating_email__WARNING'  where    &quot;IDErrortype&quot; = 118; ">
            <text:p><text:s text:c="2"/>insert into "LOG_Errortype" ( <text:s text:c="2"/>"IDErrortype", <text:s text:c="3"/>"Name" <text:s/>) <text:s/>select <text:s text:c="3"/>118, <text:s text:c="3"/>'web__user__updating_email__WARNING' <text:s text:c="2"/>where not exists ( <text:s text:c="2"/>select "IDErrortype" <text:s text:c="3"/>from "LOG_Errortype" <text:s text:c="3"/>where "IDErrortype" = 118 <text:s/>); <text:s text:c="2"/>update "LOG_Errortype" <text:s/>set <text:s text:c="3"/>"Name" = 'web__user__updating_email__WARNING' <text:s/>where <text:s text:c="3"/>"IDErrortype" = 11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can_not_send_mail</text:p>
          </table:table-cell>
          <table:table-cell/>
          <table:table-cell table:formula="of:=[.C119]+1" office:value-type="float" office:value="119">
            <text:p>119</text:p>
          </table:table-cell>
          <table:table-cell table:formula="of:=SUBSTITUTE(SUBSTITUTE(SUBSTITUTE([.A120];&quot;__WARNING&quot;;&quot;&quot;);&quot;__&quot;;&quot; - &quot;);&quot;_&quot;;&quot; &quot;)" office:value-type="string" office:string-value="web - user - can not send mail">
            <text:p>web - user - can not send mail</text:p>
          </table:table-cell>
          <table:table-cell table:formula="of:=IF([.A120]=&quot;&quot;;&quot;&quot;;&quot;public const int &quot; &amp; [.A120] &amp; &quot; = &quot; &amp; [.C120] &amp; &quot;;&quot;)" office:value-type="string" office:string-value="public const int web__user__can_not_send_mail = 119;">
            <text:p>public const int web__user__can_not_send_mail = 119;</text:p>
          </table:table-cell>
          <table:table-cell table:formula="of:=IF([.A120]=&quot;&quot;;&quot;&quot;;&quot;items_.Add(&quot; &amp; [.A120] &amp; &quot;, new ErrorItem(&quot;&quot;&quot; &amp; [.D120] &amp; &quot;&quot;&quot;, &quot; &amp; IF(OR([.A120]=&quot;no_error&quot;;NOT(ISERROR(SEARCH(&quot;__WARNING&quot;;[.A120])))); &quot;false&quot;; &quot;true&quot;) &amp; &quot;));&quot;)" office:value-type="string" office:string-value="items_.Add(web__user__can_not_send_mail, new ErrorItem(&quot;web - user - can not send mail&quot;, true));">
            <text:p>items_.Add(web__user__can_not_send_mail, new ErrorItem("web - user - can not send mail", true));</text:p>
          </table:table-cell>
          <table:table-cell table:formula="of:=IF([.A120]=&quot;&quot;;&quot;&quot;;&quot;  insert into &quot;&quot;LOG_Errortype&quot;&quot; (   &quot;&quot;IDErrortype&quot;&quot;,    &quot;&quot;Name&quot;&quot;  )  select    &quot; &amp; [.C120] &amp; &quot;,    '&quot; &amp; [.A120] &amp; &quot;'   where not exists (   select &quot;&quot;IDErrortype&quot;&quot;    from &quot;&quot;LOG_Errortype&quot;&quot;    where &quot;&quot;IDErrortype&quot;&quot; = &quot; &amp; [.C120] &amp; &quot;  );   update &quot;&quot;LOG_Errortype&quot;&quot;  set    &quot;&quot;Name&quot;&quot; = '&quot; &amp; [.A120] &amp; &quot;'  where    &quot;&quot;IDErrortype&quot;&quot; = &quot; &amp; [.C120] &amp; &quot;; &quot;)" office:value-type="string" office:string-value="  insert into &quot;LOG_Errortype&quot; (   &quot;IDErrortype&quot;,    &quot;Name&quot;  )  select    119,    'web__user__can_not_send_mail'   where not exists (   select &quot;IDErrortype&quot;    from &quot;LOG_Errortype&quot;    where &quot;IDErrortype&quot; = 119  );   update &quot;LOG_Errortype&quot;  set    &quot;Name&quot; = 'web__user__can_not_send_mail'  where    &quot;IDErrortype&quot; = 119; ">
            <text:p><text:s text:c="2"/>insert into "LOG_Errortype" ( <text:s text:c="2"/>"IDErrortype", <text:s text:c="3"/>"Name" <text:s/>) <text:s/>select <text:s text:c="3"/>119, <text:s text:c="3"/>'web__user__can_not_send_mail' <text:s text:c="2"/>where not exists ( <text:s text:c="2"/>select "IDErrortype" <text:s text:c="3"/>from "LOG_Errortype" <text:s text:c="3"/>where "IDErrortype" = 119 <text:s/>); <text:s text:c="2"/>update "LOG_Errortype" <text:s/>set <text:s text:c="3"/>"Name" = 'web__user__can_not_send_mail' <text:s/>where <text:s text:c="3"/>"IDErrortype" = 11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user__successfully_created__WARNING</text:p>
          </table:table-cell>
          <table:table-cell/>
          <table:table-cell table:formula="of:=[.C120]+1" office:value-type="float" office:value="120">
            <text:p>120</text:p>
          </table:table-cell>
          <table:table-cell table:formula="of:=SUBSTITUTE(SUBSTITUTE(SUBSTITUTE([.A121];&quot;__WARNING&quot;;&quot;&quot;);&quot;__&quot;;&quot; - &quot;);&quot;_&quot;;&quot; &quot;)" office:value-type="string" office:string-value="user - successfully created">
            <text:p>user - successfully created</text:p>
          </table:table-cell>
          <table:table-cell table:formula="of:=IF([.A121]=&quot;&quot;;&quot;&quot;;&quot;public const int &quot; &amp; [.A121] &amp; &quot; = &quot; &amp; [.C121] &amp; &quot;;&quot;)" office:value-type="string" office:string-value="public const int user__successfully_created__WARNING = 120;">
            <text:p>public const int user__successfully_created__WARNING = 120;</text:p>
          </table:table-cell>
          <table:table-cell table:formula="of:=IF([.A121]=&quot;&quot;;&quot;&quot;;&quot;items_.Add(&quot; &amp; [.A121] &amp; &quot;, new ErrorItem(&quot;&quot;&quot; &amp; [.D121] &amp; &quot;&quot;&quot;, &quot; &amp; IF(OR([.A121]=&quot;no_error&quot;;NOT(ISERROR(SEARCH(&quot;__WARNING&quot;;[.A121])))); &quot;false&quot;; &quot;true&quot;) &amp; &quot;));&quot;)" office:value-type="string" office:string-value="items_.Add(user__successfully_created__WARNING, new ErrorItem(&quot;user - successfully created&quot;, false));">
            <text:p>items_.Add(user__successfully_created__WARNING, new ErrorItem("user - successfully created", false));</text:p>
          </table:table-cell>
          <table:table-cell table:formula="of:=IF([.A121]=&quot;&quot;;&quot;&quot;;&quot;  insert into &quot;&quot;LOG_Errortype&quot;&quot; (   &quot;&quot;IDErrortype&quot;&quot;,    &quot;&quot;Name&quot;&quot;  )  select    &quot; &amp; [.C121] &amp; &quot;,    '&quot; &amp; [.A121] &amp; &quot;'   where not exists (   select &quot;&quot;IDErrortype&quot;&quot;    from &quot;&quot;LOG_Errortype&quot;&quot;    where &quot;&quot;IDErrortype&quot;&quot; = &quot; &amp; [.C121] &amp; &quot;  );   update &quot;&quot;LOG_Errortype&quot;&quot;  set    &quot;&quot;Name&quot;&quot; = '&quot; &amp; [.A121] &amp; &quot;'  where    &quot;&quot;IDErrortype&quot;&quot; = &quot; &amp; [.C121] &amp; &quot;; &quot;)" office:value-type="string" office:string-value="  insert into &quot;LOG_Errortype&quot; (   &quot;IDErrortype&quot;,    &quot;Name&quot;  )  select    120,    'user__successfully_created__WARNING'   where not exists (   select &quot;IDErrortype&quot;    from &quot;LOG_Errortype&quot;    where &quot;IDErrortype&quot; = 120  );   update &quot;LOG_Errortype&quot;  set    &quot;Name&quot; = 'user__successfully_created__WARNING'  where    &quot;IDErrortype&quot; = 120; ">
            <text:p><text:s text:c="2"/>insert into "LOG_Errortype" ( <text:s text:c="2"/>"IDErrortype", <text:s text:c="3"/>"Name" <text:s/>) <text:s/>select <text:s text:c="3"/>120, <text:s text:c="3"/>'user__successfully_created__WARNING' <text:s text:c="2"/>where not exists ( <text:s text:c="2"/>select "IDErrortype" <text:s text:c="3"/>from "LOG_Errortype" <text:s text:c="3"/>where "IDErrortype" = 120 <text:s/>); <text:s text:c="2"/>update "LOG_Errortype" <text:s/>set <text:s text:c="3"/>"Name" = 'user__successfully_created__WARNING' <text:s/>where <text:s text:c="3"/>"IDErrortype" = 12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constraint_violation</text:p>
          </table:table-cell>
          <table:table-cell/>
          <table:table-cell table:formula="of:=[.C121]+1" office:value-type="float" office:value="121">
            <text:p>121</text:p>
          </table:table-cell>
          <table:table-cell table:formula="of:=SUBSTITUTE(SUBSTITUTE(SUBSTITUTE([.A122];&quot;__WARNING&quot;;&quot;&quot;);&quot;__&quot;;&quot; - &quot;);&quot;_&quot;;&quot; &quot;)" office:value-type="string" office:string-value="web - user - constraint violation">
            <text:p>web - user - constraint violation</text:p>
          </table:table-cell>
          <table:table-cell table:formula="of:=IF([.A122]=&quot;&quot;;&quot;&quot;;&quot;public const int &quot; &amp; [.A122] &amp; &quot; = &quot; &amp; [.C122] &amp; &quot;;&quot;)" office:value-type="string" office:string-value="public const int web__user__constraint_violation = 121;">
            <text:p>public const int web__user__constraint_violation = 121;</text:p>
          </table:table-cell>
          <table:table-cell table:formula="of:=IF([.A122]=&quot;&quot;;&quot;&quot;;&quot;items_.Add(&quot; &amp; [.A122] &amp; &quot;, new ErrorItem(&quot;&quot;&quot; &amp; [.D122] &amp; &quot;&quot;&quot;, &quot; &amp; IF(OR([.A122]=&quot;no_error&quot;;NOT(ISERROR(SEARCH(&quot;__WARNING&quot;;[.A122])))); &quot;false&quot;; &quot;true&quot;) &amp; &quot;));&quot;)" office:value-type="string" office:string-value="items_.Add(web__user__constraint_violation, new ErrorItem(&quot;web - user - constraint violation&quot;, true));">
            <text:p>items_.Add(web__user__constraint_violation, new ErrorItem("web - user - constraint violation", true));</text:p>
          </table:table-cell>
          <table:table-cell table:formula="of:=IF([.A122]=&quot;&quot;;&quot;&quot;;&quot;  insert into &quot;&quot;LOG_Errortype&quot;&quot; (   &quot;&quot;IDErrortype&quot;&quot;,    &quot;&quot;Name&quot;&quot;  )  select    &quot; &amp; [.C122] &amp; &quot;,    '&quot; &amp; [.A122] &amp; &quot;'   where not exists (   select &quot;&quot;IDErrortype&quot;&quot;    from &quot;&quot;LOG_Errortype&quot;&quot;    where &quot;&quot;IDErrortype&quot;&quot; = &quot; &amp; [.C122] &amp; &quot;  );   update &quot;&quot;LOG_Errortype&quot;&quot;  set    &quot;&quot;Name&quot;&quot; = '&quot; &amp; [.A122] &amp; &quot;'  where    &quot;&quot;IDErrortype&quot;&quot; = &quot; &amp; [.C122] &amp; &quot;; &quot;)" office:value-type="string" office:string-value="  insert into &quot;LOG_Errortype&quot; (   &quot;IDErrortype&quot;,    &quot;Name&quot;  )  select    121,    'web__user__constraint_violation'   where not exists (   select &quot;IDErrortype&quot;    from &quot;LOG_Errortype&quot;    where &quot;IDErrortype&quot; = 121  );   update &quot;LOG_Errortype&quot;  set    &quot;Name&quot; = 'web__user__constraint_violation'  where    &quot;IDErrortype&quot; = 121; ">
            <text:p><text:s text:c="2"/>insert into "LOG_Errortype" ( <text:s text:c="2"/>"IDErrortype", <text:s text:c="3"/>"Name" <text:s/>) <text:s/>select <text:s text:c="3"/>121, <text:s text:c="3"/>'web__user__constraint_violation' <text:s text:c="2"/>where not exists ( <text:s text:c="2"/>select "IDErrortype" <text:s text:c="3"/>from "LOG_Errortype" <text:s text:c="3"/>where "IDErrortype" = 121 <text:s/>); <text:s text:c="2"/>update "LOG_Errortype" <text:s/>set <text:s text:c="3"/>"Name" = 'web__user__constraint_violation' <text:s/>where <text:s text:c="3"/>"IDErrortype" = 12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encryption__failled_to_encrypt</text:p>
          </table:table-cell>
          <table:table-cell/>
          <table:table-cell table:formula="of:=[.C122]+1" office:value-type="float" office:value="122">
            <text:p>122</text:p>
          </table:table-cell>
          <table:table-cell table:formula="of:=SUBSTITUTE(SUBSTITUTE(SUBSTITUTE([.A123];&quot;__WARNING&quot;;&quot;&quot;);&quot;__&quot;;&quot; - &quot;);&quot;_&quot;;&quot; &quot;)" office:value-type="string" office:string-value="encryption - failled to encrypt">
            <text:p>encryption - failled to encrypt</text:p>
          </table:table-cell>
          <table:table-cell table:formula="of:=IF([.A123]=&quot;&quot;;&quot;&quot;;&quot;public const int &quot; &amp; [.A123] &amp; &quot; = &quot; &amp; [.C123] &amp; &quot;;&quot;)" office:value-type="string" office:string-value="public const int encryption__failled_to_encrypt = 122;">
            <text:p>public const int encryption__failled_to_encrypt = 122;</text:p>
          </table:table-cell>
          <table:table-cell table:formula="of:=IF([.A123]=&quot;&quot;;&quot;&quot;;&quot;items_.Add(&quot; &amp; [.A123] &amp; &quot;, new ErrorItem(&quot;&quot;&quot; &amp; [.D123] &amp; &quot;&quot;&quot;, &quot; &amp; IF(OR([.A123]=&quot;no_error&quot;;NOT(ISERROR(SEARCH(&quot;__WARNING&quot;;[.A123])))); &quot;false&quot;; &quot;true&quot;) &amp; &quot;));&quot;)" office:value-type="string" office:string-value="items_.Add(encryption__failled_to_encrypt, new ErrorItem(&quot;encryption - failled to encrypt&quot;, true));">
            <text:p>items_.Add(encryption__failled_to_encrypt, new ErrorItem("encryption - failled to encrypt", true));</text:p>
          </table:table-cell>
          <table:table-cell table:formula="of:=IF([.A123]=&quot;&quot;;&quot;&quot;;&quot;  insert into &quot;&quot;LOG_Errortype&quot;&quot; (   &quot;&quot;IDErrortype&quot;&quot;,    &quot;&quot;Name&quot;&quot;  )  select    &quot; &amp; [.C123] &amp; &quot;,    '&quot; &amp; [.A123] &amp; &quot;'   where not exists (   select &quot;&quot;IDErrortype&quot;&quot;    from &quot;&quot;LOG_Errortype&quot;&quot;    where &quot;&quot;IDErrortype&quot;&quot; = &quot; &amp; [.C123] &amp; &quot;  );   update &quot;&quot;LOG_Errortype&quot;&quot;  set    &quot;&quot;Name&quot;&quot; = '&quot; &amp; [.A123] &amp; &quot;'  where    &quot;&quot;IDErrortype&quot;&quot; = &quot; &amp; [.C123] &amp; &quot;; &quot;)" office:value-type="string" office:string-value="  insert into &quot;LOG_Errortype&quot; (   &quot;IDErrortype&quot;,    &quot;Name&quot;  )  select    122,    'encryption__failled_to_encrypt'   where not exists (   select &quot;IDErrortype&quot;    from &quot;LOG_Errortype&quot;    where &quot;IDErrortype&quot; = 122  );   update &quot;LOG_Errortype&quot;  set    &quot;Name&quot; = 'encryption__failled_to_encrypt'  where    &quot;IDErrortype&quot; = 122; ">
            <text:p><text:s text:c="2"/>insert into "LOG_Errortype" ( <text:s text:c="2"/>"IDErrortype", <text:s text:c="3"/>"Name" <text:s/>) <text:s/>select <text:s text:c="3"/>122, <text:s text:c="3"/>'encryption__failled_to_encrypt' <text:s text:c="2"/>where not exists ( <text:s text:c="2"/>select "IDErrortype" <text:s text:c="3"/>from "LOG_Errortype" <text:s text:c="3"/>where "IDErrortype" = 122 <text:s/>); <text:s text:c="2"/>update "LOG_Errortype" <text:s/>set <text:s text:c="3"/>"Name" = 'encryption__failled_to_encrypt' <text:s/>where <text:s text:c="3"/>"IDErrortype" = 122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encryption__failled_to_decrypt</text:p>
          </table:table-cell>
          <table:table-cell/>
          <table:table-cell table:formula="of:=[.C123]+1" office:value-type="float" office:value="123">
            <text:p>123</text:p>
          </table:table-cell>
          <table:table-cell table:formula="of:=SUBSTITUTE(SUBSTITUTE(SUBSTITUTE([.A124];&quot;__WARNING&quot;;&quot;&quot;);&quot;__&quot;;&quot; - &quot;);&quot;_&quot;;&quot; &quot;)" office:value-type="string" office:string-value="encryption - failled to decrypt">
            <text:p>encryption - failled to decrypt</text:p>
          </table:table-cell>
          <table:table-cell table:formula="of:=IF([.A124]=&quot;&quot;;&quot;&quot;;&quot;public const int &quot; &amp; [.A124] &amp; &quot; = &quot; &amp; [.C124] &amp; &quot;;&quot;)" office:value-type="string" office:string-value="public const int encryption__failled_to_decrypt = 123;">
            <text:p>public const int encryption__failled_to_decrypt = 123;</text:p>
          </table:table-cell>
          <table:table-cell table:formula="of:=IF([.A124]=&quot;&quot;;&quot;&quot;;&quot;items_.Add(&quot; &amp; [.A124] &amp; &quot;, new ErrorItem(&quot;&quot;&quot; &amp; [.D124] &amp; &quot;&quot;&quot;, &quot; &amp; IF(OR([.A124]=&quot;no_error&quot;;NOT(ISERROR(SEARCH(&quot;__WARNING&quot;;[.A124])))); &quot;false&quot;; &quot;true&quot;) &amp; &quot;));&quot;)" office:value-type="string" office:string-value="items_.Add(encryption__failled_to_decrypt, new ErrorItem(&quot;encryption - failled to decrypt&quot;, true));">
            <text:p>items_.Add(encryption__failled_to_decrypt, new ErrorItem("encryption - failled to decrypt", true));</text:p>
          </table:table-cell>
          <table:table-cell table:formula="of:=IF([.A124]=&quot;&quot;;&quot;&quot;;&quot;  insert into &quot;&quot;LOG_Errortype&quot;&quot; (   &quot;&quot;IDErrortype&quot;&quot;,    &quot;&quot;Name&quot;&quot;  )  select    &quot; &amp; [.C124] &amp; &quot;,    '&quot; &amp; [.A124] &amp; &quot;'   where not exists (   select &quot;&quot;IDErrortype&quot;&quot;    from &quot;&quot;LOG_Errortype&quot;&quot;    where &quot;&quot;IDErrortype&quot;&quot; = &quot; &amp; [.C124] &amp; &quot;  );   update &quot;&quot;LOG_Errortype&quot;&quot;  set    &quot;&quot;Name&quot;&quot; = '&quot; &amp; [.A124] &amp; &quot;'  where    &quot;&quot;IDErrortype&quot;&quot; = &quot; &amp; [.C124] &amp; &quot;; &quot;)" office:value-type="string" office:string-value="  insert into &quot;LOG_Errortype&quot; (   &quot;IDErrortype&quot;,    &quot;Name&quot;  )  select    123,    'encryption__failled_to_decrypt'   where not exists (   select &quot;IDErrortype&quot;    from &quot;LOG_Errortype&quot;    where &quot;IDErrortype&quot; = 123  );   update &quot;LOG_Errortype&quot;  set    &quot;Name&quot; = 'encryption__failled_to_decrypt'  where    &quot;IDErrortype&quot; = 123; ">
            <text:p><text:s text:c="2"/>insert into "LOG_Errortype" ( <text:s text:c="2"/>"IDErrortype", <text:s text:c="3"/>"Name" <text:s/>) <text:s/>select <text:s text:c="3"/>123, <text:s text:c="3"/>'encryption__failled_to_decrypt' <text:s text:c="2"/>where not exists ( <text:s text:c="2"/>select "IDErrortype" <text:s text:c="3"/>from "LOG_Errortype" <text:s text:c="3"/>where "IDErrortype" = 123 <text:s/>); <text:s text:c="2"/>update "LOG_Errortype" <text:s/>set <text:s text:c="3"/>"Name" = 'encryption__failled_to_decrypt' <text:s/>where <text:s text:c="3"/>"IDErrortype" = 123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encryption__failled_to_decrypt__expired</text:p>
          </table:table-cell>
          <table:table-cell/>
          <table:table-cell table:formula="of:=[.C124]+1" office:value-type="float" office:value="124">
            <text:p>124</text:p>
          </table:table-cell>
          <table:table-cell table:formula="of:=SUBSTITUTE(SUBSTITUTE(SUBSTITUTE([.A125];&quot;__WARNING&quot;;&quot;&quot;);&quot;__&quot;;&quot; - &quot;);&quot;_&quot;;&quot; &quot;)" office:value-type="string" office:string-value="encryption - failled to decrypt - expired">
            <text:p>encryption - failled to decrypt - expired</text:p>
          </table:table-cell>
          <table:table-cell table:formula="of:=IF([.A125]=&quot;&quot;;&quot;&quot;;&quot;public const int &quot; &amp; [.A125] &amp; &quot; = &quot; &amp; [.C125] &amp; &quot;;&quot;)" office:value-type="string" office:string-value="public const int encryption__failled_to_decrypt__expired = 124;">
            <text:p>public const int encryption__failled_to_decrypt__expired = 124;</text:p>
          </table:table-cell>
          <table:table-cell table:formula="of:=IF([.A125]=&quot;&quot;;&quot;&quot;;&quot;items_.Add(&quot; &amp; [.A125] &amp; &quot;, new ErrorItem(&quot;&quot;&quot; &amp; [.D125] &amp; &quot;&quot;&quot;, &quot; &amp; IF(OR([.A125]=&quot;no_error&quot;;NOT(ISERROR(SEARCH(&quot;__WARNING&quot;;[.A125])))); &quot;false&quot;; &quot;true&quot;) &amp; &quot;));&quot;)" office:value-type="string" office:string-value="items_.Add(encryption__failled_to_decrypt__expired, new ErrorItem(&quot;encryption - failled to decrypt - expired&quot;, true));">
            <text:p>items_.Add(encryption__failled_to_decrypt__expired, new ErrorItem("encryption - failled to decrypt - expired", true));</text:p>
          </table:table-cell>
          <table:table-cell table:formula="of:=IF([.A125]=&quot;&quot;;&quot;&quot;;&quot;  insert into &quot;&quot;LOG_Errortype&quot;&quot; (   &quot;&quot;IDErrortype&quot;&quot;,    &quot;&quot;Name&quot;&quot;  )  select    &quot; &amp; [.C125] &amp; &quot;,    '&quot; &amp; [.A125] &amp; &quot;'   where not exists (   select &quot;&quot;IDErrortype&quot;&quot;    from &quot;&quot;LOG_Errortype&quot;&quot;    where &quot;&quot;IDErrortype&quot;&quot; = &quot; &amp; [.C125] &amp; &quot;  );   update &quot;&quot;LOG_Errortype&quot;&quot;  set    &quot;&quot;Name&quot;&quot; = '&quot; &amp; [.A125] &amp; &quot;'  where    &quot;&quot;IDErrortype&quot;&quot; = &quot; &amp; [.C125] &amp; &quot;; &quot;)" office:value-type="string" office:string-value="  insert into &quot;LOG_Errortype&quot; (   &quot;IDErrortype&quot;,    &quot;Name&quot;  )  select    124,    'encryption__failled_to_decrypt__expired'   where not exists (   select &quot;IDErrortype&quot;    from &quot;LOG_Errortype&quot;    where &quot;IDErrortype&quot; = 124  );   update &quot;LOG_Errortype&quot;  set    &quot;Name&quot; = 'encryption__failled_to_decrypt__expired'  where    &quot;IDErrortype&quot; = 124; ">
            <text:p><text:s text:c="2"/>insert into "LOG_Errortype" ( <text:s text:c="2"/>"IDErrortype", <text:s text:c="3"/>"Name" <text:s/>) <text:s/>select <text:s text:c="3"/>124, <text:s text:c="3"/>'encryption__failled_to_decrypt__expired' <text:s text:c="2"/>where not exists ( <text:s text:c="2"/>select "IDErrortype" <text:s text:c="3"/>from "LOG_Errortype" <text:s text:c="3"/>where "IDErrortype" = 124 <text:s/>); <text:s text:c="2"/>update "LOG_Errortype" <text:s/>set <text:s text:c="3"/>"Name" = 'encryption__failled_to_decrypt__expired' <text:s/>where <text:s text:c="3"/>"IDErrortype" = 12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invalid_name</text:p>
          </table:table-cell>
          <table:table-cell/>
          <table:table-cell table:formula="of:=[.C125]+1" office:value-type="float" office:value="125">
            <text:p>125</text:p>
          </table:table-cell>
          <table:table-cell table:formula="of:=SUBSTITUTE(SUBSTITUTE(SUBSTITUTE([.A126];&quot;__WARNING&quot;;&quot;&quot;);&quot;__&quot;;&quot; - &quot;);&quot;_&quot;;&quot; &quot;)" office:value-type="string" office:string-value="web - user - invalid name">
            <text:p>web - user - invalid name</text:p>
          </table:table-cell>
          <table:table-cell table:formula="of:=IF([.A126]=&quot;&quot;;&quot;&quot;;&quot;public const int &quot; &amp; [.A126] &amp; &quot; = &quot; &amp; [.C126] &amp; &quot;;&quot;)" office:value-type="string" office:string-value="public const int web__user__invalid_name = 125;">
            <text:p>public const int web__user__invalid_name = 125;</text:p>
          </table:table-cell>
          <table:table-cell table:formula="of:=IF([.A126]=&quot;&quot;;&quot;&quot;;&quot;items_.Add(&quot; &amp; [.A126] &amp; &quot;, new ErrorItem(&quot;&quot;&quot; &amp; [.D126] &amp; &quot;&quot;&quot;, &quot; &amp; IF(OR([.A126]=&quot;no_error&quot;;NOT(ISERROR(SEARCH(&quot;__WARNING&quot;;[.A126])))); &quot;false&quot;; &quot;true&quot;) &amp; &quot;));&quot;)" office:value-type="string" office:string-value="items_.Add(web__user__invalid_name, new ErrorItem(&quot;web - user - invalid name&quot;, true));">
            <text:p>items_.Add(web__user__invalid_name, new ErrorItem("web - user - invalid name", true));</text:p>
          </table:table-cell>
          <table:table-cell table:formula="of:=IF([.A126]=&quot;&quot;;&quot;&quot;;&quot;  insert into &quot;&quot;LOG_Errortype&quot;&quot; (   &quot;&quot;IDErrortype&quot;&quot;,    &quot;&quot;Name&quot;&quot;  )  select    &quot; &amp; [.C126] &amp; &quot;,    '&quot; &amp; [.A126] &amp; &quot;'   where not exists (   select &quot;&quot;IDErrortype&quot;&quot;    from &quot;&quot;LOG_Errortype&quot;&quot;    where &quot;&quot;IDErrortype&quot;&quot; = &quot; &amp; [.C126] &amp; &quot;  );   update &quot;&quot;LOG_Errortype&quot;&quot;  set    &quot;&quot;Name&quot;&quot; = '&quot; &amp; [.A126] &amp; &quot;'  where    &quot;&quot;IDErrortype&quot;&quot; = &quot; &amp; [.C126] &amp; &quot;; &quot;)" office:value-type="string" office:string-value="  insert into &quot;LOG_Errortype&quot; (   &quot;IDErrortype&quot;,    &quot;Name&quot;  )  select    125,    'web__user__invalid_name'   where not exists (   select &quot;IDErrortype&quot;    from &quot;LOG_Errortype&quot;    where &quot;IDErrortype&quot; = 125  );   update &quot;LOG_Errortype&quot;  set    &quot;Name&quot; = 'web__user__invalid_name'  where    &quot;IDErrortype&quot; = 125; ">
            <text:p><text:s text:c="2"/>insert into "LOG_Errortype" ( <text:s text:c="2"/>"IDErrortype", <text:s text:c="3"/>"Name" <text:s/>) <text:s/>select <text:s text:c="3"/>125, <text:s text:c="3"/>'web__user__invalid_name' <text:s text:c="2"/>where not exists ( <text:s text:c="2"/>select "IDErrortype" <text:s text:c="3"/>from "LOG_Errortype" <text:s text:c="3"/>where "IDErrortype" = 125 <text:s/>); <text:s text:c="2"/>update "LOG_Errortype" <text:s/>set <text:s text:c="3"/>"Name" = 'web__user__invalid_name' <text:s/>where <text:s text:c="3"/>"IDErrortype" = 12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successfully_updated__WARNING</text:p>
          </table:table-cell>
          <table:table-cell/>
          <table:table-cell table:formula="of:=[.C126]+1" office:value-type="float" office:value="126">
            <text:p>126</text:p>
          </table:table-cell>
          <table:table-cell table:formula="of:=SUBSTITUTE(SUBSTITUTE(SUBSTITUTE([.A127];&quot;__WARNING&quot;;&quot;&quot;);&quot;__&quot;;&quot; - &quot;);&quot;_&quot;;&quot; &quot;)" office:value-type="string" office:string-value="web - user - successfully updated">
            <text:p>web - user - successfully updated</text:p>
          </table:table-cell>
          <table:table-cell table:formula="of:=IF([.A127]=&quot;&quot;;&quot;&quot;;&quot;public const int &quot; &amp; [.A127] &amp; &quot; = &quot; &amp; [.C127] &amp; &quot;;&quot;)" office:value-type="string" office:string-value="public const int web__user__successfully_updated__WARNING = 126;">
            <text:p>public const int web__user__successfully_updated__WARNING = 126;</text:p>
          </table:table-cell>
          <table:table-cell table:formula="of:=IF([.A127]=&quot;&quot;;&quot;&quot;;&quot;items_.Add(&quot; &amp; [.A127] &amp; &quot;, new ErrorItem(&quot;&quot;&quot; &amp; [.D127] &amp; &quot;&quot;&quot;, &quot; &amp; IF(OR([.A127]=&quot;no_error&quot;;NOT(ISERROR(SEARCH(&quot;__WARNING&quot;;[.A127])))); &quot;false&quot;; &quot;true&quot;) &amp; &quot;));&quot;)" office:value-type="string" office:string-value="items_.Add(web__user__successfully_updated__WARNING, new ErrorItem(&quot;web - user - successfully updated&quot;, false));">
            <text:p>items_.Add(web__user__successfully_updated__WARNING, new ErrorItem("web - user - successfully updated", false));</text:p>
          </table:table-cell>
          <table:table-cell table:formula="of:=IF([.A127]=&quot;&quot;;&quot;&quot;;&quot;  insert into &quot;&quot;LOG_Errortype&quot;&quot; (   &quot;&quot;IDErrortype&quot;&quot;,    &quot;&quot;Name&quot;&quot;  )  select    &quot; &amp; [.C127] &amp; &quot;,    '&quot; &amp; [.A127] &amp; &quot;'   where not exists (   select &quot;&quot;IDErrortype&quot;&quot;    from &quot;&quot;LOG_Errortype&quot;&quot;    where &quot;&quot;IDErrortype&quot;&quot; = &quot; &amp; [.C127] &amp; &quot;  );   update &quot;&quot;LOG_Errortype&quot;&quot;  set    &quot;&quot;Name&quot;&quot; = '&quot; &amp; [.A127] &amp; &quot;'  where    &quot;&quot;IDErrortype&quot;&quot; = &quot; &amp; [.C127] &amp; &quot;; &quot;)" office:value-type="string" office:string-value="  insert into &quot;LOG_Errortype&quot; (   &quot;IDErrortype&quot;,    &quot;Name&quot;  )  select    126,    'web__user__successfully_updated__WARNING'   where not exists (   select &quot;IDErrortype&quot;    from &quot;LOG_Errortype&quot;    where &quot;IDErrortype&quot; = 126  );   update &quot;LOG_Errortype&quot;  set    &quot;Name&quot; = 'web__user__successfully_updated__WARNING'  where    &quot;IDErrortype&quot; = 126; ">
            <text:p><text:s text:c="2"/>insert into "LOG_Errortype" ( <text:s text:c="2"/>"IDErrortype", <text:s text:c="3"/>"Name" <text:s/>) <text:s/>select <text:s text:c="3"/>126, <text:s text:c="3"/>'web__user__successfully_updated__WARNING' <text:s text:c="2"/>where not exists ( <text:s text:c="2"/>select "IDErrortype" <text:s text:c="3"/>from "LOG_Errortype" <text:s text:c="3"/>where "IDErrortype" = 126 <text:s/>); <text:s text:c="2"/>update "LOG_Errortype" <text:s/>set <text:s text:c="3"/>"Name" = 'web__user__successfully_updated__WARNING' <text:s/>where <text:s text:c="3"/>"IDErrortype" = 126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user__invalid_login</text:p>
          </table:table-cell>
          <table:table-cell/>
          <table:table-cell table:formula="of:=[.C127]+1" office:value-type="float" office:value="127">
            <text:p>127</text:p>
          </table:table-cell>
          <table:table-cell table:formula="of:=SUBSTITUTE(SUBSTITUTE(SUBSTITUTE([.A128];&quot;__WARNING&quot;;&quot;&quot;);&quot;__&quot;;&quot; - &quot;);&quot;_&quot;;&quot; &quot;)" office:value-type="string" office:string-value="user - invalid login">
            <text:p>user - invalid login</text:p>
          </table:table-cell>
          <table:table-cell table:formula="of:=IF([.A128]=&quot;&quot;;&quot;&quot;;&quot;public const int &quot; &amp; [.A128] &amp; &quot; = &quot; &amp; [.C128] &amp; &quot;;&quot;)" office:value-type="string" office:string-value="public const int user__invalid_login = 127;">
            <text:p>public const int user__invalid_login = 127;</text:p>
          </table:table-cell>
          <table:table-cell table:formula="of:=IF([.A128]=&quot;&quot;;&quot;&quot;;&quot;items_.Add(&quot; &amp; [.A128] &amp; &quot;, new ErrorItem(&quot;&quot;&quot; &amp; [.D128] &amp; &quot;&quot;&quot;, &quot; &amp; IF(OR([.A128]=&quot;no_error&quot;;NOT(ISERROR(SEARCH(&quot;__WARNING&quot;;[.A128])))); &quot;false&quot;; &quot;true&quot;) &amp; &quot;));&quot;)" office:value-type="string" office:string-value="items_.Add(user__invalid_login, new ErrorItem(&quot;user - invalid login&quot;, true));">
            <text:p>items_.Add(user__invalid_login, new ErrorItem("user - invalid login", true));</text:p>
          </table:table-cell>
          <table:table-cell table:formula="of:=IF([.A128]=&quot;&quot;;&quot;&quot;;&quot;  insert into &quot;&quot;LOG_Errortype&quot;&quot; (   &quot;&quot;IDErrortype&quot;&quot;,    &quot;&quot;Name&quot;&quot;  )  select    &quot; &amp; [.C128] &amp; &quot;,    '&quot; &amp; [.A128] &amp; &quot;'   where not exists (   select &quot;&quot;IDErrortype&quot;&quot;    from &quot;&quot;LOG_Errortype&quot;&quot;    where &quot;&quot;IDErrortype&quot;&quot; = &quot; &amp; [.C128] &amp; &quot;  );   update &quot;&quot;LOG_Errortype&quot;&quot;  set    &quot;&quot;Name&quot;&quot; = '&quot; &amp; [.A128] &amp; &quot;'  where    &quot;&quot;IDErrortype&quot;&quot; = &quot; &amp; [.C128] &amp; &quot;; &quot;)" office:value-type="string" office:string-value="  insert into &quot;LOG_Errortype&quot; (   &quot;IDErrortype&quot;,    &quot;Name&quot;  )  select    127,    'user__invalid_login'   where not exists (   select &quot;IDErrortype&quot;    from &quot;LOG_Errortype&quot;    where &quot;IDErrortype&quot; = 127  );   update &quot;LOG_Errortype&quot;  set    &quot;Name&quot; = 'user__invalid_login'  where    &quot;IDErrortype&quot; = 127; ">
            <text:p><text:s text:c="2"/>insert into "LOG_Errortype" ( <text:s text:c="2"/>"IDErrortype", <text:s text:c="3"/>"Name" <text:s/>) <text:s/>select <text:s text:c="3"/>127, <text:s text:c="3"/>'user__invalid_login' <text:s text:c="2"/>where not exists ( <text:s text:c="2"/>select "IDErrortype" <text:s text:c="3"/>from "LOG_Errortype" <text:s text:c="3"/>where "IDErrortype" = 127 <text:s/>); <text:s text:c="2"/>update "LOG_Errortype" <text:s/>set <text:s text:c="3"/>"Name" = 'user__invalid_login' <text:s/>where <text:s text:c="3"/>"IDErrortype" = 12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business__this_should_never_happen</text:p>
          </table:table-cell>
          <table:table-cell/>
          <table:table-cell table:formula="of:=[.C128]+1" office:value-type="float" office:value="128">
            <text:p>128</text:p>
          </table:table-cell>
          <table:table-cell table:formula="of:=SUBSTITUTE(SUBSTITUTE(SUBSTITUTE([.A129];&quot;__WARNING&quot;;&quot;&quot;);&quot;__&quot;;&quot; - &quot;);&quot;_&quot;;&quot; &quot;)" office:value-type="string" office:string-value="business - this should never happen">
            <text:p>business - this should never happen</text:p>
          </table:table-cell>
          <table:table-cell table:formula="of:=IF([.A129]=&quot;&quot;;&quot;&quot;;&quot;public const int &quot; &amp; [.A129] &amp; &quot; = &quot; &amp; [.C129] &amp; &quot;;&quot;)" office:value-type="string" office:string-value="public const int business__this_should_never_happen = 128;">
            <text:p>public const int business__this_should_never_happen = 128;</text:p>
          </table:table-cell>
          <table:table-cell table:formula="of:=IF([.A129]=&quot;&quot;;&quot;&quot;;&quot;items_.Add(&quot; &amp; [.A129] &amp; &quot;, new ErrorItem(&quot;&quot;&quot; &amp; [.D129] &amp; &quot;&quot;&quot;, &quot; &amp; IF(OR([.A129]=&quot;no_error&quot;;NOT(ISERROR(SEARCH(&quot;__WARNING&quot;;[.A129])))); &quot;false&quot;; &quot;true&quot;) &amp; &quot;));&quot;)" office:value-type="string" office:string-value="items_.Add(business__this_should_never_happen, new ErrorItem(&quot;business - this should never happen&quot;, true));">
            <text:p>items_.Add(business__this_should_never_happen, new ErrorItem("business - this should never happen", true));</text:p>
          </table:table-cell>
          <table:table-cell table:formula="of:=IF([.A129]=&quot;&quot;;&quot;&quot;;&quot;  insert into &quot;&quot;LOG_Errortype&quot;&quot; (   &quot;&quot;IDErrortype&quot;&quot;,    &quot;&quot;Name&quot;&quot;  )  select    &quot; &amp; [.C129] &amp; &quot;,    '&quot; &amp; [.A129] &amp; &quot;'   where not exists (   select &quot;&quot;IDErrortype&quot;&quot;    from &quot;&quot;LOG_Errortype&quot;&quot;    where &quot;&quot;IDErrortype&quot;&quot; = &quot; &amp; [.C129] &amp; &quot;  );   update &quot;&quot;LOG_Errortype&quot;&quot;  set    &quot;&quot;Name&quot;&quot; = '&quot; &amp; [.A129] &amp; &quot;'  where    &quot;&quot;IDErrortype&quot;&quot; = &quot; &amp; [.C129] &amp; &quot;; &quot;)" office:value-type="string" office:string-value="  insert into &quot;LOG_Errortype&quot; (   &quot;IDErrortype&quot;,    &quot;Name&quot;  )  select    128,    'business__this_should_never_happen'   where not exists (   select &quot;IDErrortype&quot;    from &quot;LOG_Errortype&quot;    where &quot;IDErrortype&quot; = 128  );   update &quot;LOG_Errortype&quot;  set    &quot;Name&quot; = 'business__this_should_never_happen'  where    &quot;IDErrortype&quot; = 128; ">
            <text:p><text:s text:c="2"/>insert into "LOG_Errortype" ( <text:s text:c="2"/>"IDErrortype", <text:s text:c="3"/>"Name" <text:s/>) <text:s/>select <text:s text:c="3"/>128, <text:s text:c="3"/>'business__this_should_never_happen' <text:s text:c="2"/>where not exists ( <text:s text:c="2"/>select "IDErrortype" <text:s text:c="3"/>from "LOG_Errortype" <text:s text:c="3"/>where "IDErrortype" = 128 <text:s/>); <text:s text:c="2"/>update "LOG_Errortype" <text:s/>set <text:s text:c="3"/>"Name" = 'business__this_should_never_happen' <text:s/>where <text:s text:c="3"/>"IDErrortype" = 12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hread_service__too_slow</text:p>
          </table:table-cell>
          <table:table-cell/>
          <table:table-cell table:formula="of:=[.C129]+1" office:value-type="float" office:value="129">
            <text:p>129</text:p>
          </table:table-cell>
          <table:table-cell table:formula="of:=SUBSTITUTE(SUBSTITUTE(SUBSTITUTE([.A130];&quot;__WARNING&quot;;&quot;&quot;);&quot;__&quot;;&quot; - &quot;);&quot;_&quot;;&quot; &quot;)" office:value-type="string" office:string-value="thread service - too slow">
            <text:p>thread service - too slow</text:p>
          </table:table-cell>
          <table:table-cell table:formula="of:=IF([.A130]=&quot;&quot;;&quot;&quot;;&quot;public const int &quot; &amp; [.A130] &amp; &quot; = &quot; &amp; [.C130] &amp; &quot;;&quot;)" office:value-type="string" office:string-value="public const int thread_service__too_slow = 129;">
            <text:p>public const int thread_service__too_slow = 129;</text:p>
          </table:table-cell>
          <table:table-cell table:formula="of:=IF([.A130]=&quot;&quot;;&quot;&quot;;&quot;items_.Add(&quot; &amp; [.A130] &amp; &quot;, new ErrorItem(&quot;&quot;&quot; &amp; [.D130] &amp; &quot;&quot;&quot;, &quot; &amp; IF(OR([.A130]=&quot;no_error&quot;;NOT(ISERROR(SEARCH(&quot;__WARNING&quot;;[.A130])))); &quot;false&quot;; &quot;true&quot;) &amp; &quot;));&quot;)" office:value-type="string" office:string-value="items_.Add(thread_service__too_slow, new ErrorItem(&quot;thread service - too slow&quot;, true));">
            <text:p>items_.Add(thread_service__too_slow, new ErrorItem("thread service - too slow", true));</text:p>
          </table:table-cell>
          <table:table-cell table:formula="of:=IF([.A130]=&quot;&quot;;&quot;&quot;;&quot;  insert into &quot;&quot;LOG_Errortype&quot;&quot; (   &quot;&quot;IDErrortype&quot;&quot;,    &quot;&quot;Name&quot;&quot;  )  select    &quot; &amp; [.C130] &amp; &quot;,    '&quot; &amp; [.A130] &amp; &quot;'   where not exists (   select &quot;&quot;IDErrortype&quot;&quot;    from &quot;&quot;LOG_Errortype&quot;&quot;    where &quot;&quot;IDErrortype&quot;&quot; = &quot; &amp; [.C130] &amp; &quot;  );   update &quot;&quot;LOG_Errortype&quot;&quot;  set    &quot;&quot;Name&quot;&quot; = '&quot; &amp; [.A130] &amp; &quot;'  where    &quot;&quot;IDErrortype&quot;&quot; = &quot; &amp; [.C130] &amp; &quot;; &quot;)" office:value-type="string" office:string-value="  insert into &quot;LOG_Errortype&quot; (   &quot;IDErrortype&quot;,    &quot;Name&quot;  )  select    129,    'thread_service__too_slow'   where not exists (   select &quot;IDErrortype&quot;    from &quot;LOG_Errortype&quot;    where &quot;IDErrortype&quot; = 129  );   update &quot;LOG_Errortype&quot;  set    &quot;Name&quot; = 'thread_service__too_slow'  where    &quot;IDErrortype&quot; = 129; ">
            <text:p><text:s text:c="2"/>insert into "LOG_Errortype" ( <text:s text:c="2"/>"IDErrortype", <text:s text:c="3"/>"Name" <text:s/>) <text:s/>select <text:s text:c="3"/>129, <text:s text:c="3"/>'thread_service__too_slow' <text:s text:c="2"/>where not exists ( <text:s text:c="2"/>select "IDErrortype" <text:s text:c="3"/>from "LOG_Errortype" <text:s text:c="3"/>where "IDErrortype" = 129 <text:s/>); <text:s text:c="2"/>update "LOG_Errortype" <text:s/>set <text:s text:c="3"/>"Name" = 'thread_service__too_slow' <text:s/>where <text:s text:c="3"/>"IDErrortype" = 129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<text:span text:style-name="T1">authentication__invalid_guid</text:span></text:p>
          </table:table-cell>
          <table:table-cell/>
          <table:table-cell table:formula="of:=[.C130]+1" office:value-type="float" office:value="130">
            <text:p>130</text:p>
          </table:table-cell>
          <table:table-cell table:formula="of:=SUBSTITUTE(SUBSTITUTE(SUBSTITUTE([.A131];&quot;__WARNING&quot;;&quot;&quot;);&quot;__&quot;;&quot; - &quot;);&quot;_&quot;;&quot; &quot;)" office:value-type="string" office:string-value="authentication - invalid guid">
            <text:p>authentication - invalid guid</text:p>
          </table:table-cell>
          <table:table-cell table:formula="of:=IF([.A131]=&quot;&quot;;&quot;&quot;;&quot;public const int &quot; &amp; [.A131] &amp; &quot; = &quot; &amp; [.C131] &amp; &quot;;&quot;)" office:value-type="string" office:string-value="public const int authentication__invalid_guid = 130;">
            <text:p>public const int authentication__invalid_guid = 130;</text:p>
          </table:table-cell>
          <table:table-cell table:formula="of:=IF([.A131]=&quot;&quot;;&quot;&quot;;&quot;items_.Add(&quot; &amp; [.A131] &amp; &quot;, new ErrorItem(&quot;&quot;&quot; &amp; [.D131] &amp; &quot;&quot;&quot;, &quot; &amp; IF(OR([.A131]=&quot;no_error&quot;;NOT(ISERROR(SEARCH(&quot;__WARNING&quot;;[.A131])))); &quot;false&quot;; &quot;true&quot;) &amp; &quot;));&quot;)" office:value-type="string" office:string-value="items_.Add(authentication__invalid_guid, new ErrorItem(&quot;authentication - invalid guid&quot;, true));">
            <text:p>items_.Add(authentication__invalid_guid, new ErrorItem("authentication - invalid guid", true));</text:p>
          </table:table-cell>
          <table:table-cell table:formula="of:=IF([.A131]=&quot;&quot;;&quot;&quot;;&quot;  insert into &quot;&quot;LOG_Errortype&quot;&quot; (   &quot;&quot;IDErrortype&quot;&quot;,    &quot;&quot;Name&quot;&quot;  )  select    &quot; &amp; [.C131] &amp; &quot;,    '&quot; &amp; [.A131] &amp; &quot;'   where not exists (   select &quot;&quot;IDErrortype&quot;&quot;    from &quot;&quot;LOG_Errortype&quot;&quot;    where &quot;&quot;IDErrortype&quot;&quot; = &quot; &amp; [.C131] &amp; &quot;  );   update &quot;&quot;LOG_Errortype&quot;&quot;  set    &quot;&quot;Name&quot;&quot; = '&quot; &amp; [.A131] &amp; &quot;'  where    &quot;&quot;IDErrortype&quot;&quot; = &quot; &amp; [.C131] &amp; &quot;; &quot;)" office:value-type="string" office:string-value="  insert into &quot;LOG_Errortype&quot; (   &quot;IDErrortype&quot;,    &quot;Name&quot;  )  select    130,    'authentication__invalid_guid'   where not exists (   select &quot;IDErrortype&quot;    from &quot;LOG_Errortype&quot;    where &quot;IDErrortype&quot; = 130  );   update &quot;LOG_Errortype&quot;  set    &quot;Name&quot; = 'authentication__invalid_guid'  where    &quot;IDErrortype&quot; = 130; ">
            <text:p><text:s text:c="2"/>insert into "LOG_Errortype" ( <text:s text:c="2"/>"IDErrortype", <text:s text:c="3"/>"Name" <text:s/>) <text:s/>select <text:s text:c="3"/>130, <text:s text:c="3"/>'authentication__invalid_guid' <text:s text:c="2"/>where not exists ( <text:s text:c="2"/>select "IDErrortype" <text:s text:c="3"/>from "LOG_Errortype" <text:s text:c="3"/>where "IDErrortype" = 130 <text:s/>); <text:s text:c="2"/>update "LOG_Errortype" <text:s/>set <text:s text:c="3"/>"Name" = 'authentication__invalid_guid' <text:s/>where <text:s text:c="3"/>"IDErrortype" = 130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authentication__invalid_email</text:p>
          </table:table-cell>
          <table:table-cell/>
          <table:table-cell table:formula="of:=[.C131]+1" office:value-type="float" office:value="131">
            <text:p>131</text:p>
          </table:table-cell>
          <table:table-cell table:formula="of:=SUBSTITUTE(SUBSTITUTE(SUBSTITUTE([.A132];&quot;__WARNING&quot;;&quot;&quot;);&quot;__&quot;;&quot; - &quot;);&quot;_&quot;;&quot; &quot;)" office:value-type="string" office:string-value="authentication - invalid email">
            <text:p>authentication - invalid email</text:p>
          </table:table-cell>
          <table:table-cell table:formula="of:=IF([.A132]=&quot;&quot;;&quot;&quot;;&quot;public const int &quot; &amp; [.A132] &amp; &quot; = &quot; &amp; [.C132] &amp; &quot;;&quot;)" office:value-type="string" office:string-value="public const int authentication__invalid_email = 131;">
            <text:p>public const int authentication__invalid_email = 131;</text:p>
          </table:table-cell>
          <table:table-cell table:formula="of:=IF([.A132]=&quot;&quot;;&quot;&quot;;&quot;items_.Add(&quot; &amp; [.A132] &amp; &quot;, new ErrorItem(&quot;&quot;&quot; &amp; [.D132] &amp; &quot;&quot;&quot;, &quot; &amp; IF(OR([.A132]=&quot;no_error&quot;;NOT(ISERROR(SEARCH(&quot;__WARNING&quot;;[.A132])))); &quot;false&quot;; &quot;true&quot;) &amp; &quot;));&quot;)" office:value-type="string" office:string-value="items_.Add(authentication__invalid_email, new ErrorItem(&quot;authentication - invalid email&quot;, true));">
            <text:p>items_.Add(authentication__invalid_email, new ErrorItem("authentication - invalid email", true));</text:p>
          </table:table-cell>
          <table:table-cell table:formula="of:=IF([.A132]=&quot;&quot;;&quot;&quot;;&quot;  insert into &quot;&quot;LOG_Errortype&quot;&quot; (   &quot;&quot;IDErrortype&quot;&quot;,    &quot;&quot;Name&quot;&quot;  )  select    &quot; &amp; [.C132] &amp; &quot;,    '&quot; &amp; [.A132] &amp; &quot;'   where not exists (   select &quot;&quot;IDErrortype&quot;&quot;    from &quot;&quot;LOG_Errortype&quot;&quot;    where &quot;&quot;IDErrortype&quot;&quot; = &quot; &amp; [.C132] &amp; &quot;  );   update &quot;&quot;LOG_Errortype&quot;&quot;  set    &quot;&quot;Name&quot;&quot; = '&quot; &amp; [.A132] &amp; &quot;'  where    &quot;&quot;IDErrortype&quot;&quot; = &quot; &amp; [.C132] &amp; &quot;; &quot;)" office:value-type="string" office:string-value="  insert into &quot;LOG_Errortype&quot; (   &quot;IDErrortype&quot;,    &quot;Name&quot;  )  select    131,    'authentication__invalid_email'   where not exists (   select &quot;IDErrortype&quot;    from &quot;LOG_Errortype&quot;    where &quot;IDErrortype&quot; = 131  );   update &quot;LOG_Errortype&quot;  set    &quot;Name&quot; = 'authentication__invalid_email'  where    &quot;IDErrortype&quot; = 131; ">
            <text:p><text:s text:c="2"/>insert into "LOG_Errortype" ( <text:s text:c="2"/>"IDErrortype", <text:s text:c="3"/>"Name" <text:s/>) <text:s/>select <text:s text:c="3"/>131, <text:s text:c="3"/>'authentication__invalid_email' <text:s text:c="2"/>where not exists ( <text:s text:c="2"/>select "IDErrortype" <text:s text:c="3"/>from "LOG_Errortype" <text:s text:c="3"/>where "IDErrortype" = 131 <text:s/>); <text:s text:c="2"/>update "LOG_Errortype" <text:s/>set <text:s text:c="3"/>"Name" = 'authentication__invalid_email' <text:s/>where <text:s text:c="3"/>"IDErrortype" = 131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<text:span text:style-name="T1">authentication__guid_not_yours</text:span></text:p>
          </table:table-cell>
          <table:table-cell/>
          <table:table-cell table:formula="of:=[.C132]+1" office:value-type="float" office:value="132">
            <text:p>132</text:p>
          </table:table-cell>
          <table:table-cell table:formula="of:=SUBSTITUTE(SUBSTITUTE(SUBSTITUTE([.A133];&quot;__WARNING&quot;;&quot;&quot;);&quot;__&quot;;&quot; - &quot;);&quot;_&quot;;&quot; &quot;)" office:value-type="string" office:string-value="authentication - guid not yours">
            <text:p>authentication - guid not yours</text:p>
          </table:table-cell>
          <table:table-cell table:formula="of:=IF([.A133]=&quot;&quot;;&quot;&quot;;&quot;public const int &quot; &amp; [.A133] &amp; &quot; = &quot; &amp; [.C133] &amp; &quot;;&quot;)" office:value-type="string" office:string-value="public const int authentication__guid_not_yours = 132;">
            <text:p>public const int authentication__guid_not_yours = 132;</text:p>
          </table:table-cell>
          <table:table-cell table:formula="of:=IF([.A133]=&quot;&quot;;&quot;&quot;;&quot;items_.Add(&quot; &amp; [.A133] &amp; &quot;, new ErrorItem(&quot;&quot;&quot; &amp; [.D133] &amp; &quot;&quot;&quot;, &quot; &amp; IF(OR([.A133]=&quot;no_error&quot;;NOT(ISERROR(SEARCH(&quot;__WARNING&quot;;[.A133])))); &quot;false&quot;; &quot;true&quot;) &amp; &quot;));&quot;)" office:value-type="string" office:string-value="items_.Add(authentication__guid_not_yours, new ErrorItem(&quot;authentication - guid not yours&quot;, true));">
            <text:p>items_.Add(authentication__guid_not_yours, new ErrorItem("authentication - guid not yours", true));</text:p>
          </table:table-cell>
          <table:table-cell table:formula="of:=IF([.A133]=&quot;&quot;;&quot;&quot;;&quot;  insert into &quot;&quot;LOG_Errortype&quot;&quot; (   &quot;&quot;IDErrortype&quot;&quot;,    &quot;&quot;Name&quot;&quot;  )  select    &quot; &amp; [.C133] &amp; &quot;,    '&quot; &amp; [.A133] &amp; &quot;'   where not exists (   select &quot;&quot;IDErrortype&quot;&quot;    from &quot;&quot;LOG_Errortype&quot;&quot;    where &quot;&quot;IDErrortype&quot;&quot; = &quot; &amp; [.C133] &amp; &quot;  );   update &quot;&quot;LOG_Errortype&quot;&quot;  set    &quot;&quot;Name&quot;&quot; = '&quot; &amp; [.A133] &amp; &quot;'  where    &quot;&quot;IDErrortype&quot;&quot; = &quot; &amp; [.C133] &amp; &quot;; &quot;)" office:value-type="string" office:string-value="  insert into &quot;LOG_Errortype&quot; (   &quot;IDErrortype&quot;,    &quot;Name&quot;  )  select    132,    'authentication__guid_not_yours'   where not exists (   select &quot;IDErrortype&quot;    from &quot;LOG_Errortype&quot;    where &quot;IDErrortype&quot; = 132  );   update &quot;LOG_Errortype&quot;  set    &quot;Name&quot; = 'authentication__guid_not_yours'  where    &quot;IDErrortype&quot; = 132; ">
            <text:p><text:s text:c="2"/>insert into "LOG_Errortype" ( <text:s text:c="2"/>"IDErrortype", <text:s text:c="3"/>"Name" <text:s/>) <text:s/>select <text:s text:c="3"/>132, <text:s text:c="3"/>'authentication__guid_not_yours' <text:s text:c="2"/>where not exists ( <text:s text:c="2"/>select "IDErrortype" <text:s text:c="3"/>from "LOG_Errortype" <text:s text:c="3"/>where "IDErrortype" = 132 <text:s/>); <text:s text:c="2"/>update "LOG_Errortype" <text:s/>set <text:s text:c="3"/>"Name" = 'authentication__guid_not_yours' <text:s/>where <text:s text:c="3"/>"IDErrortype" = 132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authentication__no_such_user</text:p>
          </table:table-cell>
          <table:table-cell/>
          <table:table-cell table:formula="of:=[.C133]+1" office:value-type="float" office:value="133">
            <text:p>133</text:p>
          </table:table-cell>
          <table:table-cell table:formula="of:=SUBSTITUTE(SUBSTITUTE(SUBSTITUTE([.A134];&quot;__WARNING&quot;;&quot;&quot;);&quot;__&quot;;&quot; - &quot;);&quot;_&quot;;&quot; &quot;)" office:value-type="string" office:string-value="authentication - no such user">
            <text:p>authentication - no such user</text:p>
          </table:table-cell>
          <table:table-cell table:formula="of:=IF([.A134]=&quot;&quot;;&quot;&quot;;&quot;public const int &quot; &amp; [.A134] &amp; &quot; = &quot; &amp; [.C134] &amp; &quot;;&quot;)" office:value-type="string" office:string-value="public const int authentication__no_such_user = 133;">
            <text:p>public const int authentication__no_such_user = 133;</text:p>
          </table:table-cell>
          <table:table-cell table:formula="of:=IF([.A134]=&quot;&quot;;&quot;&quot;;&quot;items_.Add(&quot; &amp; [.A134] &amp; &quot;, new ErrorItem(&quot;&quot;&quot; &amp; [.D134] &amp; &quot;&quot;&quot;, &quot; &amp; IF(OR([.A134]=&quot;no_error&quot;;NOT(ISERROR(SEARCH(&quot;__WARNING&quot;;[.A134])))); &quot;false&quot;; &quot;true&quot;) &amp; &quot;));&quot;)" office:value-type="string" office:string-value="items_.Add(authentication__no_such_user, new ErrorItem(&quot;authentication - no such user&quot;, true));">
            <text:p>items_.Add(authentication__no_such_user, new ErrorItem("authentication - no such user", true));</text:p>
          </table:table-cell>
          <table:table-cell table:formula="of:=IF([.A134]=&quot;&quot;;&quot;&quot;;&quot;  insert into &quot;&quot;LOG_Errortype&quot;&quot; (   &quot;&quot;IDErrortype&quot;&quot;,    &quot;&quot;Name&quot;&quot;  )  select    &quot; &amp; [.C134] &amp; &quot;,    '&quot; &amp; [.A134] &amp; &quot;'   where not exists (   select &quot;&quot;IDErrortype&quot;&quot;    from &quot;&quot;LOG_Errortype&quot;&quot;    where &quot;&quot;IDErrortype&quot;&quot; = &quot; &amp; [.C134] &amp; &quot;  );   update &quot;&quot;LOG_Errortype&quot;&quot;  set    &quot;&quot;Name&quot;&quot; = '&quot; &amp; [.A134] &amp; &quot;'  where    &quot;&quot;IDErrortype&quot;&quot; = &quot; &amp; [.C134] &amp; &quot;; &quot;)" office:value-type="string" office:string-value="  insert into &quot;LOG_Errortype&quot; (   &quot;IDErrortype&quot;,    &quot;Name&quot;  )  select    133,    'authentication__no_such_user'   where not exists (   select &quot;IDErrortype&quot;    from &quot;LOG_Errortype&quot;    where &quot;IDErrortype&quot; = 133  );   update &quot;LOG_Errortype&quot;  set    &quot;Name&quot; = 'authentication__no_such_user'  where    &quot;IDErrortype&quot; = 133; ">
            <text:p><text:s text:c="2"/>insert into "LOG_Errortype" ( <text:s text:c="2"/>"IDErrortype", <text:s text:c="3"/>"Name" <text:s/>) <text:s/>select <text:s text:c="3"/>133, <text:s text:c="3"/>'authentication__no_such_user' <text:s text:c="2"/>where not exists ( <text:s text:c="2"/>select "IDErrortype" <text:s text:c="3"/>from "LOG_Errortype" <text:s text:c="3"/>where "IDErrortype" = 133 <text:s/>); <text:s text:c="2"/>update "LOG_Errortype" <text:s/>set <text:s text:c="3"/>"Name" = 'authentication__no_such_user' <text:s/>where <text:s text:c="3"/>"IDErrortype" = 133; </text:p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134]+1" office:value-type="float" office:value="134">
            <text:p>134</text:p>
          </table:table-cell>
          <table:table-cell table:formula="of:=SUBSTITUTE(SUBSTITUTE(SUBSTITUTE([.A135];&quot;__WARNING&quot;;&quot;&quot;);&quot;__&quot;;&quot; - &quot;);&quot;_&quot;;&quot; &quot;)">
            <text:p/>
          </table:table-cell>
          <table:table-cell table:formula="of:=IF([.A135]=&quot;&quot;;&quot;&quot;;&quot;public const int &quot; &amp; [.A135] &amp; &quot; = &quot; &amp; [.C135] &amp; &quot;;&quot;)">
            <text:p/>
          </table:table-cell>
          <table:table-cell table:formula="of:=IF([.A135]=&quot;&quot;;&quot;&quot;;&quot;items_.Add(&quot; &amp; [.A135] &amp; &quot;, new ErrorItem(&quot;&quot;&quot; &amp; [.D135] &amp; &quot;&quot;&quot;, &quot; &amp; IF(OR([.A135]=&quot;no_error&quot;;NOT(ISERROR(SEARCH(&quot;__WARNING&quot;;[.A135])))); &quot;false&quot;; &quot;true&quot;) &amp; &quot;));&quot;)">
            <text:p/>
          </table:table-cell>
          <table:table-cell table:formula="of:=IF([.A135]=&quot;&quot;;&quot;&quot;;&quot;  insert into &quot;&quot;LOG_Errortype&quot;&quot; (   &quot;&quot;IDErrortype&quot;&quot;,    &quot;&quot;Name&quot;&quot;  )  select    &quot; &amp; [.C135] &amp; &quot;,    '&quot; &amp; [.A135] &amp; &quot;'   where not exists (   select &quot;&quot;IDErrortype&quot;&quot;    from &quot;&quot;LOG_Errortype&quot;&quot;    where &quot;&quot;IDErrortype&quot;&quot; = &quot; &amp; [.C135] &amp; &quot;  );   update &quot;&quot;LOG_Errortype&quot;&quot;  set    &quot;&quot;Name&quot;&quot; = '&quot; &amp; [.A135] &amp; &quot;'  where    &quot;&quot;IDErrortype&quot;&quot; = &quot; &amp; [.C13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135]+1" office:value-type="float" office:value="135">
            <text:p>135</text:p>
          </table:table-cell>
          <table:table-cell table:formula="of:=SUBSTITUTE(SUBSTITUTE(SUBSTITUTE([.A136];&quot;__WARNING&quot;;&quot;&quot;);&quot;__&quot;;&quot; - &quot;);&quot;_&quot;;&quot; &quot;)">
            <text:p/>
          </table:table-cell>
          <table:table-cell table:formula="of:=IF([.A136]=&quot;&quot;;&quot;&quot;;&quot;public const int &quot; &amp; [.A136] &amp; &quot; = &quot; &amp; [.C136] &amp; &quot;;&quot;)">
            <text:p/>
          </table:table-cell>
          <table:table-cell table:formula="of:=IF([.A136]=&quot;&quot;;&quot;&quot;;&quot;items_.Add(&quot; &amp; [.A136] &amp; &quot;, new ErrorItem(&quot;&quot;&quot; &amp; [.D136] &amp; &quot;&quot;&quot;, &quot; &amp; IF(OR([.A136]=&quot;no_error&quot;;NOT(ISERROR(SEARCH(&quot;__WARNING&quot;;[.A136])))); &quot;false&quot;; &quot;true&quot;) &amp; &quot;));&quot;)">
            <text:p/>
          </table:table-cell>
          <table:table-cell table:formula="of:=IF([.A136]=&quot;&quot;;&quot;&quot;;&quot;  insert into &quot;&quot;LOG_Errortype&quot;&quot; (   &quot;&quot;IDErrortype&quot;&quot;,    &quot;&quot;Name&quot;&quot;  )  select    &quot; &amp; [.C136] &amp; &quot;,    '&quot; &amp; [.A136] &amp; &quot;'   where not exists (   select &quot;&quot;IDErrortype&quot;&quot;    from &quot;&quot;LOG_Errortype&quot;&quot;    where &quot;&quot;IDErrortype&quot;&quot; = &quot; &amp; [.C136] &amp; &quot;  );   update &quot;&quot;LOG_Errortype&quot;&quot;  set    &quot;&quot;Name&quot;&quot; = '&quot; &amp; [.A136] &amp; &quot;'  where    &quot;&quot;IDErrortype&quot;&quot; = &quot; &amp; [.C13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136]+1" office:value-type="float" office:value="136">
            <text:p>136</text:p>
          </table:table-cell>
          <table:table-cell table:formula="of:=SUBSTITUTE(SUBSTITUTE(SUBSTITUTE([.A137];&quot;__WARNING&quot;;&quot;&quot;);&quot;__&quot;;&quot; - &quot;);&quot;_&quot;;&quot; &quot;)">
            <text:p/>
          </table:table-cell>
          <table:table-cell table:formula="of:=IF([.A137]=&quot;&quot;;&quot;&quot;;&quot;public const int &quot; &amp; [.A137] &amp; &quot; = &quot; &amp; [.C137] &amp; &quot;;&quot;)">
            <text:p/>
          </table:table-cell>
          <table:table-cell table:formula="of:=IF([.A137]=&quot;&quot;;&quot;&quot;;&quot;items_.Add(&quot; &amp; [.A137] &amp; &quot;, new ErrorItem(&quot;&quot;&quot; &amp; [.D137] &amp; &quot;&quot;&quot;, &quot; &amp; IF(OR([.A137]=&quot;no_error&quot;;NOT(ISERROR(SEARCH(&quot;__WARNING&quot;;[.A137])))); &quot;false&quot;; &quot;true&quot;) &amp; &quot;));&quot;)">
            <text:p/>
          </table:table-cell>
          <table:table-cell table:formula="of:=IF([.A137]=&quot;&quot;;&quot;&quot;;&quot;  insert into &quot;&quot;LOG_Errortype&quot;&quot; (   &quot;&quot;IDErrortype&quot;&quot;,    &quot;&quot;Name&quot;&quot;  )  select    &quot; &amp; [.C137] &amp; &quot;,    '&quot; &amp; [.A137] &amp; &quot;'   where not exists (   select &quot;&quot;IDErrortype&quot;&quot;    from &quot;&quot;LOG_Errortype&quot;&quot;    where &quot;&quot;IDErrortype&quot;&quot; = &quot; &amp; [.C137] &amp; &quot;  );   update &quot;&quot;LOG_Errortype&quot;&quot;  set    &quot;&quot;Name&quot;&quot; = '&quot; &amp; [.A137] &amp; &quot;'  where    &quot;&quot;IDErrortype&quot;&quot; = &quot; &amp; [.C137] &amp; &quot;; &quot;)">
            <text:p/>
          </table:table-cell>
          <table:table-cell table:number-columns-repeated="1017"/>
        </table:table-row>
        <table:table-row table:style-name="ro1" table:number-rows-repeated="65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mitionType" table:style-name="ta1" table:print="false">
        <table:table-column table:style-name="co9" table:default-cell-style-name="ce12"/>
        <table:table-column table:style-name="co2" table:default-cell-style-name="ce14"/>
        <table:table-column table:style-name="co3" table:default-cell-style-name="ce15"/>
        <table:table-column table:style-name="co10" table:default-cell-style-name="ce16"/>
        <table:table-column table:style-name="co11" table:default-cell-style-name="ce15"/>
        <table:table-column table:style-name="co12" table:default-cell-style-name="ce15"/>
        <table:table-column table:style-name="co13" table:default-cell-style-name="ce12"/>
        <table:table-column table:style-name="co14" table:default-cell-style-name="ce12"/>
        <table:table-column table:style-name="co8" table:number-columns-repeated="1016" table:default-cell-style-name="ce12"/>
        <table:table-row table:style-name="ro1">
          <table:table-cell table:style-name="ce1" office:value-type="string">
            <text:p>User__select</text:p>
          </table:table-cell>
          <table:table-cell table:style-name="ce13"/>
          <table:table-cell office:value-type="float" office:value="1">
            <text:p>1</text:p>
          </table:table-cell>
          <table:table-cell table:formula="of:=SUBSTITUTE(SUBSTITUTE(SUBSTITUTE([.A1];&quot;__WARNING&quot;;&quot;&quot;);&quot;__&quot;;&quot; - &quot;);&quot;_&quot;;&quot; &quot;)" office:value-type="string" office:string-value="User - select">
            <text:p>User - select</text:p>
          </table:table-cell>
          <table:table-cell table:formula="of:=IF([.A1]=&quot;&quot;;&quot;&quot;;&quot;public const int &quot; &amp; [.A1] &amp; &quot; = &quot; &amp; [.C1] &amp; &quot;;&quot;)" office:value-type="string" office:string-value="public const int User__select = 1;">
            <text:p>public const int User__select = 1;</text:p>
          </table:table-cell>
          <table:table-cell table:style-name="ce17" table:formula="of:=IF([.A1]=&quot;&quot;;&quot;&quot;;&quot;items_.Add(&quot; &amp; [.A1] &amp; &quot;, new PseudoEnumItem(&quot;&quot;&quot; &amp; [.D1] &amp; &quot;&quot;&quot;));&quot;)" office:value-type="string" office:string-value="items_.Add(User__select, new PseudoEnumItem(&quot;User - select&quot;));">
            <text:p>items_.Add(User__select, new PseudoEnumItem("User - select"));</text:p>
          </table:table-cell>
          <table:table-cell table:formula="of:=IF([.A1]=&quot;&quot;;&quot;&quot;;&quot;  insert into &quot;&quot;CRD_Permition&quot;&quot; (   &quot;&quot;IDPermition&quot;&quot;,    &quot;&quot;Name&quot;&quot;  )  select    &quot; &amp; [.C1] &amp; &quot;,    '&quot; &amp; [.A1] &amp; &quot;'   where not exists (   select &quot;&quot;IDPermition&quot;&quot;    from &quot;&quot;CRD_Permition&quot;&quot;    where &quot;&quot;IDPermition&quot;&quot; = &quot; &amp; [.C1] &amp; &quot;  );   update &quot;&quot;CRD_Permition&quot;&quot;  set    &quot;&quot;Name&quot;&quot; = '&quot; &amp; [.A1] &amp; &quot;'  where    &quot;&quot;IDPermition&quot;&quot; = &quot; &amp; [.C1] &amp; &quot;; &quot;)" office:value-type="string" office:string-value="  insert into &quot;CRD_Permition&quot; (   &quot;IDPermition&quot;,    &quot;Name&quot;  )  select    1,    'User__select'   where not exists (   select &quot;IDPermition&quot;    from &quot;CRD_Permition&quot;    where &quot;IDPermition&quot; = 1  );   update &quot;CRD_Permition&quot;  set    &quot;Name&quot; = 'User__select'  where    &quot;IDPermition&quot; = 1; ">
            <text:p><text:s text:c="2"/>insert into "CRD_Permition" ( <text:s text:c="2"/>"IDPermition", <text:s text:c="3"/>"Name" <text:s/>) <text:s/>select <text:s text:c="3"/>1, <text:s text:c="3"/>'User__select' <text:s text:c="2"/>where not exists ( <text:s text:c="2"/>select "IDPermition" <text:s text:c="3"/>from "CRD_Permition" <text:s text:c="3"/>where "IDPermition" = 1 <text:s/>); <text:s text:c="2"/>update "CRD_Permition" <text:s/>set <text:s text:c="3"/>"Name" = 'User__select' <text:s/>where <text:s text:c="3"/>"IDPermition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insert</text:p>
          </table:table-cell>
          <table:table-cell table:style-name="ce13"/>
          <table:table-cell table:formula="of:=[.C1]+1" office:value-type="float" office:value="2">
            <text:p>2</text:p>
          </table:table-cell>
          <table:table-cell table:formula="of:=SUBSTITUTE(SUBSTITUTE(SUBSTITUTE([.A2];&quot;__WARNING&quot;;&quot;&quot;);&quot;__&quot;;&quot; - &quot;);&quot;_&quot;;&quot; &quot;)" office:value-type="string" office:string-value="User - insert">
            <text:p>User - insert</text:p>
          </table:table-cell>
          <table:table-cell table:formula="of:=IF([.A2]=&quot;&quot;;&quot;&quot;;&quot;public const int &quot; &amp; [.A2] &amp; &quot; = &quot; &amp; [.C2] &amp; &quot;;&quot;)" office:value-type="string" office:string-value="public const int User__insert = 2;">
            <text:p>public const int User__insert = 2;</text:p>
          </table:table-cell>
          <table:table-cell table:style-name="ce17" table:formula="of:=IF([.A2]=&quot;&quot;;&quot;&quot;;&quot;items_.Add(&quot; &amp; [.A2] &amp; &quot;, new PseudoEnumItem(&quot;&quot;&quot; &amp; [.D2] &amp; &quot;&quot;&quot;));&quot;)" office:value-type="string" office:string-value="items_.Add(User__insert, new PseudoEnumItem(&quot;User - insert&quot;));">
            <text:p>items_.Add(User__insert, new PseudoEnumItem("User - insert"));</text:p>
          </table:table-cell>
          <table:table-cell table:formula="of:=IF([.A2]=&quot;&quot;;&quot;&quot;;&quot;  insert into &quot;&quot;CRD_Permition&quot;&quot; (   &quot;&quot;IDPermition&quot;&quot;,    &quot;&quot;Name&quot;&quot;  )  select    &quot; &amp; [.C2] &amp; &quot;,    '&quot; &amp; [.A2] &amp; &quot;'   where not exists (   select &quot;&quot;IDPermition&quot;&quot;    from &quot;&quot;CRD_Permition&quot;&quot;    where &quot;&quot;IDPermition&quot;&quot; = &quot; &amp; [.C2] &amp; &quot;  );   update &quot;&quot;CRD_Permition&quot;&quot;  set    &quot;&quot;Name&quot;&quot; = '&quot; &amp; [.A2] &amp; &quot;'  where    &quot;&quot;IDPermition&quot;&quot; = &quot; &amp; [.C2] &amp; &quot;; &quot;)" office:value-type="string" office:string-value="  insert into &quot;CRD_Permition&quot; (   &quot;IDPermition&quot;,    &quot;Name&quot;  )  select    2,    'User__insert'   where not exists (   select &quot;IDPermition&quot;    from &quot;CRD_Permition&quot;    where &quot;IDPermition&quot; = 2  );   update &quot;CRD_Permition&quot;  set    &quot;Name&quot; = 'User__insert'  where    &quot;IDPermition&quot; = 2; ">
            <text:p><text:s text:c="2"/>insert into "CRD_Permition" ( <text:s text:c="2"/>"IDPermition", <text:s text:c="3"/>"Name" <text:s/>) <text:s/>select <text:s text:c="3"/>2, <text:s text:c="3"/>'User__insert' <text:s text:c="2"/>where not exists ( <text:s text:c="2"/>select "IDPermition" <text:s text:c="3"/>from "CRD_Permition" <text:s text:c="3"/>where "IDPermition" = 2 <text:s/>); <text:s text:c="2"/>update "CRD_Permition" <text:s/>set <text:s text:c="3"/>"Name" = 'User__insert' <text:s/>where <text:s text:c="3"/>"IDPermition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update</text:p>
          </table:table-cell>
          <table:table-cell table:style-name="ce13"/>
          <table:table-cell table:formula="of:=[.C2]+1" office:value-type="float" office:value="3">
            <text:p>3</text:p>
          </table:table-cell>
          <table:table-cell table:formula="of:=SUBSTITUTE(SUBSTITUTE(SUBSTITUTE([.A3];&quot;__WARNING&quot;;&quot;&quot;);&quot;__&quot;;&quot; - &quot;);&quot;_&quot;;&quot; &quot;)" office:value-type="string" office:string-value="User - update">
            <text:p>User - update</text:p>
          </table:table-cell>
          <table:table-cell table:formula="of:=IF([.A3]=&quot;&quot;;&quot;&quot;;&quot;public const int &quot; &amp; [.A3] &amp; &quot; = &quot; &amp; [.C3] &amp; &quot;;&quot;)" office:value-type="string" office:string-value="public const int User__update = 3;">
            <text:p>public const int User__update = 3;</text:p>
          </table:table-cell>
          <table:table-cell table:style-name="ce17" table:formula="of:=IF([.A3]=&quot;&quot;;&quot;&quot;;&quot;items_.Add(&quot; &amp; [.A3] &amp; &quot;, new PseudoEnumItem(&quot;&quot;&quot; &amp; [.D3] &amp; &quot;&quot;&quot;));&quot;)" office:value-type="string" office:string-value="items_.Add(User__update, new PseudoEnumItem(&quot;User - update&quot;));">
            <text:p>items_.Add(User__update, new PseudoEnumItem("User - update"));</text:p>
          </table:table-cell>
          <table:table-cell table:formula="of:=IF([.A3]=&quot;&quot;;&quot;&quot;;&quot;  insert into &quot;&quot;CRD_Permition&quot;&quot; (   &quot;&quot;IDPermition&quot;&quot;,    &quot;&quot;Name&quot;&quot;  )  select    &quot; &amp; [.C3] &amp; &quot;,    '&quot; &amp; [.A3] &amp; &quot;'   where not exists (   select &quot;&quot;IDPermition&quot;&quot;    from &quot;&quot;CRD_Permition&quot;&quot;    where &quot;&quot;IDPermition&quot;&quot; = &quot; &amp; [.C3] &amp; &quot;  );   update &quot;&quot;CRD_Permition&quot;&quot;  set    &quot;&quot;Name&quot;&quot; = '&quot; &amp; [.A3] &amp; &quot;'  where    &quot;&quot;IDPermition&quot;&quot; = &quot; &amp; [.C3] &amp; &quot;; &quot;)" office:value-type="string" office:string-value="  insert into &quot;CRD_Permition&quot; (   &quot;IDPermition&quot;,    &quot;Name&quot;  )  select    3,    'User__update'   where not exists (   select &quot;IDPermition&quot;    from &quot;CRD_Permition&quot;    where &quot;IDPermition&quot; = 3  );   update &quot;CRD_Permition&quot;  set    &quot;Name&quot; = 'User__update'  where    &quot;IDPermition&quot; = 3; ">
            <text:p><text:s text:c="2"/>insert into "CRD_Permition" ( <text:s text:c="2"/>"IDPermition", <text:s text:c="3"/>"Name" <text:s/>) <text:s/>select <text:s text:c="3"/>3, <text:s text:c="3"/>'User__update' <text:s text:c="2"/>where not exists ( <text:s text:c="2"/>select "IDPermition" <text:s text:c="3"/>from "CRD_Permition" <text:s text:c="3"/>where "IDPermition" = 3 <text:s/>); <text:s text:c="2"/>update "CRD_Permition" <text:s/>set <text:s text:c="3"/>"Name" = 'User__update' <text:s/>where <text:s text:c="3"/>"IDPermition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delete</text:p>
          </table:table-cell>
          <table:table-cell table:style-name="ce13"/>
          <table:table-cell table:formula="of:=[.C3]+1" office:value-type="float" office:value="4">
            <text:p>4</text:p>
          </table:table-cell>
          <table:table-cell table:formula="of:=SUBSTITUTE(SUBSTITUTE(SUBSTITUTE([.A4];&quot;__WARNING&quot;;&quot;&quot;);&quot;__&quot;;&quot; - &quot;);&quot;_&quot;;&quot; &quot;)" office:value-type="string" office:string-value="User - delete">
            <text:p>User - delete</text:p>
          </table:table-cell>
          <table:table-cell table:formula="of:=IF([.A4]=&quot;&quot;;&quot;&quot;;&quot;public const int &quot; &amp; [.A4] &amp; &quot; = &quot; &amp; [.C4] &amp; &quot;;&quot;)" office:value-type="string" office:string-value="public const int User__delete = 4;">
            <text:p>public const int User__delete = 4;</text:p>
          </table:table-cell>
          <table:table-cell table:style-name="ce17" table:formula="of:=IF([.A4]=&quot;&quot;;&quot;&quot;;&quot;items_.Add(&quot; &amp; [.A4] &amp; &quot;, new PseudoEnumItem(&quot;&quot;&quot; &amp; [.D4] &amp; &quot;&quot;&quot;));&quot;)" office:value-type="string" office:string-value="items_.Add(User__delete, new PseudoEnumItem(&quot;User - delete&quot;));">
            <text:p>items_.Add(User__delete, new PseudoEnumItem("User - delete"));</text:p>
          </table:table-cell>
          <table:table-cell table:formula="of:=IF([.A4]=&quot;&quot;;&quot;&quot;;&quot;  insert into &quot;&quot;CRD_Permition&quot;&quot; (   &quot;&quot;IDPermition&quot;&quot;,    &quot;&quot;Name&quot;&quot;  )  select    &quot; &amp; [.C4] &amp; &quot;,    '&quot; &amp; [.A4] &amp; &quot;'   where not exists (   select &quot;&quot;IDPermition&quot;&quot;    from &quot;&quot;CRD_Permition&quot;&quot;    where &quot;&quot;IDPermition&quot;&quot; = &quot; &amp; [.C4] &amp; &quot;  );   update &quot;&quot;CRD_Permition&quot;&quot;  set    &quot;&quot;Name&quot;&quot; = '&quot; &amp; [.A4] &amp; &quot;'  where    &quot;&quot;IDPermition&quot;&quot; = &quot; &amp; [.C4] &amp; &quot;; &quot;)" office:value-type="string" office:string-value="  insert into &quot;CRD_Permition&quot; (   &quot;IDPermition&quot;,    &quot;Name&quot;  )  select    4,    'User__delete'   where not exists (   select &quot;IDPermition&quot;    from &quot;CRD_Permition&quot;    where &quot;IDPermition&quot; = 4  );   update &quot;CRD_Permition&quot;  set    &quot;Name&quot; = 'User__delete'  where    &quot;IDPermition&quot; = 4; ">
            <text:p><text:s text:c="2"/>insert into "CRD_Permition" ( <text:s text:c="2"/>"IDPermition", <text:s text:c="3"/>"Name" <text:s/>) <text:s/>select <text:s text:c="3"/>4, <text:s text:c="3"/>'User__delete' <text:s text:c="2"/>where not exists ( <text:s text:c="2"/>select "IDPermition" <text:s text:c="3"/>from "CRD_Permition" <text:s text:c="3"/>where "IDPermition" = 4 <text:s/>); <text:s text:c="2"/>update "CRD_Permition" <text:s/>set <text:s text:c="3"/>"Name" = 'User__delete' <text:s/>where <text:s text:c="3"/>"IDPermition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_read</text:p>
          </table:table-cell>
          <table:table-cell table:style-name="ce13"/>
          <table:table-cell table:formula="of:=[.C4]+1" office:value-type="float" office:value="5">
            <text:p>5</text:p>
          </table:table-cell>
          <table:table-cell table:formula="of:=SUBSTITUTE(SUBSTITUTE(SUBSTITUTE([.A5];&quot;__WARNING&quot;;&quot;&quot;);&quot;__&quot;;&quot; - &quot;);&quot;_&quot;;&quot; &quot;)" office:value-type="string" office:string-value="Log - mark read">
            <text:p>Log - mark read</text:p>
          </table:table-cell>
          <table:table-cell table:formula="of:=IF([.A5]=&quot;&quot;;&quot;&quot;;&quot;public const int &quot; &amp; [.A5] &amp; &quot; = &quot; &amp; [.C5] &amp; &quot;;&quot;)" office:value-type="string" office:string-value="public const int Log__mark_read = 5;">
            <text:p>public const int Log__mark_read = 5;</text:p>
          </table:table-cell>
          <table:table-cell table:style-name="ce17" table:formula="of:=IF([.A5]=&quot;&quot;;&quot;&quot;;&quot;items_.Add(&quot; &amp; [.A5] &amp; &quot;, new PseudoEnumItem(&quot;&quot;&quot; &amp; [.D5] &amp; &quot;&quot;&quot;));&quot;)" office:value-type="string" office:string-value="items_.Add(Log__mark_read, new PseudoEnumItem(&quot;Log - mark read&quot;));">
            <text:p>items_.Add(Log__mark_read, new PseudoEnumItem("Log - mark read"));</text:p>
          </table:table-cell>
          <table:table-cell table:formula="of:=IF([.A5]=&quot;&quot;;&quot;&quot;;&quot;  insert into &quot;&quot;CRD_Permition&quot;&quot; (   &quot;&quot;IDPermition&quot;&quot;,    &quot;&quot;Name&quot;&quot;  )  select    &quot; &amp; [.C5] &amp; &quot;,    '&quot; &amp; [.A5] &amp; &quot;'   where not exists (   select &quot;&quot;IDPermition&quot;&quot;    from &quot;&quot;CRD_Permition&quot;&quot;    where &quot;&quot;IDPermition&quot;&quot; = &quot; &amp; [.C5] &amp; &quot;  );   update &quot;&quot;CRD_Permition&quot;&quot;  set    &quot;&quot;Name&quot;&quot; = '&quot; &amp; [.A5] &amp; &quot;'  where    &quot;&quot;IDPermition&quot;&quot; = &quot; &amp; [.C5] &amp; &quot;; &quot;)" office:value-type="string" office:string-value="  insert into &quot;CRD_Permition&quot; (   &quot;IDPermition&quot;,    &quot;Name&quot;  )  select    5,    'Log__mark_read'   where not exists (   select &quot;IDPermition&quot;    from &quot;CRD_Permition&quot;    where &quot;IDPermition&quot; = 5  );   update &quot;CRD_Permition&quot;  set    &quot;Name&quot; = 'Log__mark_read'  where    &quot;IDPermition&quot; = 5; ">
            <text:p><text:s text:c="2"/>insert into "CRD_Permition" ( <text:s text:c="2"/>"IDPermition", <text:s text:c="3"/>"Name" <text:s/>) <text:s/>select <text:s text:c="3"/>5, <text:s text:c="3"/>'Log__mark_read' <text:s text:c="2"/>where not exists ( <text:s text:c="2"/>select "IDPermition" <text:s text:c="3"/>from "CRD_Permition" <text:s text:c="3"/>where "IDPermition" = 5 <text:s/>); <text:s text:c="2"/>update "CRD_Permition" <text:s/>set <text:s text:c="3"/>"Name" = 'Log__mark_read' <text:s/>where <text:s text:c="3"/>"IDPermition" = 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select</text:p>
          </table:table-cell>
          <table:table-cell table:style-name="ce13"/>
          <table:table-cell table:formula="of:=[.C5]+1" office:value-type="float" office:value="6">
            <text:p>6</text:p>
          </table:table-cell>
          <table:table-cell table:formula="of:=SUBSTITUTE(SUBSTITUTE(SUBSTITUTE([.A6];&quot;__WARNING&quot;;&quot;&quot;);&quot;__&quot;;&quot; - &quot;);&quot;_&quot;;&quot; &quot;)" office:value-type="string" office:string-value="Profile - select">
            <text:p>Profile - select</text:p>
          </table:table-cell>
          <table:table-cell table:formula="of:=IF([.A6]=&quot;&quot;;&quot;&quot;;&quot;public const int &quot; &amp; [.A6] &amp; &quot; = &quot; &amp; [.C6] &amp; &quot;;&quot;)" office:value-type="string" office:string-value="public const int Profile__select = 6;">
            <text:p>public const int Profile__select = 6;</text:p>
          </table:table-cell>
          <table:table-cell table:style-name="ce17" table:formula="of:=IF([.A6]=&quot;&quot;;&quot;&quot;;&quot;items_.Add(&quot; &amp; [.A6] &amp; &quot;, new PseudoEnumItem(&quot;&quot;&quot; &amp; [.D6] &amp; &quot;&quot;&quot;));&quot;)" office:value-type="string" office:string-value="items_.Add(Profile__select, new PseudoEnumItem(&quot;Profile - select&quot;));">
            <text:p>items_.Add(Profile__select, new PseudoEnumItem("Profile - select"));</text:p>
          </table:table-cell>
          <table:table-cell table:formula="of:=IF([.A6]=&quot;&quot;;&quot;&quot;;&quot;  insert into &quot;&quot;CRD_Permition&quot;&quot; (   &quot;&quot;IDPermition&quot;&quot;,    &quot;&quot;Name&quot;&quot;  )  select    &quot; &amp; [.C6] &amp; &quot;,    '&quot; &amp; [.A6] &amp; &quot;'   where not exists (   select &quot;&quot;IDPermition&quot;&quot;    from &quot;&quot;CRD_Permition&quot;&quot;    where &quot;&quot;IDPermition&quot;&quot; = &quot; &amp; [.C6] &amp; &quot;  );   update &quot;&quot;CRD_Permition&quot;&quot;  set    &quot;&quot;Name&quot;&quot; = '&quot; &amp; [.A6] &amp; &quot;'  where    &quot;&quot;IDPermition&quot;&quot; = &quot; &amp; [.C6] &amp; &quot;; &quot;)" office:value-type="string" office:string-value="  insert into &quot;CRD_Permition&quot; (   &quot;IDPermition&quot;,    &quot;Name&quot;  )  select    6,    'Profile__select'   where not exists (   select &quot;IDPermition&quot;    from &quot;CRD_Permition&quot;    where &quot;IDPermition&quot; = 6  );   update &quot;CRD_Permition&quot;  set    &quot;Name&quot; = 'Profile__select'  where    &quot;IDPermition&quot; = 6; ">
            <text:p><text:s text:c="2"/>insert into "CRD_Permition" ( <text:s text:c="2"/>"IDPermition", <text:s text:c="3"/>"Name" <text:s/>) <text:s/>select <text:s text:c="3"/>6, <text:s text:c="3"/>'Profile__select' <text:s text:c="2"/>where not exists ( <text:s text:c="2"/>select "IDPermition" <text:s text:c="3"/>from "CRD_Permition" <text:s text:c="3"/>where "IDPermition" = 6 <text:s/>); <text:s text:c="2"/>update "CRD_Permition" <text:s/>set <text:s text:c="3"/>"Name" = 'Profile__select' <text:s/>where <text:s text:c="3"/>"IDPermition" = 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insert</text:p>
          </table:table-cell>
          <table:table-cell table:style-name="ce13"/>
          <table:table-cell table:formula="of:=[.C6]+1" office:value-type="float" office:value="7">
            <text:p>7</text:p>
          </table:table-cell>
          <table:table-cell table:formula="of:=SUBSTITUTE(SUBSTITUTE(SUBSTITUTE([.A7];&quot;__WARNING&quot;;&quot;&quot;);&quot;__&quot;;&quot; - &quot;);&quot;_&quot;;&quot; &quot;)" office:value-type="string" office:string-value="Profile - insert">
            <text:p>Profile - insert</text:p>
          </table:table-cell>
          <table:table-cell table:formula="of:=IF([.A7]=&quot;&quot;;&quot;&quot;;&quot;public const int &quot; &amp; [.A7] &amp; &quot; = &quot; &amp; [.C7] &amp; &quot;;&quot;)" office:value-type="string" office:string-value="public const int Profile__insert = 7;">
            <text:p>public const int Profile__insert = 7;</text:p>
          </table:table-cell>
          <table:table-cell table:style-name="ce17" table:formula="of:=IF([.A7]=&quot;&quot;;&quot;&quot;;&quot;items_.Add(&quot; &amp; [.A7] &amp; &quot;, new PseudoEnumItem(&quot;&quot;&quot; &amp; [.D7] &amp; &quot;&quot;&quot;));&quot;)" office:value-type="string" office:string-value="items_.Add(Profile__insert, new PseudoEnumItem(&quot;Profile - insert&quot;));">
            <text:p>items_.Add(Profile__insert, new PseudoEnumItem("Profile - insert"));</text:p>
          </table:table-cell>
          <table:table-cell table:formula="of:=IF([.A7]=&quot;&quot;;&quot;&quot;;&quot;  insert into &quot;&quot;CRD_Permition&quot;&quot; (   &quot;&quot;IDPermition&quot;&quot;,    &quot;&quot;Name&quot;&quot;  )  select    &quot; &amp; [.C7] &amp; &quot;,    '&quot; &amp; [.A7] &amp; &quot;'   where not exists (   select &quot;&quot;IDPermition&quot;&quot;    from &quot;&quot;CRD_Permition&quot;&quot;    where &quot;&quot;IDPermition&quot;&quot; = &quot; &amp; [.C7] &amp; &quot;  );   update &quot;&quot;CRD_Permition&quot;&quot;  set    &quot;&quot;Name&quot;&quot; = '&quot; &amp; [.A7] &amp; &quot;'  where    &quot;&quot;IDPermition&quot;&quot; = &quot; &amp; [.C7] &amp; &quot;; &quot;)" office:value-type="string" office:string-value="  insert into &quot;CRD_Permition&quot; (   &quot;IDPermition&quot;,    &quot;Name&quot;  )  select    7,    'Profile__insert'   where not exists (   select &quot;IDPermition&quot;    from &quot;CRD_Permition&quot;    where &quot;IDPermition&quot; = 7  );   update &quot;CRD_Permition&quot;  set    &quot;Name&quot; = 'Profile__insert'  where    &quot;IDPermition&quot; = 7; ">
            <text:p><text:s text:c="2"/>insert into "CRD_Permition" ( <text:s text:c="2"/>"IDPermition", <text:s text:c="3"/>"Name" <text:s/>) <text:s/>select <text:s text:c="3"/>7, <text:s text:c="3"/>'Profile__insert' <text:s text:c="2"/>where not exists ( <text:s text:c="2"/>select "IDPermition" <text:s text:c="3"/>from "CRD_Permition" <text:s text:c="3"/>where "IDPermition" = 7 <text:s/>); <text:s text:c="2"/>update "CRD_Permition" <text:s/>set <text:s text:c="3"/>"Name" = 'Profile__insert' <text:s/>where <text:s text:c="3"/>"IDPermition" = 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update</text:p>
          </table:table-cell>
          <table:table-cell table:style-name="ce13"/>
          <table:table-cell table:formula="of:=[.C7]+1" office:value-type="float" office:value="8">
            <text:p>8</text:p>
          </table:table-cell>
          <table:table-cell table:formula="of:=SUBSTITUTE(SUBSTITUTE(SUBSTITUTE([.A8];&quot;__WARNING&quot;;&quot;&quot;);&quot;__&quot;;&quot; - &quot;);&quot;_&quot;;&quot; &quot;)" office:value-type="string" office:string-value="Profile - update">
            <text:p>Profile - update</text:p>
          </table:table-cell>
          <table:table-cell table:formula="of:=IF([.A8]=&quot;&quot;;&quot;&quot;;&quot;public const int &quot; &amp; [.A8] &amp; &quot; = &quot; &amp; [.C8] &amp; &quot;;&quot;)" office:value-type="string" office:string-value="public const int Profile__update = 8;">
            <text:p>public const int Profile__update = 8;</text:p>
          </table:table-cell>
          <table:table-cell table:style-name="ce17" table:formula="of:=IF([.A8]=&quot;&quot;;&quot;&quot;;&quot;items_.Add(&quot; &amp; [.A8] &amp; &quot;, new PseudoEnumItem(&quot;&quot;&quot; &amp; [.D8] &amp; &quot;&quot;&quot;));&quot;)" office:value-type="string" office:string-value="items_.Add(Profile__update, new PseudoEnumItem(&quot;Profile - update&quot;));">
            <text:p>items_.Add(Profile__update, new PseudoEnumItem("Profile - update"));</text:p>
          </table:table-cell>
          <table:table-cell table:formula="of:=IF([.A8]=&quot;&quot;;&quot;&quot;;&quot;  insert into &quot;&quot;CRD_Permition&quot;&quot; (   &quot;&quot;IDPermition&quot;&quot;,    &quot;&quot;Name&quot;&quot;  )  select    &quot; &amp; [.C8] &amp; &quot;,    '&quot; &amp; [.A8] &amp; &quot;'   where not exists (   select &quot;&quot;IDPermition&quot;&quot;    from &quot;&quot;CRD_Permition&quot;&quot;    where &quot;&quot;IDPermition&quot;&quot; = &quot; &amp; [.C8] &amp; &quot;  );   update &quot;&quot;CRD_Permition&quot;&quot;  set    &quot;&quot;Name&quot;&quot; = '&quot; &amp; [.A8] &amp; &quot;'  where    &quot;&quot;IDPermition&quot;&quot; = &quot; &amp; [.C8] &amp; &quot;; &quot;)" office:value-type="string" office:string-value="  insert into &quot;CRD_Permition&quot; (   &quot;IDPermition&quot;,    &quot;Name&quot;  )  select    8,    'Profile__update'   where not exists (   select &quot;IDPermition&quot;    from &quot;CRD_Permition&quot;    where &quot;IDPermition&quot; = 8  );   update &quot;CRD_Permition&quot;  set    &quot;Name&quot; = 'Profile__update'  where    &quot;IDPermition&quot; = 8; ">
            <text:p><text:s text:c="2"/>insert into "CRD_Permition" ( <text:s text:c="2"/>"IDPermition", <text:s text:c="3"/>"Name" <text:s/>) <text:s/>select <text:s text:c="3"/>8, <text:s text:c="3"/>'Profile__update' <text:s text:c="2"/>where not exists ( <text:s text:c="2"/>select "IDPermition" <text:s text:c="3"/>from "CRD_Permition" <text:s text:c="3"/>where "IDPermition" = 8 <text:s/>); <text:s text:c="2"/>update "CRD_Permition" <text:s/>set <text:s text:c="3"/>"Name" = 'Profile__update' <text:s/>where <text:s text:c="3"/>"IDPermition" = 8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delete</text:p>
          </table:table-cell>
          <table:table-cell table:style-name="ce13"/>
          <table:table-cell table:formula="of:=[.C8]+1" office:value-type="float" office:value="9">
            <text:p>9</text:p>
          </table:table-cell>
          <table:table-cell table:formula="of:=SUBSTITUTE(SUBSTITUTE(SUBSTITUTE([.A9];&quot;__WARNING&quot;;&quot;&quot;);&quot;__&quot;;&quot; - &quot;);&quot;_&quot;;&quot; &quot;)" office:value-type="string" office:string-value="Profile - delete">
            <text:p>Profile - delete</text:p>
          </table:table-cell>
          <table:table-cell table:formula="of:=IF([.A9]=&quot;&quot;;&quot;&quot;;&quot;public const int &quot; &amp; [.A9] &amp; &quot; = &quot; &amp; [.C9] &amp; &quot;;&quot;)" office:value-type="string" office:string-value="public const int Profile__delete = 9;">
            <text:p>public const int Profile__delete = 9;</text:p>
          </table:table-cell>
          <table:table-cell table:style-name="ce17" table:formula="of:=IF([.A9]=&quot;&quot;;&quot;&quot;;&quot;items_.Add(&quot; &amp; [.A9] &amp; &quot;, new PseudoEnumItem(&quot;&quot;&quot; &amp; [.D9] &amp; &quot;&quot;&quot;));&quot;)" office:value-type="string" office:string-value="items_.Add(Profile__delete, new PseudoEnumItem(&quot;Profile - delete&quot;));">
            <text:p>items_.Add(Profile__delete, new PseudoEnumItem("Profile - delete"));</text:p>
          </table:table-cell>
          <table:table-cell table:formula="of:=IF([.A9]=&quot;&quot;;&quot;&quot;;&quot;  insert into &quot;&quot;CRD_Permition&quot;&quot; (   &quot;&quot;IDPermition&quot;&quot;,    &quot;&quot;Name&quot;&quot;  )  select    &quot; &amp; [.C9] &amp; &quot;,    '&quot; &amp; [.A9] &amp; &quot;'   where not exists (   select &quot;&quot;IDPermition&quot;&quot;    from &quot;&quot;CRD_Permition&quot;&quot;    where &quot;&quot;IDPermition&quot;&quot; = &quot; &amp; [.C9] &amp; &quot;  );   update &quot;&quot;CRD_Permition&quot;&quot;  set    &quot;&quot;Name&quot;&quot; = '&quot; &amp; [.A9] &amp; &quot;'  where    &quot;&quot;IDPermition&quot;&quot; = &quot; &amp; [.C9] &amp; &quot;; &quot;)" office:value-type="string" office:string-value="  insert into &quot;CRD_Permition&quot; (   &quot;IDPermition&quot;,    &quot;Name&quot;  )  select    9,    'Profile__delete'   where not exists (   select &quot;IDPermition&quot;    from &quot;CRD_Permition&quot;    where &quot;IDPermition&quot; = 9  );   update &quot;CRD_Permition&quot;  set    &quot;Name&quot; = 'Profile__delete'  where    &quot;IDPermition&quot; = 9; ">
            <text:p><text:s text:c="2"/>insert into "CRD_Permition" ( <text:s text:c="2"/>"IDPermition", <text:s text:c="3"/>"Name" <text:s/>) <text:s/>select <text:s text:c="3"/>9, <text:s text:c="3"/>'Profile__delete' <text:s text:c="2"/>where not exists ( <text:s text:c="2"/>select "IDPermition" <text:s text:c="3"/>from "CRD_Permition" <text:s text:c="3"/>where "IDPermition" = 9 <text:s/>); <text:s text:c="2"/>update "CRD_Permition" <text:s/>set <text:s text:c="3"/>"Name" = 'Profile__delete' <text:s/>where <text:s text:c="3"/>"IDPermition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read</text:p>
          </table:table-cell>
          <table:table-cell table:style-name="ce13"/>
          <table:table-cell table:formula="of:=[.C9]+1" office:value-type="float" office:value="10">
            <text:p>10</text:p>
          </table:table-cell>
          <table:table-cell table:formula="of:=SUBSTITUTE(SUBSTITUTE(SUBSTITUTE([.A10];&quot;__WARNING&quot;;&quot;&quot;);&quot;__&quot;;&quot; - &quot;);&quot;_&quot;;&quot; &quot;)" office:value-type="string" office:string-value="Log - read">
            <text:p>Log - read</text:p>
          </table:table-cell>
          <table:table-cell table:formula="of:=IF([.A10]=&quot;&quot;;&quot;&quot;;&quot;public const int &quot; &amp; [.A10] &amp; &quot; = &quot; &amp; [.C10] &amp; &quot;;&quot;)" office:value-type="string" office:string-value="public const int Log__read = 10;">
            <text:p>public const int Log__read = 10;</text:p>
          </table:table-cell>
          <table:table-cell table:style-name="ce17" table:formula="of:=IF([.A10]=&quot;&quot;;&quot;&quot;;&quot;items_.Add(&quot; &amp; [.A10] &amp; &quot;, new PseudoEnumItem(&quot;&quot;&quot; &amp; [.D10] &amp; &quot;&quot;&quot;));&quot;)" office:value-type="string" office:string-value="items_.Add(Log__read, new PseudoEnumItem(&quot;Log - read&quot;));">
            <text:p>items_.Add(Log__read, new PseudoEnumItem("Log - read"));</text:p>
          </table:table-cell>
          <table:table-cell table:formula="of:=IF([.A10]=&quot;&quot;;&quot;&quot;;&quot;  insert into &quot;&quot;CRD_Permition&quot;&quot; (   &quot;&quot;IDPermition&quot;&quot;,    &quot;&quot;Name&quot;&quot;  )  select    &quot; &amp; [.C10] &amp; &quot;,    '&quot; &amp; [.A10] &amp; &quot;'   where not exists (   select &quot;&quot;IDPermition&quot;&quot;    from &quot;&quot;CRD_Permition&quot;&quot;    where &quot;&quot;IDPermition&quot;&quot; = &quot; &amp; [.C10] &amp; &quot;  );   update &quot;&quot;CRD_Permition&quot;&quot;  set    &quot;&quot;Name&quot;&quot; = '&quot; &amp; [.A10] &amp; &quot;'  where    &quot;&quot;IDPermition&quot;&quot; = &quot; &amp; [.C10] &amp; &quot;; &quot;)" office:value-type="string" office:string-value="  insert into &quot;CRD_Permition&quot; (   &quot;IDPermition&quot;,    &quot;Name&quot;  )  select    10,    'Log__read'   where not exists (   select &quot;IDPermition&quot;    from &quot;CRD_Permition&quot;    where &quot;IDPermition&quot; = 10  );   update &quot;CRD_Permition&quot;  set    &quot;Name&quot; = 'Log__read'  where    &quot;IDPermition&quot; = 10; ">
            <text:p><text:s text:c="2"/>insert into "CRD_Permition" ( <text:s text:c="2"/>"IDPermition", <text:s text:c="3"/>"Name" <text:s/>) <text:s/>select <text:s text:c="3"/>10, <text:s text:c="3"/>'Log__read' <text:s text:c="2"/>where not exists ( <text:s text:c="2"/>select "IDPermition" <text:s text:c="3"/>from "CRD_Permition" <text:s text:c="3"/>where "IDPermition" = 10 <text:s/>); <text:s text:c="2"/>update "CRD_Permition" <text:s/>set <text:s text:c="3"/>"Name" = 'Log__read' <text:s/>where <text:s text:c="3"/>"IDPermition" = 1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ermition__select</text:p>
          </table:table-cell>
          <table:table-cell table:style-name="ce13"/>
          <table:table-cell table:formula="of:=[.C10]+1" office:value-type="float" office:value="11">
            <text:p>11</text:p>
          </table:table-cell>
          <table:table-cell table:formula="of:=SUBSTITUTE(SUBSTITUTE(SUBSTITUTE([.A11];&quot;__WARNING&quot;;&quot;&quot;);&quot;__&quot;;&quot; - &quot;);&quot;_&quot;;&quot; &quot;)" office:value-type="string" office:string-value="Permition - select">
            <text:p>Permition - select</text:p>
          </table:table-cell>
          <table:table-cell table:formula="of:=IF([.A11]=&quot;&quot;;&quot;&quot;;&quot;public const int &quot; &amp; [.A11] &amp; &quot; = &quot; &amp; [.C11] &amp; &quot;;&quot;)" office:value-type="string" office:string-value="public const int Permition__select = 11;">
            <text:p>public const int Permition__select = 11;</text:p>
          </table:table-cell>
          <table:table-cell table:style-name="ce17" table:formula="of:=IF([.A11]=&quot;&quot;;&quot;&quot;;&quot;items_.Add(&quot; &amp; [.A11] &amp; &quot;, new PseudoEnumItem(&quot;&quot;&quot; &amp; [.D11] &amp; &quot;&quot;&quot;));&quot;)" office:value-type="string" office:string-value="items_.Add(Permition__select, new PseudoEnumItem(&quot;Permition - select&quot;));">
            <text:p>items_.Add(Permition__select, new PseudoEnumItem("Permition - select"));</text:p>
          </table:table-cell>
          <table:table-cell table:formula="of:=IF([.A11]=&quot;&quot;;&quot;&quot;;&quot;  insert into &quot;&quot;CRD_Permition&quot;&quot; (   &quot;&quot;IDPermition&quot;&quot;,    &quot;&quot;Name&quot;&quot;  )  select    &quot; &amp; [.C11] &amp; &quot;,    '&quot; &amp; [.A11] &amp; &quot;'   where not exists (   select &quot;&quot;IDPermition&quot;&quot;    from &quot;&quot;CRD_Permition&quot;&quot;    where &quot;&quot;IDPermition&quot;&quot; = &quot; &amp; [.C11] &amp; &quot;  );   update &quot;&quot;CRD_Permition&quot;&quot;  set    &quot;&quot;Name&quot;&quot; = '&quot; &amp; [.A11] &amp; &quot;'  where    &quot;&quot;IDPermition&quot;&quot; = &quot; &amp; [.C11] &amp; &quot;; &quot;)" office:value-type="string" office:string-value="  insert into &quot;CRD_Permition&quot; (   &quot;IDPermition&quot;,    &quot;Name&quot;  )  select    11,    'Permition__select'   where not exists (   select &quot;IDPermition&quot;    from &quot;CRD_Permition&quot;    where &quot;IDPermition&quot; = 11  );   update &quot;CRD_Permition&quot;  set    &quot;Name&quot; = 'Permition__select'  where    &quot;IDPermition&quot; = 11; ">
            <text:p><text:s text:c="2"/>insert into "CRD_Permition" ( <text:s text:c="2"/>"IDPermition", <text:s text:c="3"/>"Name" <text:s/>) <text:s/>select <text:s text:c="3"/>11, <text:s text:c="3"/>'Permition__select' <text:s text:c="2"/>where not exists ( <text:s text:c="2"/>select "IDPermition" <text:s text:c="3"/>from "CRD_Permition" <text:s text:c="3"/>where "IDPermition" = 11 <text:s/>); <text:s text:c="2"/>update "CRD_Permition" <text:s/>set <text:s text:c="3"/>"Name" = 'Permition__select' <text:s/>where <text:s text:c="3"/>"IDPermition" = 1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delete_Approved</text:p>
          </table:table-cell>
          <table:table-cell table:style-name="ce13"/>
          <table:table-cell table:formula="of:=[.C11]+1" office:value-type="float" office:value="12">
            <text:p>12</text:p>
          </table:table-cell>
          <table:table-cell table:formula="of:=SUBSTITUTE(SUBSTITUTE(SUBSTITUTE([.A12];&quot;__WARNING&quot;;&quot;&quot;);&quot;__&quot;;&quot; - &quot;);&quot;_&quot;;&quot; &quot;)" office:value-type="string" office:string-value="News - delete Approved">
            <text:p>News - delete Approved</text:p>
          </table:table-cell>
          <table:table-cell table:formula="of:=IF([.A12]=&quot;&quot;;&quot;&quot;;&quot;public const int &quot; &amp; [.A12] &amp; &quot; = &quot; &amp; [.C12] &amp; &quot;;&quot;)" office:value-type="string" office:string-value="public const int News__delete_Approved = 12;">
            <text:p>public const int News__delete_Approved = 12;</text:p>
          </table:table-cell>
          <table:table-cell table:style-name="ce17" table:formula="of:=IF([.A12]=&quot;&quot;;&quot;&quot;;&quot;items_.Add(&quot; &amp; [.A12] &amp; &quot;, new PseudoEnumItem(&quot;&quot;&quot; &amp; [.D12] &amp; &quot;&quot;&quot;));&quot;)" office:value-type="string" office:string-value="items_.Add(News__delete_Approved, new PseudoEnumItem(&quot;News - delete Approved&quot;));">
            <text:p>items_.Add(News__delete_Approved, new PseudoEnumItem("News - delete Approved"));</text:p>
          </table:table-cell>
          <table:table-cell table:formula="of:=IF([.A12]=&quot;&quot;;&quot;&quot;;&quot;  insert into &quot;&quot;CRD_Permition&quot;&quot; (   &quot;&quot;IDPermition&quot;&quot;,    &quot;&quot;Name&quot;&quot;  )  select    &quot; &amp; [.C12] &amp; &quot;,    '&quot; &amp; [.A12] &amp; &quot;'   where not exists (   select &quot;&quot;IDPermition&quot;&quot;    from &quot;&quot;CRD_Permition&quot;&quot;    where &quot;&quot;IDPermition&quot;&quot; = &quot; &amp; [.C12] &amp; &quot;  );   update &quot;&quot;CRD_Permition&quot;&quot;  set    &quot;&quot;Name&quot;&quot; = '&quot; &amp; [.A12] &amp; &quot;'  where    &quot;&quot;IDPermition&quot;&quot; = &quot; &amp; [.C12] &amp; &quot;; &quot;)" office:value-type="string" office:string-value="  insert into &quot;CRD_Permition&quot; (   &quot;IDPermition&quot;,    &quot;Name&quot;  )  select    12,    'News__delete_Approved'   where not exists (   select &quot;IDPermition&quot;    from &quot;CRD_Permition&quot;    where &quot;IDPermition&quot; = 12  );   update &quot;CRD_Permition&quot;  set    &quot;Name&quot; = 'News__delete_Approved'  where    &quot;IDPermition&quot; = 12; ">
            <text:p><text:s text:c="2"/>insert into "CRD_Permition" ( <text:s text:c="2"/>"IDPermition", <text:s text:c="3"/>"Name" <text:s/>) <text:s/>select <text:s text:c="3"/>12, <text:s text:c="3"/>'News__delete_Approved' <text:s text:c="2"/>where not exists ( <text:s text:c="2"/>select "IDPermition" <text:s text:c="3"/>from "CRD_Permition" <text:s text:c="3"/>where "IDPermition" = 12 <text:s/>); <text:s text:c="2"/>update "CRD_Permition" <text:s/>set <text:s text:c="3"/>"Name" = 'News__delete_Approved' <text:s/>where <text:s text:c="3"/>"IDPermition" = 1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delete_Mine_notApproved</text:p>
          </table:table-cell>
          <table:table-cell table:style-name="ce13"/>
          <table:table-cell table:formula="of:=[.C12]+1" office:value-type="float" office:value="13">
            <text:p>13</text:p>
          </table:table-cell>
          <table:table-cell table:formula="of:=SUBSTITUTE(SUBSTITUTE(SUBSTITUTE([.A13];&quot;__WARNING&quot;;&quot;&quot;);&quot;__&quot;;&quot; - &quot;);&quot;_&quot;;&quot; &quot;)" office:value-type="string" office:string-value="News - delete Mine notApproved">
            <text:p>News - delete Mine notApproved</text:p>
          </table:table-cell>
          <table:table-cell table:formula="of:=IF([.A13]=&quot;&quot;;&quot;&quot;;&quot;public const int &quot; &amp; [.A13] &amp; &quot; = &quot; &amp; [.C13] &amp; &quot;;&quot;)" office:value-type="string" office:string-value="public const int News__delete_Mine_notApproved = 13;">
            <text:p>public const int News__delete_Mine_notApproved = 13;</text:p>
          </table:table-cell>
          <table:table-cell table:style-name="ce17" table:formula="of:=IF([.A13]=&quot;&quot;;&quot;&quot;;&quot;items_.Add(&quot; &amp; [.A13] &amp; &quot;, new PseudoEnumItem(&quot;&quot;&quot; &amp; [.D13] &amp; &quot;&quot;&quot;));&quot;)" office:value-type="string" office:string-value="items_.Add(News__delete_Mine_notApproved, new PseudoEnumItem(&quot;News - delete Mine notApproved&quot;));">
            <text:p>items_.Add(News__delete_Mine_notApproved, new PseudoEnumItem("News - delete Mine notApproved"));</text:p>
          </table:table-cell>
          <table:table-cell table:formula="of:=IF([.A13]=&quot;&quot;;&quot;&quot;;&quot;  insert into &quot;&quot;CRD_Permition&quot;&quot; (   &quot;&quot;IDPermition&quot;&quot;,    &quot;&quot;Name&quot;&quot;  )  select    &quot; &amp; [.C13] &amp; &quot;,    '&quot; &amp; [.A13] &amp; &quot;'   where not exists (   select &quot;&quot;IDPermition&quot;&quot;    from &quot;&quot;CRD_Permition&quot;&quot;    where &quot;&quot;IDPermition&quot;&quot; = &quot; &amp; [.C13] &amp; &quot;  );   update &quot;&quot;CRD_Permition&quot;&quot;  set    &quot;&quot;Name&quot;&quot; = '&quot; &amp; [.A13] &amp; &quot;'  where    &quot;&quot;IDPermition&quot;&quot; = &quot; &amp; [.C13] &amp; &quot;; &quot;)" office:value-type="string" office:string-value="  insert into &quot;CRD_Permition&quot; (   &quot;IDPermition&quot;,    &quot;Name&quot;  )  select    13,    'News__delete_Mine_notApproved'   where not exists (   select &quot;IDPermition&quot;    from &quot;CRD_Permition&quot;    where &quot;IDPermition&quot; = 13  );   update &quot;CRD_Permition&quot;  set    &quot;Name&quot; = 'News__delete_Mine_notApproved'  where    &quot;IDPermition&quot; = 13; ">
            <text:p><text:s text:c="2"/>insert into "CRD_Permition" ( <text:s text:c="2"/>"IDPermition", <text:s text:c="3"/>"Name" <text:s/>) <text:s/>select <text:s text:c="3"/>13, <text:s text:c="3"/>'News__delete_Mine_notApproved' <text:s text:c="2"/>where not exists ( <text:s text:c="2"/>select "IDPermition" <text:s text:c="3"/>from "CRD_Permition" <text:s text:c="3"/>where "IDPermition" = 13 <text:s/>); <text:s text:c="2"/>update "CRD_Permition" <text:s/>set <text:s text:c="3"/>"Name" = 'News__delete_Mine_notApproved' <text:s/>where <text:s text:c="3"/>"IDPermition" = 1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insert</text:p>
          </table:table-cell>
          <table:table-cell table:style-name="ce13"/>
          <table:table-cell table:formula="of:=[.C13]+1" office:value-type="float" office:value="14">
            <text:p>14</text:p>
          </table:table-cell>
          <table:table-cell table:formula="of:=SUBSTITUTE(SUBSTITUTE(SUBSTITUTE([.A14];&quot;__WARNING&quot;;&quot;&quot;);&quot;__&quot;;&quot; - &quot;);&quot;_&quot;;&quot; &quot;)" office:value-type="string" office:string-value="News - insert">
            <text:p>News - insert</text:p>
          </table:table-cell>
          <table:table-cell table:formula="of:=IF([.A14]=&quot;&quot;;&quot;&quot;;&quot;public const int &quot; &amp; [.A14] &amp; &quot; = &quot; &amp; [.C14] &amp; &quot;;&quot;)" office:value-type="string" office:string-value="public const int News__insert = 14;">
            <text:p>public const int News__insert = 14;</text:p>
          </table:table-cell>
          <table:table-cell table:style-name="ce17" table:formula="of:=IF([.A14]=&quot;&quot;;&quot;&quot;;&quot;items_.Add(&quot; &amp; [.A14] &amp; &quot;, new PseudoEnumItem(&quot;&quot;&quot; &amp; [.D14] &amp; &quot;&quot;&quot;));&quot;)" office:value-type="string" office:string-value="items_.Add(News__insert, new PseudoEnumItem(&quot;News - insert&quot;));">
            <text:p>items_.Add(News__insert, new PseudoEnumItem("News - insert"));</text:p>
          </table:table-cell>
          <table:table-cell table:formula="of:=IF([.A14]=&quot;&quot;;&quot;&quot;;&quot;  insert into &quot;&quot;CRD_Permition&quot;&quot; (   &quot;&quot;IDPermition&quot;&quot;,    &quot;&quot;Name&quot;&quot;  )  select    &quot; &amp; [.C14] &amp; &quot;,    '&quot; &amp; [.A14] &amp; &quot;'   where not exists (   select &quot;&quot;IDPermition&quot;&quot;    from &quot;&quot;CRD_Permition&quot;&quot;    where &quot;&quot;IDPermition&quot;&quot; = &quot; &amp; [.C14] &amp; &quot;  );   update &quot;&quot;CRD_Permition&quot;&quot;  set    &quot;&quot;Name&quot;&quot; = '&quot; &amp; [.A14] &amp; &quot;'  where    &quot;&quot;IDPermition&quot;&quot; = &quot; &amp; [.C14] &amp; &quot;; &quot;)" office:value-type="string" office:string-value="  insert into &quot;CRD_Permition&quot; (   &quot;IDPermition&quot;,    &quot;Name&quot;  )  select    14,    'News__insert'   where not exists (   select &quot;IDPermition&quot;    from &quot;CRD_Permition&quot;    where &quot;IDPermition&quot; = 14  );   update &quot;CRD_Permition&quot;  set    &quot;Name&quot; = 'News__insert'  where    &quot;IDPermition&quot; = 14; ">
            <text:p><text:s text:c="2"/>insert into "CRD_Permition" ( <text:s text:c="2"/>"IDPermition", <text:s text:c="3"/>"Name" <text:s/>) <text:s/>select <text:s text:c="3"/>14, <text:s text:c="3"/>'News__insert' <text:s text:c="2"/>where not exists ( <text:s text:c="2"/>select "IDPermition" <text:s text:c="3"/>from "CRD_Permition" <text:s text:c="3"/>where "IDPermition" = 14 <text:s/>); <text:s text:c="2"/>update "CRD_Permition" <text:s/>set <text:s text:c="3"/>"Name" = 'News__insert' <text:s/>where <text:s text:c="3"/>"IDPermition" = 1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update_Approved</text:p>
          </table:table-cell>
          <table:table-cell table:style-name="ce13"/>
          <table:table-cell table:formula="of:=[.C14]+1" office:value-type="float" office:value="15">
            <text:p>15</text:p>
          </table:table-cell>
          <table:table-cell table:formula="of:=SUBSTITUTE(SUBSTITUTE(SUBSTITUTE([.A15];&quot;__WARNING&quot;;&quot;&quot;);&quot;__&quot;;&quot; - &quot;);&quot;_&quot;;&quot; &quot;)" office:value-type="string" office:string-value="News - update Approved">
            <text:p>News - update Approved</text:p>
          </table:table-cell>
          <table:table-cell table:formula="of:=IF([.A15]=&quot;&quot;;&quot;&quot;;&quot;public const int &quot; &amp; [.A15] &amp; &quot; = &quot; &amp; [.C15] &amp; &quot;;&quot;)" office:value-type="string" office:string-value="public const int News__update_Approved = 15;">
            <text:p>public const int News__update_Approved = 15;</text:p>
          </table:table-cell>
          <table:table-cell table:style-name="ce17" table:formula="of:=IF([.A15]=&quot;&quot;;&quot;&quot;;&quot;items_.Add(&quot; &amp; [.A15] &amp; &quot;, new PseudoEnumItem(&quot;&quot;&quot; &amp; [.D15] &amp; &quot;&quot;&quot;));&quot;)" office:value-type="string" office:string-value="items_.Add(News__update_Approved, new PseudoEnumItem(&quot;News - update Approved&quot;));">
            <text:p>items_.Add(News__update_Approved, new PseudoEnumItem("News - update Approved"));</text:p>
          </table:table-cell>
          <table:table-cell table:formula="of:=IF([.A15]=&quot;&quot;;&quot;&quot;;&quot;  insert into &quot;&quot;CRD_Permition&quot;&quot; (   &quot;&quot;IDPermition&quot;&quot;,    &quot;&quot;Name&quot;&quot;  )  select    &quot; &amp; [.C15] &amp; &quot;,    '&quot; &amp; [.A15] &amp; &quot;'   where not exists (   select &quot;&quot;IDPermition&quot;&quot;    from &quot;&quot;CRD_Permition&quot;&quot;    where &quot;&quot;IDPermition&quot;&quot; = &quot; &amp; [.C15] &amp; &quot;  );   update &quot;&quot;CRD_Permition&quot;&quot;  set    &quot;&quot;Name&quot;&quot; = '&quot; &amp; [.A15] &amp; &quot;'  where    &quot;&quot;IDPermition&quot;&quot; = &quot; &amp; [.C15] &amp; &quot;; &quot;)" office:value-type="string" office:string-value="  insert into &quot;CRD_Permition&quot; (   &quot;IDPermition&quot;,    &quot;Name&quot;  )  select    15,    'News__update_Approved'   where not exists (   select &quot;IDPermition&quot;    from &quot;CRD_Permition&quot;    where &quot;IDPermition&quot; = 15  );   update &quot;CRD_Permition&quot;  set    &quot;Name&quot; = 'News__update_Approved'  where    &quot;IDPermition&quot; = 15; ">
            <text:p><text:s text:c="2"/>insert into "CRD_Permition" ( <text:s text:c="2"/>"IDPermition", <text:s text:c="3"/>"Name" <text:s/>) <text:s/>select <text:s text:c="3"/>15, <text:s text:c="3"/>'News__update_Approved' <text:s text:c="2"/>where not exists ( <text:s text:c="2"/>select "IDPermition" <text:s text:c="3"/>from "CRD_Permition" <text:s text:c="3"/>where "IDPermition" = 15 <text:s/>); <text:s text:c="2"/>update "CRD_Permition" <text:s/>set <text:s text:c="3"/>"Name" = 'News__update_Approved' <text:s/>where <text:s text:c="3"/>"IDPermition" = 1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update_Mine_notApproved</text:p>
          </table:table-cell>
          <table:table-cell/>
          <table:table-cell table:formula="of:=[.C15]+1" office:value-type="float" office:value="16">
            <text:p>16</text:p>
          </table:table-cell>
          <table:table-cell table:formula="of:=SUBSTITUTE(SUBSTITUTE(SUBSTITUTE([.A16];&quot;__WARNING&quot;;&quot;&quot;);&quot;__&quot;;&quot; - &quot;);&quot;_&quot;;&quot; &quot;)" office:value-type="string" office:string-value="News - update Mine notApproved">
            <text:p>News - update Mine notApproved</text:p>
          </table:table-cell>
          <table:table-cell table:formula="of:=IF([.A16]=&quot;&quot;;&quot;&quot;;&quot;public const int &quot; &amp; [.A16] &amp; &quot; = &quot; &amp; [.C16] &amp; &quot;;&quot;)" office:value-type="string" office:string-value="public const int News__update_Mine_notApproved = 16;">
            <text:p>public const int News__update_Mine_notApproved = 16;</text:p>
          </table:table-cell>
          <table:table-cell table:style-name="ce17" table:formula="of:=IF([.A16]=&quot;&quot;;&quot;&quot;;&quot;items_.Add(&quot; &amp; [.A16] &amp; &quot;, new PseudoEnumItem(&quot;&quot;&quot; &amp; [.D16] &amp; &quot;&quot;&quot;));&quot;)" office:value-type="string" office:string-value="items_.Add(News__update_Mine_notApproved, new PseudoEnumItem(&quot;News - update Mine notApproved&quot;));">
            <text:p>items_.Add(News__update_Mine_notApproved, new PseudoEnumItem("News - update Mine notApproved"));</text:p>
          </table:table-cell>
          <table:table-cell table:formula="of:=IF([.A16]=&quot;&quot;;&quot;&quot;;&quot;  insert into &quot;&quot;CRD_Permition&quot;&quot; (   &quot;&quot;IDPermition&quot;&quot;,    &quot;&quot;Name&quot;&quot;  )  select    &quot; &amp; [.C16] &amp; &quot;,    '&quot; &amp; [.A16] &amp; &quot;'   where not exists (   select &quot;&quot;IDPermition&quot;&quot;    from &quot;&quot;CRD_Permition&quot;&quot;    where &quot;&quot;IDPermition&quot;&quot; = &quot; &amp; [.C16] &amp; &quot;  );   update &quot;&quot;CRD_Permition&quot;&quot;  set    &quot;&quot;Name&quot;&quot; = '&quot; &amp; [.A16] &amp; &quot;'  where    &quot;&quot;IDPermition&quot;&quot; = &quot; &amp; [.C16] &amp; &quot;; &quot;)" office:value-type="string" office:string-value="  insert into &quot;CRD_Permition&quot; (   &quot;IDPermition&quot;,    &quot;Name&quot;  )  select    16,    'News__update_Mine_notApproved'   where not exists (   select &quot;IDPermition&quot;    from &quot;CRD_Permition&quot;    where &quot;IDPermition&quot; = 16  );   update &quot;CRD_Permition&quot;  set    &quot;Name&quot; = 'News__update_Mine_notApproved'  where    &quot;IDPermition&quot; = 16; ">
            <text:p><text:s text:c="2"/>insert into "CRD_Permition" ( <text:s text:c="2"/>"IDPermition", <text:s text:c="3"/>"Name" <text:s/>) <text:s/>select <text:s text:c="3"/>16, <text:s text:c="3"/>'News__update_Mine_notApproved' <text:s text:c="2"/>where not exists ( <text:s text:c="2"/>select "IDPermition" <text:s text:c="3"/>from "CRD_Permition" <text:s text:c="3"/>where "IDPermition" = 16 <text:s/>); <text:s text:c="2"/>update "CRD_Permition" <text:s/>set <text:s text:c="3"/>"Name" = 'News__update_Mine_notApproved' <text:s/>where <text:s text:c="3"/>"IDPermition" = 1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elect_OnSchedule</text:p>
          </table:table-cell>
          <table:table-cell/>
          <table:table-cell table:formula="of:=[.C16]+1" office:value-type="float" office:value="17">
            <text:p>17</text:p>
          </table:table-cell>
          <table:table-cell table:formula="of:=SUBSTITUTE(SUBSTITUTE(SUBSTITUTE([.A17];&quot;__WARNING&quot;;&quot;&quot;);&quot;__&quot;;&quot; - &quot;);&quot;_&quot;;&quot; &quot;)" office:value-type="string" office:string-value="News - select OnSchedule">
            <text:p>News - select OnSchedule</text:p>
          </table:table-cell>
          <table:table-cell table:formula="of:=IF([.A17]=&quot;&quot;;&quot;&quot;;&quot;public const int &quot; &amp; [.A17] &amp; &quot; = &quot; &amp; [.C17] &amp; &quot;;&quot;)" office:value-type="string" office:string-value="public const int News__select_OnSchedule = 17;">
            <text:p>public const int News__select_OnSchedule = 17;</text:p>
          </table:table-cell>
          <table:table-cell table:style-name="ce17" table:formula="of:=IF([.A17]=&quot;&quot;;&quot;&quot;;&quot;items_.Add(&quot; &amp; [.A17] &amp; &quot;, new PseudoEnumItem(&quot;&quot;&quot; &amp; [.D17] &amp; &quot;&quot;&quot;));&quot;)" office:value-type="string" office:string-value="items_.Add(News__select_OnSchedule, new PseudoEnumItem(&quot;News - select OnSchedule&quot;));">
            <text:p>items_.Add(News__select_OnSchedule, new PseudoEnumItem("News - select OnSchedule"));</text:p>
          </table:table-cell>
          <table:table-cell table:formula="of:=IF([.A17]=&quot;&quot;;&quot;&quot;;&quot;  insert into &quot;&quot;CRD_Permition&quot;&quot; (   &quot;&quot;IDPermition&quot;&quot;,    &quot;&quot;Name&quot;&quot;  )  select    &quot; &amp; [.C17] &amp; &quot;,    '&quot; &amp; [.A17] &amp; &quot;'   where not exists (   select &quot;&quot;IDPermition&quot;&quot;    from &quot;&quot;CRD_Permition&quot;&quot;    where &quot;&quot;IDPermition&quot;&quot; = &quot; &amp; [.C17] &amp; &quot;  );   update &quot;&quot;CRD_Permition&quot;&quot;  set    &quot;&quot;Name&quot;&quot; = '&quot; &amp; [.A17] &amp; &quot;'  where    &quot;&quot;IDPermition&quot;&quot; = &quot; &amp; [.C17] &amp; &quot;; &quot;)" office:value-type="string" office:string-value="  insert into &quot;CRD_Permition&quot; (   &quot;IDPermition&quot;,    &quot;Name&quot;  )  select    17,    'News__select_OnSchedule'   where not exists (   select &quot;IDPermition&quot;    from &quot;CRD_Permition&quot;    where &quot;IDPermition&quot; = 17  );   update &quot;CRD_Permition&quot;  set    &quot;Name&quot; = 'News__select_OnSchedule'  where    &quot;IDPermition&quot; = 17; ">
            <text:p><text:s text:c="2"/>insert into "CRD_Permition" ( <text:s text:c="2"/>"IDPermition", <text:s text:c="3"/>"Name" <text:s/>) <text:s/>select <text:s text:c="3"/>17, <text:s text:c="3"/>'News__select_OnSchedule' <text:s text:c="2"/>where not exists ( <text:s text:c="2"/>select "IDPermition" <text:s text:c="3"/>from "CRD_Permition" <text:s text:c="3"/>where "IDPermition" = 17 <text:s/>); <text:s text:c="2"/>update "CRD_Permition" <text:s/>set <text:s text:c="3"/>"Name" = 'News__select_OnSchedule' <text:s/>where <text:s text:c="3"/>"IDPermition" = 1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elect_OffSchedule</text:p>
          </table:table-cell>
          <table:table-cell/>
          <table:table-cell table:formula="of:=[.C17]+1" office:value-type="float" office:value="18">
            <text:p>18</text:p>
          </table:table-cell>
          <table:table-cell table:formula="of:=SUBSTITUTE(SUBSTITUTE(SUBSTITUTE([.A18];&quot;__WARNING&quot;;&quot;&quot;);&quot;__&quot;;&quot; - &quot;);&quot;_&quot;;&quot; &quot;)" office:value-type="string" office:string-value="News - select OffSchedule">
            <text:p>News - select OffSchedule</text:p>
          </table:table-cell>
          <table:table-cell table:formula="of:=IF([.A18]=&quot;&quot;;&quot;&quot;;&quot;public const int &quot; &amp; [.A18] &amp; &quot; = &quot; &amp; [.C18] &amp; &quot;;&quot;)" office:value-type="string" office:string-value="public const int News__select_OffSchedule = 18;">
            <text:p>public const int News__select_OffSchedule = 18;</text:p>
          </table:table-cell>
          <table:table-cell table:style-name="ce17" table:formula="of:=IF([.A18]=&quot;&quot;;&quot;&quot;;&quot;items_.Add(&quot; &amp; [.A18] &amp; &quot;, new PseudoEnumItem(&quot;&quot;&quot; &amp; [.D18] &amp; &quot;&quot;&quot;));&quot;)" office:value-type="string" office:string-value="items_.Add(News__select_OffSchedule, new PseudoEnumItem(&quot;News - select OffSchedule&quot;));">
            <text:p>items_.Add(News__select_OffSchedule, new PseudoEnumItem("News - select OffSchedule"));</text:p>
          </table:table-cell>
          <table:table-cell table:formula="of:=IF([.A18]=&quot;&quot;;&quot;&quot;;&quot;  insert into &quot;&quot;CRD_Permition&quot;&quot; (   &quot;&quot;IDPermition&quot;&quot;,    &quot;&quot;Name&quot;&quot;  )  select    &quot; &amp; [.C18] &amp; &quot;,    '&quot; &amp; [.A18] &amp; &quot;'   where not exists (   select &quot;&quot;IDPermition&quot;&quot;    from &quot;&quot;CRD_Permition&quot;&quot;    where &quot;&quot;IDPermition&quot;&quot; = &quot; &amp; [.C18] &amp; &quot;  );   update &quot;&quot;CRD_Permition&quot;&quot;  set    &quot;&quot;Name&quot;&quot; = '&quot; &amp; [.A18] &amp; &quot;'  where    &quot;&quot;IDPermition&quot;&quot; = &quot; &amp; [.C18] &amp; &quot;; &quot;)" office:value-type="string" office:string-value="  insert into &quot;CRD_Permition&quot; (   &quot;IDPermition&quot;,    &quot;Name&quot;  )  select    18,    'News__select_OffSchedule'   where not exists (   select &quot;IDPermition&quot;    from &quot;CRD_Permition&quot;    where &quot;IDPermition&quot; = 18  );   update &quot;CRD_Permition&quot;  set    &quot;Name&quot; = 'News__select_OffSchedule'  where    &quot;IDPermition&quot; = 18; ">
            <text:p><text:s text:c="2"/>insert into "CRD_Permition" ( <text:s text:c="2"/>"IDPermition", <text:s text:c="3"/>"Name" <text:s/>) <text:s/>select <text:s text:c="3"/>18, <text:s text:c="3"/>'News__select_OffSchedule' <text:s text:c="2"/>where not exists ( <text:s text:c="2"/>select "IDPermition" <text:s text:c="3"/>from "CRD_Permition" <text:s text:c="3"/>where "IDPermition" = 18 <text:s/>); <text:s text:c="2"/>update "CRD_Permition" <text:s/>set <text:s text:c="3"/>"Name" = 'News__select_OffSchedule' <text:s/>where <text:s text:c="3"/>"IDPermition" = 1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approve</text:p>
          </table:table-cell>
          <table:table-cell/>
          <table:table-cell table:formula="of:=[.C18]+1" office:value-type="float" office:value="19">
            <text:p>19</text:p>
          </table:table-cell>
          <table:table-cell table:formula="of:=SUBSTITUTE(SUBSTITUTE(SUBSTITUTE([.A19];&quot;__WARNING&quot;;&quot;&quot;);&quot;__&quot;;&quot; - &quot;);&quot;_&quot;;&quot; &quot;)" office:value-type="string" office:string-value="News - approve">
            <text:p>News - approve</text:p>
          </table:table-cell>
          <table:table-cell table:formula="of:=IF([.A19]=&quot;&quot;;&quot;&quot;;&quot;public const int &quot; &amp; [.A19] &amp; &quot; = &quot; &amp; [.C19] &amp; &quot;;&quot;)" office:value-type="string" office:string-value="public const int News__approve = 19;">
            <text:p>public const int News__approve = 19;</text:p>
          </table:table-cell>
          <table:table-cell table:style-name="ce17" table:formula="of:=IF([.A19]=&quot;&quot;;&quot;&quot;;&quot;items_.Add(&quot; &amp; [.A19] &amp; &quot;, new PseudoEnumItem(&quot;&quot;&quot; &amp; [.D19] &amp; &quot;&quot;&quot;));&quot;)" office:value-type="string" office:string-value="items_.Add(News__approve, new PseudoEnumItem(&quot;News - approve&quot;));">
            <text:p>items_.Add(News__approve, new PseudoEnumItem("News - approve"));</text:p>
          </table:table-cell>
          <table:table-cell table:formula="of:=IF([.A19]=&quot;&quot;;&quot;&quot;;&quot;  insert into &quot;&quot;CRD_Permition&quot;&quot; (   &quot;&quot;IDPermition&quot;&quot;,    &quot;&quot;Name&quot;&quot;  )  select    &quot; &amp; [.C19] &amp; &quot;,    '&quot; &amp; [.A19] &amp; &quot;'   where not exists (   select &quot;&quot;IDPermition&quot;&quot;    from &quot;&quot;CRD_Permition&quot;&quot;    where &quot;&quot;IDPermition&quot;&quot; = &quot; &amp; [.C19] &amp; &quot;  );   update &quot;&quot;CRD_Permition&quot;&quot;  set    &quot;&quot;Name&quot;&quot; = '&quot; &amp; [.A19] &amp; &quot;'  where    &quot;&quot;IDPermition&quot;&quot; = &quot; &amp; [.C19] &amp; &quot;; &quot;)" office:value-type="string" office:string-value="  insert into &quot;CRD_Permition&quot; (   &quot;IDPermition&quot;,    &quot;Name&quot;  )  select    19,    'News__approve'   where not exists (   select &quot;IDPermition&quot;    from &quot;CRD_Permition&quot;    where &quot;IDPermition&quot; = 19  );   update &quot;CRD_Permition&quot;  set    &quot;Name&quot; = 'News__approve'  where    &quot;IDPermition&quot; = 19; ">
            <text:p><text:s text:c="2"/>insert into "CRD_Permition" ( <text:s text:c="2"/>"IDPermition", <text:s text:c="3"/>"Name" <text:s/>) <text:s/>select <text:s text:c="3"/>19, <text:s text:c="3"/>'News__approve' <text:s text:c="2"/>where not exists ( <text:s text:c="2"/>select "IDPermition" <text:s text:c="3"/>from "CRD_Permition" <text:s text:c="3"/>where "IDPermition" = 19 <text:s/>); <text:s text:c="2"/>update "CRD_Permition" <text:s/>set <text:s text:c="3"/>"Name" = 'News__approve' <text:s/>where <text:s text:c="3"/>"IDPermition" = 1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select</text:p>
          </table:table-cell>
          <table:table-cell/>
          <table:table-cell table:formula="of:=[.C19]+1" office:value-type="float" office:value="20">
            <text:p>20</text:p>
          </table:table-cell>
          <table:table-cell table:formula="of:=SUBSTITUTE(SUBSTITUTE(SUBSTITUTE([.A20];&quot;__WARNING&quot;;&quot;&quot;);&quot;__&quot;;&quot; - &quot;);&quot;_&quot;;&quot; &quot;)" office:value-type="string" office:string-value="Tag - select">
            <text:p>Tag - select</text:p>
          </table:table-cell>
          <table:table-cell table:formula="of:=IF([.A20]=&quot;&quot;;&quot;&quot;;&quot;public const int &quot; &amp; [.A20] &amp; &quot; = &quot; &amp; [.C20] &amp; &quot;;&quot;)" office:value-type="string" office:string-value="public const int Tag__select = 20;">
            <text:p>public const int Tag__select = 20;</text:p>
          </table:table-cell>
          <table:table-cell table:style-name="ce17" table:formula="of:=IF([.A20]=&quot;&quot;;&quot;&quot;;&quot;items_.Add(&quot; &amp; [.A20] &amp; &quot;, new PseudoEnumItem(&quot;&quot;&quot; &amp; [.D20] &amp; &quot;&quot;&quot;));&quot;)" office:value-type="string" office:string-value="items_.Add(Tag__select, new PseudoEnumItem(&quot;Tag - select&quot;));">
            <text:p>items_.Add(Tag__select, new PseudoEnumItem("Tag - select"));</text:p>
          </table:table-cell>
          <table:table-cell table:formula="of:=IF([.A20]=&quot;&quot;;&quot;&quot;;&quot;  insert into &quot;&quot;CRD_Permition&quot;&quot; (   &quot;&quot;IDPermition&quot;&quot;,    &quot;&quot;Name&quot;&quot;  )  select    &quot; &amp; [.C20] &amp; &quot;,    '&quot; &amp; [.A20] &amp; &quot;'   where not exists (   select &quot;&quot;IDPermition&quot;&quot;    from &quot;&quot;CRD_Permition&quot;&quot;    where &quot;&quot;IDPermition&quot;&quot; = &quot; &amp; [.C20] &amp; &quot;  );   update &quot;&quot;CRD_Permition&quot;&quot;  set    &quot;&quot;Name&quot;&quot; = '&quot; &amp; [.A20] &amp; &quot;'  where    &quot;&quot;IDPermition&quot;&quot; = &quot; &amp; [.C20] &amp; &quot;; &quot;)" office:value-type="string" office:string-value="  insert into &quot;CRD_Permition&quot; (   &quot;IDPermition&quot;,    &quot;Name&quot;  )  select    20,    'Tag__select'   where not exists (   select &quot;IDPermition&quot;    from &quot;CRD_Permition&quot;    where &quot;IDPermition&quot; = 20  );   update &quot;CRD_Permition&quot;  set    &quot;Name&quot; = 'Tag__select'  where    &quot;IDPermition&quot; = 20; ">
            <text:p><text:s text:c="2"/>insert into "CRD_Permition" ( <text:s text:c="2"/>"IDPermition", <text:s text:c="3"/>"Name" <text:s/>) <text:s/>select <text:s text:c="3"/>20, <text:s text:c="3"/>'Tag__select' <text:s text:c="2"/>where not exists ( <text:s text:c="2"/>select "IDPermition" <text:s text:c="3"/>from "CRD_Permition" <text:s text:c="3"/>where "IDPermition" = 20 <text:s/>); <text:s text:c="2"/>update "CRD_Permition" <text:s/>set <text:s text:c="3"/>"Name" = 'Tag__select' <text:s/>where <text:s text:c="3"/>"IDPermition" = 2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Tag__select_notApproved</text:p>
          </table:table-cell>
          <table:table-cell/>
          <table:table-cell table:formula="of:=[.C20]+1" office:value-type="float" office:value="21">
            <text:p>21</text:p>
          </table:table-cell>
          <table:table-cell table:formula="of:=SUBSTITUTE(SUBSTITUTE(SUBSTITUTE([.A21];&quot;__WARNING&quot;;&quot;&quot;);&quot;__&quot;;&quot; - &quot;);&quot;_&quot;;&quot; &quot;)" office:value-type="string" office:string-value="Tag - select notApproved">
            <text:p>Tag - select notApproved</text:p>
          </table:table-cell>
          <table:table-cell table:formula="of:=IF([.A21]=&quot;&quot;;&quot;&quot;;&quot;public const int &quot; &amp; [.A21] &amp; &quot; = &quot; &amp; [.C21] &amp; &quot;;&quot;)" office:value-type="string" office:string-value="public const int Tag__select_notApproved = 21;">
            <text:p>public const int Tag__select_notApproved = 21;</text:p>
          </table:table-cell>
          <table:table-cell table:style-name="ce17" table:formula="of:=IF([.A21]=&quot;&quot;;&quot;&quot;;&quot;items_.Add(&quot; &amp; [.A21] &amp; &quot;, new PseudoEnumItem(&quot;&quot;&quot; &amp; [.D21] &amp; &quot;&quot;&quot;));&quot;)" office:value-type="string" office:string-value="items_.Add(Tag__select_notApproved, new PseudoEnumItem(&quot;Tag - select notApproved&quot;));">
            <text:p>items_.Add(Tag__select_notApproved, new PseudoEnumItem("Tag - select notApproved"));</text:p>
          </table:table-cell>
          <table:table-cell table:formula="of:=IF([.A21]=&quot;&quot;;&quot;&quot;;&quot;  insert into &quot;&quot;CRD_Permition&quot;&quot; (   &quot;&quot;IDPermition&quot;&quot;,    &quot;&quot;Name&quot;&quot;  )  select    &quot; &amp; [.C21] &amp; &quot;,    '&quot; &amp; [.A21] &amp; &quot;'   where not exists (   select &quot;&quot;IDPermition&quot;&quot;    from &quot;&quot;CRD_Permition&quot;&quot;    where &quot;&quot;IDPermition&quot;&quot; = &quot; &amp; [.C21] &amp; &quot;  );   update &quot;&quot;CRD_Permition&quot;&quot;  set    &quot;&quot;Name&quot;&quot; = '&quot; &amp; [.A21] &amp; &quot;'  where    &quot;&quot;IDPermition&quot;&quot; = &quot; &amp; [.C21] &amp; &quot;; &quot;)" office:value-type="string" office:string-value="  insert into &quot;CRD_Permition&quot; (   &quot;IDPermition&quot;,    &quot;Name&quot;  )  select    21,    'Tag__select_notApproved'   where not exists (   select &quot;IDPermition&quot;    from &quot;CRD_Permition&quot;    where &quot;IDPermition&quot; = 21  );   update &quot;CRD_Permition&quot;  set    &quot;Name&quot; = 'Tag__select_notApproved'  where    &quot;IDPermition&quot; = 21; ">
            <text:p><text:s text:c="2"/>insert into "CRD_Permition" ( <text:s text:c="2"/>"IDPermition", <text:s text:c="3"/>"Name" <text:s/>) <text:s/>select <text:s text:c="3"/>21, <text:s text:c="3"/>'Tag__select_notApproved' <text:s text:c="2"/>where not exists ( <text:s text:c="2"/>select "IDPermition" <text:s text:c="3"/>from "CRD_Permition" <text:s text:c="3"/>where "IDPermition" = 21 <text:s/>); <text:s text:c="2"/>update "CRD_Permition" <text:s/>set <text:s text:c="3"/>"Name" = 'Tag__select_notApproved' <text:s/>where <text:s text:c="3"/>"IDPermition" = 2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select</text:p>
          </table:table-cell>
          <table:table-cell/>
          <table:table-cell table:formula="of:=[.C21]+1" office:value-type="float" office:value="22">
            <text:p>22</text:p>
          </table:table-cell>
          <table:table-cell table:formula="of:=SUBSTITUTE(SUBSTITUTE(SUBSTITUTE([.A22];&quot;__WARNING&quot;;&quot;&quot;);&quot;__&quot;;&quot; - &quot;);&quot;_&quot;;&quot; &quot;)" office:value-type="string" office:string-value="Highlight - select">
            <text:p>Highlight - select</text:p>
          </table:table-cell>
          <table:table-cell table:formula="of:=IF([.A22]=&quot;&quot;;&quot;&quot;;&quot;public const int &quot; &amp; [.A22] &amp; &quot; = &quot; &amp; [.C22] &amp; &quot;;&quot;)" office:value-type="string" office:string-value="public const int Highlight__select = 22;">
            <text:p>public const int Highlight__select = 22;</text:p>
          </table:table-cell>
          <table:table-cell table:style-name="ce17" table:formula="of:=IF([.A22]=&quot;&quot;;&quot;&quot;;&quot;items_.Add(&quot; &amp; [.A22] &amp; &quot;, new PseudoEnumItem(&quot;&quot;&quot; &amp; [.D22] &amp; &quot;&quot;&quot;));&quot;)" office:value-type="string" office:string-value="items_.Add(Highlight__select, new PseudoEnumItem(&quot;Highlight - select&quot;));">
            <text:p>items_.Add(Highlight__select, new PseudoEnumItem("Highlight - select"));</text:p>
          </table:table-cell>
          <table:table-cell table:formula="of:=IF([.A22]=&quot;&quot;;&quot;&quot;;&quot;  insert into &quot;&quot;CRD_Permition&quot;&quot; (   &quot;&quot;IDPermition&quot;&quot;,    &quot;&quot;Name&quot;&quot;  )  select    &quot; &amp; [.C22] &amp; &quot;,    '&quot; &amp; [.A22] &amp; &quot;'   where not exists (   select &quot;&quot;IDPermition&quot;&quot;    from &quot;&quot;CRD_Permition&quot;&quot;    where &quot;&quot;IDPermition&quot;&quot; = &quot; &amp; [.C22] &amp; &quot;  );   update &quot;&quot;CRD_Permition&quot;&quot;  set    &quot;&quot;Name&quot;&quot; = '&quot; &amp; [.A22] &amp; &quot;'  where    &quot;&quot;IDPermition&quot;&quot; = &quot; &amp; [.C22] &amp; &quot;; &quot;)" office:value-type="string" office:string-value="  insert into &quot;CRD_Permition&quot; (   &quot;IDPermition&quot;,    &quot;Name&quot;  )  select    22,    'Highlight__select'   where not exists (   select &quot;IDPermition&quot;    from &quot;CRD_Permition&quot;    where &quot;IDPermition&quot; = 22  );   update &quot;CRD_Permition&quot;  set    &quot;Name&quot; = 'Highlight__select'  where    &quot;IDPermition&quot; = 22; ">
            <text:p><text:s text:c="2"/>insert into "CRD_Permition" ( <text:s text:c="2"/>"IDPermition", <text:s text:c="3"/>"Name" <text:s/>) <text:s/>select <text:s text:c="3"/>22, <text:s text:c="3"/>'Highlight__select' <text:s text:c="2"/>where not exists ( <text:s text:c="2"/>select "IDPermition" <text:s text:c="3"/>from "CRD_Permition" <text:s text:c="3"/>where "IDPermition" = 22 <text:s/>); <text:s text:c="2"/>update "CRD_Permition" <text:s/>set <text:s text:c="3"/>"Name" = 'Highlight__select' <text:s/>where <text:s text:c="3"/>"IDPermition" = 2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select_notApproved</text:p>
          </table:table-cell>
          <table:table-cell/>
          <table:table-cell table:formula="of:=[.C22]+1" office:value-type="float" office:value="23">
            <text:p>23</text:p>
          </table:table-cell>
          <table:table-cell table:formula="of:=SUBSTITUTE(SUBSTITUTE(SUBSTITUTE([.A23];&quot;__WARNING&quot;;&quot;&quot;);&quot;__&quot;;&quot; - &quot;);&quot;_&quot;;&quot; &quot;)" office:value-type="string" office:string-value="Highlight - select notApproved">
            <text:p>Highlight - select notApproved</text:p>
          </table:table-cell>
          <table:table-cell table:formula="of:=IF([.A23]=&quot;&quot;;&quot;&quot;;&quot;public const int &quot; &amp; [.A23] &amp; &quot; = &quot; &amp; [.C23] &amp; &quot;;&quot;)" office:value-type="string" office:string-value="public const int Highlight__select_notApproved = 23;">
            <text:p>public const int Highlight__select_notApproved = 23;</text:p>
          </table:table-cell>
          <table:table-cell table:style-name="ce17" table:formula="of:=IF([.A23]=&quot;&quot;;&quot;&quot;;&quot;items_.Add(&quot; &amp; [.A23] &amp; &quot;, new PseudoEnumItem(&quot;&quot;&quot; &amp; [.D23] &amp; &quot;&quot;&quot;));&quot;)" office:value-type="string" office:string-value="items_.Add(Highlight__select_notApproved, new PseudoEnumItem(&quot;Highlight - select notApproved&quot;));">
            <text:p>items_.Add(Highlight__select_notApproved, new PseudoEnumItem("Highlight - select notApproved"));</text:p>
          </table:table-cell>
          <table:table-cell table:formula="of:=IF([.A23]=&quot;&quot;;&quot;&quot;;&quot;  insert into &quot;&quot;CRD_Permition&quot;&quot; (   &quot;&quot;IDPermition&quot;&quot;,    &quot;&quot;Name&quot;&quot;  )  select    &quot; &amp; [.C23] &amp; &quot;,    '&quot; &amp; [.A23] &amp; &quot;'   where not exists (   select &quot;&quot;IDPermition&quot;&quot;    from &quot;&quot;CRD_Permition&quot;&quot;    where &quot;&quot;IDPermition&quot;&quot; = &quot; &amp; [.C23] &amp; &quot;  );   update &quot;&quot;CRD_Permition&quot;&quot;  set    &quot;&quot;Name&quot;&quot; = '&quot; &amp; [.A23] &amp; &quot;'  where    &quot;&quot;IDPermition&quot;&quot; = &quot; &amp; [.C23] &amp; &quot;; &quot;)" office:value-type="string" office:string-value="  insert into &quot;CRD_Permition&quot; (   &quot;IDPermition&quot;,    &quot;Name&quot;  )  select    23,    'Highlight__select_notApproved'   where not exists (   select &quot;IDPermition&quot;    from &quot;CRD_Permition&quot;    where &quot;IDPermition&quot; = 23  );   update &quot;CRD_Permition&quot;  set    &quot;Name&quot; = 'Highlight__select_notApproved'  where    &quot;IDPermition&quot; = 23; ">
            <text:p><text:s text:c="2"/>insert into "CRD_Permition" ( <text:s text:c="2"/>"IDPermition", <text:s text:c="3"/>"Name" <text:s/>) <text:s/>select <text:s text:c="3"/>23, <text:s text:c="3"/>'Highlight__select_notApproved' <text:s text:c="2"/>where not exists ( <text:s text:c="2"/>select "IDPermition" <text:s text:c="3"/>from "CRD_Permition" <text:s text:c="3"/>where "IDPermition" = 23 <text:s/>); <text:s text:c="2"/>update "CRD_Permition" <text:s/>set <text:s text:c="3"/>"Name" = 'Highlight__select_notApproved' <text:s/>where <text:s text:c="3"/>"IDPermition" = 2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select</text:p>
          </table:table-cell>
          <table:table-cell/>
          <table:table-cell table:formula="of:=[.C23]+1" office:value-type="float" office:value="24">
            <text:p>24</text:p>
          </table:table-cell>
          <table:table-cell table:formula="of:=SUBSTITUTE(SUBSTITUTE(SUBSTITUTE([.A24];&quot;__WARNING&quot;;&quot;&quot;);&quot;__&quot;;&quot; - &quot;);&quot;_&quot;;&quot; &quot;)" office:value-type="string" office:string-value="Source - select">
            <text:p>Source - select</text:p>
          </table:table-cell>
          <table:table-cell table:formula="of:=IF([.A24]=&quot;&quot;;&quot;&quot;;&quot;public const int &quot; &amp; [.A24] &amp; &quot; = &quot; &amp; [.C24] &amp; &quot;;&quot;)" office:value-type="string" office:string-value="public const int Source__select = 24;">
            <text:p>public const int Source__select = 24;</text:p>
          </table:table-cell>
          <table:table-cell table:style-name="ce17" table:formula="of:=IF([.A24]=&quot;&quot;;&quot;&quot;;&quot;items_.Add(&quot; &amp; [.A24] &amp; &quot;, new PseudoEnumItem(&quot;&quot;&quot; &amp; [.D24] &amp; &quot;&quot;&quot;));&quot;)" office:value-type="string" office:string-value="items_.Add(Source__select, new PseudoEnumItem(&quot;Source - select&quot;));">
            <text:p>items_.Add(Source__select, new PseudoEnumItem("Source - select"));</text:p>
          </table:table-cell>
          <table:table-cell table:formula="of:=IF([.A24]=&quot;&quot;;&quot;&quot;;&quot;  insert into &quot;&quot;CRD_Permition&quot;&quot; (   &quot;&quot;IDPermition&quot;&quot;,    &quot;&quot;Name&quot;&quot;  )  select    &quot; &amp; [.C24] &amp; &quot;,    '&quot; &amp; [.A24] &amp; &quot;'   where not exists (   select &quot;&quot;IDPermition&quot;&quot;    from &quot;&quot;CRD_Permition&quot;&quot;    where &quot;&quot;IDPermition&quot;&quot; = &quot; &amp; [.C24] &amp; &quot;  );   update &quot;&quot;CRD_Permition&quot;&quot;  set    &quot;&quot;Name&quot;&quot; = '&quot; &amp; [.A24] &amp; &quot;'  where    &quot;&quot;IDPermition&quot;&quot; = &quot; &amp; [.C24] &amp; &quot;; &quot;)" office:value-type="string" office:string-value="  insert into &quot;CRD_Permition&quot; (   &quot;IDPermition&quot;,    &quot;Name&quot;  )  select    24,    'Source__select'   where not exists (   select &quot;IDPermition&quot;    from &quot;CRD_Permition&quot;    where &quot;IDPermition&quot; = 24  );   update &quot;CRD_Permition&quot;  set    &quot;Name&quot; = 'Source__select'  where    &quot;IDPermition&quot; = 24; ">
            <text:p><text:s text:c="2"/>insert into "CRD_Permition" ( <text:s text:c="2"/>"IDPermition", <text:s text:c="3"/>"Name" <text:s/>) <text:s/>select <text:s text:c="3"/>24, <text:s text:c="3"/>'Source__select' <text:s text:c="2"/>where not exists ( <text:s text:c="2"/>select "IDPermition" <text:s text:c="3"/>from "CRD_Permition" <text:s text:c="3"/>where "IDPermition" = 24 <text:s/>); <text:s text:c="2"/>update "CRD_Permition" <text:s/>set <text:s text:c="3"/>"Name" = 'Source__select' <text:s/>where <text:s text:c="3"/>"IDPermition" = 2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select_notApproved</text:p>
          </table:table-cell>
          <table:table-cell/>
          <table:table-cell table:formula="of:=[.C24]+1" office:value-type="float" office:value="25">
            <text:p>25</text:p>
          </table:table-cell>
          <table:table-cell table:formula="of:=SUBSTITUTE(SUBSTITUTE(SUBSTITUTE([.A25];&quot;__WARNING&quot;;&quot;&quot;);&quot;__&quot;;&quot; - &quot;);&quot;_&quot;;&quot; &quot;)" office:value-type="string" office:string-value="Source - select notApproved">
            <text:p>Source - select notApproved</text:p>
          </table:table-cell>
          <table:table-cell table:formula="of:=IF([.A25]=&quot;&quot;;&quot;&quot;;&quot;public const int &quot; &amp; [.A25] &amp; &quot; = &quot; &amp; [.C25] &amp; &quot;;&quot;)" office:value-type="string" office:string-value="public const int Source__select_notApproved = 25;">
            <text:p>public const int Source__select_notApproved = 25;</text:p>
          </table:table-cell>
          <table:table-cell table:style-name="ce17" table:formula="of:=IF([.A25]=&quot;&quot;;&quot;&quot;;&quot;items_.Add(&quot; &amp; [.A25] &amp; &quot;, new PseudoEnumItem(&quot;&quot;&quot; &amp; [.D25] &amp; &quot;&quot;&quot;));&quot;)" office:value-type="string" office:string-value="items_.Add(Source__select_notApproved, new PseudoEnumItem(&quot;Source - select notApproved&quot;));">
            <text:p>items_.Add(Source__select_notApproved, new PseudoEnumItem("Source - select notApproved"));</text:p>
          </table:table-cell>
          <table:table-cell table:formula="of:=IF([.A25]=&quot;&quot;;&quot;&quot;;&quot;  insert into &quot;&quot;CRD_Permition&quot;&quot; (   &quot;&quot;IDPermition&quot;&quot;,    &quot;&quot;Name&quot;&quot;  )  select    &quot; &amp; [.C25] &amp; &quot;,    '&quot; &amp; [.A25] &amp; &quot;'   where not exists (   select &quot;&quot;IDPermition&quot;&quot;    from &quot;&quot;CRD_Permition&quot;&quot;    where &quot;&quot;IDPermition&quot;&quot; = &quot; &amp; [.C25] &amp; &quot;  );   update &quot;&quot;CRD_Permition&quot;&quot;  set    &quot;&quot;Name&quot;&quot; = '&quot; &amp; [.A25] &amp; &quot;'  where    &quot;&quot;IDPermition&quot;&quot; = &quot; &amp; [.C25] &amp; &quot;; &quot;)" office:value-type="string" office:string-value="  insert into &quot;CRD_Permition&quot; (   &quot;IDPermition&quot;,    &quot;Name&quot;  )  select    25,    'Source__select_notApproved'   where not exists (   select &quot;IDPermition&quot;    from &quot;CRD_Permition&quot;    where &quot;IDPermition&quot; = 25  );   update &quot;CRD_Permition&quot;  set    &quot;Name&quot; = 'Source__select_notApproved'  where    &quot;IDPermition&quot; = 25; ">
            <text:p><text:s text:c="2"/>insert into "CRD_Permition" ( <text:s text:c="2"/>"IDPermition", <text:s text:c="3"/>"Name" <text:s/>) <text:s/>select <text:s text:c="3"/>25, <text:s text:c="3"/>'Source__select_notApproved' <text:s text:c="2"/>where not exists ( <text:s text:c="2"/>select "IDPermition" <text:s text:c="3"/>from "CRD_Permition" <text:s text:c="3"/>where "IDPermition" = 25 <text:s/>); <text:s text:c="2"/>update "CRD_Permition" <text:s/>set <text:s text:c="3"/>"Name" = 'Source__select_notApproved' <text:s/>where <text:s text:c="3"/>"IDPermition" = 2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elect</text:p>
          </table:table-cell>
          <table:table-cell/>
          <table:table-cell table:formula="of:=[.C25]+1" office:value-type="float" office:value="26">
            <text:p>26</text:p>
          </table:table-cell>
          <table:table-cell table:formula="of:=SUBSTITUTE(SUBSTITUTE(SUBSTITUTE([.A26];&quot;__WARNING&quot;;&quot;&quot;);&quot;__&quot;;&quot; - &quot;);&quot;_&quot;;&quot; &quot;)" office:value-type="string" office:string-value="Author - select">
            <text:p>Author - select</text:p>
          </table:table-cell>
          <table:table-cell table:formula="of:=IF([.A26]=&quot;&quot;;&quot;&quot;;&quot;public const int &quot; &amp; [.A26] &amp; &quot; = &quot; &amp; [.C26] &amp; &quot;;&quot;)" office:value-type="string" office:string-value="public const int Author__select = 26;">
            <text:p>public const int Author__select = 26;</text:p>
          </table:table-cell>
          <table:table-cell table:style-name="ce17" table:formula="of:=IF([.A26]=&quot;&quot;;&quot;&quot;;&quot;items_.Add(&quot; &amp; [.A26] &amp; &quot;, new PseudoEnumItem(&quot;&quot;&quot; &amp; [.D26] &amp; &quot;&quot;&quot;));&quot;)" office:value-type="string" office:string-value="items_.Add(Author__select, new PseudoEnumItem(&quot;Author - select&quot;));">
            <text:p>items_.Add(Author__select, new PseudoEnumItem("Author - select"));</text:p>
          </table:table-cell>
          <table:table-cell table:formula="of:=IF([.A26]=&quot;&quot;;&quot;&quot;;&quot;  insert into &quot;&quot;CRD_Permition&quot;&quot; (   &quot;&quot;IDPermition&quot;&quot;,    &quot;&quot;Name&quot;&quot;  )  select    &quot; &amp; [.C26] &amp; &quot;,    '&quot; &amp; [.A26] &amp; &quot;'   where not exists (   select &quot;&quot;IDPermition&quot;&quot;    from &quot;&quot;CRD_Permition&quot;&quot;    where &quot;&quot;IDPermition&quot;&quot; = &quot; &amp; [.C26] &amp; &quot;  );   update &quot;&quot;CRD_Permition&quot;&quot;  set    &quot;&quot;Name&quot;&quot; = '&quot; &amp; [.A26] &amp; &quot;'  where    &quot;&quot;IDPermition&quot;&quot; = &quot; &amp; [.C26] &amp; &quot;; &quot;)" office:value-type="string" office:string-value="  insert into &quot;CRD_Permition&quot; (   &quot;IDPermition&quot;,    &quot;Name&quot;  )  select    26,    'Author__select'   where not exists (   select &quot;IDPermition&quot;    from &quot;CRD_Permition&quot;    where &quot;IDPermition&quot; = 26  );   update &quot;CRD_Permition&quot;  set    &quot;Name&quot; = 'Author__select'  where    &quot;IDPermition&quot; = 26; ">
            <text:p><text:s text:c="2"/>insert into "CRD_Permition" ( <text:s text:c="2"/>"IDPermition", <text:s text:c="3"/>"Name" <text:s/>) <text:s/>select <text:s text:c="3"/>26, <text:s text:c="3"/>'Author__select' <text:s text:c="2"/>where not exists ( <text:s text:c="2"/>select "IDPermition" <text:s text:c="3"/>from "CRD_Permition" <text:s text:c="3"/>where "IDPermition" = 26 <text:s/>); <text:s text:c="2"/>update "CRD_Permition" <text:s/>set <text:s text:c="3"/>"Name" = 'Author__select' <text:s/>where <text:s text:c="3"/>"IDPermition" = 2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elect_notApproved</text:p>
          </table:table-cell>
          <table:table-cell/>
          <table:table-cell table:formula="of:=[.C26]+1" office:value-type="float" office:value="27">
            <text:p>27</text:p>
          </table:table-cell>
          <table:table-cell table:formula="of:=SUBSTITUTE(SUBSTITUTE(SUBSTITUTE([.A27];&quot;__WARNING&quot;;&quot;&quot;);&quot;__&quot;;&quot; - &quot;);&quot;_&quot;;&quot; &quot;)" office:value-type="string" office:string-value="Author - select notApproved">
            <text:p>Author - select notApproved</text:p>
          </table:table-cell>
          <table:table-cell table:formula="of:=IF([.A27]=&quot;&quot;;&quot;&quot;;&quot;public const int &quot; &amp; [.A27] &amp; &quot; = &quot; &amp; [.C27] &amp; &quot;;&quot;)" office:value-type="string" office:string-value="public const int Author__select_notApproved = 27;">
            <text:p>public const int Author__select_notApproved = 27;</text:p>
          </table:table-cell>
          <table:table-cell table:style-name="ce17" table:formula="of:=IF([.A27]=&quot;&quot;;&quot;&quot;;&quot;items_.Add(&quot; &amp; [.A27] &amp; &quot;, new PseudoEnumItem(&quot;&quot;&quot; &amp; [.D27] &amp; &quot;&quot;&quot;));&quot;)" office:value-type="string" office:string-value="items_.Add(Author__select_notApproved, new PseudoEnumItem(&quot;Author - select notApproved&quot;));">
            <text:p>items_.Add(Author__select_notApproved, new PseudoEnumItem("Author - select notApproved"));</text:p>
          </table:table-cell>
          <table:table-cell table:formula="of:=IF([.A27]=&quot;&quot;;&quot;&quot;;&quot;  insert into &quot;&quot;CRD_Permition&quot;&quot; (   &quot;&quot;IDPermition&quot;&quot;,    &quot;&quot;Name&quot;&quot;  )  select    &quot; &amp; [.C27] &amp; &quot;,    '&quot; &amp; [.A27] &amp; &quot;'   where not exists (   select &quot;&quot;IDPermition&quot;&quot;    from &quot;&quot;CRD_Permition&quot;&quot;    where &quot;&quot;IDPermition&quot;&quot; = &quot; &amp; [.C27] &amp; &quot;  );   update &quot;&quot;CRD_Permition&quot;&quot;  set    &quot;&quot;Name&quot;&quot; = '&quot; &amp; [.A27] &amp; &quot;'  where    &quot;&quot;IDPermition&quot;&quot; = &quot; &amp; [.C27] &amp; &quot;; &quot;)" office:value-type="string" office:string-value="  insert into &quot;CRD_Permition&quot; (   &quot;IDPermition&quot;,    &quot;Name&quot;  )  select    27,    'Author__select_notApproved'   where not exists (   select &quot;IDPermition&quot;    from &quot;CRD_Permition&quot;    where &quot;IDPermition&quot; = 27  );   update &quot;CRD_Permition&quot;  set    &quot;Name&quot; = 'Author__select_notApproved'  where    &quot;IDPermition&quot; = 27; ">
            <text:p><text:s text:c="2"/>insert into "CRD_Permition" ( <text:s text:c="2"/>"IDPermition", <text:s text:c="3"/>"Name" <text:s/>) <text:s/>select <text:s text:c="3"/>27, <text:s text:c="3"/>'Author__select_notApproved' <text:s text:c="2"/>where not exists ( <text:s text:c="2"/>select "IDPermition" <text:s text:c="3"/>from "CRD_Permition" <text:s text:c="3"/>where "IDPermition" = 27 <text:s/>); <text:s text:c="2"/>update "CRD_Permition" <text:s/>set <text:s text:c="3"/>"Name" = 'Author__select_notApproved' <text:s/>where <text:s text:c="3"/>"IDPermition" = 2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select</text:p>
          </table:table-cell>
          <table:table-cell/>
          <table:table-cell table:formula="of:=[.C27]+1" office:value-type="float" office:value="28">
            <text:p>28</text:p>
          </table:table-cell>
          <table:table-cell table:formula="of:=SUBSTITUTE(SUBSTITUTE(SUBSTITUTE([.A28];&quot;__WARNING&quot;;&quot;&quot;);&quot;__&quot;;&quot; - &quot;);&quot;_&quot;;&quot; &quot;)" office:value-type="string" office:string-value="News - Profile - select">
            <text:p>News - Profile - select</text:p>
          </table:table-cell>
          <table:table-cell table:formula="of:=IF([.A28]=&quot;&quot;;&quot;&quot;;&quot;public const int &quot; &amp; [.A28] &amp; &quot; = &quot; &amp; [.C28] &amp; &quot;;&quot;)" office:value-type="string" office:string-value="public const int News__Profile__select = 28;">
            <text:p>public const int News__Profile__select = 28;</text:p>
          </table:table-cell>
          <table:table-cell table:style-name="ce17" table:formula="of:=IF([.A28]=&quot;&quot;;&quot;&quot;;&quot;items_.Add(&quot; &amp; [.A28] &amp; &quot;, new PseudoEnumItem(&quot;&quot;&quot; &amp; [.D28] &amp; &quot;&quot;&quot;));&quot;)" office:value-type="string" office:string-value="items_.Add(News__Profile__select, new PseudoEnumItem(&quot;News - Profile - select&quot;));">
            <text:p>items_.Add(News__Profile__select, new PseudoEnumItem("News - Profile - select"));</text:p>
          </table:table-cell>
          <table:table-cell table:formula="of:=IF([.A28]=&quot;&quot;;&quot;&quot;;&quot;  insert into &quot;&quot;CRD_Permition&quot;&quot; (   &quot;&quot;IDPermition&quot;&quot;,    &quot;&quot;Name&quot;&quot;  )  select    &quot; &amp; [.C28] &amp; &quot;,    '&quot; &amp; [.A28] &amp; &quot;'   where not exists (   select &quot;&quot;IDPermition&quot;&quot;    from &quot;&quot;CRD_Permition&quot;&quot;    where &quot;&quot;IDPermition&quot;&quot; = &quot; &amp; [.C28] &amp; &quot;  );   update &quot;&quot;CRD_Permition&quot;&quot;  set    &quot;&quot;Name&quot;&quot; = '&quot; &amp; [.A28] &amp; &quot;'  where    &quot;&quot;IDPermition&quot;&quot; = &quot; &amp; [.C28] &amp; &quot;; &quot;)" office:value-type="string" office:string-value="  insert into &quot;CRD_Permition&quot; (   &quot;IDPermition&quot;,    &quot;Name&quot;  )  select    28,    'News__Profile__select'   where not exists (   select &quot;IDPermition&quot;    from &quot;CRD_Permition&quot;    where &quot;IDPermition&quot; = 28  );   update &quot;CRD_Permition&quot;  set    &quot;Name&quot; = 'News__Profile__select'  where    &quot;IDPermition&quot; = 28; ">
            <text:p><text:s text:c="2"/>insert into "CRD_Permition" ( <text:s text:c="2"/>"IDPermition", <text:s text:c="3"/>"Name" <text:s/>) <text:s/>select <text:s text:c="3"/>28, <text:s text:c="3"/>'News__Profile__select' <text:s text:c="2"/>where not exists ( <text:s text:c="2"/>select "IDPermition" <text:s text:c="3"/>from "CRD_Permition" <text:s text:c="3"/>where "IDPermition" = 28 <text:s/>); <text:s text:c="2"/>update "CRD_Permition" <text:s/>set <text:s text:c="3"/>"Name" = 'News__Profile__select' <text:s/>where <text:s text:c="3"/>"IDPermition" = 28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insert</text:p>
          </table:table-cell>
          <table:table-cell/>
          <table:table-cell table:formula="of:=[.C28]+1" office:value-type="float" office:value="29">
            <text:p>29</text:p>
          </table:table-cell>
          <table:table-cell table:formula="of:=SUBSTITUTE(SUBSTITUTE(SUBSTITUTE([.A29];&quot;__WARNING&quot;;&quot;&quot;);&quot;__&quot;;&quot; - &quot;);&quot;_&quot;;&quot; &quot;)" office:value-type="string" office:string-value="News - Profile - insert">
            <text:p>News - Profile - insert</text:p>
          </table:table-cell>
          <table:table-cell table:formula="of:=IF([.A29]=&quot;&quot;;&quot;&quot;;&quot;public const int &quot; &amp; [.A29] &amp; &quot; = &quot; &amp; [.C29] &amp; &quot;;&quot;)" office:value-type="string" office:string-value="public const int News__Profile__insert = 29;">
            <text:p>public const int News__Profile__insert = 29;</text:p>
          </table:table-cell>
          <table:table-cell table:style-name="ce17" table:formula="of:=IF([.A29]=&quot;&quot;;&quot;&quot;;&quot;items_.Add(&quot; &amp; [.A29] &amp; &quot;, new PseudoEnumItem(&quot;&quot;&quot; &amp; [.D29] &amp; &quot;&quot;&quot;));&quot;)" office:value-type="string" office:string-value="items_.Add(News__Profile__insert, new PseudoEnumItem(&quot;News - Profile - insert&quot;));">
            <text:p>items_.Add(News__Profile__insert, new PseudoEnumItem("News - Profile - insert"));</text:p>
          </table:table-cell>
          <table:table-cell table:formula="of:=IF([.A29]=&quot;&quot;;&quot;&quot;;&quot;  insert into &quot;&quot;CRD_Permition&quot;&quot; (   &quot;&quot;IDPermition&quot;&quot;,    &quot;&quot;Name&quot;&quot;  )  select    &quot; &amp; [.C29] &amp; &quot;,    '&quot; &amp; [.A29] &amp; &quot;'   where not exists (   select &quot;&quot;IDPermition&quot;&quot;    from &quot;&quot;CRD_Permition&quot;&quot;    where &quot;&quot;IDPermition&quot;&quot; = &quot; &amp; [.C29] &amp; &quot;  );   update &quot;&quot;CRD_Permition&quot;&quot;  set    &quot;&quot;Name&quot;&quot; = '&quot; &amp; [.A29] &amp; &quot;'  where    &quot;&quot;IDPermition&quot;&quot; = &quot; &amp; [.C29] &amp; &quot;; &quot;)" office:value-type="string" office:string-value="  insert into &quot;CRD_Permition&quot; (   &quot;IDPermition&quot;,    &quot;Name&quot;  )  select    29,    'News__Profile__insert'   where not exists (   select &quot;IDPermition&quot;    from &quot;CRD_Permition&quot;    where &quot;IDPermition&quot; = 29  );   update &quot;CRD_Permition&quot;  set    &quot;Name&quot; = 'News__Profile__insert'  where    &quot;IDPermition&quot; = 29; ">
            <text:p><text:s text:c="2"/>insert into "CRD_Permition" ( <text:s text:c="2"/>"IDPermition", <text:s text:c="3"/>"Name" <text:s/>) <text:s/>select <text:s text:c="3"/>29, <text:s text:c="3"/>'News__Profile__insert' <text:s text:c="2"/>where not exists ( <text:s text:c="2"/>select "IDPermition" <text:s text:c="3"/>from "CRD_Permition" <text:s text:c="3"/>where "IDPermition" = 29 <text:s/>); <text:s text:c="2"/>update "CRD_Permition" <text:s/>set <text:s text:c="3"/>"Name" = 'News__Profile__insert' <text:s/>where <text:s text:c="3"/>"IDPermition" = 2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update</text:p>
          </table:table-cell>
          <table:table-cell/>
          <table:table-cell table:formula="of:=[.C29]+1" office:value-type="float" office:value="30">
            <text:p>30</text:p>
          </table:table-cell>
          <table:table-cell table:formula="of:=SUBSTITUTE(SUBSTITUTE(SUBSTITUTE([.A30];&quot;__WARNING&quot;;&quot;&quot;);&quot;__&quot;;&quot; - &quot;);&quot;_&quot;;&quot; &quot;)" office:value-type="string" office:string-value="News - Profile - update">
            <text:p>News - Profile - update</text:p>
          </table:table-cell>
          <table:table-cell table:formula="of:=IF([.A30]=&quot;&quot;;&quot;&quot;;&quot;public const int &quot; &amp; [.A30] &amp; &quot; = &quot; &amp; [.C30] &amp; &quot;;&quot;)" office:value-type="string" office:string-value="public const int News__Profile__update = 30;">
            <text:p>public const int News__Profile__update = 30;</text:p>
          </table:table-cell>
          <table:table-cell table:style-name="ce17" table:formula="of:=IF([.A30]=&quot;&quot;;&quot;&quot;;&quot;items_.Add(&quot; &amp; [.A30] &amp; &quot;, new PseudoEnumItem(&quot;&quot;&quot; &amp; [.D30] &amp; &quot;&quot;&quot;));&quot;)" office:value-type="string" office:string-value="items_.Add(News__Profile__update, new PseudoEnumItem(&quot;News - Profile - update&quot;));">
            <text:p>items_.Add(News__Profile__update, new PseudoEnumItem("News - Profile - update"));</text:p>
          </table:table-cell>
          <table:table-cell table:formula="of:=IF([.A30]=&quot;&quot;;&quot;&quot;;&quot;  insert into &quot;&quot;CRD_Permition&quot;&quot; (   &quot;&quot;IDPermition&quot;&quot;,    &quot;&quot;Name&quot;&quot;  )  select    &quot; &amp; [.C30] &amp; &quot;,    '&quot; &amp; [.A30] &amp; &quot;'   where not exists (   select &quot;&quot;IDPermition&quot;&quot;    from &quot;&quot;CRD_Permition&quot;&quot;    where &quot;&quot;IDPermition&quot;&quot; = &quot; &amp; [.C30] &amp; &quot;  );   update &quot;&quot;CRD_Permition&quot;&quot;  set    &quot;&quot;Name&quot;&quot; = '&quot; &amp; [.A30] &amp; &quot;'  where    &quot;&quot;IDPermition&quot;&quot; = &quot; &amp; [.C30] &amp; &quot;; &quot;)" office:value-type="string" office:string-value="  insert into &quot;CRD_Permition&quot; (   &quot;IDPermition&quot;,    &quot;Name&quot;  )  select    30,    'News__Profile__update'   where not exists (   select &quot;IDPermition&quot;    from &quot;CRD_Permition&quot;    where &quot;IDPermition&quot; = 30  );   update &quot;CRD_Permition&quot;  set    &quot;Name&quot; = 'News__Profile__update'  where    &quot;IDPermition&quot; = 30; ">
            <text:p><text:s text:c="2"/>insert into "CRD_Permition" ( <text:s text:c="2"/>"IDPermition", <text:s text:c="3"/>"Name" <text:s/>) <text:s/>select <text:s text:c="3"/>30, <text:s text:c="3"/>'News__Profile__update' <text:s text:c="2"/>where not exists ( <text:s text:c="2"/>select "IDPermition" <text:s text:c="3"/>from "CRD_Permition" <text:s text:c="3"/>where "IDPermition" = 30 <text:s/>); <text:s text:c="2"/>update "CRD_Permition" <text:s/>set <text:s text:c="3"/>"Name" = 'News__Profile__update' <text:s/>where <text:s text:c="3"/>"IDPermition" = 3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Profile__delete</text:p>
          </table:table-cell>
          <table:table-cell/>
          <table:table-cell table:formula="of:=[.C30]+1" office:value-type="float" office:value="31">
            <text:p>31</text:p>
          </table:table-cell>
          <table:table-cell table:formula="of:=SUBSTITUTE(SUBSTITUTE(SUBSTITUTE([.A31];&quot;__WARNING&quot;;&quot;&quot;);&quot;__&quot;;&quot; - &quot;);&quot;_&quot;;&quot; &quot;)" office:value-type="string" office:string-value="News - Profile - delete">
            <text:p>News - Profile - delete</text:p>
          </table:table-cell>
          <table:table-cell table:formula="of:=IF([.A31]=&quot;&quot;;&quot;&quot;;&quot;public const int &quot; &amp; [.A31] &amp; &quot; = &quot; &amp; [.C31] &amp; &quot;;&quot;)" office:value-type="string" office:string-value="public const int News__Profile__delete = 31;">
            <text:p>public const int News__Profile__delete = 31;</text:p>
          </table:table-cell>
          <table:table-cell table:style-name="ce17" table:formula="of:=IF([.A31]=&quot;&quot;;&quot;&quot;;&quot;items_.Add(&quot; &amp; [.A31] &amp; &quot;, new PseudoEnumItem(&quot;&quot;&quot; &amp; [.D31] &amp; &quot;&quot;&quot;));&quot;)" office:value-type="string" office:string-value="items_.Add(News__Profile__delete, new PseudoEnumItem(&quot;News - Profile - delete&quot;));">
            <text:p>items_.Add(News__Profile__delete, new PseudoEnumItem("News - Profile - delete"));</text:p>
          </table:table-cell>
          <table:table-cell table:formula="of:=IF([.A31]=&quot;&quot;;&quot;&quot;;&quot;  insert into &quot;&quot;CRD_Permition&quot;&quot; (   &quot;&quot;IDPermition&quot;&quot;,    &quot;&quot;Name&quot;&quot;  )  select    &quot; &amp; [.C31] &amp; &quot;,    '&quot; &amp; [.A31] &amp; &quot;'   where not exists (   select &quot;&quot;IDPermition&quot;&quot;    from &quot;&quot;CRD_Permition&quot;&quot;    where &quot;&quot;IDPermition&quot;&quot; = &quot; &amp; [.C31] &amp; &quot;  );   update &quot;&quot;CRD_Permition&quot;&quot;  set    &quot;&quot;Name&quot;&quot; = '&quot; &amp; [.A31] &amp; &quot;'  where    &quot;&quot;IDPermition&quot;&quot; = &quot; &amp; [.C31] &amp; &quot;; &quot;)" office:value-type="string" office:string-value="  insert into &quot;CRD_Permition&quot; (   &quot;IDPermition&quot;,    &quot;Name&quot;  )  select    31,    'News__Profile__delete'   where not exists (   select &quot;IDPermition&quot;    from &quot;CRD_Permition&quot;    where &quot;IDPermition&quot; = 31  );   update &quot;CRD_Permition&quot;  set    &quot;Name&quot; = 'News__Profile__delete'  where    &quot;IDPermition&quot; = 31; ">
            <text:p><text:s text:c="2"/>insert into "CRD_Permition" ( <text:s text:c="2"/>"IDPermition", <text:s text:c="3"/>"Name" <text:s/>) <text:s/>select <text:s text:c="3"/>31, <text:s text:c="3"/>'News__Profile__delete' <text:s text:c="2"/>where not exists ( <text:s text:c="2"/>select "IDPermition" <text:s text:c="3"/>from "CRD_Permition" <text:s text:c="3"/>where "IDPermition" = 31 <text:s/>); <text:s text:c="2"/>update "CRD_Permition" <text:s/>set <text:s text:c="3"/>"Name" = 'News__Profile__delete' <text:s/>where <text:s text:c="3"/>"IDPermition" = 3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insert</text:p>
          </table:table-cell>
          <table:table-cell/>
          <table:table-cell table:formula="of:=[.C31]+1" office:value-type="float" office:value="32">
            <text:p>32</text:p>
          </table:table-cell>
          <table:table-cell table:formula="of:=SUBSTITUTE(SUBSTITUTE(SUBSTITUTE([.A32];&quot;__WARNING&quot;;&quot;&quot;);&quot;__&quot;;&quot; - &quot;);&quot;_&quot;;&quot; &quot;)" office:value-type="string" office:string-value="Author - insert">
            <text:p>Author - insert</text:p>
          </table:table-cell>
          <table:table-cell table:formula="of:=IF([.A32]=&quot;&quot;;&quot;&quot;;&quot;public const int &quot; &amp; [.A32] &amp; &quot; = &quot; &amp; [.C32] &amp; &quot;;&quot;)" office:value-type="string" office:string-value="public const int Author__insert = 32;">
            <text:p>public const int Author__insert = 32;</text:p>
          </table:table-cell>
          <table:table-cell table:style-name="ce17" table:formula="of:=IF([.A32]=&quot;&quot;;&quot;&quot;;&quot;items_.Add(&quot; &amp; [.A32] &amp; &quot;, new PseudoEnumItem(&quot;&quot;&quot; &amp; [.D32] &amp; &quot;&quot;&quot;));&quot;)" office:value-type="string" office:string-value="items_.Add(Author__insert, new PseudoEnumItem(&quot;Author - insert&quot;));">
            <text:p>items_.Add(Author__insert, new PseudoEnumItem("Author - insert"));</text:p>
          </table:table-cell>
          <table:table-cell table:formula="of:=IF([.A32]=&quot;&quot;;&quot;&quot;;&quot;  insert into &quot;&quot;CRD_Permition&quot;&quot; (   &quot;&quot;IDPermition&quot;&quot;,    &quot;&quot;Name&quot;&quot;  )  select    &quot; &amp; [.C32] &amp; &quot;,    '&quot; &amp; [.A32] &amp; &quot;'   where not exists (   select &quot;&quot;IDPermition&quot;&quot;    from &quot;&quot;CRD_Permition&quot;&quot;    where &quot;&quot;IDPermition&quot;&quot; = &quot; &amp; [.C32] &amp; &quot;  );   update &quot;&quot;CRD_Permition&quot;&quot;  set    &quot;&quot;Name&quot;&quot; = '&quot; &amp; [.A32] &amp; &quot;'  where    &quot;&quot;IDPermition&quot;&quot; = &quot; &amp; [.C32] &amp; &quot;; &quot;)" office:value-type="string" office:string-value="  insert into &quot;CRD_Permition&quot; (   &quot;IDPermition&quot;,    &quot;Name&quot;  )  select    32,    'Author__insert'   where not exists (   select &quot;IDPermition&quot;    from &quot;CRD_Permition&quot;    where &quot;IDPermition&quot; = 32  );   update &quot;CRD_Permition&quot;  set    &quot;Name&quot; = 'Author__insert'  where    &quot;IDPermition&quot; = 32; ">
            <text:p><text:s text:c="2"/>insert into "CRD_Permition" ( <text:s text:c="2"/>"IDPermition", <text:s text:c="3"/>"Name" <text:s/>) <text:s/>select <text:s text:c="3"/>32, <text:s text:c="3"/>'Author__insert' <text:s text:c="2"/>where not exists ( <text:s text:c="2"/>select "IDPermition" <text:s text:c="3"/>from "CRD_Permition" <text:s text:c="3"/>where "IDPermition" = 32 <text:s/>); <text:s text:c="2"/>update "CRD_Permition" <text:s/>set <text:s text:c="3"/>"Name" = 'Author__insert' <text:s/>where <text:s text:c="3"/>"IDPermition" = 3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update</text:p>
          </table:table-cell>
          <table:table-cell/>
          <table:table-cell table:formula="of:=[.C32]+1" office:value-type="float" office:value="33">
            <text:p>33</text:p>
          </table:table-cell>
          <table:table-cell table:formula="of:=SUBSTITUTE(SUBSTITUTE(SUBSTITUTE([.A33];&quot;__WARNING&quot;;&quot;&quot;);&quot;__&quot;;&quot; - &quot;);&quot;_&quot;;&quot; &quot;)" office:value-type="string" office:string-value="Author - update">
            <text:p>Author - update</text:p>
          </table:table-cell>
          <table:table-cell table:formula="of:=IF([.A33]=&quot;&quot;;&quot;&quot;;&quot;public const int &quot; &amp; [.A33] &amp; &quot; = &quot; &amp; [.C33] &amp; &quot;;&quot;)" office:value-type="string" office:string-value="public const int Author__update = 33;">
            <text:p>public const int Author__update = 33;</text:p>
          </table:table-cell>
          <table:table-cell table:style-name="ce17" table:formula="of:=IF([.A33]=&quot;&quot;;&quot;&quot;;&quot;items_.Add(&quot; &amp; [.A33] &amp; &quot;, new PseudoEnumItem(&quot;&quot;&quot; &amp; [.D33] &amp; &quot;&quot;&quot;));&quot;)" office:value-type="string" office:string-value="items_.Add(Author__update, new PseudoEnumItem(&quot;Author - update&quot;));">
            <text:p>items_.Add(Author__update, new PseudoEnumItem("Author - update"));</text:p>
          </table:table-cell>
          <table:table-cell table:formula="of:=IF([.A33]=&quot;&quot;;&quot;&quot;;&quot;  insert into &quot;&quot;CRD_Permition&quot;&quot; (   &quot;&quot;IDPermition&quot;&quot;,    &quot;&quot;Name&quot;&quot;  )  select    &quot; &amp; [.C33] &amp; &quot;,    '&quot; &amp; [.A33] &amp; &quot;'   where not exists (   select &quot;&quot;IDPermition&quot;&quot;    from &quot;&quot;CRD_Permition&quot;&quot;    where &quot;&quot;IDPermition&quot;&quot; = &quot; &amp; [.C33] &amp; &quot;  );   update &quot;&quot;CRD_Permition&quot;&quot;  set    &quot;&quot;Name&quot;&quot; = '&quot; &amp; [.A33] &amp; &quot;'  where    &quot;&quot;IDPermition&quot;&quot; = &quot; &amp; [.C33] &amp; &quot;; &quot;)" office:value-type="string" office:string-value="  insert into &quot;CRD_Permition&quot; (   &quot;IDPermition&quot;,    &quot;Name&quot;  )  select    33,    'Author__update'   where not exists (   select &quot;IDPermition&quot;    from &quot;CRD_Permition&quot;    where &quot;IDPermition&quot; = 33  );   update &quot;CRD_Permition&quot;  set    &quot;Name&quot; = 'Author__update'  where    &quot;IDPermition&quot; = 33; ">
            <text:p><text:s text:c="2"/>insert into "CRD_Permition" ( <text:s text:c="2"/>"IDPermition", <text:s text:c="3"/>"Name" <text:s/>) <text:s/>select <text:s text:c="3"/>33, <text:s text:c="3"/>'Author__update' <text:s text:c="2"/>where not exists ( <text:s text:c="2"/>select "IDPermition" <text:s text:c="3"/>from "CRD_Permition" <text:s text:c="3"/>where "IDPermition" = 33 <text:s/>); <text:s text:c="2"/>update "CRD_Permition" <text:s/>set <text:s text:c="3"/>"Name" = 'Author__update' <text:s/>where <text:s text:c="3"/>"IDPermition" = 33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approve</text:p>
          </table:table-cell>
          <table:table-cell/>
          <table:table-cell table:formula="of:=[.C33]+1" office:value-type="float" office:value="34">
            <text:p>34</text:p>
          </table:table-cell>
          <table:table-cell table:formula="of:=SUBSTITUTE(SUBSTITUTE(SUBSTITUTE([.A34];&quot;__WARNING&quot;;&quot;&quot;);&quot;__&quot;;&quot; - &quot;);&quot;_&quot;;&quot; &quot;)" office:value-type="string" office:string-value="Author - approve">
            <text:p>Author - approve</text:p>
          </table:table-cell>
          <table:table-cell table:formula="of:=IF([.A34]=&quot;&quot;;&quot;&quot;;&quot;public const int &quot; &amp; [.A34] &amp; &quot; = &quot; &amp; [.C34] &amp; &quot;;&quot;)" office:value-type="string" office:string-value="public const int Author__approve = 34;">
            <text:p>public const int Author__approve = 34;</text:p>
          </table:table-cell>
          <table:table-cell table:style-name="ce17" table:formula="of:=IF([.A34]=&quot;&quot;;&quot;&quot;;&quot;items_.Add(&quot; &amp; [.A34] &amp; &quot;, new PseudoEnumItem(&quot;&quot;&quot; &amp; [.D34] &amp; &quot;&quot;&quot;));&quot;)" office:value-type="string" office:string-value="items_.Add(Author__approve, new PseudoEnumItem(&quot;Author - approve&quot;));">
            <text:p>items_.Add(Author__approve, new PseudoEnumItem("Author - approve"));</text:p>
          </table:table-cell>
          <table:table-cell table:formula="of:=IF([.A34]=&quot;&quot;;&quot;&quot;;&quot;  insert into &quot;&quot;CRD_Permition&quot;&quot; (   &quot;&quot;IDPermition&quot;&quot;,    &quot;&quot;Name&quot;&quot;  )  select    &quot; &amp; [.C34] &amp; &quot;,    '&quot; &amp; [.A34] &amp; &quot;'   where not exists (   select &quot;&quot;IDPermition&quot;&quot;    from &quot;&quot;CRD_Permition&quot;&quot;    where &quot;&quot;IDPermition&quot;&quot; = &quot; &amp; [.C34] &amp; &quot;  );   update &quot;&quot;CRD_Permition&quot;&quot;  set    &quot;&quot;Name&quot;&quot; = '&quot; &amp; [.A34] &amp; &quot;'  where    &quot;&quot;IDPermition&quot;&quot; = &quot; &amp; [.C34] &amp; &quot;; &quot;)" office:value-type="string" office:string-value="  insert into &quot;CRD_Permition&quot; (   &quot;IDPermition&quot;,    &quot;Name&quot;  )  select    34,    'Author__approve'   where not exists (   select &quot;IDPermition&quot;    from &quot;CRD_Permition&quot;    where &quot;IDPermition&quot; = 34  );   update &quot;CRD_Permition&quot;  set    &quot;Name&quot; = 'Author__approve'  where    &quot;IDPermition&quot; = 34; ">
            <text:p><text:s text:c="2"/>insert into "CRD_Permition" ( <text:s text:c="2"/>"IDPermition", <text:s text:c="3"/>"Name" <text:s/>) <text:s/>select <text:s text:c="3"/>34, <text:s text:c="3"/>'Author__approve' <text:s text:c="2"/>where not exists ( <text:s text:c="2"/>select "IDPermition" <text:s text:c="3"/>from "CRD_Permition" <text:s text:c="3"/>where "IDPermition" = 34 <text:s/>); <text:s text:c="2"/>update "CRD_Permition" <text:s/>set <text:s text:c="3"/>"Name" = 'Author__approve' <text:s/>where <text:s text:c="3"/>"IDPermition" = 3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delete</text:p>
          </table:table-cell>
          <table:table-cell/>
          <table:table-cell table:formula="of:=[.C34]+1" office:value-type="float" office:value="35">
            <text:p>35</text:p>
          </table:table-cell>
          <table:table-cell table:formula="of:=SUBSTITUTE(SUBSTITUTE(SUBSTITUTE([.A35];&quot;__WARNING&quot;;&quot;&quot;);&quot;__&quot;;&quot; - &quot;);&quot;_&quot;;&quot; &quot;)" office:value-type="string" office:string-value="Author - delete">
            <text:p>Author - delete</text:p>
          </table:table-cell>
          <table:table-cell table:formula="of:=IF([.A35]=&quot;&quot;;&quot;&quot;;&quot;public const int &quot; &amp; [.A35] &amp; &quot; = &quot; &amp; [.C35] &amp; &quot;;&quot;)" office:value-type="string" office:string-value="public const int Author__delete = 35;">
            <text:p>public const int Author__delete = 35;</text:p>
          </table:table-cell>
          <table:table-cell table:style-name="ce17" table:formula="of:=IF([.A35]=&quot;&quot;;&quot;&quot;;&quot;items_.Add(&quot; &amp; [.A35] &amp; &quot;, new PseudoEnumItem(&quot;&quot;&quot; &amp; [.D35] &amp; &quot;&quot;&quot;));&quot;)" office:value-type="string" office:string-value="items_.Add(Author__delete, new PseudoEnumItem(&quot;Author - delete&quot;));">
            <text:p>items_.Add(Author__delete, new PseudoEnumItem("Author - delete"));</text:p>
          </table:table-cell>
          <table:table-cell table:formula="of:=IF([.A35]=&quot;&quot;;&quot;&quot;;&quot;  insert into &quot;&quot;CRD_Permition&quot;&quot; (   &quot;&quot;IDPermition&quot;&quot;,    &quot;&quot;Name&quot;&quot;  )  select    &quot; &amp; [.C35] &amp; &quot;,    '&quot; &amp; [.A35] &amp; &quot;'   where not exists (   select &quot;&quot;IDPermition&quot;&quot;    from &quot;&quot;CRD_Permition&quot;&quot;    where &quot;&quot;IDPermition&quot;&quot; = &quot; &amp; [.C35] &amp; &quot;  );   update &quot;&quot;CRD_Permition&quot;&quot;  set    &quot;&quot;Name&quot;&quot; = '&quot; &amp; [.A35] &amp; &quot;'  where    &quot;&quot;IDPermition&quot;&quot; = &quot; &amp; [.C35] &amp; &quot;; &quot;)" office:value-type="string" office:string-value="  insert into &quot;CRD_Permition&quot; (   &quot;IDPermition&quot;,    &quot;Name&quot;  )  select    35,    'Author__delete'   where not exists (   select &quot;IDPermition&quot;    from &quot;CRD_Permition&quot;    where &quot;IDPermition&quot; = 35  );   update &quot;CRD_Permition&quot;  set    &quot;Name&quot; = 'Author__delete'  where    &quot;IDPermition&quot; = 35; ">
            <text:p><text:s text:c="2"/>insert into "CRD_Permition" ( <text:s text:c="2"/>"IDPermition", <text:s text:c="3"/>"Name" <text:s/>) <text:s/>select <text:s text:c="3"/>35, <text:s text:c="3"/>'Author__delete' <text:s text:c="2"/>where not exists ( <text:s text:c="2"/>select "IDPermition" <text:s text:c="3"/>from "CRD_Permition" <text:s text:c="3"/>where "IDPermition" = 35 <text:s/>); <text:s text:c="2"/>update "CRD_Permition" <text:s/>set <text:s text:c="3"/>"Name" = 'Author__delete' <text:s/>where <text:s text:c="3"/>"IDPermition" = 35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insert</text:p>
          </table:table-cell>
          <table:table-cell/>
          <table:table-cell table:formula="of:=[.C35]+1" office:value-type="float" office:value="36">
            <text:p>36</text:p>
          </table:table-cell>
          <table:table-cell table:formula="of:=SUBSTITUTE(SUBSTITUTE(SUBSTITUTE([.A36];&quot;__WARNING&quot;;&quot;&quot;);&quot;__&quot;;&quot; - &quot;);&quot;_&quot;;&quot; &quot;)" office:value-type="string" office:string-value="Highlight - insert">
            <text:p>Highlight - insert</text:p>
          </table:table-cell>
          <table:table-cell table:formula="of:=IF([.A36]=&quot;&quot;;&quot;&quot;;&quot;public const int &quot; &amp; [.A36] &amp; &quot; = &quot; &amp; [.C36] &amp; &quot;;&quot;)" office:value-type="string" office:string-value="public const int Highlight__insert = 36;">
            <text:p>public const int Highlight__insert = 36;</text:p>
          </table:table-cell>
          <table:table-cell table:style-name="ce17" table:formula="of:=IF([.A36]=&quot;&quot;;&quot;&quot;;&quot;items_.Add(&quot; &amp; [.A36] &amp; &quot;, new PseudoEnumItem(&quot;&quot;&quot; &amp; [.D36] &amp; &quot;&quot;&quot;));&quot;)" office:value-type="string" office:string-value="items_.Add(Highlight__insert, new PseudoEnumItem(&quot;Highlight - insert&quot;));">
            <text:p>items_.Add(Highlight__insert, new PseudoEnumItem("Highlight - insert"));</text:p>
          </table:table-cell>
          <table:table-cell table:formula="of:=IF([.A36]=&quot;&quot;;&quot;&quot;;&quot;  insert into &quot;&quot;CRD_Permition&quot;&quot; (   &quot;&quot;IDPermition&quot;&quot;,    &quot;&quot;Name&quot;&quot;  )  select    &quot; &amp; [.C36] &amp; &quot;,    '&quot; &amp; [.A36] &amp; &quot;'   where not exists (   select &quot;&quot;IDPermition&quot;&quot;    from &quot;&quot;CRD_Permition&quot;&quot;    where &quot;&quot;IDPermition&quot;&quot; = &quot; &amp; [.C36] &amp; &quot;  );   update &quot;&quot;CRD_Permition&quot;&quot;  set    &quot;&quot;Name&quot;&quot; = '&quot; &amp; [.A36] &amp; &quot;'  where    &quot;&quot;IDPermition&quot;&quot; = &quot; &amp; [.C36] &amp; &quot;; &quot;)" office:value-type="string" office:string-value="  insert into &quot;CRD_Permition&quot; (   &quot;IDPermition&quot;,    &quot;Name&quot;  )  select    36,    'Highlight__insert'   where not exists (   select &quot;IDPermition&quot;    from &quot;CRD_Permition&quot;    where &quot;IDPermition&quot; = 36  );   update &quot;CRD_Permition&quot;  set    &quot;Name&quot; = 'Highlight__insert'  where    &quot;IDPermition&quot; = 36; ">
            <text:p><text:s text:c="2"/>insert into "CRD_Permition" ( <text:s text:c="2"/>"IDPermition", <text:s text:c="3"/>"Name" <text:s/>) <text:s/>select <text:s text:c="3"/>36, <text:s text:c="3"/>'Highlight__insert' <text:s text:c="2"/>where not exists ( <text:s text:c="2"/>select "IDPermition" <text:s text:c="3"/>from "CRD_Permition" <text:s text:c="3"/>where "IDPermition" = 36 <text:s/>); <text:s text:c="2"/>update "CRD_Permition" <text:s/>set <text:s text:c="3"/>"Name" = 'Highlight__insert' <text:s/>where <text:s text:c="3"/>"IDPermition" = 36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update</text:p>
          </table:table-cell>
          <table:table-cell/>
          <table:table-cell table:formula="of:=[.C36]+1" office:value-type="float" office:value="37">
            <text:p>37</text:p>
          </table:table-cell>
          <table:table-cell table:formula="of:=SUBSTITUTE(SUBSTITUTE(SUBSTITUTE([.A37];&quot;__WARNING&quot;;&quot;&quot;);&quot;__&quot;;&quot; - &quot;);&quot;_&quot;;&quot; &quot;)" office:value-type="string" office:string-value="Highlight - update">
            <text:p>Highlight - update</text:p>
          </table:table-cell>
          <table:table-cell table:formula="of:=IF([.A37]=&quot;&quot;;&quot;&quot;;&quot;public const int &quot; &amp; [.A37] &amp; &quot; = &quot; &amp; [.C37] &amp; &quot;;&quot;)" office:value-type="string" office:string-value="public const int Highlight__update = 37;">
            <text:p>public const int Highlight__update = 37;</text:p>
          </table:table-cell>
          <table:table-cell table:style-name="ce17" table:formula="of:=IF([.A37]=&quot;&quot;;&quot;&quot;;&quot;items_.Add(&quot; &amp; [.A37] &amp; &quot;, new PseudoEnumItem(&quot;&quot;&quot; &amp; [.D37] &amp; &quot;&quot;&quot;));&quot;)" office:value-type="string" office:string-value="items_.Add(Highlight__update, new PseudoEnumItem(&quot;Highlight - update&quot;));">
            <text:p>items_.Add(Highlight__update, new PseudoEnumItem("Highlight - update"));</text:p>
          </table:table-cell>
          <table:table-cell table:formula="of:=IF([.A37]=&quot;&quot;;&quot;&quot;;&quot;  insert into &quot;&quot;CRD_Permition&quot;&quot; (   &quot;&quot;IDPermition&quot;&quot;,    &quot;&quot;Name&quot;&quot;  )  select    &quot; &amp; [.C37] &amp; &quot;,    '&quot; &amp; [.A37] &amp; &quot;'   where not exists (   select &quot;&quot;IDPermition&quot;&quot;    from &quot;&quot;CRD_Permition&quot;&quot;    where &quot;&quot;IDPermition&quot;&quot; = &quot; &amp; [.C37] &amp; &quot;  );   update &quot;&quot;CRD_Permition&quot;&quot;  set    &quot;&quot;Name&quot;&quot; = '&quot; &amp; [.A37] &amp; &quot;'  where    &quot;&quot;IDPermition&quot;&quot; = &quot; &amp; [.C37] &amp; &quot;; &quot;)" office:value-type="string" office:string-value="  insert into &quot;CRD_Permition&quot; (   &quot;IDPermition&quot;,    &quot;Name&quot;  )  select    37,    'Highlight__update'   where not exists (   select &quot;IDPermition&quot;    from &quot;CRD_Permition&quot;    where &quot;IDPermition&quot; = 37  );   update &quot;CRD_Permition&quot;  set    &quot;Name&quot; = 'Highlight__update'  where    &quot;IDPermition&quot; = 37; ">
            <text:p><text:s text:c="2"/>insert into "CRD_Permition" ( <text:s text:c="2"/>"IDPermition", <text:s text:c="3"/>"Name" <text:s/>) <text:s/>select <text:s text:c="3"/>37, <text:s text:c="3"/>'Highlight__update' <text:s text:c="2"/>where not exists ( <text:s text:c="2"/>select "IDPermition" <text:s text:c="3"/>from "CRD_Permition" <text:s text:c="3"/>where "IDPermition" = 37 <text:s/>); <text:s text:c="2"/>update "CRD_Permition" <text:s/>set <text:s text:c="3"/>"Name" = 'Highlight__update' <text:s/>where <text:s text:c="3"/>"IDPermition" = 37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approve</text:p>
          </table:table-cell>
          <table:table-cell/>
          <table:table-cell table:formula="of:=[.C37]+1" office:value-type="float" office:value="38">
            <text:p>38</text:p>
          </table:table-cell>
          <table:table-cell table:formula="of:=SUBSTITUTE(SUBSTITUTE(SUBSTITUTE([.A38];&quot;__WARNING&quot;;&quot;&quot;);&quot;__&quot;;&quot; - &quot;);&quot;_&quot;;&quot; &quot;)" office:value-type="string" office:string-value="Highlight - approve">
            <text:p>Highlight - approve</text:p>
          </table:table-cell>
          <table:table-cell table:formula="of:=IF([.A38]=&quot;&quot;;&quot;&quot;;&quot;public const int &quot; &amp; [.A38] &amp; &quot; = &quot; &amp; [.C38] &amp; &quot;;&quot;)" office:value-type="string" office:string-value="public const int Highlight__approve = 38;">
            <text:p>public const int Highlight__approve = 38;</text:p>
          </table:table-cell>
          <table:table-cell table:style-name="ce17" table:formula="of:=IF([.A38]=&quot;&quot;;&quot;&quot;;&quot;items_.Add(&quot; &amp; [.A38] &amp; &quot;, new PseudoEnumItem(&quot;&quot;&quot; &amp; [.D38] &amp; &quot;&quot;&quot;));&quot;)" office:value-type="string" office:string-value="items_.Add(Highlight__approve, new PseudoEnumItem(&quot;Highlight - approve&quot;));">
            <text:p>items_.Add(Highlight__approve, new PseudoEnumItem("Highlight - approve"));</text:p>
          </table:table-cell>
          <table:table-cell table:formula="of:=IF([.A38]=&quot;&quot;;&quot;&quot;;&quot;  insert into &quot;&quot;CRD_Permition&quot;&quot; (   &quot;&quot;IDPermition&quot;&quot;,    &quot;&quot;Name&quot;&quot;  )  select    &quot; &amp; [.C38] &amp; &quot;,    '&quot; &amp; [.A38] &amp; &quot;'   where not exists (   select &quot;&quot;IDPermition&quot;&quot;    from &quot;&quot;CRD_Permition&quot;&quot;    where &quot;&quot;IDPermition&quot;&quot; = &quot; &amp; [.C38] &amp; &quot;  );   update &quot;&quot;CRD_Permition&quot;&quot;  set    &quot;&quot;Name&quot;&quot; = '&quot; &amp; [.A38] &amp; &quot;'  where    &quot;&quot;IDPermition&quot;&quot; = &quot; &amp; [.C38] &amp; &quot;; &quot;)" office:value-type="string" office:string-value="  insert into &quot;CRD_Permition&quot; (   &quot;IDPermition&quot;,    &quot;Name&quot;  )  select    38,    'Highlight__approve'   where not exists (   select &quot;IDPermition&quot;    from &quot;CRD_Permition&quot;    where &quot;IDPermition&quot; = 38  );   update &quot;CRD_Permition&quot;  set    &quot;Name&quot; = 'Highlight__approve'  where    &quot;IDPermition&quot; = 38; ">
            <text:p><text:s text:c="2"/>insert into "CRD_Permition" ( <text:s text:c="2"/>"IDPermition", <text:s text:c="3"/>"Name" <text:s/>) <text:s/>select <text:s text:c="3"/>38, <text:s text:c="3"/>'Highlight__approve' <text:s text:c="2"/>where not exists ( <text:s text:c="2"/>select "IDPermition" <text:s text:c="3"/>from "CRD_Permition" <text:s text:c="3"/>where "IDPermition" = 38 <text:s/>); <text:s text:c="2"/>update "CRD_Permition" <text:s/>set <text:s text:c="3"/>"Name" = 'Highlight__approve' <text:s/>where <text:s text:c="3"/>"IDPermition" = 38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delete</text:p>
          </table:table-cell>
          <table:table-cell/>
          <table:table-cell table:formula="of:=[.C38]+1" office:value-type="float" office:value="39">
            <text:p>39</text:p>
          </table:table-cell>
          <table:table-cell table:formula="of:=SUBSTITUTE(SUBSTITUTE(SUBSTITUTE([.A39];&quot;__WARNING&quot;;&quot;&quot;);&quot;__&quot;;&quot; - &quot;);&quot;_&quot;;&quot; &quot;)" office:value-type="string" office:string-value="Highlight - delete">
            <text:p>Highlight - delete</text:p>
          </table:table-cell>
          <table:table-cell table:formula="of:=IF([.A39]=&quot;&quot;;&quot;&quot;;&quot;public const int &quot; &amp; [.A39] &amp; &quot; = &quot; &amp; [.C39] &amp; &quot;;&quot;)" office:value-type="string" office:string-value="public const int Highlight__delete = 39;">
            <text:p>public const int Highlight__delete = 39;</text:p>
          </table:table-cell>
          <table:table-cell table:style-name="ce17" table:formula="of:=IF([.A39]=&quot;&quot;;&quot;&quot;;&quot;items_.Add(&quot; &amp; [.A39] &amp; &quot;, new PseudoEnumItem(&quot;&quot;&quot; &amp; [.D39] &amp; &quot;&quot;&quot;));&quot;)" office:value-type="string" office:string-value="items_.Add(Highlight__delete, new PseudoEnumItem(&quot;Highlight - delete&quot;));">
            <text:p>items_.Add(Highlight__delete, new PseudoEnumItem("Highlight - delete"));</text:p>
          </table:table-cell>
          <table:table-cell table:formula="of:=IF([.A39]=&quot;&quot;;&quot;&quot;;&quot;  insert into &quot;&quot;CRD_Permition&quot;&quot; (   &quot;&quot;IDPermition&quot;&quot;,    &quot;&quot;Name&quot;&quot;  )  select    &quot; &amp; [.C39] &amp; &quot;,    '&quot; &amp; [.A39] &amp; &quot;'   where not exists (   select &quot;&quot;IDPermition&quot;&quot;    from &quot;&quot;CRD_Permition&quot;&quot;    where &quot;&quot;IDPermition&quot;&quot; = &quot; &amp; [.C39] &amp; &quot;  );   update &quot;&quot;CRD_Permition&quot;&quot;  set    &quot;&quot;Name&quot;&quot; = '&quot; &amp; [.A39] &amp; &quot;'  where    &quot;&quot;IDPermition&quot;&quot; = &quot; &amp; [.C39] &amp; &quot;; &quot;)" office:value-type="string" office:string-value="  insert into &quot;CRD_Permition&quot; (   &quot;IDPermition&quot;,    &quot;Name&quot;  )  select    39,    'Highlight__delete'   where not exists (   select &quot;IDPermition&quot;    from &quot;CRD_Permition&quot;    where &quot;IDPermition&quot; = 39  );   update &quot;CRD_Permition&quot;  set    &quot;Name&quot; = 'Highlight__delete'  where    &quot;IDPermition&quot; = 39; ">
            <text:p><text:s text:c="2"/>insert into "CRD_Permition" ( <text:s text:c="2"/>"IDPermition", <text:s text:c="3"/>"Name" <text:s/>) <text:s/>select <text:s text:c="3"/>39, <text:s text:c="3"/>'Highlight__delete' <text:s text:c="2"/>where not exists ( <text:s text:c="2"/>select "IDPermition" <text:s text:c="3"/>from "CRD_Permition" <text:s text:c="3"/>where "IDPermition" = 39 <text:s/>); <text:s text:c="2"/>update "CRD_Permition" <text:s/>set <text:s text:c="3"/>"Name" = 'Highlight__delete' <text:s/>where <text:s text:c="3"/>"IDPermition" = 3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insert</text:p>
          </table:table-cell>
          <table:table-cell/>
          <table:table-cell table:formula="of:=[.C39]+1" office:value-type="float" office:value="40">
            <text:p>40</text:p>
          </table:table-cell>
          <table:table-cell table:formula="of:=SUBSTITUTE(SUBSTITUTE(SUBSTITUTE([.A40];&quot;__WARNING&quot;;&quot;&quot;);&quot;__&quot;;&quot; - &quot;);&quot;_&quot;;&quot; &quot;)" office:value-type="string" office:string-value="Source - insert">
            <text:p>Source - insert</text:p>
          </table:table-cell>
          <table:table-cell table:formula="of:=IF([.A40]=&quot;&quot;;&quot;&quot;;&quot;public const int &quot; &amp; [.A40] &amp; &quot; = &quot; &amp; [.C40] &amp; &quot;;&quot;)" office:value-type="string" office:string-value="public const int Source__insert = 40;">
            <text:p>public const int Source__insert = 40;</text:p>
          </table:table-cell>
          <table:table-cell table:style-name="ce17" table:formula="of:=IF([.A40]=&quot;&quot;;&quot;&quot;;&quot;items_.Add(&quot; &amp; [.A40] &amp; &quot;, new PseudoEnumItem(&quot;&quot;&quot; &amp; [.D40] &amp; &quot;&quot;&quot;));&quot;)" office:value-type="string" office:string-value="items_.Add(Source__insert, new PseudoEnumItem(&quot;Source - insert&quot;));">
            <text:p>items_.Add(Source__insert, new PseudoEnumItem("Source - insert"));</text:p>
          </table:table-cell>
          <table:table-cell table:formula="of:=IF([.A40]=&quot;&quot;;&quot;&quot;;&quot;  insert into &quot;&quot;CRD_Permition&quot;&quot; (   &quot;&quot;IDPermition&quot;&quot;,    &quot;&quot;Name&quot;&quot;  )  select    &quot; &amp; [.C40] &amp; &quot;,    '&quot; &amp; [.A40] &amp; &quot;'   where not exists (   select &quot;&quot;IDPermition&quot;&quot;    from &quot;&quot;CRD_Permition&quot;&quot;    where &quot;&quot;IDPermition&quot;&quot; = &quot; &amp; [.C40] &amp; &quot;  );   update &quot;&quot;CRD_Permition&quot;&quot;  set    &quot;&quot;Name&quot;&quot; = '&quot; &amp; [.A40] &amp; &quot;'  where    &quot;&quot;IDPermition&quot;&quot; = &quot; &amp; [.C40] &amp; &quot;; &quot;)" office:value-type="string" office:string-value="  insert into &quot;CRD_Permition&quot; (   &quot;IDPermition&quot;,    &quot;Name&quot;  )  select    40,    'Source__insert'   where not exists (   select &quot;IDPermition&quot;    from &quot;CRD_Permition&quot;    where &quot;IDPermition&quot; = 40  );   update &quot;CRD_Permition&quot;  set    &quot;Name&quot; = 'Source__insert'  where    &quot;IDPermition&quot; = 40; ">
            <text:p><text:s text:c="2"/>insert into "CRD_Permition" ( <text:s text:c="2"/>"IDPermition", <text:s text:c="3"/>"Name" <text:s/>) <text:s/>select <text:s text:c="3"/>40, <text:s text:c="3"/>'Source__insert' <text:s text:c="2"/>where not exists ( <text:s text:c="2"/>select "IDPermition" <text:s text:c="3"/>from "CRD_Permition" <text:s text:c="3"/>where "IDPermition" = 40 <text:s/>); <text:s text:c="2"/>update "CRD_Permition" <text:s/>set <text:s text:c="3"/>"Name" = 'Source__insert' <text:s/>where <text:s text:c="3"/>"IDPermition" = 4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update</text:p>
          </table:table-cell>
          <table:table-cell/>
          <table:table-cell table:formula="of:=[.C40]+1" office:value-type="float" office:value="41">
            <text:p>41</text:p>
          </table:table-cell>
          <table:table-cell table:formula="of:=SUBSTITUTE(SUBSTITUTE(SUBSTITUTE([.A41];&quot;__WARNING&quot;;&quot;&quot;);&quot;__&quot;;&quot; - &quot;);&quot;_&quot;;&quot; &quot;)" office:value-type="string" office:string-value="Source - update">
            <text:p>Source - update</text:p>
          </table:table-cell>
          <table:table-cell table:formula="of:=IF([.A41]=&quot;&quot;;&quot;&quot;;&quot;public const int &quot; &amp; [.A41] &amp; &quot; = &quot; &amp; [.C41] &amp; &quot;;&quot;)" office:value-type="string" office:string-value="public const int Source__update = 41;">
            <text:p>public const int Source__update = 41;</text:p>
          </table:table-cell>
          <table:table-cell table:style-name="ce17" table:formula="of:=IF([.A41]=&quot;&quot;;&quot;&quot;;&quot;items_.Add(&quot; &amp; [.A41] &amp; &quot;, new PseudoEnumItem(&quot;&quot;&quot; &amp; [.D41] &amp; &quot;&quot;&quot;));&quot;)" office:value-type="string" office:string-value="items_.Add(Source__update, new PseudoEnumItem(&quot;Source - update&quot;));">
            <text:p>items_.Add(Source__update, new PseudoEnumItem("Source - update"));</text:p>
          </table:table-cell>
          <table:table-cell table:formula="of:=IF([.A41]=&quot;&quot;;&quot;&quot;;&quot;  insert into &quot;&quot;CRD_Permition&quot;&quot; (   &quot;&quot;IDPermition&quot;&quot;,    &quot;&quot;Name&quot;&quot;  )  select    &quot; &amp; [.C41] &amp; &quot;,    '&quot; &amp; [.A41] &amp; &quot;'   where not exists (   select &quot;&quot;IDPermition&quot;&quot;    from &quot;&quot;CRD_Permition&quot;&quot;    where &quot;&quot;IDPermition&quot;&quot; = &quot; &amp; [.C41] &amp; &quot;  );   update &quot;&quot;CRD_Permition&quot;&quot;  set    &quot;&quot;Name&quot;&quot; = '&quot; &amp; [.A41] &amp; &quot;'  where    &quot;&quot;IDPermition&quot;&quot; = &quot; &amp; [.C41] &amp; &quot;; &quot;)" office:value-type="string" office:string-value="  insert into &quot;CRD_Permition&quot; (   &quot;IDPermition&quot;,    &quot;Name&quot;  )  select    41,    'Source__update'   where not exists (   select &quot;IDPermition&quot;    from &quot;CRD_Permition&quot;    where &quot;IDPermition&quot; = 41  );   update &quot;CRD_Permition&quot;  set    &quot;Name&quot; = 'Source__update'  where    &quot;IDPermition&quot; = 41; ">
            <text:p><text:s text:c="2"/>insert into "CRD_Permition" ( <text:s text:c="2"/>"IDPermition", <text:s text:c="3"/>"Name" <text:s/>) <text:s/>select <text:s text:c="3"/>41, <text:s text:c="3"/>'Source__update' <text:s text:c="2"/>where not exists ( <text:s text:c="2"/>select "IDPermition" <text:s text:c="3"/>from "CRD_Permition" <text:s text:c="3"/>where "IDPermition" = 41 <text:s/>); <text:s text:c="2"/>update "CRD_Permition" <text:s/>set <text:s text:c="3"/>"Name" = 'Source__update' <text:s/>where <text:s text:c="3"/>"IDPermition" = 4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approve</text:p>
          </table:table-cell>
          <table:table-cell/>
          <table:table-cell table:formula="of:=[.C41]+1" office:value-type="float" office:value="42">
            <text:p>42</text:p>
          </table:table-cell>
          <table:table-cell table:formula="of:=SUBSTITUTE(SUBSTITUTE(SUBSTITUTE([.A42];&quot;__WARNING&quot;;&quot;&quot;);&quot;__&quot;;&quot; - &quot;);&quot;_&quot;;&quot; &quot;)" office:value-type="string" office:string-value="Source - approve">
            <text:p>Source - approve</text:p>
          </table:table-cell>
          <table:table-cell table:formula="of:=IF([.A42]=&quot;&quot;;&quot;&quot;;&quot;public const int &quot; &amp; [.A42] &amp; &quot; = &quot; &amp; [.C42] &amp; &quot;;&quot;)" office:value-type="string" office:string-value="public const int Source__approve = 42;">
            <text:p>public const int Source__approve = 42;</text:p>
          </table:table-cell>
          <table:table-cell table:style-name="ce17" table:formula="of:=IF([.A42]=&quot;&quot;;&quot;&quot;;&quot;items_.Add(&quot; &amp; [.A42] &amp; &quot;, new PseudoEnumItem(&quot;&quot;&quot; &amp; [.D42] &amp; &quot;&quot;&quot;));&quot;)" office:value-type="string" office:string-value="items_.Add(Source__approve, new PseudoEnumItem(&quot;Source - approve&quot;));">
            <text:p>items_.Add(Source__approve, new PseudoEnumItem("Source - approve"));</text:p>
          </table:table-cell>
          <table:table-cell table:formula="of:=IF([.A42]=&quot;&quot;;&quot;&quot;;&quot;  insert into &quot;&quot;CRD_Permition&quot;&quot; (   &quot;&quot;IDPermition&quot;&quot;,    &quot;&quot;Name&quot;&quot;  )  select    &quot; &amp; [.C42] &amp; &quot;,    '&quot; &amp; [.A42] &amp; &quot;'   where not exists (   select &quot;&quot;IDPermition&quot;&quot;    from &quot;&quot;CRD_Permition&quot;&quot;    where &quot;&quot;IDPermition&quot;&quot; = &quot; &amp; [.C42] &amp; &quot;  );   update &quot;&quot;CRD_Permition&quot;&quot;  set    &quot;&quot;Name&quot;&quot; = '&quot; &amp; [.A42] &amp; &quot;'  where    &quot;&quot;IDPermition&quot;&quot; = &quot; &amp; [.C42] &amp; &quot;; &quot;)" office:value-type="string" office:string-value="  insert into &quot;CRD_Permition&quot; (   &quot;IDPermition&quot;,    &quot;Name&quot;  )  select    42,    'Source__approve'   where not exists (   select &quot;IDPermition&quot;    from &quot;CRD_Permition&quot;    where &quot;IDPermition&quot; = 42  );   update &quot;CRD_Permition&quot;  set    &quot;Name&quot; = 'Source__approve'  where    &quot;IDPermition&quot; = 42; ">
            <text:p><text:s text:c="2"/>insert into "CRD_Permition" ( <text:s text:c="2"/>"IDPermition", <text:s text:c="3"/>"Name" <text:s/>) <text:s/>select <text:s text:c="3"/>42, <text:s text:c="3"/>'Source__approve' <text:s text:c="2"/>where not exists ( <text:s text:c="2"/>select "IDPermition" <text:s text:c="3"/>from "CRD_Permition" <text:s text:c="3"/>where "IDPermition" = 42 <text:s/>); <text:s text:c="2"/>update "CRD_Permition" <text:s/>set <text:s text:c="3"/>"Name" = 'Source__approve' <text:s/>where <text:s text:c="3"/>"IDPermition" = 4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delete</text:p>
          </table:table-cell>
          <table:table-cell/>
          <table:table-cell table:formula="of:=[.C42]+1" office:value-type="float" office:value="43">
            <text:p>43</text:p>
          </table:table-cell>
          <table:table-cell table:formula="of:=SUBSTITUTE(SUBSTITUTE(SUBSTITUTE([.A43];&quot;__WARNING&quot;;&quot;&quot;);&quot;__&quot;;&quot; - &quot;);&quot;_&quot;;&quot; &quot;)" office:value-type="string" office:string-value="Source - delete">
            <text:p>Source - delete</text:p>
          </table:table-cell>
          <table:table-cell table:formula="of:=IF([.A43]=&quot;&quot;;&quot;&quot;;&quot;public const int &quot; &amp; [.A43] &amp; &quot; = &quot; &amp; [.C43] &amp; &quot;;&quot;)" office:value-type="string" office:string-value="public const int Source__delete = 43;">
            <text:p>public const int Source__delete = 43;</text:p>
          </table:table-cell>
          <table:table-cell table:style-name="ce17" table:formula="of:=IF([.A43]=&quot;&quot;;&quot;&quot;;&quot;items_.Add(&quot; &amp; [.A43] &amp; &quot;, new PseudoEnumItem(&quot;&quot;&quot; &amp; [.D43] &amp; &quot;&quot;&quot;));&quot;)" office:value-type="string" office:string-value="items_.Add(Source__delete, new PseudoEnumItem(&quot;Source - delete&quot;));">
            <text:p>items_.Add(Source__delete, new PseudoEnumItem("Source - delete"));</text:p>
          </table:table-cell>
          <table:table-cell table:formula="of:=IF([.A43]=&quot;&quot;;&quot;&quot;;&quot;  insert into &quot;&quot;CRD_Permition&quot;&quot; (   &quot;&quot;IDPermition&quot;&quot;,    &quot;&quot;Name&quot;&quot;  )  select    &quot; &amp; [.C43] &amp; &quot;,    '&quot; &amp; [.A43] &amp; &quot;'   where not exists (   select &quot;&quot;IDPermition&quot;&quot;    from &quot;&quot;CRD_Permition&quot;&quot;    where &quot;&quot;IDPermition&quot;&quot; = &quot; &amp; [.C43] &amp; &quot;  );   update &quot;&quot;CRD_Permition&quot;&quot;  set    &quot;&quot;Name&quot;&quot; = '&quot; &amp; [.A43] &amp; &quot;'  where    &quot;&quot;IDPermition&quot;&quot; = &quot; &amp; [.C43] &amp; &quot;; &quot;)" office:value-type="string" office:string-value="  insert into &quot;CRD_Permition&quot; (   &quot;IDPermition&quot;,    &quot;Name&quot;  )  select    43,    'Source__delete'   where not exists (   select &quot;IDPermition&quot;    from &quot;CRD_Permition&quot;    where &quot;IDPermition&quot; = 43  );   update &quot;CRD_Permition&quot;  set    &quot;Name&quot; = 'Source__delete'  where    &quot;IDPermition&quot; = 43; ">
            <text:p><text:s text:c="2"/>insert into "CRD_Permition" ( <text:s text:c="2"/>"IDPermition", <text:s text:c="3"/>"Name" <text:s/>) <text:s/>select <text:s text:c="3"/>43, <text:s text:c="3"/>'Source__delete' <text:s text:c="2"/>where not exists ( <text:s text:c="2"/>select "IDPermition" <text:s text:c="3"/>from "CRD_Permition" <text:s text:c="3"/>where "IDPermition" = 43 <text:s/>); <text:s text:c="2"/>update "CRD_Permition" <text:s/>set <text:s text:c="3"/>"Name" = 'Source__delete' <text:s/>where <text:s text:c="3"/>"IDPermition" = 4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approve</text:p>
          </table:table-cell>
          <table:table-cell/>
          <table:table-cell table:formula="of:=[.C43]+1" office:value-type="float" office:value="44">
            <text:p>44</text:p>
          </table:table-cell>
          <table:table-cell table:formula="of:=SUBSTITUTE(SUBSTITUTE(SUBSTITUTE([.A44];&quot;__WARNING&quot;;&quot;&quot;);&quot;__&quot;;&quot; - &quot;);&quot;_&quot;;&quot; &quot;)" office:value-type="string" office:string-value="News - Profile - approve">
            <text:p>News - Profile - approve</text:p>
          </table:table-cell>
          <table:table-cell table:formula="of:=IF([.A44]=&quot;&quot;;&quot;&quot;;&quot;public const int &quot; &amp; [.A44] &amp; &quot; = &quot; &amp; [.C44] &amp; &quot;;&quot;)" office:value-type="string" office:string-value="public const int News__Profile__approve = 44;">
            <text:p>public const int News__Profile__approve = 44;</text:p>
          </table:table-cell>
          <table:table-cell table:style-name="ce17" table:formula="of:=IF([.A44]=&quot;&quot;;&quot;&quot;;&quot;items_.Add(&quot; &amp; [.A44] &amp; &quot;, new PseudoEnumItem(&quot;&quot;&quot; &amp; [.D44] &amp; &quot;&quot;&quot;));&quot;)" office:value-type="string" office:string-value="items_.Add(News__Profile__approve, new PseudoEnumItem(&quot;News - Profile - approve&quot;));">
            <text:p>items_.Add(News__Profile__approve, new PseudoEnumItem("News - Profile - approve"));</text:p>
          </table:table-cell>
          <table:table-cell table:formula="of:=IF([.A44]=&quot;&quot;;&quot;&quot;;&quot;  insert into &quot;&quot;CRD_Permition&quot;&quot; (   &quot;&quot;IDPermition&quot;&quot;,    &quot;&quot;Name&quot;&quot;  )  select    &quot; &amp; [.C44] &amp; &quot;,    '&quot; &amp; [.A44] &amp; &quot;'   where not exists (   select &quot;&quot;IDPermition&quot;&quot;    from &quot;&quot;CRD_Permition&quot;&quot;    where &quot;&quot;IDPermition&quot;&quot; = &quot; &amp; [.C44] &amp; &quot;  );   update &quot;&quot;CRD_Permition&quot;&quot;  set    &quot;&quot;Name&quot;&quot; = '&quot; &amp; [.A44] &amp; &quot;'  where    &quot;&quot;IDPermition&quot;&quot; = &quot; &amp; [.C44] &amp; &quot;; &quot;)" office:value-type="string" office:string-value="  insert into &quot;CRD_Permition&quot; (   &quot;IDPermition&quot;,    &quot;Name&quot;  )  select    44,    'News__Profile__approve'   where not exists (   select &quot;IDPermition&quot;    from &quot;CRD_Permition&quot;    where &quot;IDPermition&quot; = 44  );   update &quot;CRD_Permition&quot;  set    &quot;Name&quot; = 'News__Profile__approve'  where    &quot;IDPermition&quot; = 44; ">
            <text:p><text:s text:c="2"/>insert into "CRD_Permition" ( <text:s text:c="2"/>"IDPermition", <text:s text:c="3"/>"Name" <text:s/>) <text:s/>select <text:s text:c="3"/>44, <text:s text:c="3"/>'News__Profile__approve' <text:s text:c="2"/>where not exists ( <text:s text:c="2"/>select "IDPermition" <text:s text:c="3"/>from "CRD_Permition" <text:s text:c="3"/>where "IDPermition" = 44 <text:s/>); <text:s text:c="2"/>update "CRD_Permition" <text:s/>set <text:s text:c="3"/>"Name" = 'News__Profile__approve' <text:s/>where <text:s text:c="3"/>"IDPermition" = 4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insert</text:p>
          </table:table-cell>
          <table:table-cell/>
          <table:table-cell table:formula="of:=[.C44]+1" office:value-type="float" office:value="45">
            <text:p>45</text:p>
          </table:table-cell>
          <table:table-cell table:formula="of:=SUBSTITUTE(SUBSTITUTE(SUBSTITUTE([.A45];&quot;__WARNING&quot;;&quot;&quot;);&quot;__&quot;;&quot; - &quot;);&quot;_&quot;;&quot; &quot;)" office:value-type="string" office:string-value="Tag - insert">
            <text:p>Tag - insert</text:p>
          </table:table-cell>
          <table:table-cell table:formula="of:=IF([.A45]=&quot;&quot;;&quot;&quot;;&quot;public const int &quot; &amp; [.A45] &amp; &quot; = &quot; &amp; [.C45] &amp; &quot;;&quot;)" office:value-type="string" office:string-value="public const int Tag__insert = 45;">
            <text:p>public const int Tag__insert = 45;</text:p>
          </table:table-cell>
          <table:table-cell table:style-name="ce17" table:formula="of:=IF([.A45]=&quot;&quot;;&quot;&quot;;&quot;items_.Add(&quot; &amp; [.A45] &amp; &quot;, new PseudoEnumItem(&quot;&quot;&quot; &amp; [.D45] &amp; &quot;&quot;&quot;));&quot;)" office:value-type="string" office:string-value="items_.Add(Tag__insert, new PseudoEnumItem(&quot;Tag - insert&quot;));">
            <text:p>items_.Add(Tag__insert, new PseudoEnumItem("Tag - insert"));</text:p>
          </table:table-cell>
          <table:table-cell table:formula="of:=IF([.A45]=&quot;&quot;;&quot;&quot;;&quot;  insert into &quot;&quot;CRD_Permition&quot;&quot; (   &quot;&quot;IDPermition&quot;&quot;,    &quot;&quot;Name&quot;&quot;  )  select    &quot; &amp; [.C45] &amp; &quot;,    '&quot; &amp; [.A45] &amp; &quot;'   where not exists (   select &quot;&quot;IDPermition&quot;&quot;    from &quot;&quot;CRD_Permition&quot;&quot;    where &quot;&quot;IDPermition&quot;&quot; = &quot; &amp; [.C45] &amp; &quot;  );   update &quot;&quot;CRD_Permition&quot;&quot;  set    &quot;&quot;Name&quot;&quot; = '&quot; &amp; [.A45] &amp; &quot;'  where    &quot;&quot;IDPermition&quot;&quot; = &quot; &amp; [.C45] &amp; &quot;; &quot;)" office:value-type="string" office:string-value="  insert into &quot;CRD_Permition&quot; (   &quot;IDPermition&quot;,    &quot;Name&quot;  )  select    45,    'Tag__insert'   where not exists (   select &quot;IDPermition&quot;    from &quot;CRD_Permition&quot;    where &quot;IDPermition&quot; = 45  );   update &quot;CRD_Permition&quot;  set    &quot;Name&quot; = 'Tag__insert'  where    &quot;IDPermition&quot; = 45; ">
            <text:p><text:s text:c="2"/>insert into "CRD_Permition" ( <text:s text:c="2"/>"IDPermition", <text:s text:c="3"/>"Name" <text:s/>) <text:s/>select <text:s text:c="3"/>45, <text:s text:c="3"/>'Tag__insert' <text:s text:c="2"/>where not exists ( <text:s text:c="2"/>select "IDPermition" <text:s text:c="3"/>from "CRD_Permition" <text:s text:c="3"/>where "IDPermition" = 45 <text:s/>); <text:s text:c="2"/>update "CRD_Permition" <text:s/>set <text:s text:c="3"/>"Name" = 'Tag__insert' <text:s/>where <text:s text:c="3"/>"IDPermition" = 4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update</text:p>
          </table:table-cell>
          <table:table-cell/>
          <table:table-cell table:formula="of:=[.C45]+1" office:value-type="float" office:value="46">
            <text:p>46</text:p>
          </table:table-cell>
          <table:table-cell table:formula="of:=SUBSTITUTE(SUBSTITUTE(SUBSTITUTE([.A46];&quot;__WARNING&quot;;&quot;&quot;);&quot;__&quot;;&quot; - &quot;);&quot;_&quot;;&quot; &quot;)" office:value-type="string" office:string-value="Tag - update">
            <text:p>Tag - update</text:p>
          </table:table-cell>
          <table:table-cell table:formula="of:=IF([.A46]=&quot;&quot;;&quot;&quot;;&quot;public const int &quot; &amp; [.A46] &amp; &quot; = &quot; &amp; [.C46] &amp; &quot;;&quot;)" office:value-type="string" office:string-value="public const int Tag__update = 46;">
            <text:p>public const int Tag__update = 46;</text:p>
          </table:table-cell>
          <table:table-cell table:style-name="ce17" table:formula="of:=IF([.A46]=&quot;&quot;;&quot;&quot;;&quot;items_.Add(&quot; &amp; [.A46] &amp; &quot;, new PseudoEnumItem(&quot;&quot;&quot; &amp; [.D46] &amp; &quot;&quot;&quot;));&quot;)" office:value-type="string" office:string-value="items_.Add(Tag__update, new PseudoEnumItem(&quot;Tag - update&quot;));">
            <text:p>items_.Add(Tag__update, new PseudoEnumItem("Tag - update"));</text:p>
          </table:table-cell>
          <table:table-cell table:formula="of:=IF([.A46]=&quot;&quot;;&quot;&quot;;&quot;  insert into &quot;&quot;CRD_Permition&quot;&quot; (   &quot;&quot;IDPermition&quot;&quot;,    &quot;&quot;Name&quot;&quot;  )  select    &quot; &amp; [.C46] &amp; &quot;,    '&quot; &amp; [.A46] &amp; &quot;'   where not exists (   select &quot;&quot;IDPermition&quot;&quot;    from &quot;&quot;CRD_Permition&quot;&quot;    where &quot;&quot;IDPermition&quot;&quot; = &quot; &amp; [.C46] &amp; &quot;  );   update &quot;&quot;CRD_Permition&quot;&quot;  set    &quot;&quot;Name&quot;&quot; = '&quot; &amp; [.A46] &amp; &quot;'  where    &quot;&quot;IDPermition&quot;&quot; = &quot; &amp; [.C46] &amp; &quot;; &quot;)" office:value-type="string" office:string-value="  insert into &quot;CRD_Permition&quot; (   &quot;IDPermition&quot;,    &quot;Name&quot;  )  select    46,    'Tag__update'   where not exists (   select &quot;IDPermition&quot;    from &quot;CRD_Permition&quot;    where &quot;IDPermition&quot; = 46  );   update &quot;CRD_Permition&quot;  set    &quot;Name&quot; = 'Tag__update'  where    &quot;IDPermition&quot; = 46; ">
            <text:p><text:s text:c="2"/>insert into "CRD_Permition" ( <text:s text:c="2"/>"IDPermition", <text:s text:c="3"/>"Name" <text:s/>) <text:s/>select <text:s text:c="3"/>46, <text:s text:c="3"/>'Tag__update' <text:s text:c="2"/>where not exists ( <text:s text:c="2"/>select "IDPermition" <text:s text:c="3"/>from "CRD_Permition" <text:s text:c="3"/>where "IDPermition" = 46 <text:s/>); <text:s text:c="2"/>update "CRD_Permition" <text:s/>set <text:s text:c="3"/>"Name" = 'Tag__update' <text:s/>where <text:s text:c="3"/>"IDPermition" = 4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approve</text:p>
          </table:table-cell>
          <table:table-cell/>
          <table:table-cell table:formula="of:=[.C46]+1" office:value-type="float" office:value="47">
            <text:p>47</text:p>
          </table:table-cell>
          <table:table-cell table:formula="of:=SUBSTITUTE(SUBSTITUTE(SUBSTITUTE([.A47];&quot;__WARNING&quot;;&quot;&quot;);&quot;__&quot;;&quot; - &quot;);&quot;_&quot;;&quot; &quot;)" office:value-type="string" office:string-value="Tag - approve">
            <text:p>Tag - approve</text:p>
          </table:table-cell>
          <table:table-cell table:formula="of:=IF([.A47]=&quot;&quot;;&quot;&quot;;&quot;public const int &quot; &amp; [.A47] &amp; &quot; = &quot; &amp; [.C47] &amp; &quot;;&quot;)" office:value-type="string" office:string-value="public const int Tag__approve = 47;">
            <text:p>public const int Tag__approve = 47;</text:p>
          </table:table-cell>
          <table:table-cell table:style-name="ce17" table:formula="of:=IF([.A47]=&quot;&quot;;&quot;&quot;;&quot;items_.Add(&quot; &amp; [.A47] &amp; &quot;, new PseudoEnumItem(&quot;&quot;&quot; &amp; [.D47] &amp; &quot;&quot;&quot;));&quot;)" office:value-type="string" office:string-value="items_.Add(Tag__approve, new PseudoEnumItem(&quot;Tag - approve&quot;));">
            <text:p>items_.Add(Tag__approve, new PseudoEnumItem("Tag - approve"));</text:p>
          </table:table-cell>
          <table:table-cell table:formula="of:=IF([.A47]=&quot;&quot;;&quot;&quot;;&quot;  insert into &quot;&quot;CRD_Permition&quot;&quot; (   &quot;&quot;IDPermition&quot;&quot;,    &quot;&quot;Name&quot;&quot;  )  select    &quot; &amp; [.C47] &amp; &quot;,    '&quot; &amp; [.A47] &amp; &quot;'   where not exists (   select &quot;&quot;IDPermition&quot;&quot;    from &quot;&quot;CRD_Permition&quot;&quot;    where &quot;&quot;IDPermition&quot;&quot; = &quot; &amp; [.C47] &amp; &quot;  );   update &quot;&quot;CRD_Permition&quot;&quot;  set    &quot;&quot;Name&quot;&quot; = '&quot; &amp; [.A47] &amp; &quot;'  where    &quot;&quot;IDPermition&quot;&quot; = &quot; &amp; [.C47] &amp; &quot;; &quot;)" office:value-type="string" office:string-value="  insert into &quot;CRD_Permition&quot; (   &quot;IDPermition&quot;,    &quot;Name&quot;  )  select    47,    'Tag__approve'   where not exists (   select &quot;IDPermition&quot;    from &quot;CRD_Permition&quot;    where &quot;IDPermition&quot; = 47  );   update &quot;CRD_Permition&quot;  set    &quot;Name&quot; = 'Tag__approve'  where    &quot;IDPermition&quot; = 47; ">
            <text:p><text:s text:c="2"/>insert into "CRD_Permition" ( <text:s text:c="2"/>"IDPermition", <text:s text:c="3"/>"Name" <text:s/>) <text:s/>select <text:s text:c="3"/>47, <text:s text:c="3"/>'Tag__approve' <text:s text:c="2"/>where not exists ( <text:s text:c="2"/>select "IDPermition" <text:s text:c="3"/>from "CRD_Permition" <text:s text:c="3"/>where "IDPermition" = 47 <text:s/>); <text:s text:c="2"/>update "CRD_Permition" <text:s/>set <text:s text:c="3"/>"Name" = 'Tag__approve' <text:s/>where <text:s text:c="3"/>"IDPermition" = 4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delete</text:p>
          </table:table-cell>
          <table:table-cell/>
          <table:table-cell table:formula="of:=[.C47]+1" office:value-type="float" office:value="48">
            <text:p>48</text:p>
          </table:table-cell>
          <table:table-cell table:formula="of:=SUBSTITUTE(SUBSTITUTE(SUBSTITUTE([.A48];&quot;__WARNING&quot;;&quot;&quot;);&quot;__&quot;;&quot; - &quot;);&quot;_&quot;;&quot; &quot;)" office:value-type="string" office:string-value="Tag - delete">
            <text:p>Tag - delete</text:p>
          </table:table-cell>
          <table:table-cell table:formula="of:=IF([.A48]=&quot;&quot;;&quot;&quot;;&quot;public const int &quot; &amp; [.A48] &amp; &quot; = &quot; &amp; [.C48] &amp; &quot;;&quot;)" office:value-type="string" office:string-value="public const int Tag__delete = 48;">
            <text:p>public const int Tag__delete = 48;</text:p>
          </table:table-cell>
          <table:table-cell table:style-name="ce17" table:formula="of:=IF([.A48]=&quot;&quot;;&quot;&quot;;&quot;items_.Add(&quot; &amp; [.A48] &amp; &quot;, new PseudoEnumItem(&quot;&quot;&quot; &amp; [.D48] &amp; &quot;&quot;&quot;));&quot;)" office:value-type="string" office:string-value="items_.Add(Tag__delete, new PseudoEnumItem(&quot;Tag - delete&quot;));">
            <text:p>items_.Add(Tag__delete, new PseudoEnumItem("Tag - delete"));</text:p>
          </table:table-cell>
          <table:table-cell table:formula="of:=IF([.A48]=&quot;&quot;;&quot;&quot;;&quot;  insert into &quot;&quot;CRD_Permition&quot;&quot; (   &quot;&quot;IDPermition&quot;&quot;,    &quot;&quot;Name&quot;&quot;  )  select    &quot; &amp; [.C48] &amp; &quot;,    '&quot; &amp; [.A48] &amp; &quot;'   where not exists (   select &quot;&quot;IDPermition&quot;&quot;    from &quot;&quot;CRD_Permition&quot;&quot;    where &quot;&quot;IDPermition&quot;&quot; = &quot; &amp; [.C48] &amp; &quot;  );   update &quot;&quot;CRD_Permition&quot;&quot;  set    &quot;&quot;Name&quot;&quot; = '&quot; &amp; [.A48] &amp; &quot;'  where    &quot;&quot;IDPermition&quot;&quot; = &quot; &amp; [.C48] &amp; &quot;; &quot;)" office:value-type="string" office:string-value="  insert into &quot;CRD_Permition&quot; (   &quot;IDPermition&quot;,    &quot;Name&quot;  )  select    48,    'Tag__delete'   where not exists (   select &quot;IDPermition&quot;    from &quot;CRD_Permition&quot;    where &quot;IDPermition&quot; = 48  );   update &quot;CRD_Permition&quot;  set    &quot;Name&quot; = 'Tag__delete'  where    &quot;IDPermition&quot; = 48; ">
            <text:p><text:s text:c="2"/>insert into "CRD_Permition" ( <text:s text:c="2"/>"IDPermition", <text:s text:c="3"/>"Name" <text:s/>) <text:s/>select <text:s text:c="3"/>48, <text:s text:c="3"/>'Tag__delete' <text:s text:c="2"/>where not exists ( <text:s text:c="2"/>select "IDPermition" <text:s text:c="3"/>from "CRD_Permition" <text:s text:c="3"/>where "IDPermition" = 48 <text:s/>); <text:s text:c="2"/>update "CRD_Permition" <text:s/>set <text:s text:c="3"/>"Name" = 'Tag__delete' <text:s/>where <text:s text:c="3"/>"IDPermition" = 4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read</text:p>
          </table:table-cell>
          <table:table-cell/>
          <table:table-cell table:formula="of:=[.C48]+1" office:value-type="float" office:value="49">
            <text:p>49</text:p>
          </table:table-cell>
          <table:table-cell table:formula="of:=SUBSTITUTE(SUBSTITUTE(SUBSTITUTE([.A49];&quot;__WARNING&quot;;&quot;&quot;);&quot;__&quot;;&quot; - &quot;);&quot;_&quot;;&quot; &quot;)" office:value-type="string" office:string-value="Forum - Forum - read">
            <text:p>Forum - Forum - read</text:p>
          </table:table-cell>
          <table:table-cell table:formula="of:=IF([.A49]=&quot;&quot;;&quot;&quot;;&quot;public const int &quot; &amp; [.A49] &amp; &quot; = &quot; &amp; [.C49] &amp; &quot;;&quot;)" office:value-type="string" office:string-value="public const int Forum__Forum__read = 49;">
            <text:p>public const int Forum__Forum__read = 49;</text:p>
          </table:table-cell>
          <table:table-cell table:style-name="ce17" table:formula="of:=IF([.A49]=&quot;&quot;;&quot;&quot;;&quot;items_.Add(&quot; &amp; [.A49] &amp; &quot;, new PseudoEnumItem(&quot;&quot;&quot; &amp; [.D49] &amp; &quot;&quot;&quot;));&quot;)" office:value-type="string" office:string-value="items_.Add(Forum__Forum__read, new PseudoEnumItem(&quot;Forum - Forum - read&quot;));">
            <text:p>items_.Add(Forum__Forum__read, new PseudoEnumItem("Forum - Forum - read"));</text:p>
          </table:table-cell>
          <table:table-cell table:formula="of:=IF([.A49]=&quot;&quot;;&quot;&quot;;&quot;  insert into &quot;&quot;CRD_Permition&quot;&quot; (   &quot;&quot;IDPermition&quot;&quot;,    &quot;&quot;Name&quot;&quot;  )  select    &quot; &amp; [.C49] &amp; &quot;,    '&quot; &amp; [.A49] &amp; &quot;'   where not exists (   select &quot;&quot;IDPermition&quot;&quot;    from &quot;&quot;CRD_Permition&quot;&quot;    where &quot;&quot;IDPermition&quot;&quot; = &quot; &amp; [.C49] &amp; &quot;  );   update &quot;&quot;CRD_Permition&quot;&quot;  set    &quot;&quot;Name&quot;&quot; = '&quot; &amp; [.A49] &amp; &quot;'  where    &quot;&quot;IDPermition&quot;&quot; = &quot; &amp; [.C49] &amp; &quot;; &quot;)" office:value-type="string" office:string-value="  insert into &quot;CRD_Permition&quot; (   &quot;IDPermition&quot;,    &quot;Name&quot;  )  select    49,    'Forum__Forum__read'   where not exists (   select &quot;IDPermition&quot;    from &quot;CRD_Permition&quot;    where &quot;IDPermition&quot; = 49  );   update &quot;CRD_Permition&quot;  set    &quot;Name&quot; = 'Forum__Forum__read'  where    &quot;IDPermition&quot; = 49; ">
            <text:p><text:s text:c="2"/>insert into "CRD_Permition" ( <text:s text:c="2"/>"IDPermition", <text:s text:c="3"/>"Name" <text:s/>) <text:s/>select <text:s text:c="3"/>49, <text:s text:c="3"/>'Forum__Forum__read' <text:s text:c="2"/>where not exists ( <text:s text:c="2"/>select "IDPermition" <text:s text:c="3"/>from "CRD_Permition" <text:s text:c="3"/>where "IDPermition" = 49 <text:s/>); <text:s text:c="2"/>update "CRD_Permition" <text:s/>set <text:s text:c="3"/>"Name" = 'Forum__Forum__read' <text:s/>where <text:s text:c="3"/>"IDPermition" = 4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read</text:p>
          </table:table-cell>
          <table:table-cell/>
          <table:table-cell table:formula="of:=[.C49]+1" office:value-type="float" office:value="50">
            <text:p>50</text:p>
          </table:table-cell>
          <table:table-cell table:formula="of:=SUBSTITUTE(SUBSTITUTE(SUBSTITUTE([.A50];&quot;__WARNING&quot;;&quot;&quot;);&quot;__&quot;;&quot; - &quot;);&quot;_&quot;;&quot; &quot;)" office:value-type="string" office:string-value="Forum - Thread - read">
            <text:p>Forum - Thread - read</text:p>
          </table:table-cell>
          <table:table-cell table:formula="of:=IF([.A50]=&quot;&quot;;&quot;&quot;;&quot;public const int &quot; &amp; [.A50] &amp; &quot; = &quot; &amp; [.C50] &amp; &quot;;&quot;)" office:value-type="string" office:string-value="public const int Forum__Thread__read = 50;">
            <text:p>public const int Forum__Thread__read = 50;</text:p>
          </table:table-cell>
          <table:table-cell table:style-name="ce17" table:formula="of:=IF([.A50]=&quot;&quot;;&quot;&quot;;&quot;items_.Add(&quot; &amp; [.A50] &amp; &quot;, new PseudoEnumItem(&quot;&quot;&quot; &amp; [.D50] &amp; &quot;&quot;&quot;));&quot;)" office:value-type="string" office:string-value="items_.Add(Forum__Thread__read, new PseudoEnumItem(&quot;Forum - Thread - read&quot;));">
            <text:p>items_.Add(Forum__Thread__read, new PseudoEnumItem("Forum - Thread - read"));</text:p>
          </table:table-cell>
          <table:table-cell table:formula="of:=IF([.A50]=&quot;&quot;;&quot;&quot;;&quot;  insert into &quot;&quot;CRD_Permition&quot;&quot; (   &quot;&quot;IDPermition&quot;&quot;,    &quot;&quot;Name&quot;&quot;  )  select    &quot; &amp; [.C50] &amp; &quot;,    '&quot; &amp; [.A50] &amp; &quot;'   where not exists (   select &quot;&quot;IDPermition&quot;&quot;    from &quot;&quot;CRD_Permition&quot;&quot;    where &quot;&quot;IDPermition&quot;&quot; = &quot; &amp; [.C50] &amp; &quot;  );   update &quot;&quot;CRD_Permition&quot;&quot;  set    &quot;&quot;Name&quot;&quot; = '&quot; &amp; [.A50] &amp; &quot;'  where    &quot;&quot;IDPermition&quot;&quot; = &quot; &amp; [.C50] &amp; &quot;; &quot;)" office:value-type="string" office:string-value="  insert into &quot;CRD_Permition&quot; (   &quot;IDPermition&quot;,    &quot;Name&quot;  )  select    50,    'Forum__Thread__read'   where not exists (   select &quot;IDPermition&quot;    from &quot;CRD_Permition&quot;    where &quot;IDPermition&quot; = 50  );   update &quot;CRD_Permition&quot;  set    &quot;Name&quot; = 'Forum__Thread__read'  where    &quot;IDPermition&quot; = 50; ">
            <text:p><text:s text:c="2"/>insert into "CRD_Permition" ( <text:s text:c="2"/>"IDPermition", <text:s text:c="3"/>"Name" <text:s/>) <text:s/>select <text:s text:c="3"/>50, <text:s text:c="3"/>'Forum__Thread__read' <text:s text:c="2"/>where not exists ( <text:s text:c="2"/>select "IDPermition" <text:s text:c="3"/>from "CRD_Permition" <text:s text:c="3"/>where "IDPermition" = 50 <text:s/>); <text:s text:c="2"/>update "CRD_Permition" <text:s/>set <text:s text:c="3"/>"Name" = 'Forum__Thread__read' <text:s/>where <text:s text:c="3"/>"IDPermition" = 5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read</text:p>
          </table:table-cell>
          <table:table-cell/>
          <table:table-cell table:formula="of:=[.C50]+1" office:value-type="float" office:value="51">
            <text:p>51</text:p>
          </table:table-cell>
          <table:table-cell table:formula="of:=SUBSTITUTE(SUBSTITUTE(SUBSTITUTE([.A51];&quot;__WARNING&quot;;&quot;&quot;);&quot;__&quot;;&quot; - &quot;);&quot;_&quot;;&quot; &quot;)" office:value-type="string" office:string-value="Forum - Reply - read">
            <text:p>Forum - Reply - read</text:p>
          </table:table-cell>
          <table:table-cell table:formula="of:=IF([.A51]=&quot;&quot;;&quot;&quot;;&quot;public const int &quot; &amp; [.A51] &amp; &quot; = &quot; &amp; [.C51] &amp; &quot;;&quot;)" office:value-type="string" office:string-value="public const int Forum__Reply__read = 51;">
            <text:p>public const int Forum__Reply__read = 51;</text:p>
          </table:table-cell>
          <table:table-cell table:style-name="ce17" table:formula="of:=IF([.A51]=&quot;&quot;;&quot;&quot;;&quot;items_.Add(&quot; &amp; [.A51] &amp; &quot;, new PseudoEnumItem(&quot;&quot;&quot; &amp; [.D51] &amp; &quot;&quot;&quot;));&quot;)" office:value-type="string" office:string-value="items_.Add(Forum__Reply__read, new PseudoEnumItem(&quot;Forum - Reply - read&quot;));">
            <text:p>items_.Add(Forum__Reply__read, new PseudoEnumItem("Forum - Reply - read"));</text:p>
          </table:table-cell>
          <table:table-cell table:formula="of:=IF([.A51]=&quot;&quot;;&quot;&quot;;&quot;  insert into &quot;&quot;CRD_Permition&quot;&quot; (   &quot;&quot;IDPermition&quot;&quot;,    &quot;&quot;Name&quot;&quot;  )  select    &quot; &amp; [.C51] &amp; &quot;,    '&quot; &amp; [.A51] &amp; &quot;'   where not exists (   select &quot;&quot;IDPermition&quot;&quot;    from &quot;&quot;CRD_Permition&quot;&quot;    where &quot;&quot;IDPermition&quot;&quot; = &quot; &amp; [.C51] &amp; &quot;  );   update &quot;&quot;CRD_Permition&quot;&quot;  set    &quot;&quot;Name&quot;&quot; = '&quot; &amp; [.A51] &amp; &quot;'  where    &quot;&quot;IDPermition&quot;&quot; = &quot; &amp; [.C51] &amp; &quot;; &quot;)" office:value-type="string" office:string-value="  insert into &quot;CRD_Permition&quot; (   &quot;IDPermition&quot;,    &quot;Name&quot;  )  select    51,    'Forum__Reply__read'   where not exists (   select &quot;IDPermition&quot;    from &quot;CRD_Permition&quot;    where &quot;IDPermition&quot; = 51  );   update &quot;CRD_Permition&quot;  set    &quot;Name&quot; = 'Forum__Reply__read'  where    &quot;IDPermition&quot; = 51; ">
            <text:p><text:s text:c="2"/>insert into "CRD_Permition" ( <text:s text:c="2"/>"IDPermition", <text:s text:c="3"/>"Name" <text:s/>) <text:s/>select <text:s text:c="3"/>51, <text:s text:c="3"/>'Forum__Reply__read' <text:s text:c="2"/>where not exists ( <text:s text:c="2"/>select "IDPermition" <text:s text:c="3"/>from "CRD_Permition" <text:s text:c="3"/>where "IDPermition" = 51 <text:s/>); <text:s text:c="2"/>update "CRD_Permition" <text:s/>set <text:s text:c="3"/>"Name" = 'Forum__Reply__read' <text:s/>where <text:s text:c="3"/>"IDPermition" = 5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delete</text:p>
          </table:table-cell>
          <table:table-cell/>
          <table:table-cell table:formula="of:=[.C51]+1" office:value-type="float" office:value="52">
            <text:p>52</text:p>
          </table:table-cell>
          <table:table-cell table:formula="of:=SUBSTITUTE(SUBSTITUTE(SUBSTITUTE([.A52];&quot;__WARNING&quot;;&quot;&quot;);&quot;__&quot;;&quot; - &quot;);&quot;_&quot;;&quot; &quot;)" office:value-type="string" office:string-value="Forum - Forum - delete">
            <text:p>Forum - Forum - delete</text:p>
          </table:table-cell>
          <table:table-cell table:formula="of:=IF([.A52]=&quot;&quot;;&quot;&quot;;&quot;public const int &quot; &amp; [.A52] &amp; &quot; = &quot; &amp; [.C52] &amp; &quot;;&quot;)" office:value-type="string" office:string-value="public const int Forum__Forum__delete = 52;">
            <text:p>public const int Forum__Forum__delete = 52;</text:p>
          </table:table-cell>
          <table:table-cell table:style-name="ce17" table:formula="of:=IF([.A52]=&quot;&quot;;&quot;&quot;;&quot;items_.Add(&quot; &amp; [.A52] &amp; &quot;, new PseudoEnumItem(&quot;&quot;&quot; &amp; [.D52] &amp; &quot;&quot;&quot;));&quot;)" office:value-type="string" office:string-value="items_.Add(Forum__Forum__delete, new PseudoEnumItem(&quot;Forum - Forum - delete&quot;));">
            <text:p>items_.Add(Forum__Forum__delete, new PseudoEnumItem("Forum - Forum - delete"));</text:p>
          </table:table-cell>
          <table:table-cell table:formula="of:=IF([.A52]=&quot;&quot;;&quot;&quot;;&quot;  insert into &quot;&quot;CRD_Permition&quot;&quot; (   &quot;&quot;IDPermition&quot;&quot;,    &quot;&quot;Name&quot;&quot;  )  select    &quot; &amp; [.C52] &amp; &quot;,    '&quot; &amp; [.A52] &amp; &quot;'   where not exists (   select &quot;&quot;IDPermition&quot;&quot;    from &quot;&quot;CRD_Permition&quot;&quot;    where &quot;&quot;IDPermition&quot;&quot; = &quot; &amp; [.C52] &amp; &quot;  );   update &quot;&quot;CRD_Permition&quot;&quot;  set    &quot;&quot;Name&quot;&quot; = '&quot; &amp; [.A52] &amp; &quot;'  where    &quot;&quot;IDPermition&quot;&quot; = &quot; &amp; [.C52] &amp; &quot;; &quot;)" office:value-type="string" office:string-value="  insert into &quot;CRD_Permition&quot; (   &quot;IDPermition&quot;,    &quot;Name&quot;  )  select    52,    'Forum__Forum__delete'   where not exists (   select &quot;IDPermition&quot;    from &quot;CRD_Permition&quot;    where &quot;IDPermition&quot; = 52  );   update &quot;CRD_Permition&quot;  set    &quot;Name&quot; = 'Forum__Forum__delete'  where    &quot;IDPermition&quot; = 52; ">
            <text:p><text:s text:c="2"/>insert into "CRD_Permition" ( <text:s text:c="2"/>"IDPermition", <text:s text:c="3"/>"Name" <text:s/>) <text:s/>select <text:s text:c="3"/>52, <text:s text:c="3"/>'Forum__Forum__delete' <text:s text:c="2"/>where not exists ( <text:s text:c="2"/>select "IDPermition" <text:s text:c="3"/>from "CRD_Permition" <text:s text:c="3"/>where "IDPermition" = 52 <text:s/>); <text:s text:c="2"/>update "CRD_Permition" <text:s/>set <text:s text:c="3"/>"Name" = 'Forum__Forum__delete' <text:s/>where <text:s text:c="3"/>"IDPermition" = 5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delete</text:p>
          </table:table-cell>
          <table:table-cell/>
          <table:table-cell table:formula="of:=[.C52]+1" office:value-type="float" office:value="53">
            <text:p>53</text:p>
          </table:table-cell>
          <table:table-cell table:formula="of:=SUBSTITUTE(SUBSTITUTE(SUBSTITUTE([.A53];&quot;__WARNING&quot;;&quot;&quot;);&quot;__&quot;;&quot; - &quot;);&quot;_&quot;;&quot; &quot;)" office:value-type="string" office:string-value="Forum - Thread - delete">
            <text:p>Forum - Thread - delete</text:p>
          </table:table-cell>
          <table:table-cell table:formula="of:=IF([.A53]=&quot;&quot;;&quot;&quot;;&quot;public const int &quot; &amp; [.A53] &amp; &quot; = &quot; &amp; [.C53] &amp; &quot;;&quot;)" office:value-type="string" office:string-value="public const int Forum__Thread__delete = 53;">
            <text:p>public const int Forum__Thread__delete = 53;</text:p>
          </table:table-cell>
          <table:table-cell table:style-name="ce17" table:formula="of:=IF([.A53]=&quot;&quot;;&quot;&quot;;&quot;items_.Add(&quot; &amp; [.A53] &amp; &quot;, new PseudoEnumItem(&quot;&quot;&quot; &amp; [.D53] &amp; &quot;&quot;&quot;));&quot;)" office:value-type="string" office:string-value="items_.Add(Forum__Thread__delete, new PseudoEnumItem(&quot;Forum - Thread - delete&quot;));">
            <text:p>items_.Add(Forum__Thread__delete, new PseudoEnumItem("Forum - Thread - delete"));</text:p>
          </table:table-cell>
          <table:table-cell table:formula="of:=IF([.A53]=&quot;&quot;;&quot;&quot;;&quot;  insert into &quot;&quot;CRD_Permition&quot;&quot; (   &quot;&quot;IDPermition&quot;&quot;,    &quot;&quot;Name&quot;&quot;  )  select    &quot; &amp; [.C53] &amp; &quot;,    '&quot; &amp; [.A53] &amp; &quot;'   where not exists (   select &quot;&quot;IDPermition&quot;&quot;    from &quot;&quot;CRD_Permition&quot;&quot;    where &quot;&quot;IDPermition&quot;&quot; = &quot; &amp; [.C53] &amp; &quot;  );   update &quot;&quot;CRD_Permition&quot;&quot;  set    &quot;&quot;Name&quot;&quot; = '&quot; &amp; [.A53] &amp; &quot;'  where    &quot;&quot;IDPermition&quot;&quot; = &quot; &amp; [.C53] &amp; &quot;; &quot;)" office:value-type="string" office:string-value="  insert into &quot;CRD_Permition&quot; (   &quot;IDPermition&quot;,    &quot;Name&quot;  )  select    53,    'Forum__Thread__delete'   where not exists (   select &quot;IDPermition&quot;    from &quot;CRD_Permition&quot;    where &quot;IDPermition&quot; = 53  );   update &quot;CRD_Permition&quot;  set    &quot;Name&quot; = 'Forum__Thread__delete'  where    &quot;IDPermition&quot; = 53; ">
            <text:p><text:s text:c="2"/>insert into "CRD_Permition" ( <text:s text:c="2"/>"IDPermition", <text:s text:c="3"/>"Name" <text:s/>) <text:s/>select <text:s text:c="3"/>53, <text:s text:c="3"/>'Forum__Thread__delete' <text:s text:c="2"/>where not exists ( <text:s text:c="2"/>select "IDPermition" <text:s text:c="3"/>from "CRD_Permition" <text:s text:c="3"/>where "IDPermition" = 53 <text:s/>); <text:s text:c="2"/>update "CRD_Permition" <text:s/>set <text:s text:c="3"/>"Name" = 'Forum__Thread__delete' <text:s/>where <text:s text:c="3"/>"IDPermition" = 5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delete</text:p>
          </table:table-cell>
          <table:table-cell/>
          <table:table-cell table:formula="of:=[.C53]+1" office:value-type="float" office:value="54">
            <text:p>54</text:p>
          </table:table-cell>
          <table:table-cell table:formula="of:=SUBSTITUTE(SUBSTITUTE(SUBSTITUTE([.A54];&quot;__WARNING&quot;;&quot;&quot;);&quot;__&quot;;&quot; - &quot;);&quot;_&quot;;&quot; &quot;)" office:value-type="string" office:string-value="Forum - Reply - delete">
            <text:p>Forum - Reply - delete</text:p>
          </table:table-cell>
          <table:table-cell table:formula="of:=IF([.A54]=&quot;&quot;;&quot;&quot;;&quot;public const int &quot; &amp; [.A54] &amp; &quot; = &quot; &amp; [.C54] &amp; &quot;;&quot;)" office:value-type="string" office:string-value="public const int Forum__Reply__delete = 54;">
            <text:p>public const int Forum__Reply__delete = 54;</text:p>
          </table:table-cell>
          <table:table-cell table:style-name="ce17" table:formula="of:=IF([.A54]=&quot;&quot;;&quot;&quot;;&quot;items_.Add(&quot; &amp; [.A54] &amp; &quot;, new PseudoEnumItem(&quot;&quot;&quot; &amp; [.D54] &amp; &quot;&quot;&quot;));&quot;)" office:value-type="string" office:string-value="items_.Add(Forum__Reply__delete, new PseudoEnumItem(&quot;Forum - Reply - delete&quot;));">
            <text:p>items_.Add(Forum__Reply__delete, new PseudoEnumItem("Forum - Reply - delete"));</text:p>
          </table:table-cell>
          <table:table-cell table:formula="of:=IF([.A54]=&quot;&quot;;&quot;&quot;;&quot;  insert into &quot;&quot;CRD_Permition&quot;&quot; (   &quot;&quot;IDPermition&quot;&quot;,    &quot;&quot;Name&quot;&quot;  )  select    &quot; &amp; [.C54] &amp; &quot;,    '&quot; &amp; [.A54] &amp; &quot;'   where not exists (   select &quot;&quot;IDPermition&quot;&quot;    from &quot;&quot;CRD_Permition&quot;&quot;    where &quot;&quot;IDPermition&quot;&quot; = &quot; &amp; [.C54] &amp; &quot;  );   update &quot;&quot;CRD_Permition&quot;&quot;  set    &quot;&quot;Name&quot;&quot; = '&quot; &amp; [.A54] &amp; &quot;'  where    &quot;&quot;IDPermition&quot;&quot; = &quot; &amp; [.C54] &amp; &quot;; &quot;)" office:value-type="string" office:string-value="  insert into &quot;CRD_Permition&quot; (   &quot;IDPermition&quot;,    &quot;Name&quot;  )  select    54,    'Forum__Reply__delete'   where not exists (   select &quot;IDPermition&quot;    from &quot;CRD_Permition&quot;    where &quot;IDPermition&quot; = 54  );   update &quot;CRD_Permition&quot;  set    &quot;Name&quot; = 'Forum__Reply__delete'  where    &quot;IDPermition&quot; = 54; ">
            <text:p><text:s text:c="2"/>insert into "CRD_Permition" ( <text:s text:c="2"/>"IDPermition", <text:s text:c="3"/>"Name" <text:s/>) <text:s/>select <text:s text:c="3"/>54, <text:s text:c="3"/>'Forum__Reply__delete' <text:s text:c="2"/>where not exists ( <text:s text:c="2"/>select "IDPermition" <text:s text:c="3"/>from "CRD_Permition" <text:s text:c="3"/>where "IDPermition" = 54 <text:s/>); <text:s text:c="2"/>update "CRD_Permition" <text:s/>set <text:s text:c="3"/>"Name" = 'Forum__Reply__delete' <text:s/>where <text:s text:c="3"/>"IDPermition" = 5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insert</text:p>
          </table:table-cell>
          <table:table-cell/>
          <table:table-cell table:formula="of:=[.C54]+1" office:value-type="float" office:value="55">
            <text:p>55</text:p>
          </table:table-cell>
          <table:table-cell table:formula="of:=SUBSTITUTE(SUBSTITUTE(SUBSTITUTE([.A55];&quot;__WARNING&quot;;&quot;&quot;);&quot;__&quot;;&quot; - &quot;);&quot;_&quot;;&quot; &quot;)" office:value-type="string" office:string-value="Forum - Thread - insert">
            <text:p>Forum - Thread - insert</text:p>
          </table:table-cell>
          <table:table-cell table:formula="of:=IF([.A55]=&quot;&quot;;&quot;&quot;;&quot;public const int &quot; &amp; [.A55] &amp; &quot; = &quot; &amp; [.C55] &amp; &quot;;&quot;)" office:value-type="string" office:string-value="public const int Forum__Thread__insert = 55;">
            <text:p>public const int Forum__Thread__insert = 55;</text:p>
          </table:table-cell>
          <table:table-cell table:style-name="ce17" table:formula="of:=IF([.A55]=&quot;&quot;;&quot;&quot;;&quot;items_.Add(&quot; &amp; [.A55] &amp; &quot;, new PseudoEnumItem(&quot;&quot;&quot; &amp; [.D55] &amp; &quot;&quot;&quot;));&quot;)" office:value-type="string" office:string-value="items_.Add(Forum__Thread__insert, new PseudoEnumItem(&quot;Forum - Thread - insert&quot;));">
            <text:p>items_.Add(Forum__Thread__insert, new PseudoEnumItem("Forum - Thread - insert"));</text:p>
          </table:table-cell>
          <table:table-cell table:formula="of:=IF([.A55]=&quot;&quot;;&quot;&quot;;&quot;  insert into &quot;&quot;CRD_Permition&quot;&quot; (   &quot;&quot;IDPermition&quot;&quot;,    &quot;&quot;Name&quot;&quot;  )  select    &quot; &amp; [.C55] &amp; &quot;,    '&quot; &amp; [.A55] &amp; &quot;'   where not exists (   select &quot;&quot;IDPermition&quot;&quot;    from &quot;&quot;CRD_Permition&quot;&quot;    where &quot;&quot;IDPermition&quot;&quot; = &quot; &amp; [.C55] &amp; &quot;  );   update &quot;&quot;CRD_Permition&quot;&quot;  set    &quot;&quot;Name&quot;&quot; = '&quot; &amp; [.A55] &amp; &quot;'  where    &quot;&quot;IDPermition&quot;&quot; = &quot; &amp; [.C55] &amp; &quot;; &quot;)" office:value-type="string" office:string-value="  insert into &quot;CRD_Permition&quot; (   &quot;IDPermition&quot;,    &quot;Name&quot;  )  select    55,    'Forum__Thread__insert'   where not exists (   select &quot;IDPermition&quot;    from &quot;CRD_Permition&quot;    where &quot;IDPermition&quot; = 55  );   update &quot;CRD_Permition&quot;  set    &quot;Name&quot; = 'Forum__Thread__insert'  where    &quot;IDPermition&quot; = 55; ">
            <text:p><text:s text:c="2"/>insert into "CRD_Permition" ( <text:s text:c="2"/>"IDPermition", <text:s text:c="3"/>"Name" <text:s/>) <text:s/>select <text:s text:c="3"/>55, <text:s text:c="3"/>'Forum__Thread__insert' <text:s text:c="2"/>where not exists ( <text:s text:c="2"/>select "IDPermition" <text:s text:c="3"/>from "CRD_Permition" <text:s text:c="3"/>where "IDPermition" = 55 <text:s/>); <text:s text:c="2"/>update "CRD_Permition" <text:s/>set <text:s text:c="3"/>"Name" = 'Forum__Thread__insert' <text:s/>where <text:s text:c="3"/>"IDPermition" = 5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insert</text:p>
          </table:table-cell>
          <table:table-cell/>
          <table:table-cell table:formula="of:=[.C55]+1" office:value-type="float" office:value="56">
            <text:p>56</text:p>
          </table:table-cell>
          <table:table-cell table:formula="of:=SUBSTITUTE(SUBSTITUTE(SUBSTITUTE([.A56];&quot;__WARNING&quot;;&quot;&quot;);&quot;__&quot;;&quot; - &quot;);&quot;_&quot;;&quot; &quot;)" office:value-type="string" office:string-value="Forum - Reply - insert">
            <text:p>Forum - Reply - insert</text:p>
          </table:table-cell>
          <table:table-cell table:formula="of:=IF([.A56]=&quot;&quot;;&quot;&quot;;&quot;public const int &quot; &amp; [.A56] &amp; &quot; = &quot; &amp; [.C56] &amp; &quot;;&quot;)" office:value-type="string" office:string-value="public const int Forum__Reply__insert = 56;">
            <text:p>public const int Forum__Reply__insert = 56;</text:p>
          </table:table-cell>
          <table:table-cell table:style-name="ce17" table:formula="of:=IF([.A56]=&quot;&quot;;&quot;&quot;;&quot;items_.Add(&quot; &amp; [.A56] &amp; &quot;, new PseudoEnumItem(&quot;&quot;&quot; &amp; [.D56] &amp; &quot;&quot;&quot;));&quot;)" office:value-type="string" office:string-value="items_.Add(Forum__Reply__insert, new PseudoEnumItem(&quot;Forum - Reply - insert&quot;));">
            <text:p>items_.Add(Forum__Reply__insert, new PseudoEnumItem("Forum - Reply - insert"));</text:p>
          </table:table-cell>
          <table:table-cell table:formula="of:=IF([.A56]=&quot;&quot;;&quot;&quot;;&quot;  insert into &quot;&quot;CRD_Permition&quot;&quot; (   &quot;&quot;IDPermition&quot;&quot;,    &quot;&quot;Name&quot;&quot;  )  select    &quot; &amp; [.C56] &amp; &quot;,    '&quot; &amp; [.A56] &amp; &quot;'   where not exists (   select &quot;&quot;IDPermition&quot;&quot;    from &quot;&quot;CRD_Permition&quot;&quot;    where &quot;&quot;IDPermition&quot;&quot; = &quot; &amp; [.C56] &amp; &quot;  );   update &quot;&quot;CRD_Permition&quot;&quot;  set    &quot;&quot;Name&quot;&quot; = '&quot; &amp; [.A56] &amp; &quot;'  where    &quot;&quot;IDPermition&quot;&quot; = &quot; &amp; [.C56] &amp; &quot;; &quot;)" office:value-type="string" office:string-value="  insert into &quot;CRD_Permition&quot; (   &quot;IDPermition&quot;,    &quot;Name&quot;  )  select    56,    'Forum__Reply__insert'   where not exists (   select &quot;IDPermition&quot;    from &quot;CRD_Permition&quot;    where &quot;IDPermition&quot; = 56  );   update &quot;CRD_Permition&quot;  set    &quot;Name&quot; = 'Forum__Reply__insert'  where    &quot;IDPermition&quot; = 56; ">
            <text:p><text:s text:c="2"/>insert into "CRD_Permition" ( <text:s text:c="2"/>"IDPermition", <text:s text:c="3"/>"Name" <text:s/>) <text:s/>select <text:s text:c="3"/>56, <text:s text:c="3"/>'Forum__Reply__insert' <text:s text:c="2"/>where not exists ( <text:s text:c="2"/>select "IDPermition" <text:s text:c="3"/>from "CRD_Permition" <text:s text:c="3"/>where "IDPermition" = 56 <text:s/>); <text:s text:c="2"/>update "CRD_Permition" <text:s/>set <text:s text:c="3"/>"Name" = 'Forum__Reply__insert' <text:s/>where <text:s text:c="3"/>"IDPermition" = 5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insert</text:p>
          </table:table-cell>
          <table:table-cell/>
          <table:table-cell table:formula="of:=[.C56]+1" office:value-type="float" office:value="57">
            <text:p>57</text:p>
          </table:table-cell>
          <table:table-cell table:formula="of:=SUBSTITUTE(SUBSTITUTE(SUBSTITUTE([.A57];&quot;__WARNING&quot;;&quot;&quot;);&quot;__&quot;;&quot; - &quot;);&quot;_&quot;;&quot; &quot;)" office:value-type="string" office:string-value="Forum - Forum - insert">
            <text:p>Forum - Forum - insert</text:p>
          </table:table-cell>
          <table:table-cell table:formula="of:=IF([.A57]=&quot;&quot;;&quot;&quot;;&quot;public const int &quot; &amp; [.A57] &amp; &quot; = &quot; &amp; [.C57] &amp; &quot;;&quot;)" office:value-type="string" office:string-value="public const int Forum__Forum__insert = 57;">
            <text:p>public const int Forum__Forum__insert = 57;</text:p>
          </table:table-cell>
          <table:table-cell table:style-name="ce17" table:formula="of:=IF([.A57]=&quot;&quot;;&quot;&quot;;&quot;items_.Add(&quot; &amp; [.A57] &amp; &quot;, new PseudoEnumItem(&quot;&quot;&quot; &amp; [.D57] &amp; &quot;&quot;&quot;));&quot;)" office:value-type="string" office:string-value="items_.Add(Forum__Forum__insert, new PseudoEnumItem(&quot;Forum - Forum - insert&quot;));">
            <text:p>items_.Add(Forum__Forum__insert, new PseudoEnumItem("Forum - Forum - insert"));</text:p>
          </table:table-cell>
          <table:table-cell table:formula="of:=IF([.A57]=&quot;&quot;;&quot;&quot;;&quot;  insert into &quot;&quot;CRD_Permition&quot;&quot; (   &quot;&quot;IDPermition&quot;&quot;,    &quot;&quot;Name&quot;&quot;  )  select    &quot; &amp; [.C57] &amp; &quot;,    '&quot; &amp; [.A57] &amp; &quot;'   where not exists (   select &quot;&quot;IDPermition&quot;&quot;    from &quot;&quot;CRD_Permition&quot;&quot;    where &quot;&quot;IDPermition&quot;&quot; = &quot; &amp; [.C57] &amp; &quot;  );   update &quot;&quot;CRD_Permition&quot;&quot;  set    &quot;&quot;Name&quot;&quot; = '&quot; &amp; [.A57] &amp; &quot;'  where    &quot;&quot;IDPermition&quot;&quot; = &quot; &amp; [.C57] &amp; &quot;; &quot;)" office:value-type="string" office:string-value="  insert into &quot;CRD_Permition&quot; (   &quot;IDPermition&quot;,    &quot;Name&quot;  )  select    57,    'Forum__Forum__insert'   where not exists (   select &quot;IDPermition&quot;    from &quot;CRD_Permition&quot;    where &quot;IDPermition&quot; = 57  );   update &quot;CRD_Permition&quot;  set    &quot;Name&quot; = 'Forum__Forum__insert'  where    &quot;IDPermition&quot; = 57; ">
            <text:p><text:s text:c="2"/>insert into "CRD_Permition" ( <text:s text:c="2"/>"IDPermition", <text:s text:c="3"/>"Name" <text:s/>) <text:s/>select <text:s text:c="3"/>57, <text:s text:c="3"/>'Forum__Forum__insert' <text:s text:c="2"/>where not exists ( <text:s text:c="2"/>select "IDPermition" <text:s text:c="3"/>from "CRD_Permition" <text:s text:c="3"/>where "IDPermition" = 57 <text:s/>); <text:s text:c="2"/>update "CRD_Permition" <text:s/>set <text:s text:c="3"/>"Name" = 'Forum__Forum__insert' <text:s/>where <text:s text:c="3"/>"IDPermition" = 57; </text:p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57]+1" office:value-type="float" office:value="58">
            <text:p>58</text:p>
          </table:table-cell>
          <table:table-cell table:formula="of:=SUBSTITUTE(SUBSTITUTE(SUBSTITUTE([.A58];&quot;__WARNING&quot;;&quot;&quot;);&quot;__&quot;;&quot; - &quot;);&quot;_&quot;;&quot; &quot;)">
            <text:p/>
          </table:table-cell>
          <table:table-cell table:formula="of:=IF([.A58]=&quot;&quot;;&quot;&quot;;&quot;public const int &quot; &amp; [.A58] &amp; &quot; = &quot; &amp; [.C58] &amp; &quot;;&quot;)">
            <text:p/>
          </table:table-cell>
          <table:table-cell table:style-name="ce17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formula="of:=IF([.A58]=&quot;&quot;;&quot;&quot;;&quot;  insert into &quot;&quot;CRD_Permition&quot;&quot; (   &quot;&quot;IDPermition&quot;&quot;,    &quot;&quot;Name&quot;&quot;  )  select    &quot; &amp; [.C58] &amp; &quot;,    '&quot; &amp; [.A58] &amp; &quot;'   where not exists (   select &quot;&quot;IDPermition&quot;&quot;    from &quot;&quot;CRD_Permition&quot;&quot;    where &quot;&quot;IDPermition&quot;&quot; = &quot; &amp; [.C58] &amp; &quot;  );   update &quot;&quot;CRD_Permition&quot;&quot;  set    &quot;&quot;Name&quot;&quot; = '&quot; &amp; [.A58] &amp; &quot;'  where    &quot;&quot;IDPermition&quot;&quot; = &quot; &amp; [.C5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58]+1" office:value-type="float" office:value="59">
            <text:p>59</text:p>
          </table:table-cell>
          <table:table-cell table:formula="of:=SUBSTITUTE(SUBSTITUTE(SUBSTITUTE([.A59];&quot;__WARNING&quot;;&quot;&quot;);&quot;__&quot;;&quot; - &quot;);&quot;_&quot;;&quot; &quot;)">
            <text:p/>
          </table:table-cell>
          <table:table-cell table:formula="of:=IF([.A59]=&quot;&quot;;&quot;&quot;;&quot;public const int &quot; &amp; [.A59] &amp; &quot; = &quot; &amp; [.C59] &amp; &quot;;&quot;)">
            <text:p/>
          </table:table-cell>
          <table:table-cell table:style-name="ce17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formula="of:=IF([.A59]=&quot;&quot;;&quot;&quot;;&quot;  insert into &quot;&quot;CRD_Permition&quot;&quot; (   &quot;&quot;IDPermition&quot;&quot;,    &quot;&quot;Name&quot;&quot;  )  select    &quot; &amp; [.C59] &amp; &quot;,    '&quot; &amp; [.A59] &amp; &quot;'   where not exists (   select &quot;&quot;IDPermition&quot;&quot;    from &quot;&quot;CRD_Permition&quot;&quot;    where &quot;&quot;IDPermition&quot;&quot; = &quot; &amp; [.C59] &amp; &quot;  );   update &quot;&quot;CRD_Permition&quot;&quot;  set    &quot;&quot;Name&quot;&quot; = '&quot; &amp; [.A59] &amp; &quot;'  where    &quot;&quot;IDPermition&quot;&quot; = &quot; &amp; [.C5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59]+1" office:value-type="float" office:value="60">
            <text:p>60</text:p>
          </table:table-cell>
          <table:table-cell table:formula="of:=SUBSTITUTE(SUBSTITUTE(SUBSTITUTE([.A60];&quot;__WARNING&quot;;&quot;&quot;);&quot;__&quot;;&quot; - &quot;);&quot;_&quot;;&quot; &quot;)">
            <text:p/>
          </table:table-cell>
          <table:table-cell table:formula="of:=IF([.A60]=&quot;&quot;;&quot;&quot;;&quot;public const int &quot; &amp; [.A60] &amp; &quot; = &quot; &amp; [.C60] &amp; &quot;;&quot;)">
            <text:p/>
          </table:table-cell>
          <table:table-cell table:style-name="ce17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formula="of:=IF([.A60]=&quot;&quot;;&quot;&quot;;&quot;  insert into &quot;&quot;CRD_Permition&quot;&quot; (   &quot;&quot;IDPermition&quot;&quot;,    &quot;&quot;Name&quot;&quot;  )  select    &quot; &amp; [.C60] &amp; &quot;,    '&quot; &amp; [.A60] &amp; &quot;'   where not exists (   select &quot;&quot;IDPermition&quot;&quot;    from &quot;&quot;CRD_Permition&quot;&quot;    where &quot;&quot;IDPermition&quot;&quot; = &quot; &amp; [.C60] &amp; &quot;  );   update &quot;&quot;CRD_Permition&quot;&quot;  set    &quot;&quot;Name&quot;&quot; = '&quot; &amp; [.A60] &amp; &quot;'  where    &quot;&quot;IDPermition&quot;&quot; = &quot; &amp; [.C6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0]+1" office:value-type="float" office:value="61">
            <text:p>61</text:p>
          </table:table-cell>
          <table:table-cell table:formula="of:=SUBSTITUTE(SUBSTITUTE(SUBSTITUTE([.A61];&quot;__WARNING&quot;;&quot;&quot;);&quot;__&quot;;&quot; - &quot;);&quot;_&quot;;&quot; &quot;)">
            <text:p/>
          </table:table-cell>
          <table:table-cell table:formula="of:=IF([.A61]=&quot;&quot;;&quot;&quot;;&quot;public const int &quot; &amp; [.A61] &amp; &quot; = &quot; &amp; [.C61] &amp; &quot;;&quot;)">
            <text:p/>
          </table:table-cell>
          <table:table-cell table:style-name="ce17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formula="of:=IF([.A61]=&quot;&quot;;&quot;&quot;;&quot;  insert into &quot;&quot;CRD_Permition&quot;&quot; (   &quot;&quot;IDPermition&quot;&quot;,    &quot;&quot;Name&quot;&quot;  )  select    &quot; &amp; [.C61] &amp; &quot;,    '&quot; &amp; [.A61] &amp; &quot;'   where not exists (   select &quot;&quot;IDPermition&quot;&quot;    from &quot;&quot;CRD_Permition&quot;&quot;    where &quot;&quot;IDPermition&quot;&quot; = &quot; &amp; [.C61] &amp; &quot;  );   update &quot;&quot;CRD_Permition&quot;&quot;  set    &quot;&quot;Name&quot;&quot; = '&quot; &amp; [.A61] &amp; &quot;'  where    &quot;&quot;IDPermition&quot;&quot; = &quot; &amp; [.C6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1]+1" office:value-type="float" office:value="62">
            <text:p>62</text:p>
          </table:table-cell>
          <table:table-cell table:formula="of:=SUBSTITUTE(SUBSTITUTE(SUBSTITUTE([.A62];&quot;__WARNING&quot;;&quot;&quot;);&quot;__&quot;;&quot; - &quot;);&quot;_&quot;;&quot; &quot;)">
            <text:p/>
          </table:table-cell>
          <table:table-cell table:formula="of:=IF([.A62]=&quot;&quot;;&quot;&quot;;&quot;public const int &quot; &amp; [.A62] &amp; &quot; = &quot; &amp; [.C62] &amp; &quot;;&quot;)">
            <text:p/>
          </table:table-cell>
          <table:table-cell table:style-name="ce17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formula="of:=IF([.A62]=&quot;&quot;;&quot;&quot;;&quot;  insert into &quot;&quot;CRD_Permition&quot;&quot; (   &quot;&quot;IDPermition&quot;&quot;,    &quot;&quot;Name&quot;&quot;  )  select    &quot; &amp; [.C62] &amp; &quot;,    '&quot; &amp; [.A62] &amp; &quot;'   where not exists (   select &quot;&quot;IDPermition&quot;&quot;    from &quot;&quot;CRD_Permition&quot;&quot;    where &quot;&quot;IDPermition&quot;&quot; = &quot; &amp; [.C62] &amp; &quot;  );   update &quot;&quot;CRD_Permition&quot;&quot;  set    &quot;&quot;Name&quot;&quot; = '&quot; &amp; [.A62] &amp; &quot;'  where    &quot;&quot;IDPermition&quot;&quot; = &quot; &amp; [.C6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2]+1" office:value-type="float" office:value="63">
            <text:p>63</text:p>
          </table:table-cell>
          <table:table-cell table:formula="of:=SUBSTITUTE(SUBSTITUTE(SUBSTITUTE([.A63];&quot;__WARNING&quot;;&quot;&quot;);&quot;__&quot;;&quot; - &quot;);&quot;_&quot;;&quot; &quot;)">
            <text:p/>
          </table:table-cell>
          <table:table-cell table:formula="of:=IF([.A63]=&quot;&quot;;&quot;&quot;;&quot;public const int &quot; &amp; [.A63] &amp; &quot; = &quot; &amp; [.C63] &amp; &quot;;&quot;)">
            <text:p/>
          </table:table-cell>
          <table:table-cell table:style-name="ce17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formula="of:=IF([.A63]=&quot;&quot;;&quot;&quot;;&quot;  insert into &quot;&quot;CRD_Permition&quot;&quot; (   &quot;&quot;IDPermition&quot;&quot;,    &quot;&quot;Name&quot;&quot;  )  select    &quot; &amp; [.C63] &amp; &quot;,    '&quot; &amp; [.A63] &amp; &quot;'   where not exists (   select &quot;&quot;IDPermition&quot;&quot;    from &quot;&quot;CRD_Permition&quot;&quot;    where &quot;&quot;IDPermition&quot;&quot; = &quot; &amp; [.C63] &amp; &quot;  );   update &quot;&quot;CRD_Permition&quot;&quot;  set    &quot;&quot;Name&quot;&quot; = '&quot; &amp; [.A63] &amp; &quot;'  where    &quot;&quot;IDPermition&quot;&quot; = &quot; &amp; [.C6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3]+1" office:value-type="float" office:value="64">
            <text:p>64</text:p>
          </table:table-cell>
          <table:table-cell table:formula="of:=SUBSTITUTE(SUBSTITUTE(SUBSTITUTE([.A64];&quot;__WARNING&quot;;&quot;&quot;);&quot;__&quot;;&quot; - &quot;);&quot;_&quot;;&quot; &quot;)">
            <text:p/>
          </table:table-cell>
          <table:table-cell table:formula="of:=IF([.A64]=&quot;&quot;;&quot;&quot;;&quot;public const int &quot; &amp; [.A64] &amp; &quot; = &quot; &amp; [.C64] &amp; &quot;;&quot;)">
            <text:p/>
          </table:table-cell>
          <table:table-cell table:style-name="ce17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formula="of:=IF([.A64]=&quot;&quot;;&quot;&quot;;&quot;  insert into &quot;&quot;CRD_Permition&quot;&quot; (   &quot;&quot;IDPermition&quot;&quot;,    &quot;&quot;Name&quot;&quot;  )  select    &quot; &amp; [.C64] &amp; &quot;,    '&quot; &amp; [.A64] &amp; &quot;'   where not exists (   select &quot;&quot;IDPermition&quot;&quot;    from &quot;&quot;CRD_Permition&quot;&quot;    where &quot;&quot;IDPermition&quot;&quot; = &quot; &amp; [.C64] &amp; &quot;  );   update &quot;&quot;CRD_Permition&quot;&quot;  set    &quot;&quot;Name&quot;&quot; = '&quot; &amp; [.A64] &amp; &quot;'  where    &quot;&quot;IDPermition&quot;&quot; = &quot; &amp; [.C6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4]+1" office:value-type="float" office:value="65">
            <text:p>65</text:p>
          </table:table-cell>
          <table:table-cell table:formula="of:=SUBSTITUTE(SUBSTITUTE(SUBSTITUTE([.A65];&quot;__WARNING&quot;;&quot;&quot;);&quot;__&quot;;&quot; - &quot;);&quot;_&quot;;&quot; &quot;)">
            <text:p/>
          </table:table-cell>
          <table:table-cell table:formula="of:=IF([.A65]=&quot;&quot;;&quot;&quot;;&quot;public const int &quot; &amp; [.A65] &amp; &quot; = &quot; &amp; [.C65] &amp; &quot;;&quot;)">
            <text:p/>
          </table:table-cell>
          <table:table-cell table:style-name="ce17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formula="of:=IF([.A65]=&quot;&quot;;&quot;&quot;;&quot;  insert into &quot;&quot;CRD_Permition&quot;&quot; (   &quot;&quot;IDPermition&quot;&quot;,    &quot;&quot;Name&quot;&quot;  )  select    &quot; &amp; [.C65] &amp; &quot;,    '&quot; &amp; [.A65] &amp; &quot;'   where not exists (   select &quot;&quot;IDPermition&quot;&quot;    from &quot;&quot;CRD_Permition&quot;&quot;    where &quot;&quot;IDPermition&quot;&quot; = &quot; &amp; [.C65] &amp; &quot;  );   update &quot;&quot;CRD_Permition&quot;&quot;  set    &quot;&quot;Name&quot;&quot; = '&quot; &amp; [.A65] &amp; &quot;'  where    &quot;&quot;IDPermition&quot;&quot; = &quot; &amp; [.C6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5]+1" office:value-type="float" office:value="66">
            <text:p>66</text:p>
          </table:table-cell>
          <table:table-cell table:formula="of:=SUBSTITUTE(SUBSTITUTE(SUBSTITUTE([.A66];&quot;__WARNING&quot;;&quot;&quot;);&quot;__&quot;;&quot; - &quot;);&quot;_&quot;;&quot; &quot;)">
            <text:p/>
          </table:table-cell>
          <table:table-cell table:formula="of:=IF([.A66]=&quot;&quot;;&quot;&quot;;&quot;public const int &quot; &amp; [.A66] &amp; &quot; = &quot; &amp; [.C66] &amp; &quot;;&quot;)">
            <text:p/>
          </table:table-cell>
          <table:table-cell table:style-name="ce17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formula="of:=IF([.A66]=&quot;&quot;;&quot;&quot;;&quot;  insert into &quot;&quot;CRD_Permition&quot;&quot; (   &quot;&quot;IDPermition&quot;&quot;,    &quot;&quot;Name&quot;&quot;  )  select    &quot; &amp; [.C66] &amp; &quot;,    '&quot; &amp; [.A66] &amp; &quot;'   where not exists (   select &quot;&quot;IDPermition&quot;&quot;    from &quot;&quot;CRD_Permition&quot;&quot;    where &quot;&quot;IDPermition&quot;&quot; = &quot; &amp; [.C66] &amp; &quot;  );   update &quot;&quot;CRD_Permition&quot;&quot;  set    &quot;&quot;Name&quot;&quot; = '&quot; &amp; [.A66] &amp; &quot;'  where    &quot;&quot;IDPermition&quot;&quot; = &quot; &amp; [.C6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6]+1" office:value-type="float" office:value="67">
            <text:p>67</text:p>
          </table:table-cell>
          <table:table-cell table:formula="of:=SUBSTITUTE(SUBSTITUTE(SUBSTITUTE([.A67];&quot;__WARNING&quot;;&quot;&quot;);&quot;__&quot;;&quot; - &quot;);&quot;_&quot;;&quot; &quot;)">
            <text:p/>
          </table:table-cell>
          <table:table-cell table:formula="of:=IF([.A67]=&quot;&quot;;&quot;&quot;;&quot;public const int &quot; &amp; [.A67] &amp; &quot; = &quot; &amp; [.C67] &amp; &quot;;&quot;)">
            <text:p/>
          </table:table-cell>
          <table:table-cell table:style-name="ce17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formula="of:=IF([.A67]=&quot;&quot;;&quot;&quot;;&quot;  insert into &quot;&quot;CRD_Permition&quot;&quot; (   &quot;&quot;IDPermition&quot;&quot;,    &quot;&quot;Name&quot;&quot;  )  select    &quot; &amp; [.C67] &amp; &quot;,    '&quot; &amp; [.A67] &amp; &quot;'   where not exists (   select &quot;&quot;IDPermition&quot;&quot;    from &quot;&quot;CRD_Permition&quot;&quot;    where &quot;&quot;IDPermition&quot;&quot; = &quot; &amp; [.C67] &amp; &quot;  );   update &quot;&quot;CRD_Permition&quot;&quot;  set    &quot;&quot;Name&quot;&quot; = '&quot; &amp; [.A67] &amp; &quot;'  where    &quot;&quot;IDPermition&quot;&quot; = &quot; &amp; [.C6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7]+1" office:value-type="float" office:value="68">
            <text:p>68</text:p>
          </table:table-cell>
          <table:table-cell table:formula="of:=SUBSTITUTE(SUBSTITUTE(SUBSTITUTE([.A68];&quot;__WARNING&quot;;&quot;&quot;);&quot;__&quot;;&quot; - &quot;);&quot;_&quot;;&quot; &quot;)">
            <text:p/>
          </table:table-cell>
          <table:table-cell table:formula="of:=IF([.A68]=&quot;&quot;;&quot;&quot;;&quot;public const int &quot; &amp; [.A68] &amp; &quot; = &quot; &amp; [.C68] &amp; &quot;;&quot;)">
            <text:p/>
          </table:table-cell>
          <table:table-cell table:style-name="ce17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formula="of:=IF([.A68]=&quot;&quot;;&quot;&quot;;&quot;  insert into &quot;&quot;CRD_Permition&quot;&quot; (   &quot;&quot;IDPermition&quot;&quot;,    &quot;&quot;Name&quot;&quot;  )  select    &quot; &amp; [.C68] &amp; &quot;,    '&quot; &amp; [.A68] &amp; &quot;'   where not exists (   select &quot;&quot;IDPermition&quot;&quot;    from &quot;&quot;CRD_Permition&quot;&quot;    where &quot;&quot;IDPermition&quot;&quot; = &quot; &amp; [.C68] &amp; &quot;  );   update &quot;&quot;CRD_Permition&quot;&quot;  set    &quot;&quot;Name&quot;&quot; = '&quot; &amp; [.A68] &amp; &quot;'  where    &quot;&quot;IDPermition&quot;&quot; = &quot; &amp; [.C6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8]+1" office:value-type="float" office:value="69">
            <text:p>69</text:p>
          </table:table-cell>
          <table:table-cell table:formula="of:=SUBSTITUTE(SUBSTITUTE(SUBSTITUTE([.A69];&quot;__WARNING&quot;;&quot;&quot;);&quot;__&quot;;&quot; - &quot;);&quot;_&quot;;&quot; &quot;)">
            <text:p/>
          </table:table-cell>
          <table:table-cell table:formula="of:=IF([.A69]=&quot;&quot;;&quot;&quot;;&quot;public const int &quot; &amp; [.A69] &amp; &quot; = &quot; &amp; [.C69] &amp; &quot;;&quot;)">
            <text:p/>
          </table:table-cell>
          <table:table-cell table:style-name="ce17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formula="of:=IF([.A69]=&quot;&quot;;&quot;&quot;;&quot;  insert into &quot;&quot;CRD_Permition&quot;&quot; (   &quot;&quot;IDPermition&quot;&quot;,    &quot;&quot;Name&quot;&quot;  )  select    &quot; &amp; [.C69] &amp; &quot;,    '&quot; &amp; [.A69] &amp; &quot;'   where not exists (   select &quot;&quot;IDPermition&quot;&quot;    from &quot;&quot;CRD_Permition&quot;&quot;    where &quot;&quot;IDPermition&quot;&quot; = &quot; &amp; [.C69] &amp; &quot;  );   update &quot;&quot;CRD_Permition&quot;&quot;  set    &quot;&quot;Name&quot;&quot; = '&quot; &amp; [.A69] &amp; &quot;'  where    &quot;&quot;IDPermition&quot;&quot; = &quot; &amp; [.C6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9]+1" office:value-type="float" office:value="70">
            <text:p>70</text:p>
          </table:table-cell>
          <table:table-cell table:formula="of:=SUBSTITUTE(SUBSTITUTE(SUBSTITUTE([.A70];&quot;__WARNING&quot;;&quot;&quot;);&quot;__&quot;;&quot; - &quot;);&quot;_&quot;;&quot; &quot;)">
            <text:p/>
          </table:table-cell>
          <table:table-cell table:formula="of:=IF([.A70]=&quot;&quot;;&quot;&quot;;&quot;public const int &quot; &amp; [.A70] &amp; &quot; = &quot; &amp; [.C70] &amp; &quot;;&quot;)">
            <text:p/>
          </table:table-cell>
          <table:table-cell table:style-name="ce17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formula="of:=IF([.A70]=&quot;&quot;;&quot;&quot;;&quot;  insert into &quot;&quot;CRD_Permition&quot;&quot; (   &quot;&quot;IDPermition&quot;&quot;,    &quot;&quot;Name&quot;&quot;  )  select    &quot; &amp; [.C70] &amp; &quot;,    '&quot; &amp; [.A70] &amp; &quot;'   where not exists (   select &quot;&quot;IDPermition&quot;&quot;    from &quot;&quot;CRD_Permition&quot;&quot;    where &quot;&quot;IDPermition&quot;&quot; = &quot; &amp; [.C70] &amp; &quot;  );   update &quot;&quot;CRD_Permition&quot;&quot;  set    &quot;&quot;Name&quot;&quot; = '&quot; &amp; [.A70] &amp; &quot;'  where    &quot;&quot;IDPermition&quot;&quot; = &quot; &amp; [.C7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0]+1" office:value-type="float" office:value="71">
            <text:p>71</text:p>
          </table:table-cell>
          <table:table-cell table:formula="of:=SUBSTITUTE(SUBSTITUTE(SUBSTITUTE([.A71];&quot;__WARNING&quot;;&quot;&quot;);&quot;__&quot;;&quot; - &quot;);&quot;_&quot;;&quot; &quot;)">
            <text:p/>
          </table:table-cell>
          <table:table-cell table:formula="of:=IF([.A71]=&quot;&quot;;&quot;&quot;;&quot;public const int &quot; &amp; [.A71] &amp; &quot; = &quot; &amp; [.C71] &amp; &quot;;&quot;)">
            <text:p/>
          </table:table-cell>
          <table:table-cell table:style-name="ce17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formula="of:=IF([.A71]=&quot;&quot;;&quot;&quot;;&quot;  insert into &quot;&quot;CRD_Permition&quot;&quot; (   &quot;&quot;IDPermition&quot;&quot;,    &quot;&quot;Name&quot;&quot;  )  select    &quot; &amp; [.C71] &amp; &quot;,    '&quot; &amp; [.A71] &amp; &quot;'   where not exists (   select &quot;&quot;IDPermition&quot;&quot;    from &quot;&quot;CRD_Permition&quot;&quot;    where &quot;&quot;IDPermition&quot;&quot; = &quot; &amp; [.C71] &amp; &quot;  );   update &quot;&quot;CRD_Permition&quot;&quot;  set    &quot;&quot;Name&quot;&quot; = '&quot; &amp; [.A71] &amp; &quot;'  where    &quot;&quot;IDPermition&quot;&quot; = &quot; &amp; [.C7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1]+1" office:value-type="float" office:value="72">
            <text:p>72</text:p>
          </table:table-cell>
          <table:table-cell table:formula="of:=SUBSTITUTE(SUBSTITUTE(SUBSTITUTE([.A72];&quot;__WARNING&quot;;&quot;&quot;);&quot;__&quot;;&quot; - &quot;);&quot;_&quot;;&quot; &quot;)">
            <text:p/>
          </table:table-cell>
          <table:table-cell table:formula="of:=IF([.A72]=&quot;&quot;;&quot;&quot;;&quot;public const int &quot; &amp; [.A72] &amp; &quot; = &quot; &amp; [.C72] &amp; &quot;;&quot;)">
            <text:p/>
          </table:table-cell>
          <table:table-cell table:style-name="ce17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formula="of:=IF([.A72]=&quot;&quot;;&quot;&quot;;&quot;  insert into &quot;&quot;CRD_Permition&quot;&quot; (   &quot;&quot;IDPermition&quot;&quot;,    &quot;&quot;Name&quot;&quot;  )  select    &quot; &amp; [.C72] &amp; &quot;,    '&quot; &amp; [.A72] &amp; &quot;'   where not exists (   select &quot;&quot;IDPermition&quot;&quot;    from &quot;&quot;CRD_Permition&quot;&quot;    where &quot;&quot;IDPermition&quot;&quot; = &quot; &amp; [.C72] &amp; &quot;  );   update &quot;&quot;CRD_Permition&quot;&quot;  set    &quot;&quot;Name&quot;&quot; = '&quot; &amp; [.A72] &amp; &quot;'  where    &quot;&quot;IDPermition&quot;&quot; = &quot; &amp; [.C7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2]+1" office:value-type="float" office:value="73">
            <text:p>73</text:p>
          </table:table-cell>
          <table:table-cell table:formula="of:=SUBSTITUTE(SUBSTITUTE(SUBSTITUTE([.A73];&quot;__WARNING&quot;;&quot;&quot;);&quot;__&quot;;&quot; - &quot;);&quot;_&quot;;&quot; &quot;)">
            <text:p/>
          </table:table-cell>
          <table:table-cell table:formula="of:=IF([.A73]=&quot;&quot;;&quot;&quot;;&quot;public const int &quot; &amp; [.A73] &amp; &quot; = &quot; &amp; [.C73] &amp; &quot;;&quot;)">
            <text:p/>
          </table:table-cell>
          <table:table-cell table:style-name="ce17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formula="of:=IF([.A73]=&quot;&quot;;&quot;&quot;;&quot;  insert into &quot;&quot;CRD_Permition&quot;&quot; (   &quot;&quot;IDPermition&quot;&quot;,    &quot;&quot;Name&quot;&quot;  )  select    &quot; &amp; [.C73] &amp; &quot;,    '&quot; &amp; [.A73] &amp; &quot;'   where not exists (   select &quot;&quot;IDPermition&quot;&quot;    from &quot;&quot;CRD_Permition&quot;&quot;    where &quot;&quot;IDPermition&quot;&quot; = &quot; &amp; [.C73] &amp; &quot;  );   update &quot;&quot;CRD_Permition&quot;&quot;  set    &quot;&quot;Name&quot;&quot; = '&quot; &amp; [.A73] &amp; &quot;'  where    &quot;&quot;IDPermition&quot;&quot; = &quot; &amp; [.C7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3]+1" office:value-type="float" office:value="74">
            <text:p>74</text:p>
          </table:table-cell>
          <table:table-cell table:formula="of:=SUBSTITUTE(SUBSTITUTE(SUBSTITUTE([.A74];&quot;__WARNING&quot;;&quot;&quot;);&quot;__&quot;;&quot; - &quot;);&quot;_&quot;;&quot; &quot;)">
            <text:p/>
          </table:table-cell>
          <table:table-cell table:formula="of:=IF([.A74]=&quot;&quot;;&quot;&quot;;&quot;public const int &quot; &amp; [.A74] &amp; &quot; = &quot; &amp; [.C74] &amp; &quot;;&quot;)">
            <text:p/>
          </table:table-cell>
          <table:table-cell table:style-name="ce17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formula="of:=IF([.A74]=&quot;&quot;;&quot;&quot;;&quot;  insert into &quot;&quot;CRD_Permition&quot;&quot; (   &quot;&quot;IDPermition&quot;&quot;,    &quot;&quot;Name&quot;&quot;  )  select    &quot; &amp; [.C74] &amp; &quot;,    '&quot; &amp; [.A74] &amp; &quot;'   where not exists (   select &quot;&quot;IDPermition&quot;&quot;    from &quot;&quot;CRD_Permition&quot;&quot;    where &quot;&quot;IDPermition&quot;&quot; = &quot; &amp; [.C74] &amp; &quot;  );   update &quot;&quot;CRD_Permition&quot;&quot;  set    &quot;&quot;Name&quot;&quot; = '&quot; &amp; [.A74] &amp; &quot;'  where    &quot;&quot;IDPermition&quot;&quot; = &quot; &amp; [.C7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4]+1" office:value-type="float" office:value="75">
            <text:p>75</text:p>
          </table:table-cell>
          <table:table-cell table:formula="of:=SUBSTITUTE(SUBSTITUTE(SUBSTITUTE([.A75];&quot;__WARNING&quot;;&quot;&quot;);&quot;__&quot;;&quot; - &quot;);&quot;_&quot;;&quot; &quot;)">
            <text:p/>
          </table:table-cell>
          <table:table-cell table:formula="of:=IF([.A75]=&quot;&quot;;&quot;&quot;;&quot;public const int &quot; &amp; [.A75] &amp; &quot; = &quot; &amp; [.C75] &amp; &quot;;&quot;)">
            <text:p/>
          </table:table-cell>
          <table:table-cell table:style-name="ce17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formula="of:=IF([.A75]=&quot;&quot;;&quot;&quot;;&quot;  insert into &quot;&quot;CRD_Permition&quot;&quot; (   &quot;&quot;IDPermition&quot;&quot;,    &quot;&quot;Name&quot;&quot;  )  select    &quot; &amp; [.C75] &amp; &quot;,    '&quot; &amp; [.A75] &amp; &quot;'   where not exists (   select &quot;&quot;IDPermition&quot;&quot;    from &quot;&quot;CRD_Permition&quot;&quot;    where &quot;&quot;IDPermition&quot;&quot; = &quot; &amp; [.C75] &amp; &quot;  );   update &quot;&quot;CRD_Permition&quot;&quot;  set    &quot;&quot;Name&quot;&quot; = '&quot; &amp; [.A75] &amp; &quot;'  where    &quot;&quot;IDPermition&quot;&quot; = &quot; &amp; [.C7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5]+1" office:value-type="float" office:value="76">
            <text:p>76</text:p>
          </table:table-cell>
          <table:table-cell table:formula="of:=SUBSTITUTE(SUBSTITUTE(SUBSTITUTE([.A76];&quot;__WARNING&quot;;&quot;&quot;);&quot;__&quot;;&quot; - &quot;);&quot;_&quot;;&quot; &quot;)">
            <text:p/>
          </table:table-cell>
          <table:table-cell table:formula="of:=IF([.A76]=&quot;&quot;;&quot;&quot;;&quot;public const int &quot; &amp; [.A76] &amp; &quot; = &quot; &amp; [.C76] &amp; &quot;;&quot;)">
            <text:p/>
          </table:table-cell>
          <table:table-cell table:style-name="ce17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formula="of:=IF([.A76]=&quot;&quot;;&quot;&quot;;&quot;  insert into &quot;&quot;CRD_Permition&quot;&quot; (   &quot;&quot;IDPermition&quot;&quot;,    &quot;&quot;Name&quot;&quot;  )  select    &quot; &amp; [.C76] &amp; &quot;,    '&quot; &amp; [.A76] &amp; &quot;'   where not exists (   select &quot;&quot;IDPermition&quot;&quot;    from &quot;&quot;CRD_Permition&quot;&quot;    where &quot;&quot;IDPermition&quot;&quot; = &quot; &amp; [.C76] &amp; &quot;  );   update &quot;&quot;CRD_Permition&quot;&quot;  set    &quot;&quot;Name&quot;&quot; = '&quot; &amp; [.A76] &amp; &quot;'  where    &quot;&quot;IDPermition&quot;&quot; = &quot; &amp; [.C7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6]+1" office:value-type="float" office:value="77">
            <text:p>77</text:p>
          </table:table-cell>
          <table:table-cell table:formula="of:=SUBSTITUTE(SUBSTITUTE(SUBSTITUTE([.A77];&quot;__WARNING&quot;;&quot;&quot;);&quot;__&quot;;&quot; - &quot;);&quot;_&quot;;&quot; &quot;)">
            <text:p/>
          </table:table-cell>
          <table:table-cell table:formula="of:=IF([.A77]=&quot;&quot;;&quot;&quot;;&quot;public const int &quot; &amp; [.A77] &amp; &quot; = &quot; &amp; [.C77] &amp; &quot;;&quot;)">
            <text:p/>
          </table:table-cell>
          <table:table-cell table:style-name="ce17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formula="of:=IF([.A77]=&quot;&quot;;&quot;&quot;;&quot;  insert into &quot;&quot;CRD_Permition&quot;&quot; (   &quot;&quot;IDPermition&quot;&quot;,    &quot;&quot;Name&quot;&quot;  )  select    &quot; &amp; [.C77] &amp; &quot;,    '&quot; &amp; [.A77] &amp; &quot;'   where not exists (   select &quot;&quot;IDPermition&quot;&quot;    from &quot;&quot;CRD_Permition&quot;&quot;    where &quot;&quot;IDPermition&quot;&quot; = &quot; &amp; [.C77] &amp; &quot;  );   update &quot;&quot;CRD_Permition&quot;&quot;  set    &quot;&quot;Name&quot;&quot; = '&quot; &amp; [.A77] &amp; &quot;'  where    &quot;&quot;IDPermition&quot;&quot; = &quot; &amp; [.C7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7]+1" office:value-type="float" office:value="78">
            <text:p>78</text:p>
          </table:table-cell>
          <table:table-cell table:formula="of:=SUBSTITUTE(SUBSTITUTE(SUBSTITUTE([.A78];&quot;__WARNING&quot;;&quot;&quot;);&quot;__&quot;;&quot; - &quot;);&quot;_&quot;;&quot; &quot;)">
            <text:p/>
          </table:table-cell>
          <table:table-cell table:formula="of:=IF([.A78]=&quot;&quot;;&quot;&quot;;&quot;public const int &quot; &amp; [.A78] &amp; &quot; = &quot; &amp; [.C78] &amp; &quot;;&quot;)">
            <text:p/>
          </table:table-cell>
          <table:table-cell table:style-name="ce17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formula="of:=IF([.A78]=&quot;&quot;;&quot;&quot;;&quot;  insert into &quot;&quot;CRD_Permition&quot;&quot; (   &quot;&quot;IDPermition&quot;&quot;,    &quot;&quot;Name&quot;&quot;  )  select    &quot; &amp; [.C78] &amp; &quot;,    '&quot; &amp; [.A78] &amp; &quot;'   where not exists (   select &quot;&quot;IDPermition&quot;&quot;    from &quot;&quot;CRD_Permition&quot;&quot;    where &quot;&quot;IDPermition&quot;&quot; = &quot; &amp; [.C78] &amp; &quot;  );   update &quot;&quot;CRD_Permition&quot;&quot;  set    &quot;&quot;Name&quot;&quot; = '&quot; &amp; [.A78] &amp; &quot;'  where    &quot;&quot;IDPermition&quot;&quot; = &quot; &amp; [.C7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8]+1" office:value-type="float" office:value="79">
            <text:p>79</text:p>
          </table:table-cell>
          <table:table-cell table:formula="of:=SUBSTITUTE(SUBSTITUTE(SUBSTITUTE([.A79];&quot;__WARNING&quot;;&quot;&quot;);&quot;__&quot;;&quot; - &quot;);&quot;_&quot;;&quot; &quot;)">
            <text:p/>
          </table:table-cell>
          <table:table-cell table:formula="of:=IF([.A79]=&quot;&quot;;&quot;&quot;;&quot;public const int &quot; &amp; [.A79] &amp; &quot; = &quot; &amp; [.C79] &amp; &quot;;&quot;)">
            <text:p/>
          </table:table-cell>
          <table:table-cell table:style-name="ce17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formula="of:=IF([.A79]=&quot;&quot;;&quot;&quot;;&quot;  insert into &quot;&quot;CRD_Permition&quot;&quot; (   &quot;&quot;IDPermition&quot;&quot;,    &quot;&quot;Name&quot;&quot;  )  select    &quot; &amp; [.C79] &amp; &quot;,    '&quot; &amp; [.A79] &amp; &quot;'   where not exists (   select &quot;&quot;IDPermition&quot;&quot;    from &quot;&quot;CRD_Permition&quot;&quot;    where &quot;&quot;IDPermition&quot;&quot; = &quot; &amp; [.C79] &amp; &quot;  );   update &quot;&quot;CRD_Permition&quot;&quot;  set    &quot;&quot;Name&quot;&quot; = '&quot; &amp; [.A79] &amp; &quot;'  where    &quot;&quot;IDPermition&quot;&quot; = &quot; &amp; [.C7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9]+1" office:value-type="float" office:value="80">
            <text:p>80</text:p>
          </table:table-cell>
          <table:table-cell table:formula="of:=SUBSTITUTE(SUBSTITUTE(SUBSTITUTE([.A80];&quot;__WARNING&quot;;&quot;&quot;);&quot;__&quot;;&quot; - &quot;);&quot;_&quot;;&quot; &quot;)">
            <text:p/>
          </table:table-cell>
          <table:table-cell table:formula="of:=IF([.A80]=&quot;&quot;;&quot;&quot;;&quot;public const int &quot; &amp; [.A80] &amp; &quot; = &quot; &amp; [.C80] &amp; &quot;;&quot;)">
            <text:p/>
          </table:table-cell>
          <table:table-cell table:style-name="ce17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formula="of:=IF([.A80]=&quot;&quot;;&quot;&quot;;&quot;  insert into &quot;&quot;CRD_Permition&quot;&quot; (   &quot;&quot;IDPermition&quot;&quot;,    &quot;&quot;Name&quot;&quot;  )  select    &quot; &amp; [.C80] &amp; &quot;,    '&quot; &amp; [.A80] &amp; &quot;'   where not exists (   select &quot;&quot;IDPermition&quot;&quot;    from &quot;&quot;CRD_Permition&quot;&quot;    where &quot;&quot;IDPermition&quot;&quot; = &quot; &amp; [.C80] &amp; &quot;  );   update &quot;&quot;CRD_Permition&quot;&quot;  set    &quot;&quot;Name&quot;&quot; = '&quot; &amp; [.A80] &amp; &quot;'  where    &quot;&quot;IDPermition&quot;&quot; = &quot; &amp; [.C8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0]+1" office:value-type="float" office:value="81">
            <text:p>81</text:p>
          </table:table-cell>
          <table:table-cell table:formula="of:=SUBSTITUTE(SUBSTITUTE(SUBSTITUTE([.A81];&quot;__WARNING&quot;;&quot;&quot;);&quot;__&quot;;&quot; - &quot;);&quot;_&quot;;&quot; &quot;)">
            <text:p/>
          </table:table-cell>
          <table:table-cell table:formula="of:=IF([.A81]=&quot;&quot;;&quot;&quot;;&quot;public const int &quot; &amp; [.A81] &amp; &quot; = &quot; &amp; [.C81] &amp; &quot;;&quot;)">
            <text:p/>
          </table:table-cell>
          <table:table-cell table:style-name="ce17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formula="of:=IF([.A81]=&quot;&quot;;&quot;&quot;;&quot;  insert into &quot;&quot;CRD_Permition&quot;&quot; (   &quot;&quot;IDPermition&quot;&quot;,    &quot;&quot;Name&quot;&quot;  )  select    &quot; &amp; [.C81] &amp; &quot;,    '&quot; &amp; [.A81] &amp; &quot;'   where not exists (   select &quot;&quot;IDPermition&quot;&quot;    from &quot;&quot;CRD_Permition&quot;&quot;    where &quot;&quot;IDPermition&quot;&quot; = &quot; &amp; [.C81] &amp; &quot;  );   update &quot;&quot;CRD_Permition&quot;&quot;  set    &quot;&quot;Name&quot;&quot; = '&quot; &amp; [.A81] &amp; &quot;'  where    &quot;&quot;IDPermition&quot;&quot; = &quot; &amp; [.C8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1]+1" office:value-type="float" office:value="82">
            <text:p>82</text:p>
          </table:table-cell>
          <table:table-cell table:formula="of:=SUBSTITUTE(SUBSTITUTE(SUBSTITUTE([.A82];&quot;__WARNING&quot;;&quot;&quot;);&quot;__&quot;;&quot; - &quot;);&quot;_&quot;;&quot; &quot;)">
            <text:p/>
          </table:table-cell>
          <table:table-cell table:formula="of:=IF([.A82]=&quot;&quot;;&quot;&quot;;&quot;public const int &quot; &amp; [.A82] &amp; &quot; = &quot; &amp; [.C82] &amp; &quot;;&quot;)">
            <text:p/>
          </table:table-cell>
          <table:table-cell table:style-name="ce17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formula="of:=IF([.A82]=&quot;&quot;;&quot;&quot;;&quot;  insert into &quot;&quot;CRD_Permition&quot;&quot; (   &quot;&quot;IDPermition&quot;&quot;,    &quot;&quot;Name&quot;&quot;  )  select    &quot; &amp; [.C82] &amp; &quot;,    '&quot; &amp; [.A82] &amp; &quot;'   where not exists (   select &quot;&quot;IDPermition&quot;&quot;    from &quot;&quot;CRD_Permition&quot;&quot;    where &quot;&quot;IDPermition&quot;&quot; = &quot; &amp; [.C82] &amp; &quot;  );   update &quot;&quot;CRD_Permition&quot;&quot;  set    &quot;&quot;Name&quot;&quot; = '&quot; &amp; [.A82] &amp; &quot;'  where    &quot;&quot;IDPermition&quot;&quot; = &quot; &amp; [.C8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2]+1" office:value-type="float" office:value="83">
            <text:p>83</text:p>
          </table:table-cell>
          <table:table-cell table:formula="of:=SUBSTITUTE(SUBSTITUTE(SUBSTITUTE([.A83];&quot;__WARNING&quot;;&quot;&quot;);&quot;__&quot;;&quot; - &quot;);&quot;_&quot;;&quot; &quot;)">
            <text:p/>
          </table:table-cell>
          <table:table-cell table:formula="of:=IF([.A83]=&quot;&quot;;&quot;&quot;;&quot;public const int &quot; &amp; [.A83] &amp; &quot; = &quot; &amp; [.C83] &amp; &quot;;&quot;)">
            <text:p/>
          </table:table-cell>
          <table:table-cell table:style-name="ce17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formula="of:=IF([.A83]=&quot;&quot;;&quot;&quot;;&quot;  insert into &quot;&quot;CRD_Permition&quot;&quot; (   &quot;&quot;IDPermition&quot;&quot;,    &quot;&quot;Name&quot;&quot;  )  select    &quot; &amp; [.C83] &amp; &quot;,    '&quot; &amp; [.A83] &amp; &quot;'   where not exists (   select &quot;&quot;IDPermition&quot;&quot;    from &quot;&quot;CRD_Permition&quot;&quot;    where &quot;&quot;IDPermition&quot;&quot; = &quot; &amp; [.C83] &amp; &quot;  );   update &quot;&quot;CRD_Permition&quot;&quot;  set    &quot;&quot;Name&quot;&quot; = '&quot; &amp; [.A83] &amp; &quot;'  where    &quot;&quot;IDPermition&quot;&quot; = &quot; &amp; [.C8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3]+1" office:value-type="float" office:value="84">
            <text:p>84</text:p>
          </table:table-cell>
          <table:table-cell table:formula="of:=SUBSTITUTE(SUBSTITUTE(SUBSTITUTE([.A84];&quot;__WARNING&quot;;&quot;&quot;);&quot;__&quot;;&quot; - &quot;);&quot;_&quot;;&quot; &quot;)">
            <text:p/>
          </table:table-cell>
          <table:table-cell table:formula="of:=IF([.A84]=&quot;&quot;;&quot;&quot;;&quot;public const int &quot; &amp; [.A84] &amp; &quot; = &quot; &amp; [.C84] &amp; &quot;;&quot;)">
            <text:p/>
          </table:table-cell>
          <table:table-cell table:style-name="ce17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formula="of:=IF([.A84]=&quot;&quot;;&quot;&quot;;&quot;  insert into &quot;&quot;CRD_Permition&quot;&quot; (   &quot;&quot;IDPermition&quot;&quot;,    &quot;&quot;Name&quot;&quot;  )  select    &quot; &amp; [.C84] &amp; &quot;,    '&quot; &amp; [.A84] &amp; &quot;'   where not exists (   select &quot;&quot;IDPermition&quot;&quot;    from &quot;&quot;CRD_Permition&quot;&quot;    where &quot;&quot;IDPermition&quot;&quot; = &quot; &amp; [.C84] &amp; &quot;  );   update &quot;&quot;CRD_Permition&quot;&quot;  set    &quot;&quot;Name&quot;&quot; = '&quot; &amp; [.A84] &amp; &quot;'  where    &quot;&quot;IDPermition&quot;&quot; = &quot; &amp; [.C8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4]+1" office:value-type="float" office:value="85">
            <text:p>85</text:p>
          </table:table-cell>
          <table:table-cell table:formula="of:=SUBSTITUTE(SUBSTITUTE(SUBSTITUTE([.A85];&quot;__WARNING&quot;;&quot;&quot;);&quot;__&quot;;&quot; - &quot;);&quot;_&quot;;&quot; &quot;)">
            <text:p/>
          </table:table-cell>
          <table:table-cell table:formula="of:=IF([.A85]=&quot;&quot;;&quot;&quot;;&quot;public const int &quot; &amp; [.A85] &amp; &quot; = &quot; &amp; [.C85] &amp; &quot;;&quot;)">
            <text:p/>
          </table:table-cell>
          <table:table-cell table:style-name="ce17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formula="of:=IF([.A85]=&quot;&quot;;&quot;&quot;;&quot;  insert into &quot;&quot;CRD_Permition&quot;&quot; (   &quot;&quot;IDPermition&quot;&quot;,    &quot;&quot;Name&quot;&quot;  )  select    &quot; &amp; [.C85] &amp; &quot;,    '&quot; &amp; [.A85] &amp; &quot;'   where not exists (   select &quot;&quot;IDPermition&quot;&quot;    from &quot;&quot;CRD_Permition&quot;&quot;    where &quot;&quot;IDPermition&quot;&quot; = &quot; &amp; [.C85] &amp; &quot;  );   update &quot;&quot;CRD_Permition&quot;&quot;  set    &quot;&quot;Name&quot;&quot; = '&quot; &amp; [.A85] &amp; &quot;'  where    &quot;&quot;IDPermition&quot;&quot; = &quot; &amp; [.C8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5]+1" office:value-type="float" office:value="86">
            <text:p>86</text:p>
          </table:table-cell>
          <table:table-cell table:formula="of:=SUBSTITUTE(SUBSTITUTE(SUBSTITUTE([.A86];&quot;__WARNING&quot;;&quot;&quot;);&quot;__&quot;;&quot; - &quot;);&quot;_&quot;;&quot; &quot;)">
            <text:p/>
          </table:table-cell>
          <table:table-cell table:formula="of:=IF([.A86]=&quot;&quot;;&quot;&quot;;&quot;public const int &quot; &amp; [.A86] &amp; &quot; = &quot; &amp; [.C86] &amp; &quot;;&quot;)">
            <text:p/>
          </table:table-cell>
          <table:table-cell table:style-name="ce17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formula="of:=IF([.A86]=&quot;&quot;;&quot;&quot;;&quot;  insert into &quot;&quot;CRD_Permition&quot;&quot; (   &quot;&quot;IDPermition&quot;&quot;,    &quot;&quot;Name&quot;&quot;  )  select    &quot; &amp; [.C86] &amp; &quot;,    '&quot; &amp; [.A86] &amp; &quot;'   where not exists (   select &quot;&quot;IDPermition&quot;&quot;    from &quot;&quot;CRD_Permition&quot;&quot;    where &quot;&quot;IDPermition&quot;&quot; = &quot; &amp; [.C86] &amp; &quot;  );   update &quot;&quot;CRD_Permition&quot;&quot;  set    &quot;&quot;Name&quot;&quot; = '&quot; &amp; [.A86] &amp; &quot;'  where    &quot;&quot;IDPermition&quot;&quot; = &quot; &amp; [.C8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6]+1" office:value-type="float" office:value="87">
            <text:p>87</text:p>
          </table:table-cell>
          <table:table-cell table:formula="of:=SUBSTITUTE(SUBSTITUTE(SUBSTITUTE([.A87];&quot;__WARNING&quot;;&quot;&quot;);&quot;__&quot;;&quot; - &quot;);&quot;_&quot;;&quot; &quot;)">
            <text:p/>
          </table:table-cell>
          <table:table-cell table:formula="of:=IF([.A87]=&quot;&quot;;&quot;&quot;;&quot;public const int &quot; &amp; [.A87] &amp; &quot; = &quot; &amp; [.C87] &amp; &quot;;&quot;)">
            <text:p/>
          </table:table-cell>
          <table:table-cell table:style-name="ce17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formula="of:=IF([.A87]=&quot;&quot;;&quot;&quot;;&quot;  insert into &quot;&quot;CRD_Permition&quot;&quot; (   &quot;&quot;IDPermition&quot;&quot;,    &quot;&quot;Name&quot;&quot;  )  select    &quot; &amp; [.C87] &amp; &quot;,    '&quot; &amp; [.A87] &amp; &quot;'   where not exists (   select &quot;&quot;IDPermition&quot;&quot;    from &quot;&quot;CRD_Permition&quot;&quot;    where &quot;&quot;IDPermition&quot;&quot; = &quot; &amp; [.C87] &amp; &quot;  );   update &quot;&quot;CRD_Permition&quot;&quot;  set    &quot;&quot;Name&quot;&quot; = '&quot; &amp; [.A87] &amp; &quot;'  where    &quot;&quot;IDPermition&quot;&quot; = &quot; &amp; [.C8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7]+1" office:value-type="float" office:value="88">
            <text:p>88</text:p>
          </table:table-cell>
          <table:table-cell table:formula="of:=SUBSTITUTE(SUBSTITUTE(SUBSTITUTE([.A88];&quot;__WARNING&quot;;&quot;&quot;);&quot;__&quot;;&quot; - &quot;);&quot;_&quot;;&quot; &quot;)">
            <text:p/>
          </table:table-cell>
          <table:table-cell table:formula="of:=IF([.A88]=&quot;&quot;;&quot;&quot;;&quot;public const int &quot; &amp; [.A88] &amp; &quot; = &quot; &amp; [.C88] &amp; &quot;;&quot;)">
            <text:p/>
          </table:table-cell>
          <table:table-cell table:style-name="ce17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formula="of:=IF([.A88]=&quot;&quot;;&quot;&quot;;&quot;  insert into &quot;&quot;CRD_Permition&quot;&quot; (   &quot;&quot;IDPermition&quot;&quot;,    &quot;&quot;Name&quot;&quot;  )  select    &quot; &amp; [.C88] &amp; &quot;,    '&quot; &amp; [.A88] &amp; &quot;'   where not exists (   select &quot;&quot;IDPermition&quot;&quot;    from &quot;&quot;CRD_Permition&quot;&quot;    where &quot;&quot;IDPermition&quot;&quot; = &quot; &amp; [.C88] &amp; &quot;  );   update &quot;&quot;CRD_Permition&quot;&quot;  set    &quot;&quot;Name&quot;&quot; = '&quot; &amp; [.A88] &amp; &quot;'  where    &quot;&quot;IDPermition&quot;&quot; = &quot; &amp; [.C8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8]+1" office:value-type="float" office:value="89">
            <text:p>89</text:p>
          </table:table-cell>
          <table:table-cell table:formula="of:=SUBSTITUTE(SUBSTITUTE(SUBSTITUTE([.A89];&quot;__WARNING&quot;;&quot;&quot;);&quot;__&quot;;&quot; - &quot;);&quot;_&quot;;&quot; &quot;)">
            <text:p/>
          </table:table-cell>
          <table:table-cell table:formula="of:=IF([.A89]=&quot;&quot;;&quot;&quot;;&quot;public const int &quot; &amp; [.A89] &amp; &quot; = &quot; &amp; [.C89] &amp; &quot;;&quot;)">
            <text:p/>
          </table:table-cell>
          <table:table-cell table:style-name="ce17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formula="of:=IF([.A89]=&quot;&quot;;&quot;&quot;;&quot;  insert into &quot;&quot;CRD_Permition&quot;&quot; (   &quot;&quot;IDPermition&quot;&quot;,    &quot;&quot;Name&quot;&quot;  )  select    &quot; &amp; [.C89] &amp; &quot;,    '&quot; &amp; [.A89] &amp; &quot;'   where not exists (   select &quot;&quot;IDPermition&quot;&quot;    from &quot;&quot;CRD_Permition&quot;&quot;    where &quot;&quot;IDPermition&quot;&quot; = &quot; &amp; [.C89] &amp; &quot;  );   update &quot;&quot;CRD_Permition&quot;&quot;  set    &quot;&quot;Name&quot;&quot; = '&quot; &amp; [.A89] &amp; &quot;'  where    &quot;&quot;IDPermition&quot;&quot; = &quot; &amp; [.C8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9]+1" office:value-type="float" office:value="90">
            <text:p>90</text:p>
          </table:table-cell>
          <table:table-cell table:formula="of:=SUBSTITUTE(SUBSTITUTE(SUBSTITUTE([.A90];&quot;__WARNING&quot;;&quot;&quot;);&quot;__&quot;;&quot; - &quot;);&quot;_&quot;;&quot; &quot;)">
            <text:p/>
          </table:table-cell>
          <table:table-cell table:formula="of:=IF([.A90]=&quot;&quot;;&quot;&quot;;&quot;public const int &quot; &amp; [.A90] &amp; &quot; = &quot; &amp; [.C90] &amp; &quot;;&quot;)">
            <text:p/>
          </table:table-cell>
          <table:table-cell table:style-name="ce17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formula="of:=IF([.A90]=&quot;&quot;;&quot;&quot;;&quot;  insert into &quot;&quot;CRD_Permition&quot;&quot; (   &quot;&quot;IDPermition&quot;&quot;,    &quot;&quot;Name&quot;&quot;  )  select    &quot; &amp; [.C90] &amp; &quot;,    '&quot; &amp; [.A90] &amp; &quot;'   where not exists (   select &quot;&quot;IDPermition&quot;&quot;    from &quot;&quot;CRD_Permition&quot;&quot;    where &quot;&quot;IDPermition&quot;&quot; = &quot; &amp; [.C90] &amp; &quot;  );   update &quot;&quot;CRD_Permition&quot;&quot;  set    &quot;&quot;Name&quot;&quot; = '&quot; &amp; [.A90] &amp; &quot;'  where    &quot;&quot;IDPermition&quot;&quot; = &quot; &amp; [.C9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0]+1" office:value-type="float" office:value="91">
            <text:p>91</text:p>
          </table:table-cell>
          <table:table-cell table:formula="of:=SUBSTITUTE(SUBSTITUTE(SUBSTITUTE([.A91];&quot;__WARNING&quot;;&quot;&quot;);&quot;__&quot;;&quot; - &quot;);&quot;_&quot;;&quot; &quot;)">
            <text:p/>
          </table:table-cell>
          <table:table-cell table:formula="of:=IF([.A91]=&quot;&quot;;&quot;&quot;;&quot;public const int &quot; &amp; [.A91] &amp; &quot; = &quot; &amp; [.C91] &amp; &quot;;&quot;)">
            <text:p/>
          </table:table-cell>
          <table:table-cell table:style-name="ce17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formula="of:=IF([.A91]=&quot;&quot;;&quot;&quot;;&quot;  insert into &quot;&quot;CRD_Permition&quot;&quot; (   &quot;&quot;IDPermition&quot;&quot;,    &quot;&quot;Name&quot;&quot;  )  select    &quot; &amp; [.C91] &amp; &quot;,    '&quot; &amp; [.A91] &amp; &quot;'   where not exists (   select &quot;&quot;IDPermition&quot;&quot;    from &quot;&quot;CRD_Permition&quot;&quot;    where &quot;&quot;IDPermition&quot;&quot; = &quot; &amp; [.C91] &amp; &quot;  );   update &quot;&quot;CRD_Permition&quot;&quot;  set    &quot;&quot;Name&quot;&quot; = '&quot; &amp; [.A91] &amp; &quot;'  where    &quot;&quot;IDPermition&quot;&quot; = &quot; &amp; [.C9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1]+1" office:value-type="float" office:value="92">
            <text:p>92</text:p>
          </table:table-cell>
          <table:table-cell table:formula="of:=SUBSTITUTE(SUBSTITUTE(SUBSTITUTE([.A92];&quot;__WARNING&quot;;&quot;&quot;);&quot;__&quot;;&quot; - &quot;);&quot;_&quot;;&quot; &quot;)">
            <text:p/>
          </table:table-cell>
          <table:table-cell table:formula="of:=IF([.A92]=&quot;&quot;;&quot;&quot;;&quot;public const int &quot; &amp; [.A92] &amp; &quot; = &quot; &amp; [.C92] &amp; &quot;;&quot;)">
            <text:p/>
          </table:table-cell>
          <table:table-cell table:style-name="ce17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formula="of:=IF([.A92]=&quot;&quot;;&quot;&quot;;&quot;  insert into &quot;&quot;CRD_Permition&quot;&quot; (   &quot;&quot;IDPermition&quot;&quot;,    &quot;&quot;Name&quot;&quot;  )  select    &quot; &amp; [.C92] &amp; &quot;,    '&quot; &amp; [.A92] &amp; &quot;'   where not exists (   select &quot;&quot;IDPermition&quot;&quot;    from &quot;&quot;CRD_Permition&quot;&quot;    where &quot;&quot;IDPermition&quot;&quot; = &quot; &amp; [.C92] &amp; &quot;  );   update &quot;&quot;CRD_Permition&quot;&quot;  set    &quot;&quot;Name&quot;&quot; = '&quot; &amp; [.A92] &amp; &quot;'  where    &quot;&quot;IDPermition&quot;&quot; = &quot; &amp; [.C9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2]+1" office:value-type="float" office:value="93">
            <text:p>93</text:p>
          </table:table-cell>
          <table:table-cell table:formula="of:=SUBSTITUTE(SUBSTITUTE(SUBSTITUTE([.A93];&quot;__WARNING&quot;;&quot;&quot;);&quot;__&quot;;&quot; - &quot;);&quot;_&quot;;&quot; &quot;)">
            <text:p/>
          </table:table-cell>
          <table:table-cell table:formula="of:=IF([.A93]=&quot;&quot;;&quot;&quot;;&quot;public const int &quot; &amp; [.A93] &amp; &quot; = &quot; &amp; [.C93] &amp; &quot;;&quot;)">
            <text:p/>
          </table:table-cell>
          <table:table-cell table:style-name="ce17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formula="of:=IF([.A93]=&quot;&quot;;&quot;&quot;;&quot;  insert into &quot;&quot;CRD_Permition&quot;&quot; (   &quot;&quot;IDPermition&quot;&quot;,    &quot;&quot;Name&quot;&quot;  )  select    &quot; &amp; [.C93] &amp; &quot;,    '&quot; &amp; [.A93] &amp; &quot;'   where not exists (   select &quot;&quot;IDPermition&quot;&quot;    from &quot;&quot;CRD_Permition&quot;&quot;    where &quot;&quot;IDPermition&quot;&quot; = &quot; &amp; [.C93] &amp; &quot;  );   update &quot;&quot;CRD_Permition&quot;&quot;  set    &quot;&quot;Name&quot;&quot; = '&quot; &amp; [.A93] &amp; &quot;'  where    &quot;&quot;IDPermition&quot;&quot; = &quot; &amp; [.C9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3]+1" office:value-type="float" office:value="94">
            <text:p>94</text:p>
          </table:table-cell>
          <table:table-cell table:formula="of:=SUBSTITUTE(SUBSTITUTE(SUBSTITUTE([.A94];&quot;__WARNING&quot;;&quot;&quot;);&quot;__&quot;;&quot; - &quot;);&quot;_&quot;;&quot; &quot;)">
            <text:p/>
          </table:table-cell>
          <table:table-cell table:formula="of:=IF([.A94]=&quot;&quot;;&quot;&quot;;&quot;public const int &quot; &amp; [.A94] &amp; &quot; = &quot; &amp; [.C94] &amp; &quot;;&quot;)">
            <text:p/>
          </table:table-cell>
          <table:table-cell table:style-name="ce17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formula="of:=IF([.A94]=&quot;&quot;;&quot;&quot;;&quot;  insert into &quot;&quot;CRD_Permition&quot;&quot; (   &quot;&quot;IDPermition&quot;&quot;,    &quot;&quot;Name&quot;&quot;  )  select    &quot; &amp; [.C94] &amp; &quot;,    '&quot; &amp; [.A94] &amp; &quot;'   where not exists (   select &quot;&quot;IDPermition&quot;&quot;    from &quot;&quot;CRD_Permition&quot;&quot;    where &quot;&quot;IDPermition&quot;&quot; = &quot; &amp; [.C94] &amp; &quot;  );   update &quot;&quot;CRD_Permition&quot;&quot;  set    &quot;&quot;Name&quot;&quot; = '&quot; &amp; [.A94] &amp; &quot;'  where    &quot;&quot;IDPermition&quot;&quot; = &quot; &amp; [.C9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4]+1" office:value-type="float" office:value="95">
            <text:p>95</text:p>
          </table:table-cell>
          <table:table-cell table:formula="of:=SUBSTITUTE(SUBSTITUTE(SUBSTITUTE([.A95];&quot;__WARNING&quot;;&quot;&quot;);&quot;__&quot;;&quot; - &quot;);&quot;_&quot;;&quot; &quot;)">
            <text:p/>
          </table:table-cell>
          <table:table-cell table:formula="of:=IF([.A95]=&quot;&quot;;&quot;&quot;;&quot;public const int &quot; &amp; [.A95] &amp; &quot; = &quot; &amp; [.C95] &amp; &quot;;&quot;)">
            <text:p/>
          </table:table-cell>
          <table:table-cell table:style-name="ce17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formula="of:=IF([.A95]=&quot;&quot;;&quot;&quot;;&quot;  insert into &quot;&quot;CRD_Permition&quot;&quot; (   &quot;&quot;IDPermition&quot;&quot;,    &quot;&quot;Name&quot;&quot;  )  select    &quot; &amp; [.C95] &amp; &quot;,    '&quot; &amp; [.A95] &amp; &quot;'   where not exists (   select &quot;&quot;IDPermition&quot;&quot;    from &quot;&quot;CRD_Permition&quot;&quot;    where &quot;&quot;IDPermition&quot;&quot; = &quot; &amp; [.C95] &amp; &quot;  );   update &quot;&quot;CRD_Permition&quot;&quot;  set    &quot;&quot;Name&quot;&quot; = '&quot; &amp; [.A95] &amp; &quot;'  where    &quot;&quot;IDPermition&quot;&quot; = &quot; &amp; [.C9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5]+1" office:value-type="float" office:value="96">
            <text:p>96</text:p>
          </table:table-cell>
          <table:table-cell table:formula="of:=SUBSTITUTE(SUBSTITUTE(SUBSTITUTE([.A96];&quot;__WARNING&quot;;&quot;&quot;);&quot;__&quot;;&quot; - &quot;);&quot;_&quot;;&quot; &quot;)">
            <text:p/>
          </table:table-cell>
          <table:table-cell table:formula="of:=IF([.A96]=&quot;&quot;;&quot;&quot;;&quot;public const int &quot; &amp; [.A96] &amp; &quot; = &quot; &amp; [.C96] &amp; &quot;;&quot;)">
            <text:p/>
          </table:table-cell>
          <table:table-cell table:style-name="ce17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formula="of:=IF([.A96]=&quot;&quot;;&quot;&quot;;&quot;  insert into &quot;&quot;CRD_Permition&quot;&quot; (   &quot;&quot;IDPermition&quot;&quot;,    &quot;&quot;Name&quot;&quot;  )  select    &quot; &amp; [.C96] &amp; &quot;,    '&quot; &amp; [.A96] &amp; &quot;'   where not exists (   select &quot;&quot;IDPermition&quot;&quot;    from &quot;&quot;CRD_Permition&quot;&quot;    where &quot;&quot;IDPermition&quot;&quot; = &quot; &amp; [.C96] &amp; &quot;  );   update &quot;&quot;CRD_Permition&quot;&quot;  set    &quot;&quot;Name&quot;&quot; = '&quot; &amp; [.A96] &amp; &quot;'  where    &quot;&quot;IDPermition&quot;&quot; = &quot; &amp; [.C9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6]+1" office:value-type="float" office:value="97">
            <text:p>97</text:p>
          </table:table-cell>
          <table:table-cell table:formula="of:=SUBSTITUTE(SUBSTITUTE(SUBSTITUTE([.A97];&quot;__WARNING&quot;;&quot;&quot;);&quot;__&quot;;&quot; - &quot;);&quot;_&quot;;&quot; &quot;)">
            <text:p/>
          </table:table-cell>
          <table:table-cell table:formula="of:=IF([.A97]=&quot;&quot;;&quot;&quot;;&quot;public const int &quot; &amp; [.A97] &amp; &quot; = &quot; &amp; [.C97] &amp; &quot;;&quot;)">
            <text:p/>
          </table:table-cell>
          <table:table-cell table:style-name="ce17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formula="of:=IF([.A97]=&quot;&quot;;&quot;&quot;;&quot;  insert into &quot;&quot;CRD_Permition&quot;&quot; (   &quot;&quot;IDPermition&quot;&quot;,    &quot;&quot;Name&quot;&quot;  )  select    &quot; &amp; [.C97] &amp; &quot;,    '&quot; &amp; [.A97] &amp; &quot;'   where not exists (   select &quot;&quot;IDPermition&quot;&quot;    from &quot;&quot;CRD_Permition&quot;&quot;    where &quot;&quot;IDPermition&quot;&quot; = &quot; &amp; [.C97] &amp; &quot;  );   update &quot;&quot;CRD_Permition&quot;&quot;  set    &quot;&quot;Name&quot;&quot; = '&quot; &amp; [.A97] &amp; &quot;'  where    &quot;&quot;IDPermition&quot;&quot; = &quot; &amp; [.C9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7]+1" office:value-type="float" office:value="98">
            <text:p>98</text:p>
          </table:table-cell>
          <table:table-cell table:formula="of:=SUBSTITUTE(SUBSTITUTE(SUBSTITUTE([.A98];&quot;__WARNING&quot;;&quot;&quot;);&quot;__&quot;;&quot; - &quot;);&quot;_&quot;;&quot; &quot;)">
            <text:p/>
          </table:table-cell>
          <table:table-cell table:formula="of:=IF([.A98]=&quot;&quot;;&quot;&quot;;&quot;public const int &quot; &amp; [.A98] &amp; &quot; = &quot; &amp; [.C98] &amp; &quot;;&quot;)">
            <text:p/>
          </table:table-cell>
          <table:table-cell table:style-name="ce17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formula="of:=IF([.A98]=&quot;&quot;;&quot;&quot;;&quot;  insert into &quot;&quot;CRD_Permition&quot;&quot; (   &quot;&quot;IDPermition&quot;&quot;,    &quot;&quot;Name&quot;&quot;  )  select    &quot; &amp; [.C98] &amp; &quot;,    '&quot; &amp; [.A98] &amp; &quot;'   where not exists (   select &quot;&quot;IDPermition&quot;&quot;    from &quot;&quot;CRD_Permition&quot;&quot;    where &quot;&quot;IDPermition&quot;&quot; = &quot; &amp; [.C98] &amp; &quot;  );   update &quot;&quot;CRD_Permition&quot;&quot;  set    &quot;&quot;Name&quot;&quot; = '&quot; &amp; [.A98] &amp; &quot;'  where    &quot;&quot;IDPermition&quot;&quot; = &quot; &amp; [.C9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8]+1" office:value-type="float" office:value="99">
            <text:p>99</text:p>
          </table:table-cell>
          <table:table-cell table:formula="of:=SUBSTITUTE(SUBSTITUTE(SUBSTITUTE([.A99];&quot;__WARNING&quot;;&quot;&quot;);&quot;__&quot;;&quot; - &quot;);&quot;_&quot;;&quot; &quot;)">
            <text:p/>
          </table:table-cell>
          <table:table-cell table:formula="of:=IF([.A99]=&quot;&quot;;&quot;&quot;;&quot;public const int &quot; &amp; [.A99] &amp; &quot; = &quot; &amp; [.C99] &amp; &quot;;&quot;)">
            <text:p/>
          </table:table-cell>
          <table:table-cell table:style-name="ce17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formula="of:=IF([.A99]=&quot;&quot;;&quot;&quot;;&quot;  insert into &quot;&quot;CRD_Permition&quot;&quot; (   &quot;&quot;IDPermition&quot;&quot;,    &quot;&quot;Name&quot;&quot;  )  select    &quot; &amp; [.C99] &amp; &quot;,    '&quot; &amp; [.A99] &amp; &quot;'   where not exists (   select &quot;&quot;IDPermition&quot;&quot;    from &quot;&quot;CRD_Permition&quot;&quot;    where &quot;&quot;IDPermition&quot;&quot; = &quot; &amp; [.C99] &amp; &quot;  );   update &quot;&quot;CRD_Permition&quot;&quot;  set    &quot;&quot;Name&quot;&quot; = '&quot; &amp; [.A99] &amp; &quot;'  where    &quot;&quot;IDPermition&quot;&quot; = &quot; &amp; [.C9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9]+1" office:value-type="float" office:value="100">
            <text:p>100</text:p>
          </table:table-cell>
          <table:table-cell table:formula="of:=SUBSTITUTE(SUBSTITUTE(SUBSTITUTE([.A100];&quot;__WARNING&quot;;&quot;&quot;);&quot;__&quot;;&quot; - &quot;);&quot;_&quot;;&quot; &quot;)">
            <text:p/>
          </table:table-cell>
          <table:table-cell table:formula="of:=IF([.A100]=&quot;&quot;;&quot;&quot;;&quot;public const int &quot; &amp; [.A100] &amp; &quot; = &quot; &amp; [.C100] &amp; &quot;;&quot;)">
            <text:p/>
          </table:table-cell>
          <table:table-cell table:style-name="ce17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formula="of:=IF([.A100]=&quot;&quot;;&quot;&quot;;&quot;  insert into &quot;&quot;CRD_Permition&quot;&quot; (   &quot;&quot;IDPermition&quot;&quot;,    &quot;&quot;Name&quot;&quot;  )  select    &quot; &amp; [.C100] &amp; &quot;,    '&quot; &amp; [.A100] &amp; &quot;'   where not exists (   select &quot;&quot;IDPermition&quot;&quot;    from &quot;&quot;CRD_Permition&quot;&quot;    where &quot;&quot;IDPermition&quot;&quot; = &quot; &amp; [.C100] &amp; &quot;  );   update &quot;&quot;CRD_Permition&quot;&quot;  set    &quot;&quot;Name&quot;&quot; = '&quot; &amp; [.A100] &amp; &quot;'  where    &quot;&quot;IDPermition&quot;&quot; = &quot; &amp; [.C100] &amp; &quot;; &quot;)">
            <text:p/>
          </table:table-cell>
          <table:table-cell table:number-columns-repeated="1017"/>
        </table:table-row>
        <table:table-row table:style-name="ro1" table:number-rows-repeated="647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Type" table:style-name="ta1" table:print="false">
        <table:table-column table:style-name="co15" table:default-cell-style-name="ce18"/>
        <table:table-column table:style-name="co2" table:default-cell-style-name="ce14"/>
        <table:table-column table:style-name="co3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2"/>
        <table:table-column table:style-name="co8" table:number-columns-repeated="1017" table:default-cell-style-name="ce12"/>
        <table:table-row table:style-name="ro1">
          <table:table-cell table:style-name="ce3" office:value-type="string">
            <text:p>error</text:p>
          </table:table-cell>
          <table:table-cell table:style-name="ce13"/>
          <table:table-cell office:value-type="float" office:value="1">
            <text:p>1</text:p>
          </table:table-cell>
          <table:table-cell table:formula="of:=SUBSTITUTE(SUBSTITUTE(SUBSTITUTE([.A1];&quot;__WARNING&quot;;&quot;&quot;);&quot;__&quot;;&quot; - &quot;);&quot;_&quot;;&quot; &quot;)" office:value-type="string" office:string-value="error">
            <text:p>error</text:p>
          </table:table-cell>
          <table:table-cell table:formula="of:=IF([.A1]=&quot;&quot;;&quot;&quot;;&quot;public const int &quot; &amp; [.A1] &amp; &quot; = &quot; &amp; [.C1] &amp; &quot;;&quot;)" office:value-type="string" office:string-value="public const int error = 1;">
            <text:p>public const int error = 1;</text:p>
          </table:table-cell>
          <table:table-cell table:style-name="ce17" table:formula="of:=IF([.A1]=&quot;&quot;;&quot;&quot;;&quot;items_.Add(&quot; &amp; [.A1] &amp; &quot;, new PseudoEnumItem(&quot;&quot;&quot; &amp; [.D1] &amp; &quot;&quot;&quot;));&quot;)" office:value-type="string" office:string-value="items_.Add(error, new PseudoEnumItem(&quot;error&quot;));">
            <text:p>items_.Add(error, new PseudoEnumItem("error"));</text:p>
          </table:table-cell>
          <table:table-cell table:formula="of:=IF([.A1]=&quot;&quot;;&quot;&quot;;&quot;  insert into &quot;&quot;LOG_Logtype&quot;&quot; (   &quot;&quot;IDLogtype&quot;&quot;,    &quot;&quot;IFLogtype_parent&quot;&quot;,    &quot;&quot;Name&quot;&quot;  )  select    &quot; &amp; [.C1] &amp; &quot;,    null,    '&quot; &amp; [.A1] &amp; &quot;'   where not exists (   select &quot;&quot;IDLogtype&quot;&quot;    from &quot;&quot;LOG_Logtype&quot;&quot;    where &quot;&quot;IDLogtype&quot;&quot; = &quot; &amp; [.C1] &amp; &quot;  );   update &quot;&quot;LOG_Logtype&quot;&quot;  set    &quot;&quot;Name&quot;&quot; = '&quot; &amp; [.A1] &amp; &quot;'  where    &quot;&quot;IDLogtype&quot;&quot; = &quot; &amp; [.C1] &amp; &quot;; &quot;)" office:value-type="string" office:string-value="  insert into &quot;LOG_Logtype&quot; (   &quot;IDLogtype&quot;,    &quot;IFLogtype_parent&quot;,    &quot;Name&quot;  )  select    1,    null,    'error'   where not exists (   select &quot;IDLogtype&quot;    from &quot;LOG_Logtype&quot;    where &quot;IDLogtype&quot; = 1  );   update &quot;LOG_Logtype&quot;  set    &quot;Name&quot; = 'error'  where    &quot;IDLogtype&quot; = 1; ">
            <text:p><text:s text:c="2"/>insert into "LOG_Logtype" ( <text:s text:c="2"/>"IDLogtype", <text:s text:c="3"/>"IFLogtype_parent", <text:s text:c="3"/>"Name" <text:s/>) <text:s/>select <text:s text:c="3"/>1, <text:s text:c="3"/>null, <text:s text:c="3"/>'error' <text:s text:c="2"/>where not exists ( <text:s text:c="2"/>select "IDLogtype" <text:s text:c="3"/>from "LOG_Logtype" <text:s text:c="3"/>where "IDLogtype" = 1 <text:s/>); <text:s text:c="2"/>update "LOG_Logtype" <text:s/>set <text:s text:c="3"/>"Name" = 'error' <text:s/>where <text:s text:c="3"/>"IDLogtype" = 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bug</text:p>
          </table:table-cell>
          <table:table-cell table:style-name="ce13"/>
          <table:table-cell table:formula="of:=[.C1]+1" office:value-type="float" office:value="2">
            <text:p>2</text:p>
          </table:table-cell>
          <table:table-cell table:formula="of:=SUBSTITUTE(SUBSTITUTE(SUBSTITUTE([.A2];&quot;__WARNING&quot;;&quot;&quot;);&quot;__&quot;;&quot; - &quot;);&quot;_&quot;;&quot; &quot;)" office:value-type="string" office:string-value="debug">
            <text:p>debug</text:p>
          </table:table-cell>
          <table:table-cell table:formula="of:=IF([.A2]=&quot;&quot;;&quot;&quot;;&quot;public const int &quot; &amp; [.A2] &amp; &quot; = &quot; &amp; [.C2] &amp; &quot;;&quot;)" office:value-type="string" office:string-value="public const int debug = 2;">
            <text:p>public const int debug = 2;</text:p>
          </table:table-cell>
          <table:table-cell table:style-name="ce17" table:formula="of:=IF([.A2]=&quot;&quot;;&quot;&quot;;&quot;items_.Add(&quot; &amp; [.A2] &amp; &quot;, new PseudoEnumItem(&quot;&quot;&quot; &amp; [.D2] &amp; &quot;&quot;&quot;));&quot;)" office:value-type="string" office:string-value="items_.Add(debug, new PseudoEnumItem(&quot;debug&quot;));">
            <text:p>items_.Add(debug, new PseudoEnumItem("debug"));</text:p>
          </table:table-cell>
          <table:table-cell table:formula="of:=IF([.A2]=&quot;&quot;;&quot;&quot;;&quot;  insert into &quot;&quot;LOG_Logtype&quot;&quot; (   &quot;&quot;IDLogtype&quot;&quot;,    &quot;&quot;IFLogtype_parent&quot;&quot;,    &quot;&quot;Name&quot;&quot;  )  select    &quot; &amp; [.C2] &amp; &quot;,    null,    '&quot; &amp; [.A2] &amp; &quot;'   where not exists (   select &quot;&quot;IDLogtype&quot;&quot;    from &quot;&quot;LOG_Logtype&quot;&quot;    where &quot;&quot;IDLogtype&quot;&quot; = &quot; &amp; [.C2] &amp; &quot;  );   update &quot;&quot;LOG_Logtype&quot;&quot;  set    &quot;&quot;Name&quot;&quot; = '&quot; &amp; [.A2] &amp; &quot;'  where    &quot;&quot;IDLogtype&quot;&quot; = &quot; &amp; [.C2] &amp; &quot;; &quot;)" office:value-type="string" office:string-value="  insert into &quot;LOG_Logtype&quot; (   &quot;IDLogtype&quot;,    &quot;IFLogtype_parent&quot;,    &quot;Name&quot;  )  select    2,    null,    'debug'   where not exists (   select &quot;IDLogtype&quot;    from &quot;LOG_Logtype&quot;    where &quot;IDLogtype&quot; = 2  );   update &quot;LOG_Logtype&quot;  set    &quot;Name&quot; = 'debug'  where    &quot;IDLogtype&quot; = 2; ">
            <text:p><text:s text:c="2"/>insert into "LOG_Logtype" ( <text:s text:c="2"/>"IDLogtype", <text:s text:c="3"/>"IFLogtype_parent", <text:s text:c="3"/>"Name" <text:s/>) <text:s/>select <text:s text:c="3"/>2, <text:s text:c="3"/>null, <text:s text:c="3"/>'debug' <text:s text:c="2"/>where not exists ( <text:s text:c="2"/>select "IDLogtype" <text:s text:c="3"/>from "LOG_Logtype" <text:s text:c="3"/>where "IDLogtype" = 2 <text:s/>); <text:s text:c="2"/>update "LOG_Logtype" <text:s/>set <text:s text:c="3"/>"Name" = 'debug' <text:s/>where <text:s text:c="3"/>"IDLogtype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hread_service</text:p>
          </table:table-cell>
          <table:table-cell table:style-name="ce13"/>
          <table:table-cell table:formula="of:=[.C2]+1" office:value-type="float" office:value="3">
            <text:p>3</text:p>
          </table:table-cell>
          <table:table-cell table:formula="of:=SUBSTITUTE(SUBSTITUTE(SUBSTITUTE([.A3];&quot;__WARNING&quot;;&quot;&quot;);&quot;__&quot;;&quot; - &quot;);&quot;_&quot;;&quot; &quot;)" office:value-type="string" office:string-value="thread service">
            <text:p>thread service</text:p>
          </table:table-cell>
          <table:table-cell table:formula="of:=IF([.A3]=&quot;&quot;;&quot;&quot;;&quot;public const int &quot; &amp; [.A3] &amp; &quot; = &quot; &amp; [.C3] &amp; &quot;;&quot;)" office:value-type="string" office:string-value="public const int thread_service = 3;">
            <text:p>public const int thread_service = 3;</text:p>
          </table:table-cell>
          <table:table-cell table:style-name="ce17" table:formula="of:=IF([.A3]=&quot;&quot;;&quot;&quot;;&quot;items_.Add(&quot; &amp; [.A3] &amp; &quot;, new PseudoEnumItem(&quot;&quot;&quot; &amp; [.D3] &amp; &quot;&quot;&quot;));&quot;)" office:value-type="string" office:string-value="items_.Add(thread_service, new PseudoEnumItem(&quot;thread service&quot;));">
            <text:p>items_.Add(thread_service, new PseudoEnumItem("thread service"));</text:p>
          </table:table-cell>
          <table:table-cell table:formula="of:=IF([.A3]=&quot;&quot;;&quot;&quot;;&quot;  insert into &quot;&quot;LOG_Logtype&quot;&quot; (   &quot;&quot;IDLogtype&quot;&quot;,    &quot;&quot;IFLogtype_parent&quot;&quot;,    &quot;&quot;Name&quot;&quot;  )  select    &quot; &amp; [.C3] &amp; &quot;,    null,    '&quot; &amp; [.A3] &amp; &quot;'   where not exists (   select &quot;&quot;IDLogtype&quot;&quot;    from &quot;&quot;LOG_Logtype&quot;&quot;    where &quot;&quot;IDLogtype&quot;&quot; = &quot; &amp; [.C3] &amp; &quot;  );   update &quot;&quot;LOG_Logtype&quot;&quot;  set    &quot;&quot;Name&quot;&quot; = '&quot; &amp; [.A3] &amp; &quot;'  where    &quot;&quot;IDLogtype&quot;&quot; = &quot; &amp; [.C3] &amp; &quot;; &quot;)" office:value-type="string" office:string-value="  insert into &quot;LOG_Logtype&quot; (   &quot;IDLogtype&quot;,    &quot;IFLogtype_parent&quot;,    &quot;Name&quot;  )  select    3,    null,    'thread_service'   where not exists (   select &quot;IDLogtype&quot;    from &quot;LOG_Logtype&quot;    where &quot;IDLogtype&quot; = 3  );   update &quot;LOG_Logtype&quot;  set    &quot;Name&quot; = 'thread_service'  where    &quot;IDLogtype&quot; = 3; ">
            <text:p><text:s text:c="2"/>insert into "LOG_Logtype" ( <text:s text:c="2"/>"IDLogtype", <text:s text:c="3"/>"IFLogtype_parent", <text:s text:c="3"/>"Name" <text:s/>) <text:s/>select <text:s text:c="3"/>3, <text:s text:c="3"/>null, <text:s text:c="3"/>'thread_service' <text:s text:c="2"/>where not exists ( <text:s text:c="2"/>select "IDLogtype" <text:s text:c="3"/>from "LOG_Logtype" <text:s text:c="3"/>where "IDLogtype" = 3 <text:s/>); <text:s text:c="2"/>update "LOG_Logtype" <text:s/>set <text:s text:c="3"/>"Name" = 'thread_service' <text:s/>where <text:s text:c="3"/>"IDLogtype" = 3; </text:p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3]+1" office:value-type="float" office:value="4">
            <text:p>4</text:p>
          </table:table-cell>
          <table:table-cell table:formula="of:=SUBSTITUTE(SUBSTITUTE(SUBSTITUTE([.A4];&quot;__WARNING&quot;;&quot;&quot;);&quot;__&quot;;&quot; - &quot;);&quot;_&quot;;&quot; &quot;)">
            <text:p/>
          </table:table-cell>
          <table:table-cell table:formula="of:=IF([.A4]=&quot;&quot;;&quot;&quot;;&quot;public const int &quot; &amp; [.A4] &amp; &quot; = &quot; &amp; [.C4] &amp; &quot;;&quot;)">
            <text:p/>
          </table:table-cell>
          <table:table-cell table:style-name="ce17" table:formula="of:=IF([.A4]=&quot;&quot;;&quot;&quot;;&quot;items_.Add(&quot; &amp; [.A4] &amp; &quot;, new PseudoEnumItem(&quot;&quot;&quot; &amp; [.D4] &amp; &quot;&quot;&quot;));&quot;)">
            <text:p/>
          </table:table-cell>
          <table:table-cell table:formula="of:=IF([.A4]=&quot;&quot;;&quot;&quot;;&quot;  insert into &quot;&quot;LOG_Logtype&quot;&quot; (   &quot;&quot;IDLogtype&quot;&quot;,    &quot;&quot;IFLogtype_parent&quot;&quot;,    &quot;&quot;Name&quot;&quot;  )  select    &quot; &amp; [.C4] &amp; &quot;,    null,    '&quot; &amp; [.A4] &amp; &quot;'   where not exists (   select &quot;&quot;IDLogtype&quot;&quot;    from &quot;&quot;LOG_Logtype&quot;&quot;    where &quot;&quot;IDLogtype&quot;&quot; = &quot; &amp; [.C4] &amp; &quot;  );   update &quot;&quot;LOG_Logtype&quot;&quot;  set    &quot;&quot;Name&quot;&quot; = '&quot; &amp; [.A4] &amp; &quot;'  where    &quot;&quot;IDLogtype&quot;&quot; = &quot; &amp; [.C4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4]+1" office:value-type="float" office:value="5">
            <text:p>5</text:p>
          </table:table-cell>
          <table:table-cell table:formula="of:=SUBSTITUTE(SUBSTITUTE(SUBSTITUTE([.A5];&quot;__WARNING&quot;;&quot;&quot;);&quot;__&quot;;&quot; - &quot;);&quot;_&quot;;&quot; &quot;)">
            <text:p/>
          </table:table-cell>
          <table:table-cell table:formula="of:=IF([.A5]=&quot;&quot;;&quot;&quot;;&quot;public const int &quot; &amp; [.A5] &amp; &quot; = &quot; &amp; [.C5] &amp; &quot;;&quot;)">
            <text:p/>
          </table:table-cell>
          <table:table-cell table:style-name="ce17" table:formula="of:=IF([.A5]=&quot;&quot;;&quot;&quot;;&quot;items_.Add(&quot; &amp; [.A5] &amp; &quot;, new PseudoEnumItem(&quot;&quot;&quot; &amp; [.D5] &amp; &quot;&quot;&quot;));&quot;)">
            <text:p/>
          </table:table-cell>
          <table:table-cell table:formula="of:=IF([.A5]=&quot;&quot;;&quot;&quot;;&quot;  insert into &quot;&quot;LOG_Logtype&quot;&quot; (   &quot;&quot;IDLogtype&quot;&quot;,    &quot;&quot;IFLogtype_parent&quot;&quot;,    &quot;&quot;Name&quot;&quot;  )  select    &quot; &amp; [.C5] &amp; &quot;,    null,    '&quot; &amp; [.A5] &amp; &quot;'   where not exists (   select &quot;&quot;IDLogtype&quot;&quot;    from &quot;&quot;LOG_Logtype&quot;&quot;    where &quot;&quot;IDLogtype&quot;&quot; = &quot; &amp; [.C5] &amp; &quot;  );   update &quot;&quot;LOG_Logtype&quot;&quot;  set    &quot;&quot;Name&quot;&quot; = '&quot; &amp; [.A5] &amp; &quot;'  where    &quot;&quot;IDLogtype&quot;&quot; = &quot; &amp; [.C5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5]+1" office:value-type="float" office:value="6">
            <text:p>6</text:p>
          </table:table-cell>
          <table:table-cell table:formula="of:=SUBSTITUTE(SUBSTITUTE(SUBSTITUTE([.A6];&quot;__WARNING&quot;;&quot;&quot;);&quot;__&quot;;&quot; - &quot;);&quot;_&quot;;&quot; &quot;)">
            <text:p/>
          </table:table-cell>
          <table:table-cell table:formula="of:=IF([.A6]=&quot;&quot;;&quot;&quot;;&quot;public const int &quot; &amp; [.A6] &amp; &quot; = &quot; &amp; [.C6] &amp; &quot;;&quot;)">
            <text:p/>
          </table:table-cell>
          <table:table-cell table:style-name="ce17" table:formula="of:=IF([.A6]=&quot;&quot;;&quot;&quot;;&quot;items_.Add(&quot; &amp; [.A6] &amp; &quot;, new PseudoEnumItem(&quot;&quot;&quot; &amp; [.D6] &amp; &quot;&quot;&quot;));&quot;)">
            <text:p/>
          </table:table-cell>
          <table:table-cell table:formula="of:=IF([.A6]=&quot;&quot;;&quot;&quot;;&quot;  insert into &quot;&quot;LOG_Logtype&quot;&quot; (   &quot;&quot;IDLogtype&quot;&quot;,    &quot;&quot;IFLogtype_parent&quot;&quot;,    &quot;&quot;Name&quot;&quot;  )  select    &quot; &amp; [.C6] &amp; &quot;,    null,    '&quot; &amp; [.A6] &amp; &quot;'   where not exists (   select &quot;&quot;IDLogtype&quot;&quot;    from &quot;&quot;LOG_Logtype&quot;&quot;    where &quot;&quot;IDLogtype&quot;&quot; = &quot; &amp; [.C6] &amp; &quot;  );   update &quot;&quot;LOG_Logtype&quot;&quot;  set    &quot;&quot;Name&quot;&quot; = '&quot; &amp; [.A6] &amp; &quot;'  where    &quot;&quot;IDLogtype&quot;&quot; = &quot; &amp; [.C6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6]+1" office:value-type="float" office:value="7">
            <text:p>7</text:p>
          </table:table-cell>
          <table:table-cell table:formula="of:=SUBSTITUTE(SUBSTITUTE(SUBSTITUTE([.A7];&quot;__WARNING&quot;;&quot;&quot;);&quot;__&quot;;&quot; - &quot;);&quot;_&quot;;&quot; &quot;)">
            <text:p/>
          </table:table-cell>
          <table:table-cell table:formula="of:=IF([.A7]=&quot;&quot;;&quot;&quot;;&quot;public const int &quot; &amp; [.A7] &amp; &quot; = &quot; &amp; [.C7] &amp; &quot;;&quot;)">
            <text:p/>
          </table:table-cell>
          <table:table-cell table:style-name="ce17" table:formula="of:=IF([.A7]=&quot;&quot;;&quot;&quot;;&quot;items_.Add(&quot; &amp; [.A7] &amp; &quot;, new PseudoEnumItem(&quot;&quot;&quot; &amp; [.D7] &amp; &quot;&quot;&quot;));&quot;)">
            <text:p/>
          </table:table-cell>
          <table:table-cell table:formula="of:=IF([.A7]=&quot;&quot;;&quot;&quot;;&quot;  insert into &quot;&quot;LOG_Logtype&quot;&quot; (   &quot;&quot;IDLogtype&quot;&quot;,    &quot;&quot;IFLogtype_parent&quot;&quot;,    &quot;&quot;Name&quot;&quot;  )  select    &quot; &amp; [.C7] &amp; &quot;,    null,    '&quot; &amp; [.A7] &amp; &quot;'   where not exists (   select &quot;&quot;IDLogtype&quot;&quot;    from &quot;&quot;LOG_Logtype&quot;&quot;    where &quot;&quot;IDLogtype&quot;&quot; = &quot; &amp; [.C7] &amp; &quot;  );   update &quot;&quot;LOG_Logtype&quot;&quot;  set    &quot;&quot;Name&quot;&quot; = '&quot; &amp; [.A7] &amp; &quot;'  where    &quot;&quot;IDLogtype&quot;&quot; = &quot; &amp; [.C7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7]+1" office:value-type="float" office:value="8">
            <text:p>8</text:p>
          </table:table-cell>
          <table:table-cell table:formula="of:=SUBSTITUTE(SUBSTITUTE(SUBSTITUTE([.A8];&quot;__WARNING&quot;;&quot;&quot;);&quot;__&quot;;&quot; - &quot;);&quot;_&quot;;&quot; &quot;)">
            <text:p/>
          </table:table-cell>
          <table:table-cell table:formula="of:=IF([.A8]=&quot;&quot;;&quot;&quot;;&quot;public const int &quot; &amp; [.A8] &amp; &quot; = &quot; &amp; [.C8] &amp; &quot;;&quot;)">
            <text:p/>
          </table:table-cell>
          <table:table-cell table:style-name="ce17" table:formula="of:=IF([.A8]=&quot;&quot;;&quot;&quot;;&quot;items_.Add(&quot; &amp; [.A8] &amp; &quot;, new PseudoEnumItem(&quot;&quot;&quot; &amp; [.D8] &amp; &quot;&quot;&quot;));&quot;)">
            <text:p/>
          </table:table-cell>
          <table:table-cell table:formula="of:=IF([.A8]=&quot;&quot;;&quot;&quot;;&quot;  insert into &quot;&quot;LOG_Logtype&quot;&quot; (   &quot;&quot;IDLogtype&quot;&quot;,    &quot;&quot;IFLogtype_parent&quot;&quot;,    &quot;&quot;Name&quot;&quot;  )  select    &quot; &amp; [.C8] &amp; &quot;,    null,    '&quot; &amp; [.A8] &amp; &quot;'   where not exists (   select &quot;&quot;IDLogtype&quot;&quot;    from &quot;&quot;LOG_Logtype&quot;&quot;    where &quot;&quot;IDLogtype&quot;&quot; = &quot; &amp; [.C8] &amp; &quot;  );   update &quot;&quot;LOG_Logtype&quot;&quot;  set    &quot;&quot;Name&quot;&quot; = '&quot; &amp; [.A8] &amp; &quot;'  where    &quot;&quot;IDLogtype&quot;&quot; = &quot; &amp; [.C8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8]+1" office:value-type="float" office:value="9">
            <text:p>9</text:p>
          </table:table-cell>
          <table:table-cell table:formula="of:=SUBSTITUTE(SUBSTITUTE(SUBSTITUTE([.A9];&quot;__WARNING&quot;;&quot;&quot;);&quot;__&quot;;&quot; - &quot;);&quot;_&quot;;&quot; &quot;)">
            <text:p/>
          </table:table-cell>
          <table:table-cell table:formula="of:=IF([.A9]=&quot;&quot;;&quot;&quot;;&quot;public const int &quot; &amp; [.A9] &amp; &quot; = &quot; &amp; [.C9] &amp; &quot;;&quot;)">
            <text:p/>
          </table:table-cell>
          <table:table-cell table:style-name="ce17" table:formula="of:=IF([.A9]=&quot;&quot;;&quot;&quot;;&quot;items_.Add(&quot; &amp; [.A9] &amp; &quot;, new PseudoEnumItem(&quot;&quot;&quot; &amp; [.D9] &amp; &quot;&quot;&quot;));&quot;)">
            <text:p/>
          </table:table-cell>
          <table:table-cell table:formula="of:=IF([.A9]=&quot;&quot;;&quot;&quot;;&quot;  insert into &quot;&quot;LOG_Logtype&quot;&quot; (   &quot;&quot;IDLogtype&quot;&quot;,    &quot;&quot;IFLogtype_parent&quot;&quot;,    &quot;&quot;Name&quot;&quot;  )  select    &quot; &amp; [.C9] &amp; &quot;,    null,    '&quot; &amp; [.A9] &amp; &quot;'   where not exists (   select &quot;&quot;IDLogtype&quot;&quot;    from &quot;&quot;LOG_Logtype&quot;&quot;    where &quot;&quot;IDLogtype&quot;&quot; = &quot; &amp; [.C9] &amp; &quot;  );   update &quot;&quot;LOG_Logtype&quot;&quot;  set    &quot;&quot;Name&quot;&quot; = '&quot; &amp; [.A9] &amp; &quot;'  where    &quot;&quot;IDLogtype&quot;&quot; = &quot; &amp; [.C9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9]+1" office:value-type="float" office:value="10">
            <text:p>10</text:p>
          </table:table-cell>
          <table:table-cell table:formula="of:=SUBSTITUTE(SUBSTITUTE(SUBSTITUTE([.A10];&quot;__WARNING&quot;;&quot;&quot;);&quot;__&quot;;&quot; - &quot;);&quot;_&quot;;&quot; &quot;)">
            <text:p/>
          </table:table-cell>
          <table:table-cell table:formula="of:=IF([.A10]=&quot;&quot;;&quot;&quot;;&quot;public const int &quot; &amp; [.A10] &amp; &quot; = &quot; &amp; [.C10] &amp; &quot;;&quot;)">
            <text:p/>
          </table:table-cell>
          <table:table-cell table:style-name="ce17" table:formula="of:=IF([.A10]=&quot;&quot;;&quot;&quot;;&quot;items_.Add(&quot; &amp; [.A10] &amp; &quot;, new PseudoEnumItem(&quot;&quot;&quot; &amp; [.D10] &amp; &quot;&quot;&quot;));&quot;)">
            <text:p/>
          </table:table-cell>
          <table:table-cell table:formula="of:=IF([.A10]=&quot;&quot;;&quot;&quot;;&quot;  insert into &quot;&quot;LOG_Logtype&quot;&quot; (   &quot;&quot;IDLogtype&quot;&quot;,    &quot;&quot;IFLogtype_parent&quot;&quot;,    &quot;&quot;Name&quot;&quot;  )  select    &quot; &amp; [.C10] &amp; &quot;,    null,    '&quot; &amp; [.A10] &amp; &quot;'   where not exists (   select &quot;&quot;IDLogtype&quot;&quot;    from &quot;&quot;LOG_Logtype&quot;&quot;    where &quot;&quot;IDLogtype&quot;&quot; = &quot; &amp; [.C10] &amp; &quot;  );   update &quot;&quot;LOG_Logtype&quot;&quot;  set    &quot;&quot;Name&quot;&quot; = '&quot; &amp; [.A10] &amp; &quot;'  where    &quot;&quot;IDLogtype&quot;&quot; = &quot; &amp; [.C10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0]+1" office:value-type="float" office:value="11">
            <text:p>11</text:p>
          </table:table-cell>
          <table:table-cell table:formula="of:=SUBSTITUTE(SUBSTITUTE(SUBSTITUTE([.A11];&quot;__WARNING&quot;;&quot;&quot;);&quot;__&quot;;&quot; - &quot;);&quot;_&quot;;&quot; &quot;)">
            <text:p/>
          </table:table-cell>
          <table:table-cell table:formula="of:=IF([.A11]=&quot;&quot;;&quot;&quot;;&quot;public const int &quot; &amp; [.A11] &amp; &quot; = &quot; &amp; [.C11] &amp; &quot;;&quot;)">
            <text:p/>
          </table:table-cell>
          <table:table-cell table:style-name="ce17" table:formula="of:=IF([.A11]=&quot;&quot;;&quot;&quot;;&quot;items_.Add(&quot; &amp; [.A11] &amp; &quot;, new PseudoEnumItem(&quot;&quot;&quot; &amp; [.D11] &amp; &quot;&quot;&quot;));&quot;)">
            <text:p/>
          </table:table-cell>
          <table:table-cell table:formula="of:=IF([.A11]=&quot;&quot;;&quot;&quot;;&quot;  insert into &quot;&quot;LOG_Logtype&quot;&quot; (   &quot;&quot;IDLogtype&quot;&quot;,    &quot;&quot;IFLogtype_parent&quot;&quot;,    &quot;&quot;Name&quot;&quot;  )  select    &quot; &amp; [.C11] &amp; &quot;,    null,    '&quot; &amp; [.A11] &amp; &quot;'   where not exists (   select &quot;&quot;IDLogtype&quot;&quot;    from &quot;&quot;LOG_Logtype&quot;&quot;    where &quot;&quot;IDLogtype&quot;&quot; = &quot; &amp; [.C11] &amp; &quot;  );   update &quot;&quot;LOG_Logtype&quot;&quot;  set    &quot;&quot;Name&quot;&quot; = '&quot; &amp; [.A11] &amp; &quot;'  where    &quot;&quot;IDLogtype&quot;&quot; = &quot; &amp; [.C11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1]+1" office:value-type="float" office:value="12">
            <text:p>12</text:p>
          </table:table-cell>
          <table:table-cell table:formula="of:=SUBSTITUTE(SUBSTITUTE(SUBSTITUTE([.A12];&quot;__WARNING&quot;;&quot;&quot;);&quot;__&quot;;&quot; - &quot;);&quot;_&quot;;&quot; &quot;)">
            <text:p/>
          </table:table-cell>
          <table:table-cell table:formula="of:=IF([.A12]=&quot;&quot;;&quot;&quot;;&quot;public const int &quot; &amp; [.A12] &amp; &quot; = &quot; &amp; [.C12] &amp; &quot;;&quot;)">
            <text:p/>
          </table:table-cell>
          <table:table-cell table:style-name="ce17" table:formula="of:=IF([.A12]=&quot;&quot;;&quot;&quot;;&quot;items_.Add(&quot; &amp; [.A12] &amp; &quot;, new PseudoEnumItem(&quot;&quot;&quot; &amp; [.D12] &amp; &quot;&quot;&quot;));&quot;)">
            <text:p/>
          </table:table-cell>
          <table:table-cell table:formula="of:=IF([.A12]=&quot;&quot;;&quot;&quot;;&quot;  insert into &quot;&quot;LOG_Logtype&quot;&quot; (   &quot;&quot;IDLogtype&quot;&quot;,    &quot;&quot;IFLogtype_parent&quot;&quot;,    &quot;&quot;Name&quot;&quot;  )  select    &quot; &amp; [.C12] &amp; &quot;,    null,    '&quot; &amp; [.A12] &amp; &quot;'   where not exists (   select &quot;&quot;IDLogtype&quot;&quot;    from &quot;&quot;LOG_Logtype&quot;&quot;    where &quot;&quot;IDLogtype&quot;&quot; = &quot; &amp; [.C12] &amp; &quot;  );   update &quot;&quot;LOG_Logtype&quot;&quot;  set    &quot;&quot;Name&quot;&quot; = '&quot; &amp; [.A12] &amp; &quot;'  where    &quot;&quot;IDLogtype&quot;&quot; = &quot; &amp; [.C12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2]+1" office:value-type="float" office:value="13">
            <text:p>13</text:p>
          </table:table-cell>
          <table:table-cell table:formula="of:=SUBSTITUTE(SUBSTITUTE(SUBSTITUTE([.A13];&quot;__WARNING&quot;;&quot;&quot;);&quot;__&quot;;&quot; - &quot;);&quot;_&quot;;&quot; &quot;)">
            <text:p/>
          </table:table-cell>
          <table:table-cell table:formula="of:=IF([.A13]=&quot;&quot;;&quot;&quot;;&quot;public const int &quot; &amp; [.A13] &amp; &quot; = &quot; &amp; [.C13] &amp; &quot;;&quot;)">
            <text:p/>
          </table:table-cell>
          <table:table-cell table:style-name="ce17" table:formula="of:=IF([.A13]=&quot;&quot;;&quot;&quot;;&quot;items_.Add(&quot; &amp; [.A13] &amp; &quot;, new PseudoEnumItem(&quot;&quot;&quot; &amp; [.D13] &amp; &quot;&quot;&quot;));&quot;)">
            <text:p/>
          </table:table-cell>
          <table:table-cell table:formula="of:=IF([.A13]=&quot;&quot;;&quot;&quot;;&quot;  insert into &quot;&quot;LOG_Logtype&quot;&quot; (   &quot;&quot;IDLogtype&quot;&quot;,    &quot;&quot;IFLogtype_parent&quot;&quot;,    &quot;&quot;Name&quot;&quot;  )  select    &quot; &amp; [.C13] &amp; &quot;,    null,    '&quot; &amp; [.A13] &amp; &quot;'   where not exists (   select &quot;&quot;IDLogtype&quot;&quot;    from &quot;&quot;LOG_Logtype&quot;&quot;    where &quot;&quot;IDLogtype&quot;&quot; = &quot; &amp; [.C13] &amp; &quot;  );   update &quot;&quot;LOG_Logtype&quot;&quot;  set    &quot;&quot;Name&quot;&quot; = '&quot; &amp; [.A13] &amp; &quot;'  where    &quot;&quot;IDLogtype&quot;&quot; = &quot; &amp; [.C13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3]+1" office:value-type="float" office:value="14">
            <text:p>14</text:p>
          </table:table-cell>
          <table:table-cell table:formula="of:=SUBSTITUTE(SUBSTITUTE(SUBSTITUTE([.A14];&quot;__WARNING&quot;;&quot;&quot;);&quot;__&quot;;&quot; - &quot;);&quot;_&quot;;&quot; &quot;)">
            <text:p/>
          </table:table-cell>
          <table:table-cell table:formula="of:=IF([.A14]=&quot;&quot;;&quot;&quot;;&quot;public const int &quot; &amp; [.A14] &amp; &quot; = &quot; &amp; [.C14] &amp; &quot;;&quot;)">
            <text:p/>
          </table:table-cell>
          <table:table-cell table:style-name="ce17" table:formula="of:=IF([.A14]=&quot;&quot;;&quot;&quot;;&quot;items_.Add(&quot; &amp; [.A14] &amp; &quot;, new PseudoEnumItem(&quot;&quot;&quot; &amp; [.D14] &amp; &quot;&quot;&quot;));&quot;)">
            <text:p/>
          </table:table-cell>
          <table:table-cell table:formula="of:=IF([.A14]=&quot;&quot;;&quot;&quot;;&quot;  insert into &quot;&quot;LOG_Logtype&quot;&quot; (   &quot;&quot;IDLogtype&quot;&quot;,    &quot;&quot;IFLogtype_parent&quot;&quot;,    &quot;&quot;Name&quot;&quot;  )  select    &quot; &amp; [.C14] &amp; &quot;,    null,    '&quot; &amp; [.A14] &amp; &quot;'   where not exists (   select &quot;&quot;IDLogtype&quot;&quot;    from &quot;&quot;LOG_Logtype&quot;&quot;    where &quot;&quot;IDLogtype&quot;&quot; = &quot; &amp; [.C14] &amp; &quot;  );   update &quot;&quot;LOG_Logtype&quot;&quot;  set    &quot;&quot;Name&quot;&quot; = '&quot; &amp; [.A14] &amp; &quot;'  where    &quot;&quot;IDLogtype&quot;&quot; = &quot; &amp; [.C14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4]+1" office:value-type="float" office:value="15">
            <text:p>15</text:p>
          </table:table-cell>
          <table:table-cell table:formula="of:=SUBSTITUTE(SUBSTITUTE(SUBSTITUTE([.A15];&quot;__WARNING&quot;;&quot;&quot;);&quot;__&quot;;&quot; - &quot;);&quot;_&quot;;&quot; &quot;)">
            <text:p/>
          </table:table-cell>
          <table:table-cell table:formula="of:=IF([.A15]=&quot;&quot;;&quot;&quot;;&quot;public const int &quot; &amp; [.A15] &amp; &quot; = &quot; &amp; [.C15] &amp; &quot;;&quot;)">
            <text:p/>
          </table:table-cell>
          <table:table-cell table:style-name="ce17" table:formula="of:=IF([.A15]=&quot;&quot;;&quot;&quot;;&quot;items_.Add(&quot; &amp; [.A15] &amp; &quot;, new PseudoEnumItem(&quot;&quot;&quot; &amp; [.D15] &amp; &quot;&quot;&quot;));&quot;)">
            <text:p/>
          </table:table-cell>
          <table:table-cell table:formula="of:=IF([.A15]=&quot;&quot;;&quot;&quot;;&quot;  insert into &quot;&quot;LOG_Logtype&quot;&quot; (   &quot;&quot;IDLogtype&quot;&quot;,    &quot;&quot;IFLogtype_parent&quot;&quot;,    &quot;&quot;Name&quot;&quot;  )  select    &quot; &amp; [.C15] &amp; &quot;,    null,    '&quot; &amp; [.A15] &amp; &quot;'   where not exists (   select &quot;&quot;IDLogtype&quot;&quot;    from &quot;&quot;LOG_Logtype&quot;&quot;    where &quot;&quot;IDLogtype&quot;&quot; = &quot; &amp; [.C15] &amp; &quot;  );   update &quot;&quot;LOG_Logtype&quot;&quot;  set    &quot;&quot;Name&quot;&quot; = '&quot; &amp; [.A15] &amp; &quot;'  where    &quot;&quot;IDLogtype&quot;&quot; = &quot; &amp; [.C1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5]+1" office:value-type="float" office:value="16">
            <text:p>16</text:p>
          </table:table-cell>
          <table:table-cell table:formula="of:=SUBSTITUTE(SUBSTITUTE(SUBSTITUTE([.A16];&quot;__WARNING&quot;;&quot;&quot;);&quot;__&quot;;&quot; - &quot;);&quot;_&quot;;&quot; &quot;)">
            <text:p/>
          </table:table-cell>
          <table:table-cell table:formula="of:=IF([.A16]=&quot;&quot;;&quot;&quot;;&quot;public const int &quot; &amp; [.A16] &amp; &quot; = &quot; &amp; [.C16] &amp; &quot;;&quot;)">
            <text:p/>
          </table:table-cell>
          <table:table-cell table:style-name="ce17" table:formula="of:=IF([.A16]=&quot;&quot;;&quot;&quot;;&quot;items_.Add(&quot; &amp; [.A16] &amp; &quot;, new PseudoEnumItem(&quot;&quot;&quot; &amp; [.D16] &amp; &quot;&quot;&quot;));&quot;)">
            <text:p/>
          </table:table-cell>
          <table:table-cell table:formula="of:=IF([.A16]=&quot;&quot;;&quot;&quot;;&quot;  insert into &quot;&quot;LOG_Logtype&quot;&quot; (   &quot;&quot;IDLogtype&quot;&quot;,    &quot;&quot;IFLogtype_parent&quot;&quot;,    &quot;&quot;Name&quot;&quot;  )  select    &quot; &amp; [.C16] &amp; &quot;,    null,    '&quot; &amp; [.A16] &amp; &quot;'   where not exists (   select &quot;&quot;IDLogtype&quot;&quot;    from &quot;&quot;LOG_Logtype&quot;&quot;    where &quot;&quot;IDLogtype&quot;&quot; = &quot; &amp; [.C16] &amp; &quot;  );   update &quot;&quot;LOG_Logtype&quot;&quot;  set    &quot;&quot;Name&quot;&quot; = '&quot; &amp; [.A16] &amp; &quot;'  where    &quot;&quot;IDLogtype&quot;&quot; = &quot; &amp; [.C1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6]+1" office:value-type="float" office:value="17">
            <text:p>17</text:p>
          </table:table-cell>
          <table:table-cell table:formula="of:=SUBSTITUTE(SUBSTITUTE(SUBSTITUTE([.A17];&quot;__WARNING&quot;;&quot;&quot;);&quot;__&quot;;&quot; - &quot;);&quot;_&quot;;&quot; &quot;)">
            <text:p/>
          </table:table-cell>
          <table:table-cell table:formula="of:=IF([.A17]=&quot;&quot;;&quot;&quot;;&quot;public const int &quot; &amp; [.A17] &amp; &quot; = &quot; &amp; [.C17] &amp; &quot;;&quot;)">
            <text:p/>
          </table:table-cell>
          <table:table-cell table:style-name="ce17" table:formula="of:=IF([.A17]=&quot;&quot;;&quot;&quot;;&quot;items_.Add(&quot; &amp; [.A17] &amp; &quot;, new PseudoEnumItem(&quot;&quot;&quot; &amp; [.D17] &amp; &quot;&quot;&quot;));&quot;)">
            <text:p/>
          </table:table-cell>
          <table:table-cell table:formula="of:=IF([.A17]=&quot;&quot;;&quot;&quot;;&quot;  insert into &quot;&quot;LOG_Logtype&quot;&quot; (   &quot;&quot;IDLogtype&quot;&quot;,    &quot;&quot;IFLogtype_parent&quot;&quot;,    &quot;&quot;Name&quot;&quot;  )  select    &quot; &amp; [.C17] &amp; &quot;,    null,    '&quot; &amp; [.A17] &amp; &quot;'   where not exists (   select &quot;&quot;IDLogtype&quot;&quot;    from &quot;&quot;LOG_Logtype&quot;&quot;    where &quot;&quot;IDLogtype&quot;&quot; = &quot; &amp; [.C17] &amp; &quot;  );   update &quot;&quot;LOG_Logtype&quot;&quot;  set    &quot;&quot;Name&quot;&quot; = '&quot; &amp; [.A17] &amp; &quot;'  where    &quot;&quot;IDLogtype&quot;&quot; = &quot; &amp; [.C1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7]+1" office:value-type="float" office:value="18">
            <text:p>18</text:p>
          </table:table-cell>
          <table:table-cell table:formula="of:=SUBSTITUTE(SUBSTITUTE(SUBSTITUTE([.A18];&quot;__WARNING&quot;;&quot;&quot;);&quot;__&quot;;&quot; - &quot;);&quot;_&quot;;&quot; &quot;)">
            <text:p/>
          </table:table-cell>
          <table:table-cell table:formula="of:=IF([.A18]=&quot;&quot;;&quot;&quot;;&quot;public const int &quot; &amp; [.A18] &amp; &quot; = &quot; &amp; [.C18] &amp; &quot;;&quot;)">
            <text:p/>
          </table:table-cell>
          <table:table-cell table:style-name="ce17" table:formula="of:=IF([.A18]=&quot;&quot;;&quot;&quot;;&quot;items_.Add(&quot; &amp; [.A18] &amp; &quot;, new PseudoEnumItem(&quot;&quot;&quot; &amp; [.D18] &amp; &quot;&quot;&quot;));&quot;)">
            <text:p/>
          </table:table-cell>
          <table:table-cell table:formula="of:=IF([.A18]=&quot;&quot;;&quot;&quot;;&quot;  insert into &quot;&quot;LOG_Logtype&quot;&quot; (   &quot;&quot;IDLogtype&quot;&quot;,    &quot;&quot;IFLogtype_parent&quot;&quot;,    &quot;&quot;Name&quot;&quot;  )  select    &quot; &amp; [.C18] &amp; &quot;,    null,    '&quot; &amp; [.A18] &amp; &quot;'   where not exists (   select &quot;&quot;IDLogtype&quot;&quot;    from &quot;&quot;LOG_Logtype&quot;&quot;    where &quot;&quot;IDLogtype&quot;&quot; = &quot; &amp; [.C18] &amp; &quot;  );   update &quot;&quot;LOG_Logtype&quot;&quot;  set    &quot;&quot;Name&quot;&quot; = '&quot; &amp; [.A18] &amp; &quot;'  where    &quot;&quot;IDLogtype&quot;&quot; = &quot; &amp; [.C1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8]+1" office:value-type="float" office:value="19">
            <text:p>19</text:p>
          </table:table-cell>
          <table:table-cell table:formula="of:=SUBSTITUTE(SUBSTITUTE(SUBSTITUTE([.A19];&quot;__WARNING&quot;;&quot;&quot;);&quot;__&quot;;&quot; - &quot;);&quot;_&quot;;&quot; &quot;)">
            <text:p/>
          </table:table-cell>
          <table:table-cell table:formula="of:=IF([.A19]=&quot;&quot;;&quot;&quot;;&quot;public const int &quot; &amp; [.A19] &amp; &quot; = &quot; &amp; [.C19] &amp; &quot;;&quot;)">
            <text:p/>
          </table:table-cell>
          <table:table-cell table:style-name="ce17" table:formula="of:=IF([.A19]=&quot;&quot;;&quot;&quot;;&quot;items_.Add(&quot; &amp; [.A19] &amp; &quot;, new PseudoEnumItem(&quot;&quot;&quot; &amp; [.D19] &amp; &quot;&quot;&quot;));&quot;)">
            <text:p/>
          </table:table-cell>
          <table:table-cell table:formula="of:=IF([.A19]=&quot;&quot;;&quot;&quot;;&quot;  insert into &quot;&quot;LOG_Logtype&quot;&quot; (   &quot;&quot;IDLogtype&quot;&quot;,    &quot;&quot;IFLogtype_parent&quot;&quot;,    &quot;&quot;Name&quot;&quot;  )  select    &quot; &amp; [.C19] &amp; &quot;,    null,    '&quot; &amp; [.A19] &amp; &quot;'   where not exists (   select &quot;&quot;IDLogtype&quot;&quot;    from &quot;&quot;LOG_Logtype&quot;&quot;    where &quot;&quot;IDLogtype&quot;&quot; = &quot; &amp; [.C19] &amp; &quot;  );   update &quot;&quot;LOG_Logtype&quot;&quot;  set    &quot;&quot;Name&quot;&quot; = '&quot; &amp; [.A19] &amp; &quot;'  where    &quot;&quot;IDLogtype&quot;&quot; = &quot; &amp; [.C1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9]+1" office:value-type="float" office:value="20">
            <text:p>20</text:p>
          </table:table-cell>
          <table:table-cell table:formula="of:=SUBSTITUTE(SUBSTITUTE(SUBSTITUTE([.A20];&quot;__WARNING&quot;;&quot;&quot;);&quot;__&quot;;&quot; - &quot;);&quot;_&quot;;&quot; &quot;)">
            <text:p/>
          </table:table-cell>
          <table:table-cell table:formula="of:=IF([.A20]=&quot;&quot;;&quot;&quot;;&quot;public const int &quot; &amp; [.A20] &amp; &quot; = &quot; &amp; [.C20] &amp; &quot;;&quot;)">
            <text:p/>
          </table:table-cell>
          <table:table-cell table:style-name="ce17" table:formula="of:=IF([.A20]=&quot;&quot;;&quot;&quot;;&quot;items_.Add(&quot; &amp; [.A20] &amp; &quot;, new PseudoEnumItem(&quot;&quot;&quot; &amp; [.D20] &amp; &quot;&quot;&quot;));&quot;)">
            <text:p/>
          </table:table-cell>
          <table:table-cell table:formula="of:=IF([.A20]=&quot;&quot;;&quot;&quot;;&quot;  insert into &quot;&quot;LOG_Logtype&quot;&quot; (   &quot;&quot;IDLogtype&quot;&quot;,    &quot;&quot;IFLogtype_parent&quot;&quot;,    &quot;&quot;Name&quot;&quot;  )  select    &quot; &amp; [.C20] &amp; &quot;,    null,    '&quot; &amp; [.A20] &amp; &quot;'   where not exists (   select &quot;&quot;IDLogtype&quot;&quot;    from &quot;&quot;LOG_Logtype&quot;&quot;    where &quot;&quot;IDLogtype&quot;&quot; = &quot; &amp; [.C20] &amp; &quot;  );   update &quot;&quot;LOG_Logtype&quot;&quot;  set    &quot;&quot;Name&quot;&quot; = '&quot; &amp; [.A20] &amp; &quot;'  where    &quot;&quot;IDLogtype&quot;&quot; = &quot; &amp; [.C2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0]+1" office:value-type="float" office:value="21">
            <text:p>21</text:p>
          </table:table-cell>
          <table:table-cell table:formula="of:=SUBSTITUTE(SUBSTITUTE(SUBSTITUTE([.A21];&quot;__WARNING&quot;;&quot;&quot;);&quot;__&quot;;&quot; - &quot;);&quot;_&quot;;&quot; &quot;)">
            <text:p/>
          </table:table-cell>
          <table:table-cell table:formula="of:=IF([.A21]=&quot;&quot;;&quot;&quot;;&quot;public const int &quot; &amp; [.A21] &amp; &quot; = &quot; &amp; [.C21] &amp; &quot;;&quot;)">
            <text:p/>
          </table:table-cell>
          <table:table-cell table:style-name="ce17" table:formula="of:=IF([.A21]=&quot;&quot;;&quot;&quot;;&quot;items_.Add(&quot; &amp; [.A21] &amp; &quot;, new PseudoEnumItem(&quot;&quot;&quot; &amp; [.D21] &amp; &quot;&quot;&quot;));&quot;)">
            <text:p/>
          </table:table-cell>
          <table:table-cell table:formula="of:=IF([.A21]=&quot;&quot;;&quot;&quot;;&quot;  insert into &quot;&quot;LOG_Logtype&quot;&quot; (   &quot;&quot;IDLogtype&quot;&quot;,    &quot;&quot;IFLogtype_parent&quot;&quot;,    &quot;&quot;Name&quot;&quot;  )  select    &quot; &amp; [.C21] &amp; &quot;,    null,    '&quot; &amp; [.A21] &amp; &quot;'   where not exists (   select &quot;&quot;IDLogtype&quot;&quot;    from &quot;&quot;LOG_Logtype&quot;&quot;    where &quot;&quot;IDLogtype&quot;&quot; = &quot; &amp; [.C21] &amp; &quot;  );   update &quot;&quot;LOG_Logtype&quot;&quot;  set    &quot;&quot;Name&quot;&quot; = '&quot; &amp; [.A21] &amp; &quot;'  where    &quot;&quot;IDLogtype&quot;&quot; = &quot; &amp; [.C2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1]+1" office:value-type="float" office:value="22">
            <text:p>22</text:p>
          </table:table-cell>
          <table:table-cell table:formula="of:=SUBSTITUTE(SUBSTITUTE(SUBSTITUTE([.A22];&quot;__WARNING&quot;;&quot;&quot;);&quot;__&quot;;&quot; - &quot;);&quot;_&quot;;&quot; &quot;)">
            <text:p/>
          </table:table-cell>
          <table:table-cell table:formula="of:=IF([.A22]=&quot;&quot;;&quot;&quot;;&quot;public const int &quot; &amp; [.A22] &amp; &quot; = &quot; &amp; [.C22] &amp; &quot;;&quot;)">
            <text:p/>
          </table:table-cell>
          <table:table-cell table:style-name="ce17" table:formula="of:=IF([.A22]=&quot;&quot;;&quot;&quot;;&quot;items_.Add(&quot; &amp; [.A22] &amp; &quot;, new PseudoEnumItem(&quot;&quot;&quot; &amp; [.D22] &amp; &quot;&quot;&quot;));&quot;)">
            <text:p/>
          </table:table-cell>
          <table:table-cell table:formula="of:=IF([.A22]=&quot;&quot;;&quot;&quot;;&quot;  insert into &quot;&quot;LOG_Logtype&quot;&quot; (   &quot;&quot;IDLogtype&quot;&quot;,    &quot;&quot;IFLogtype_parent&quot;&quot;,    &quot;&quot;Name&quot;&quot;  )  select    &quot; &amp; [.C22] &amp; &quot;,    null,    '&quot; &amp; [.A22] &amp; &quot;'   where not exists (   select &quot;&quot;IDLogtype&quot;&quot;    from &quot;&quot;LOG_Logtype&quot;&quot;    where &quot;&quot;IDLogtype&quot;&quot; = &quot; &amp; [.C22] &amp; &quot;  );   update &quot;&quot;LOG_Logtype&quot;&quot;  set    &quot;&quot;Name&quot;&quot; = '&quot; &amp; [.A22] &amp; &quot;'  where    &quot;&quot;IDLogtype&quot;&quot; = &quot; &amp; [.C2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2]+1" office:value-type="float" office:value="23">
            <text:p>23</text:p>
          </table:table-cell>
          <table:table-cell table:formula="of:=SUBSTITUTE(SUBSTITUTE(SUBSTITUTE([.A23];&quot;__WARNING&quot;;&quot;&quot;);&quot;__&quot;;&quot; - &quot;);&quot;_&quot;;&quot; &quot;)">
            <text:p/>
          </table:table-cell>
          <table:table-cell table:formula="of:=IF([.A23]=&quot;&quot;;&quot;&quot;;&quot;public const int &quot; &amp; [.A23] &amp; &quot; = &quot; &amp; [.C23] &amp; &quot;;&quot;)">
            <text:p/>
          </table:table-cell>
          <table:table-cell table:style-name="ce17" table:formula="of:=IF([.A23]=&quot;&quot;;&quot;&quot;;&quot;items_.Add(&quot; &amp; [.A23] &amp; &quot;, new PseudoEnumItem(&quot;&quot;&quot; &amp; [.D23] &amp; &quot;&quot;&quot;));&quot;)">
            <text:p/>
          </table:table-cell>
          <table:table-cell table:formula="of:=IF([.A23]=&quot;&quot;;&quot;&quot;;&quot;  insert into &quot;&quot;LOG_Logtype&quot;&quot; (   &quot;&quot;IDLogtype&quot;&quot;,    &quot;&quot;IFLogtype_parent&quot;&quot;,    &quot;&quot;Name&quot;&quot;  )  select    &quot; &amp; [.C23] &amp; &quot;,    null,    '&quot; &amp; [.A23] &amp; &quot;'   where not exists (   select &quot;&quot;IDLogtype&quot;&quot;    from &quot;&quot;LOG_Logtype&quot;&quot;    where &quot;&quot;IDLogtype&quot;&quot; = &quot; &amp; [.C23] &amp; &quot;  );   update &quot;&quot;LOG_Logtype&quot;&quot;  set    &quot;&quot;Name&quot;&quot; = '&quot; &amp; [.A23] &amp; &quot;'  where    &quot;&quot;IDLogtype&quot;&quot; = &quot; &amp; [.C2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3]+1" office:value-type="float" office:value="24">
            <text:p>24</text:p>
          </table:table-cell>
          <table:table-cell table:formula="of:=SUBSTITUTE(SUBSTITUTE(SUBSTITUTE([.A24];&quot;__WARNING&quot;;&quot;&quot;);&quot;__&quot;;&quot; - &quot;);&quot;_&quot;;&quot; &quot;)">
            <text:p/>
          </table:table-cell>
          <table:table-cell table:formula="of:=IF([.A24]=&quot;&quot;;&quot;&quot;;&quot;public const int &quot; &amp; [.A24] &amp; &quot; = &quot; &amp; [.C24] &amp; &quot;;&quot;)">
            <text:p/>
          </table:table-cell>
          <table:table-cell table:style-name="ce17" table:formula="of:=IF([.A24]=&quot;&quot;;&quot;&quot;;&quot;items_.Add(&quot; &amp; [.A24] &amp; &quot;, new PseudoEnumItem(&quot;&quot;&quot; &amp; [.D24] &amp; &quot;&quot;&quot;));&quot;)">
            <text:p/>
          </table:table-cell>
          <table:table-cell table:formula="of:=IF([.A24]=&quot;&quot;;&quot;&quot;;&quot;  insert into &quot;&quot;LOG_Logtype&quot;&quot; (   &quot;&quot;IDLogtype&quot;&quot;,    &quot;&quot;IFLogtype_parent&quot;&quot;,    &quot;&quot;Name&quot;&quot;  )  select    &quot; &amp; [.C24] &amp; &quot;,    null,    '&quot; &amp; [.A24] &amp; &quot;'   where not exists (   select &quot;&quot;IDLogtype&quot;&quot;    from &quot;&quot;LOG_Logtype&quot;&quot;    where &quot;&quot;IDLogtype&quot;&quot; = &quot; &amp; [.C24] &amp; &quot;  );   update &quot;&quot;LOG_Logtype&quot;&quot;  set    &quot;&quot;Name&quot;&quot; = '&quot; &amp; [.A24] &amp; &quot;'  where    &quot;&quot;IDLogtype&quot;&quot; = &quot; &amp; [.C2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4]+1" office:value-type="float" office:value="25">
            <text:p>25</text:p>
          </table:table-cell>
          <table:table-cell table:formula="of:=SUBSTITUTE(SUBSTITUTE(SUBSTITUTE([.A25];&quot;__WARNING&quot;;&quot;&quot;);&quot;__&quot;;&quot; - &quot;);&quot;_&quot;;&quot; &quot;)">
            <text:p/>
          </table:table-cell>
          <table:table-cell table:formula="of:=IF([.A25]=&quot;&quot;;&quot;&quot;;&quot;public const int &quot; &amp; [.A25] &amp; &quot; = &quot; &amp; [.C25] &amp; &quot;;&quot;)">
            <text:p/>
          </table:table-cell>
          <table:table-cell table:style-name="ce17" table:formula="of:=IF([.A25]=&quot;&quot;;&quot;&quot;;&quot;items_.Add(&quot; &amp; [.A25] &amp; &quot;, new PseudoEnumItem(&quot;&quot;&quot; &amp; [.D25] &amp; &quot;&quot;&quot;));&quot;)">
            <text:p/>
          </table:table-cell>
          <table:table-cell table:formula="of:=IF([.A25]=&quot;&quot;;&quot;&quot;;&quot;  insert into &quot;&quot;LOG_Logtype&quot;&quot; (   &quot;&quot;IDLogtype&quot;&quot;,    &quot;&quot;IFLogtype_parent&quot;&quot;,    &quot;&quot;Name&quot;&quot;  )  select    &quot; &amp; [.C25] &amp; &quot;,    null,    '&quot; &amp; [.A25] &amp; &quot;'   where not exists (   select &quot;&quot;IDLogtype&quot;&quot;    from &quot;&quot;LOG_Logtype&quot;&quot;    where &quot;&quot;IDLogtype&quot;&quot; = &quot; &amp; [.C25] &amp; &quot;  );   update &quot;&quot;LOG_Logtype&quot;&quot;  set    &quot;&quot;Name&quot;&quot; = '&quot; &amp; [.A25] &amp; &quot;'  where    &quot;&quot;IDLogtype&quot;&quot; = &quot; &amp; [.C2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5]+1" office:value-type="float" office:value="26">
            <text:p>26</text:p>
          </table:table-cell>
          <table:table-cell table:formula="of:=SUBSTITUTE(SUBSTITUTE(SUBSTITUTE([.A26];&quot;__WARNING&quot;;&quot;&quot;);&quot;__&quot;;&quot; - &quot;);&quot;_&quot;;&quot; &quot;)">
            <text:p/>
          </table:table-cell>
          <table:table-cell table:formula="of:=IF([.A26]=&quot;&quot;;&quot;&quot;;&quot;public const int &quot; &amp; [.A26] &amp; &quot; = &quot; &amp; [.C26] &amp; &quot;;&quot;)">
            <text:p/>
          </table:table-cell>
          <table:table-cell table:style-name="ce17" table:formula="of:=IF([.A26]=&quot;&quot;;&quot;&quot;;&quot;items_.Add(&quot; &amp; [.A26] &amp; &quot;, new PseudoEnumItem(&quot;&quot;&quot; &amp; [.D26] &amp; &quot;&quot;&quot;));&quot;)">
            <text:p/>
          </table:table-cell>
          <table:table-cell table:formula="of:=IF([.A26]=&quot;&quot;;&quot;&quot;;&quot;  insert into &quot;&quot;LOG_Logtype&quot;&quot; (   &quot;&quot;IDLogtype&quot;&quot;,    &quot;&quot;IFLogtype_parent&quot;&quot;,    &quot;&quot;Name&quot;&quot;  )  select    &quot; &amp; [.C26] &amp; &quot;,    null,    '&quot; &amp; [.A26] &amp; &quot;'   where not exists (   select &quot;&quot;IDLogtype&quot;&quot;    from &quot;&quot;LOG_Logtype&quot;&quot;    where &quot;&quot;IDLogtype&quot;&quot; = &quot; &amp; [.C26] &amp; &quot;  );   update &quot;&quot;LOG_Logtype&quot;&quot;  set    &quot;&quot;Name&quot;&quot; = '&quot; &amp; [.A26] &amp; &quot;'  where    &quot;&quot;IDLogtype&quot;&quot; = &quot; &amp; [.C2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6]+1" office:value-type="float" office:value="27">
            <text:p>27</text:p>
          </table:table-cell>
          <table:table-cell table:formula="of:=SUBSTITUTE(SUBSTITUTE(SUBSTITUTE([.A27];&quot;__WARNING&quot;;&quot;&quot;);&quot;__&quot;;&quot; - &quot;);&quot;_&quot;;&quot; &quot;)">
            <text:p/>
          </table:table-cell>
          <table:table-cell table:formula="of:=IF([.A27]=&quot;&quot;;&quot;&quot;;&quot;public const int &quot; &amp; [.A27] &amp; &quot; = &quot; &amp; [.C27] &amp; &quot;;&quot;)">
            <text:p/>
          </table:table-cell>
          <table:table-cell table:style-name="ce17" table:formula="of:=IF([.A27]=&quot;&quot;;&quot;&quot;;&quot;items_.Add(&quot; &amp; [.A27] &amp; &quot;, new PseudoEnumItem(&quot;&quot;&quot; &amp; [.D27] &amp; &quot;&quot;&quot;));&quot;)">
            <text:p/>
          </table:table-cell>
          <table:table-cell table:formula="of:=IF([.A27]=&quot;&quot;;&quot;&quot;;&quot;  insert into &quot;&quot;LOG_Logtype&quot;&quot; (   &quot;&quot;IDLogtype&quot;&quot;,    &quot;&quot;IFLogtype_parent&quot;&quot;,    &quot;&quot;Name&quot;&quot;  )  select    &quot; &amp; [.C27] &amp; &quot;,    null,    '&quot; &amp; [.A27] &amp; &quot;'   where not exists (   select &quot;&quot;IDLogtype&quot;&quot;    from &quot;&quot;LOG_Logtype&quot;&quot;    where &quot;&quot;IDLogtype&quot;&quot; = &quot; &amp; [.C27] &amp; &quot;  );   update &quot;&quot;LOG_Logtype&quot;&quot;  set    &quot;&quot;Name&quot;&quot; = '&quot; &amp; [.A27] &amp; &quot;'  where    &quot;&quot;IDLogtype&quot;&quot; = &quot; &amp; [.C2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7]+1" office:value-type="float" office:value="28">
            <text:p>28</text:p>
          </table:table-cell>
          <table:table-cell table:formula="of:=SUBSTITUTE(SUBSTITUTE(SUBSTITUTE([.A28];&quot;__WARNING&quot;;&quot;&quot;);&quot;__&quot;;&quot; - &quot;);&quot;_&quot;;&quot; &quot;)">
            <text:p/>
          </table:table-cell>
          <table:table-cell table:formula="of:=IF([.A28]=&quot;&quot;;&quot;&quot;;&quot;public const int &quot; &amp; [.A28] &amp; &quot; = &quot; &amp; [.C28] &amp; &quot;;&quot;)">
            <text:p/>
          </table:table-cell>
          <table:table-cell table:style-name="ce17" table:formula="of:=IF([.A28]=&quot;&quot;;&quot;&quot;;&quot;items_.Add(&quot; &amp; [.A28] &amp; &quot;, new PseudoEnumItem(&quot;&quot;&quot; &amp; [.D28] &amp; &quot;&quot;&quot;));&quot;)">
            <text:p/>
          </table:table-cell>
          <table:table-cell table:formula="of:=IF([.A28]=&quot;&quot;;&quot;&quot;;&quot;  insert into &quot;&quot;LOG_Logtype&quot;&quot; (   &quot;&quot;IDLogtype&quot;&quot;,    &quot;&quot;IFLogtype_parent&quot;&quot;,    &quot;&quot;Name&quot;&quot;  )  select    &quot; &amp; [.C28] &amp; &quot;,    null,    '&quot; &amp; [.A28] &amp; &quot;'   where not exists (   select &quot;&quot;IDLogtype&quot;&quot;    from &quot;&quot;LOG_Logtype&quot;&quot;    where &quot;&quot;IDLogtype&quot;&quot; = &quot; &amp; [.C28] &amp; &quot;  );   update &quot;&quot;LOG_Logtype&quot;&quot;  set    &quot;&quot;Name&quot;&quot; = '&quot; &amp; [.A28] &amp; &quot;'  where    &quot;&quot;IDLogtype&quot;&quot; = &quot; &amp; [.C2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8]+1" office:value-type="float" office:value="29">
            <text:p>29</text:p>
          </table:table-cell>
          <table:table-cell table:formula="of:=SUBSTITUTE(SUBSTITUTE(SUBSTITUTE([.A29];&quot;__WARNING&quot;;&quot;&quot;);&quot;__&quot;;&quot; - &quot;);&quot;_&quot;;&quot; &quot;)">
            <text:p/>
          </table:table-cell>
          <table:table-cell table:formula="of:=IF([.A29]=&quot;&quot;;&quot;&quot;;&quot;public const int &quot; &amp; [.A29] &amp; &quot; = &quot; &amp; [.C29] &amp; &quot;;&quot;)">
            <text:p/>
          </table:table-cell>
          <table:table-cell table:style-name="ce17" table:formula="of:=IF([.A29]=&quot;&quot;;&quot;&quot;;&quot;items_.Add(&quot; &amp; [.A29] &amp; &quot;, new PseudoEnumItem(&quot;&quot;&quot; &amp; [.D29] &amp; &quot;&quot;&quot;));&quot;)">
            <text:p/>
          </table:table-cell>
          <table:table-cell table:formula="of:=IF([.A29]=&quot;&quot;;&quot;&quot;;&quot;  insert into &quot;&quot;LOG_Logtype&quot;&quot; (   &quot;&quot;IDLogtype&quot;&quot;,    &quot;&quot;IFLogtype_parent&quot;&quot;,    &quot;&quot;Name&quot;&quot;  )  select    &quot; &amp; [.C29] &amp; &quot;,    null,    '&quot; &amp; [.A29] &amp; &quot;'   where not exists (   select &quot;&quot;IDLogtype&quot;&quot;    from &quot;&quot;LOG_Logtype&quot;&quot;    where &quot;&quot;IDLogtype&quot;&quot; = &quot; &amp; [.C29] &amp; &quot;  );   update &quot;&quot;LOG_Logtype&quot;&quot;  set    &quot;&quot;Name&quot;&quot; = '&quot; &amp; [.A29] &amp; &quot;'  where    &quot;&quot;IDLogtype&quot;&quot; = &quot; &amp; [.C2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9]+1" office:value-type="float" office:value="30">
            <text:p>30</text:p>
          </table:table-cell>
          <table:table-cell table:formula="of:=SUBSTITUTE(SUBSTITUTE(SUBSTITUTE([.A30];&quot;__WARNING&quot;;&quot;&quot;);&quot;__&quot;;&quot; - &quot;);&quot;_&quot;;&quot; &quot;)">
            <text:p/>
          </table:table-cell>
          <table:table-cell table:formula="of:=IF([.A30]=&quot;&quot;;&quot;&quot;;&quot;public const int &quot; &amp; [.A30] &amp; &quot; = &quot; &amp; [.C30] &amp; &quot;;&quot;)">
            <text:p/>
          </table:table-cell>
          <table:table-cell table:style-name="ce17" table:formula="of:=IF([.A30]=&quot;&quot;;&quot;&quot;;&quot;items_.Add(&quot; &amp; [.A30] &amp; &quot;, new PseudoEnumItem(&quot;&quot;&quot; &amp; [.D30] &amp; &quot;&quot;&quot;));&quot;)">
            <text:p/>
          </table:table-cell>
          <table:table-cell table:formula="of:=IF([.A30]=&quot;&quot;;&quot;&quot;;&quot;  insert into &quot;&quot;LOG_Logtype&quot;&quot; (   &quot;&quot;IDLogtype&quot;&quot;,    &quot;&quot;IFLogtype_parent&quot;&quot;,    &quot;&quot;Name&quot;&quot;  )  select    &quot; &amp; [.C30] &amp; &quot;,    null,    '&quot; &amp; [.A30] &amp; &quot;'   where not exists (   select &quot;&quot;IDLogtype&quot;&quot;    from &quot;&quot;LOG_Logtype&quot;&quot;    where &quot;&quot;IDLogtype&quot;&quot; = &quot; &amp; [.C30] &amp; &quot;  );   update &quot;&quot;LOG_Logtype&quot;&quot;  set    &quot;&quot;Name&quot;&quot; = '&quot; &amp; [.A30] &amp; &quot;'  where    &quot;&quot;IDLogtype&quot;&quot; = &quot; &amp; [.C3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0]+1" office:value-type="float" office:value="31">
            <text:p>31</text:p>
          </table:table-cell>
          <table:table-cell table:formula="of:=SUBSTITUTE(SUBSTITUTE(SUBSTITUTE([.A31];&quot;__WARNING&quot;;&quot;&quot;);&quot;__&quot;;&quot; - &quot;);&quot;_&quot;;&quot; &quot;)">
            <text:p/>
          </table:table-cell>
          <table:table-cell table:formula="of:=IF([.A31]=&quot;&quot;;&quot;&quot;;&quot;public const int &quot; &amp; [.A31] &amp; &quot; = &quot; &amp; [.C31] &amp; &quot;;&quot;)">
            <text:p/>
          </table:table-cell>
          <table:table-cell table:style-name="ce17" table:formula="of:=IF([.A31]=&quot;&quot;;&quot;&quot;;&quot;items_.Add(&quot; &amp; [.A31] &amp; &quot;, new PseudoEnumItem(&quot;&quot;&quot; &amp; [.D31] &amp; &quot;&quot;&quot;));&quot;)">
            <text:p/>
          </table:table-cell>
          <table:table-cell table:formula="of:=IF([.A31]=&quot;&quot;;&quot;&quot;;&quot;  insert into &quot;&quot;LOG_Logtype&quot;&quot; (   &quot;&quot;IDLogtype&quot;&quot;,    &quot;&quot;IFLogtype_parent&quot;&quot;,    &quot;&quot;Name&quot;&quot;  )  select    &quot; &amp; [.C31] &amp; &quot;,    null,    '&quot; &amp; [.A31] &amp; &quot;'   where not exists (   select &quot;&quot;IDLogtype&quot;&quot;    from &quot;&quot;LOG_Logtype&quot;&quot;    where &quot;&quot;IDLogtype&quot;&quot; = &quot; &amp; [.C31] &amp; &quot;  );   update &quot;&quot;LOG_Logtype&quot;&quot;  set    &quot;&quot;Name&quot;&quot; = '&quot; &amp; [.A31] &amp; &quot;'  where    &quot;&quot;IDLogtype&quot;&quot; = &quot; &amp; [.C3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1]+1" office:value-type="float" office:value="32">
            <text:p>32</text:p>
          </table:table-cell>
          <table:table-cell table:formula="of:=SUBSTITUTE(SUBSTITUTE(SUBSTITUTE([.A32];&quot;__WARNING&quot;;&quot;&quot;);&quot;__&quot;;&quot; - &quot;);&quot;_&quot;;&quot; &quot;)">
            <text:p/>
          </table:table-cell>
          <table:table-cell table:formula="of:=IF([.A32]=&quot;&quot;;&quot;&quot;;&quot;public const int &quot; &amp; [.A32] &amp; &quot; = &quot; &amp; [.C32] &amp; &quot;;&quot;)">
            <text:p/>
          </table:table-cell>
          <table:table-cell table:style-name="ce17" table:formula="of:=IF([.A32]=&quot;&quot;;&quot;&quot;;&quot;items_.Add(&quot; &amp; [.A32] &amp; &quot;, new PseudoEnumItem(&quot;&quot;&quot; &amp; [.D32] &amp; &quot;&quot;&quot;));&quot;)">
            <text:p/>
          </table:table-cell>
          <table:table-cell table:formula="of:=IF([.A32]=&quot;&quot;;&quot;&quot;;&quot;  insert into &quot;&quot;LOG_Logtype&quot;&quot; (   &quot;&quot;IDLogtype&quot;&quot;,    &quot;&quot;IFLogtype_parent&quot;&quot;,    &quot;&quot;Name&quot;&quot;  )  select    &quot; &amp; [.C32] &amp; &quot;,    null,    '&quot; &amp; [.A32] &amp; &quot;'   where not exists (   select &quot;&quot;IDLogtype&quot;&quot;    from &quot;&quot;LOG_Logtype&quot;&quot;    where &quot;&quot;IDLogtype&quot;&quot; = &quot; &amp; [.C32] &amp; &quot;  );   update &quot;&quot;LOG_Logtype&quot;&quot;  set    &quot;&quot;Name&quot;&quot; = '&quot; &amp; [.A32] &amp; &quot;'  where    &quot;&quot;IDLogtype&quot;&quot; = &quot; &amp; [.C3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2]+1" office:value-type="float" office:value="33">
            <text:p>33</text:p>
          </table:table-cell>
          <table:table-cell table:formula="of:=SUBSTITUTE(SUBSTITUTE(SUBSTITUTE([.A33];&quot;__WARNING&quot;;&quot;&quot;);&quot;__&quot;;&quot; - &quot;);&quot;_&quot;;&quot; &quot;)">
            <text:p/>
          </table:table-cell>
          <table:table-cell table:formula="of:=IF([.A33]=&quot;&quot;;&quot;&quot;;&quot;public const int &quot; &amp; [.A33] &amp; &quot; = &quot; &amp; [.C33] &amp; &quot;;&quot;)">
            <text:p/>
          </table:table-cell>
          <table:table-cell table:style-name="ce17" table:formula="of:=IF([.A33]=&quot;&quot;;&quot;&quot;;&quot;items_.Add(&quot; &amp; [.A33] &amp; &quot;, new PseudoEnumItem(&quot;&quot;&quot; &amp; [.D33] &amp; &quot;&quot;&quot;));&quot;)">
            <text:p/>
          </table:table-cell>
          <table:table-cell table:formula="of:=IF([.A33]=&quot;&quot;;&quot;&quot;;&quot;  insert into &quot;&quot;LOG_Logtype&quot;&quot; (   &quot;&quot;IDLogtype&quot;&quot;,    &quot;&quot;IFLogtype_parent&quot;&quot;,    &quot;&quot;Name&quot;&quot;  )  select    &quot; &amp; [.C33] &amp; &quot;,    null,    '&quot; &amp; [.A33] &amp; &quot;'   where not exists (   select &quot;&quot;IDLogtype&quot;&quot;    from &quot;&quot;LOG_Logtype&quot;&quot;    where &quot;&quot;IDLogtype&quot;&quot; = &quot; &amp; [.C33] &amp; &quot;  );   update &quot;&quot;LOG_Logtype&quot;&quot;  set    &quot;&quot;Name&quot;&quot; = '&quot; &amp; [.A33] &amp; &quot;'  where    &quot;&quot;IDLogtype&quot;&quot; = &quot; &amp; [.C3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3]+1" office:value-type="float" office:value="34">
            <text:p>34</text:p>
          </table:table-cell>
          <table:table-cell table:formula="of:=SUBSTITUTE(SUBSTITUTE(SUBSTITUTE([.A34];&quot;__WARNING&quot;;&quot;&quot;);&quot;__&quot;;&quot; - &quot;);&quot;_&quot;;&quot; &quot;)">
            <text:p/>
          </table:table-cell>
          <table:table-cell table:formula="of:=IF([.A34]=&quot;&quot;;&quot;&quot;;&quot;public const int &quot; &amp; [.A34] &amp; &quot; = &quot; &amp; [.C34] &amp; &quot;;&quot;)">
            <text:p/>
          </table:table-cell>
          <table:table-cell table:style-name="ce17" table:formula="of:=IF([.A34]=&quot;&quot;;&quot;&quot;;&quot;items_.Add(&quot; &amp; [.A34] &amp; &quot;, new PseudoEnumItem(&quot;&quot;&quot; &amp; [.D34] &amp; &quot;&quot;&quot;));&quot;)">
            <text:p/>
          </table:table-cell>
          <table:table-cell table:formula="of:=IF([.A34]=&quot;&quot;;&quot;&quot;;&quot;  insert into &quot;&quot;LOG_Logtype&quot;&quot; (   &quot;&quot;IDLogtype&quot;&quot;,    &quot;&quot;IFLogtype_parent&quot;&quot;,    &quot;&quot;Name&quot;&quot;  )  select    &quot; &amp; [.C34] &amp; &quot;,    null,    '&quot; &amp; [.A34] &amp; &quot;'   where not exists (   select &quot;&quot;IDLogtype&quot;&quot;    from &quot;&quot;LOG_Logtype&quot;&quot;    where &quot;&quot;IDLogtype&quot;&quot; = &quot; &amp; [.C34] &amp; &quot;  );   update &quot;&quot;LOG_Logtype&quot;&quot;  set    &quot;&quot;Name&quot;&quot; = '&quot; &amp; [.A34] &amp; &quot;'  where    &quot;&quot;IDLogtype&quot;&quot; = &quot; &amp; [.C3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4]+1" office:value-type="float" office:value="35">
            <text:p>35</text:p>
          </table:table-cell>
          <table:table-cell table:formula="of:=SUBSTITUTE(SUBSTITUTE(SUBSTITUTE([.A35];&quot;__WARNING&quot;;&quot;&quot;);&quot;__&quot;;&quot; - &quot;);&quot;_&quot;;&quot; &quot;)">
            <text:p/>
          </table:table-cell>
          <table:table-cell table:formula="of:=IF([.A35]=&quot;&quot;;&quot;&quot;;&quot;public const int &quot; &amp; [.A35] &amp; &quot; = &quot; &amp; [.C35] &amp; &quot;;&quot;)">
            <text:p/>
          </table:table-cell>
          <table:table-cell table:style-name="ce17" table:formula="of:=IF([.A35]=&quot;&quot;;&quot;&quot;;&quot;items_.Add(&quot; &amp; [.A35] &amp; &quot;, new PseudoEnumItem(&quot;&quot;&quot; &amp; [.D35] &amp; &quot;&quot;&quot;));&quot;)">
            <text:p/>
          </table:table-cell>
          <table:table-cell table:formula="of:=IF([.A35]=&quot;&quot;;&quot;&quot;;&quot;  insert into &quot;&quot;LOG_Logtype&quot;&quot; (   &quot;&quot;IDLogtype&quot;&quot;,    &quot;&quot;IFLogtype_parent&quot;&quot;,    &quot;&quot;Name&quot;&quot;  )  select    &quot; &amp; [.C35] &amp; &quot;,    null,    '&quot; &amp; [.A35] &amp; &quot;'   where not exists (   select &quot;&quot;IDLogtype&quot;&quot;    from &quot;&quot;LOG_Logtype&quot;&quot;    where &quot;&quot;IDLogtype&quot;&quot; = &quot; &amp; [.C35] &amp; &quot;  );   update &quot;&quot;LOG_Logtype&quot;&quot;  set    &quot;&quot;Name&quot;&quot; = '&quot; &amp; [.A35] &amp; &quot;'  where    &quot;&quot;IDLogtype&quot;&quot; = &quot; &amp; [.C3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5]+1" office:value-type="float" office:value="36">
            <text:p>36</text:p>
          </table:table-cell>
          <table:table-cell table:formula="of:=SUBSTITUTE(SUBSTITUTE(SUBSTITUTE([.A36];&quot;__WARNING&quot;;&quot;&quot;);&quot;__&quot;;&quot; - &quot;);&quot;_&quot;;&quot; &quot;)">
            <text:p/>
          </table:table-cell>
          <table:table-cell table:formula="of:=IF([.A36]=&quot;&quot;;&quot;&quot;;&quot;public const int &quot; &amp; [.A36] &amp; &quot; = &quot; &amp; [.C36] &amp; &quot;;&quot;)">
            <text:p/>
          </table:table-cell>
          <table:table-cell table:style-name="ce17" table:formula="of:=IF([.A36]=&quot;&quot;;&quot;&quot;;&quot;items_.Add(&quot; &amp; [.A36] &amp; &quot;, new PseudoEnumItem(&quot;&quot;&quot; &amp; [.D36] &amp; &quot;&quot;&quot;));&quot;)">
            <text:p/>
          </table:table-cell>
          <table:table-cell table:formula="of:=IF([.A36]=&quot;&quot;;&quot;&quot;;&quot;  insert into &quot;&quot;LOG_Logtype&quot;&quot; (   &quot;&quot;IDLogtype&quot;&quot;,    &quot;&quot;IFLogtype_parent&quot;&quot;,    &quot;&quot;Name&quot;&quot;  )  select    &quot; &amp; [.C36] &amp; &quot;,    null,    '&quot; &amp; [.A36] &amp; &quot;'   where not exists (   select &quot;&quot;IDLogtype&quot;&quot;    from &quot;&quot;LOG_Logtype&quot;&quot;    where &quot;&quot;IDLogtype&quot;&quot; = &quot; &amp; [.C36] &amp; &quot;  );   update &quot;&quot;LOG_Logtype&quot;&quot;  set    &quot;&quot;Name&quot;&quot; = '&quot; &amp; [.A36] &amp; &quot;'  where    &quot;&quot;IDLogtype&quot;&quot; = &quot; &amp; [.C3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6]+1" office:value-type="float" office:value="37">
            <text:p>37</text:p>
          </table:table-cell>
          <table:table-cell table:formula="of:=SUBSTITUTE(SUBSTITUTE(SUBSTITUTE([.A37];&quot;__WARNING&quot;;&quot;&quot;);&quot;__&quot;;&quot; - &quot;);&quot;_&quot;;&quot; &quot;)">
            <text:p/>
          </table:table-cell>
          <table:table-cell table:formula="of:=IF([.A37]=&quot;&quot;;&quot;&quot;;&quot;public const int &quot; &amp; [.A37] &amp; &quot; = &quot; &amp; [.C37] &amp; &quot;;&quot;)">
            <text:p/>
          </table:table-cell>
          <table:table-cell table:style-name="ce17" table:formula="of:=IF([.A37]=&quot;&quot;;&quot;&quot;;&quot;items_.Add(&quot; &amp; [.A37] &amp; &quot;, new PseudoEnumItem(&quot;&quot;&quot; &amp; [.D37] &amp; &quot;&quot;&quot;));&quot;)">
            <text:p/>
          </table:table-cell>
          <table:table-cell table:formula="of:=IF([.A37]=&quot;&quot;;&quot;&quot;;&quot;  insert into &quot;&quot;LOG_Logtype&quot;&quot; (   &quot;&quot;IDLogtype&quot;&quot;,    &quot;&quot;IFLogtype_parent&quot;&quot;,    &quot;&quot;Name&quot;&quot;  )  select    &quot; &amp; [.C37] &amp; &quot;,    null,    '&quot; &amp; [.A37] &amp; &quot;'   where not exists (   select &quot;&quot;IDLogtype&quot;&quot;    from &quot;&quot;LOG_Logtype&quot;&quot;    where &quot;&quot;IDLogtype&quot;&quot; = &quot; &amp; [.C37] &amp; &quot;  );   update &quot;&quot;LOG_Logtype&quot;&quot;  set    &quot;&quot;Name&quot;&quot; = '&quot; &amp; [.A37] &amp; &quot;'  where    &quot;&quot;IDLogtype&quot;&quot; = &quot; &amp; [.C3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7]+1" office:value-type="float" office:value="38">
            <text:p>38</text:p>
          </table:table-cell>
          <table:table-cell table:formula="of:=SUBSTITUTE(SUBSTITUTE(SUBSTITUTE([.A38];&quot;__WARNING&quot;;&quot;&quot;);&quot;__&quot;;&quot; - &quot;);&quot;_&quot;;&quot; &quot;)">
            <text:p/>
          </table:table-cell>
          <table:table-cell table:formula="of:=IF([.A38]=&quot;&quot;;&quot;&quot;;&quot;public const int &quot; &amp; [.A38] &amp; &quot; = &quot; &amp; [.C38] &amp; &quot;;&quot;)">
            <text:p/>
          </table:table-cell>
          <table:table-cell table:style-name="ce17" table:formula="of:=IF([.A38]=&quot;&quot;;&quot;&quot;;&quot;items_.Add(&quot; &amp; [.A38] &amp; &quot;, new PseudoEnumItem(&quot;&quot;&quot; &amp; [.D38] &amp; &quot;&quot;&quot;));&quot;)">
            <text:p/>
          </table:table-cell>
          <table:table-cell table:formula="of:=IF([.A38]=&quot;&quot;;&quot;&quot;;&quot;  insert into &quot;&quot;LOG_Logtype&quot;&quot; (   &quot;&quot;IDLogtype&quot;&quot;,    &quot;&quot;IFLogtype_parent&quot;&quot;,    &quot;&quot;Name&quot;&quot;  )  select    &quot; &amp; [.C38] &amp; &quot;,    null,    '&quot; &amp; [.A38] &amp; &quot;'   where not exists (   select &quot;&quot;IDLogtype&quot;&quot;    from &quot;&quot;LOG_Logtype&quot;&quot;    where &quot;&quot;IDLogtype&quot;&quot; = &quot; &amp; [.C38] &amp; &quot;  );   update &quot;&quot;LOG_Logtype&quot;&quot;  set    &quot;&quot;Name&quot;&quot; = '&quot; &amp; [.A38] &amp; &quot;'  where    &quot;&quot;IDLogtype&quot;&quot; = &quot; &amp; [.C3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8]+1" office:value-type="float" office:value="39">
            <text:p>39</text:p>
          </table:table-cell>
          <table:table-cell table:formula="of:=SUBSTITUTE(SUBSTITUTE(SUBSTITUTE([.A39];&quot;__WARNING&quot;;&quot;&quot;);&quot;__&quot;;&quot; - &quot;);&quot;_&quot;;&quot; &quot;)">
            <text:p/>
          </table:table-cell>
          <table:table-cell table:formula="of:=IF([.A39]=&quot;&quot;;&quot;&quot;;&quot;public const int &quot; &amp; [.A39] &amp; &quot; = &quot; &amp; [.C39] &amp; &quot;;&quot;)">
            <text:p/>
          </table:table-cell>
          <table:table-cell table:style-name="ce17" table:formula="of:=IF([.A39]=&quot;&quot;;&quot;&quot;;&quot;items_.Add(&quot; &amp; [.A39] &amp; &quot;, new PseudoEnumItem(&quot;&quot;&quot; &amp; [.D39] &amp; &quot;&quot;&quot;));&quot;)">
            <text:p/>
          </table:table-cell>
          <table:table-cell table:formula="of:=IF([.A39]=&quot;&quot;;&quot;&quot;;&quot;  insert into &quot;&quot;LOG_Logtype&quot;&quot; (   &quot;&quot;IDLogtype&quot;&quot;,    &quot;&quot;IFLogtype_parent&quot;&quot;,    &quot;&quot;Name&quot;&quot;  )  select    &quot; &amp; [.C39] &amp; &quot;,    null,    '&quot; &amp; [.A39] &amp; &quot;'   where not exists (   select &quot;&quot;IDLogtype&quot;&quot;    from &quot;&quot;LOG_Logtype&quot;&quot;    where &quot;&quot;IDLogtype&quot;&quot; = &quot; &amp; [.C39] &amp; &quot;  );   update &quot;&quot;LOG_Logtype&quot;&quot;  set    &quot;&quot;Name&quot;&quot; = '&quot; &amp; [.A39] &amp; &quot;'  where    &quot;&quot;IDLogtype&quot;&quot; = &quot; &amp; [.C3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9]+1" office:value-type="float" office:value="40">
            <text:p>40</text:p>
          </table:table-cell>
          <table:table-cell table:formula="of:=SUBSTITUTE(SUBSTITUTE(SUBSTITUTE([.A40];&quot;__WARNING&quot;;&quot;&quot;);&quot;__&quot;;&quot; - &quot;);&quot;_&quot;;&quot; &quot;)">
            <text:p/>
          </table:table-cell>
          <table:table-cell table:formula="of:=IF([.A40]=&quot;&quot;;&quot;&quot;;&quot;public const int &quot; &amp; [.A40] &amp; &quot; = &quot; &amp; [.C40] &amp; &quot;;&quot;)">
            <text:p/>
          </table:table-cell>
          <table:table-cell table:style-name="ce17" table:formula="of:=IF([.A40]=&quot;&quot;;&quot;&quot;;&quot;items_.Add(&quot; &amp; [.A40] &amp; &quot;, new PseudoEnumItem(&quot;&quot;&quot; &amp; [.D40] &amp; &quot;&quot;&quot;));&quot;)">
            <text:p/>
          </table:table-cell>
          <table:table-cell table:formula="of:=IF([.A40]=&quot;&quot;;&quot;&quot;;&quot;  insert into &quot;&quot;LOG_Logtype&quot;&quot; (   &quot;&quot;IDLogtype&quot;&quot;,    &quot;&quot;IFLogtype_parent&quot;&quot;,    &quot;&quot;Name&quot;&quot;  )  select    &quot; &amp; [.C40] &amp; &quot;,    null,    '&quot; &amp; [.A40] &amp; &quot;'   where not exists (   select &quot;&quot;IDLogtype&quot;&quot;    from &quot;&quot;LOG_Logtype&quot;&quot;    where &quot;&quot;IDLogtype&quot;&quot; = &quot; &amp; [.C40] &amp; &quot;  );   update &quot;&quot;LOG_Logtype&quot;&quot;  set    &quot;&quot;Name&quot;&quot; = '&quot; &amp; [.A40] &amp; &quot;'  where    &quot;&quot;IDLogtype&quot;&quot; = &quot; &amp; [.C4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0]+1" office:value-type="float" office:value="41">
            <text:p>41</text:p>
          </table:table-cell>
          <table:table-cell table:formula="of:=SUBSTITUTE(SUBSTITUTE(SUBSTITUTE([.A41];&quot;__WARNING&quot;;&quot;&quot;);&quot;__&quot;;&quot; - &quot;);&quot;_&quot;;&quot; &quot;)">
            <text:p/>
          </table:table-cell>
          <table:table-cell table:formula="of:=IF([.A41]=&quot;&quot;;&quot;&quot;;&quot;public const int &quot; &amp; [.A41] &amp; &quot; = &quot; &amp; [.C41] &amp; &quot;;&quot;)">
            <text:p/>
          </table:table-cell>
          <table:table-cell table:style-name="ce17" table:formula="of:=IF([.A41]=&quot;&quot;;&quot;&quot;;&quot;items_.Add(&quot; &amp; [.A41] &amp; &quot;, new PseudoEnumItem(&quot;&quot;&quot; &amp; [.D41] &amp; &quot;&quot;&quot;));&quot;)">
            <text:p/>
          </table:table-cell>
          <table:table-cell table:formula="of:=IF([.A41]=&quot;&quot;;&quot;&quot;;&quot;  insert into &quot;&quot;LOG_Logtype&quot;&quot; (   &quot;&quot;IDLogtype&quot;&quot;,    &quot;&quot;IFLogtype_parent&quot;&quot;,    &quot;&quot;Name&quot;&quot;  )  select    &quot; &amp; [.C41] &amp; &quot;,    null,    '&quot; &amp; [.A41] &amp; &quot;'   where not exists (   select &quot;&quot;IDLogtype&quot;&quot;    from &quot;&quot;LOG_Logtype&quot;&quot;    where &quot;&quot;IDLogtype&quot;&quot; = &quot; &amp; [.C41] &amp; &quot;  );   update &quot;&quot;LOG_Logtype&quot;&quot;  set    &quot;&quot;Name&quot;&quot; = '&quot; &amp; [.A41] &amp; &quot;'  where    &quot;&quot;IDLogtype&quot;&quot; = &quot; &amp; [.C4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1]+1" office:value-type="float" office:value="42">
            <text:p>42</text:p>
          </table:table-cell>
          <table:table-cell table:formula="of:=SUBSTITUTE(SUBSTITUTE(SUBSTITUTE([.A42];&quot;__WARNING&quot;;&quot;&quot;);&quot;__&quot;;&quot; - &quot;);&quot;_&quot;;&quot; &quot;)">
            <text:p/>
          </table:table-cell>
          <table:table-cell table:formula="of:=IF([.A42]=&quot;&quot;;&quot;&quot;;&quot;public const int &quot; &amp; [.A42] &amp; &quot; = &quot; &amp; [.C42] &amp; &quot;;&quot;)">
            <text:p/>
          </table:table-cell>
          <table:table-cell table:style-name="ce17" table:formula="of:=IF([.A42]=&quot;&quot;;&quot;&quot;;&quot;items_.Add(&quot; &amp; [.A42] &amp; &quot;, new PseudoEnumItem(&quot;&quot;&quot; &amp; [.D42] &amp; &quot;&quot;&quot;));&quot;)">
            <text:p/>
          </table:table-cell>
          <table:table-cell table:formula="of:=IF([.A42]=&quot;&quot;;&quot;&quot;;&quot;  insert into &quot;&quot;LOG_Logtype&quot;&quot; (   &quot;&quot;IDLogtype&quot;&quot;,    &quot;&quot;IFLogtype_parent&quot;&quot;,    &quot;&quot;Name&quot;&quot;  )  select    &quot; &amp; [.C42] &amp; &quot;,    null,    '&quot; &amp; [.A42] &amp; &quot;'   where not exists (   select &quot;&quot;IDLogtype&quot;&quot;    from &quot;&quot;LOG_Logtype&quot;&quot;    where &quot;&quot;IDLogtype&quot;&quot; = &quot; &amp; [.C42] &amp; &quot;  );   update &quot;&quot;LOG_Logtype&quot;&quot;  set    &quot;&quot;Name&quot;&quot; = '&quot; &amp; [.A42] &amp; &quot;'  where    &quot;&quot;IDLogtype&quot;&quot; = &quot; &amp; [.C4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2]+1" office:value-type="float" office:value="43">
            <text:p>43</text:p>
          </table:table-cell>
          <table:table-cell table:formula="of:=SUBSTITUTE(SUBSTITUTE(SUBSTITUTE([.A43];&quot;__WARNING&quot;;&quot;&quot;);&quot;__&quot;;&quot; - &quot;);&quot;_&quot;;&quot; &quot;)">
            <text:p/>
          </table:table-cell>
          <table:table-cell table:formula="of:=IF([.A43]=&quot;&quot;;&quot;&quot;;&quot;public const int &quot; &amp; [.A43] &amp; &quot; = &quot; &amp; [.C43] &amp; &quot;;&quot;)">
            <text:p/>
          </table:table-cell>
          <table:table-cell table:style-name="ce17" table:formula="of:=IF([.A43]=&quot;&quot;;&quot;&quot;;&quot;items_.Add(&quot; &amp; [.A43] &amp; &quot;, new PseudoEnumItem(&quot;&quot;&quot; &amp; [.D43] &amp; &quot;&quot;&quot;));&quot;)">
            <text:p/>
          </table:table-cell>
          <table:table-cell table:formula="of:=IF([.A43]=&quot;&quot;;&quot;&quot;;&quot;  insert into &quot;&quot;LOG_Logtype&quot;&quot; (   &quot;&quot;IDLogtype&quot;&quot;,    &quot;&quot;IFLogtype_parent&quot;&quot;,    &quot;&quot;Name&quot;&quot;  )  select    &quot; &amp; [.C43] &amp; &quot;,    null,    '&quot; &amp; [.A43] &amp; &quot;'   where not exists (   select &quot;&quot;IDLogtype&quot;&quot;    from &quot;&quot;LOG_Logtype&quot;&quot;    where &quot;&quot;IDLogtype&quot;&quot; = &quot; &amp; [.C43] &amp; &quot;  );   update &quot;&quot;LOG_Logtype&quot;&quot;  set    &quot;&quot;Name&quot;&quot; = '&quot; &amp; [.A43] &amp; &quot;'  where    &quot;&quot;IDLogtype&quot;&quot; = &quot; &amp; [.C4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3]+1" office:value-type="float" office:value="44">
            <text:p>44</text:p>
          </table:table-cell>
          <table:table-cell table:formula="of:=SUBSTITUTE(SUBSTITUTE(SUBSTITUTE([.A44];&quot;__WARNING&quot;;&quot;&quot;);&quot;__&quot;;&quot; - &quot;);&quot;_&quot;;&quot; &quot;)">
            <text:p/>
          </table:table-cell>
          <table:table-cell table:formula="of:=IF([.A44]=&quot;&quot;;&quot;&quot;;&quot;public const int &quot; &amp; [.A44] &amp; &quot; = &quot; &amp; [.C44] &amp; &quot;;&quot;)">
            <text:p/>
          </table:table-cell>
          <table:table-cell table:style-name="ce17" table:formula="of:=IF([.A44]=&quot;&quot;;&quot;&quot;;&quot;items_.Add(&quot; &amp; [.A44] &amp; &quot;, new PseudoEnumItem(&quot;&quot;&quot; &amp; [.D44] &amp; &quot;&quot;&quot;));&quot;)">
            <text:p/>
          </table:table-cell>
          <table:table-cell table:formula="of:=IF([.A44]=&quot;&quot;;&quot;&quot;;&quot;  insert into &quot;&quot;LOG_Logtype&quot;&quot; (   &quot;&quot;IDLogtype&quot;&quot;,    &quot;&quot;IFLogtype_parent&quot;&quot;,    &quot;&quot;Name&quot;&quot;  )  select    &quot; &amp; [.C44] &amp; &quot;,    null,    '&quot; &amp; [.A44] &amp; &quot;'   where not exists (   select &quot;&quot;IDLogtype&quot;&quot;    from &quot;&quot;LOG_Logtype&quot;&quot;    where &quot;&quot;IDLogtype&quot;&quot; = &quot; &amp; [.C44] &amp; &quot;  );   update &quot;&quot;LOG_Logtype&quot;&quot;  set    &quot;&quot;Name&quot;&quot; = '&quot; &amp; [.A44] &amp; &quot;'  where    &quot;&quot;IDLogtype&quot;&quot; = &quot; &amp; [.C4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4]+1" office:value-type="float" office:value="45">
            <text:p>45</text:p>
          </table:table-cell>
          <table:table-cell table:formula="of:=SUBSTITUTE(SUBSTITUTE(SUBSTITUTE([.A45];&quot;__WARNING&quot;;&quot;&quot;);&quot;__&quot;;&quot; - &quot;);&quot;_&quot;;&quot; &quot;)">
            <text:p/>
          </table:table-cell>
          <table:table-cell table:formula="of:=IF([.A45]=&quot;&quot;;&quot;&quot;;&quot;public const int &quot; &amp; [.A45] &amp; &quot; = &quot; &amp; [.C45] &amp; &quot;;&quot;)">
            <text:p/>
          </table:table-cell>
          <table:table-cell table:style-name="ce17" table:formula="of:=IF([.A45]=&quot;&quot;;&quot;&quot;;&quot;items_.Add(&quot; &amp; [.A45] &amp; &quot;, new PseudoEnumItem(&quot;&quot;&quot; &amp; [.D45] &amp; &quot;&quot;&quot;));&quot;)">
            <text:p/>
          </table:table-cell>
          <table:table-cell table:formula="of:=IF([.A45]=&quot;&quot;;&quot;&quot;;&quot;  insert into &quot;&quot;LOG_Logtype&quot;&quot; (   &quot;&quot;IDLogtype&quot;&quot;,    &quot;&quot;IFLogtype_parent&quot;&quot;,    &quot;&quot;Name&quot;&quot;  )  select    &quot; &amp; [.C45] &amp; &quot;,    null,    '&quot; &amp; [.A45] &amp; &quot;'   where not exists (   select &quot;&quot;IDLogtype&quot;&quot;    from &quot;&quot;LOG_Logtype&quot;&quot;    where &quot;&quot;IDLogtype&quot;&quot; = &quot; &amp; [.C45] &amp; &quot;  );   update &quot;&quot;LOG_Logtype&quot;&quot;  set    &quot;&quot;Name&quot;&quot; = '&quot; &amp; [.A45] &amp; &quot;'  where    &quot;&quot;IDLogtype&quot;&quot; = &quot; &amp; [.C4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5]+1" office:value-type="float" office:value="46">
            <text:p>46</text:p>
          </table:table-cell>
          <table:table-cell table:formula="of:=SUBSTITUTE(SUBSTITUTE(SUBSTITUTE([.A46];&quot;__WARNING&quot;;&quot;&quot;);&quot;__&quot;;&quot; - &quot;);&quot;_&quot;;&quot; &quot;)">
            <text:p/>
          </table:table-cell>
          <table:table-cell table:formula="of:=IF([.A46]=&quot;&quot;;&quot;&quot;;&quot;public const int &quot; &amp; [.A46] &amp; &quot; = &quot; &amp; [.C46] &amp; &quot;;&quot;)">
            <text:p/>
          </table:table-cell>
          <table:table-cell table:style-name="ce17" table:formula="of:=IF([.A46]=&quot;&quot;;&quot;&quot;;&quot;items_.Add(&quot; &amp; [.A46] &amp; &quot;, new PseudoEnumItem(&quot;&quot;&quot; &amp; [.D46] &amp; &quot;&quot;&quot;));&quot;)">
            <text:p/>
          </table:table-cell>
          <table:table-cell table:formula="of:=IF([.A46]=&quot;&quot;;&quot;&quot;;&quot;  insert into &quot;&quot;LOG_Logtype&quot;&quot; (   &quot;&quot;IDLogtype&quot;&quot;,    &quot;&quot;IFLogtype_parent&quot;&quot;,    &quot;&quot;Name&quot;&quot;  )  select    &quot; &amp; [.C46] &amp; &quot;,    null,    '&quot; &amp; [.A46] &amp; &quot;'   where not exists (   select &quot;&quot;IDLogtype&quot;&quot;    from &quot;&quot;LOG_Logtype&quot;&quot;    where &quot;&quot;IDLogtype&quot;&quot; = &quot; &amp; [.C46] &amp; &quot;  );   update &quot;&quot;LOG_Logtype&quot;&quot;  set    &quot;&quot;Name&quot;&quot; = '&quot; &amp; [.A46] &amp; &quot;'  where    &quot;&quot;IDLogtype&quot;&quot; = &quot; &amp; [.C4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6]+1" office:value-type="float" office:value="47">
            <text:p>47</text:p>
          </table:table-cell>
          <table:table-cell table:formula="of:=SUBSTITUTE(SUBSTITUTE(SUBSTITUTE([.A47];&quot;__WARNING&quot;;&quot;&quot;);&quot;__&quot;;&quot; - &quot;);&quot;_&quot;;&quot; &quot;)">
            <text:p/>
          </table:table-cell>
          <table:table-cell table:formula="of:=IF([.A47]=&quot;&quot;;&quot;&quot;;&quot;public const int &quot; &amp; [.A47] &amp; &quot; = &quot; &amp; [.C47] &amp; &quot;;&quot;)">
            <text:p/>
          </table:table-cell>
          <table:table-cell table:style-name="ce17" table:formula="of:=IF([.A47]=&quot;&quot;;&quot;&quot;;&quot;items_.Add(&quot; &amp; [.A47] &amp; &quot;, new PseudoEnumItem(&quot;&quot;&quot; &amp; [.D47] &amp; &quot;&quot;&quot;));&quot;)">
            <text:p/>
          </table:table-cell>
          <table:table-cell table:formula="of:=IF([.A47]=&quot;&quot;;&quot;&quot;;&quot;  insert into &quot;&quot;LOG_Logtype&quot;&quot; (   &quot;&quot;IDLogtype&quot;&quot;,    &quot;&quot;IFLogtype_parent&quot;&quot;,    &quot;&quot;Name&quot;&quot;  )  select    &quot; &amp; [.C47] &amp; &quot;,    null,    '&quot; &amp; [.A47] &amp; &quot;'   where not exists (   select &quot;&quot;IDLogtype&quot;&quot;    from &quot;&quot;LOG_Logtype&quot;&quot;    where &quot;&quot;IDLogtype&quot;&quot; = &quot; &amp; [.C47] &amp; &quot;  );   update &quot;&quot;LOG_Logtype&quot;&quot;  set    &quot;&quot;Name&quot;&quot; = '&quot; &amp; [.A47] &amp; &quot;'  where    &quot;&quot;IDLogtype&quot;&quot; = &quot; &amp; [.C4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7]+1" office:value-type="float" office:value="48">
            <text:p>48</text:p>
          </table:table-cell>
          <table:table-cell table:formula="of:=SUBSTITUTE(SUBSTITUTE(SUBSTITUTE([.A48];&quot;__WARNING&quot;;&quot;&quot;);&quot;__&quot;;&quot; - &quot;);&quot;_&quot;;&quot; &quot;)">
            <text:p/>
          </table:table-cell>
          <table:table-cell table:formula="of:=IF([.A48]=&quot;&quot;;&quot;&quot;;&quot;public const int &quot; &amp; [.A48] &amp; &quot; = &quot; &amp; [.C48] &amp; &quot;;&quot;)">
            <text:p/>
          </table:table-cell>
          <table:table-cell table:style-name="ce17" table:formula="of:=IF([.A48]=&quot;&quot;;&quot;&quot;;&quot;items_.Add(&quot; &amp; [.A48] &amp; &quot;, new PseudoEnumItem(&quot;&quot;&quot; &amp; [.D48] &amp; &quot;&quot;&quot;));&quot;)">
            <text:p/>
          </table:table-cell>
          <table:table-cell table:formula="of:=IF([.A48]=&quot;&quot;;&quot;&quot;;&quot;  insert into &quot;&quot;LOG_Logtype&quot;&quot; (   &quot;&quot;IDLogtype&quot;&quot;,    &quot;&quot;IFLogtype_parent&quot;&quot;,    &quot;&quot;Name&quot;&quot;  )  select    &quot; &amp; [.C48] &amp; &quot;,    null,    '&quot; &amp; [.A48] &amp; &quot;'   where not exists (   select &quot;&quot;IDLogtype&quot;&quot;    from &quot;&quot;LOG_Logtype&quot;&quot;    where &quot;&quot;IDLogtype&quot;&quot; = &quot; &amp; [.C48] &amp; &quot;  );   update &quot;&quot;LOG_Logtype&quot;&quot;  set    &quot;&quot;Name&quot;&quot; = '&quot; &amp; [.A48] &amp; &quot;'  where    &quot;&quot;IDLogtype&quot;&quot; = &quot; &amp; [.C4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8]+1" office:value-type="float" office:value="49">
            <text:p>49</text:p>
          </table:table-cell>
          <table:table-cell table:formula="of:=SUBSTITUTE(SUBSTITUTE(SUBSTITUTE([.A49];&quot;__WARNING&quot;;&quot;&quot;);&quot;__&quot;;&quot; - &quot;);&quot;_&quot;;&quot; &quot;)">
            <text:p/>
          </table:table-cell>
          <table:table-cell table:formula="of:=IF([.A49]=&quot;&quot;;&quot;&quot;;&quot;public const int &quot; &amp; [.A49] &amp; &quot; = &quot; &amp; [.C49] &amp; &quot;;&quot;)">
            <text:p/>
          </table:table-cell>
          <table:table-cell table:style-name="ce17" table:formula="of:=IF([.A49]=&quot;&quot;;&quot;&quot;;&quot;items_.Add(&quot; &amp; [.A49] &amp; &quot;, new PseudoEnumItem(&quot;&quot;&quot; &amp; [.D49] &amp; &quot;&quot;&quot;));&quot;)">
            <text:p/>
          </table:table-cell>
          <table:table-cell table:formula="of:=IF([.A49]=&quot;&quot;;&quot;&quot;;&quot;  insert into &quot;&quot;LOG_Logtype&quot;&quot; (   &quot;&quot;IDLogtype&quot;&quot;,    &quot;&quot;IFLogtype_parent&quot;&quot;,    &quot;&quot;Name&quot;&quot;  )  select    &quot; &amp; [.C49] &amp; &quot;,    null,    '&quot; &amp; [.A49] &amp; &quot;'   where not exists (   select &quot;&quot;IDLogtype&quot;&quot;    from &quot;&quot;LOG_Logtype&quot;&quot;    where &quot;&quot;IDLogtype&quot;&quot; = &quot; &amp; [.C49] &amp; &quot;  );   update &quot;&quot;LOG_Logtype&quot;&quot;  set    &quot;&quot;Name&quot;&quot; = '&quot; &amp; [.A49] &amp; &quot;'  where    &quot;&quot;IDLogtype&quot;&quot; = &quot; &amp; [.C4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9]+1" office:value-type="float" office:value="50">
            <text:p>50</text:p>
          </table:table-cell>
          <table:table-cell table:formula="of:=SUBSTITUTE(SUBSTITUTE(SUBSTITUTE([.A50];&quot;__WARNING&quot;;&quot;&quot;);&quot;__&quot;;&quot; - &quot;);&quot;_&quot;;&quot; &quot;)">
            <text:p/>
          </table:table-cell>
          <table:table-cell table:formula="of:=IF([.A50]=&quot;&quot;;&quot;&quot;;&quot;public const int &quot; &amp; [.A50] &amp; &quot; = &quot; &amp; [.C50] &amp; &quot;;&quot;)">
            <text:p/>
          </table:table-cell>
          <table:table-cell table:style-name="ce17" table:formula="of:=IF([.A50]=&quot;&quot;;&quot;&quot;;&quot;items_.Add(&quot; &amp; [.A50] &amp; &quot;, new PseudoEnumItem(&quot;&quot;&quot; &amp; [.D50] &amp; &quot;&quot;&quot;));&quot;)">
            <text:p/>
          </table:table-cell>
          <table:table-cell table:formula="of:=IF([.A50]=&quot;&quot;;&quot;&quot;;&quot;  insert into &quot;&quot;LOG_Logtype&quot;&quot; (   &quot;&quot;IDLogtype&quot;&quot;,    &quot;&quot;IFLogtype_parent&quot;&quot;,    &quot;&quot;Name&quot;&quot;  )  select    &quot; &amp; [.C50] &amp; &quot;,    null,    '&quot; &amp; [.A50] &amp; &quot;'   where not exists (   select &quot;&quot;IDLogtype&quot;&quot;    from &quot;&quot;LOG_Logtype&quot;&quot;    where &quot;&quot;IDLogtype&quot;&quot; = &quot; &amp; [.C50] &amp; &quot;  );   update &quot;&quot;LOG_Logtype&quot;&quot;  set    &quot;&quot;Name&quot;&quot; = '&quot; &amp; [.A50] &amp; &quot;'  where    &quot;&quot;IDLogtype&quot;&quot; = &quot; &amp; [.C5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0]+1" office:value-type="float" office:value="51">
            <text:p>51</text:p>
          </table:table-cell>
          <table:table-cell table:formula="of:=SUBSTITUTE(SUBSTITUTE(SUBSTITUTE([.A51];&quot;__WARNING&quot;;&quot;&quot;);&quot;__&quot;;&quot; - &quot;);&quot;_&quot;;&quot; &quot;)">
            <text:p/>
          </table:table-cell>
          <table:table-cell table:formula="of:=IF([.A51]=&quot;&quot;;&quot;&quot;;&quot;public const int &quot; &amp; [.A51] &amp; &quot; = &quot; &amp; [.C51] &amp; &quot;;&quot;)">
            <text:p/>
          </table:table-cell>
          <table:table-cell table:style-name="ce17" table:formula="of:=IF([.A51]=&quot;&quot;;&quot;&quot;;&quot;items_.Add(&quot; &amp; [.A51] &amp; &quot;, new PseudoEnumItem(&quot;&quot;&quot; &amp; [.D51] &amp; &quot;&quot;&quot;));&quot;)">
            <text:p/>
          </table:table-cell>
          <table:table-cell table:formula="of:=IF([.A51]=&quot;&quot;;&quot;&quot;;&quot;  insert into &quot;&quot;LOG_Logtype&quot;&quot; (   &quot;&quot;IDLogtype&quot;&quot;,    &quot;&quot;IFLogtype_parent&quot;&quot;,    &quot;&quot;Name&quot;&quot;  )  select    &quot; &amp; [.C51] &amp; &quot;,    null,    '&quot; &amp; [.A51] &amp; &quot;'   where not exists (   select &quot;&quot;IDLogtype&quot;&quot;    from &quot;&quot;LOG_Logtype&quot;&quot;    where &quot;&quot;IDLogtype&quot;&quot; = &quot; &amp; [.C51] &amp; &quot;  );   update &quot;&quot;LOG_Logtype&quot;&quot;  set    &quot;&quot;Name&quot;&quot; = '&quot; &amp; [.A51] &amp; &quot;'  where    &quot;&quot;IDLogtype&quot;&quot; = &quot; &amp; [.C5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1]+1" office:value-type="float" office:value="52">
            <text:p>52</text:p>
          </table:table-cell>
          <table:table-cell table:formula="of:=SUBSTITUTE(SUBSTITUTE(SUBSTITUTE([.A52];&quot;__WARNING&quot;;&quot;&quot;);&quot;__&quot;;&quot; - &quot;);&quot;_&quot;;&quot; &quot;)">
            <text:p/>
          </table:table-cell>
          <table:table-cell table:formula="of:=IF([.A52]=&quot;&quot;;&quot;&quot;;&quot;public const int &quot; &amp; [.A52] &amp; &quot; = &quot; &amp; [.C52] &amp; &quot;;&quot;)">
            <text:p/>
          </table:table-cell>
          <table:table-cell table:style-name="ce17" table:formula="of:=IF([.A52]=&quot;&quot;;&quot;&quot;;&quot;items_.Add(&quot; &amp; [.A52] &amp; &quot;, new PseudoEnumItem(&quot;&quot;&quot; &amp; [.D52] &amp; &quot;&quot;&quot;));&quot;)">
            <text:p/>
          </table:table-cell>
          <table:table-cell table:formula="of:=IF([.A52]=&quot;&quot;;&quot;&quot;;&quot;  insert into &quot;&quot;LOG_Logtype&quot;&quot; (   &quot;&quot;IDLogtype&quot;&quot;,    &quot;&quot;IFLogtype_parent&quot;&quot;,    &quot;&quot;Name&quot;&quot;  )  select    &quot; &amp; [.C52] &amp; &quot;,    null,    '&quot; &amp; [.A52] &amp; &quot;'   where not exists (   select &quot;&quot;IDLogtype&quot;&quot;    from &quot;&quot;LOG_Logtype&quot;&quot;    where &quot;&quot;IDLogtype&quot;&quot; = &quot; &amp; [.C52] &amp; &quot;  );   update &quot;&quot;LOG_Logtype&quot;&quot;  set    &quot;&quot;Name&quot;&quot; = '&quot; &amp; [.A52] &amp; &quot;'  where    &quot;&quot;IDLogtype&quot;&quot; = &quot; &amp; [.C5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2]+1" office:value-type="float" office:value="53">
            <text:p>53</text:p>
          </table:table-cell>
          <table:table-cell table:formula="of:=SUBSTITUTE(SUBSTITUTE(SUBSTITUTE([.A53];&quot;__WARNING&quot;;&quot;&quot;);&quot;__&quot;;&quot; - &quot;);&quot;_&quot;;&quot; &quot;)">
            <text:p/>
          </table:table-cell>
          <table:table-cell table:formula="of:=IF([.A53]=&quot;&quot;;&quot;&quot;;&quot;public const int &quot; &amp; [.A53] &amp; &quot; = &quot; &amp; [.C53] &amp; &quot;;&quot;)">
            <text:p/>
          </table:table-cell>
          <table:table-cell table:style-name="ce17" table:formula="of:=IF([.A53]=&quot;&quot;;&quot;&quot;;&quot;items_.Add(&quot; &amp; [.A53] &amp; &quot;, new PseudoEnumItem(&quot;&quot;&quot; &amp; [.D53] &amp; &quot;&quot;&quot;));&quot;)">
            <text:p/>
          </table:table-cell>
          <table:table-cell table:formula="of:=IF([.A53]=&quot;&quot;;&quot;&quot;;&quot;  insert into &quot;&quot;LOG_Logtype&quot;&quot; (   &quot;&quot;IDLogtype&quot;&quot;,    &quot;&quot;IFLogtype_parent&quot;&quot;,    &quot;&quot;Name&quot;&quot;  )  select    &quot; &amp; [.C53] &amp; &quot;,    null,    '&quot; &amp; [.A53] &amp; &quot;'   where not exists (   select &quot;&quot;IDLogtype&quot;&quot;    from &quot;&quot;LOG_Logtype&quot;&quot;    where &quot;&quot;IDLogtype&quot;&quot; = &quot; &amp; [.C53] &amp; &quot;  );   update &quot;&quot;LOG_Logtype&quot;&quot;  set    &quot;&quot;Name&quot;&quot; = '&quot; &amp; [.A53] &amp; &quot;'  where    &quot;&quot;IDLogtype&quot;&quot; = &quot; &amp; [.C5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3]+1" office:value-type="float" office:value="54">
            <text:p>54</text:p>
          </table:table-cell>
          <table:table-cell table:formula="of:=SUBSTITUTE(SUBSTITUTE(SUBSTITUTE([.A54];&quot;__WARNING&quot;;&quot;&quot;);&quot;__&quot;;&quot; - &quot;);&quot;_&quot;;&quot; &quot;)">
            <text:p/>
          </table:table-cell>
          <table:table-cell table:formula="of:=IF([.A54]=&quot;&quot;;&quot;&quot;;&quot;public const int &quot; &amp; [.A54] &amp; &quot; = &quot; &amp; [.C54] &amp; &quot;;&quot;)">
            <text:p/>
          </table:table-cell>
          <table:table-cell table:style-name="ce17" table:formula="of:=IF([.A54]=&quot;&quot;;&quot;&quot;;&quot;items_.Add(&quot; &amp; [.A54] &amp; &quot;, new PseudoEnumItem(&quot;&quot;&quot; &amp; [.D54] &amp; &quot;&quot;&quot;));&quot;)">
            <text:p/>
          </table:table-cell>
          <table:table-cell table:formula="of:=IF([.A54]=&quot;&quot;;&quot;&quot;;&quot;  insert into &quot;&quot;LOG_Logtype&quot;&quot; (   &quot;&quot;IDLogtype&quot;&quot;,    &quot;&quot;IFLogtype_parent&quot;&quot;,    &quot;&quot;Name&quot;&quot;  )  select    &quot; &amp; [.C54] &amp; &quot;,    null,    '&quot; &amp; [.A54] &amp; &quot;'   where not exists (   select &quot;&quot;IDLogtype&quot;&quot;    from &quot;&quot;LOG_Logtype&quot;&quot;    where &quot;&quot;IDLogtype&quot;&quot; = &quot; &amp; [.C54] &amp; &quot;  );   update &quot;&quot;LOG_Logtype&quot;&quot;  set    &quot;&quot;Name&quot;&quot; = '&quot; &amp; [.A54] &amp; &quot;'  where    &quot;&quot;IDLogtype&quot;&quot; = &quot; &amp; [.C5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4]+1" office:value-type="float" office:value="55">
            <text:p>55</text:p>
          </table:table-cell>
          <table:table-cell table:formula="of:=SUBSTITUTE(SUBSTITUTE(SUBSTITUTE([.A55];&quot;__WARNING&quot;;&quot;&quot;);&quot;__&quot;;&quot; - &quot;);&quot;_&quot;;&quot; &quot;)">
            <text:p/>
          </table:table-cell>
          <table:table-cell table:formula="of:=IF([.A55]=&quot;&quot;;&quot;&quot;;&quot;public const int &quot; &amp; [.A55] &amp; &quot; = &quot; &amp; [.C55] &amp; &quot;;&quot;)">
            <text:p/>
          </table:table-cell>
          <table:table-cell table:style-name="ce17" table:formula="of:=IF([.A55]=&quot;&quot;;&quot;&quot;;&quot;items_.Add(&quot; &amp; [.A55] &amp; &quot;, new PseudoEnumItem(&quot;&quot;&quot; &amp; [.D55] &amp; &quot;&quot;&quot;));&quot;)">
            <text:p/>
          </table:table-cell>
          <table:table-cell table:formula="of:=IF([.A55]=&quot;&quot;;&quot;&quot;;&quot;  insert into &quot;&quot;LOG_Logtype&quot;&quot; (   &quot;&quot;IDLogtype&quot;&quot;,    &quot;&quot;IFLogtype_parent&quot;&quot;,    &quot;&quot;Name&quot;&quot;  )  select    &quot; &amp; [.C55] &amp; &quot;,    null,    '&quot; &amp; [.A55] &amp; &quot;'   where not exists (   select &quot;&quot;IDLogtype&quot;&quot;    from &quot;&quot;LOG_Logtype&quot;&quot;    where &quot;&quot;IDLogtype&quot;&quot; = &quot; &amp; [.C55] &amp; &quot;  );   update &quot;&quot;LOG_Logtype&quot;&quot;  set    &quot;&quot;Name&quot;&quot; = '&quot; &amp; [.A55] &amp; &quot;'  where    &quot;&quot;IDLogtype&quot;&quot; = &quot; &amp; [.C5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5]+1" office:value-type="float" office:value="56">
            <text:p>56</text:p>
          </table:table-cell>
          <table:table-cell table:formula="of:=SUBSTITUTE(SUBSTITUTE(SUBSTITUTE([.A56];&quot;__WARNING&quot;;&quot;&quot;);&quot;__&quot;;&quot; - &quot;);&quot;_&quot;;&quot; &quot;)">
            <text:p/>
          </table:table-cell>
          <table:table-cell table:formula="of:=IF([.A56]=&quot;&quot;;&quot;&quot;;&quot;public const int &quot; &amp; [.A56] &amp; &quot; = &quot; &amp; [.C56] &amp; &quot;;&quot;)">
            <text:p/>
          </table:table-cell>
          <table:table-cell table:style-name="ce17" table:formula="of:=IF([.A56]=&quot;&quot;;&quot;&quot;;&quot;items_.Add(&quot; &amp; [.A56] &amp; &quot;, new PseudoEnumItem(&quot;&quot;&quot; &amp; [.D56] &amp; &quot;&quot;&quot;));&quot;)">
            <text:p/>
          </table:table-cell>
          <table:table-cell table:formula="of:=IF([.A56]=&quot;&quot;;&quot;&quot;;&quot;  insert into &quot;&quot;LOG_Logtype&quot;&quot; (   &quot;&quot;IDLogtype&quot;&quot;,    &quot;&quot;IFLogtype_parent&quot;&quot;,    &quot;&quot;Name&quot;&quot;  )  select    &quot; &amp; [.C56] &amp; &quot;,    null,    '&quot; &amp; [.A56] &amp; &quot;'   where not exists (   select &quot;&quot;IDLogtype&quot;&quot;    from &quot;&quot;LOG_Logtype&quot;&quot;    where &quot;&quot;IDLogtype&quot;&quot; = &quot; &amp; [.C56] &amp; &quot;  );   update &quot;&quot;LOG_Logtype&quot;&quot;  set    &quot;&quot;Name&quot;&quot; = '&quot; &amp; [.A56] &amp; &quot;'  where    &quot;&quot;IDLogtype&quot;&quot; = &quot; &amp; [.C5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6]+1" office:value-type="float" office:value="57">
            <text:p>57</text:p>
          </table:table-cell>
          <table:table-cell table:formula="of:=SUBSTITUTE(SUBSTITUTE(SUBSTITUTE([.A57];&quot;__WARNING&quot;;&quot;&quot;);&quot;__&quot;;&quot; - &quot;);&quot;_&quot;;&quot; &quot;)">
            <text:p/>
          </table:table-cell>
          <table:table-cell table:formula="of:=IF([.A57]=&quot;&quot;;&quot;&quot;;&quot;public const int &quot; &amp; [.A57] &amp; &quot; = &quot; &amp; [.C57] &amp; &quot;;&quot;)">
            <text:p/>
          </table:table-cell>
          <table:table-cell table:style-name="ce17" table:formula="of:=IF([.A57]=&quot;&quot;;&quot;&quot;;&quot;items_.Add(&quot; &amp; [.A57] &amp; &quot;, new PseudoEnumItem(&quot;&quot;&quot; &amp; [.D57] &amp; &quot;&quot;&quot;));&quot;)">
            <text:p/>
          </table:table-cell>
          <table:table-cell table:formula="of:=IF([.A57]=&quot;&quot;;&quot;&quot;;&quot;  insert into &quot;&quot;LOG_Logtype&quot;&quot; (   &quot;&quot;IDLogtype&quot;&quot;,    &quot;&quot;IFLogtype_parent&quot;&quot;,    &quot;&quot;Name&quot;&quot;  )  select    &quot; &amp; [.C57] &amp; &quot;,    null,    '&quot; &amp; [.A57] &amp; &quot;'   where not exists (   select &quot;&quot;IDLogtype&quot;&quot;    from &quot;&quot;LOG_Logtype&quot;&quot;    where &quot;&quot;IDLogtype&quot;&quot; = &quot; &amp; [.C57] &amp; &quot;  );   update &quot;&quot;LOG_Logtype&quot;&quot;  set    &quot;&quot;Name&quot;&quot; = '&quot; &amp; [.A57] &amp; &quot;'  where    &quot;&quot;IDLogtype&quot;&quot; = &quot; &amp; [.C5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7]+1" office:value-type="float" office:value="58">
            <text:p>58</text:p>
          </table:table-cell>
          <table:table-cell table:formula="of:=SUBSTITUTE(SUBSTITUTE(SUBSTITUTE([.A58];&quot;__WARNING&quot;;&quot;&quot;);&quot;__&quot;;&quot; - &quot;);&quot;_&quot;;&quot; &quot;)">
            <text:p/>
          </table:table-cell>
          <table:table-cell table:formula="of:=IF([.A58]=&quot;&quot;;&quot;&quot;;&quot;public const int &quot; &amp; [.A58] &amp; &quot; = &quot; &amp; [.C58] &amp; &quot;;&quot;)">
            <text:p/>
          </table:table-cell>
          <table:table-cell table:style-name="ce17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formula="of:=IF([.A58]=&quot;&quot;;&quot;&quot;;&quot;  insert into &quot;&quot;LOG_Logtype&quot;&quot; (   &quot;&quot;IDLogtype&quot;&quot;,    &quot;&quot;IFLogtype_parent&quot;&quot;,    &quot;&quot;Name&quot;&quot;  )  select    &quot; &amp; [.C58] &amp; &quot;,    null,    '&quot; &amp; [.A58] &amp; &quot;'   where not exists (   select &quot;&quot;IDLogtype&quot;&quot;    from &quot;&quot;LOG_Logtype&quot;&quot;    where &quot;&quot;IDLogtype&quot;&quot; = &quot; &amp; [.C58] &amp; &quot;  );   update &quot;&quot;LOG_Logtype&quot;&quot;  set    &quot;&quot;Name&quot;&quot; = '&quot; &amp; [.A58] &amp; &quot;'  where    &quot;&quot;IDLogtype&quot;&quot; = &quot; &amp; [.C5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8]+1" office:value-type="float" office:value="59">
            <text:p>59</text:p>
          </table:table-cell>
          <table:table-cell table:formula="of:=SUBSTITUTE(SUBSTITUTE(SUBSTITUTE([.A59];&quot;__WARNING&quot;;&quot;&quot;);&quot;__&quot;;&quot; - &quot;);&quot;_&quot;;&quot; &quot;)">
            <text:p/>
          </table:table-cell>
          <table:table-cell table:formula="of:=IF([.A59]=&quot;&quot;;&quot;&quot;;&quot;public const int &quot; &amp; [.A59] &amp; &quot; = &quot; &amp; [.C59] &amp; &quot;;&quot;)">
            <text:p/>
          </table:table-cell>
          <table:table-cell table:style-name="ce17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formula="of:=IF([.A59]=&quot;&quot;;&quot;&quot;;&quot;  insert into &quot;&quot;LOG_Logtype&quot;&quot; (   &quot;&quot;IDLogtype&quot;&quot;,    &quot;&quot;IFLogtype_parent&quot;&quot;,    &quot;&quot;Name&quot;&quot;  )  select    &quot; &amp; [.C59] &amp; &quot;,    null,    '&quot; &amp; [.A59] &amp; &quot;'   where not exists (   select &quot;&quot;IDLogtype&quot;&quot;    from &quot;&quot;LOG_Logtype&quot;&quot;    where &quot;&quot;IDLogtype&quot;&quot; = &quot; &amp; [.C59] &amp; &quot;  );   update &quot;&quot;LOG_Logtype&quot;&quot;  set    &quot;&quot;Name&quot;&quot; = '&quot; &amp; [.A59] &amp; &quot;'  where    &quot;&quot;IDLogtype&quot;&quot; = &quot; &amp; [.C5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9]+1" office:value-type="float" office:value="60">
            <text:p>60</text:p>
          </table:table-cell>
          <table:table-cell table:formula="of:=SUBSTITUTE(SUBSTITUTE(SUBSTITUTE([.A60];&quot;__WARNING&quot;;&quot;&quot;);&quot;__&quot;;&quot; - &quot;);&quot;_&quot;;&quot; &quot;)">
            <text:p/>
          </table:table-cell>
          <table:table-cell table:formula="of:=IF([.A60]=&quot;&quot;;&quot;&quot;;&quot;public const int &quot; &amp; [.A60] &amp; &quot; = &quot; &amp; [.C60] &amp; &quot;;&quot;)">
            <text:p/>
          </table:table-cell>
          <table:table-cell table:style-name="ce17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formula="of:=IF([.A60]=&quot;&quot;;&quot;&quot;;&quot;  insert into &quot;&quot;LOG_Logtype&quot;&quot; (   &quot;&quot;IDLogtype&quot;&quot;,    &quot;&quot;IFLogtype_parent&quot;&quot;,    &quot;&quot;Name&quot;&quot;  )  select    &quot; &amp; [.C60] &amp; &quot;,    null,    '&quot; &amp; [.A60] &amp; &quot;'   where not exists (   select &quot;&quot;IDLogtype&quot;&quot;    from &quot;&quot;LOG_Logtype&quot;&quot;    where &quot;&quot;IDLogtype&quot;&quot; = &quot; &amp; [.C60] &amp; &quot;  );   update &quot;&quot;LOG_Logtype&quot;&quot;  set    &quot;&quot;Name&quot;&quot; = '&quot; &amp; [.A60] &amp; &quot;'  where    &quot;&quot;IDLogtype&quot;&quot; = &quot; &amp; [.C6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0]+1" office:value-type="float" office:value="61">
            <text:p>61</text:p>
          </table:table-cell>
          <table:table-cell table:formula="of:=SUBSTITUTE(SUBSTITUTE(SUBSTITUTE([.A61];&quot;__WARNING&quot;;&quot;&quot;);&quot;__&quot;;&quot; - &quot;);&quot;_&quot;;&quot; &quot;)">
            <text:p/>
          </table:table-cell>
          <table:table-cell table:formula="of:=IF([.A61]=&quot;&quot;;&quot;&quot;;&quot;public const int &quot; &amp; [.A61] &amp; &quot; = &quot; &amp; [.C61] &amp; &quot;;&quot;)">
            <text:p/>
          </table:table-cell>
          <table:table-cell table:style-name="ce17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formula="of:=IF([.A61]=&quot;&quot;;&quot;&quot;;&quot;  insert into &quot;&quot;LOG_Logtype&quot;&quot; (   &quot;&quot;IDLogtype&quot;&quot;,    &quot;&quot;IFLogtype_parent&quot;&quot;,    &quot;&quot;Name&quot;&quot;  )  select    &quot; &amp; [.C61] &amp; &quot;,    null,    '&quot; &amp; [.A61] &amp; &quot;'   where not exists (   select &quot;&quot;IDLogtype&quot;&quot;    from &quot;&quot;LOG_Logtype&quot;&quot;    where &quot;&quot;IDLogtype&quot;&quot; = &quot; &amp; [.C61] &amp; &quot;  );   update &quot;&quot;LOG_Logtype&quot;&quot;  set    &quot;&quot;Name&quot;&quot; = '&quot; &amp; [.A61] &amp; &quot;'  where    &quot;&quot;IDLogtype&quot;&quot; = &quot; &amp; [.C6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1]+1" office:value-type="float" office:value="62">
            <text:p>62</text:p>
          </table:table-cell>
          <table:table-cell table:formula="of:=SUBSTITUTE(SUBSTITUTE(SUBSTITUTE([.A62];&quot;__WARNING&quot;;&quot;&quot;);&quot;__&quot;;&quot; - &quot;);&quot;_&quot;;&quot; &quot;)">
            <text:p/>
          </table:table-cell>
          <table:table-cell table:formula="of:=IF([.A62]=&quot;&quot;;&quot;&quot;;&quot;public const int &quot; &amp; [.A62] &amp; &quot; = &quot; &amp; [.C62] &amp; &quot;;&quot;)">
            <text:p/>
          </table:table-cell>
          <table:table-cell table:style-name="ce17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formula="of:=IF([.A62]=&quot;&quot;;&quot;&quot;;&quot;  insert into &quot;&quot;LOG_Logtype&quot;&quot; (   &quot;&quot;IDLogtype&quot;&quot;,    &quot;&quot;IFLogtype_parent&quot;&quot;,    &quot;&quot;Name&quot;&quot;  )  select    &quot; &amp; [.C62] &amp; &quot;,    null,    '&quot; &amp; [.A62] &amp; &quot;'   where not exists (   select &quot;&quot;IDLogtype&quot;&quot;    from &quot;&quot;LOG_Logtype&quot;&quot;    where &quot;&quot;IDLogtype&quot;&quot; = &quot; &amp; [.C62] &amp; &quot;  );   update &quot;&quot;LOG_Logtype&quot;&quot;  set    &quot;&quot;Name&quot;&quot; = '&quot; &amp; [.A62] &amp; &quot;'  where    &quot;&quot;IDLogtype&quot;&quot; = &quot; &amp; [.C6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2]+1" office:value-type="float" office:value="63">
            <text:p>63</text:p>
          </table:table-cell>
          <table:table-cell table:formula="of:=SUBSTITUTE(SUBSTITUTE(SUBSTITUTE([.A63];&quot;__WARNING&quot;;&quot;&quot;);&quot;__&quot;;&quot; - &quot;);&quot;_&quot;;&quot; &quot;)">
            <text:p/>
          </table:table-cell>
          <table:table-cell table:formula="of:=IF([.A63]=&quot;&quot;;&quot;&quot;;&quot;public const int &quot; &amp; [.A63] &amp; &quot; = &quot; &amp; [.C63] &amp; &quot;;&quot;)">
            <text:p/>
          </table:table-cell>
          <table:table-cell table:style-name="ce17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formula="of:=IF([.A63]=&quot;&quot;;&quot;&quot;;&quot;  insert into &quot;&quot;LOG_Logtype&quot;&quot; (   &quot;&quot;IDLogtype&quot;&quot;,    &quot;&quot;IFLogtype_parent&quot;&quot;,    &quot;&quot;Name&quot;&quot;  )  select    &quot; &amp; [.C63] &amp; &quot;,    null,    '&quot; &amp; [.A63] &amp; &quot;'   where not exists (   select &quot;&quot;IDLogtype&quot;&quot;    from &quot;&quot;LOG_Logtype&quot;&quot;    where &quot;&quot;IDLogtype&quot;&quot; = &quot; &amp; [.C63] &amp; &quot;  );   update &quot;&quot;LOG_Logtype&quot;&quot;  set    &quot;&quot;Name&quot;&quot; = '&quot; &amp; [.A63] &amp; &quot;'  where    &quot;&quot;IDLogtype&quot;&quot; = &quot; &amp; [.C6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3]+1" office:value-type="float" office:value="64">
            <text:p>64</text:p>
          </table:table-cell>
          <table:table-cell table:formula="of:=SUBSTITUTE(SUBSTITUTE(SUBSTITUTE([.A64];&quot;__WARNING&quot;;&quot;&quot;);&quot;__&quot;;&quot; - &quot;);&quot;_&quot;;&quot; &quot;)">
            <text:p/>
          </table:table-cell>
          <table:table-cell table:formula="of:=IF([.A64]=&quot;&quot;;&quot;&quot;;&quot;public const int &quot; &amp; [.A64] &amp; &quot; = &quot; &amp; [.C64] &amp; &quot;;&quot;)">
            <text:p/>
          </table:table-cell>
          <table:table-cell table:style-name="ce17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formula="of:=IF([.A64]=&quot;&quot;;&quot;&quot;;&quot;  insert into &quot;&quot;LOG_Logtype&quot;&quot; (   &quot;&quot;IDLogtype&quot;&quot;,    &quot;&quot;IFLogtype_parent&quot;&quot;,    &quot;&quot;Name&quot;&quot;  )  select    &quot; &amp; [.C64] &amp; &quot;,    null,    '&quot; &amp; [.A64] &amp; &quot;'   where not exists (   select &quot;&quot;IDLogtype&quot;&quot;    from &quot;&quot;LOG_Logtype&quot;&quot;    where &quot;&quot;IDLogtype&quot;&quot; = &quot; &amp; [.C64] &amp; &quot;  );   update &quot;&quot;LOG_Logtype&quot;&quot;  set    &quot;&quot;Name&quot;&quot; = '&quot; &amp; [.A64] &amp; &quot;'  where    &quot;&quot;IDLogtype&quot;&quot; = &quot; &amp; [.C6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4]+1" office:value-type="float" office:value="65">
            <text:p>65</text:p>
          </table:table-cell>
          <table:table-cell table:formula="of:=SUBSTITUTE(SUBSTITUTE(SUBSTITUTE([.A65];&quot;__WARNING&quot;;&quot;&quot;);&quot;__&quot;;&quot; - &quot;);&quot;_&quot;;&quot; &quot;)">
            <text:p/>
          </table:table-cell>
          <table:table-cell table:formula="of:=IF([.A65]=&quot;&quot;;&quot;&quot;;&quot;public const int &quot; &amp; [.A65] &amp; &quot; = &quot; &amp; [.C65] &amp; &quot;;&quot;)">
            <text:p/>
          </table:table-cell>
          <table:table-cell table:style-name="ce17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formula="of:=IF([.A65]=&quot;&quot;;&quot;&quot;;&quot;  insert into &quot;&quot;LOG_Logtype&quot;&quot; (   &quot;&quot;IDLogtype&quot;&quot;,    &quot;&quot;IFLogtype_parent&quot;&quot;,    &quot;&quot;Name&quot;&quot;  )  select    &quot; &amp; [.C65] &amp; &quot;,    null,    '&quot; &amp; [.A65] &amp; &quot;'   where not exists (   select &quot;&quot;IDLogtype&quot;&quot;    from &quot;&quot;LOG_Logtype&quot;&quot;    where &quot;&quot;IDLogtype&quot;&quot; = &quot; &amp; [.C65] &amp; &quot;  );   update &quot;&quot;LOG_Logtype&quot;&quot;  set    &quot;&quot;Name&quot;&quot; = '&quot; &amp; [.A65] &amp; &quot;'  where    &quot;&quot;IDLogtype&quot;&quot; = &quot; &amp; [.C6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5]+1" office:value-type="float" office:value="66">
            <text:p>66</text:p>
          </table:table-cell>
          <table:table-cell table:formula="of:=SUBSTITUTE(SUBSTITUTE(SUBSTITUTE([.A66];&quot;__WARNING&quot;;&quot;&quot;);&quot;__&quot;;&quot; - &quot;);&quot;_&quot;;&quot; &quot;)">
            <text:p/>
          </table:table-cell>
          <table:table-cell table:formula="of:=IF([.A66]=&quot;&quot;;&quot;&quot;;&quot;public const int &quot; &amp; [.A66] &amp; &quot; = &quot; &amp; [.C66] &amp; &quot;;&quot;)">
            <text:p/>
          </table:table-cell>
          <table:table-cell table:style-name="ce17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formula="of:=IF([.A66]=&quot;&quot;;&quot;&quot;;&quot;  insert into &quot;&quot;LOG_Logtype&quot;&quot; (   &quot;&quot;IDLogtype&quot;&quot;,    &quot;&quot;IFLogtype_parent&quot;&quot;,    &quot;&quot;Name&quot;&quot;  )  select    &quot; &amp; [.C66] &amp; &quot;,    null,    '&quot; &amp; [.A66] &amp; &quot;'   where not exists (   select &quot;&quot;IDLogtype&quot;&quot;    from &quot;&quot;LOG_Logtype&quot;&quot;    where &quot;&quot;IDLogtype&quot;&quot; = &quot; &amp; [.C66] &amp; &quot;  );   update &quot;&quot;LOG_Logtype&quot;&quot;  set    &quot;&quot;Name&quot;&quot; = '&quot; &amp; [.A66] &amp; &quot;'  where    &quot;&quot;IDLogtype&quot;&quot; = &quot; &amp; [.C6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6]+1" office:value-type="float" office:value="67">
            <text:p>67</text:p>
          </table:table-cell>
          <table:table-cell table:formula="of:=SUBSTITUTE(SUBSTITUTE(SUBSTITUTE([.A67];&quot;__WARNING&quot;;&quot;&quot;);&quot;__&quot;;&quot; - &quot;);&quot;_&quot;;&quot; &quot;)">
            <text:p/>
          </table:table-cell>
          <table:table-cell table:formula="of:=IF([.A67]=&quot;&quot;;&quot;&quot;;&quot;public const int &quot; &amp; [.A67] &amp; &quot; = &quot; &amp; [.C67] &amp; &quot;;&quot;)">
            <text:p/>
          </table:table-cell>
          <table:table-cell table:style-name="ce17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formula="of:=IF([.A67]=&quot;&quot;;&quot;&quot;;&quot;  insert into &quot;&quot;LOG_Logtype&quot;&quot; (   &quot;&quot;IDLogtype&quot;&quot;,    &quot;&quot;IFLogtype_parent&quot;&quot;,    &quot;&quot;Name&quot;&quot;  )  select    &quot; &amp; [.C67] &amp; &quot;,    null,    '&quot; &amp; [.A67] &amp; &quot;'   where not exists (   select &quot;&quot;IDLogtype&quot;&quot;    from &quot;&quot;LOG_Logtype&quot;&quot;    where &quot;&quot;IDLogtype&quot;&quot; = &quot; &amp; [.C67] &amp; &quot;  );   update &quot;&quot;LOG_Logtype&quot;&quot;  set    &quot;&quot;Name&quot;&quot; = '&quot; &amp; [.A67] &amp; &quot;'  where    &quot;&quot;IDLogtype&quot;&quot; = &quot; &amp; [.C6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7]+1" office:value-type="float" office:value="68">
            <text:p>68</text:p>
          </table:table-cell>
          <table:table-cell table:formula="of:=SUBSTITUTE(SUBSTITUTE(SUBSTITUTE([.A68];&quot;__WARNING&quot;;&quot;&quot;);&quot;__&quot;;&quot; - &quot;);&quot;_&quot;;&quot; &quot;)">
            <text:p/>
          </table:table-cell>
          <table:table-cell table:formula="of:=IF([.A68]=&quot;&quot;;&quot;&quot;;&quot;public const int &quot; &amp; [.A68] &amp; &quot; = &quot; &amp; [.C68] &amp; &quot;;&quot;)">
            <text:p/>
          </table:table-cell>
          <table:table-cell table:style-name="ce17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formula="of:=IF([.A68]=&quot;&quot;;&quot;&quot;;&quot;  insert into &quot;&quot;LOG_Logtype&quot;&quot; (   &quot;&quot;IDLogtype&quot;&quot;,    &quot;&quot;IFLogtype_parent&quot;&quot;,    &quot;&quot;Name&quot;&quot;  )  select    &quot; &amp; [.C68] &amp; &quot;,    null,    '&quot; &amp; [.A68] &amp; &quot;'   where not exists (   select &quot;&quot;IDLogtype&quot;&quot;    from &quot;&quot;LOG_Logtype&quot;&quot;    where &quot;&quot;IDLogtype&quot;&quot; = &quot; &amp; [.C68] &amp; &quot;  );   update &quot;&quot;LOG_Logtype&quot;&quot;  set    &quot;&quot;Name&quot;&quot; = '&quot; &amp; [.A68] &amp; &quot;'  where    &quot;&quot;IDLogtype&quot;&quot; = &quot; &amp; [.C6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8]+1" office:value-type="float" office:value="69">
            <text:p>69</text:p>
          </table:table-cell>
          <table:table-cell table:formula="of:=SUBSTITUTE(SUBSTITUTE(SUBSTITUTE([.A69];&quot;__WARNING&quot;;&quot;&quot;);&quot;__&quot;;&quot; - &quot;);&quot;_&quot;;&quot; &quot;)">
            <text:p/>
          </table:table-cell>
          <table:table-cell table:formula="of:=IF([.A69]=&quot;&quot;;&quot;&quot;;&quot;public const int &quot; &amp; [.A69] &amp; &quot; = &quot; &amp; [.C69] &amp; &quot;;&quot;)">
            <text:p/>
          </table:table-cell>
          <table:table-cell table:style-name="ce17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formula="of:=IF([.A69]=&quot;&quot;;&quot;&quot;;&quot;  insert into &quot;&quot;LOG_Logtype&quot;&quot; (   &quot;&quot;IDLogtype&quot;&quot;,    &quot;&quot;IFLogtype_parent&quot;&quot;,    &quot;&quot;Name&quot;&quot;  )  select    &quot; &amp; [.C69] &amp; &quot;,    null,    '&quot; &amp; [.A69] &amp; &quot;'   where not exists (   select &quot;&quot;IDLogtype&quot;&quot;    from &quot;&quot;LOG_Logtype&quot;&quot;    where &quot;&quot;IDLogtype&quot;&quot; = &quot; &amp; [.C69] &amp; &quot;  );   update &quot;&quot;LOG_Logtype&quot;&quot;  set    &quot;&quot;Name&quot;&quot; = '&quot; &amp; [.A69] &amp; &quot;'  where    &quot;&quot;IDLogtype&quot;&quot; = &quot; &amp; [.C6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9]+1" office:value-type="float" office:value="70">
            <text:p>70</text:p>
          </table:table-cell>
          <table:table-cell table:formula="of:=SUBSTITUTE(SUBSTITUTE(SUBSTITUTE([.A70];&quot;__WARNING&quot;;&quot;&quot;);&quot;__&quot;;&quot; - &quot;);&quot;_&quot;;&quot; &quot;)">
            <text:p/>
          </table:table-cell>
          <table:table-cell table:formula="of:=IF([.A70]=&quot;&quot;;&quot;&quot;;&quot;public const int &quot; &amp; [.A70] &amp; &quot; = &quot; &amp; [.C70] &amp; &quot;;&quot;)">
            <text:p/>
          </table:table-cell>
          <table:table-cell table:style-name="ce17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formula="of:=IF([.A70]=&quot;&quot;;&quot;&quot;;&quot;  insert into &quot;&quot;LOG_Logtype&quot;&quot; (   &quot;&quot;IDLogtype&quot;&quot;,    &quot;&quot;IFLogtype_parent&quot;&quot;,    &quot;&quot;Name&quot;&quot;  )  select    &quot; &amp; [.C70] &amp; &quot;,    null,    '&quot; &amp; [.A70] &amp; &quot;'   where not exists (   select &quot;&quot;IDLogtype&quot;&quot;    from &quot;&quot;LOG_Logtype&quot;&quot;    where &quot;&quot;IDLogtype&quot;&quot; = &quot; &amp; [.C70] &amp; &quot;  );   update &quot;&quot;LOG_Logtype&quot;&quot;  set    &quot;&quot;Name&quot;&quot; = '&quot; &amp; [.A70] &amp; &quot;'  where    &quot;&quot;IDLogtype&quot;&quot; = &quot; &amp; [.C7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0]+1" office:value-type="float" office:value="71">
            <text:p>71</text:p>
          </table:table-cell>
          <table:table-cell table:formula="of:=SUBSTITUTE(SUBSTITUTE(SUBSTITUTE([.A71];&quot;__WARNING&quot;;&quot;&quot;);&quot;__&quot;;&quot; - &quot;);&quot;_&quot;;&quot; &quot;)">
            <text:p/>
          </table:table-cell>
          <table:table-cell table:formula="of:=IF([.A71]=&quot;&quot;;&quot;&quot;;&quot;public const int &quot; &amp; [.A71] &amp; &quot; = &quot; &amp; [.C71] &amp; &quot;;&quot;)">
            <text:p/>
          </table:table-cell>
          <table:table-cell table:style-name="ce17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formula="of:=IF([.A71]=&quot;&quot;;&quot;&quot;;&quot;  insert into &quot;&quot;LOG_Logtype&quot;&quot; (   &quot;&quot;IDLogtype&quot;&quot;,    &quot;&quot;IFLogtype_parent&quot;&quot;,    &quot;&quot;Name&quot;&quot;  )  select    &quot; &amp; [.C71] &amp; &quot;,    null,    '&quot; &amp; [.A71] &amp; &quot;'   where not exists (   select &quot;&quot;IDLogtype&quot;&quot;    from &quot;&quot;LOG_Logtype&quot;&quot;    where &quot;&quot;IDLogtype&quot;&quot; = &quot; &amp; [.C71] &amp; &quot;  );   update &quot;&quot;LOG_Logtype&quot;&quot;  set    &quot;&quot;Name&quot;&quot; = '&quot; &amp; [.A71] &amp; &quot;'  where    &quot;&quot;IDLogtype&quot;&quot; = &quot; &amp; [.C7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1]+1" office:value-type="float" office:value="72">
            <text:p>72</text:p>
          </table:table-cell>
          <table:table-cell table:formula="of:=SUBSTITUTE(SUBSTITUTE(SUBSTITUTE([.A72];&quot;__WARNING&quot;;&quot;&quot;);&quot;__&quot;;&quot; - &quot;);&quot;_&quot;;&quot; &quot;)">
            <text:p/>
          </table:table-cell>
          <table:table-cell table:formula="of:=IF([.A72]=&quot;&quot;;&quot;&quot;;&quot;public const int &quot; &amp; [.A72] &amp; &quot; = &quot; &amp; [.C72] &amp; &quot;;&quot;)">
            <text:p/>
          </table:table-cell>
          <table:table-cell table:style-name="ce17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formula="of:=IF([.A72]=&quot;&quot;;&quot;&quot;;&quot;  insert into &quot;&quot;LOG_Logtype&quot;&quot; (   &quot;&quot;IDLogtype&quot;&quot;,    &quot;&quot;IFLogtype_parent&quot;&quot;,    &quot;&quot;Name&quot;&quot;  )  select    &quot; &amp; [.C72] &amp; &quot;,    null,    '&quot; &amp; [.A72] &amp; &quot;'   where not exists (   select &quot;&quot;IDLogtype&quot;&quot;    from &quot;&quot;LOG_Logtype&quot;&quot;    where &quot;&quot;IDLogtype&quot;&quot; = &quot; &amp; [.C72] &amp; &quot;  );   update &quot;&quot;LOG_Logtype&quot;&quot;  set    &quot;&quot;Name&quot;&quot; = '&quot; &amp; [.A72] &amp; &quot;'  where    &quot;&quot;IDLogtype&quot;&quot; = &quot; &amp; [.C7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2]+1" office:value-type="float" office:value="73">
            <text:p>73</text:p>
          </table:table-cell>
          <table:table-cell table:formula="of:=SUBSTITUTE(SUBSTITUTE(SUBSTITUTE([.A73];&quot;__WARNING&quot;;&quot;&quot;);&quot;__&quot;;&quot; - &quot;);&quot;_&quot;;&quot; &quot;)">
            <text:p/>
          </table:table-cell>
          <table:table-cell table:formula="of:=IF([.A73]=&quot;&quot;;&quot;&quot;;&quot;public const int &quot; &amp; [.A73] &amp; &quot; = &quot; &amp; [.C73] &amp; &quot;;&quot;)">
            <text:p/>
          </table:table-cell>
          <table:table-cell table:style-name="ce17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formula="of:=IF([.A73]=&quot;&quot;;&quot;&quot;;&quot;  insert into &quot;&quot;LOG_Logtype&quot;&quot; (   &quot;&quot;IDLogtype&quot;&quot;,    &quot;&quot;IFLogtype_parent&quot;&quot;,    &quot;&quot;Name&quot;&quot;  )  select    &quot; &amp; [.C73] &amp; &quot;,    null,    '&quot; &amp; [.A73] &amp; &quot;'   where not exists (   select &quot;&quot;IDLogtype&quot;&quot;    from &quot;&quot;LOG_Logtype&quot;&quot;    where &quot;&quot;IDLogtype&quot;&quot; = &quot; &amp; [.C73] &amp; &quot;  );   update &quot;&quot;LOG_Logtype&quot;&quot;  set    &quot;&quot;Name&quot;&quot; = '&quot; &amp; [.A73] &amp; &quot;'  where    &quot;&quot;IDLogtype&quot;&quot; = &quot; &amp; [.C7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3]+1" office:value-type="float" office:value="74">
            <text:p>74</text:p>
          </table:table-cell>
          <table:table-cell table:formula="of:=SUBSTITUTE(SUBSTITUTE(SUBSTITUTE([.A74];&quot;__WARNING&quot;;&quot;&quot;);&quot;__&quot;;&quot; - &quot;);&quot;_&quot;;&quot; &quot;)">
            <text:p/>
          </table:table-cell>
          <table:table-cell table:formula="of:=IF([.A74]=&quot;&quot;;&quot;&quot;;&quot;public const int &quot; &amp; [.A74] &amp; &quot; = &quot; &amp; [.C74] &amp; &quot;;&quot;)">
            <text:p/>
          </table:table-cell>
          <table:table-cell table:style-name="ce17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formula="of:=IF([.A74]=&quot;&quot;;&quot;&quot;;&quot;  insert into &quot;&quot;LOG_Logtype&quot;&quot; (   &quot;&quot;IDLogtype&quot;&quot;,    &quot;&quot;IFLogtype_parent&quot;&quot;,    &quot;&quot;Name&quot;&quot;  )  select    &quot; &amp; [.C74] &amp; &quot;,    null,    '&quot; &amp; [.A74] &amp; &quot;'   where not exists (   select &quot;&quot;IDLogtype&quot;&quot;    from &quot;&quot;LOG_Logtype&quot;&quot;    where &quot;&quot;IDLogtype&quot;&quot; = &quot; &amp; [.C74] &amp; &quot;  );   update &quot;&quot;LOG_Logtype&quot;&quot;  set    &quot;&quot;Name&quot;&quot; = '&quot; &amp; [.A74] &amp; &quot;'  where    &quot;&quot;IDLogtype&quot;&quot; = &quot; &amp; [.C7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4]+1" office:value-type="float" office:value="75">
            <text:p>75</text:p>
          </table:table-cell>
          <table:table-cell table:formula="of:=SUBSTITUTE(SUBSTITUTE(SUBSTITUTE([.A75];&quot;__WARNING&quot;;&quot;&quot;);&quot;__&quot;;&quot; - &quot;);&quot;_&quot;;&quot; &quot;)">
            <text:p/>
          </table:table-cell>
          <table:table-cell table:formula="of:=IF([.A75]=&quot;&quot;;&quot;&quot;;&quot;public const int &quot; &amp; [.A75] &amp; &quot; = &quot; &amp; [.C75] &amp; &quot;;&quot;)">
            <text:p/>
          </table:table-cell>
          <table:table-cell table:style-name="ce17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formula="of:=IF([.A75]=&quot;&quot;;&quot;&quot;;&quot;  insert into &quot;&quot;LOG_Logtype&quot;&quot; (   &quot;&quot;IDLogtype&quot;&quot;,    &quot;&quot;IFLogtype_parent&quot;&quot;,    &quot;&quot;Name&quot;&quot;  )  select    &quot; &amp; [.C75] &amp; &quot;,    null,    '&quot; &amp; [.A75] &amp; &quot;'   where not exists (   select &quot;&quot;IDLogtype&quot;&quot;    from &quot;&quot;LOG_Logtype&quot;&quot;    where &quot;&quot;IDLogtype&quot;&quot; = &quot; &amp; [.C75] &amp; &quot;  );   update &quot;&quot;LOG_Logtype&quot;&quot;  set    &quot;&quot;Name&quot;&quot; = '&quot; &amp; [.A75] &amp; &quot;'  where    &quot;&quot;IDLogtype&quot;&quot; = &quot; &amp; [.C7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5]+1" office:value-type="float" office:value="76">
            <text:p>76</text:p>
          </table:table-cell>
          <table:table-cell table:formula="of:=SUBSTITUTE(SUBSTITUTE(SUBSTITUTE([.A76];&quot;__WARNING&quot;;&quot;&quot;);&quot;__&quot;;&quot; - &quot;);&quot;_&quot;;&quot; &quot;)">
            <text:p/>
          </table:table-cell>
          <table:table-cell table:formula="of:=IF([.A76]=&quot;&quot;;&quot;&quot;;&quot;public const int &quot; &amp; [.A76] &amp; &quot; = &quot; &amp; [.C76] &amp; &quot;;&quot;)">
            <text:p/>
          </table:table-cell>
          <table:table-cell table:style-name="ce17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formula="of:=IF([.A76]=&quot;&quot;;&quot;&quot;;&quot;  insert into &quot;&quot;LOG_Logtype&quot;&quot; (   &quot;&quot;IDLogtype&quot;&quot;,    &quot;&quot;IFLogtype_parent&quot;&quot;,    &quot;&quot;Name&quot;&quot;  )  select    &quot; &amp; [.C76] &amp; &quot;,    null,    '&quot; &amp; [.A76] &amp; &quot;'   where not exists (   select &quot;&quot;IDLogtype&quot;&quot;    from &quot;&quot;LOG_Logtype&quot;&quot;    where &quot;&quot;IDLogtype&quot;&quot; = &quot; &amp; [.C76] &amp; &quot;  );   update &quot;&quot;LOG_Logtype&quot;&quot;  set    &quot;&quot;Name&quot;&quot; = '&quot; &amp; [.A76] &amp; &quot;'  where    &quot;&quot;IDLogtype&quot;&quot; = &quot; &amp; [.C7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6]+1" office:value-type="float" office:value="77">
            <text:p>77</text:p>
          </table:table-cell>
          <table:table-cell table:formula="of:=SUBSTITUTE(SUBSTITUTE(SUBSTITUTE([.A77];&quot;__WARNING&quot;;&quot;&quot;);&quot;__&quot;;&quot; - &quot;);&quot;_&quot;;&quot; &quot;)">
            <text:p/>
          </table:table-cell>
          <table:table-cell table:formula="of:=IF([.A77]=&quot;&quot;;&quot;&quot;;&quot;public const int &quot; &amp; [.A77] &amp; &quot; = &quot; &amp; [.C77] &amp; &quot;;&quot;)">
            <text:p/>
          </table:table-cell>
          <table:table-cell table:style-name="ce17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formula="of:=IF([.A77]=&quot;&quot;;&quot;&quot;;&quot;  insert into &quot;&quot;LOG_Logtype&quot;&quot; (   &quot;&quot;IDLogtype&quot;&quot;,    &quot;&quot;IFLogtype_parent&quot;&quot;,    &quot;&quot;Name&quot;&quot;  )  select    &quot; &amp; [.C77] &amp; &quot;,    null,    '&quot; &amp; [.A77] &amp; &quot;'   where not exists (   select &quot;&quot;IDLogtype&quot;&quot;    from &quot;&quot;LOG_Logtype&quot;&quot;    where &quot;&quot;IDLogtype&quot;&quot; = &quot; &amp; [.C77] &amp; &quot;  );   update &quot;&quot;LOG_Logtype&quot;&quot;  set    &quot;&quot;Name&quot;&quot; = '&quot; &amp; [.A77] &amp; &quot;'  where    &quot;&quot;IDLogtype&quot;&quot; = &quot; &amp; [.C7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7]+1" office:value-type="float" office:value="78">
            <text:p>78</text:p>
          </table:table-cell>
          <table:table-cell table:formula="of:=SUBSTITUTE(SUBSTITUTE(SUBSTITUTE([.A78];&quot;__WARNING&quot;;&quot;&quot;);&quot;__&quot;;&quot; - &quot;);&quot;_&quot;;&quot; &quot;)">
            <text:p/>
          </table:table-cell>
          <table:table-cell table:formula="of:=IF([.A78]=&quot;&quot;;&quot;&quot;;&quot;public const int &quot; &amp; [.A78] &amp; &quot; = &quot; &amp; [.C78] &amp; &quot;;&quot;)">
            <text:p/>
          </table:table-cell>
          <table:table-cell table:style-name="ce17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formula="of:=IF([.A78]=&quot;&quot;;&quot;&quot;;&quot;  insert into &quot;&quot;LOG_Logtype&quot;&quot; (   &quot;&quot;IDLogtype&quot;&quot;,    &quot;&quot;IFLogtype_parent&quot;&quot;,    &quot;&quot;Name&quot;&quot;  )  select    &quot; &amp; [.C78] &amp; &quot;,    null,    '&quot; &amp; [.A78] &amp; &quot;'   where not exists (   select &quot;&quot;IDLogtype&quot;&quot;    from &quot;&quot;LOG_Logtype&quot;&quot;    where &quot;&quot;IDLogtype&quot;&quot; = &quot; &amp; [.C78] &amp; &quot;  );   update &quot;&quot;LOG_Logtype&quot;&quot;  set    &quot;&quot;Name&quot;&quot; = '&quot; &amp; [.A78] &amp; &quot;'  where    &quot;&quot;IDLogtype&quot;&quot; = &quot; &amp; [.C7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8]+1" office:value-type="float" office:value="79">
            <text:p>79</text:p>
          </table:table-cell>
          <table:table-cell table:formula="of:=SUBSTITUTE(SUBSTITUTE(SUBSTITUTE([.A79];&quot;__WARNING&quot;;&quot;&quot;);&quot;__&quot;;&quot; - &quot;);&quot;_&quot;;&quot; &quot;)">
            <text:p/>
          </table:table-cell>
          <table:table-cell table:formula="of:=IF([.A79]=&quot;&quot;;&quot;&quot;;&quot;public const int &quot; &amp; [.A79] &amp; &quot; = &quot; &amp; [.C79] &amp; &quot;;&quot;)">
            <text:p/>
          </table:table-cell>
          <table:table-cell table:style-name="ce17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formula="of:=IF([.A79]=&quot;&quot;;&quot;&quot;;&quot;  insert into &quot;&quot;LOG_Logtype&quot;&quot; (   &quot;&quot;IDLogtype&quot;&quot;,    &quot;&quot;IFLogtype_parent&quot;&quot;,    &quot;&quot;Name&quot;&quot;  )  select    &quot; &amp; [.C79] &amp; &quot;,    null,    '&quot; &amp; [.A79] &amp; &quot;'   where not exists (   select &quot;&quot;IDLogtype&quot;&quot;    from &quot;&quot;LOG_Logtype&quot;&quot;    where &quot;&quot;IDLogtype&quot;&quot; = &quot; &amp; [.C79] &amp; &quot;  );   update &quot;&quot;LOG_Logtype&quot;&quot;  set    &quot;&quot;Name&quot;&quot; = '&quot; &amp; [.A79] &amp; &quot;'  where    &quot;&quot;IDLogtype&quot;&quot; = &quot; &amp; [.C7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9]+1" office:value-type="float" office:value="80">
            <text:p>80</text:p>
          </table:table-cell>
          <table:table-cell table:formula="of:=SUBSTITUTE(SUBSTITUTE(SUBSTITUTE([.A80];&quot;__WARNING&quot;;&quot;&quot;);&quot;__&quot;;&quot; - &quot;);&quot;_&quot;;&quot; &quot;)">
            <text:p/>
          </table:table-cell>
          <table:table-cell table:formula="of:=IF([.A80]=&quot;&quot;;&quot;&quot;;&quot;public const int &quot; &amp; [.A80] &amp; &quot; = &quot; &amp; [.C80] &amp; &quot;;&quot;)">
            <text:p/>
          </table:table-cell>
          <table:table-cell table:style-name="ce17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formula="of:=IF([.A80]=&quot;&quot;;&quot;&quot;;&quot;  insert into &quot;&quot;LOG_Logtype&quot;&quot; (   &quot;&quot;IDLogtype&quot;&quot;,    &quot;&quot;IFLogtype_parent&quot;&quot;,    &quot;&quot;Name&quot;&quot;  )  select    &quot; &amp; [.C80] &amp; &quot;,    null,    '&quot; &amp; [.A80] &amp; &quot;'   where not exists (   select &quot;&quot;IDLogtype&quot;&quot;    from &quot;&quot;LOG_Logtype&quot;&quot;    where &quot;&quot;IDLogtype&quot;&quot; = &quot; &amp; [.C80] &amp; &quot;  );   update &quot;&quot;LOG_Logtype&quot;&quot;  set    &quot;&quot;Name&quot;&quot; = '&quot; &amp; [.A80] &amp; &quot;'  where    &quot;&quot;IDLogtype&quot;&quot; = &quot; &amp; [.C8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0]+1" office:value-type="float" office:value="81">
            <text:p>81</text:p>
          </table:table-cell>
          <table:table-cell table:formula="of:=SUBSTITUTE(SUBSTITUTE(SUBSTITUTE([.A81];&quot;__WARNING&quot;;&quot;&quot;);&quot;__&quot;;&quot; - &quot;);&quot;_&quot;;&quot; &quot;)">
            <text:p/>
          </table:table-cell>
          <table:table-cell table:formula="of:=IF([.A81]=&quot;&quot;;&quot;&quot;;&quot;public const int &quot; &amp; [.A81] &amp; &quot; = &quot; &amp; [.C81] &amp; &quot;;&quot;)">
            <text:p/>
          </table:table-cell>
          <table:table-cell table:style-name="ce17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formula="of:=IF([.A81]=&quot;&quot;;&quot;&quot;;&quot;  insert into &quot;&quot;LOG_Logtype&quot;&quot; (   &quot;&quot;IDLogtype&quot;&quot;,    &quot;&quot;IFLogtype_parent&quot;&quot;,    &quot;&quot;Name&quot;&quot;  )  select    &quot; &amp; [.C81] &amp; &quot;,    null,    '&quot; &amp; [.A81] &amp; &quot;'   where not exists (   select &quot;&quot;IDLogtype&quot;&quot;    from &quot;&quot;LOG_Logtype&quot;&quot;    where &quot;&quot;IDLogtype&quot;&quot; = &quot; &amp; [.C81] &amp; &quot;  );   update &quot;&quot;LOG_Logtype&quot;&quot;  set    &quot;&quot;Name&quot;&quot; = '&quot; &amp; [.A81] &amp; &quot;'  where    &quot;&quot;IDLogtype&quot;&quot; = &quot; &amp; [.C8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1]+1" office:value-type="float" office:value="82">
            <text:p>82</text:p>
          </table:table-cell>
          <table:table-cell table:formula="of:=SUBSTITUTE(SUBSTITUTE(SUBSTITUTE([.A82];&quot;__WARNING&quot;;&quot;&quot;);&quot;__&quot;;&quot; - &quot;);&quot;_&quot;;&quot; &quot;)">
            <text:p/>
          </table:table-cell>
          <table:table-cell table:formula="of:=IF([.A82]=&quot;&quot;;&quot;&quot;;&quot;public const int &quot; &amp; [.A82] &amp; &quot; = &quot; &amp; [.C82] &amp; &quot;;&quot;)">
            <text:p/>
          </table:table-cell>
          <table:table-cell table:style-name="ce17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formula="of:=IF([.A82]=&quot;&quot;;&quot;&quot;;&quot;  insert into &quot;&quot;LOG_Logtype&quot;&quot; (   &quot;&quot;IDLogtype&quot;&quot;,    &quot;&quot;IFLogtype_parent&quot;&quot;,    &quot;&quot;Name&quot;&quot;  )  select    &quot; &amp; [.C82] &amp; &quot;,    null,    '&quot; &amp; [.A82] &amp; &quot;'   where not exists (   select &quot;&quot;IDLogtype&quot;&quot;    from &quot;&quot;LOG_Logtype&quot;&quot;    where &quot;&quot;IDLogtype&quot;&quot; = &quot; &amp; [.C82] &amp; &quot;  );   update &quot;&quot;LOG_Logtype&quot;&quot;  set    &quot;&quot;Name&quot;&quot; = '&quot; &amp; [.A82] &amp; &quot;'  where    &quot;&quot;IDLogtype&quot;&quot; = &quot; &amp; [.C8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2]+1" office:value-type="float" office:value="83">
            <text:p>83</text:p>
          </table:table-cell>
          <table:table-cell table:formula="of:=SUBSTITUTE(SUBSTITUTE(SUBSTITUTE([.A83];&quot;__WARNING&quot;;&quot;&quot;);&quot;__&quot;;&quot; - &quot;);&quot;_&quot;;&quot; &quot;)">
            <text:p/>
          </table:table-cell>
          <table:table-cell table:formula="of:=IF([.A83]=&quot;&quot;;&quot;&quot;;&quot;public const int &quot; &amp; [.A83] &amp; &quot; = &quot; &amp; [.C83] &amp; &quot;;&quot;)">
            <text:p/>
          </table:table-cell>
          <table:table-cell table:style-name="ce17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formula="of:=IF([.A83]=&quot;&quot;;&quot;&quot;;&quot;  insert into &quot;&quot;LOG_Logtype&quot;&quot; (   &quot;&quot;IDLogtype&quot;&quot;,    &quot;&quot;IFLogtype_parent&quot;&quot;,    &quot;&quot;Name&quot;&quot;  )  select    &quot; &amp; [.C83] &amp; &quot;,    null,    '&quot; &amp; [.A83] &amp; &quot;'   where not exists (   select &quot;&quot;IDLogtype&quot;&quot;    from &quot;&quot;LOG_Logtype&quot;&quot;    where &quot;&quot;IDLogtype&quot;&quot; = &quot; &amp; [.C83] &amp; &quot;  );   update &quot;&quot;LOG_Logtype&quot;&quot;  set    &quot;&quot;Name&quot;&quot; = '&quot; &amp; [.A83] &amp; &quot;'  where    &quot;&quot;IDLogtype&quot;&quot; = &quot; &amp; [.C8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3]+1" office:value-type="float" office:value="84">
            <text:p>84</text:p>
          </table:table-cell>
          <table:table-cell table:formula="of:=SUBSTITUTE(SUBSTITUTE(SUBSTITUTE([.A84];&quot;__WARNING&quot;;&quot;&quot;);&quot;__&quot;;&quot; - &quot;);&quot;_&quot;;&quot; &quot;)">
            <text:p/>
          </table:table-cell>
          <table:table-cell table:formula="of:=IF([.A84]=&quot;&quot;;&quot;&quot;;&quot;public const int &quot; &amp; [.A84] &amp; &quot; = &quot; &amp; [.C84] &amp; &quot;;&quot;)">
            <text:p/>
          </table:table-cell>
          <table:table-cell table:style-name="ce17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formula="of:=IF([.A84]=&quot;&quot;;&quot;&quot;;&quot;  insert into &quot;&quot;LOG_Logtype&quot;&quot; (   &quot;&quot;IDLogtype&quot;&quot;,    &quot;&quot;IFLogtype_parent&quot;&quot;,    &quot;&quot;Name&quot;&quot;  )  select    &quot; &amp; [.C84] &amp; &quot;,    null,    '&quot; &amp; [.A84] &amp; &quot;'   where not exists (   select &quot;&quot;IDLogtype&quot;&quot;    from &quot;&quot;LOG_Logtype&quot;&quot;    where &quot;&quot;IDLogtype&quot;&quot; = &quot; &amp; [.C84] &amp; &quot;  );   update &quot;&quot;LOG_Logtype&quot;&quot;  set    &quot;&quot;Name&quot;&quot; = '&quot; &amp; [.A84] &amp; &quot;'  where    &quot;&quot;IDLogtype&quot;&quot; = &quot; &amp; [.C8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4]+1" office:value-type="float" office:value="85">
            <text:p>85</text:p>
          </table:table-cell>
          <table:table-cell table:formula="of:=SUBSTITUTE(SUBSTITUTE(SUBSTITUTE([.A85];&quot;__WARNING&quot;;&quot;&quot;);&quot;__&quot;;&quot; - &quot;);&quot;_&quot;;&quot; &quot;)">
            <text:p/>
          </table:table-cell>
          <table:table-cell table:formula="of:=IF([.A85]=&quot;&quot;;&quot;&quot;;&quot;public const int &quot; &amp; [.A85] &amp; &quot; = &quot; &amp; [.C85] &amp; &quot;;&quot;)">
            <text:p/>
          </table:table-cell>
          <table:table-cell table:style-name="ce17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formula="of:=IF([.A85]=&quot;&quot;;&quot;&quot;;&quot;  insert into &quot;&quot;LOG_Logtype&quot;&quot; (   &quot;&quot;IDLogtype&quot;&quot;,    &quot;&quot;IFLogtype_parent&quot;&quot;,    &quot;&quot;Name&quot;&quot;  )  select    &quot; &amp; [.C85] &amp; &quot;,    null,    '&quot; &amp; [.A85] &amp; &quot;'   where not exists (   select &quot;&quot;IDLogtype&quot;&quot;    from &quot;&quot;LOG_Logtype&quot;&quot;    where &quot;&quot;IDLogtype&quot;&quot; = &quot; &amp; [.C85] &amp; &quot;  );   update &quot;&quot;LOG_Logtype&quot;&quot;  set    &quot;&quot;Name&quot;&quot; = '&quot; &amp; [.A85] &amp; &quot;'  where    &quot;&quot;IDLogtype&quot;&quot; = &quot; &amp; [.C8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5]+1" office:value-type="float" office:value="86">
            <text:p>86</text:p>
          </table:table-cell>
          <table:table-cell table:formula="of:=SUBSTITUTE(SUBSTITUTE(SUBSTITUTE([.A86];&quot;__WARNING&quot;;&quot;&quot;);&quot;__&quot;;&quot; - &quot;);&quot;_&quot;;&quot; &quot;)">
            <text:p/>
          </table:table-cell>
          <table:table-cell table:formula="of:=IF([.A86]=&quot;&quot;;&quot;&quot;;&quot;public const int &quot; &amp; [.A86] &amp; &quot; = &quot; &amp; [.C86] &amp; &quot;;&quot;)">
            <text:p/>
          </table:table-cell>
          <table:table-cell table:style-name="ce17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formula="of:=IF([.A86]=&quot;&quot;;&quot;&quot;;&quot;  insert into &quot;&quot;LOG_Logtype&quot;&quot; (   &quot;&quot;IDLogtype&quot;&quot;,    &quot;&quot;IFLogtype_parent&quot;&quot;,    &quot;&quot;Name&quot;&quot;  )  select    &quot; &amp; [.C86] &amp; &quot;,    null,    '&quot; &amp; [.A86] &amp; &quot;'   where not exists (   select &quot;&quot;IDLogtype&quot;&quot;    from &quot;&quot;LOG_Logtype&quot;&quot;    where &quot;&quot;IDLogtype&quot;&quot; = &quot; &amp; [.C86] &amp; &quot;  );   update &quot;&quot;LOG_Logtype&quot;&quot;  set    &quot;&quot;Name&quot;&quot; = '&quot; &amp; [.A86] &amp; &quot;'  where    &quot;&quot;IDLogtype&quot;&quot; = &quot; &amp; [.C8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6]+1" office:value-type="float" office:value="87">
            <text:p>87</text:p>
          </table:table-cell>
          <table:table-cell table:formula="of:=SUBSTITUTE(SUBSTITUTE(SUBSTITUTE([.A87];&quot;__WARNING&quot;;&quot;&quot;);&quot;__&quot;;&quot; - &quot;);&quot;_&quot;;&quot; &quot;)">
            <text:p/>
          </table:table-cell>
          <table:table-cell table:formula="of:=IF([.A87]=&quot;&quot;;&quot;&quot;;&quot;public const int &quot; &amp; [.A87] &amp; &quot; = &quot; &amp; [.C87] &amp; &quot;;&quot;)">
            <text:p/>
          </table:table-cell>
          <table:table-cell table:style-name="ce17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formula="of:=IF([.A87]=&quot;&quot;;&quot;&quot;;&quot;  insert into &quot;&quot;LOG_Logtype&quot;&quot; (   &quot;&quot;IDLogtype&quot;&quot;,    &quot;&quot;IFLogtype_parent&quot;&quot;,    &quot;&quot;Name&quot;&quot;  )  select    &quot; &amp; [.C87] &amp; &quot;,    null,    '&quot; &amp; [.A87] &amp; &quot;'   where not exists (   select &quot;&quot;IDLogtype&quot;&quot;    from &quot;&quot;LOG_Logtype&quot;&quot;    where &quot;&quot;IDLogtype&quot;&quot; = &quot; &amp; [.C87] &amp; &quot;  );   update &quot;&quot;LOG_Logtype&quot;&quot;  set    &quot;&quot;Name&quot;&quot; = '&quot; &amp; [.A87] &amp; &quot;'  where    &quot;&quot;IDLogtype&quot;&quot; = &quot; &amp; [.C8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7]+1" office:value-type="float" office:value="88">
            <text:p>88</text:p>
          </table:table-cell>
          <table:table-cell table:formula="of:=SUBSTITUTE(SUBSTITUTE(SUBSTITUTE([.A88];&quot;__WARNING&quot;;&quot;&quot;);&quot;__&quot;;&quot; - &quot;);&quot;_&quot;;&quot; &quot;)">
            <text:p/>
          </table:table-cell>
          <table:table-cell table:formula="of:=IF([.A88]=&quot;&quot;;&quot;&quot;;&quot;public const int &quot; &amp; [.A88] &amp; &quot; = &quot; &amp; [.C88] &amp; &quot;;&quot;)">
            <text:p/>
          </table:table-cell>
          <table:table-cell table:style-name="ce17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formula="of:=IF([.A88]=&quot;&quot;;&quot;&quot;;&quot;  insert into &quot;&quot;LOG_Logtype&quot;&quot; (   &quot;&quot;IDLogtype&quot;&quot;,    &quot;&quot;IFLogtype_parent&quot;&quot;,    &quot;&quot;Name&quot;&quot;  )  select    &quot; &amp; [.C88] &amp; &quot;,    null,    '&quot; &amp; [.A88] &amp; &quot;'   where not exists (   select &quot;&quot;IDLogtype&quot;&quot;    from &quot;&quot;LOG_Logtype&quot;&quot;    where &quot;&quot;IDLogtype&quot;&quot; = &quot; &amp; [.C88] &amp; &quot;  );   update &quot;&quot;LOG_Logtype&quot;&quot;  set    &quot;&quot;Name&quot;&quot; = '&quot; &amp; [.A88] &amp; &quot;'  where    &quot;&quot;IDLogtype&quot;&quot; = &quot; &amp; [.C8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8]+1" office:value-type="float" office:value="89">
            <text:p>89</text:p>
          </table:table-cell>
          <table:table-cell table:formula="of:=SUBSTITUTE(SUBSTITUTE(SUBSTITUTE([.A89];&quot;__WARNING&quot;;&quot;&quot;);&quot;__&quot;;&quot; - &quot;);&quot;_&quot;;&quot; &quot;)">
            <text:p/>
          </table:table-cell>
          <table:table-cell table:formula="of:=IF([.A89]=&quot;&quot;;&quot;&quot;;&quot;public const int &quot; &amp; [.A89] &amp; &quot; = &quot; &amp; [.C89] &amp; &quot;;&quot;)">
            <text:p/>
          </table:table-cell>
          <table:table-cell table:style-name="ce17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formula="of:=IF([.A89]=&quot;&quot;;&quot;&quot;;&quot;  insert into &quot;&quot;LOG_Logtype&quot;&quot; (   &quot;&quot;IDLogtype&quot;&quot;,    &quot;&quot;IFLogtype_parent&quot;&quot;,    &quot;&quot;Name&quot;&quot;  )  select    &quot; &amp; [.C89] &amp; &quot;,    null,    '&quot; &amp; [.A89] &amp; &quot;'   where not exists (   select &quot;&quot;IDLogtype&quot;&quot;    from &quot;&quot;LOG_Logtype&quot;&quot;    where &quot;&quot;IDLogtype&quot;&quot; = &quot; &amp; [.C89] &amp; &quot;  );   update &quot;&quot;LOG_Logtype&quot;&quot;  set    &quot;&quot;Name&quot;&quot; = '&quot; &amp; [.A89] &amp; &quot;'  where    &quot;&quot;IDLogtype&quot;&quot; = &quot; &amp; [.C8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9]+1" office:value-type="float" office:value="90">
            <text:p>90</text:p>
          </table:table-cell>
          <table:table-cell table:formula="of:=SUBSTITUTE(SUBSTITUTE(SUBSTITUTE([.A90];&quot;__WARNING&quot;;&quot;&quot;);&quot;__&quot;;&quot; - &quot;);&quot;_&quot;;&quot; &quot;)">
            <text:p/>
          </table:table-cell>
          <table:table-cell table:formula="of:=IF([.A90]=&quot;&quot;;&quot;&quot;;&quot;public const int &quot; &amp; [.A90] &amp; &quot; = &quot; &amp; [.C90] &amp; &quot;;&quot;)">
            <text:p/>
          </table:table-cell>
          <table:table-cell table:style-name="ce17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formula="of:=IF([.A90]=&quot;&quot;;&quot;&quot;;&quot;  insert into &quot;&quot;LOG_Logtype&quot;&quot; (   &quot;&quot;IDLogtype&quot;&quot;,    &quot;&quot;IFLogtype_parent&quot;&quot;,    &quot;&quot;Name&quot;&quot;  )  select    &quot; &amp; [.C90] &amp; &quot;,    null,    '&quot; &amp; [.A90] &amp; &quot;'   where not exists (   select &quot;&quot;IDLogtype&quot;&quot;    from &quot;&quot;LOG_Logtype&quot;&quot;    where &quot;&quot;IDLogtype&quot;&quot; = &quot; &amp; [.C90] &amp; &quot;  );   update &quot;&quot;LOG_Logtype&quot;&quot;  set    &quot;&quot;Name&quot;&quot; = '&quot; &amp; [.A90] &amp; &quot;'  where    &quot;&quot;IDLogtype&quot;&quot; = &quot; &amp; [.C9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0]+1" office:value-type="float" office:value="91">
            <text:p>91</text:p>
          </table:table-cell>
          <table:table-cell table:formula="of:=SUBSTITUTE(SUBSTITUTE(SUBSTITUTE([.A91];&quot;__WARNING&quot;;&quot;&quot;);&quot;__&quot;;&quot; - &quot;);&quot;_&quot;;&quot; &quot;)">
            <text:p/>
          </table:table-cell>
          <table:table-cell table:formula="of:=IF([.A91]=&quot;&quot;;&quot;&quot;;&quot;public const int &quot; &amp; [.A91] &amp; &quot; = &quot; &amp; [.C91] &amp; &quot;;&quot;)">
            <text:p/>
          </table:table-cell>
          <table:table-cell table:style-name="ce17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formula="of:=IF([.A91]=&quot;&quot;;&quot;&quot;;&quot;  insert into &quot;&quot;LOG_Logtype&quot;&quot; (   &quot;&quot;IDLogtype&quot;&quot;,    &quot;&quot;IFLogtype_parent&quot;&quot;,    &quot;&quot;Name&quot;&quot;  )  select    &quot; &amp; [.C91] &amp; &quot;,    null,    '&quot; &amp; [.A91] &amp; &quot;'   where not exists (   select &quot;&quot;IDLogtype&quot;&quot;    from &quot;&quot;LOG_Logtype&quot;&quot;    where &quot;&quot;IDLogtype&quot;&quot; = &quot; &amp; [.C91] &amp; &quot;  );   update &quot;&quot;LOG_Logtype&quot;&quot;  set    &quot;&quot;Name&quot;&quot; = '&quot; &amp; [.A91] &amp; &quot;'  where    &quot;&quot;IDLogtype&quot;&quot; = &quot; &amp; [.C9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1]+1" office:value-type="float" office:value="92">
            <text:p>92</text:p>
          </table:table-cell>
          <table:table-cell table:formula="of:=SUBSTITUTE(SUBSTITUTE(SUBSTITUTE([.A92];&quot;__WARNING&quot;;&quot;&quot;);&quot;__&quot;;&quot; - &quot;);&quot;_&quot;;&quot; &quot;)">
            <text:p/>
          </table:table-cell>
          <table:table-cell table:formula="of:=IF([.A92]=&quot;&quot;;&quot;&quot;;&quot;public const int &quot; &amp; [.A92] &amp; &quot; = &quot; &amp; [.C92] &amp; &quot;;&quot;)">
            <text:p/>
          </table:table-cell>
          <table:table-cell table:style-name="ce17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formula="of:=IF([.A92]=&quot;&quot;;&quot;&quot;;&quot;  insert into &quot;&quot;LOG_Logtype&quot;&quot; (   &quot;&quot;IDLogtype&quot;&quot;,    &quot;&quot;IFLogtype_parent&quot;&quot;,    &quot;&quot;Name&quot;&quot;  )  select    &quot; &amp; [.C92] &amp; &quot;,    null,    '&quot; &amp; [.A92] &amp; &quot;'   where not exists (   select &quot;&quot;IDLogtype&quot;&quot;    from &quot;&quot;LOG_Logtype&quot;&quot;    where &quot;&quot;IDLogtype&quot;&quot; = &quot; &amp; [.C92] &amp; &quot;  );   update &quot;&quot;LOG_Logtype&quot;&quot;  set    &quot;&quot;Name&quot;&quot; = '&quot; &amp; [.A92] &amp; &quot;'  where    &quot;&quot;IDLogtype&quot;&quot; = &quot; &amp; [.C9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2]+1" office:value-type="float" office:value="93">
            <text:p>93</text:p>
          </table:table-cell>
          <table:table-cell table:formula="of:=SUBSTITUTE(SUBSTITUTE(SUBSTITUTE([.A93];&quot;__WARNING&quot;;&quot;&quot;);&quot;__&quot;;&quot; - &quot;);&quot;_&quot;;&quot; &quot;)">
            <text:p/>
          </table:table-cell>
          <table:table-cell table:formula="of:=IF([.A93]=&quot;&quot;;&quot;&quot;;&quot;public const int &quot; &amp; [.A93] &amp; &quot; = &quot; &amp; [.C93] &amp; &quot;;&quot;)">
            <text:p/>
          </table:table-cell>
          <table:table-cell table:style-name="ce17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formula="of:=IF([.A93]=&quot;&quot;;&quot;&quot;;&quot;  insert into &quot;&quot;LOG_Logtype&quot;&quot; (   &quot;&quot;IDLogtype&quot;&quot;,    &quot;&quot;IFLogtype_parent&quot;&quot;,    &quot;&quot;Name&quot;&quot;  )  select    &quot; &amp; [.C93] &amp; &quot;,    null,    '&quot; &amp; [.A93] &amp; &quot;'   where not exists (   select &quot;&quot;IDLogtype&quot;&quot;    from &quot;&quot;LOG_Logtype&quot;&quot;    where &quot;&quot;IDLogtype&quot;&quot; = &quot; &amp; [.C93] &amp; &quot;  );   update &quot;&quot;LOG_Logtype&quot;&quot;  set    &quot;&quot;Name&quot;&quot; = '&quot; &amp; [.A93] &amp; &quot;'  where    &quot;&quot;IDLogtype&quot;&quot; = &quot; &amp; [.C9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3]+1" office:value-type="float" office:value="94">
            <text:p>94</text:p>
          </table:table-cell>
          <table:table-cell table:formula="of:=SUBSTITUTE(SUBSTITUTE(SUBSTITUTE([.A94];&quot;__WARNING&quot;;&quot;&quot;);&quot;__&quot;;&quot; - &quot;);&quot;_&quot;;&quot; &quot;)">
            <text:p/>
          </table:table-cell>
          <table:table-cell table:formula="of:=IF([.A94]=&quot;&quot;;&quot;&quot;;&quot;public const int &quot; &amp; [.A94] &amp; &quot; = &quot; &amp; [.C94] &amp; &quot;;&quot;)">
            <text:p/>
          </table:table-cell>
          <table:table-cell table:style-name="ce17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formula="of:=IF([.A94]=&quot;&quot;;&quot;&quot;;&quot;  insert into &quot;&quot;LOG_Logtype&quot;&quot; (   &quot;&quot;IDLogtype&quot;&quot;,    &quot;&quot;IFLogtype_parent&quot;&quot;,    &quot;&quot;Name&quot;&quot;  )  select    &quot; &amp; [.C94] &amp; &quot;,    null,    '&quot; &amp; [.A94] &amp; &quot;'   where not exists (   select &quot;&quot;IDLogtype&quot;&quot;    from &quot;&quot;LOG_Logtype&quot;&quot;    where &quot;&quot;IDLogtype&quot;&quot; = &quot; &amp; [.C94] &amp; &quot;  );   update &quot;&quot;LOG_Logtype&quot;&quot;  set    &quot;&quot;Name&quot;&quot; = '&quot; &amp; [.A94] &amp; &quot;'  where    &quot;&quot;IDLogtype&quot;&quot; = &quot; &amp; [.C9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4]+1" office:value-type="float" office:value="95">
            <text:p>95</text:p>
          </table:table-cell>
          <table:table-cell table:formula="of:=SUBSTITUTE(SUBSTITUTE(SUBSTITUTE([.A95];&quot;__WARNING&quot;;&quot;&quot;);&quot;__&quot;;&quot; - &quot;);&quot;_&quot;;&quot; &quot;)">
            <text:p/>
          </table:table-cell>
          <table:table-cell table:formula="of:=IF([.A95]=&quot;&quot;;&quot;&quot;;&quot;public const int &quot; &amp; [.A95] &amp; &quot; = &quot; &amp; [.C95] &amp; &quot;;&quot;)">
            <text:p/>
          </table:table-cell>
          <table:table-cell table:style-name="ce17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formula="of:=IF([.A95]=&quot;&quot;;&quot;&quot;;&quot;  insert into &quot;&quot;LOG_Logtype&quot;&quot; (   &quot;&quot;IDLogtype&quot;&quot;,    &quot;&quot;IFLogtype_parent&quot;&quot;,    &quot;&quot;Name&quot;&quot;  )  select    &quot; &amp; [.C95] &amp; &quot;,    null,    '&quot; &amp; [.A95] &amp; &quot;'   where not exists (   select &quot;&quot;IDLogtype&quot;&quot;    from &quot;&quot;LOG_Logtype&quot;&quot;    where &quot;&quot;IDLogtype&quot;&quot; = &quot; &amp; [.C95] &amp; &quot;  );   update &quot;&quot;LOG_Logtype&quot;&quot;  set    &quot;&quot;Name&quot;&quot; = '&quot; &amp; [.A95] &amp; &quot;'  where    &quot;&quot;IDLogtype&quot;&quot; = &quot; &amp; [.C9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5]+1" office:value-type="float" office:value="96">
            <text:p>96</text:p>
          </table:table-cell>
          <table:table-cell table:formula="of:=SUBSTITUTE(SUBSTITUTE(SUBSTITUTE([.A96];&quot;__WARNING&quot;;&quot;&quot;);&quot;__&quot;;&quot; - &quot;);&quot;_&quot;;&quot; &quot;)">
            <text:p/>
          </table:table-cell>
          <table:table-cell table:formula="of:=IF([.A96]=&quot;&quot;;&quot;&quot;;&quot;public const int &quot; &amp; [.A96] &amp; &quot; = &quot; &amp; [.C96] &amp; &quot;;&quot;)">
            <text:p/>
          </table:table-cell>
          <table:table-cell table:style-name="ce17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formula="of:=IF([.A96]=&quot;&quot;;&quot;&quot;;&quot;  insert into &quot;&quot;LOG_Logtype&quot;&quot; (   &quot;&quot;IDLogtype&quot;&quot;,    &quot;&quot;IFLogtype_parent&quot;&quot;,    &quot;&quot;Name&quot;&quot;  )  select    &quot; &amp; [.C96] &amp; &quot;,    null,    '&quot; &amp; [.A96] &amp; &quot;'   where not exists (   select &quot;&quot;IDLogtype&quot;&quot;    from &quot;&quot;LOG_Logtype&quot;&quot;    where &quot;&quot;IDLogtype&quot;&quot; = &quot; &amp; [.C96] &amp; &quot;  );   update &quot;&quot;LOG_Logtype&quot;&quot;  set    &quot;&quot;Name&quot;&quot; = '&quot; &amp; [.A96] &amp; &quot;'  where    &quot;&quot;IDLogtype&quot;&quot; = &quot; &amp; [.C9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6]+1" office:value-type="float" office:value="97">
            <text:p>97</text:p>
          </table:table-cell>
          <table:table-cell table:formula="of:=SUBSTITUTE(SUBSTITUTE(SUBSTITUTE([.A97];&quot;__WARNING&quot;;&quot;&quot;);&quot;__&quot;;&quot; - &quot;);&quot;_&quot;;&quot; &quot;)">
            <text:p/>
          </table:table-cell>
          <table:table-cell table:formula="of:=IF([.A97]=&quot;&quot;;&quot;&quot;;&quot;public const int &quot; &amp; [.A97] &amp; &quot; = &quot; &amp; [.C97] &amp; &quot;;&quot;)">
            <text:p/>
          </table:table-cell>
          <table:table-cell table:style-name="ce17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formula="of:=IF([.A97]=&quot;&quot;;&quot;&quot;;&quot;  insert into &quot;&quot;LOG_Logtype&quot;&quot; (   &quot;&quot;IDLogtype&quot;&quot;,    &quot;&quot;IFLogtype_parent&quot;&quot;,    &quot;&quot;Name&quot;&quot;  )  select    &quot; &amp; [.C97] &amp; &quot;,    null,    '&quot; &amp; [.A97] &amp; &quot;'   where not exists (   select &quot;&quot;IDLogtype&quot;&quot;    from &quot;&quot;LOG_Logtype&quot;&quot;    where &quot;&quot;IDLogtype&quot;&quot; = &quot; &amp; [.C97] &amp; &quot;  );   update &quot;&quot;LOG_Logtype&quot;&quot;  set    &quot;&quot;Name&quot;&quot; = '&quot; &amp; [.A97] &amp; &quot;'  where    &quot;&quot;IDLogtype&quot;&quot; = &quot; &amp; [.C9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7]+1" office:value-type="float" office:value="98">
            <text:p>98</text:p>
          </table:table-cell>
          <table:table-cell table:formula="of:=SUBSTITUTE(SUBSTITUTE(SUBSTITUTE([.A98];&quot;__WARNING&quot;;&quot;&quot;);&quot;__&quot;;&quot; - &quot;);&quot;_&quot;;&quot; &quot;)">
            <text:p/>
          </table:table-cell>
          <table:table-cell table:formula="of:=IF([.A98]=&quot;&quot;;&quot;&quot;;&quot;public const int &quot; &amp; [.A98] &amp; &quot; = &quot; &amp; [.C98] &amp; &quot;;&quot;)">
            <text:p/>
          </table:table-cell>
          <table:table-cell table:style-name="ce17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formula="of:=IF([.A98]=&quot;&quot;;&quot;&quot;;&quot;  insert into &quot;&quot;LOG_Logtype&quot;&quot; (   &quot;&quot;IDLogtype&quot;&quot;,    &quot;&quot;IFLogtype_parent&quot;&quot;,    &quot;&quot;Name&quot;&quot;  )  select    &quot; &amp; [.C98] &amp; &quot;,    null,    '&quot; &amp; [.A98] &amp; &quot;'   where not exists (   select &quot;&quot;IDLogtype&quot;&quot;    from &quot;&quot;LOG_Logtype&quot;&quot;    where &quot;&quot;IDLogtype&quot;&quot; = &quot; &amp; [.C98] &amp; &quot;  );   update &quot;&quot;LOG_Logtype&quot;&quot;  set    &quot;&quot;Name&quot;&quot; = '&quot; &amp; [.A98] &amp; &quot;'  where    &quot;&quot;IDLogtype&quot;&quot; = &quot; &amp; [.C9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8]+1" office:value-type="float" office:value="99">
            <text:p>99</text:p>
          </table:table-cell>
          <table:table-cell table:formula="of:=SUBSTITUTE(SUBSTITUTE(SUBSTITUTE([.A99];&quot;__WARNING&quot;;&quot;&quot;);&quot;__&quot;;&quot; - &quot;);&quot;_&quot;;&quot; &quot;)">
            <text:p/>
          </table:table-cell>
          <table:table-cell table:formula="of:=IF([.A99]=&quot;&quot;;&quot;&quot;;&quot;public const int &quot; &amp; [.A99] &amp; &quot; = &quot; &amp; [.C99] &amp; &quot;;&quot;)">
            <text:p/>
          </table:table-cell>
          <table:table-cell table:style-name="ce17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formula="of:=IF([.A99]=&quot;&quot;;&quot;&quot;;&quot;  insert into &quot;&quot;LOG_Logtype&quot;&quot; (   &quot;&quot;IDLogtype&quot;&quot;,    &quot;&quot;IFLogtype_parent&quot;&quot;,    &quot;&quot;Name&quot;&quot;  )  select    &quot; &amp; [.C99] &amp; &quot;,    null,    '&quot; &amp; [.A99] &amp; &quot;'   where not exists (   select &quot;&quot;IDLogtype&quot;&quot;    from &quot;&quot;LOG_Logtype&quot;&quot;    where &quot;&quot;IDLogtype&quot;&quot; = &quot; &amp; [.C99] &amp; &quot;  );   update &quot;&quot;LOG_Logtype&quot;&quot;  set    &quot;&quot;Name&quot;&quot; = '&quot; &amp; [.A99] &amp; &quot;'  where    &quot;&quot;IDLogtype&quot;&quot; = &quot; &amp; [.C99] &amp; &quot;; &quot;)">
            <text:p/>
          </table:table-cell>
          <table:table-cell table:number-columns-repeated="1017"/>
        </table:table-row>
        <table:table-row table:style-name="ro1">
          <table:table-cell/>
          <table:table-cell/>
          <table:table-cell table:formula="of:=[.C99]+1" office:value-type="float" office:value="100">
            <text:p>100</text:p>
          </table:table-cell>
          <table:table-cell table:formula="of:=SUBSTITUTE(SUBSTITUTE(SUBSTITUTE([.A100];&quot;__WARNING&quot;;&quot;&quot;);&quot;__&quot;;&quot; - &quot;);&quot;_&quot;;&quot; &quot;)">
            <text:p/>
          </table:table-cell>
          <table:table-cell table:formula="of:=IF([.A100]=&quot;&quot;;&quot;&quot;;&quot;public const int &quot; &amp; [.A100] &amp; &quot; = &quot; &amp; [.C100] &amp; &quot;;&quot;)">
            <text:p/>
          </table:table-cell>
          <table:table-cell table:style-name="ce17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formula="of:=IF([.A100]=&quot;&quot;;&quot;&quot;;&quot;  insert into &quot;&quot;LOG_Logtype&quot;&quot; (   &quot;&quot;IDLogtype&quot;&quot;,    &quot;&quot;IFLogtype_parent&quot;&quot;,    &quot;&quot;Name&quot;&quot;  )  select    &quot; &amp; [.C100] &amp; &quot;,    null,    '&quot; &amp; [.A100] &amp; &quot;'   where not exists (   select &quot;&quot;IDLogtype&quot;&quot;    from &quot;&quot;LOG_Logtype&quot;&quot;    where &quot;&quot;IDLogtype&quot;&quot; = &quot; &amp; [.C100] &amp; &quot;  );   update &quot;&quot;LOG_Logtype&quot;&quot;  set    &quot;&quot;Name&quot;&quot; = '&quot; &amp; [.A100] &amp; &quot;'  where    &quot;&quot;IDLogtype&quot;&quot; = &quot; &amp; [.C100] &amp; &quot;; &quot;)">
            <text:p/>
          </table:table-cell>
          <table:table-cell table:number-columns-repeated="1017"/>
        </table:table-row>
        <table:table-row table:style-name="ro1" table:number-rows-repeated="650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SourceType" table:style-name="ta1" table:print="false">
        <table:table-column table:style-name="co20" table:default-cell-style-name="ce6"/>
        <table:table-column table:style-name="co21" table:default-cell-style-name="ce6"/>
        <table:table-column table:style-name="co3" table:default-cell-style-name="ce6"/>
        <table:table-column table:style-name="co22" table:default-cell-style-name="ce6"/>
        <table:table-column table:style-name="co8" table:number-columns-repeated="1020" table:default-cell-style-name="ce6"/>
        <table:table-row table:style-name="ro1">
          <table:table-cell office:value-type="string">
            <text:p>DIC_Language</text:p>
          </table:table-cell>
          <table:table-cell office:value-type="string">
            <text:p>TX_Name</text:p>
          </table:table-cell>
          <table:table-cell office:value-type="float" office:value="1">
            <text:p>1</text:p>
          </table:table-cell>
          <table:table-cell table:formula="of:=IF([.A1]=&quot;&quot;;&quot;&quot;;&quot;public const int &quot; &amp; UPPER([.A1]) &amp; &quot;__&quot; &amp; UPPER([.B1]) &amp; &quot; = &quot; &amp; [.C1] &amp; &quot;;&quot;)" office:value-type="string" office:string-value="public const int DIC_LANGUAGE__TX_NAME = 1;">
            <text:p>public const int DIC_LANGUAGE__TX_NAME = 1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Title</text:p>
          </table:table-cell>
          <table:table-cell table:formula="of:=[.C1]+1" office:value-type="float" office:value="2">
            <text:p>2</text:p>
          </table:table-cell>
          <table:table-cell table:formula="of:=IF([.A2]=&quot;&quot;;&quot;&quot;;&quot;public const int &quot; &amp; UPPER([.A2]) &amp; &quot;__&quot; &amp; UPPER([.B2]) &amp; &quot; = &quot; &amp; [.C2] &amp; &quot;;&quot;)" office:value-type="string" office:string-value="public const int NWS_CONTENT__TX_TITLE = 2;">
            <text:p>public const int NWS_CONTENT__TX_TITLE = 2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Content</text:p>
          </table:table-cell>
          <table:table-cell table:formula="of:=[.C2]+1" office:value-type="float" office:value="3">
            <text:p>3</text:p>
          </table:table-cell>
          <table:table-cell table:formula="of:=IF([.A3]=&quot;&quot;;&quot;&quot;;&quot;public const int &quot; &amp; UPPER([.A3]) &amp; &quot;__&quot; &amp; UPPER([.B3]) &amp; &quot; = &quot; &amp; [.C3] &amp; &quot;;&quot;)" office:value-type="string" office:string-value="public const int NWS_CONTENT__TX_CONTENT = 3;">
            <text:p>public const int NWS_CONTENT__TX_CONTENT = 3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btitle</text:p>
          </table:table-cell>
          <table:table-cell table:formula="of:=[.C3]+1" office:value-type="float" office:value="4">
            <text:p>4</text:p>
          </table:table-cell>
          <table:table-cell table:formula="of:=IF([.A4]=&quot;&quot;;&quot;&quot;;&quot;public const int &quot; &amp; UPPER([.A4]) &amp; &quot;__&quot; &amp; UPPER([.B4]) &amp; &quot; = &quot; &amp; [.C4] &amp; &quot;;&quot;)" office:value-type="string" office:string-value="public const int NWS_CONTENT__TX_SUBTITLE = 4;">
            <text:p>public const int NWS_CONTENT__TX_SUBTITLE = 4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mmary</text:p>
          </table:table-cell>
          <table:table-cell table:formula="of:=[.C4]+1" office:value-type="float" office:value="5">
            <text:p>5</text:p>
          </table:table-cell>
          <table:table-cell table:formula="of:=IF([.A5]=&quot;&quot;;&quot;&quot;;&quot;public const int &quot; &amp; UPPER([.A5]) &amp; &quot;__&quot; &amp; UPPER([.B5]) &amp; &quot; = &quot; &amp; [.C5] &amp; &quot;;&quot;)" office:value-type="string" office:string-value="public const int NWS_CONTENT__TX_SUMMARY = 5;">
            <text:p>public const int NWS_CONTENT__TX_SUMMARY = 5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Name</text:p>
          </table:table-cell>
          <table:table-cell table:formula="of:=[.C5]+1" office:value-type="float" office:value="6">
            <text:p>6</text:p>
          </table:table-cell>
          <table:table-cell table:formula="of:=IF([.A6]=&quot;&quot;;&quot;&quot;;&quot;public const int &quot; &amp; UPPER([.A6]) &amp; &quot;__&quot; &amp; UPPER([.B6]) &amp; &quot; = &quot; &amp; [.C6] &amp; &quot;;&quot;)" office:value-type="string" office:string-value="public const int NWS_ATTACHMENT__TX_NAME = 6;">
            <text:p>public const int NWS_ATTACHMENT__TX_NAME = 6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Description</text:p>
          </table:table-cell>
          <table:table-cell table:formula="of:=[.C6]+1" office:value-type="float" office:value="7">
            <text:p>7</text:p>
          </table:table-cell>
          <table:table-cell table:formula="of:=IF([.A7]=&quot;&quot;;&quot;&quot;;&quot;public const int &quot; &amp; UPPER([.A7]) &amp; &quot;__&quot; &amp; UPPER([.B7]) &amp; &quot; = &quot; &amp; [.C7] &amp; &quot;;&quot;)" office:value-type="string" office:string-value="public const int NWS_ATTACHMENT__TX_DESCRIPTION = 7;">
            <text:p>public const int NWS_ATTACHMENT__TX_DESCRIPTION = 7;</text:p>
          </table:table-cell>
          <table:table-cell table:number-columns-repeated="1020"/>
        </table:table-row>
        <table:table-row table:style-name="ro1">
          <table:table-cell office:value-type="string">
            <text:p>NWS_Tag</text:p>
          </table:table-cell>
          <table:table-cell office:value-type="string">
            <text:p>TX_Name</text:p>
          </table:table-cell>
          <table:table-cell table:formula="of:=[.C7]+1" office:value-type="float" office:value="8">
            <text:p>8</text:p>
          </table:table-cell>
          <table:table-cell table:formula="of:=IF([.A8]=&quot;&quot;;&quot;&quot;;&quot;public const int &quot; &amp; UPPER([.A8]) &amp; &quot;__&quot; &amp; UPPER([.B8]) &amp; &quot; = &quot; &amp; [.C8] &amp; &quot;;&quot;)" office:value-type="string" office:string-value="public const int NWS_TAG__TX_NAME = 8;">
            <text:p>public const int NWS_TAG__TX_NAME = 8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9">
            <text:p>9</text:p>
          </table:table-cell>
          <table:table-cell table:formula="of:=IF([.A9]=&quot;&quot;;&quot;&quot;;&quot;public const int &quot; &amp; UPPER([.A9]) &amp; &quot;__&quot; &amp; UPPER([.B9]) &amp; &quot; = &quot; &amp; [.C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]+1" office:value-type="float" office:value="10">
            <text:p>10</text:p>
          </table:table-cell>
          <table:table-cell table:formula="of:=IF([.A10]=&quot;&quot;;&quot;&quot;;&quot;public const int &quot; &amp; UPPER([.A10]) &amp; &quot;__&quot; &amp; UPPER([.B10]) &amp; &quot; = &quot; &amp; [.C1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0]+1" office:value-type="float" office:value="11">
            <text:p>11</text:p>
          </table:table-cell>
          <table:table-cell table:formula="of:=IF([.A11]=&quot;&quot;;&quot;&quot;;&quot;public const int &quot; &amp; UPPER([.A11]) &amp; &quot;__&quot; &amp; UPPER([.B11]) &amp; &quot; = &quot; &amp; [.C1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1]+1" office:value-type="float" office:value="12">
            <text:p>12</text:p>
          </table:table-cell>
          <table:table-cell table:formula="of:=IF([.A12]=&quot;&quot;;&quot;&quot;;&quot;public const int &quot; &amp; UPPER([.A12]) &amp; &quot;__&quot; &amp; UPPER([.B12]) &amp; &quot; = &quot; &amp; [.C1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2]+1" office:value-type="float" office:value="13">
            <text:p>13</text:p>
          </table:table-cell>
          <table:table-cell table:formula="of:=IF([.A13]=&quot;&quot;;&quot;&quot;;&quot;public const int &quot; &amp; UPPER([.A13]) &amp; &quot;__&quot; &amp; UPPER([.B13]) &amp; &quot; = &quot; &amp; [.C1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3]+1" office:value-type="float" office:value="14">
            <text:p>14</text:p>
          </table:table-cell>
          <table:table-cell table:formula="of:=IF([.A14]=&quot;&quot;;&quot;&quot;;&quot;public const int &quot; &amp; UPPER([.A14]) &amp; &quot;__&quot; &amp; UPPER([.B14]) &amp; &quot; = &quot; &amp; [.C1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4]+1" office:value-type="float" office:value="15">
            <text:p>15</text:p>
          </table:table-cell>
          <table:table-cell table:formula="of:=IF([.A15]=&quot;&quot;;&quot;&quot;;&quot;public const int &quot; &amp; UPPER([.A15]) &amp; &quot;__&quot; &amp; UPPER([.B15]) &amp; &quot; = &quot; &amp; [.C1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5]+1" office:value-type="float" office:value="16">
            <text:p>16</text:p>
          </table:table-cell>
          <table:table-cell table:formula="of:=IF([.A16]=&quot;&quot;;&quot;&quot;;&quot;public const int &quot; &amp; UPPER([.A16]) &amp; &quot;__&quot; &amp; UPPER([.B16]) &amp; &quot; = &quot; &amp; [.C1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6]+1" office:value-type="float" office:value="17">
            <text:p>17</text:p>
          </table:table-cell>
          <table:table-cell table:formula="of:=IF([.A17]=&quot;&quot;;&quot;&quot;;&quot;public const int &quot; &amp; UPPER([.A17]) &amp; &quot;__&quot; &amp; UPPER([.B17]) &amp; &quot; = &quot; &amp; [.C1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7]+1" office:value-type="float" office:value="18">
            <text:p>18</text:p>
          </table:table-cell>
          <table:table-cell table:formula="of:=IF([.A18]=&quot;&quot;;&quot;&quot;;&quot;public const int &quot; &amp; UPPER([.A18]) &amp; &quot;__&quot; &amp; UPPER([.B18]) &amp; &quot; = &quot; &amp; [.C1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8]+1" office:value-type="float" office:value="19">
            <text:p>19</text:p>
          </table:table-cell>
          <table:table-cell table:formula="of:=IF([.A19]=&quot;&quot;;&quot;&quot;;&quot;public const int &quot; &amp; UPPER([.A19]) &amp; &quot;__&quot; &amp; UPPER([.B19]) &amp; &quot; = &quot; &amp; [.C1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9]+1" office:value-type="float" office:value="20">
            <text:p>20</text:p>
          </table:table-cell>
          <table:table-cell table:formula="of:=IF([.A20]=&quot;&quot;;&quot;&quot;;&quot;public const int &quot; &amp; UPPER([.A20]) &amp; &quot;__&quot; &amp; UPPER([.B20]) &amp; &quot; = &quot; &amp; [.C2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0]+1" office:value-type="float" office:value="21">
            <text:p>21</text:p>
          </table:table-cell>
          <table:table-cell table:formula="of:=IF([.A21]=&quot;&quot;;&quot;&quot;;&quot;public const int &quot; &amp; UPPER([.A21]) &amp; &quot;__&quot; &amp; UPPER([.B21]) &amp; &quot; = &quot; &amp; [.C2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1]+1" office:value-type="float" office:value="22">
            <text:p>22</text:p>
          </table:table-cell>
          <table:table-cell table:formula="of:=IF([.A22]=&quot;&quot;;&quot;&quot;;&quot;public const int &quot; &amp; UPPER([.A22]) &amp; &quot;__&quot; &amp; UPPER([.B22]) &amp; &quot; = &quot; &amp; [.C2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2]+1" office:value-type="float" office:value="23">
            <text:p>23</text:p>
          </table:table-cell>
          <table:table-cell table:formula="of:=IF([.A23]=&quot;&quot;;&quot;&quot;;&quot;public const int &quot; &amp; UPPER([.A23]) &amp; &quot;__&quot; &amp; UPPER([.B23]) &amp; &quot; = &quot; &amp; [.C2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3]+1" office:value-type="float" office:value="24">
            <text:p>24</text:p>
          </table:table-cell>
          <table:table-cell table:formula="of:=IF([.A24]=&quot;&quot;;&quot;&quot;;&quot;public const int &quot; &amp; UPPER([.A24]) &amp; &quot;__&quot; &amp; UPPER([.B24]) &amp; &quot; = &quot; &amp; [.C2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4]+1" office:value-type="float" office:value="25">
            <text:p>25</text:p>
          </table:table-cell>
          <table:table-cell table:formula="of:=IF([.A25]=&quot;&quot;;&quot;&quot;;&quot;public const int &quot; &amp; UPPER([.A25]) &amp; &quot;__&quot; &amp; UPPER([.B25]) &amp; &quot; = &quot; &amp; [.C2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5]+1" office:value-type="float" office:value="26">
            <text:p>26</text:p>
          </table:table-cell>
          <table:table-cell table:formula="of:=IF([.A26]=&quot;&quot;;&quot;&quot;;&quot;public const int &quot; &amp; UPPER([.A26]) &amp; &quot;__&quot; &amp; UPPER([.B26]) &amp; &quot; = &quot; &amp; [.C2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6]+1" office:value-type="float" office:value="27">
            <text:p>27</text:p>
          </table:table-cell>
          <table:table-cell table:formula="of:=IF([.A27]=&quot;&quot;;&quot;&quot;;&quot;public const int &quot; &amp; UPPER([.A27]) &amp; &quot;__&quot; &amp; UPPER([.B27]) &amp; &quot; = &quot; &amp; [.C2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7]+1" office:value-type="float" office:value="28">
            <text:p>28</text:p>
          </table:table-cell>
          <table:table-cell table:formula="of:=IF([.A28]=&quot;&quot;;&quot;&quot;;&quot;public const int &quot; &amp; UPPER([.A28]) &amp; &quot;__&quot; &amp; UPPER([.B28]) &amp; &quot; = &quot; &amp; [.C2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8]+1" office:value-type="float" office:value="29">
            <text:p>29</text:p>
          </table:table-cell>
          <table:table-cell table:formula="of:=IF([.A29]=&quot;&quot;;&quot;&quot;;&quot;public const int &quot; &amp; UPPER([.A29]) &amp; &quot;__&quot; &amp; UPPER([.B29]) &amp; &quot; = &quot; &amp; [.C2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9]+1" office:value-type="float" office:value="30">
            <text:p>30</text:p>
          </table:table-cell>
          <table:table-cell table:formula="of:=IF([.A30]=&quot;&quot;;&quot;&quot;;&quot;public const int &quot; &amp; UPPER([.A30]) &amp; &quot;__&quot; &amp; UPPER([.B30]) &amp; &quot; = &quot; &amp; [.C3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0]+1" office:value-type="float" office:value="31">
            <text:p>31</text:p>
          </table:table-cell>
          <table:table-cell table:formula="of:=IF([.A31]=&quot;&quot;;&quot;&quot;;&quot;public const int &quot; &amp; UPPER([.A31]) &amp; &quot;__&quot; &amp; UPPER([.B31]) &amp; &quot; = &quot; &amp; [.C3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1]+1" office:value-type="float" office:value="32">
            <text:p>32</text:p>
          </table:table-cell>
          <table:table-cell table:formula="of:=IF([.A32]=&quot;&quot;;&quot;&quot;;&quot;public const int &quot; &amp; UPPER([.A32]) &amp; &quot;__&quot; &amp; UPPER([.B32]) &amp; &quot; = &quot; &amp; [.C3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2]+1" office:value-type="float" office:value="33">
            <text:p>33</text:p>
          </table:table-cell>
          <table:table-cell table:formula="of:=IF([.A33]=&quot;&quot;;&quot;&quot;;&quot;public const int &quot; &amp; UPPER([.A33]) &amp; &quot;__&quot; &amp; UPPER([.B33]) &amp; &quot; = &quot; &amp; [.C3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3]+1" office:value-type="float" office:value="34">
            <text:p>34</text:p>
          </table:table-cell>
          <table:table-cell table:formula="of:=IF([.A34]=&quot;&quot;;&quot;&quot;;&quot;public const int &quot; &amp; UPPER([.A34]) &amp; &quot;__&quot; &amp; UPPER([.B34]) &amp; &quot; = &quot; &amp; [.C3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4]+1" office:value-type="float" office:value="35">
            <text:p>35</text:p>
          </table:table-cell>
          <table:table-cell table:formula="of:=IF([.A35]=&quot;&quot;;&quot;&quot;;&quot;public const int &quot; &amp; UPPER([.A35]) &amp; &quot;__&quot; &amp; UPPER([.B35]) &amp; &quot; = &quot; &amp; [.C3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5]+1" office:value-type="float" office:value="36">
            <text:p>36</text:p>
          </table:table-cell>
          <table:table-cell table:formula="of:=IF([.A36]=&quot;&quot;;&quot;&quot;;&quot;public const int &quot; &amp; UPPER([.A36]) &amp; &quot;__&quot; &amp; UPPER([.B36]) &amp; &quot; = &quot; &amp; [.C3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6]+1" office:value-type="float" office:value="37">
            <text:p>37</text:p>
          </table:table-cell>
          <table:table-cell table:formula="of:=IF([.A37]=&quot;&quot;;&quot;&quot;;&quot;public const int &quot; &amp; UPPER([.A37]) &amp; &quot;__&quot; &amp; UPPER([.B37]) &amp; &quot; = &quot; &amp; [.C3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7]+1" office:value-type="float" office:value="38">
            <text:p>38</text:p>
          </table:table-cell>
          <table:table-cell table:formula="of:=IF([.A38]=&quot;&quot;;&quot;&quot;;&quot;public const int &quot; &amp; UPPER([.A38]) &amp; &quot;__&quot; &amp; UPPER([.B38]) &amp; &quot; = &quot; &amp; [.C3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8]+1" office:value-type="float" office:value="39">
            <text:p>39</text:p>
          </table:table-cell>
          <table:table-cell table:formula="of:=IF([.A39]=&quot;&quot;;&quot;&quot;;&quot;public const int &quot; &amp; UPPER([.A39]) &amp; &quot;__&quot; &amp; UPPER([.B39]) &amp; &quot; = &quot; &amp; [.C3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9]+1" office:value-type="float" office:value="40">
            <text:p>40</text:p>
          </table:table-cell>
          <table:table-cell table:formula="of:=IF([.A40]=&quot;&quot;;&quot;&quot;;&quot;public const int &quot; &amp; UPPER([.A40]) &amp; &quot;__&quot; &amp; UPPER([.B40]) &amp; &quot; = &quot; &amp; [.C4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0]+1" office:value-type="float" office:value="41">
            <text:p>41</text:p>
          </table:table-cell>
          <table:table-cell table:formula="of:=IF([.A41]=&quot;&quot;;&quot;&quot;;&quot;public const int &quot; &amp; UPPER([.A41]) &amp; &quot;__&quot; &amp; UPPER([.B41]) &amp; &quot; = &quot; &amp; [.C4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1]+1" office:value-type="float" office:value="42">
            <text:p>42</text:p>
          </table:table-cell>
          <table:table-cell table:formula="of:=IF([.A42]=&quot;&quot;;&quot;&quot;;&quot;public const int &quot; &amp; UPPER([.A42]) &amp; &quot;__&quot; &amp; UPPER([.B42]) &amp; &quot; = &quot; &amp; [.C4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2]+1" office:value-type="float" office:value="43">
            <text:p>43</text:p>
          </table:table-cell>
          <table:table-cell table:formula="of:=IF([.A43]=&quot;&quot;;&quot;&quot;;&quot;public const int &quot; &amp; UPPER([.A43]) &amp; &quot;__&quot; &amp; UPPER([.B43]) &amp; &quot; = &quot; &amp; [.C4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3]+1" office:value-type="float" office:value="44">
            <text:p>44</text:p>
          </table:table-cell>
          <table:table-cell table:formula="of:=IF([.A44]=&quot;&quot;;&quot;&quot;;&quot;public const int &quot; &amp; UPPER([.A44]) &amp; &quot;__&quot; &amp; UPPER([.B44]) &amp; &quot; = &quot; &amp; [.C4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4]+1" office:value-type="float" office:value="45">
            <text:p>45</text:p>
          </table:table-cell>
          <table:table-cell table:formula="of:=IF([.A45]=&quot;&quot;;&quot;&quot;;&quot;public const int &quot; &amp; UPPER([.A45]) &amp; &quot;__&quot; &amp; UPPER([.B45]) &amp; &quot; = &quot; &amp; [.C4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5]+1" office:value-type="float" office:value="46">
            <text:p>46</text:p>
          </table:table-cell>
          <table:table-cell table:formula="of:=IF([.A46]=&quot;&quot;;&quot;&quot;;&quot;public const int &quot; &amp; UPPER([.A46]) &amp; &quot;__&quot; &amp; UPPER([.B46]) &amp; &quot; = &quot; &amp; [.C4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6]+1" office:value-type="float" office:value="47">
            <text:p>47</text:p>
          </table:table-cell>
          <table:table-cell table:formula="of:=IF([.A47]=&quot;&quot;;&quot;&quot;;&quot;public const int &quot; &amp; UPPER([.A47]) &amp; &quot;__&quot; &amp; UPPER([.B47]) &amp; &quot; = &quot; &amp; [.C4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7]+1" office:value-type="float" office:value="48">
            <text:p>48</text:p>
          </table:table-cell>
          <table:table-cell table:formula="of:=IF([.A48]=&quot;&quot;;&quot;&quot;;&quot;public const int &quot; &amp; UPPER([.A48]) &amp; &quot;__&quot; &amp; UPPER([.B48]) &amp; &quot; = &quot; &amp; [.C4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8]+1" office:value-type="float" office:value="49">
            <text:p>49</text:p>
          </table:table-cell>
          <table:table-cell table:formula="of:=IF([.A49]=&quot;&quot;;&quot;&quot;;&quot;public const int &quot; &amp; UPPER([.A49]) &amp; &quot;__&quot; &amp; UPPER([.B49]) &amp; &quot; = &quot; &amp; [.C4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9]+1" office:value-type="float" office:value="50">
            <text:p>50</text:p>
          </table:table-cell>
          <table:table-cell table:formula="of:=IF([.A50]=&quot;&quot;;&quot;&quot;;&quot;public const int &quot; &amp; UPPER([.A50]) &amp; &quot;__&quot; &amp; UPPER([.B50]) &amp; &quot; = &quot; &amp; [.C5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0]+1" office:value-type="float" office:value="51">
            <text:p>51</text:p>
          </table:table-cell>
          <table:table-cell table:formula="of:=IF([.A51]=&quot;&quot;;&quot;&quot;;&quot;public const int &quot; &amp; UPPER([.A51]) &amp; &quot;__&quot; &amp; UPPER([.B51]) &amp; &quot; = &quot; &amp; [.C5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1]+1" office:value-type="float" office:value="52">
            <text:p>52</text:p>
          </table:table-cell>
          <table:table-cell table:formula="of:=IF([.A52]=&quot;&quot;;&quot;&quot;;&quot;public const int &quot; &amp; UPPER([.A52]) &amp; &quot;__&quot; &amp; UPPER([.B52]) &amp; &quot; = &quot; &amp; [.C5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2]+1" office:value-type="float" office:value="53">
            <text:p>53</text:p>
          </table:table-cell>
          <table:table-cell table:formula="of:=IF([.A53]=&quot;&quot;;&quot;&quot;;&quot;public const int &quot; &amp; UPPER([.A53]) &amp; &quot;__&quot; &amp; UPPER([.B53]) &amp; &quot; = &quot; &amp; [.C5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3]+1" office:value-type="float" office:value="54">
            <text:p>54</text:p>
          </table:table-cell>
          <table:table-cell table:formula="of:=IF([.A54]=&quot;&quot;;&quot;&quot;;&quot;public const int &quot; &amp; UPPER([.A54]) &amp; &quot;__&quot; &amp; UPPER([.B54]) &amp; &quot; = &quot; &amp; [.C5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4]+1" office:value-type="float" office:value="55">
            <text:p>55</text:p>
          </table:table-cell>
          <table:table-cell table:formula="of:=IF([.A55]=&quot;&quot;;&quot;&quot;;&quot;public const int &quot; &amp; UPPER([.A55]) &amp; &quot;__&quot; &amp; UPPER([.B55]) &amp; &quot; = &quot; &amp; [.C5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5]+1" office:value-type="float" office:value="56">
            <text:p>56</text:p>
          </table:table-cell>
          <table:table-cell table:formula="of:=IF([.A56]=&quot;&quot;;&quot;&quot;;&quot;public const int &quot; &amp; UPPER([.A56]) &amp; &quot;__&quot; &amp; UPPER([.B56]) &amp; &quot; = &quot; &amp; [.C5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6]+1" office:value-type="float" office:value="57">
            <text:p>57</text:p>
          </table:table-cell>
          <table:table-cell table:formula="of:=IF([.A57]=&quot;&quot;;&quot;&quot;;&quot;public const int &quot; &amp; UPPER([.A57]) &amp; &quot;__&quot; &amp; UPPER([.B57]) &amp; &quot; = &quot; &amp; [.C5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7]+1" office:value-type="float" office:value="58">
            <text:p>58</text:p>
          </table:table-cell>
          <table:table-cell table:formula="of:=IF([.A58]=&quot;&quot;;&quot;&quot;;&quot;public const int &quot; &amp; UPPER([.A58]) &amp; &quot;__&quot; &amp; UPPER([.B58]) &amp; &quot; = &quot; &amp; [.C5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8]+1" office:value-type="float" office:value="59">
            <text:p>59</text:p>
          </table:table-cell>
          <table:table-cell table:formula="of:=IF([.A59]=&quot;&quot;;&quot;&quot;;&quot;public const int &quot; &amp; UPPER([.A59]) &amp; &quot;__&quot; &amp; UPPER([.B59]) &amp; &quot; = &quot; &amp; [.C5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9]+1" office:value-type="float" office:value="60">
            <text:p>60</text:p>
          </table:table-cell>
          <table:table-cell table:formula="of:=IF([.A60]=&quot;&quot;;&quot;&quot;;&quot;public const int &quot; &amp; UPPER([.A60]) &amp; &quot;__&quot; &amp; UPPER([.B60]) &amp; &quot; = &quot; &amp; [.C6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0]+1" office:value-type="float" office:value="61">
            <text:p>61</text:p>
          </table:table-cell>
          <table:table-cell table:formula="of:=IF([.A61]=&quot;&quot;;&quot;&quot;;&quot;public const int &quot; &amp; UPPER([.A61]) &amp; &quot;__&quot; &amp; UPPER([.B61]) &amp; &quot; = &quot; &amp; [.C6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1]+1" office:value-type="float" office:value="62">
            <text:p>62</text:p>
          </table:table-cell>
          <table:table-cell table:formula="of:=IF([.A62]=&quot;&quot;;&quot;&quot;;&quot;public const int &quot; &amp; UPPER([.A62]) &amp; &quot;__&quot; &amp; UPPER([.B62]) &amp; &quot; = &quot; &amp; [.C6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2]+1" office:value-type="float" office:value="63">
            <text:p>63</text:p>
          </table:table-cell>
          <table:table-cell table:formula="of:=IF([.A63]=&quot;&quot;;&quot;&quot;;&quot;public const int &quot; &amp; UPPER([.A63]) &amp; &quot;__&quot; &amp; UPPER([.B63]) &amp; &quot; = &quot; &amp; [.C6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3]+1" office:value-type="float" office:value="64">
            <text:p>64</text:p>
          </table:table-cell>
          <table:table-cell table:formula="of:=IF([.A64]=&quot;&quot;;&quot;&quot;;&quot;public const int &quot; &amp; UPPER([.A64]) &amp; &quot;__&quot; &amp; UPPER([.B64]) &amp; &quot; = &quot; &amp; [.C6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4]+1" office:value-type="float" office:value="65">
            <text:p>65</text:p>
          </table:table-cell>
          <table:table-cell table:formula="of:=IF([.A65]=&quot;&quot;;&quot;&quot;;&quot;public const int &quot; &amp; UPPER([.A65]) &amp; &quot;__&quot; &amp; UPPER([.B65]) &amp; &quot; = &quot; &amp; [.C6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5]+1" office:value-type="float" office:value="66">
            <text:p>66</text:p>
          </table:table-cell>
          <table:table-cell table:formula="of:=IF([.A66]=&quot;&quot;;&quot;&quot;;&quot;public const int &quot; &amp; UPPER([.A66]) &amp; &quot;__&quot; &amp; UPPER([.B66]) &amp; &quot; = &quot; &amp; [.C6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6]+1" office:value-type="float" office:value="67">
            <text:p>67</text:p>
          </table:table-cell>
          <table:table-cell table:formula="of:=IF([.A67]=&quot;&quot;;&quot;&quot;;&quot;public const int &quot; &amp; UPPER([.A67]) &amp; &quot;__&quot; &amp; UPPER([.B67]) &amp; &quot; = &quot; &amp; [.C6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7]+1" office:value-type="float" office:value="68">
            <text:p>68</text:p>
          </table:table-cell>
          <table:table-cell table:formula="of:=IF([.A68]=&quot;&quot;;&quot;&quot;;&quot;public const int &quot; &amp; UPPER([.A68]) &amp; &quot;__&quot; &amp; UPPER([.B68]) &amp; &quot; = &quot; &amp; [.C6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8]+1" office:value-type="float" office:value="69">
            <text:p>69</text:p>
          </table:table-cell>
          <table:table-cell table:formula="of:=IF([.A69]=&quot;&quot;;&quot;&quot;;&quot;public const int &quot; &amp; UPPER([.A69]) &amp; &quot;__&quot; &amp; UPPER([.B69]) &amp; &quot; = &quot; &amp; [.C6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9]+1" office:value-type="float" office:value="70">
            <text:p>70</text:p>
          </table:table-cell>
          <table:table-cell table:formula="of:=IF([.A70]=&quot;&quot;;&quot;&quot;;&quot;public const int &quot; &amp; UPPER([.A70]) &amp; &quot;__&quot; &amp; UPPER([.B70]) &amp; &quot; = &quot; &amp; [.C7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0]+1" office:value-type="float" office:value="71">
            <text:p>71</text:p>
          </table:table-cell>
          <table:table-cell table:formula="of:=IF([.A71]=&quot;&quot;;&quot;&quot;;&quot;public const int &quot; &amp; UPPER([.A71]) &amp; &quot;__&quot; &amp; UPPER([.B71]) &amp; &quot; = &quot; &amp; [.C7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1]+1" office:value-type="float" office:value="72">
            <text:p>72</text:p>
          </table:table-cell>
          <table:table-cell table:formula="of:=IF([.A72]=&quot;&quot;;&quot;&quot;;&quot;public const int &quot; &amp; UPPER([.A72]) &amp; &quot;__&quot; &amp; UPPER([.B72]) &amp; &quot; = &quot; &amp; [.C7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2]+1" office:value-type="float" office:value="73">
            <text:p>73</text:p>
          </table:table-cell>
          <table:table-cell table:formula="of:=IF([.A73]=&quot;&quot;;&quot;&quot;;&quot;public const int &quot; &amp; UPPER([.A73]) &amp; &quot;__&quot; &amp; UPPER([.B73]) &amp; &quot; = &quot; &amp; [.C7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3]+1" office:value-type="float" office:value="74">
            <text:p>74</text:p>
          </table:table-cell>
          <table:table-cell table:formula="of:=IF([.A74]=&quot;&quot;;&quot;&quot;;&quot;public const int &quot; &amp; UPPER([.A74]) &amp; &quot;__&quot; &amp; UPPER([.B74]) &amp; &quot; = &quot; &amp; [.C7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4]+1" office:value-type="float" office:value="75">
            <text:p>75</text:p>
          </table:table-cell>
          <table:table-cell table:formula="of:=IF([.A75]=&quot;&quot;;&quot;&quot;;&quot;public const int &quot; &amp; UPPER([.A75]) &amp; &quot;__&quot; &amp; UPPER([.B75]) &amp; &quot; = &quot; &amp; [.C7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5]+1" office:value-type="float" office:value="76">
            <text:p>76</text:p>
          </table:table-cell>
          <table:table-cell table:formula="of:=IF([.A76]=&quot;&quot;;&quot;&quot;;&quot;public const int &quot; &amp; UPPER([.A76]) &amp; &quot;__&quot; &amp; UPPER([.B76]) &amp; &quot; = &quot; &amp; [.C7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6]+1" office:value-type="float" office:value="77">
            <text:p>77</text:p>
          </table:table-cell>
          <table:table-cell table:formula="of:=IF([.A77]=&quot;&quot;;&quot;&quot;;&quot;public const int &quot; &amp; UPPER([.A77]) &amp; &quot;__&quot; &amp; UPPER([.B77]) &amp; &quot; = &quot; &amp; [.C7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7]+1" office:value-type="float" office:value="78">
            <text:p>78</text:p>
          </table:table-cell>
          <table:table-cell table:formula="of:=IF([.A78]=&quot;&quot;;&quot;&quot;;&quot;public const int &quot; &amp; UPPER([.A78]) &amp; &quot;__&quot; &amp; UPPER([.B78]) &amp; &quot; = &quot; &amp; [.C7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8]+1" office:value-type="float" office:value="79">
            <text:p>79</text:p>
          </table:table-cell>
          <table:table-cell table:formula="of:=IF([.A79]=&quot;&quot;;&quot;&quot;;&quot;public const int &quot; &amp; UPPER([.A79]) &amp; &quot;__&quot; &amp; UPPER([.B79]) &amp; &quot; = &quot; &amp; [.C7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9]+1" office:value-type="float" office:value="80">
            <text:p>80</text:p>
          </table:table-cell>
          <table:table-cell table:formula="of:=IF([.A80]=&quot;&quot;;&quot;&quot;;&quot;public const int &quot; &amp; UPPER([.A80]) &amp; &quot;__&quot; &amp; UPPER([.B80]) &amp; &quot; = &quot; &amp; [.C8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0]+1" office:value-type="float" office:value="81">
            <text:p>81</text:p>
          </table:table-cell>
          <table:table-cell table:formula="of:=IF([.A81]=&quot;&quot;;&quot;&quot;;&quot;public const int &quot; &amp; UPPER([.A81]) &amp; &quot;__&quot; &amp; UPPER([.B81]) &amp; &quot; = &quot; &amp; [.C8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1]+1" office:value-type="float" office:value="82">
            <text:p>82</text:p>
          </table:table-cell>
          <table:table-cell table:formula="of:=IF([.A82]=&quot;&quot;;&quot;&quot;;&quot;public const int &quot; &amp; UPPER([.A82]) &amp; &quot;__&quot; &amp; UPPER([.B82]) &amp; &quot; = &quot; &amp; [.C8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2]+1" office:value-type="float" office:value="83">
            <text:p>83</text:p>
          </table:table-cell>
          <table:table-cell table:formula="of:=IF([.A83]=&quot;&quot;;&quot;&quot;;&quot;public const int &quot; &amp; UPPER([.A83]) &amp; &quot;__&quot; &amp; UPPER([.B83]) &amp; &quot; = &quot; &amp; [.C8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3]+1" office:value-type="float" office:value="84">
            <text:p>84</text:p>
          </table:table-cell>
          <table:table-cell table:formula="of:=IF([.A84]=&quot;&quot;;&quot;&quot;;&quot;public const int &quot; &amp; UPPER([.A84]) &amp; &quot;__&quot; &amp; UPPER([.B84]) &amp; &quot; = &quot; &amp; [.C8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4]+1" office:value-type="float" office:value="85">
            <text:p>85</text:p>
          </table:table-cell>
          <table:table-cell table:formula="of:=IF([.A85]=&quot;&quot;;&quot;&quot;;&quot;public const int &quot; &amp; UPPER([.A85]) &amp; &quot;__&quot; &amp; UPPER([.B85]) &amp; &quot; = &quot; &amp; [.C8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5]+1" office:value-type="float" office:value="86">
            <text:p>86</text:p>
          </table:table-cell>
          <table:table-cell table:formula="of:=IF([.A86]=&quot;&quot;;&quot;&quot;;&quot;public const int &quot; &amp; UPPER([.A86]) &amp; &quot;__&quot; &amp; UPPER([.B86]) &amp; &quot; = &quot; &amp; [.C8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6]+1" office:value-type="float" office:value="87">
            <text:p>87</text:p>
          </table:table-cell>
          <table:table-cell table:formula="of:=IF([.A87]=&quot;&quot;;&quot;&quot;;&quot;public const int &quot; &amp; UPPER([.A87]) &amp; &quot;__&quot; &amp; UPPER([.B87]) &amp; &quot; = &quot; &amp; [.C8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7]+1" office:value-type="float" office:value="88">
            <text:p>88</text:p>
          </table:table-cell>
          <table:table-cell table:formula="of:=IF([.A88]=&quot;&quot;;&quot;&quot;;&quot;public const int &quot; &amp; UPPER([.A88]) &amp; &quot;__&quot; &amp; UPPER([.B88]) &amp; &quot; = &quot; &amp; [.C8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8]+1" office:value-type="float" office:value="89">
            <text:p>89</text:p>
          </table:table-cell>
          <table:table-cell table:formula="of:=IF([.A89]=&quot;&quot;;&quot;&quot;;&quot;public const int &quot; &amp; UPPER([.A89]) &amp; &quot;__&quot; &amp; UPPER([.B89]) &amp; &quot; = &quot; &amp; [.C8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9]+1" office:value-type="float" office:value="90">
            <text:p>90</text:p>
          </table:table-cell>
          <table:table-cell table:formula="of:=IF([.A90]=&quot;&quot;;&quot;&quot;;&quot;public const int &quot; &amp; UPPER([.A90]) &amp; &quot;__&quot; &amp; UPPER([.B90]) &amp; &quot; = &quot; &amp; [.C9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0]+1" office:value-type="float" office:value="91">
            <text:p>91</text:p>
          </table:table-cell>
          <table:table-cell table:formula="of:=IF([.A91]=&quot;&quot;;&quot;&quot;;&quot;public const int &quot; &amp; UPPER([.A91]) &amp; &quot;__&quot; &amp; UPPER([.B91]) &amp; &quot; = &quot; &amp; [.C9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1]+1" office:value-type="float" office:value="92">
            <text:p>92</text:p>
          </table:table-cell>
          <table:table-cell table:formula="of:=IF([.A92]=&quot;&quot;;&quot;&quot;;&quot;public const int &quot; &amp; UPPER([.A92]) &amp; &quot;__&quot; &amp; UPPER([.B92]) &amp; &quot; = &quot; &amp; [.C9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2]+1" office:value-type="float" office:value="93">
            <text:p>93</text:p>
          </table:table-cell>
          <table:table-cell table:formula="of:=IF([.A93]=&quot;&quot;;&quot;&quot;;&quot;public const int &quot; &amp; UPPER([.A93]) &amp; &quot;__&quot; &amp; UPPER([.B93]) &amp; &quot; = &quot; &amp; [.C9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3]+1" office:value-type="float" office:value="94">
            <text:p>94</text:p>
          </table:table-cell>
          <table:table-cell table:formula="of:=IF([.A94]=&quot;&quot;;&quot;&quot;;&quot;public const int &quot; &amp; UPPER([.A94]) &amp; &quot;__&quot; &amp; UPPER([.B94]) &amp; &quot; = &quot; &amp; [.C9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4]+1" office:value-type="float" office:value="95">
            <text:p>95</text:p>
          </table:table-cell>
          <table:table-cell table:formula="of:=IF([.A95]=&quot;&quot;;&quot;&quot;;&quot;public const int &quot; &amp; UPPER([.A95]) &amp; &quot;__&quot; &amp; UPPER([.B95]) &amp; &quot; = &quot; &amp; [.C9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5]+1" office:value-type="float" office:value="96">
            <text:p>96</text:p>
          </table:table-cell>
          <table:table-cell table:formula="of:=IF([.A96]=&quot;&quot;;&quot;&quot;;&quot;public const int &quot; &amp; UPPER([.A96]) &amp; &quot;__&quot; &amp; UPPER([.B96]) &amp; &quot; = &quot; &amp; [.C9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6]+1" office:value-type="float" office:value="97">
            <text:p>97</text:p>
          </table:table-cell>
          <table:table-cell table:formula="of:=IF([.A97]=&quot;&quot;;&quot;&quot;;&quot;public const int &quot; &amp; UPPER([.A97]) &amp; &quot;__&quot; &amp; UPPER([.B97]) &amp; &quot; = &quot; &amp; [.C9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7]+1" office:value-type="float" office:value="98">
            <text:p>98</text:p>
          </table:table-cell>
          <table:table-cell table:formula="of:=IF([.A98]=&quot;&quot;;&quot;&quot;;&quot;public const int &quot; &amp; UPPER([.A98]) &amp; &quot;__&quot; &amp; UPPER([.B98]) &amp; &quot; = &quot; &amp; [.C9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8]+1" office:value-type="float" office:value="99">
            <text:p>99</text:p>
          </table:table-cell>
          <table:table-cell table:formula="of:=IF([.A99]=&quot;&quot;;&quot;&quot;;&quot;public const int &quot; &amp; UPPER([.A99]) &amp; &quot;__&quot; &amp; UPPER([.B99]) &amp; &quot; = &quot; &amp; [.C99] &amp; &quot;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9]+1" office:value-type="float" office:value="100">
            <text:p>100</text:p>
          </table:table-cell>
          <table:table-cell table:formula="of:=IF([.A100]=&quot;&quot;;&quot;&quot;;&quot;public const int &quot; &amp; UPPER([.A100]) &amp; &quot;__&quot; &amp; UPPER([.B100]) &amp; &quot; = &quot; &amp; [.C100] &amp; &quot;;&quot;)">
            <text:p/>
          </table:table-cell>
          <table:table-cell table:number-columns-repeated="1020"/>
        </table:table-row>
        <table:table-row table:style-name="ro1" table:number-rows-repeated="652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-09-2011</text:date>, <text:time>00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onteiro</meta:initial-creator>
    <meta:creation-date>2010-03-01T17:17:07.67</meta:creation-date>
    <dc:date>2011-09-17T00:31:16.48</dc:date>
    <dc:creator>Francisco Monteiro</dc:creator>
    <meta:editing-duration>P4DT6H8M53S</meta:editing-duration>
    <meta:editing-cycles>268</meta:editing-cycles>
    <meta:generator>OpenOffice.org/3.3$Win32 OpenOffice.org_project/330m20$Build-9567</meta:generator>
    <meta:document-statistic meta:table-count="4" meta:cell-count="2422" meta:object-count="0"/>
  </office:meta>
</office:document-meta>
</file>